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402in"/>
    </style:style>
    <style:style style:name="co4" style:family="table-column">
      <style:table-column-properties fo:break-before="auto" style:column-width="2.1256in"/>
    </style:style>
    <style:style style:name="co5" style:family="table-column">
      <style:table-column-properties fo:break-before="auto" style:column-width="2.0508in"/>
    </style:style>
    <style:style style:name="co6" style:family="table-column">
      <style:table-column-properties fo:break-before="auto" style:column-width="2.2016in"/>
    </style:style>
    <style:style style:name="co7" style:family="table-column">
      <style:table-column-properties fo:break-before="auto" style:column-width="2.3728in"/>
    </style:style>
    <style:style style:name="co8" style:family="table-column">
      <style:table-column-properties fo:break-before="auto" style:column-width="0.163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f1_Zipped_Noise_Test_StartwithCHAMP2" table:style-name="ta1">
        <table:shapes>
          <draw:frame draw:z-index="0" draw:style-name="gr1" draw:text-style-name="P1" svg:width="11.4469in" svg:height="6.7555in" svg:x="97.1693in" svg:y="0.0417in">
            <draw:object draw:notify-on-update-of-ranges="Def1_Zipped_Noise_Test_StartwithCHAMP2.B1:Def1_Zipped_Noise_Test_StartwithCHAMP2.B1 Def1_Zipped_Noise_Test_StartwithCHAMP2.B2:Def1_Zipped_Noise_Test_StartwithCHAMP2.B72 Def1_Zipped_Noise_Test_StartwithCHAMP2.C1:Def1_Zipped_Noise_Test_StartwithCHAMP2.C1 Def1_Zipped_Noise_Test_StartwithCHAMP2.C2:Def1_Zipped_Noise_Test_StartwithCHAMP2.C72 Def1_Zipped_Noise_Test_StartwithCHAMP2.D1:Def1_Zipped_Noise_Test_StartwithCHAMP2.D1 Def1_Zipped_Noise_Test_StartwithCHAMP2.D2:Def1_Zipped_Noise_Test_StartwithCHAMP2.D72 Def1_Zipped_Noise_Test_StartwithCHAMP2.E1:Def1_Zipped_Noise_Test_StartwithCHAMP2.E1 Def1_Zipped_Noise_Test_StartwithCHAMP2.E2:Def1_Zipped_Noise_Test_StartwithCHAMP2.E72 Def1_Zipped_Noise_Test_StartwithCHAMP2.F1:Def1_Zipped_Noise_Test_StartwithCHAMP2.F1 Def1_Zipped_Noise_Test_StartwithCHAMP2.F2:Def1_Zipped_Noise_Test_StartwithCHAMP2.F72 Def1_Zipped_Noise_Test_StartwithCHAMP2.G1:Def1_Zipped_Noise_Test_StartwithCHAMP2.G1 Def1_Zipped_Noise_Test_StartwithCHAMP2.G2:Def1_Zipped_Noise_Test_StartwithCHAMP2.G72 Def1_Zipped_Noise_Test_StartwithCHAMP2.H1:Def1_Zipped_Noise_Test_StartwithCHAMP2.H1 Def1_Zipped_Noise_Test_StartwithCHAMP2.H2:Def1_Zipped_Noise_Test_StartwithCHAMP2.H72 Def1_Zipped_Noise_Test_StartwithCHAMP2.I1:Def1_Zipped_Noise_Test_StartwithCHAMP2.I1 Def1_Zipped_Noise_Test_StartwithCHAMP2.I2:Def1_Zipped_Noise_Test_StartwithCHAMP2.I72 Def1_Zipped_Noise_Test_StartwithCHAMP2.J1:Def1_Zipped_Noise_Test_StartwithCHAMP2.J1 Def1_Zipped_Noise_Test_StartwithCHAMP2.J2:Def1_Zipped_Noise_Test_StartwithCHAMP2.J72 Def1_Zipped_Noise_Test_StartwithCHAMP2.K1:Def1_Zipped_Noise_Test_StartwithCHAMP2.K1 Def1_Zipped_Noise_Test_StartwithCHAMP2.K2:Def1_Zipped_Noise_Test_StartwithCHAMP2.K72 Def1_Zipped_Noise_Test_StartwithCHAMP2.L1:Def1_Zipped_Noise_Test_StartwithCHAMP2.L1 Def1_Zipped_Noise_Test_StartwithCHAMP2.L2:Def1_Zipped_Noise_Test_StartwithCHAMP2.L72 Def1_Zipped_Noise_Test_StartwithCHAMP2.M1:Def1_Zipped_Noise_Test_StartwithCHAMP2.M1 Def1_Zipped_Noise_Test_StartwithCHAMP2.M2:Def1_Zipped_Noise_Test_StartwithCHAMP2.M72 Def1_Zipped_Noise_Test_StartwithCHAMP2.N1:Def1_Zipped_Noise_Test_StartwithCHAMP2.N1 Def1_Zipped_Noise_Test_StartwithCHAMP2.N2:Def1_Zipped_Noise_Test_StartwithCHAMP2.N72 Def1_Zipped_Noise_Test_StartwithCHAMP2.O1:Def1_Zipped_Noise_Test_StartwithCHAMP2.O1 Def1_Zipped_Noise_Test_StartwithCHAMP2.O2:Def1_Zipped_Noise_Test_StartwithCHAMP2.O72 Def1_Zipped_Noise_Test_StartwithCHAMP2.P1:Def1_Zipped_Noise_Test_StartwithCHAMP2.P1 Def1_Zipped_Noise_Test_StartwithCHAMP2.P2:Def1_Zipped_Noise_Test_StartwithCHAMP2.P72 Def1_Zipped_Noise_Test_StartwithCHAMP2.Q1:Def1_Zipped_Noise_Test_StartwithCHAMP2.Q1 Def1_Zipped_Noise_Test_StartwithCHAMP2.Q2:Def1_Zipped_Noise_Test_StartwithCHAMP2.Q72 Def1_Zipped_Noise_Test_StartwithCHAMP2.R1:Def1_Zipped_Noise_Test_StartwithCHAMP2.R1 Def1_Zipped_Noise_Test_StartwithCHAMP2.R2:Def1_Zipped_Noise_Test_StartwithCHAMP2.R72 Def1_Zipped_Noise_Test_StartwithCHAMP2.S1:Def1_Zipped_Noise_Test_StartwithCHAMP2.S1 Def1_Zipped_Noise_Test_StartwithCHAMP2.S2:Def1_Zipped_Noise_Test_StartwithCHAMP2.S72 Def1_Zipped_Noise_Test_StartwithCHAMP2.T1:Def1_Zipped_Noise_Test_StartwithCHAMP2.T1 Def1_Zipped_Noise_Test_StartwithCHAMP2.T2:Def1_Zipped_Noise_Test_StartwithCHAMP2.T72 Def1_Zipped_Noise_Test_StartwithCHAMP2.U1:Def1_Zipped_Noise_Test_StartwithCHAMP2.U1 Def1_Zipped_Noise_Test_StartwithCHAMP2.U2:Def1_Zipped_Noise_Test_StartwithCHAMP2.U72 Def1_Zipped_Noise_Test_StartwithCHAMP2.V1:Def1_Zipped_Noise_Test_StartwithCHAMP2.V1 Def1_Zipped_Noise_Test_StartwithCHAMP2.V2:Def1_Zipped_Noise_Test_StartwithCHAMP2.V72 Def1_Zipped_Noise_Test_StartwithCHAMP2.W1:Def1_Zipped_Noise_Test_StartwithCHAMP2.W1 Def1_Zipped_Noise_Test_StartwithCHAMP2.W2:Def1_Zipped_Noise_Test_StartwithCHAMP2.W72 Def1_Zipped_Noise_Test_StartwithCHAMP2.X1:Def1_Zipped_Noise_Test_StartwithCHAMP2.X1 Def1_Zipped_Noise_Test_StartwithCHAMP2.X2:Def1_Zipped_Noise_Test_StartwithCHAMP2.X72 Def1_Zipped_Noise_Test_StartwithCHAMP2.Y1:Def1_Zipped_Noise_Test_StartwithCHAMP2.Y1 Def1_Zipped_Noise_Test_StartwithCHAMP2.Y2:Def1_Zipped_Noise_Test_StartwithCHAMP2.Y72 Def1_Zipped_Noise_Test_StartwithCHAMP2.Z1:Def1_Zipped_Noise_Test_StartwithCHAMP2.Z1 Def1_Zipped_Noise_Test_StartwithCHAMP2.Z2:Def1_Zipped_Noise_Test_StartwithCHAMP2.Z72 Def1_Zipped_Noise_Test_StartwithCHAMP2.AA1:Def1_Zipped_Noise_Test_StartwithCHAMP2.AA1 Def1_Zipped_Noise_Test_StartwithCHAMP2.AA2:Def1_Zipped_Noise_Test_StartwithCHAMP2.AA72 Def1_Zipped_Noise_Test_StartwithCHAMP2.AB1:Def1_Zipped_Noise_Test_StartwithCHAMP2.AB1 Def1_Zipped_Noise_Test_StartwithCHAMP2.AB2:Def1_Zipped_Noise_Test_StartwithCHAMP2.AB72 Def1_Zipped_Noise_Test_StartwithCHAMP2.AC1:Def1_Zipped_Noise_Test_StartwithCHAMP2.AC1 Def1_Zipped_Noise_Test_StartwithCHAMP2.AC2:Def1_Zipped_Noise_Test_StartwithCHAMP2.AC72 Def1_Zipped_Noise_Test_StartwithCHAMP2.AD1:Def1_Zipped_Noise_Test_StartwithCHAMP2.AD1 Def1_Zipped_Noise_Test_StartwithCHAMP2.AD2:Def1_Zipped_Noise_Test_StartwithCHAMP2.AD72 Def1_Zipped_Noise_Test_StartwithCHAMP2.AE1:Def1_Zipped_Noise_Test_StartwithCHAMP2.AE1 Def1_Zipped_Noise_Test_StartwithCHAMP2.AE2:Def1_Zipped_Noise_Test_StartwithCHAMP2.AE72 Def1_Zipped_Noise_Test_StartwithCHAMP2.AF1:Def1_Zipped_Noise_Test_StartwithCHAMP2.AF1 Def1_Zipped_Noise_Test_StartwithCHAMP2.AF2:Def1_Zipped_Noise_Test_StartwithCHAMP2.AF72 Def1_Zipped_Noise_Test_StartwithCHAMP2.AG1:Def1_Zipped_Noise_Test_StartwithCHAMP2.AG1 Def1_Zipped_Noise_Test_StartwithCHAMP2.AG2:Def1_Zipped_Noise_Test_StartwithCHAMP2.AG72 Def1_Zipped_Noise_Test_StartwithCHAMP2.AH1:Def1_Zipped_Noise_Test_StartwithCHAMP2.AH1 Def1_Zipped_Noise_Test_StartwithCHAMP2.AH2:Def1_Zipped_Noise_Test_StartwithCHAMP2.AH72 Def1_Zipped_Noise_Test_StartwithCHAMP2.AI1:Def1_Zipped_Noise_Test_StartwithCHAMP2.AI1 Def1_Zipped_Noise_Test_StartwithCHAMP2.AI2:Def1_Zipped_Noise_Test_StartwithCHAMP2.AI72 Def1_Zipped_Noise_Test_StartwithCHAMP2.AJ1:Def1_Zipped_Noise_Test_StartwithCHAMP2.AJ1 Def1_Zipped_Noise_Test_StartwithCHAMP2.AJ2:Def1_Zipped_Noise_Test_StartwithCHAMP2.AJ72 Def1_Zipped_Noise_Test_StartwithCHAMP2.AK1:Def1_Zipped_Noise_Test_StartwithCHAMP2.AK1 Def1_Zipped_Noise_Test_StartwithCHAMP2.AK2:Def1_Zipped_Noise_Test_StartwithCHAMP2.AK72 Def1_Zipped_Noise_Test_StartwithCHAMP2.AL1:Def1_Zipped_Noise_Test_StartwithCHAMP2.AL1 Def1_Zipped_Noise_Test_StartwithCHAMP2.AL2:Def1_Zipped_Noise_Test_StartwithCHAMP2.AL72 Def1_Zipped_Noise_Test_StartwithCHAMP2.AM1:Def1_Zipped_Noise_Test_StartwithCHAMP2.AM1 Def1_Zipped_Noise_Test_StartwithCHAMP2.AM2:Def1_Zipped_Noise_Test_StartwithCHAMP2.AM72 Def1_Zipped_Noise_Test_StartwithCHAMP2.AN1:Def1_Zipped_Noise_Test_StartwithCHAMP2.AN1 Def1_Zipped_Noise_Test_StartwithCHAMP2.AN2:Def1_Zipped_Noise_Test_StartwithCHAMP2.AN72 Def1_Zipped_Noise_Test_StartwithCHAMP2.AO1:Def1_Zipped_Noise_Test_StartwithCHAMP2.AO1 Def1_Zipped_Noise_Test_StartwithCHAMP2.AO2:Def1_Zipped_Noise_Test_StartwithCHAMP2.AO72 Def1_Zipped_Noise_Test_StartwithCHAMP2.AP1:Def1_Zipped_Noise_Test_StartwithCHAMP2.AP1 Def1_Zipped_Noise_Test_StartwithCHAMP2.AP2:Def1_Zipped_Noise_Test_StartwithCHAMP2.AP72 Def1_Zipped_Noise_Test_StartwithCHAMP2.AQ1:Def1_Zipped_Noise_Test_StartwithCHAMP2.AQ1 Def1_Zipped_Noise_Test_StartwithCHAMP2.AQ2:Def1_Zipped_Noise_Test_StartwithCHAMP2.AQ72 Def1_Zipped_Noise_Test_StartwithCHAMP2.AR1:Def1_Zipped_Noise_Test_StartwithCHAMP2.AR1 Def1_Zipped_Noise_Test_StartwithCHAMP2.AR2:Def1_Zipped_Noise_Test_StartwithCHAMP2.AR72 Def1_Zipped_Noise_Test_StartwithCHAMP2.AS1:Def1_Zipped_Noise_Test_StartwithCHAMP2.AS1 Def1_Zipped_Noise_Test_StartwithCHAMP2.AS2:Def1_Zipped_Noise_Test_StartwithCHAMP2.AS72 Def1_Zipped_Noise_Test_StartwithCHAMP2.AT1:Def1_Zipped_Noise_Test_StartwithCHAMP2.AT1 Def1_Zipped_Noise_Test_StartwithCHAMP2.AT2:Def1_Zipped_Noise_Test_StartwithCHAMP2.AT72 Def1_Zipped_Noise_Test_StartwithCHAMP2.AU1:Def1_Zipped_Noise_Test_StartwithCHAMP2.AU1 Def1_Zipped_Noise_Test_StartwithCHAMP2.AU2:Def1_Zipped_Noise_Test_StartwithCHAMP2.AU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5724in" svg:height="7.376in" svg:x="97.3654in" svg:y="6.787in">
            <draw:object draw:notify-on-update-of-ranges="Def1_Zipped_Noise_Test_StartwithCHAMP2.B1:Def1_Zipped_Noise_Test_StartwithCHAMP2.B1 Def1_Zipped_Noise_Test_StartwithCHAMP2.B2:Def1_Zipped_Noise_Test_StartwithCHAMP2.B72 Def1_Zipped_Noise_Test_StartwithCHAMP2.C1:Def1_Zipped_Noise_Test_StartwithCHAMP2.C1 Def1_Zipped_Noise_Test_StartwithCHAMP2.C2:Def1_Zipped_Noise_Test_StartwithCHAMP2.C72 Def1_Zipped_Noise_Test_StartwithCHAMP2.D1:Def1_Zipped_Noise_Test_StartwithCHAMP2.D1 Def1_Zipped_Noise_Test_StartwithCHAMP2.D2:Def1_Zipped_Noise_Test_StartwithCHAMP2.D72 Def1_Zipped_Noise_Test_StartwithCHAMP2.E1:Def1_Zipped_Noise_Test_StartwithCHAMP2.E1 Def1_Zipped_Noise_Test_StartwithCHAMP2.E2:Def1_Zipped_Noise_Test_StartwithCHAMP2.E72 Def1_Zipped_Noise_Test_StartwithCHAMP2.F1:Def1_Zipped_Noise_Test_StartwithCHAMP2.F1 Def1_Zipped_Noise_Test_StartwithCHAMP2.F2:Def1_Zipped_Noise_Test_StartwithCHAMP2.F72 Def1_Zipped_Noise_Test_StartwithCHAMP2.G1:Def1_Zipped_Noise_Test_StartwithCHAMP2.G1 Def1_Zipped_Noise_Test_StartwithCHAMP2.G2:Def1_Zipped_Noise_Test_StartwithCHAMP2.G72 Def1_Zipped_Noise_Test_StartwithCHAMP2.H1:Def1_Zipped_Noise_Test_StartwithCHAMP2.H1 Def1_Zipped_Noise_Test_StartwithCHAMP2.H2:Def1_Zipped_Noise_Test_StartwithCHAMP2.H72 Def1_Zipped_Noise_Test_StartwithCHAMP2.I1:Def1_Zipped_Noise_Test_StartwithCHAMP2.I1 Def1_Zipped_Noise_Test_StartwithCHAMP2.I2:Def1_Zipped_Noise_Test_StartwithCHAMP2.I72 Def1_Zipped_Noise_Test_StartwithCHAMP2.J1:Def1_Zipped_Noise_Test_StartwithCHAMP2.J1 Def1_Zipped_Noise_Test_StartwithCHAMP2.J2:Def1_Zipped_Noise_Test_StartwithCHAMP2.J72 Def1_Zipped_Noise_Test_StartwithCHAMP2.K1:Def1_Zipped_Noise_Test_StartwithCHAMP2.K1 Def1_Zipped_Noise_Test_StartwithCHAMP2.K2:Def1_Zipped_Noise_Test_StartwithCHAMP2.K7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.5724in" svg:height="7.376in" svg:x="97.2874in" svg:y="14.2228in">
            <draw:object draw:notify-on-update-of-ranges="Def1_Zipped_Noise_Test_StartwithCHAMP2.L1:Def1_Zipped_Noise_Test_StartwithCHAMP2.L1 Def1_Zipped_Noise_Test_StartwithCHAMP2.L2:Def1_Zipped_Noise_Test_StartwithCHAMP2.L72 Def1_Zipped_Noise_Test_StartwithCHAMP2.M1:Def1_Zipped_Noise_Test_StartwithCHAMP2.M1 Def1_Zipped_Noise_Test_StartwithCHAMP2.M2:Def1_Zipped_Noise_Test_StartwithCHAMP2.M72 Def1_Zipped_Noise_Test_StartwithCHAMP2.N1:Def1_Zipped_Noise_Test_StartwithCHAMP2.N1 Def1_Zipped_Noise_Test_StartwithCHAMP2.N2:Def1_Zipped_Noise_Test_StartwithCHAMP2.N72 Def1_Zipped_Noise_Test_StartwithCHAMP2.O1:Def1_Zipped_Noise_Test_StartwithCHAMP2.O1 Def1_Zipped_Noise_Test_StartwithCHAMP2.O2:Def1_Zipped_Noise_Test_StartwithCHAMP2.O72 Def1_Zipped_Noise_Test_StartwithCHAMP2.P1:Def1_Zipped_Noise_Test_StartwithCHAMP2.P1 Def1_Zipped_Noise_Test_StartwithCHAMP2.P2:Def1_Zipped_Noise_Test_StartwithCHAMP2.P72 Def1_Zipped_Noise_Test_StartwithCHAMP2.Q1:Def1_Zipped_Noise_Test_StartwithCHAMP2.Q1 Def1_Zipped_Noise_Test_StartwithCHAMP2.Q2:Def1_Zipped_Noise_Test_StartwithCHAMP2.Q72 Def1_Zipped_Noise_Test_StartwithCHAMP2.R1:Def1_Zipped_Noise_Test_StartwithCHAMP2.R1 Def1_Zipped_Noise_Test_StartwithCHAMP2.R2:Def1_Zipped_Noise_Test_StartwithCHAMP2.R72 Def1_Zipped_Noise_Test_StartwithCHAMP2.S1:Def1_Zipped_Noise_Test_StartwithCHAMP2.S1 Def1_Zipped_Noise_Test_StartwithCHAMP2.S2:Def1_Zipped_Noise_Test_StartwithCHAMP2.S72 Def1_Zipped_Noise_Test_StartwithCHAMP2.T1:Def1_Zipped_Noise_Test_StartwithCHAMP2.T1 Def1_Zipped_Noise_Test_StartwithCHAMP2.T2:Def1_Zipped_Noise_Test_StartwithCHAMP2.T7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8.5724in" svg:height="7.376in" svg:x="97.2874in" svg:y="21.6894in">
            <draw:object draw:notify-on-update-of-ranges="Def1_Zipped_Noise_Test_StartwithCHAMP2.U1:Def1_Zipped_Noise_Test_StartwithCHAMP2.U1 Def1_Zipped_Noise_Test_StartwithCHAMP2.U2:Def1_Zipped_Noise_Test_StartwithCHAMP2.U72 Def1_Zipped_Noise_Test_StartwithCHAMP2.V1:Def1_Zipped_Noise_Test_StartwithCHAMP2.V1 Def1_Zipped_Noise_Test_StartwithCHAMP2.V2:Def1_Zipped_Noise_Test_StartwithCHAMP2.V72 Def1_Zipped_Noise_Test_StartwithCHAMP2.W1:Def1_Zipped_Noise_Test_StartwithCHAMP2.W1 Def1_Zipped_Noise_Test_StartwithCHAMP2.W2:Def1_Zipped_Noise_Test_StartwithCHAMP2.W72 Def1_Zipped_Noise_Test_StartwithCHAMP2.X1:Def1_Zipped_Noise_Test_StartwithCHAMP2.X1 Def1_Zipped_Noise_Test_StartwithCHAMP2.X2:Def1_Zipped_Noise_Test_StartwithCHAMP2.X72 Def1_Zipped_Noise_Test_StartwithCHAMP2.Y1:Def1_Zipped_Noise_Test_StartwithCHAMP2.Y1 Def1_Zipped_Noise_Test_StartwithCHAMP2.Y2:Def1_Zipped_Noise_Test_StartwithCHAMP2.Y72 Def1_Zipped_Noise_Test_StartwithCHAMP2.Z1:Def1_Zipped_Noise_Test_StartwithCHAMP2.Z1 Def1_Zipped_Noise_Test_StartwithCHAMP2.Z2:Def1_Zipped_Noise_Test_StartwithCHAMP2.Z72 Def1_Zipped_Noise_Test_StartwithCHAMP2.AA1:Def1_Zipped_Noise_Test_StartwithCHAMP2.AA1 Def1_Zipped_Noise_Test_StartwithCHAMP2.AA2:Def1_Zipped_Noise_Test_StartwithCHAMP2.AA72 Def1_Zipped_Noise_Test_StartwithCHAMP2.AB1:Def1_Zipped_Noise_Test_StartwithCHAMP2.AB1 Def1_Zipped_Noise_Test_StartwithCHAMP2.AB2:Def1_Zipped_Noise_Test_StartwithCHAMP2.AB72 Def1_Zipped_Noise_Test_StartwithCHAMP2.AC1:Def1_Zipped_Noise_Test_StartwithCHAMP2.AC1 Def1_Zipped_Noise_Test_StartwithCHAMP2.AC2:Def1_Zipped_Noise_Test_StartwithCHAMP2.AC7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8.5724in" svg:height="7.376in" svg:x="97.2874in" svg:y="29.1563in">
            <draw:object draw:notify-on-update-of-ranges="Def1_Zipped_Noise_Test_StartwithCHAMP2.AD1:Def1_Zipped_Noise_Test_StartwithCHAMP2.AD1 Def1_Zipped_Noise_Test_StartwithCHAMP2.AD2:Def1_Zipped_Noise_Test_StartwithCHAMP2.AD72 Def1_Zipped_Noise_Test_StartwithCHAMP2.AE1:Def1_Zipped_Noise_Test_StartwithCHAMP2.AE1 Def1_Zipped_Noise_Test_StartwithCHAMP2.AE2:Def1_Zipped_Noise_Test_StartwithCHAMP2.AE72 Def1_Zipped_Noise_Test_StartwithCHAMP2.AF1:Def1_Zipped_Noise_Test_StartwithCHAMP2.AF1 Def1_Zipped_Noise_Test_StartwithCHAMP2.AF2:Def1_Zipped_Noise_Test_StartwithCHAMP2.AF72 Def1_Zipped_Noise_Test_StartwithCHAMP2.AG1:Def1_Zipped_Noise_Test_StartwithCHAMP2.AG1 Def1_Zipped_Noise_Test_StartwithCHAMP2.AG2:Def1_Zipped_Noise_Test_StartwithCHAMP2.AG72 Def1_Zipped_Noise_Test_StartwithCHAMP2.AH1:Def1_Zipped_Noise_Test_StartwithCHAMP2.AH1 Def1_Zipped_Noise_Test_StartwithCHAMP2.AH2:Def1_Zipped_Noise_Test_StartwithCHAMP2.AH72 Def1_Zipped_Noise_Test_StartwithCHAMP2.AI1:Def1_Zipped_Noise_Test_StartwithCHAMP2.AI1 Def1_Zipped_Noise_Test_StartwithCHAMP2.AI2:Def1_Zipped_Noise_Test_StartwithCHAMP2.AI72 Def1_Zipped_Noise_Test_StartwithCHAMP2.AJ1:Def1_Zipped_Noise_Test_StartwithCHAMP2.AJ1 Def1_Zipped_Noise_Test_StartwithCHAMP2.AJ2:Def1_Zipped_Noise_Test_StartwithCHAMP2.AJ72 Def1_Zipped_Noise_Test_StartwithCHAMP2.AK1:Def1_Zipped_Noise_Test_StartwithCHAMP2.AK1 Def1_Zipped_Noise_Test_StartwithCHAMP2.AK2:Def1_Zipped_Noise_Test_StartwithCHAMP2.AK72 Def1_Zipped_Noise_Test_StartwithCHAMP2.AL1:Def1_Zipped_Noise_Test_StartwithCHAMP2.AL1 Def1_Zipped_Noise_Test_StartwithCHAMP2.AL2:Def1_Zipped_Noise_Test_StartwithCHAMP2.AL7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8.5724in" svg:height="7.376in" svg:x="97.2874in" svg:y="36.6228in">
            <draw:object draw:notify-on-update-of-ranges="Def1_Zipped_Noise_Test_StartwithCHAMP2.AM1:Def1_Zipped_Noise_Test_StartwithCHAMP2.AM1 Def1_Zipped_Noise_Test_StartwithCHAMP2.AM2:Def1_Zipped_Noise_Test_StartwithCHAMP2.AM72 Def1_Zipped_Noise_Test_StartwithCHAMP2.AN1:Def1_Zipped_Noise_Test_StartwithCHAMP2.AN1 Def1_Zipped_Noise_Test_StartwithCHAMP2.AN2:Def1_Zipped_Noise_Test_StartwithCHAMP2.AN72 Def1_Zipped_Noise_Test_StartwithCHAMP2.AO1:Def1_Zipped_Noise_Test_StartwithCHAMP2.AO1 Def1_Zipped_Noise_Test_StartwithCHAMP2.AO2:Def1_Zipped_Noise_Test_StartwithCHAMP2.AO72 Def1_Zipped_Noise_Test_StartwithCHAMP2.AP1:Def1_Zipped_Noise_Test_StartwithCHAMP2.AP1 Def1_Zipped_Noise_Test_StartwithCHAMP2.AP2:Def1_Zipped_Noise_Test_StartwithCHAMP2.AP72 Def1_Zipped_Noise_Test_StartwithCHAMP2.AQ1:Def1_Zipped_Noise_Test_StartwithCHAMP2.AQ1 Def1_Zipped_Noise_Test_StartwithCHAMP2.AQ2:Def1_Zipped_Noise_Test_StartwithCHAMP2.AQ72 Def1_Zipped_Noise_Test_StartwithCHAMP2.AR1:Def1_Zipped_Noise_Test_StartwithCHAMP2.AR1 Def1_Zipped_Noise_Test_StartwithCHAMP2.AR2:Def1_Zipped_Noise_Test_StartwithCHAMP2.AR72 Def1_Zipped_Noise_Test_StartwithCHAMP2.AS1:Def1_Zipped_Noise_Test_StartwithCHAMP2.AS1 Def1_Zipped_Noise_Test_StartwithCHAMP2.AS2:Def1_Zipped_Noise_Test_StartwithCHAMP2.AS72 Def1_Zipped_Noise_Test_StartwithCHAMP2.AT1:Def1_Zipped_Noise_Test_StartwithCHAMP2.AT1 Def1_Zipped_Noise_Test_StartwithCHAMP2.AT2:Def1_Zipped_Noise_Test_StartwithCHAMP2.AT72 Def1_Zipped_Noise_Test_StartwithCHAMP2.AU1:Def1_Zipped_Noise_Test_StartwithCHAMP2.AU1 Def1_Zipped_Noise_Test_StartwithCHAMP2.AU2:Def1_Zipped_Noise_Test_StartwithCHAMP2.AU7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9" table:default-cell-style-name="Default"/>
        <table:table-column table:style-name="co5" table:number-columns-repeated="9" table:default-cell-style-name="Default"/>
        <table:table-column table:style-name="co6" table:number-columns-repeated="9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ength of strings</text:p>
          </table:table-cell>
          <table:table-cell office:value-type="string" calcext:value-type="string">
            <text:p><text:s/>lzCompression_ratio(s)</text:p>
          </table:table-cell>
          <table:table-cell office:value-type="string" calcext:value-type="string">
            <text:p><text:s/>lzCompression_ratio(s10)</text:p>
          </table:table-cell>
          <table:table-cell office:value-type="string" calcext:value-type="string">
            <text:p><text:s/>lzCompression_ratio(s20)</text:p>
          </table:table-cell>
          <table:table-cell office:value-type="string" calcext:value-type="string">
            <text:p><text:s/>lzCompression_ratio(s30)</text:p>
          </table:table-cell>
          <table:table-cell office:value-type="string" calcext:value-type="string">
            <text:p><text:s/>lzCompression_ratio(s40)</text:p>
          </table:table-cell>
          <table:table-cell office:value-type="string" calcext:value-type="string">
            <text:p><text:s/>lzCompression_ratio(s50)</text:p>
          </table:table-cell>
          <table:table-cell office:value-type="string" calcext:value-type="string">
            <text:p><text:s/>lzCompression_ratio(s60)</text:p>
          </table:table-cell>
          <table:table-cell office:value-type="string" calcext:value-type="string">
            <text:p><text:s/>lzCompression_ratio(s70)</text:p>
          </table:table-cell>
          <table:table-cell office:value-type="string" calcext:value-type="string">
            <text:p><text:s/>lzCompression_ratio(s80)</text:p>
          </table:table-cell>
          <table:table-cell office:value-type="string" calcext:value-type="string">
            <text:p><text:s/>lzCompression_ratio(s90)</text:p>
          </table:table-cell>
          <table:table-cell office:value-type="string" calcext:value-type="string">
            <text:p><text:s/>Mutual_Compression_ratio(s10)</text:p>
          </table:table-cell>
          <table:table-cell office:value-type="string" calcext:value-type="string">
            <text:p><text:s/>Mutual_Compression_ratio(s20)</text:p>
          </table:table-cell>
          <table:table-cell office:value-type="string" calcext:value-type="string">
            <text:p><text:s/>Mutual_Compression_ratio(s30)</text:p>
          </table:table-cell>
          <table:table-cell office:value-type="string" calcext:value-type="string">
            <text:p><text:s/>Mutual_Compression_ratio(s40)</text:p>
          </table:table-cell>
          <table:table-cell office:value-type="string" calcext:value-type="string">
            <text:p><text:s/>Mutual_Compression_ratio(s50)</text:p>
          </table:table-cell>
          <table:table-cell office:value-type="string" calcext:value-type="string">
            <text:p><text:s/>Mutual_Compression_ratio(s60)</text:p>
          </table:table-cell>
          <table:table-cell office:value-type="string" calcext:value-type="string">
            <text:p><text:s/>Mutual_Compression_ratio(s70)</text:p>
          </table:table-cell>
          <table:table-cell office:value-type="string" calcext:value-type="string">
            <text:p><text:s/>Mutual_Compression_ratio(s80)</text:p>
          </table:table-cell>
          <table:table-cell office:value-type="string" calcext:value-type="string">
            <text:p><text:s/>Mutual_Compression_ratio(s90)</text:p>
          </table:table-cell>
          <table:table-cell office:value-type="string" calcext:value-type="string">
            <text:p><text:s/>Conditional_Comrpession(s10)</text:p>
          </table:table-cell>
          <table:table-cell office:value-type="string" calcext:value-type="string">
            <text:p><text:s/>Conditional_Comrpession(s20)</text:p>
          </table:table-cell>
          <table:table-cell office:value-type="string" calcext:value-type="string">
            <text:p><text:s/>Conditional_Comrpession(s30)</text:p>
          </table:table-cell>
          <table:table-cell office:value-type="string" calcext:value-type="string">
            <text:p><text:s/>Conditional_Comrpession(s40)</text:p>
          </table:table-cell>
          <table:table-cell office:value-type="string" calcext:value-type="string">
            <text:p><text:s/>Conditional_Comrpession(s50)</text:p>
          </table:table-cell>
          <table:table-cell office:value-type="string" calcext:value-type="string">
            <text:p><text:s/>Conditional_Comrpession(s60)</text:p>
          </table:table-cell>
          <table:table-cell office:value-type="string" calcext:value-type="string">
            <text:p><text:s/>Conditional_Comrpession(s70)</text:p>
          </table:table-cell>
          <table:table-cell office:value-type="string" calcext:value-type="string">
            <text:p><text:s/>Conditional_Comrpession(s80)</text:p>
          </table:table-cell>
          <table:table-cell office:value-type="string" calcext:value-type="string">
            <text:p><text:s/>Conditional_Comrpession(s90)</text:p>
          </table:table-cell>
          <table:table-cell office:value-type="string" calcext:value-type="string">
            <text:p><text:s/>Mutual_Compression_ratio2(s10)</text:p>
          </table:table-cell>
          <table:table-cell office:value-type="string" calcext:value-type="string">
            <text:p><text:s/>Mutual_Compression_ratio2(s20)</text:p>
          </table:table-cell>
          <table:table-cell office:value-type="string" calcext:value-type="string">
            <text:p><text:s/>Mutual_Compression_ratio2(s30)</text:p>
          </table:table-cell>
          <table:table-cell office:value-type="string" calcext:value-type="string">
            <text:p><text:s/>Mutual_Compression_ratio2(s40)</text:p>
          </table:table-cell>
          <table:table-cell office:value-type="string" calcext:value-type="string">
            <text:p><text:s/>Mutual_Compression_ratio2(s50)</text:p>
          </table:table-cell>
          <table:table-cell office:value-type="string" calcext:value-type="string">
            <text:p><text:s/>Mutual_Compression_ratio2(s60)</text:p>
          </table:table-cell>
          <table:table-cell office:value-type="string" calcext:value-type="string">
            <text:p><text:s/>Mutual_Compression_ratio2(s70)</text:p>
          </table:table-cell>
          <table:table-cell office:value-type="string" calcext:value-type="string">
            <text:p><text:s/>Mutual_Compression_ratio2(s80)</text:p>
          </table:table-cell>
          <table:table-cell office:value-type="string" calcext:value-type="string">
            <text:p><text:s/>Mutual_Compression_ratio2(s90)</text:p>
          </table:table-cell>
          <table:table-cell office:value-type="string" calcext:value-type="string">
            <text:p><text:s/>Mutual_Compression_Crossed(s10)</text:p>
          </table:table-cell>
          <table:table-cell office:value-type="string" calcext:value-type="string">
            <text:p><text:s/>Mutual_Compression_Crossed(s20)</text:p>
          </table:table-cell>
          <table:table-cell office:value-type="string" calcext:value-type="string">
            <text:p><text:s/>Mutual_Compression_Crossed(s30)</text:p>
          </table:table-cell>
          <table:table-cell office:value-type="string" calcext:value-type="string">
            <text:p><text:s/>Mutual_Compression_Crossed(s40)</text:p>
          </table:table-cell>
          <table:table-cell office:value-type="string" calcext:value-type="string">
            <text:p><text:s/>Mutual_Compression_Crossed(s50)</text:p>
          </table:table-cell>
          <table:table-cell office:value-type="string" calcext:value-type="string">
            <text:p><text:s/>Mutual_Compression_Crossed(s60)</text:p>
          </table:table-cell>
          <table:table-cell office:value-type="string" calcext:value-type="string">
            <text:p><text:s/>Mutual_Compression_Crossed(s70)</text:p>
          </table:table-cell>
          <table:table-cell office:value-type="string" calcext:value-type="string">
            <text:p><text:s/>Mutual_Compression_Crossed(s80)</text:p>
          </table:table-cell>
          <table:table-cell office:value-type="string" calcext:value-type="string">
            <text:p><text:s/>Mutual_Compression_Crossed(s90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53125" calcext:value-type="float">
            <text:p>1.53125</text:p>
          </table:table-cell>
          <table:table-cell office:value-type="float" office:value="1.46875" calcext:value-type="float">
            <text:p>1.46875</text:p>
          </table:table-cell>
          <table:table-cell table:number-columns-repeated="2" office:value-type="float" office:value="1.39583333333333" calcext:value-type="float">
            <text:p>1.39583333333333</text:p>
          </table:table-cell>
          <table:table-cell office:value-type="float" office:value="1.46875" calcext:value-type="float">
            <text:p>1.46875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1.29166666666667" calcext:value-type="float">
            <text:p>1.29166666666667</text:p>
          </table:table-cell>
          <table:table-cell office:value-type="float" office:value="1.03125" calcext:value-type="float">
            <text:p>1.03125</text:p>
          </table:table-cell>
          <table:table-cell office:value-type="float" office:value="0.770833333333333" calcext:value-type="float">
            <text:p>0.770833333333333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70833333333333" calcext:value-type="float">
            <text:p>0.270833333333333</text:p>
          </table:table-cell>
          <table:table-cell office:value-type="float" office:value="0.208333333333333" calcext:value-type="float">
            <text:p>0.208333333333333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04166666666667" calcext:value-type="float">
            <text:p>0.104166666666667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-0.0416666666666665" calcext:value-type="float">
            <text:p>-0.041666666666667</text:p>
          </table:table-cell>
          <table:table-cell office:value-type="float" office:value="0.0104166666666665" calcext:value-type="float">
            <text:p>0.010416666666667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.375" calcext:value-type="float">
            <text:p>1.375</text:p>
          </table:table-cell>
          <table:table-cell table:number-columns-repeated="2" office:value-type="float" office:value="1.3125" calcext:value-type="float">
            <text:p>1.3125</text:p>
          </table:table-cell>
          <table:table-cell office:value-type="float" office:value="1.25" calcext:value-type="float">
            <text:p>1.25</text:p>
          </table:table-cell>
          <table:table-cell office:value-type="float" office:value="1.125" calcext:value-type="float">
            <text:p>1.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145833333333333" calcext:value-type="float">
            <text:p>0.145833333333333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-0.0208333333333333" calcext:value-type="float">
            <text:p>-0.020833333333333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583333333333333" calcext:value-type="float">
            <text:p>-0.583333333333333</text:p>
          </table:table-cell>
          <table:table-cell office:value-type="float" office:value="-0.791666666666667" calcext:value-type="float">
            <text:p>-0.791666666666667</text:p>
          </table:table-cell>
          <table:table-cell office:value-type="float" office:value="-0.75" calcext:value-type="float">
            <text:p>-0.75</text:p>
          </table:table-cell>
          <table:table-cell office:value-type="float" office:value="2.5" calcext:value-type="float">
            <text:p>2.5</text:p>
          </table:table-cell>
          <table:table-cell office:value-type="float" office:value="2.625" calcext:value-type="float">
            <text:p>2.625</text:p>
          </table:table-cell>
          <table:table-cell office:value-type="float" office:value="2.6875" calcext:value-type="float">
            <text:p>2.6875</text:p>
          </table:table-cell>
          <table:table-cell office:value-type="float" office:value="2.625" calcext:value-type="float">
            <text:p>2.625</text:p>
          </table:table-cell>
          <table:table-cell office:value-type="float" office:value="2.67708333333333" calcext:value-type="float">
            <text:p>2.67708333333333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2.73958333333333" calcext:value-type="float">
            <text:p>2.73958333333333</text:p>
          </table:table-cell>
          <table:table-cell office:value-type="float" office:value="2.5" calcext:value-type="float">
            <text:p>2.5</text:p>
          </table:table-cell>
          <table:table-cell office:value-type="float" office:value="2.57291666666667" calcext:value-type="float">
            <text:p>2.5729166666666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328125" calcext:value-type="float">
            <text:p>1.328125</text:p>
          </table:table-cell>
          <table:table-cell office:value-type="float" office:value="1.390625" calcext:value-type="float">
            <text:p>1.390625</text:p>
          </table:table-cell>
          <table:table-cell office:value-type="float" office:value="1.359375" calcext:value-type="float">
            <text:p>1.359375</text:p>
          </table:table-cell>
          <table:table-cell office:value-type="float" office:value="1.296875" calcext:value-type="float">
            <text:p>1.296875</text:p>
          </table:table-cell>
          <table:table-cell office:value-type="float" office:value="1.359375" calcext:value-type="float">
            <text:p>1.359375</text:p>
          </table:table-cell>
          <table:table-cell table:number-columns-repeated="2" office:value-type="float" office:value="1.234375" calcext:value-type="float">
            <text:p>1.234375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697916666666667" calcext:value-type="float">
            <text:p>0.697916666666667</text:p>
          </table:table-cell>
          <table:table-cell office:value-type="float" office:value="0.645833333333333" calcext:value-type="float">
            <text:p>0.645833333333333</text:p>
          </table:table-cell>
          <table:table-cell office:value-type="float" office:value="0.244791666666666" calcext:value-type="float">
            <text:p>0.244791666666666</text:p>
          </table:table-cell>
          <table:table-cell office:value-type="float" office:value="0.177083333333333" calcext:value-type="float">
            <text:p>0.177083333333333</text:p>
          </table:table-cell>
          <table:table-cell office:value-type="float" office:value="0.151041666666667" calcext:value-type="float">
            <text:p>0.151041666666667</text:p>
          </table:table-cell>
          <table:table-cell office:value-type="float" office:value="0.0677083333333335" calcext:value-type="float">
            <text:p>0.067708333333334</text:p>
          </table:table-cell>
          <table:table-cell office:value-type="float" office:value="-0.0208333333333335" calcext:value-type="float">
            <text:p>-0.020833333333334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0833333333333335" calcext:value-type="float">
            <text:p>-0.083333333333334</text:p>
          </table:table-cell>
          <table:table-cell office:value-type="float" office:value="-0.229166666666667" calcext:value-type="float">
            <text:p>-0.229166666666667</text:p>
          </table:table-cell>
          <table:table-cell office:value-type="float" office:value="-0.244791666666666" calcext:value-type="float">
            <text:p>-0.244791666666666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1.28645833333333" calcext:value-type="float">
            <text:p>1.28645833333333</text:p>
          </table:table-cell>
          <table:table-cell office:value-type="float" office:value="1.32291666666667" calcext:value-type="float">
            <text:p>1.32291666666667</text:p>
          </table:table-cell>
          <table:table-cell office:value-type="float" office:value="1.28645833333333" calcext:value-type="float">
            <text:p>1.28645833333333</text:p>
          </table:table-cell>
          <table:table-cell office:value-type="float" office:value="1.25" calcext:value-type="float">
            <text:p>1.25</text:p>
          </table:table-cell>
          <table:table-cell office:value-type="float" office:value="1.17708333333333" calcext:value-type="float">
            <text:p>1.17708333333333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276041666666667" calcext:value-type="float">
            <text:p>0.276041666666667</text:p>
          </table:table-cell>
          <table:table-cell office:value-type="float" office:value="0.213541666666667" calcext:value-type="float">
            <text:p>0.21354166666666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77083333333333" calcext:value-type="float">
            <text:p>0.067708333333333</text:p>
          </table:table-cell>
          <table:table-cell office:value-type="float" office:value="-0.109375" calcext:value-type="float">
            <text:p>-0.109375</text:p>
          </table:table-cell>
          <table:table-cell office:value-type="float" office:value="-0.182291666666667" calcext:value-type="float">
            <text:p>-0.182291666666667</text:p>
          </table:table-cell>
          <table:table-cell office:value-type="float" office:value="-0.489583333333333" calcext:value-type="float">
            <text:p>-0.489583333333333</text:p>
          </table:table-cell>
          <table:table-cell office:value-type="float" office:value="-0.848958333333333" calcext:value-type="float">
            <text:p>-0.848958333333333</text:p>
          </table:table-cell>
          <table:table-cell office:value-type="float" office:value="-0.916666666666667" calcext:value-type="float">
            <text:p>-0.916666666666667</text:p>
          </table:table-cell>
          <table:table-cell office:value-type="float" office:value="2.36458333333333" calcext:value-type="float">
            <text:p>2.36458333333333</text:p>
          </table:table-cell>
          <table:table-cell office:value-type="float" office:value="2.39583333333333" calcext:value-type="float">
            <text:p>2.39583333333333</text:p>
          </table:table-cell>
          <table:table-cell office:value-type="float" office:value="2.45833333333333" calcext:value-type="float">
            <text:p>2.45833333333333</text:p>
          </table:table-cell>
          <table:table-cell office:value-type="float" office:value="2.61458333333333" calcext:value-type="float">
            <text:p>2.61458333333333</text:p>
          </table:table-cell>
          <table:table-cell office:value-type="float" office:value="2.63020833333333" calcext:value-type="float">
            <text:p>2.63020833333333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2.61979166666667" calcext:value-type="float">
            <text:p>2.61979166666667</text:p>
          </table:table-cell>
          <table:table-cell office:value-type="float" office:value="2.50520833333333" calcext:value-type="float">
            <text:p>2.50520833333333</text:p>
          </table:table-cell>
          <table:table-cell office:value-type="float" office:value="2.375" calcext:value-type="float">
            <text:p>2.37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16319444444444" calcext:value-type="float">
            <text:p>1.16319444444444</text:p>
          </table:table-cell>
          <table:table-cell office:value-type="float" office:value="1.35763888888889" calcext:value-type="float">
            <text:p>1.35763888888889</text:p>
          </table:table-cell>
          <table:table-cell office:value-type="float" office:value="1.30902777777778" calcext:value-type="float">
            <text:p>1.30902777777778</text:p>
          </table:table-cell>
          <table:table-cell office:value-type="float" office:value="1.23611111111111" calcext:value-type="float">
            <text:p>1.23611111111111</text:p>
          </table:table-cell>
          <table:table-cell office:value-type="float" office:value="1.30902777777778" calcext:value-type="float">
            <text:p>1.30902777777778</text:p>
          </table:table-cell>
          <table:table-cell table:number-columns-repeated="2" office:value-type="float" office:value="1.1875" calcext:value-type="float">
            <text:p>1.1875</text:p>
          </table:table-cell>
          <table:table-cell office:value-type="float" office:value="0.947916666666667" calcext:value-type="float">
            <text:p>0.947916666666667</text:p>
          </table:table-cell>
          <table:table-cell office:value-type="float" office:value="0.760416666666667" calcext:value-type="float">
            <text:p>0.760416666666667</text:p>
          </table:table-cell>
          <table:table-cell office:value-type="float" office:value="0.635416666666667" calcext:value-type="float">
            <text:p>0.635416666666667</text:p>
          </table:table-cell>
          <table:table-cell office:value-type="float" office:value="0.190972222222222" calcext:value-type="float">
            <text:p>0.19097222222222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-0.00347222222222232" calcext:value-type="float">
            <text:p>-0.003472222222222</text:p>
          </table:table-cell>
          <table:table-cell office:value-type="float" office:value="0.0451388888888889" calcext:value-type="float">
            <text:p>0.045138888888889</text:p>
          </table:table-cell>
          <table:table-cell office:value-type="float" office:value="-0.100694444444444" calcext:value-type="float">
            <text:p>-0.100694444444444</text:p>
          </table:table-cell>
          <table:table-cell office:value-type="float" office:value="-0.052083333333333" calcext:value-type="float">
            <text:p>-0.052083333333333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36111111111111" calcext:value-type="float">
            <text:p>-0.236111111111111</text:p>
          </table:table-cell>
          <table:table-cell office:value-type="float" office:value="-0.239583333333333" calcext:value-type="float">
            <text:p>-0.239583333333333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1.21527777777778" calcext:value-type="float">
            <text:p>1.21527777777778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28819444444444" calcext:value-type="float">
            <text:p>1.28819444444444</text:p>
          </table:table-cell>
          <table:table-cell office:value-type="float" office:value="1.26388888888889" calcext:value-type="float">
            <text:p>1.26388888888889</text:p>
          </table:table-cell>
          <table:table-cell office:value-type="float" office:value="1.23958333333333" calcext:value-type="float">
            <text:p>1.23958333333333</text:p>
          </table:table-cell>
          <table:table-cell office:value-type="float" office:value="1.14236111111111" calcext:value-type="float">
            <text:p>1.14236111111111</text:p>
          </table:table-cell>
          <table:table-cell office:value-type="float" office:value="0.972222222222222" calcext:value-type="float">
            <text:p>0.972222222222222</text:p>
          </table:table-cell>
          <table:table-cell office:value-type="float" office:value="0.826388888888889" calcext:value-type="float">
            <text:p>0.826388888888889</text:p>
          </table:table-cell>
          <table:table-cell office:value-type="float" office:value="0.361111111111111" calcext:value-type="float">
            <text:p>0.361111111111111</text:p>
          </table:table-cell>
          <table:table-cell office:value-type="float" office:value="0.263888888888889" calcext:value-type="float">
            <text:p>0.263888888888889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190972222222222" calcext:value-type="float">
            <text:p>0.190972222222222</text:p>
          </table:table-cell>
          <table:table-cell office:value-type="float" office:value="-0.0763888888888888" calcext:value-type="float">
            <text:p>-0.076388888888889</text:p>
          </table:table-cell>
          <table:table-cell office:value-type="float" office:value="-0.0520833333333333" calcext:value-type="float">
            <text:p>-0.052083333333333</text:p>
          </table:table-cell>
          <table:table-cell office:value-type="float" office:value="-0.430555555555556" calcext:value-type="float">
            <text:p>-0.430555555555556</text:p>
          </table:table-cell>
          <table:table-cell office:value-type="float" office:value="-0.684027777777778" calcext:value-type="float">
            <text:p>-0.684027777777778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2.09027777777778" calcext:value-type="float">
            <text:p>2.09027777777778</text:p>
          </table:table-cell>
          <table:table-cell office:value-type="float" office:value="2.26041666666667" calcext:value-type="float">
            <text:p>2.26041666666667</text:p>
          </table:table-cell>
          <table:table-cell office:value-type="float" office:value="2.45486111111111" calcext:value-type="float">
            <text:p>2.45486111111111</text:p>
          </table:table-cell>
          <table:table-cell office:value-type="float" office:value="2.40625" calcext:value-type="float">
            <text:p>2.40625</text:p>
          </table:table-cell>
          <table:table-cell office:value-type="float" office:value="2.52777777777778" calcext:value-type="float">
            <text:p>2.52777777777778</text:p>
          </table:table-cell>
          <table:table-cell office:value-type="float" office:value="2.47916666666667" calcext:value-type="float">
            <text:p>2.47916666666667</text:p>
          </table:table-cell>
          <table:table-cell office:value-type="float" office:value="2.52083333333333" calcext:value-type="float">
            <text:p>2.52083333333333</text:p>
          </table:table-cell>
          <table:table-cell office:value-type="float" office:value="2.41666666666667" calcext:value-type="float">
            <text:p>2.41666666666667</text:p>
          </table:table-cell>
          <table:table-cell office:value-type="float" office:value="2.27430555555556" calcext:value-type="float">
            <text:p>2.27430555555556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12760416666667" calcext:value-type="float">
            <text:p>1.12760416666667</text:p>
          </table:table-cell>
          <table:table-cell office:value-type="float" office:value="1.30989583333333" calcext:value-type="float">
            <text:p>1.30989583333333</text:p>
          </table:table-cell>
          <table:table-cell office:value-type="float" office:value="1.29166666666667" calcext:value-type="float">
            <text:p>1.29166666666667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29166666666667" calcext:value-type="float">
            <text:p>1.29166666666667</text:p>
          </table:table-cell>
          <table:table-cell office:value-type="float" office:value="1.20052083333333" calcext:value-type="float">
            <text:p>1.20052083333333</text:p>
          </table:table-cell>
          <table:table-cell office:value-type="float" office:value="1.12760416666667" calcext:value-type="float">
            <text:p>1.12760416666667</text:p>
          </table:table-cell>
          <table:table-cell office:value-type="float" office:value="0.963541666666667" calcext:value-type="float">
            <text:p>0.963541666666667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6015625" calcext:value-type="float">
            <text:p>0.6015625</text:p>
          </table:table-cell>
          <table:table-cell office:value-type="float" office:value="0.2265625" calcext:value-type="float">
            <text:p>0.2265625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0312500000000004" calcext:value-type="float">
            <text:p>0.031250000000001</text:p>
          </table:table-cell>
          <table:table-cell office:value-type="float" office:value="0.104166666666667" calcext:value-type="float">
            <text:p>0.104166666666667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-0.059895833333333" calcext:value-type="float">
            <text:p>-0.059895833333333</text:p>
          </table:table-cell>
          <table:table-cell office:value-type="float" office:value="-0.036458333333333" calcext:value-type="float">
            <text:p>-0.036458333333333</text:p>
          </table:table-cell>
          <table:table-cell office:value-type="float" office:value="-0.1953125" calcext:value-type="float">
            <text:p>-0.1953125</text:p>
          </table:table-cell>
          <table:table-cell office:value-type="float" office:value="-0.145833333333333" calcext:value-type="float">
            <text:p>-0.145833333333333</text:p>
          </table:table-cell>
          <table:table-cell office:value-type="float" office:value="1.05989583333333" calcext:value-type="float">
            <text:p>1.05989583333333</text:p>
          </table:table-cell>
          <table:table-cell office:value-type="float" office:value="1.14322916666667" calcext:value-type="float">
            <text:p>1.14322916666667</text:p>
          </table:table-cell>
          <table:table-cell office:value-type="float" office:value="1.2890625" calcext:value-type="float">
            <text:p>1.2890625</text:p>
          </table:table-cell>
          <table:table-cell office:value-type="float" office:value="1.26822916666667" calcext:value-type="float">
            <text:p>1.26822916666667</text:p>
          </table:table-cell>
          <table:table-cell office:value-type="float" office:value="1.2265625" calcext:value-type="float">
            <text:p>1.2265625</text:p>
          </table:table-cell>
          <table:table-cell office:value-type="float" office:value="1.20572916666667" calcext:value-type="float">
            <text:p>1.20572916666667</text:p>
          </table:table-cell>
          <table:table-cell office:value-type="float" office:value="1.08072916666667" calcext:value-type="float">
            <text:p>1.08072916666667</text:p>
          </table:table-cell>
          <table:table-cell office:value-type="float" office:value="0.934895833333333" calcext:value-type="float">
            <text:p>0.934895833333333</text:p>
          </table:table-cell>
          <table:table-cell office:value-type="float" office:value="0.747395833333333" calcext:value-type="float">
            <text:p>0.747395833333333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145833333333333" calcext:value-type="float">
            <text:p>0.145833333333333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-0.0572916666666665" calcext:value-type="float">
            <text:p>-0.057291666666667</text:p>
          </table:table-cell>
          <table:table-cell office:value-type="float" office:value="-0.239583333333333" calcext:value-type="float">
            <text:p>-0.239583333333333</text:p>
          </table:table-cell>
          <table:table-cell office:value-type="float" office:value="-0.575520833333333" calcext:value-type="float">
            <text:p>-0.575520833333333</text:p>
          </table:table-cell>
          <table:table-cell office:value-type="float" office:value="-0.669270833333333" calcext:value-type="float">
            <text:p>-0.669270833333333</text:p>
          </table:table-cell>
          <table:table-cell office:value-type="float" office:value="1.97916666666667" calcext:value-type="float">
            <text:p>1.97916666666667</text:p>
          </table:table-cell>
          <table:table-cell office:value-type="float" office:value="2.12239583333333" calcext:value-type="float">
            <text:p>2.12239583333333</text:p>
          </table:table-cell>
          <table:table-cell office:value-type="float" office:value="2.36197916666667" calcext:value-type="float">
            <text:p>2.36197916666667</text:p>
          </table:table-cell>
          <table:table-cell office:value-type="float" office:value="2.26822916666667" calcext:value-type="float">
            <text:p>2.26822916666667</text:p>
          </table:table-cell>
          <table:table-cell office:value-type="float" office:value="2.38020833333333" calcext:value-type="float">
            <text:p>2.38020833333333</text:p>
          </table:table-cell>
          <table:table-cell office:value-type="float" office:value="2.390625" calcext:value-type="float">
            <text:p>2.390625</text:p>
          </table:table-cell>
          <table:table-cell office:value-type="float" office:value="2.28385416666667" calcext:value-type="float">
            <text:p>2.28385416666667</text:p>
          </table:table-cell>
          <table:table-cell office:value-type="float" office:value="2.25260416666667" calcext:value-type="float">
            <text:p>2.25260416666667</text:p>
          </table:table-cell>
          <table:table-cell office:value-type="float" office:value="2.01822916666667" calcext:value-type="float">
            <text:p>2.01822916666667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07708333333333" calcext:value-type="float">
            <text:p>1.07708333333333</text:p>
          </table:table-cell>
          <table:table-cell office:value-type="float" office:value="1.26666666666667" calcext:value-type="float">
            <text:p>1.26666666666667</text:p>
          </table:table-cell>
          <table:table-cell table:number-columns-repeated="2" office:value-type="float" office:value="1.25208333333333" calcext:value-type="float">
            <text:p>1.25208333333333</text:p>
          </table:table-cell>
          <table:table-cell office:value-type="float" office:value="1.2375" calcext:value-type="float">
            <text:p>1.2375</text:p>
          </table:table-cell>
          <table:table-cell office:value-type="float" office:value="1.19375" calcext:value-type="float">
            <text:p>1.19375</text:p>
          </table:table-cell>
          <table:table-cell office:value-type="float" office:value="1.12083333333333" calcext:value-type="float">
            <text:p>1.12083333333333</text:p>
          </table:table-cell>
          <table:table-cell office:value-type="float" office:value="0.945833333333333" calcext:value-type="float">
            <text:p>0.945833333333333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158333333333333" calcext:value-type="float">
            <text:p>0.158333333333333</text:p>
          </table:table-cell>
          <table:table-cell office:value-type="float" office:value="0.110416666666667" calcext:value-type="float">
            <text:p>0.110416666666667</text:p>
          </table:table-cell>
          <table:table-cell office:value-type="float" office:value="0.0437499999999997" calcext:value-type="float">
            <text:p>0.04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0145833333333334" calcext:value-type="float">
            <text:p>-0.014583333333333</text:p>
          </table:table-cell>
          <table:table-cell office:value-type="float" office:value="-0.0874999999999999" calcext:value-type="float">
            <text:p>-0.0875</text:p>
          </table:table-cell>
          <table:table-cell office:value-type="float" office:value="-0.0791666666666666" calcext:value-type="float">
            <text:p>-0.079166666666667</text:p>
          </table:table-cell>
          <table:table-cell office:value-type="float" office:value="-0.195833333333333" calcext:value-type="float">
            <text:p>-0.195833333333333</text:p>
          </table:table-cell>
          <table:table-cell office:value-type="float" office:value="-0.177083333333333" calcext:value-type="float">
            <text:p>-0.177083333333333</text:p>
          </table:table-cell>
          <table:table-cell office:value-type="float" office:value="1.07291666666667" calcext:value-type="float">
            <text:p>1.07291666666667</text:p>
          </table:table-cell>
          <table:table-cell office:value-type="float" office:value="1.13958333333333" calcext:value-type="float">
            <text:p>1.13958333333333</text:p>
          </table:table-cell>
          <table:table-cell table:number-columns-repeated="3" office:value-type="float" office:value="1.25625" calcext:value-type="float">
            <text:p>1.25625</text:p>
          </table:table-cell>
          <table:table-cell office:value-type="float" office:value="1.20625" calcext:value-type="float">
            <text:p>1.20625</text:p>
          </table:table-cell>
          <table:table-cell office:value-type="float" office:value="1.10625" calcext:value-type="float">
            <text:p>1.10625</text:p>
          </table:table-cell>
          <table:table-cell office:value-type="float" office:value="0.922916666666667" calcext:value-type="float">
            <text:p>0.922916666666667</text:p>
          </table:table-cell>
          <table:table-cell office:value-type="float" office:value="0.722916666666667" calcext:value-type="float">
            <text:p>0.722916666666667</text:p>
          </table:table-cell>
          <table:table-cell office:value-type="float" office:value="0.35" calcext:value-type="float">
            <text:p>0.35</text:p>
          </table:table-cell>
          <table:table-cell office:value-type="float" office:value="0.270833333333333" calcext:value-type="float">
            <text:p>0.270833333333333</text:p>
          </table:table-cell>
          <table:table-cell office:value-type="float" office:value="0.204166666666667" calcext:value-type="float">
            <text:p>0.204166666666667</text:p>
          </table:table-cell>
          <table:table-cell office:value-type="float" office:value="0.191666666666667" calcext:value-type="float">
            <text:p>0.191666666666667</text:p>
          </table:table-cell>
          <table:table-cell office:value-type="float" office:value="0.104166666666667" calcext:value-type="float">
            <text:p>0.104166666666667</text:p>
          </table:table-cell>
          <table:table-cell office:value-type="float" office:value="-0.0249999999999999" calcext:value-type="float">
            <text:p>-0.025</text:p>
          </table:table-cell>
          <table:table-cell office:value-type="float" office:value="-0.208333333333333" calcext:value-type="float">
            <text:p>-0.208333333333333</text:p>
          </table:table-cell>
          <table:table-cell office:value-type="float" office:value="-0.541666666666667" calcext:value-type="float">
            <text:p>-0.541666666666667</text:p>
          </table:table-cell>
          <table:table-cell office:value-type="float" office:value="-0.652083333333333" calcext:value-type="float">
            <text:p>-0.652083333333333</text:p>
          </table:table-cell>
          <table:table-cell office:value-type="float" office:value="1.98958333333333" calcext:value-type="float">
            <text:p>1.98958333333333</text:p>
          </table:table-cell>
          <table:table-cell office:value-type="float" office:value="2.12083333333333" calcext:value-type="float">
            <text:p>2.12083333333333</text:p>
          </table:table-cell>
          <table:table-cell office:value-type="float" office:value="2.30416666666667" calcext:value-type="float">
            <text:p>2.30416666666667</text:p>
          </table:table-cell>
          <table:table-cell office:value-type="float" office:value="2.30208333333333" calcext:value-type="float">
            <text:p>2.30208333333333</text:p>
          </table:table-cell>
          <table:table-cell office:value-type="float" office:value="2.34583333333333" calcext:value-type="float">
            <text:p>2.34583333333333</text:p>
          </table:table-cell>
          <table:table-cell office:value-type="float" office:value="2.35208333333333" calcext:value-type="float">
            <text:p>2.35208333333333</text:p>
          </table:table-cell>
          <table:table-cell office:value-type="float" office:value="2.26041666666667" calcext:value-type="float">
            <text:p>2.26041666666667</text:p>
          </table:table-cell>
          <table:table-cell office:value-type="float" office:value="2.17708333333333" calcext:value-type="float">
            <text:p>2.17708333333333</text:p>
          </table:table-cell>
          <table:table-cell office:value-type="float" office:value="1.95625" calcext:value-type="float">
            <text:p>1.95625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04340277777778" calcext:value-type="float">
            <text:p>1.04340277777778</text:p>
          </table:table-cell>
          <table:table-cell table:number-columns-repeated="2" office:value-type="float" office:value="1.23784722222222" calcext:value-type="float">
            <text:p>1.23784722222222</text:p>
          </table:table-cell>
          <table:table-cell office:value-type="float" office:value="1.22569444444444" calcext:value-type="float">
            <text:p>1.22569444444444</text:p>
          </table:table-cell>
          <table:table-cell office:value-type="float" office:value="1.21354166666667" calcext:value-type="float">
            <text:p>1.21354166666667</text:p>
          </table:table-cell>
          <table:table-cell office:value-type="float" office:value="1.15277777777778" calcext:value-type="float">
            <text:p>1.15277777777778</text:p>
          </table:table-cell>
          <table:table-cell office:value-type="float" office:value="1.06770833333333" calcext:value-type="float">
            <text:p>1.06770833333333</text:p>
          </table:table-cell>
          <table:table-cell office:value-type="float" office:value="0.934027777777778" calcext:value-type="float">
            <text:p>0.934027777777778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581597222222222" calcext:value-type="float">
            <text:p>0.581597222222222</text:p>
          </table:table-cell>
          <table:table-cell office:value-type="float" office:value="0.154513888888889" calcext:value-type="float">
            <text:p>0.154513888888889</text:p>
          </table:table-cell>
          <table:table-cell office:value-type="float" office:value="0.0850694444444446" calcext:value-type="float">
            <text:p>0.085069444444445</text:p>
          </table:table-cell>
          <table:table-cell office:value-type="float" office:value="0.00347222222222232" calcext:value-type="float">
            <text:p>0.003472222222222</text:p>
          </table:table-cell>
          <table:table-cell office:value-type="float" office:value="0.0329861111111112" calcext:value-type="float">
            <text:p>0.032986111111111</text:p>
          </table:table-cell>
          <table:table-cell office:value-type="float" office:value="-0.0555555555555558" calcext:value-type="float">
            <text:p>-0.055555555555556</text:p>
          </table:table-cell>
          <table:table-cell office:value-type="float" office:value="-0.057291666666667" calcext:value-type="float">
            <text:p>-0.057291666666667</text:p>
          </table:table-cell>
          <table:table-cell office:value-type="float" office:value="-0.107638888888889" calcext:value-type="float">
            <text:p>-0.107638888888889</text:p>
          </table:table-cell>
          <table:table-cell office:value-type="float" office:value="-0.199652777777778" calcext:value-type="float">
            <text:p>-0.199652777777778</text:p>
          </table:table-cell>
          <table:table-cell office:value-type="float" office:value="-0.168402777777778" calcext:value-type="float">
            <text:p>-0.168402777777778</text:p>
          </table:table-cell>
          <table:table-cell office:value-type="float" office:value="1.02604166666667" calcext:value-type="float">
            <text:p>1.02604166666667</text:p>
          </table:table-cell>
          <table:table-cell office:value-type="float" office:value="1.08159722222222" calcext:value-type="float">
            <text:p>1.08159722222222</text:p>
          </table:table-cell>
          <table:table-cell office:value-type="float" office:value="1.24826388888889" calcext:value-type="float">
            <text:p>1.24826388888889</text:p>
          </table:table-cell>
          <table:table-cell office:value-type="float" office:value="1.26215277777778" calcext:value-type="float">
            <text:p>1.26215277777778</text:p>
          </table:table-cell>
          <table:table-cell office:value-type="float" office:value="1.22048611111111" calcext:value-type="float">
            <text:p>1.22048611111111</text:p>
          </table:table-cell>
          <table:table-cell office:value-type="float" office:value="1.19270833333333" calcext:value-type="float">
            <text:p>1.19270833333333</text:p>
          </table:table-cell>
          <table:table-cell office:value-type="float" office:value="1.09548611111111" calcext:value-type="float">
            <text:p>1.09548611111111</text:p>
          </table:table-cell>
          <table:table-cell office:value-type="float" office:value="0.914930555555556" calcext:value-type="float">
            <text:p>0.914930555555556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0.350694444444444" calcext:value-type="float">
            <text:p>0.350694444444444</text:p>
          </table:table-cell>
          <table:table-cell office:value-type="float" office:value="0.295138888888889" calcext:value-type="float">
            <text:p>0.295138888888889</text:p>
          </table:table-cell>
          <table:table-cell office:value-type="float" office:value="0.173611111111111" calcext:value-type="float">
            <text:p>0.173611111111111</text:p>
          </table:table-cell>
          <table:table-cell office:value-type="float" office:value="0.190972222222222" calcext:value-type="float">
            <text:p>0.190972222222222</text:p>
          </table:table-cell>
          <table:table-cell office:value-type="float" office:value="0.0555555555555554" calcext:value-type="float">
            <text:p>0.055555555555555</text:p>
          </table:table-cell>
          <table:table-cell office:value-type="float" office:value="-0.0451388888888891" calcext:value-type="float">
            <text:p>-0.045138888888889</text:p>
          </table:table-cell>
          <table:table-cell office:value-type="float" office:value="-0.201388888888889" calcext:value-type="float">
            <text:p>-0.201388888888889</text:p>
          </table:table-cell>
          <table:table-cell office:value-type="float" office:value="-0.524305555555556" calcext:value-type="float">
            <text:p>-0.524305555555556</text:p>
          </table:table-cell>
          <table:table-cell office:value-type="float" office:value="-0.628472222222222" calcext:value-type="float">
            <text:p>-0.628472222222222</text:p>
          </table:table-cell>
          <table:table-cell office:value-type="float" office:value="1.91319444444444" calcext:value-type="float">
            <text:p>1.91319444444444</text:p>
          </table:table-cell>
          <table:table-cell office:value-type="float" office:value="2.02430555555556" calcext:value-type="float">
            <text:p>2.02430555555556</text:p>
          </table:table-cell>
          <table:table-cell office:value-type="float" office:value="2.30034722222222" calcext:value-type="float">
            <text:p>2.30034722222222</text:p>
          </table:table-cell>
          <table:table-cell office:value-type="float" office:value="2.28472222222222" calcext:value-type="float">
            <text:p>2.28472222222222</text:p>
          </table:table-cell>
          <table:table-cell office:value-type="float" office:value="2.31770833333333" calcext:value-type="float">
            <text:p>2.31770833333333</text:p>
          </table:table-cell>
          <table:table-cell office:value-type="float" office:value="2.30555555555556" calcext:value-type="float">
            <text:p>2.30555555555556</text:p>
          </table:table-cell>
          <table:table-cell office:value-type="float" office:value="2.23090277777778" calcext:value-type="float">
            <text:p>2.23090277777778</text:p>
          </table:table-cell>
          <table:table-cell office:value-type="float" office:value="2.14236111111111" calcext:value-type="float">
            <text:p>2.14236111111111</text:p>
          </table:table-cell>
          <table:table-cell office:value-type="float" office:value="1.94444444444444" calcext:value-type="float">
            <text:p>1.94444444444444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01934523809524" calcext:value-type="float">
            <text:p>1.01934523809524</text:p>
          </table:table-cell>
          <table:table-cell office:value-type="float" office:value="1.21577380952381" calcext:value-type="float">
            <text:p>1.21577380952381</text:p>
          </table:table-cell>
          <table:table-cell office:value-type="float" office:value="1.22767857142857" calcext:value-type="float">
            <text:p>1.22767857142857</text:p>
          </table:table-cell>
          <table:table-cell office:value-type="float" office:value="1.21577380952381" calcext:value-type="float">
            <text:p>1.21577380952381</text:p>
          </table:table-cell>
          <table:table-cell office:value-type="float" office:value="1.20386904761905" calcext:value-type="float">
            <text:p>1.20386904761905</text:p>
          </table:table-cell>
          <table:table-cell office:value-type="float" office:value="1.13392857142857" calcext:value-type="float">
            <text:p>1.13392857142857</text:p>
          </table:table-cell>
          <table:table-cell office:value-type="float" office:value="1.05059523809524" calcext:value-type="float">
            <text:p>1.05059523809524</text:p>
          </table:table-cell>
          <table:table-cell office:value-type="float" office:value="0.967261904761905" calcext:value-type="float">
            <text:p>0.967261904761905</text:p>
          </table:table-cell>
          <table:table-cell office:value-type="float" office:value="0.696428571428571" calcext:value-type="float">
            <text:p>0.696428571428571</text:p>
          </table:table-cell>
          <table:table-cell office:value-type="float" office:value="0.561011904761905" calcext:value-type="float">
            <text:p>0.561011904761905</text:p>
          </table:table-cell>
          <table:table-cell office:value-type="float" office:value="0.186011904761905" calcext:value-type="float">
            <text:p>0.186011904761905</text:p>
          </table:table-cell>
          <table:table-cell office:value-type="float" office:value="0.114583333333333" calcext:value-type="float">
            <text:p>0.114583333333333</text:p>
          </table:table-cell>
          <table:table-cell office:value-type="float" office:value="0.00744047619047583" calcext:value-type="float">
            <text:p>0.007440476190476</text:p>
          </table:table-cell>
          <table:table-cell office:value-type="float" office:value="0.0193452380952381" calcext:value-type="float">
            <text:p>0.019345238095238</text:p>
          </table:table-cell>
          <table:table-cell office:value-type="float" office:value="-0.0744047619047623" calcext:value-type="float">
            <text:p>-0.074404761904762</text:p>
          </table:table-cell>
          <table:table-cell office:value-type="float" office:value="-0.0744047619047619" calcext:value-type="float">
            <text:p>-0.074404761904762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190476190476191" calcext:value-type="float">
            <text:p>-0.190476190476191</text:p>
          </table:table-cell>
          <table:table-cell office:value-type="float" office:value="-0.183035714285714" calcext:value-type="float">
            <text:p>-0.183035714285714</text:p>
          </table:table-cell>
          <table:table-cell office:value-type="float" office:value="0.992559523809524" calcext:value-type="float">
            <text:p>0.992559523809524</text:p>
          </table:table-cell>
          <table:table-cell office:value-type="float" office:value="1.0639880952381" calcext:value-type="float">
            <text:p>1.0639880952381</text:p>
          </table:table-cell>
          <table:table-cell office:value-type="float" office:value="1.23065476190476" calcext:value-type="float">
            <text:p>1.23065476190476</text:p>
          </table:table-cell>
          <table:table-cell office:value-type="float" office:value="1.25446428571429" calcext:value-type="float">
            <text:p>1.25446428571429</text:p>
          </table:table-cell>
          <table:table-cell office:value-type="float" office:value="1.24255952380952" calcext:value-type="float">
            <text:p>1.24255952380952</text:p>
          </table:table-cell>
          <table:table-cell office:value-type="float" office:value="1.19494047619048" calcext:value-type="float">
            <text:p>1.19494047619048</text:p>
          </table:table-cell>
          <table:table-cell office:value-type="float" office:value="1.09970238095238" calcext:value-type="float">
            <text:p>1.09970238095238</text:p>
          </table:table-cell>
          <table:table-cell office:value-type="float" office:value="0.897321428571429" calcext:value-type="float">
            <text:p>0.897321428571429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358630952380952" calcext:value-type="float">
            <text:p>0.358630952380952</text:p>
          </table:table-cell>
          <table:table-cell office:value-type="float" office:value="0.311011904761905" calcext:value-type="float">
            <text:p>0.311011904761905</text:p>
          </table:table-cell>
          <table:table-cell table:number-columns-repeated="2" office:value-type="float" office:value="0.203869047619048" calcext:value-type="float">
            <text:p>0.203869047619048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float" office:value="-0.0416666666666665" calcext:value-type="float">
            <text:p>-0.041666666666667</text:p>
          </table:table-cell>
          <table:table-cell office:value-type="float" office:value="-0.136904761904762" calcext:value-type="float">
            <text:p>-0.136904761904762</text:p>
          </table:table-cell>
          <table:table-cell office:value-type="float" office:value="-0.511904761904762" calcext:value-type="float">
            <text:p>-0.511904761904762</text:p>
          </table:table-cell>
          <table:table-cell office:value-type="float" office:value="-0.639880952380952" calcext:value-type="float">
            <text:p>-0.639880952380952</text:p>
          </table:table-cell>
          <table:table-cell office:value-type="float" office:value="1.84970238095238" calcext:value-type="float">
            <text:p>1.84970238095238</text:p>
          </table:table-cell>
          <table:table-cell office:value-type="float" office:value="1.98065476190476" calcext:value-type="float">
            <text:p>1.98065476190476</text:p>
          </table:table-cell>
          <table:table-cell office:value-type="float" office:value="2.24255952380952" calcext:value-type="float">
            <text:p>2.24255952380952</text:p>
          </table:table-cell>
          <table:table-cell office:value-type="float" office:value="2.25446428571429" calcext:value-type="float">
            <text:p>2.25446428571429</text:p>
          </table:table-cell>
          <table:table-cell office:value-type="float" office:value="2.33482142857143" calcext:value-type="float">
            <text:p>2.33482142857143</text:p>
          </table:table-cell>
          <table:table-cell office:value-type="float" office:value="2.28720238095238" calcext:value-type="float">
            <text:p>2.28720238095238</text:p>
          </table:table-cell>
          <table:table-cell office:value-type="float" office:value="2.20386904761905" calcext:value-type="float">
            <text:p>2.20386904761905</text:p>
          </table:table-cell>
          <table:table-cell office:value-type="float" office:value="2.10565476190476" calcext:value-type="float">
            <text:p>2.10565476190476</text:p>
          </table:table-cell>
          <table:table-cell office:value-type="float" office:value="1.91964285714286" calcext:value-type="float">
            <text:p>1.91964285714286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00130208333333" calcext:value-type="float">
            <text:p>1.00130208333333</text:p>
          </table:table-cell>
          <table:table-cell office:value-type="float" office:value="1.18880208333333" calcext:value-type="float">
            <text:p>1.18880208333333</text:p>
          </table:table-cell>
          <table:table-cell office:value-type="float" office:value="1.23046875" calcext:value-type="float">
            <text:p>1.23046875</text:p>
          </table:table-cell>
          <table:table-cell office:value-type="float" office:value="1.22005208333333" calcext:value-type="float">
            <text:p>1.22005208333333</text:p>
          </table:table-cell>
          <table:table-cell office:value-type="float" office:value="1.20963541666667" calcext:value-type="float">
            <text:p>1.20963541666667</text:p>
          </table:table-cell>
          <table:table-cell office:value-type="float" office:value="1.14713541666667" calcext:value-type="float">
            <text:p>1.14713541666667</text:p>
          </table:table-cell>
          <table:table-cell office:value-type="float" office:value="1.06380208333333" calcext:value-type="float">
            <text:p>1.06380208333333</text:p>
          </table:table-cell>
          <table:table-cell office:value-type="float" office:value="0.946614583333333" calcext:value-type="float">
            <text:p>0.946614583333333</text:p>
          </table:table-cell>
          <table:table-cell office:value-type="float" office:value="0.709635416666667" calcext:value-type="float">
            <text:p>0.709635416666667</text:p>
          </table:table-cell>
          <table:table-cell office:value-type="float" office:value="0.563802083333333" calcext:value-type="float">
            <text:p>0.563802083333333</text:p>
          </table:table-cell>
          <table:table-cell office:value-type="float" office:value="0.209635416666666" calcext:value-type="float">
            <text:p>0.209635416666666</text:p>
          </table:table-cell>
          <table:table-cell office:value-type="float" office:value="0.147135416666667" calcext:value-type="float">
            <text:p>0.147135416666667</text:p>
          </table:table-cell>
          <table:table-cell office:value-type="float" office:value="0.0221354166666665" calcext:value-type="float">
            <text:p>0.022135416666667</text:p>
          </table:table-cell>
          <table:table-cell office:value-type="float" office:value="0.00130208333333348" calcext:value-type="float">
            <text:p>0.001302083333333</text:p>
          </table:table-cell>
          <table:table-cell office:value-type="float" office:value="-0.01953125" calcext:value-type="float">
            <text:p>-0.01953125</text:p>
          </table:table-cell>
          <table:table-cell office:value-type="float" office:value="-0.061197916666667" calcext:value-type="float">
            <text:p>-0.061197916666667</text:p>
          </table:table-cell>
          <table:table-cell office:value-type="float" office:value="-0.0950520833333335" calcext:value-type="float">
            <text:p>-0.095052083333334</text:p>
          </table:table-cell>
          <table:table-cell office:value-type="float" office:value="-0.165364583333333" calcext:value-type="float">
            <text:p>-0.165364583333333</text:p>
          </table:table-cell>
          <table:table-cell office:value-type="float" office:value="-0.17578125" calcext:value-type="float">
            <text:p>-0.17578125</text:p>
          </table:table-cell>
          <table:table-cell office:value-type="float" office:value="0.98828125" calcext:value-type="float">
            <text:p>0.98828125</text:p>
          </table:table-cell>
          <table:table-cell office:value-type="float" office:value="1.06119791666667" calcext:value-type="float">
            <text:p>1.06119791666667</text:p>
          </table:table-cell>
          <table:table-cell office:value-type="float" office:value="1.23828125" calcext:value-type="float">
            <text:p>1.23828125</text:p>
          </table:table-cell>
          <table:table-cell office:value-type="float" office:value="1.22786458333333" calcext:value-type="float">
            <text:p>1.22786458333333</text:p>
          </table:table-cell>
          <table:table-cell office:value-type="float" office:value="1.20703125" calcext:value-type="float">
            <text:p>1.20703125</text:p>
          </table:table-cell>
          <table:table-cell office:value-type="float" office:value="1.17578125" calcext:value-type="float">
            <text:p>1.17578125</text:p>
          </table:table-cell>
          <table:table-cell office:value-type="float" office:value="1.09244791666667" calcext:value-type="float">
            <text:p>1.09244791666667</text:p>
          </table:table-cell>
          <table:table-cell office:value-type="float" office:value="0.904947916666667" calcext:value-type="float">
            <text:p>0.904947916666667</text:p>
          </table:table-cell>
          <table:table-cell office:value-type="float" office:value="0.727864583333333" calcext:value-type="float">
            <text:p>0.727864583333333</text:p>
          </table:table-cell>
          <table:table-cell office:value-type="float" office:value="0.376302083333333" calcext:value-type="float">
            <text:p>0.376302083333333</text:p>
          </table:table-cell>
          <table:table-cell office:value-type="float" office:value="0.365885416666667" calcext:value-type="float">
            <text:p>0.365885416666667</text:p>
          </table:table-cell>
          <table:table-cell office:value-type="float" office:value="0.240885416666667" calcext:value-type="float">
            <text:p>0.240885416666667</text:p>
          </table:table-cell>
          <table:table-cell office:value-type="float" office:value="0.209635416666667" calcext:value-type="float">
            <text:p>0.209635416666667</text:p>
          </table:table-cell>
          <table:table-cell office:value-type="float" office:value="0.157552083333333" calcext:value-type="float">
            <text:p>0.157552083333333</text:p>
          </table:table-cell>
          <table:table-cell office:value-type="float" office:value="0.00130208333333326" calcext:value-type="float">
            <text:p>0.001302083333333</text:p>
          </table:table-cell>
          <table:table-cell office:value-type="float" office:value="-0.1484375" calcext:value-type="float">
            <text:p>-0.1484375</text:p>
          </table:table-cell>
          <table:table-cell office:value-type="float" office:value="-0.455729166666667" calcext:value-type="float">
            <text:p>-0.455729166666667</text:p>
          </table:table-cell>
          <table:table-cell office:value-type="float" office:value="-0.591145833333333" calcext:value-type="float">
            <text:p>-0.591145833333333</text:p>
          </table:table-cell>
          <table:table-cell office:value-type="float" office:value="1.80078125" calcext:value-type="float">
            <text:p>1.80078125</text:p>
          </table:table-cell>
          <table:table-cell office:value-type="float" office:value="1.92578125" calcext:value-type="float">
            <text:p>1.92578125</text:p>
          </table:table-cell>
          <table:table-cell office:value-type="float" office:value="2.21744791666667" calcext:value-type="float">
            <text:p>2.21744791666667</text:p>
          </table:table-cell>
          <table:table-cell office:value-type="float" office:value="2.22786458333333" calcext:value-type="float">
            <text:p>2.22786458333333</text:p>
          </table:table-cell>
          <table:table-cell office:value-type="float" office:value="2.19661458333333" calcext:value-type="float">
            <text:p>2.19661458333333</text:p>
          </table:table-cell>
          <table:table-cell office:value-type="float" office:value="2.23828125" calcext:value-type="float">
            <text:p>2.23828125</text:p>
          </table:table-cell>
          <table:table-cell office:value-type="float" office:value="2.1875" calcext:value-type="float">
            <text:p>2.1875</text:p>
          </table:table-cell>
          <table:table-cell office:value-type="float" office:value="2.0703125" calcext:value-type="float">
            <text:p>2.0703125</text:p>
          </table:table-cell>
          <table:table-cell office:value-type="float" office:value="1.8828125" calcext:value-type="float">
            <text:p>1.882812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96412037037037" calcext:value-type="float">
            <text:p>0.96412037037037</text:p>
          </table:table-cell>
          <table:table-cell office:value-type="float" office:value="1.16782407407407" calcext:value-type="float">
            <text:p>1.16782407407407</text:p>
          </table:table-cell>
          <table:table-cell table:number-columns-repeated="2" office:value-type="float" office:value="1.21412037037037" calcext:value-type="float">
            <text:p>1.21412037037037</text:p>
          </table:table-cell>
          <table:table-cell office:value-type="float" office:value="1.20486111111111" calcext:value-type="float">
            <text:p>1.20486111111111</text:p>
          </table:table-cell>
          <table:table-cell office:value-type="float" office:value="1.14930555555556" calcext:value-type="float">
            <text:p>1.14930555555556</text:p>
          </table:table-cell>
          <table:table-cell office:value-type="float" office:value="1.06597222222222" calcext:value-type="float">
            <text:p>1.06597222222222</text:p>
          </table:table-cell>
          <table:table-cell office:value-type="float" office:value="0.927083333333333" calcext:value-type="float">
            <text:p>0.927083333333333</text:p>
          </table:table-cell>
          <table:table-cell office:value-type="float" office:value="0.719907407407407" calcext:value-type="float">
            <text:p>0.719907407407407</text:p>
          </table:table-cell>
          <table:table-cell office:value-type="float" office:value="0.565972222222222" calcext:value-type="float">
            <text:p>0.565972222222222</text:p>
          </table:table-cell>
          <table:table-cell office:value-type="float" office:value="0.204861111111111" calcext:value-type="float">
            <text:p>0.204861111111111</text:p>
          </table:table-cell>
          <table:table-cell office:value-type="float" office:value="0.140046296296296" calcext:value-type="float">
            <text:p>0.140046296296296</text:p>
          </table:table-cell>
          <table:table-cell office:value-type="float" office:value="0.019675925925926" calcext:value-type="float">
            <text:p>0.019675925925926</text:p>
          </table:table-cell>
          <table:table-cell office:value-type="float" office:value="0" calcext:value-type="float">
            <text:p>0</text:p>
          </table:table-cell>
          <table:table-cell office:value-type="float" office:value="-0.0347222222222223" calcext:value-type="float">
            <text:p>-0.034722222222222</text:p>
          </table:table-cell>
          <table:table-cell office:value-type="float" office:value="-0.0659722222222223" calcext:value-type="float">
            <text:p>-0.065972222222222</text:p>
          </table:table-cell>
          <table:table-cell office:value-type="float" office:value="-0.0914351851851851" calcext:value-type="float">
            <text:p>-0.091435185185185</text:p>
          </table:table-cell>
          <table:table-cell office:value-type="float" office:value="-0.150462962962963" calcext:value-type="float">
            <text:p>-0.150462962962963</text:p>
          </table:table-cell>
          <table:table-cell office:value-type="float" office:value="-0.146990740740741" calcext:value-type="float">
            <text:p>-0.146990740740741</text:p>
          </table:table-cell>
          <table:table-cell office:value-type="float" office:value="0.981481481481482" calcext:value-type="float">
            <text:p>0.981481481481482</text:p>
          </table:table-cell>
          <table:table-cell office:value-type="float" office:value="1.09259259259259" calcext:value-type="float">
            <text:p>1.09259259259259</text:p>
          </table:table-cell>
          <table:table-cell office:value-type="float" office:value="1.21412037037037" calcext:value-type="float">
            <text:p>1.21412037037037</text:p>
          </table:table-cell>
          <table:table-cell office:value-type="float" office:value="1.22453703703704" calcext:value-type="float">
            <text:p>1.22453703703704</text:p>
          </table:table-cell>
          <table:table-cell office:value-type="float" office:value="1.19328703703704" calcext:value-type="float">
            <text:p>1.19328703703704</text:p>
          </table:table-cell>
          <table:table-cell office:value-type="float" office:value="1.1724537037037" calcext:value-type="float">
            <text:p>1.1724537037037</text:p>
          </table:table-cell>
          <table:table-cell office:value-type="float" office:value="1.08333333333333" calcext:value-type="float">
            <text:p>1.08333333333333</text:p>
          </table:table-cell>
          <table:table-cell office:value-type="float" office:value="0.898148148148148" calcext:value-type="float">
            <text:p>0.898148148148148</text:p>
          </table:table-cell>
          <table:table-cell office:value-type="float" office:value="0.712962962962963" calcext:value-type="float">
            <text:p>0.712962962962963</text:p>
          </table:table-cell>
          <table:table-cell office:value-type="float" office:value="0.399305555555556" calcext:value-type="float">
            <text:p>0.399305555555556</text:p>
          </table:table-cell>
          <table:table-cell office:value-type="float" office:value="0.380787037037037" calcext:value-type="float">
            <text:p>0.380787037037037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31481481481481" calcext:value-type="float">
            <text:p>0.231481481481481</text:p>
          </table:table-cell>
          <table:table-cell office:value-type="float" office:value="0.15162037037037" calcext:value-type="float">
            <text:p>0.15162037037037</text:p>
          </table:table-cell>
          <table:table-cell office:value-type="float" office:value="0.0381944444444446" calcext:value-type="float">
            <text:p>0.038194444444445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402777777777778" calcext:value-type="float">
            <text:p>-0.402777777777778</text:p>
          </table:table-cell>
          <table:table-cell office:value-type="float" office:value="-0.543981481481482" calcext:value-type="float">
            <text:p>-0.543981481481482</text:p>
          </table:table-cell>
          <table:table-cell office:value-type="float" office:value="1.75" calcext:value-type="float">
            <text:p>1.75</text:p>
          </table:table-cell>
          <table:table-cell office:value-type="float" office:value="1.92592592592593" calcext:value-type="float">
            <text:p>1.92592592592593</text:p>
          </table:table-cell>
          <table:table-cell office:value-type="float" office:value="2.14699074074074" calcext:value-type="float">
            <text:p>2.14699074074074</text:p>
          </table:table-cell>
          <table:table-cell office:value-type="float" office:value="2.19791666666667" calcext:value-type="float">
            <text:p>2.19791666666667</text:p>
          </table:table-cell>
          <table:table-cell office:value-type="float" office:value="2.19097222222222" calcext:value-type="float">
            <text:p>2.19097222222222</text:p>
          </table:table-cell>
          <table:table-cell office:value-type="float" office:value="2.20023148148148" calcext:value-type="float">
            <text:p>2.20023148148148</text:p>
          </table:table-cell>
          <table:table-cell office:value-type="float" office:value="2.16666666666667" calcext:value-type="float">
            <text:p>2.16666666666667</text:p>
          </table:table-cell>
          <table:table-cell office:value-type="float" office:value="2.02083333333333" calcext:value-type="float">
            <text:p>2.02083333333333</text:p>
          </table:table-cell>
          <table:table-cell office:value-type="float" office:value="1.82291666666667" calcext:value-type="float">
            <text:p>1.82291666666667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951041666666667" calcext:value-type="float">
            <text:p>0.951041666666667</text:p>
          </table:table-cell>
          <table:table-cell office:value-type="float" office:value="1.16770833333333" calcext:value-type="float">
            <text:p>1.16770833333333</text:p>
          </table:table-cell>
          <table:table-cell office:value-type="float" office:value="1.209375" calcext:value-type="float">
            <text:p>1.209375</text:p>
          </table:table-cell>
          <table:table-cell office:value-type="float" office:value="1.21770833333333" calcext:value-type="float">
            <text:p>1.21770833333333</text:p>
          </table:table-cell>
          <table:table-cell office:value-type="float" office:value="1.20104166666667" calcext:value-type="float">
            <text:p>1.20104166666667</text:p>
          </table:table-cell>
          <table:table-cell office:value-type="float" office:value="1.134375" calcext:value-type="float">
            <text:p>1.134375</text:p>
          </table:table-cell>
          <table:table-cell office:value-type="float" office:value="1.06770833333333" calcext:value-type="float">
            <text:p>1.06770833333333</text:p>
          </table:table-cell>
          <table:table-cell office:value-type="float" office:value="0.917708333333333" calcext:value-type="float">
            <text:p>0.917708333333333</text:p>
          </table:table-cell>
          <table:table-cell office:value-type="float" office:value="0.698958333333333" calcext:value-type="float">
            <text:p>0.698958333333333</text:p>
          </table:table-cell>
          <table:table-cell office:value-type="float" office:value="0.567708333333333" calcext:value-type="float">
            <text:p>0.567708333333333</text:p>
          </table:table-cell>
          <table:table-cell office:value-type="float" office:value="0.222916666666667" calcext:value-type="float">
            <text:p>0.222916666666667</text:p>
          </table:table-cell>
          <table:table-cell office:value-type="float" office:value="0.133333333333334" calcext:value-type="float">
            <text:p>0.133333333333334</text:p>
          </table:table-cell>
          <table:table-cell office:value-type="float" office:value="0.0291666666666668" calcext:value-type="float">
            <text:p>0.029166666666667</text:p>
          </table:table-cell>
          <table:table-cell office:value-type="float" office:value="0.0124999999999997" calcext:value-type="float">
            <text:p>0.0125</text:p>
          </table:table-cell>
          <table:table-cell office:value-type="float" office:value="0.00208333333333322" calcext:value-type="float">
            <text:p>0.002083333333333</text:p>
          </table:table-cell>
          <table:table-cell office:value-type="float" office:value="-0.0645833333333337" calcext:value-type="float">
            <text:p>-0.064583333333334</text:p>
          </table:table-cell>
          <table:table-cell office:value-type="float" office:value="-0.111458333333333" calcext:value-type="float">
            <text:p>-0.111458333333333</text:p>
          </table:table-cell>
          <table:table-cell office:value-type="float" office:value="-0.142708333333333" calcext:value-type="float">
            <text:p>-0.142708333333333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0.9625" calcext:value-type="float">
            <text:p>0.9625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1.215625" calcext:value-type="float">
            <text:p>1.215625</text:p>
          </table:table-cell>
          <table:table-cell office:value-type="float" office:value="1.253125" calcext:value-type="float">
            <text:p>1.253125</text:p>
          </table:table-cell>
          <table:table-cell office:value-type="float" office:value="1.1875" calcext:value-type="float">
            <text:p>1.1875</text:p>
          </table:table-cell>
          <table:table-cell office:value-type="float" office:value="1.16875" calcext:value-type="float">
            <text:p>1.16875</text:p>
          </table:table-cell>
          <table:table-cell office:value-type="float" office:value="1.075" calcext:value-type="float">
            <text:p>1.0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0.373958333333333" calcext:value-type="float">
            <text:p>0.373958333333333</text:p>
          </table:table-cell>
          <table:table-cell office:value-type="float" office:value="0.30625" calcext:value-type="float">
            <text:p>0.30625</text:p>
          </table:table-cell>
          <table:table-cell office:value-type="float" office:value="0.263541666666667" calcext:value-type="float">
            <text:p>0.263541666666667</text:p>
          </table:table-cell>
          <table:table-cell office:value-type="float" office:value="0.177083333333333" calcext:value-type="float">
            <text:p>0.177083333333333</text:p>
          </table:table-cell>
          <table:table-cell office:value-type="float" office:value="0.0531249999999999" calcext:value-type="float">
            <text:p>0.053125</text:p>
          </table:table-cell>
          <table:table-cell office:value-type="float" office:value="-0.14375" calcext:value-type="float">
            <text:p>-0.14375</text:p>
          </table:table-cell>
          <table:table-cell office:value-type="float" office:value="-0.39375" calcext:value-type="float">
            <text:p>-0.39375</text:p>
          </table:table-cell>
          <table:table-cell office:value-type="float" office:value="-0.522916666666667" calcext:value-type="float">
            <text:p>-0.522916666666667</text:p>
          </table:table-cell>
          <table:table-cell office:value-type="float" office:value="1.69895833333333" calcext:value-type="float">
            <text:p>1.69895833333333</text:p>
          </table:table-cell>
          <table:table-cell office:value-type="float" office:value="1.92916666666667" calcext:value-type="float">
            <text:p>1.92916666666667</text:p>
          </table:table-cell>
          <table:table-cell office:value-type="float" office:value="2.12708333333333" calcext:value-type="float">
            <text:p>2.12708333333333</text:p>
          </table:table-cell>
          <table:table-cell office:value-type="float" office:value="2.190625" calcext:value-type="float">
            <text:p>2.190625</text:p>
          </table:table-cell>
          <table:table-cell office:value-type="float" office:value="2.14479166666667" calcext:value-type="float">
            <text:p>2.14479166666667</text:p>
          </table:table-cell>
          <table:table-cell office:value-type="float" office:value="2.18333333333333" calcext:value-type="float">
            <text:p>2.18333333333333</text:p>
          </table:table-cell>
          <table:table-cell office:value-type="float" office:value="2.13645833333333" calcext:value-type="float">
            <text:p>2.13645833333333</text:p>
          </table:table-cell>
          <table:table-cell office:value-type="float" office:value="1.96770833333333" calcext:value-type="float">
            <text:p>1.96770833333333</text:p>
          </table:table-cell>
          <table:table-cell office:value-type="float" office:value="1.79895833333333" calcext:value-type="float">
            <text:p>1.79895833333333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947916666666667" calcext:value-type="float">
            <text:p>0.947916666666667</text:p>
          </table:table-cell>
          <table:table-cell office:value-type="float" office:value="1.14488636363636" calcext:value-type="float">
            <text:p>1.14488636363636</text:p>
          </table:table-cell>
          <table:table-cell office:value-type="float" office:value="1.19791666666667" calcext:value-type="float">
            <text:p>1.19791666666667</text:p>
          </table:table-cell>
          <table:table-cell office:value-type="float" office:value="1.20549242424242" calcext:value-type="float">
            <text:p>1.20549242424242</text:p>
          </table:table-cell>
          <table:table-cell office:value-type="float" office:value="1.19791666666667" calcext:value-type="float">
            <text:p>1.19791666666667</text:p>
          </table:table-cell>
          <table:table-cell office:value-type="float" office:value="1.12973484848485" calcext:value-type="float">
            <text:p>1.12973484848485</text:p>
          </table:table-cell>
          <table:table-cell office:value-type="float" office:value="1.06155303030303" calcext:value-type="float">
            <text:p>1.06155303030303</text:p>
          </table:table-cell>
          <table:table-cell office:value-type="float" office:value="0.910037878787879" calcext:value-type="float">
            <text:p>0.910037878787879</text:p>
          </table:table-cell>
          <table:table-cell office:value-type="float" office:value="0.68844696969697" calcext:value-type="float">
            <text:p>0.6884469696969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207386363636364" calcext:value-type="float">
            <text:p>0.207386363636364</text:p>
          </table:table-cell>
          <table:table-cell office:value-type="float" office:value="0.132575757575758" calcext:value-type="float">
            <text:p>0.132575757575758</text:p>
          </table:table-cell>
          <table:table-cell office:value-type="float" office:value="0.0293560606060606" calcext:value-type="float">
            <text:p>0.029356060606061</text:p>
          </table:table-cell>
          <table:table-cell office:value-type="float" office:value="0.0217803030303032" calcext:value-type="float">
            <text:p>0.021780303030303</text:p>
          </table:table-cell>
          <table:table-cell office:value-type="float" office:value="-0.0293560606060606" calcext:value-type="float">
            <text:p>-0.029356060606061</text:p>
          </table:table-cell>
          <table:table-cell office:value-type="float" office:value="-0.0208333333333335" calcext:value-type="float">
            <text:p>-0.020833333333334</text:p>
          </table:table-cell>
          <table:table-cell office:value-type="float" office:value="-0.104166666666667" calcext:value-type="float">
            <text:p>-0.104166666666667</text:p>
          </table:table-cell>
          <table:table-cell office:value-type="float" office:value="-0.121212121212121" calcext:value-type="float">
            <text:p>-0.121212121212121</text:p>
          </table:table-cell>
          <table:table-cell office:value-type="float" office:value="-0.126893939393939" calcext:value-type="float">
            <text:p>-0.126893939393939</text:p>
          </table:table-cell>
          <table:table-cell office:value-type="float" office:value="0.970643939393939" calcext:value-type="float">
            <text:p>0.970643939393939</text:p>
          </table:table-cell>
          <table:table-cell office:value-type="float" office:value="1.08143939393939" calcext:value-type="float">
            <text:p>1.08143939393939</text:p>
          </table:table-cell>
          <table:table-cell office:value-type="float" office:value="1.20075757575758" calcext:value-type="float">
            <text:p>1.20075757575758</text:p>
          </table:table-cell>
          <table:table-cell office:value-type="float" office:value="1.21780303030303" calcext:value-type="float">
            <text:p>1.21780303030303</text:p>
          </table:table-cell>
          <table:table-cell office:value-type="float" office:value="1.20075757575758" calcext:value-type="float">
            <text:p>1.20075757575758</text:p>
          </table:table-cell>
          <table:table-cell office:value-type="float" office:value="1.14962121212121" calcext:value-type="float">
            <text:p>1.14962121212121</text:p>
          </table:table-cell>
          <table:table-cell office:value-type="float" office:value="1.05587121212121" calcext:value-type="float">
            <text:p>1.05587121212121</text:p>
          </table:table-cell>
          <table:table-cell office:value-type="float" office:value="0.868371212121212" calcext:value-type="float">
            <text:p>0.868371212121212</text:p>
          </table:table-cell>
          <table:table-cell office:value-type="float" office:value="0.696969696969697" calcext:value-type="float">
            <text:p>0.696969696969697</text:p>
          </table:table-cell>
          <table:table-cell office:value-type="float" office:value="0.40530303030303" calcext:value-type="float">
            <text:p>0.40530303030303</text:p>
          </table:table-cell>
          <table:table-cell office:value-type="float" office:value="0.383522727272727" calcext:value-type="float">
            <text:p>0.383522727272727</text:p>
          </table:table-cell>
          <table:table-cell office:value-type="float" office:value="0.287878787878788" calcext:value-type="float">
            <text:p>0.287878787878788</text:p>
          </table:table-cell>
          <table:table-cell office:value-type="float" office:value="0.264204545454545" calcext:value-type="float">
            <text:p>0.264204545454545</text:p>
          </table:table-cell>
          <table:table-cell office:value-type="float" office:value="0.153409090909091" calcext:value-type="float">
            <text:p>0.153409090909091</text:p>
          </table:table-cell>
          <table:table-cell office:value-type="float" office:value="0.0596590909090908" calcext:value-type="float">
            <text:p>0.059659090909091</text:p>
          </table:table-cell>
          <table:table-cell office:value-type="float" office:value="-0.141098484848485" calcext:value-type="float">
            <text:p>-0.141098484848485</text:p>
          </table:table-cell>
          <table:table-cell office:value-type="float" office:value="-0.404356060606061" calcext:value-type="float">
            <text:p>-0.404356060606061</text:p>
          </table:table-cell>
          <table:table-cell office:value-type="float" office:value="-0.488636363636364" calcext:value-type="float">
            <text:p>-0.488636363636364</text:p>
          </table:table-cell>
          <table:table-cell office:value-type="float" office:value="1.71022727272727" calcext:value-type="float">
            <text:p>1.71022727272727</text:p>
          </table:table-cell>
          <table:table-cell office:value-type="float" office:value="1.89583333333333" calcext:value-type="float">
            <text:p>1.89583333333333</text:p>
          </table:table-cell>
          <table:table-cell office:value-type="float" office:value="2.11837121212121" calcext:value-type="float">
            <text:p>2.11837121212121</text:p>
          </table:table-cell>
          <table:table-cell office:value-type="float" office:value="2.15151515151515" calcext:value-type="float">
            <text:p>2.15151515151515</text:p>
          </table:table-cell>
          <table:table-cell office:value-type="float" office:value="2.17708333333333" calcext:value-type="float">
            <text:p>2.17708333333333</text:p>
          </table:table-cell>
          <table:table-cell office:value-type="float" office:value="2.15151515151515" calcext:value-type="float">
            <text:p>2.15151515151515</text:p>
          </table:table-cell>
          <table:table-cell office:value-type="float" office:value="2.10700757575758" calcext:value-type="float">
            <text:p>2.10700757575758</text:p>
          </table:table-cell>
          <table:table-cell office:value-type="float" office:value="1.96117424242424" calcext:value-type="float">
            <text:p>1.96117424242424</text:p>
          </table:table-cell>
          <table:table-cell office:value-type="float" office:value="1.74810606060606" calcext:value-type="float">
            <text:p>1.74810606060606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1.1328125" calcext:value-type="float">
            <text:p>1.1328125</text:p>
          </table:table-cell>
          <table:table-cell office:value-type="float" office:value="1.18836805555556" calcext:value-type="float">
            <text:p>1.18836805555556</text:p>
          </table:table-cell>
          <table:table-cell office:value-type="float" office:value="1.1953125" calcext:value-type="float">
            <text:p>1.1953125</text:p>
          </table:table-cell>
          <table:table-cell office:value-type="float" office:value="1.18836805555556" calcext:value-type="float">
            <text:p>1.18836805555556</text:p>
          </table:table-cell>
          <table:table-cell office:value-type="float" office:value="1.12586805555556" calcext:value-type="float">
            <text:p>1.12586805555556</text:p>
          </table:table-cell>
          <table:table-cell office:value-type="float" office:value="1.05642361111111" calcext:value-type="float">
            <text:p>1.05642361111111</text:p>
          </table:table-cell>
          <table:table-cell office:value-type="float" office:value="0.896701388888889" calcext:value-type="float">
            <text:p>0.896701388888889</text:p>
          </table:table-cell>
          <table:table-cell office:value-type="float" office:value="0.667534722222222" calcext:value-type="float">
            <text:p>0.667534722222222</text:p>
          </table:table-cell>
          <table:table-cell office:value-type="float" office:value="0.552083333333333" calcext:value-type="float">
            <text:p>0.552083333333333</text:p>
          </table:table-cell>
          <table:table-cell office:value-type="float" office:value="0.217013888888889" calcext:value-type="float">
            <text:p>0.217013888888889</text:p>
          </table:table-cell>
          <table:table-cell office:value-type="float" office:value="0.147569444444444" calcext:value-type="float">
            <text:p>0.147569444444444</text:p>
          </table:table-cell>
          <table:table-cell office:value-type="float" office:value="0.0295138888888888" calcext:value-type="float">
            <text:p>0.029513888888889</text:p>
          </table:table-cell>
          <table:table-cell office:value-type="float" office:value="0.0303819444444442" calcext:value-type="float">
            <text:p>0.030381944444444</text:p>
          </table:table-cell>
          <table:table-cell office:value-type="float" office:value="-0.0164930555555558" calcext:value-type="float">
            <text:p>-0.016493055555556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815972222222223" calcext:value-type="float">
            <text:p>-0.081597222222222</text:p>
          </table:table-cell>
          <table:table-cell office:value-type="float" office:value="-0.115451388888889" calcext:value-type="float">
            <text:p>-0.115451388888889</text:p>
          </table:table-cell>
          <table:table-cell office:value-type="float" office:value="-0.0746527777777777" calcext:value-type="float">
            <text:p>-0.074652777777778</text:p>
          </table:table-cell>
          <table:table-cell office:value-type="float" office:value="0.922743055555556" calcext:value-type="float">
            <text:p>0.922743055555556</text:p>
          </table:table-cell>
          <table:table-cell office:value-type="float" office:value="1.07118055555556" calcext:value-type="float">
            <text:p>1.07118055555556</text:p>
          </table:table-cell>
          <table:table-cell office:value-type="float" office:value="1.20399305555556" calcext:value-type="float">
            <text:p>1.20399305555556</text:p>
          </table:table-cell>
          <table:table-cell office:value-type="float" office:value="1.21180555555556" calcext:value-type="float">
            <text:p>1.21180555555556</text:p>
          </table:table-cell>
          <table:table-cell office:value-type="float" office:value="1.18836805555556" calcext:value-type="float">
            <text:p>1.18836805555556</text:p>
          </table:table-cell>
          <table:table-cell office:value-type="float" office:value="1.14930555555556" calcext:value-type="float">
            <text:p>1.14930555555556</text:p>
          </table:table-cell>
          <table:table-cell office:value-type="float" office:value="1.05555555555556" calcext:value-type="float">
            <text:p>1.05555555555556</text:p>
          </table:table-cell>
          <table:table-cell office:value-type="float" office:value="0.852430555555556" calcext:value-type="float">
            <text:p>0.852430555555556</text:p>
          </table:table-cell>
          <table:table-cell office:value-type="float" office:value="0.680555555555556" calcext:value-type="float">
            <text:p>0.680555555555556</text:p>
          </table:table-cell>
          <table:table-cell office:value-type="float" office:value="0.413194444444444" calcext:value-type="float">
            <text:p>0.413194444444444</text:p>
          </table:table-cell>
          <table:table-cell office:value-type="float" office:value="0.383680555555556" calcext:value-type="float">
            <text:p>0.383680555555556</text:p>
          </table:table-cell>
          <table:table-cell office:value-type="float" office:value="0.280381944444444" calcext:value-type="float">
            <text:p>0.280381944444444</text:p>
          </table:table-cell>
          <table:table-cell office:value-type="float" office:value="0.274305555555556" calcext:value-type="float">
            <text:p>0.274305555555556</text:p>
          </table:table-cell>
          <table:table-cell office:value-type="float" office:value="0.164930555555556" calcext:value-type="float">
            <text:p>0.164930555555556</text:p>
          </table:table-cell>
          <table:table-cell office:value-type="float" office:value="0.0651041666666667" calcext:value-type="float">
            <text:p>0.065104166666667</text:p>
          </table:table-cell>
          <table:table-cell office:value-type="float" office:value="-0.137152777777778" calcext:value-type="float">
            <text:p>-0.137152777777778</text:p>
          </table:table-cell>
          <table:table-cell office:value-type="float" office:value="-0.391493055555555" calcext:value-type="float">
            <text:p>-0.391493055555555</text:p>
          </table:table-cell>
          <table:table-cell office:value-type="float" office:value="-0.481770833333333" calcext:value-type="float">
            <text:p>-0.481770833333333</text:p>
          </table:table-cell>
          <table:table-cell office:value-type="float" office:value="1.64236111111111" calcext:value-type="float">
            <text:p>1.64236111111111</text:p>
          </table:table-cell>
          <table:table-cell office:value-type="float" office:value="1.87586805555556" calcext:value-type="float">
            <text:p>1.87586805555556</text:p>
          </table:table-cell>
          <table:table-cell office:value-type="float" office:value="2.11892361111111" calcext:value-type="float">
            <text:p>2.11892361111111</text:p>
          </table:table-cell>
          <table:table-cell office:value-type="float" office:value="2.12586805555556" calcext:value-type="float">
            <text:p>2.12586805555556</text:p>
          </table:table-cell>
          <table:table-cell office:value-type="float" office:value="2.14930555555556" calcext:value-type="float">
            <text:p>2.14930555555556</text:p>
          </table:table-cell>
          <table:table-cell office:value-type="float" office:value="2.140625" calcext:value-type="float">
            <text:p>2.140625</text:p>
          </table:table-cell>
          <table:table-cell office:value-type="float" office:value="2.08940972222222" calcext:value-type="float">
            <text:p>2.08940972222222</text:p>
          </table:table-cell>
          <table:table-cell office:value-type="float" office:value="1.91145833333333" calcext:value-type="float">
            <text:p>1.91145833333333</text:p>
          </table:table-cell>
          <table:table-cell office:value-type="float" office:value="1.71440972222222" calcext:value-type="float">
            <text:p>1.71440972222222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930288461538462" calcext:value-type="float">
            <text:p>0.930288461538462</text:p>
          </table:table-cell>
          <table:table-cell office:value-type="float" office:value="1.12900641025641" calcext:value-type="float">
            <text:p>1.12900641025641</text:p>
          </table:table-cell>
          <table:table-cell office:value-type="float" office:value="1.17387820512821" calcext:value-type="float">
            <text:p>1.17387820512821</text:p>
          </table:table-cell>
          <table:table-cell office:value-type="float" office:value="1.18028846153846" calcext:value-type="float">
            <text:p>1.18028846153846</text:p>
          </table:table-cell>
          <table:table-cell office:value-type="float" office:value="1.17387820512821" calcext:value-type="float">
            <text:p>1.17387820512821</text:p>
          </table:table-cell>
          <table:table-cell office:value-type="float" office:value="1.12259615384615" calcext:value-type="float">
            <text:p>1.12259615384615</text:p>
          </table:table-cell>
          <table:table-cell office:value-type="float" office:value="1.05208333333333" calcext:value-type="float">
            <text:p>1.05208333333333</text:p>
          </table:table-cell>
          <table:table-cell office:value-type="float" office:value="0.891826923076923" calcext:value-type="float">
            <text:p>0.891826923076923</text:p>
          </table:table-cell>
          <table:table-cell office:value-type="float" office:value="0.654647435897436" calcext:value-type="float">
            <text:p>0.654647435897436</text:p>
          </table:table-cell>
          <table:table-cell office:value-type="float" office:value="0.537660256410256" calcext:value-type="float">
            <text:p>0.537660256410256</text:p>
          </table:table-cell>
          <table:table-cell office:value-type="float" office:value="0.211538461538461" calcext:value-type="float">
            <text:p>0.211538461538461</text:p>
          </table:table-cell>
          <table:table-cell office:value-type="float" office:value="0.133814102564102" calcext:value-type="float">
            <text:p>0.133814102564102</text:p>
          </table:table-cell>
          <table:table-cell office:value-type="float" office:value="0.0320512820512819" calcext:value-type="float">
            <text:p>0.032051282051282</text:p>
          </table:table-cell>
          <table:table-cell office:value-type="float" office:value="0.0256410256410256" calcext:value-type="float">
            <text:p>0.025641025641026</text:p>
          </table:table-cell>
          <table:table-cell office:value-type="float" office:value="-0.0184294871794872" calcext:value-type="float">
            <text:p>-0.018429487179487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833333333333333" calcext:value-type="float">
            <text:p>-0.083333333333333</text:p>
          </table:table-cell>
          <table:table-cell office:value-type="float" office:value="-0.118589743589744" calcext:value-type="float">
            <text:p>-0.118589743589744</text:p>
          </table:table-cell>
          <table:table-cell office:value-type="float" office:value="-0.0913461538461537" calcext:value-type="float">
            <text:p>-0.091346153846154</text:p>
          </table:table-cell>
          <table:table-cell office:value-type="float" office:value="0.923878205128205" calcext:value-type="float">
            <text:p>0.923878205128205</text:p>
          </table:table-cell>
          <table:table-cell office:value-type="float" office:value="1.06810897435897" calcext:value-type="float">
            <text:p>1.06810897435897</text:p>
          </table:table-cell>
          <table:table-cell office:value-type="float" office:value="1.21233974358974" calcext:value-type="float">
            <text:p>1.21233974358974</text:p>
          </table:table-cell>
          <table:table-cell office:value-type="float" office:value="1.20512820512821" calcext:value-type="float">
            <text:p>1.20512820512821</text:p>
          </table:table-cell>
          <table:table-cell office:value-type="float" office:value="1.18349358974359" calcext:value-type="float">
            <text:p>1.18349358974359</text:p>
          </table:table-cell>
          <table:table-cell office:value-type="float" office:value="1.15464743589744" calcext:value-type="float">
            <text:p>1.15464743589744</text:p>
          </table:table-cell>
          <table:table-cell office:value-type="float" office:value="1.0536858974359" calcext:value-type="float">
            <text:p>1.0536858974359</text:p>
          </table:table-cell>
          <table:table-cell office:value-type="float" office:value="0.844551282051282" calcext:value-type="float">
            <text:p>0.844551282051282</text:p>
          </table:table-cell>
          <table:table-cell office:value-type="float" office:value="0.678685897435897" calcext:value-type="float">
            <text:p>0.678685897435897</text:p>
          </table:table-cell>
          <table:table-cell office:value-type="float" office:value="0.403846153846154" calcext:value-type="float">
            <text:p>0.403846153846154</text:p>
          </table:table-cell>
          <table:table-cell office:value-type="float" office:value="0.37099358974359" calcext:value-type="float">
            <text:p>0.37099358974359</text:p>
          </table:table-cell>
          <table:table-cell office:value-type="float" office:value="0.282852564102564" calcext:value-type="float">
            <text:p>0.282852564102564</text:p>
          </table:table-cell>
          <table:table-cell office:value-type="float" office:value="0.270032051282051" calcext:value-type="float">
            <text:p>0.270032051282051</text:p>
          </table:table-cell>
          <table:table-cell office:value-type="float" office:value="0.181891025641026" calcext:value-type="float">
            <text:p>0.181891025641026</text:p>
          </table:table-cell>
          <table:table-cell office:value-type="float" office:value="0.0985576923076922" calcext:value-type="float">
            <text:p>0.098557692307692</text:p>
          </table:table-cell>
          <table:table-cell office:value-type="float" office:value="-0.128205128205128" calcext:value-type="float">
            <text:p>-0.128205128205128</text:p>
          </table:table-cell>
          <table:table-cell office:value-type="float" office:value="-0.386217948717949" calcext:value-type="float">
            <text:p>-0.386217948717949</text:p>
          </table:table-cell>
          <table:table-cell office:value-type="float" office:value="-0.482371794871795" calcext:value-type="float">
            <text:p>-0.482371794871795</text:p>
          </table:table-cell>
          <table:table-cell office:value-type="float" office:value="1.64903846153846" calcext:value-type="float">
            <text:p>1.64903846153846</text:p>
          </table:table-cell>
          <table:table-cell office:value-type="float" office:value="1.87099358974359" calcext:value-type="float">
            <text:p>1.87099358974359</text:p>
          </table:table-cell>
          <table:table-cell office:value-type="float" office:value="2.10977564102564" calcext:value-type="float">
            <text:p>2.10977564102564</text:p>
          </table:table-cell>
          <table:table-cell office:value-type="float" office:value="2.10897435897436" calcext:value-type="float">
            <text:p>2.10897435897436</text:p>
          </table:table-cell>
          <table:table-cell office:value-type="float" office:value="2.12419871794872" calcext:value-type="float">
            <text:p>2.12419871794872</text:p>
          </table:table-cell>
          <table:table-cell office:value-type="float" office:value="2.10817307692308" calcext:value-type="float">
            <text:p>2.10817307692308</text:p>
          </table:table-cell>
          <table:table-cell office:value-type="float" office:value="2.07371794871795" calcext:value-type="float">
            <text:p>2.07371794871795</text:p>
          </table:table-cell>
          <table:table-cell office:value-type="float" office:value="1.88541666666667" calcext:value-type="float">
            <text:p>1.88541666666667</text:p>
          </table:table-cell>
          <table:table-cell office:value-type="float" office:value="1.69871794871795" calcext:value-type="float">
            <text:p>1.69871794871795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.911458333333333" calcext:value-type="float">
            <text:p>0.911458333333333</text:p>
          </table:table-cell>
          <table:table-cell office:value-type="float" office:value="1.1078869047619" calcext:value-type="float">
            <text:p>1.1078869047619</text:p>
          </table:table-cell>
          <table:table-cell office:value-type="float" office:value="1.16145833333333" calcext:value-type="float">
            <text:p>1.16145833333333</text:p>
          </table:table-cell>
          <table:table-cell office:value-type="float" office:value="1.1733630952381" calcext:value-type="float">
            <text:p>1.1733630952381</text:p>
          </table:table-cell>
          <table:table-cell office:value-type="float" office:value="1.16741071428571" calcext:value-type="float">
            <text:p>1.16741071428571</text:p>
          </table:table-cell>
          <table:table-cell office:value-type="float" office:value="1.11383928571429" calcext:value-type="float">
            <text:p>1.11383928571429</text:p>
          </table:table-cell>
          <table:table-cell office:value-type="float" office:value="1.05431547619048" calcext:value-type="float">
            <text:p>1.05431547619048</text:p>
          </table:table-cell>
          <table:table-cell office:value-type="float" office:value="0.88764880952381" calcext:value-type="float">
            <text:p>0.88764880952381</text:p>
          </table:table-cell>
          <table:table-cell office:value-type="float" office:value="0.667410714285714" calcext:value-type="float">
            <text:p>0.667410714285714</text:p>
          </table:table-cell>
          <table:table-cell office:value-type="float" office:value="0.535714285714286" calcext:value-type="float">
            <text:p>0.535714285714286</text:p>
          </table:table-cell>
          <table:table-cell office:value-type="float" office:value="0.196428571428571" calcext:value-type="float">
            <text:p>0.196428571428571</text:p>
          </table:table-cell>
          <table:table-cell office:value-type="float" office:value="0.116071428571428" calcext:value-type="float">
            <text:p>0.116071428571428</text:p>
          </table:table-cell>
          <table:table-cell office:value-type="float" office:value="0.0208333333333335" calcext:value-type="float">
            <text:p>0.020833333333334</text:p>
          </table:table-cell>
          <table:table-cell office:value-type="float" office:value="0.0148809523809521" calcext:value-type="float">
            <text:p>0.014880952380952</text:p>
          </table:table-cell>
          <table:table-cell office:value-type="float" office:value="-0.0319940476190474" calcext:value-type="float">
            <text:p>-0.031994047619048</text:p>
          </table:table-cell>
          <table:table-cell office:value-type="float" office:value="-0.0245535714285712" calcext:value-type="float">
            <text:p>-0.024553571428571</text:p>
          </table:table-cell>
          <table:table-cell office:value-type="float" office:value="-0.0907738095238095" calcext:value-type="float">
            <text:p>-0.09077380952381</text:p>
          </table:table-cell>
          <table:table-cell office:value-type="float" office:value="-0.110119047619048" calcext:value-type="float">
            <text:p>-0.110119047619048</text:p>
          </table:table-cell>
          <table:table-cell office:value-type="float" office:value="-0.12797619047619" calcext:value-type="float">
            <text:p>-0.12797619047619</text:p>
          </table:table-cell>
          <table:table-cell office:value-type="float" office:value="0.930803571428571" calcext:value-type="float">
            <text:p>0.930803571428571</text:p>
          </table:table-cell>
          <table:table-cell office:value-type="float" office:value="1.03794642857143" calcext:value-type="float">
            <text:p>1.03794642857143</text:p>
          </table:table-cell>
          <table:table-cell office:value-type="float" office:value="1.20535714285714" calcext:value-type="float">
            <text:p>1.20535714285714</text:p>
          </table:table-cell>
          <table:table-cell office:value-type="float" office:value="1.19866071428571" calcext:value-type="float">
            <text:p>1.19866071428571</text:p>
          </table:table-cell>
          <table:table-cell office:value-type="float" office:value="1.17857142857143" calcext:value-type="float">
            <text:p>1.17857142857143</text:p>
          </table:table-cell>
          <table:table-cell office:value-type="float" office:value="1.15848214285714" calcext:value-type="float">
            <text:p>1.15848214285714</text:p>
          </table:table-cell>
          <table:table-cell office:value-type="float" office:value="1.03125" calcext:value-type="float">
            <text:p>1.03125</text:p>
          </table:table-cell>
          <table:table-cell office:value-type="float" office:value="0.850446428571429" calcext:value-type="float">
            <text:p>0.850446428571429</text:p>
          </table:table-cell>
          <table:table-cell office:value-type="float" office:value="0.676339285714286" calcext:value-type="float">
            <text:p>0.676339285714286</text:p>
          </table:table-cell>
          <table:table-cell office:value-type="float" office:value="0.39360119047619" calcext:value-type="float">
            <text:p>0.39360119047619</text:p>
          </table:table-cell>
          <table:table-cell office:value-type="float" office:value="0.360119047619048" calcext:value-type="float">
            <text:p>0.360119047619048</text:p>
          </table:table-cell>
          <table:table-cell office:value-type="float" office:value="0.283482142857143" calcext:value-type="float">
            <text:p>0.283482142857143</text:p>
          </table:table-cell>
          <table:table-cell office:value-type="float" office:value="0.271577380952381" calcext:value-type="float">
            <text:p>0.271577380952381</text:p>
          </table:table-cell>
          <table:table-cell office:value-type="float" office:value="0.177827380952381" calcext:value-type="float">
            <text:p>0.177827380952381</text:p>
          </table:table-cell>
          <table:table-cell office:value-type="float" office:value="0.0989583333333334" calcext:value-type="float">
            <text:p>0.098958333333333</text:p>
          </table:table-cell>
          <table:table-cell office:value-type="float" office:value="-0.120535714285714" calcext:value-type="float">
            <text:p>-0.120535714285714</text:p>
          </table:table-cell>
          <table:table-cell office:value-type="float" office:value="-0.353422619047619" calcext:value-type="float">
            <text:p>-0.353422619047619</text:p>
          </table:table-cell>
          <table:table-cell office:value-type="float" office:value="-0.482142857142857" calcext:value-type="float">
            <text:p>-0.482142857142857</text:p>
          </table:table-cell>
          <table:table-cell office:value-type="float" office:value="1.64508928571429" calcext:value-type="float">
            <text:p>1.64508928571429</text:p>
          </table:table-cell>
          <table:table-cell office:value-type="float" office:value="1.83928571428571" calcext:value-type="float">
            <text:p>1.83928571428571</text:p>
          </table:table-cell>
          <table:table-cell office:value-type="float" office:value="2.0952380952381" calcext:value-type="float">
            <text:p>2.0952380952381</text:p>
          </table:table-cell>
          <table:table-cell office:value-type="float" office:value="2.09449404761905" calcext:value-type="float">
            <text:p>2.09449404761905</text:p>
          </table:table-cell>
          <table:table-cell office:value-type="float" office:value="2.11458333333333" calcext:value-type="float">
            <text:p>2.11458333333333</text:p>
          </table:table-cell>
          <table:table-cell office:value-type="float" office:value="2.11383928571429" calcext:value-type="float">
            <text:p>2.11383928571429</text:p>
          </table:table-cell>
          <table:table-cell office:value-type="float" office:value="2.03943452380952" calcext:value-type="float">
            <text:p>2.03943452380952</text:p>
          </table:table-cell>
          <table:table-cell office:value-type="float" office:value="1.87127976190476" calcext:value-type="float">
            <text:p>1.87127976190476</text:p>
          </table:table-cell>
          <table:table-cell office:value-type="float" office:value="1.69419642857143" calcext:value-type="float">
            <text:p>1.69419642857143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895138888888889" calcext:value-type="float">
            <text:p>0.895138888888889</text:p>
          </table:table-cell>
          <table:table-cell office:value-type="float" office:value="1.10069444444444" calcext:value-type="float">
            <text:p>1.10069444444444</text:p>
          </table:table-cell>
          <table:table-cell office:value-type="float" office:value="1.14513888888889" calcext:value-type="float">
            <text:p>1.14513888888889</text:p>
          </table:table-cell>
          <table:table-cell office:value-type="float" office:value="1.17291666666667" calcext:value-type="float">
            <text:p>1.17291666666667</text:p>
          </table:table-cell>
          <table:table-cell office:value-type="float" office:value="1.16180555555556" calcext:value-type="float">
            <text:p>1.16180555555556</text:p>
          </table:table-cell>
          <table:table-cell office:value-type="float" office:value="1.10625" calcext:value-type="float">
            <text:p>1.10625</text:p>
          </table:table-cell>
          <table:table-cell office:value-type="float" office:value="1.03402777777778" calcext:value-type="float">
            <text:p>1.03402777777778</text:p>
          </table:table-cell>
          <table:table-cell office:value-type="float" office:value="0.878472222222222" calcext:value-type="float">
            <text:p>0.878472222222222</text:p>
          </table:table-cell>
          <table:table-cell office:value-type="float" office:value="0.667361111111111" calcext:value-type="float">
            <text:p>0.667361111111111</text:p>
          </table:table-cell>
          <table:table-cell office:value-type="float" office:value="0.529166666666667" calcext:value-type="float">
            <text:p>0.529166666666667</text:p>
          </table:table-cell>
          <table:table-cell office:value-type="float" office:value="0.175694444444444" calcext:value-type="float">
            <text:p>0.175694444444444</text:p>
          </table:table-cell>
          <table:table-cell office:value-type="float" office:value="0.113888888888889" calcext:value-type="float">
            <text:p>0.113888888888889</text:p>
          </table:table-cell>
          <table:table-cell office:value-type="float" office:value="0.0229166666666667" calcext:value-type="float">
            <text:p>0.022916666666667</text:p>
          </table:table-cell>
          <table:table-cell office:value-type="float" office:value="0.00555555555555554" calcext:value-type="float">
            <text:p>0.005555555555556</text:p>
          </table:table-cell>
          <table:table-cell office:value-type="float" office:value="-0.0437499999999997" calcext:value-type="float">
            <text:p>-0.04375</text:p>
          </table:table-cell>
          <table:table-cell office:value-type="float" office:value="-0.0534722222222221" calcext:value-type="float">
            <text:p>-0.053472222222222</text:p>
          </table:table-cell>
          <table:table-cell office:value-type="float" office:value="-0.0965277777777776" calcext:value-type="float">
            <text:p>-0.096527777777778</text:p>
          </table:table-cell>
          <table:table-cell office:value-type="float" office:value="-0.120138888888889" calcext:value-type="float">
            <text:p>-0.120138888888889</text:p>
          </table:table-cell>
          <table:table-cell office:value-type="float" office:value="-0.127083333333333" calcext:value-type="float">
            <text:p>-0.127083333333333</text:p>
          </table:table-cell>
          <table:table-cell office:value-type="float" office:value="0.924305555555556" calcext:value-type="float">
            <text:p>0.924305555555556</text:p>
          </table:table-cell>
          <table:table-cell office:value-type="float" office:value="1.02430555555556" calcext:value-type="float">
            <text:p>1.02430555555556</text:p>
          </table:table-cell>
          <table:table-cell table:number-columns-repeated="2" office:value-type="float" office:value="1.18680555555556" calcext:value-type="float">
            <text:p>1.18680555555556</text:p>
          </table:table-cell>
          <table:table-cell office:value-type="float" office:value="1.18055555555556" calcext:value-type="float">
            <text:p>1.18055555555556</text:p>
          </table:table-cell>
          <table:table-cell office:value-type="float" office:value="1.14930555555556" calcext:value-type="float">
            <text:p>1.14930555555556</text:p>
          </table:table-cell>
          <table:table-cell office:value-type="float" office:value="1.02430555555556" calcext:value-type="float">
            <text:p>1.02430555555556</text:p>
          </table:table-cell>
          <table:table-cell office:value-type="float" office:value="0.849305555555556" calcext:value-type="float">
            <text:p>0.849305555555556</text:p>
          </table:table-cell>
          <table:table-cell office:value-type="float" office:value="0.674305555555556" calcext:value-type="float">
            <text:p>0.674305555555556</text:p>
          </table:table-cell>
          <table:table-cell office:value-type="float" office:value="0.381944444444444" calcext:value-type="float">
            <text:p>0.381944444444444</text:p>
          </table:table-cell>
          <table:table-cell office:value-type="float" office:value="0.364583333333333" calcext:value-type="float">
            <text:p>0.364583333333333</text:p>
          </table:table-cell>
          <table:table-cell office:value-type="float" office:value="0.295138888888889" calcext:value-type="float">
            <text:p>0.295138888888889</text:p>
          </table:table-cell>
          <table:table-cell office:value-type="float" office:value="0.272916666666667" calcext:value-type="float">
            <text:p>0.272916666666667</text:p>
          </table:table-cell>
          <table:table-cell office:value-type="float" office:value="0.180555555555555" calcext:value-type="float">
            <text:p>0.180555555555555</text:p>
          </table:table-cell>
          <table:table-cell office:value-type="float" office:value="0.0861111111111111" calcext:value-type="float">
            <text:p>0.086111111111111</text:p>
          </table:table-cell>
          <table:table-cell office:value-type="float" office:value="-0.1125" calcext:value-type="float">
            <text:p>-0.1125</text:p>
          </table:table-cell>
          <table:table-cell office:value-type="float" office:value="-0.340972222222222" calcext:value-type="float">
            <text:p>-0.340972222222222</text:p>
          </table:table-cell>
          <table:table-cell office:value-type="float" office:value="-0.497916666666667" calcext:value-type="float">
            <text:p>-0.497916666666667</text:p>
          </table:table-cell>
          <table:table-cell office:value-type="float" office:value="1.64305555555556" calcext:value-type="float">
            <text:p>1.64305555555556</text:p>
          </table:table-cell>
          <table:table-cell office:value-type="float" office:value="1.80486111111111" calcext:value-type="float">
            <text:p>1.80486111111111</text:p>
          </table:table-cell>
          <table:table-cell office:value-type="float" office:value="2.06458333333333" calcext:value-type="float">
            <text:p>2.06458333333333</text:p>
          </table:table-cell>
          <table:table-cell office:value-type="float" office:value="2.07569444444444" calcext:value-type="float">
            <text:p>2.07569444444444</text:p>
          </table:table-cell>
          <table:table-cell office:value-type="float" office:value="2.10625" calcext:value-type="float">
            <text:p>2.10625</text:p>
          </table:table-cell>
          <table:table-cell office:value-type="float" office:value="2.09722222222222" calcext:value-type="float">
            <text:p>2.09722222222222</text:p>
          </table:table-cell>
          <table:table-cell office:value-type="float" office:value="2.01527777777778" calcext:value-type="float">
            <text:p>2.01527777777778</text:p>
          </table:table-cell>
          <table:table-cell office:value-type="float" office:value="1.85763888888889" calcext:value-type="float">
            <text:p>1.85763888888889</text:p>
          </table:table-cell>
          <table:table-cell office:value-type="float" office:value="1.70138888888889" calcext:value-type="float">
            <text:p>1.70138888888889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1.083984375" calcext:value-type="float">
            <text:p>1.083984375</text:p>
          </table:table-cell>
          <table:table-cell office:value-type="float" office:value="1.130859375" calcext:value-type="float">
            <text:p>1.130859375</text:p>
          </table:table-cell>
          <table:table-cell office:value-type="float" office:value="1.162109375" calcext:value-type="float">
            <text:p>1.162109375</text:p>
          </table:table-cell>
          <table:table-cell office:value-type="float" office:value="1.15169270833333" calcext:value-type="float">
            <text:p>1.15169270833333</text:p>
          </table:table-cell>
          <table:table-cell office:value-type="float" office:value="1.09440104166667" calcext:value-type="float">
            <text:p>1.09440104166667</text:p>
          </table:table-cell>
          <table:table-cell office:value-type="float" office:value="1.03190104166667" calcext:value-type="float">
            <text:p>1.03190104166667</text:p>
          </table:table-cell>
          <table:table-cell office:value-type="float" office:value="0.870442708333333" calcext:value-type="float">
            <text:p>0.870442708333333</text:p>
          </table:table-cell>
          <table:table-cell office:value-type="float" office:value="0.672526041666667" calcext:value-type="float">
            <text:p>0.672526041666667</text:p>
          </table:table-cell>
          <table:table-cell office:value-type="float" office:value="0.516276041666667" calcext:value-type="float">
            <text:p>0.516276041666667</text:p>
          </table:table-cell>
          <table:table-cell office:value-type="float" office:value="0.170572916666667" calcext:value-type="float">
            <text:p>0.170572916666667</text:p>
          </table:table-cell>
          <table:table-cell office:value-type="float" office:value="0.100260416666667" calcext:value-type="float">
            <text:p>0.100260416666667</text:p>
          </table:table-cell>
          <table:table-cell office:value-type="float" office:value="0.0143229166666665" calcext:value-type="float">
            <text:p>0.014322916666667</text:p>
          </table:table-cell>
          <table:table-cell office:value-type="float" office:value="-0.00195312500000044" calcext:value-type="float">
            <text:p>-0.001953125</text:p>
          </table:table-cell>
          <table:table-cell office:value-type="float" office:value="-0.0416666666666667" calcext:value-type="float">
            <text:p>-0.041666666666667</text:p>
          </table:table-cell>
          <table:table-cell office:value-type="float" office:value="-0.0514322916666665" calcext:value-type="float">
            <text:p>-0.051432291666667</text:p>
          </table:table-cell>
          <table:table-cell office:value-type="float" office:value="-0.1015625" calcext:value-type="float">
            <text:p>-0.1015625</text:p>
          </table:table-cell>
          <table:table-cell office:value-type="float" office:value="-0.123697916666667" calcext:value-type="float">
            <text:p>-0.123697916666667</text:p>
          </table:table-cell>
          <table:table-cell office:value-type="float" office:value="-0.121744791666667" calcext:value-type="float">
            <text:p>-0.121744791666667</text:p>
          </table:table-cell>
          <table:table-cell office:value-type="float" office:value="0.901041666666667" calcext:value-type="float">
            <text:p>0.901041666666667</text:p>
          </table:table-cell>
          <table:table-cell office:value-type="float" office:value="1.04166666666667" calcext:value-type="float">
            <text:p>1.04166666666667</text:p>
          </table:table-cell>
          <table:table-cell office:value-type="float" office:value="1.19401041666667" calcext:value-type="float">
            <text:p>1.19401041666667</text:p>
          </table:table-cell>
          <table:table-cell table:number-columns-repeated="2" office:value-type="float" office:value="1.18229166666667" calcext:value-type="float">
            <text:p>1.18229166666667</text:p>
          </table:table-cell>
          <table:table-cell office:value-type="float" office:value="1.14713541666667" calcext:value-type="float">
            <text:p>1.14713541666667</text:p>
          </table:table-cell>
          <table:table-cell office:value-type="float" office:value="1.01822916666667" calcext:value-type="float">
            <text:p>1.01822916666667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0.660807291666667" calcext:value-type="float">
            <text:p>0.660807291666667</text:p>
          </table:table-cell>
          <table:table-cell office:value-type="float" office:value="0.374348958333333" calcext:value-type="float">
            <text:p>0.374348958333333</text:p>
          </table:table-cell>
          <table:table-cell office:value-type="float" office:value="0.350911458333333" calcext:value-type="float">
            <text:p>0.350911458333333</text:p>
          </table:table-cell>
          <table:table-cell office:value-type="float" office:value="0.302083333333333" calcext:value-type="float">
            <text:p>0.302083333333333</text:p>
          </table:table-cell>
          <table:table-cell office:value-type="float" office:value="0.26953125" calcext:value-type="float">
            <text:p>0.26953125</text:p>
          </table:table-cell>
          <table:table-cell office:value-type="float" office:value="0.172526041666667" calcext:value-type="float">
            <text:p>0.172526041666667</text:p>
          </table:table-cell>
          <table:table-cell office:value-type="float" office:value="0.0885416666666667" calcext:value-type="float">
            <text:p>0.088541666666667</text:p>
          </table:table-cell>
          <table:table-cell office:value-type="float" office:value="-0.1171875" calcext:value-type="float">
            <text:p>-0.1171875</text:p>
          </table:table-cell>
          <table:table-cell office:value-type="float" office:value="-0.325520833333333" calcext:value-type="float">
            <text:p>-0.325520833333333</text:p>
          </table:table-cell>
          <table:table-cell office:value-type="float" office:value="-0.485677083333333" calcext:value-type="float">
            <text:p>-0.485677083333333</text:p>
          </table:table-cell>
          <table:table-cell office:value-type="float" office:value="1.61067708333333" calcext:value-type="float">
            <text:p>1.61067708333333</text:p>
          </table:table-cell>
          <table:table-cell office:value-type="float" office:value="1.82161458333333" calcext:value-type="float">
            <text:p>1.82161458333333</text:p>
          </table:table-cell>
          <table:table-cell office:value-type="float" office:value="2.05403645833333" calcext:value-type="float">
            <text:p>2.05403645833333</text:p>
          </table:table-cell>
          <table:table-cell office:value-type="float" office:value="2.064453125" calcext:value-type="float">
            <text:p>2.064453125</text:p>
          </table:table-cell>
          <table:table-cell office:value-type="float" office:value="2.10416666666667" calcext:value-type="float">
            <text:p>2.10416666666667</text:p>
          </table:table-cell>
          <table:table-cell office:value-type="float" office:value="2.09049479166667" calcext:value-type="float">
            <text:p>2.09049479166667</text:p>
          </table:table-cell>
          <table:table-cell office:value-type="float" office:value="2.005859375" calcext:value-type="float">
            <text:p>2.005859375</text:p>
          </table:table-cell>
          <table:table-cell office:value-type="float" office:value="1.85221354166667" calcext:value-type="float">
            <text:p>1.85221354166667</text:p>
          </table:table-cell>
          <table:table-cell office:value-type="float" office:value="1.66276041666667" calcext:value-type="float">
            <text:p>1.66276041666667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.868259803921569" calcext:value-type="float">
            <text:p>0.868259803921569</text:p>
          </table:table-cell>
          <table:table-cell office:value-type="float" office:value="1.06924019607843" calcext:value-type="float">
            <text:p>1.06924019607843</text:p>
          </table:table-cell>
          <table:table-cell office:value-type="float" office:value="1.13174019607843" calcext:value-type="float">
            <text:p>1.13174019607843</text:p>
          </table:table-cell>
          <table:table-cell office:value-type="float" office:value="1.16482843137255" calcext:value-type="float">
            <text:p>1.16482843137255</text:p>
          </table:table-cell>
          <table:table-cell office:value-type="float" office:value="1.14828431372549" calcext:value-type="float">
            <text:p>1.14828431372549</text:p>
          </table:table-cell>
          <table:table-cell office:value-type="float" office:value="1.08394607843137" calcext:value-type="float">
            <text:p>1.08394607843137</text:p>
          </table:table-cell>
          <table:table-cell office:value-type="float" office:value="1.03002450980392" calcext:value-type="float">
            <text:p>1.03002450980392</text:p>
          </table:table-cell>
          <table:table-cell office:value-type="float" office:value="0.868259803921569" calcext:value-type="float">
            <text:p>0.868259803921569</text:p>
          </table:table-cell>
          <table:table-cell office:value-type="float" office:value="0.677083333333333" calcext:value-type="float">
            <text:p>0.677083333333333</text:p>
          </table:table-cell>
          <table:table-cell office:value-type="float" office:value="0.520220588235294" calcext:value-type="float">
            <text:p>0.520220588235294</text:p>
          </table:table-cell>
          <table:table-cell office:value-type="float" office:value="0.166053921568627" calcext:value-type="float">
            <text:p>0.166053921568627</text:p>
          </table:table-cell>
          <table:table-cell office:value-type="float" office:value="0.107230392156863" calcext:value-type="float">
            <text:p>0.107230392156863</text:p>
          </table:table-cell>
          <table:table-cell office:value-type="float" office:value="0.0134803921568629" calcext:value-type="float">
            <text:p>0.013480392156863</text:p>
          </table:table-cell>
          <table:table-cell office:value-type="float" office:value="-0.014093137254902" calcext:value-type="float">
            <text:p>-0.014093137254902</text:p>
          </table:table-cell>
          <table:table-cell office:value-type="float" office:value="-0.0508578431372548" calcext:value-type="float">
            <text:p>-0.050857843137255</text:p>
          </table:table-cell>
          <table:table-cell office:value-type="float" office:value="-0.0551470588235292" calcext:value-type="float">
            <text:p>-0.055147058823529</text:p>
          </table:table-cell>
          <table:table-cell office:value-type="float" office:value="-0.101102941176471" calcext:value-type="float">
            <text:p>-0.101102941176471</text:p>
          </table:table-cell>
          <table:table-cell office:value-type="float" office:value="-0.121323529411765" calcext:value-type="float">
            <text:p>-0.121323529411765</text:p>
          </table:table-cell>
          <table:table-cell office:value-type="float" office:value="-0.107230392156862" calcext:value-type="float">
            <text:p>-0.107230392156862</text:p>
          </table:table-cell>
          <table:table-cell office:value-type="float" office:value="0.902573529411765" calcext:value-type="float">
            <text:p>0.902573529411765</text:p>
          </table:table-cell>
          <table:table-cell office:value-type="float" office:value="1.02941176470588" calcext:value-type="float">
            <text:p>1.02941176470588</text:p>
          </table:table-cell>
          <table:table-cell office:value-type="float" office:value="1.16176470588235" calcext:value-type="float">
            <text:p>1.16176470588235</text:p>
          </table:table-cell>
          <table:table-cell office:value-type="float" office:value="1.17279411764706" calcext:value-type="float">
            <text:p>1.17279411764706</text:p>
          </table:table-cell>
          <table:table-cell office:value-type="float" office:value="1.15625" calcext:value-type="float">
            <text:p>1.15625</text:p>
          </table:table-cell>
          <table:table-cell office:value-type="float" office:value="1.13970588235294" calcext:value-type="float">
            <text:p>1.13970588235294</text:p>
          </table:table-cell>
          <table:table-cell office:value-type="float" office:value="1.01838235294118" calcext:value-type="float">
            <text:p>1.01838235294118</text:p>
          </table:table-cell>
          <table:table-cell office:value-type="float" office:value="0.847426470588235" calcext:value-type="float">
            <text:p>0.847426470588235</text:p>
          </table:table-cell>
          <table:table-cell office:value-type="float" office:value="0.648897058823529" calcext:value-type="float">
            <text:p>0.648897058823529</text:p>
          </table:table-cell>
          <table:table-cell office:value-type="float" office:value="0.362132352941176" calcext:value-type="float">
            <text:p>0.362132352941176</text:p>
          </table:table-cell>
          <table:table-cell office:value-type="float" office:value="0.365196078431373" calcext:value-type="float">
            <text:p>0.365196078431373</text:p>
          </table:table-cell>
          <table:table-cell office:value-type="float" office:value="0.310049019607843" calcext:value-type="float">
            <text:p>0.310049019607843</text:p>
          </table:table-cell>
          <table:table-cell office:value-type="float" office:value="0.271446078431372" calcext:value-type="float">
            <text:p>0.271446078431372</text:p>
          </table:table-cell>
          <table:table-cell office:value-type="float" office:value="0.165441176470588" calcext:value-type="float">
            <text:p>0.165441176470588</text:p>
          </table:table-cell>
          <table:table-cell office:value-type="float" office:value="0.0906862745098039" calcext:value-type="float">
            <text:p>0.090686274509804</text:p>
          </table:table-cell>
          <table:table-cell office:value-type="float" office:value="-0.106004901960784" calcext:value-type="float">
            <text:p>-0.106004901960784</text:p>
          </table:table-cell>
          <table:table-cell office:value-type="float" office:value="-0.311887254901961" calcext:value-type="float">
            <text:p>-0.311887254901961</text:p>
          </table:table-cell>
          <table:table-cell office:value-type="float" office:value="-0.471200980392157" calcext:value-type="float">
            <text:p>-0.471200980392157</text:p>
          </table:table-cell>
          <table:table-cell office:value-type="float" office:value="1.60968137254902" calcext:value-type="float">
            <text:p>1.60968137254902</text:p>
          </table:table-cell>
          <table:table-cell office:value-type="float" office:value="1.79595588235294" calcext:value-type="float">
            <text:p>1.79595588235294</text:p>
          </table:table-cell>
          <table:table-cell office:value-type="float" office:value="2.01654411764706" calcext:value-type="float">
            <text:p>2.01654411764706</text:p>
          </table:table-cell>
          <table:table-cell office:value-type="float" office:value="2.04963235294118" calcext:value-type="float">
            <text:p>2.04963235294118</text:p>
          </table:table-cell>
          <table:table-cell office:value-type="float" office:value="2.07475490196078" calcext:value-type="float">
            <text:p>2.07475490196078</text:p>
          </table:table-cell>
          <table:table-cell office:value-type="float" office:value="2.07904411764706" calcext:value-type="float">
            <text:p>2.07904411764706</text:p>
          </table:table-cell>
          <table:table-cell office:value-type="float" office:value="1.99264705882353" calcext:value-type="float">
            <text:p>1.99264705882353</text:p>
          </table:table-cell>
          <table:table-cell office:value-type="float" office:value="1.83639705882353" calcext:value-type="float">
            <text:p>1.83639705882353</text:p>
          </table:table-cell>
          <table:table-cell office:value-type="float" office:value="1.64031862745098" calcext:value-type="float">
            <text:p>1.64031862745098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.857060185185185" calcext:value-type="float">
            <text:p>0.857060185185185</text:p>
          </table:table-cell>
          <table:table-cell office:value-type="float" office:value="1.05324074074074" calcext:value-type="float">
            <text:p>1.05324074074074</text:p>
          </table:table-cell>
          <table:table-cell office:value-type="float" office:value="1.13136574074074" calcext:value-type="float">
            <text:p>1.13136574074074</text:p>
          </table:table-cell>
          <table:table-cell office:value-type="float" office:value="1.16261574074074" calcext:value-type="float">
            <text:p>1.16261574074074</text:p>
          </table:table-cell>
          <table:table-cell office:value-type="float" office:value="1.14178240740741" calcext:value-type="float">
            <text:p>1.14178240740741</text:p>
          </table:table-cell>
          <table:table-cell office:value-type="float" office:value="1.08449074074074" calcext:value-type="float">
            <text:p>1.08449074074074</text:p>
          </table:table-cell>
          <table:table-cell office:value-type="float" office:value="1.02835648148148" calcext:value-type="float">
            <text:p>1.02835648148148</text:p>
          </table:table-cell>
          <table:table-cell office:value-type="float" office:value="0.870949074074074" calcext:value-type="float">
            <text:p>0.870949074074074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509837962962963" calcext:value-type="float">
            <text:p>0.509837962962963</text:p>
          </table:table-cell>
          <table:table-cell office:value-type="float" office:value="0.169560185185185" calcext:value-type="float">
            <text:p>0.169560185185185</text:p>
          </table:table-cell>
          <table:table-cell office:value-type="float" office:value="0.117476851851852" calcext:value-type="float">
            <text:p>0.117476851851852</text:p>
          </table:table-cell>
          <table:table-cell office:value-type="float" office:value="0.0237268518518519" calcext:value-type="float">
            <text:p>0.023726851851852</text:p>
          </table:table-cell>
          <table:table-cell office:value-type="float" office:value="-0.0127314814814814" calcext:value-type="float">
            <text:p>-0.012731481481481</text:p>
          </table:table-cell>
          <table:table-cell office:value-type="float" office:value="-0.0283564814814814" calcext:value-type="float">
            <text:p>-0.028356481481481</text:p>
          </table:table-cell>
          <table:table-cell office:value-type="float" office:value="-0.0584490740740742" calcext:value-type="float">
            <text:p>-0.058449074074074</text:p>
          </table:table-cell>
          <table:table-cell office:value-type="float" office:value="-0.101273148148148" calcext:value-type="float">
            <text:p>-0.101273148148148</text:p>
          </table:table-cell>
          <table:table-cell office:value-type="float" office:value="-0.123263888888889" calcext:value-type="float">
            <text:p>-0.123263888888889</text:p>
          </table:table-cell>
          <table:table-cell office:value-type="float" office:value="-0.108217592592593" calcext:value-type="float">
            <text:p>-0.108217592592593</text:p>
          </table:table-cell>
          <table:table-cell office:value-type="float" office:value="0.888310185185185" calcext:value-type="float">
            <text:p>0.888310185185185</text:p>
          </table:table-cell>
          <table:table-cell office:value-type="float" office:value="1.03935185185185" calcext:value-type="float">
            <text:p>1.03935185185185</text:p>
          </table:table-cell>
          <table:table-cell office:value-type="float" office:value="1.15393518518519" calcext:value-type="float">
            <text:p>1.15393518518519</text:p>
          </table:table-cell>
          <table:table-cell office:value-type="float" office:value="1.17476851851852" calcext:value-type="float">
            <text:p>1.17476851851852</text:p>
          </table:table-cell>
          <table:table-cell office:value-type="float" office:value="1.17997685185185" calcext:value-type="float">
            <text:p>1.17997685185185</text:p>
          </table:table-cell>
          <table:table-cell office:value-type="float" office:value="1.13310185185185" calcext:value-type="float">
            <text:p>1.13310185185185</text:p>
          </table:table-cell>
          <table:table-cell office:value-type="float" office:value="1.01331018518519" calcext:value-type="float">
            <text:p>1.01331018518519</text:p>
          </table:table-cell>
          <table:table-cell office:value-type="float" office:value="0.841435185185185" calcext:value-type="float">
            <text:p>0.841435185185185</text:p>
          </table:table-cell>
          <table:table-cell office:value-type="float" office:value="0.638310185185185" calcext:value-type="float">
            <text:p>0.638310185185185</text:p>
          </table:table-cell>
          <table:table-cell office:value-type="float" office:value="0.360532407407407" calcext:value-type="float">
            <text:p>0.360532407407407</text:p>
          </table:table-cell>
          <table:table-cell office:value-type="float" office:value="0.386574074074074" calcext:value-type="float">
            <text:p>0.386574074074074</text:p>
          </table:table-cell>
          <table:table-cell office:value-type="float" office:value="0.329282407407407" calcext:value-type="float">
            <text:p>0.329282407407407</text:p>
          </table:table-cell>
          <table:table-cell office:value-type="float" office:value="0.282407407407407" calcext:value-type="float">
            <text:p>0.282407407407407</text:p>
          </table:table-cell>
          <table:table-cell office:value-type="float" office:value="0.188657407407407" calcext:value-type="float">
            <text:p>0.188657407407407</text:p>
          </table:table-cell>
          <table:table-cell office:value-type="float" office:value="0.108217592592593" calcext:value-type="float">
            <text:p>0.108217592592593</text:p>
          </table:table-cell>
          <table:table-cell office:value-type="float" office:value="-0.0815972222222222" calcext:value-type="float">
            <text:p>-0.081597222222222</text:p>
          </table:table-cell>
          <table:table-cell office:value-type="float" office:value="-0.30787037037037" calcext:value-type="float">
            <text:p>-0.30787037037037</text:p>
          </table:table-cell>
          <table:table-cell office:value-type="float" office:value="-0.470486111111111" calcext:value-type="float">
            <text:p>-0.470486111111111</text:p>
          </table:table-cell>
          <table:table-cell office:value-type="float" office:value="1.58101851851852" calcext:value-type="float">
            <text:p>1.58101851851852</text:p>
          </table:table-cell>
          <table:table-cell office:value-type="float" office:value="1.78414351851852" calcext:value-type="float">
            <text:p>1.78414351851852</text:p>
          </table:table-cell>
          <table:table-cell office:value-type="float" office:value="1.98726851851852" calcext:value-type="float">
            <text:p>1.98726851851852</text:p>
          </table:table-cell>
          <table:table-cell office:value-type="float" office:value="2.03414351851852" calcext:value-type="float">
            <text:p>2.03414351851852</text:p>
          </table:table-cell>
          <table:table-cell office:value-type="float" office:value="2.07581018518519" calcext:value-type="float">
            <text:p>2.07581018518519</text:p>
          </table:table-cell>
          <table:table-cell office:value-type="float" office:value="2.05324074074074" calcext:value-type="float">
            <text:p>2.05324074074074</text:p>
          </table:table-cell>
          <table:table-cell office:value-type="float" office:value="1.96585648148148" calcext:value-type="float">
            <text:p>1.96585648148148</text:p>
          </table:table-cell>
          <table:table-cell office:value-type="float" office:value="1.82118055555556" calcext:value-type="float">
            <text:p>1.82118055555556</text:p>
          </table:table-cell>
          <table:table-cell office:value-type="float" office:value="1.61863425925926" calcext:value-type="float">
            <text:p>1.61863425925926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.84265350877193" calcext:value-type="float">
            <text:p>0.84265350877193</text:p>
          </table:table-cell>
          <table:table-cell office:value-type="float" office:value="1.04714912280702" calcext:value-type="float">
            <text:p>1.04714912280702</text:p>
          </table:table-cell>
          <table:table-cell office:value-type="float" office:value="1.13103070175439" calcext:value-type="float">
            <text:p>1.13103070175439</text:p>
          </table:table-cell>
          <table:table-cell office:value-type="float" office:value="1.16063596491228" calcext:value-type="float">
            <text:p>1.16063596491228</text:p>
          </table:table-cell>
          <table:table-cell office:value-type="float" office:value="1.14089912280702" calcext:value-type="float">
            <text:p>1.14089912280702</text:p>
          </table:table-cell>
          <table:table-cell office:value-type="float" office:value="1.08168859649123" calcext:value-type="float">
            <text:p>1.08168859649123</text:p>
          </table:table-cell>
          <table:table-cell office:value-type="float" office:value="1.02741228070175" calcext:value-type="float">
            <text:p>1.02741228070175</text:p>
          </table:table-cell>
          <table:table-cell office:value-type="float" office:value="0.873355263157895" calcext:value-type="float">
            <text:p>0.873355263157895</text:p>
          </table:table-cell>
          <table:table-cell office:value-type="float" office:value="0.671600877192982" calcext:value-type="float">
            <text:p>0.671600877192982</text:p>
          </table:table-cell>
          <table:table-cell office:value-type="float" office:value="0.504934210526316" calcext:value-type="float">
            <text:p>0.504934210526316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17324561403509" calcext:value-type="float">
            <text:p>0.117324561403509</text:p>
          </table:table-cell>
          <table:table-cell office:value-type="float" office:value="0.0235745614035088" calcext:value-type="float">
            <text:p>0.023574561403509</text:p>
          </table:table-cell>
          <table:table-cell office:value-type="float" office:value="-0.0109649122807018" calcext:value-type="float">
            <text:p>-0.010964912280702</text:p>
          </table:table-cell>
          <table:table-cell office:value-type="float" office:value="-0.050438596491228" calcext:value-type="float">
            <text:p>-0.050438596491228</text:p>
          </table:table-cell>
          <table:table-cell office:value-type="float" office:value="-0.0603070175438598" calcext:value-type="float">
            <text:p>-0.06030701754386</text:p>
          </table:table-cell>
          <table:table-cell office:value-type="float" office:value="-0.0959429824561404" calcext:value-type="float">
            <text:p>-0.095942982456141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28837719298246" calcext:value-type="float">
            <text:p>-0.128837719298246</text:p>
          </table:table-cell>
          <table:table-cell office:value-type="float" office:value="0.875" calcext:value-type="float">
            <text:p>0.875</text:p>
          </table:table-cell>
          <table:table-cell office:value-type="float" office:value="1.02302631578947" calcext:value-type="float">
            <text:p>1.02302631578947</text:p>
          </table:table-cell>
          <table:table-cell office:value-type="float" office:value="1.14144736842105" calcext:value-type="float">
            <text:p>1.14144736842105</text:p>
          </table:table-cell>
          <table:table-cell office:value-type="float" office:value="1.17105263157895" calcext:value-type="float">
            <text:p>1.17105263157895</text:p>
          </table:table-cell>
          <table:table-cell office:value-type="float" office:value="1.16611842105263" calcext:value-type="float">
            <text:p>1.16611842105263</text:p>
          </table:table-cell>
          <table:table-cell office:value-type="float" office:value="1.12664473684211" calcext:value-type="float">
            <text:p>1.12664473684211</text:p>
          </table:table-cell>
          <table:table-cell office:value-type="float" office:value="1.01315789473684" calcext:value-type="float">
            <text:p>1.01315789473684</text:p>
          </table:table-cell>
          <table:table-cell office:value-type="float" office:value="0.835526315789474" calcext:value-type="float">
            <text:p>0.835526315789474</text:p>
          </table:table-cell>
          <table:table-cell office:value-type="float" office:value="0.633223684210526" calcext:value-type="float">
            <text:p>0.633223684210526</text:p>
          </table:table-cell>
          <table:table-cell office:value-type="float" office:value="0.366228070175439" calcext:value-type="float">
            <text:p>0.366228070175439</text:p>
          </table:table-cell>
          <table:table-cell office:value-type="float" office:value="0.405701754385965" calcext:value-type="float">
            <text:p>0.405701754385965</text:p>
          </table:table-cell>
          <table:table-cell office:value-type="float" office:value="0.34155701754386" calcext:value-type="float">
            <text:p>0.34155701754386</text:p>
          </table:table-cell>
          <table:table-cell office:value-type="float" office:value="0.287280701754386" calcext:value-type="float">
            <text:p>0.287280701754386</text:p>
          </table:table-cell>
          <table:table-cell office:value-type="float" office:value="0.198464912280702" calcext:value-type="float">
            <text:p>0.198464912280702</text:p>
          </table:table-cell>
          <table:table-cell office:value-type="float" office:value="0.119517543859649" calcext:value-type="float">
            <text:p>0.119517543859649</text:p>
          </table:table-cell>
          <table:table-cell office:value-type="float" office:value="-0.0696271929824562" calcext:value-type="float">
            <text:p>-0.069627192982456</text:p>
          </table:table-cell>
          <table:table-cell office:value-type="float" office:value="-0.305372807017544" calcext:value-type="float">
            <text:p>-0.305372807017544</text:p>
          </table:table-cell>
          <table:table-cell office:value-type="float" office:value="-0.466008771929825" calcext:value-type="float">
            <text:p>-0.466008771929825</text:p>
          </table:table-cell>
          <table:table-cell office:value-type="float" office:value="1.55592105263158" calcext:value-type="float">
            <text:p>1.55592105263158</text:p>
          </table:table-cell>
          <table:table-cell office:value-type="float" office:value="1.74835526315789" calcext:value-type="float">
            <text:p>1.74835526315789</text:p>
          </table:table-cell>
          <table:table-cell office:value-type="float" office:value="1.96052631578947" calcext:value-type="float">
            <text:p>1.96052631578947</text:p>
          </table:table-cell>
          <table:table-cell office:value-type="float" office:value="2.02467105263158" calcext:value-type="float">
            <text:p>2.02467105263158</text:p>
          </table:table-cell>
          <table:table-cell office:value-type="float" office:value="2.04934210526316" calcext:value-type="float">
            <text:p>2.04934210526316</text:p>
          </table:table-cell>
          <table:table-cell office:value-type="float" office:value="2.03453947368421" calcext:value-type="float">
            <text:p>2.03453947368421</text:p>
          </table:table-cell>
          <table:table-cell office:value-type="float" office:value="1.95614035087719" calcext:value-type="float">
            <text:p>1.95614035087719</text:p>
          </table:table-cell>
          <table:table-cell office:value-type="float" office:value="1.8125" calcext:value-type="float">
            <text:p>1.8125</text:p>
          </table:table-cell>
          <table:table-cell office:value-type="float" office:value="1.60416666666667" calcext:value-type="float">
            <text:p>1.60416666666667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.833854166666667" calcext:value-type="float">
            <text:p>0.833854166666667</text:p>
          </table:table-cell>
          <table:table-cell office:value-type="float" office:value="1.04166666666667" calcext:value-type="float">
            <text:p>1.04166666666667</text:p>
          </table:table-cell>
          <table:table-cell office:value-type="float" office:value="1.12604166666667" calcext:value-type="float">
            <text:p>1.12604166666667</text:p>
          </table:table-cell>
          <table:table-cell office:value-type="float" office:value="1.15885416666667" calcext:value-type="float">
            <text:p>1.15885416666667</text:p>
          </table:table-cell>
          <table:table-cell office:value-type="float" office:value="1.13541666666667" calcext:value-type="float">
            <text:p>1.13541666666667</text:p>
          </table:table-cell>
          <table:table-cell office:value-type="float" office:value="1.08385416666667" calcext:value-type="float">
            <text:p>1.08385416666667</text:p>
          </table:table-cell>
          <table:table-cell office:value-type="float" office:value="1.01822916666667" calcext:value-type="float">
            <text:p>1.01822916666667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6671875" calcext:value-type="float">
            <text:p>0.6671875</text:p>
          </table:table-cell>
          <table:table-cell office:value-type="float" office:value="0.513020833333333" calcext:value-type="float">
            <text:p>0.513020833333333</text:p>
          </table:table-cell>
          <table:table-cell office:value-type="float" office:value="0.168229166666667" calcext:value-type="float">
            <text:p>0.168229166666667</text:p>
          </table:table-cell>
          <table:table-cell office:value-type="float" office:value="0.121354166666667" calcext:value-type="float">
            <text:p>0.121354166666667</text:p>
          </table:table-cell>
          <table:table-cell office:value-type="float" office:value="0.0276041666666666" calcext:value-type="float">
            <text:p>0.027604166666667</text:p>
          </table:table-cell>
          <table:table-cell office:value-type="float" office:value="-0.00989583333333344" calcext:value-type="float">
            <text:p>-0.009895833333333</text:p>
          </table:table-cell>
          <table:table-cell office:value-type="float" office:value="-0.0427083333333336" calcext:value-type="float">
            <text:p>-0.042708333333334</text:p>
          </table:table-cell>
          <table:table-cell office:value-type="float" office:value="-0.0567708333333334" calcext:value-type="float">
            <text:p>-0.056770833333334</text:p>
          </table:table-cell>
          <table:table-cell office:value-type="float" office:value="-0.1046875" calcext:value-type="float">
            <text:p>-0.1046875</text:p>
          </table:table-cell>
          <table:table-cell office:value-type="float" office:value="-0.1265625" calcext:value-type="float">
            <text:p>-0.1265625</text:p>
          </table:table-cell>
          <table:table-cell office:value-type="float" office:value="-0.130729166666667" calcext:value-type="float">
            <text:p>-0.130729166666667</text:p>
          </table:table-cell>
          <table:table-cell office:value-type="float" office:value="0.872916666666667" calcext:value-type="float">
            <text:p>0.872916666666667</text:p>
          </table:table-cell>
          <table:table-cell office:value-type="float" office:value="1.02760416666667" calcext:value-type="float">
            <text:p>1.02760416666667</text:p>
          </table:table-cell>
          <table:table-cell office:value-type="float" office:value="1.14010416666667" calcext:value-type="float">
            <text:p>1.14010416666667</text:p>
          </table:table-cell>
          <table:table-cell office:value-type="float" office:value="1.16822916666667" calcext:value-type="float">
            <text:p>1.16822916666667</text:p>
          </table:table-cell>
          <table:table-cell office:value-type="float" office:value="1.15416666666667" calcext:value-type="float">
            <text:p>1.15416666666667</text:p>
          </table:table-cell>
          <table:table-cell office:value-type="float" office:value="1.11666666666667" calcext:value-type="float">
            <text:p>1.11666666666667</text:p>
          </table:table-cell>
          <table:table-cell office:value-type="float" office:value="1.01354166666667" calcext:value-type="float">
            <text:p>1.01354166666667</text:p>
          </table:table-cell>
          <table:table-cell office:value-type="float" office:value="0.830729166666667" calcext:value-type="float">
            <text:p>0.830729166666667</text:p>
          </table:table-cell>
          <table:table-cell office:value-type="float" office:value="0.638541666666667" calcext:value-type="float">
            <text:p>0.638541666666667</text:p>
          </table:table-cell>
          <table:table-cell office:value-type="float" office:value="0.371354166666667" calcext:value-type="float">
            <text:p>0.371354166666667</text:p>
          </table:table-cell>
          <table:table-cell office:value-type="float" office:value="0.408854166666667" calcext:value-type="float">
            <text:p>0.408854166666667</text:p>
          </table:table-cell>
          <table:table-cell office:value-type="float" office:value="0.352604166666667" calcext:value-type="float">
            <text:p>0.352604166666667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0.211979166666667" calcext:value-type="float">
            <text:p>0.211979166666667</text:p>
          </table:table-cell>
          <table:table-cell office:value-type="float" office:value="0.118229166666667" calcext:value-type="float">
            <text:p>0.118229166666667</text:p>
          </table:table-cell>
          <table:table-cell office:value-type="float" office:value="-0.0755208333333334" calcext:value-type="float">
            <text:p>-0.075520833333333</text:p>
          </table:table-cell>
          <table:table-cell office:value-type="float" office:value="-0.292708333333333" calcext:value-type="float">
            <text:p>-0.292708333333333</text:p>
          </table:table-cell>
          <table:table-cell office:value-type="float" office:value="-0.451041666666667" calcext:value-type="float">
            <text:p>-0.451041666666667</text:p>
          </table:table-cell>
          <table:table-cell office:value-type="float" office:value="1.54322916666667" calcext:value-type="float">
            <text:p>1.54322916666667</text:p>
          </table:table-cell>
          <table:table-cell office:value-type="float" office:value="1.74479166666667" calcext:value-type="float">
            <text:p>1.74479166666667</text:p>
          </table:table-cell>
          <table:table-cell office:value-type="float" office:value="1.94635416666667" calcext:value-type="float">
            <text:p>1.94635416666667</text:p>
          </table:table-cell>
          <table:table-cell office:value-type="float" office:value="2.01197916666667" calcext:value-type="float">
            <text:p>2.01197916666667</text:p>
          </table:table-cell>
          <table:table-cell office:value-type="float" office:value="2.02604166666667" calcext:value-type="float">
            <text:p>2.02604166666667</text:p>
          </table:table-cell>
          <table:table-cell office:value-type="float" office:value="2.01666666666667" calcext:value-type="float">
            <text:p>2.01666666666667</text:p>
          </table:table-cell>
          <table:table-cell office:value-type="float" office:value="1.95625" calcext:value-type="float">
            <text:p>1.95625</text:p>
          </table:table-cell>
          <table:table-cell office:value-type="float" office:value="1.790625" calcext:value-type="float">
            <text:p>1.790625</text:p>
          </table:table-cell>
          <table:table-cell office:value-type="float" office:value="1.60260416666667" calcext:value-type="float">
            <text:p>1.60260416666667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825892857142857" calcext:value-type="float">
            <text:p>0.825892857142857</text:p>
          </table:table-cell>
          <table:table-cell office:value-type="float" office:value="1.03670634920635" calcext:value-type="float">
            <text:p>1.03670634920635</text:p>
          </table:table-cell>
          <table:table-cell office:value-type="float" office:value="1.12599206349206" calcext:value-type="float">
            <text:p>1.12599206349206</text:p>
          </table:table-cell>
          <table:table-cell office:value-type="float" office:value="1.15277777777778" calcext:value-type="float">
            <text:p>1.15277777777778</text:p>
          </table:table-cell>
          <table:table-cell office:value-type="float" office:value="1.13492063492063" calcext:value-type="float">
            <text:p>1.13492063492063</text:p>
          </table:table-cell>
          <table:table-cell office:value-type="float" office:value="1.07688492063492" calcext:value-type="float">
            <text:p>1.07688492063492</text:p>
          </table:table-cell>
          <table:table-cell office:value-type="float" office:value="1.01438492063492" calcext:value-type="float">
            <text:p>1.01438492063492</text:p>
          </table:table-cell>
          <table:table-cell office:value-type="float" office:value="0.865575396825397" calcext:value-type="float">
            <text:p>0.865575396825397</text:p>
          </table:table-cell>
          <table:table-cell office:value-type="float" office:value="0.65922619047619" calcext:value-type="float">
            <text:p>0.65922619047619</text:p>
          </table:table-cell>
          <table:table-cell office:value-type="float" office:value="0.512400793650794" calcext:value-type="float">
            <text:p>0.512400793650794</text:p>
          </table:table-cell>
          <table:table-cell office:value-type="float" office:value="0.174107142857143" calcext:value-type="float">
            <text:p>0.174107142857143</text:p>
          </table:table-cell>
          <table:table-cell office:value-type="float" office:value="0.120535714285714" calcext:value-type="float">
            <text:p>0.120535714285714</text:p>
          </table:table-cell>
          <table:table-cell office:value-type="float" office:value="0.0357142857142856" calcext:value-type="float">
            <text:p>0.035714285714286</text:p>
          </table:table-cell>
          <table:table-cell office:value-type="float" office:value="-0.00446428571428559" calcext:value-type="float">
            <text:p>-0.004464285714286</text:p>
          </table:table-cell>
          <table:table-cell office:value-type="float" office:value="-0.049107142857143" calcext:value-type="float">
            <text:p>-0.049107142857143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952380952380953" calcext:value-type="float">
            <text:p>-0.095238095238095</text:p>
          </table:table-cell>
          <table:table-cell office:value-type="float" office:value="-0.123015873015873" calcext:value-type="float">
            <text:p>-0.123015873015873</text:p>
          </table:table-cell>
          <table:table-cell office:value-type="float" office:value="-0.131448412698413" calcext:value-type="float">
            <text:p>-0.131448412698413</text:p>
          </table:table-cell>
          <table:table-cell office:value-type="float" office:value="0.871031746031746" calcext:value-type="float">
            <text:p>0.871031746031746</text:p>
          </table:table-cell>
          <table:table-cell office:value-type="float" office:value="1.01835317460317" calcext:value-type="float">
            <text:p>1.01835317460317</text:p>
          </table:table-cell>
          <table:table-cell office:value-type="float" office:value="1.12996031746032" calcext:value-type="float">
            <text:p>1.12996031746032</text:p>
          </table:table-cell>
          <table:table-cell office:value-type="float" office:value="1.1656746031746" calcext:value-type="float">
            <text:p>1.1656746031746</text:p>
          </table:table-cell>
          <table:table-cell office:value-type="float" office:value="1.16121031746032" calcext:value-type="float">
            <text:p>1.16121031746032</text:p>
          </table:table-cell>
          <table:table-cell office:value-type="float" office:value="1.11210317460317" calcext:value-type="float">
            <text:p>1.11210317460317</text:p>
          </table:table-cell>
          <table:table-cell office:value-type="float" office:value="1.0094246031746" calcext:value-type="float">
            <text:p>1.0094246031746</text:p>
          </table:table-cell>
          <table:table-cell office:value-type="float" office:value="0.821924603174603" calcext:value-type="float">
            <text:p>0.821924603174603</text:p>
          </table:table-cell>
          <table:table-cell office:value-type="float" office:value="0.638888888888889" calcext:value-type="float">
            <text:p>0.638888888888889</text:p>
          </table:table-cell>
          <table:table-cell office:value-type="float" office:value="0.384920634920635" calcext:value-type="float">
            <text:p>0.384920634920635</text:p>
          </table:table-cell>
          <table:table-cell office:value-type="float" office:value="0.420634920634921" calcext:value-type="float">
            <text:p>0.420634920634921</text:p>
          </table:table-cell>
          <table:table-cell office:value-type="float" office:value="0.362599206349206" calcext:value-type="float">
            <text:p>0.362599206349206</text:p>
          </table:table-cell>
          <table:table-cell office:value-type="float" office:value="0.300099206349206" calcext:value-type="float">
            <text:p>0.300099206349206</text:p>
          </table:table-cell>
          <table:table-cell office:value-type="float" office:value="0.210813492063492" calcext:value-type="float">
            <text:p>0.210813492063492</text:p>
          </table:table-cell>
          <table:table-cell office:value-type="float" office:value="0.121527777777778" calcext:value-type="float">
            <text:p>0.121527777777778</text:p>
          </table:table-cell>
          <table:table-cell office:value-type="float" office:value="-0.0684523809523809" calcext:value-type="float">
            <text:p>-0.068452380952381</text:p>
          </table:table-cell>
          <table:table-cell office:value-type="float" office:value="-0.289186507936508" calcext:value-type="float">
            <text:p>-0.289186507936508</text:p>
          </table:table-cell>
          <table:table-cell office:value-type="float" office:value="-0.444444444444444" calcext:value-type="float">
            <text:p>-0.444444444444444</text:p>
          </table:table-cell>
          <table:table-cell office:value-type="float" office:value="1.52281746031746" calcext:value-type="float">
            <text:p>1.52281746031746</text:p>
          </table:table-cell>
          <table:table-cell office:value-type="float" office:value="1.72371031746032" calcext:value-type="float">
            <text:p>1.72371031746032</text:p>
          </table:table-cell>
          <table:table-cell office:value-type="float" office:value="1.92013888888889" calcext:value-type="float">
            <text:p>1.92013888888889</text:p>
          </table:table-cell>
          <table:table-cell office:value-type="float" office:value="2.00049603174603" calcext:value-type="float">
            <text:p>2.00049603174603</text:p>
          </table:table-cell>
          <table:table-cell office:value-type="float" office:value="2.02728174603175" calcext:value-type="float">
            <text:p>2.02728174603175</text:p>
          </table:table-cell>
          <table:table-cell office:value-type="float" office:value="2.00496031746032" calcext:value-type="float">
            <text:p>2.00496031746032</text:p>
          </table:table-cell>
          <table:table-cell office:value-type="float" office:value="1.94345238095238" calcext:value-type="float">
            <text:p>1.94345238095238</text:p>
          </table:table-cell>
          <table:table-cell office:value-type="float" office:value="1.7703373015873" calcext:value-type="float">
            <text:p>1.7703373015873</text:p>
          </table:table-cell>
          <table:table-cell office:value-type="float" office:value="1.59573412698413" calcext:value-type="float">
            <text:p>1.59573412698413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.818655303030303" calcext:value-type="float">
            <text:p>0.818655303030303</text:p>
          </table:table-cell>
          <table:table-cell office:value-type="float" office:value="1.02793560606061" calcext:value-type="float">
            <text:p>1.02793560606061</text:p>
          </table:table-cell>
          <table:table-cell office:value-type="float" office:value="1.11742424242424" calcext:value-type="float">
            <text:p>1.11742424242424</text:p>
          </table:table-cell>
          <table:table-cell office:value-type="float" office:value="1.15151515151515" calcext:value-type="float">
            <text:p>1.15151515151515</text:p>
          </table:table-cell>
          <table:table-cell office:value-type="float" office:value="1.1344696969697" calcext:value-type="float">
            <text:p>1.1344696969697</text:p>
          </table:table-cell>
          <table:table-cell office:value-type="float" office:value="1.07481060606061" calcext:value-type="float">
            <text:p>1.07481060606061</text:p>
          </table:table-cell>
          <table:table-cell office:value-type="float" office:value="1.01089015151515" calcext:value-type="float">
            <text:p>1.01089015151515</text:p>
          </table:table-cell>
          <table:table-cell office:value-type="float" office:value="0.866003787878788" calcext:value-type="float">
            <text:p>0.866003787878788</text:p>
          </table:table-cell>
          <table:table-cell office:value-type="float" office:value="0.651988636363636" calcext:value-type="float">
            <text:p>0.651988636363636</text:p>
          </table:table-cell>
          <table:table-cell office:value-type="float" office:value="0.508049242424242" calcext:value-type="float">
            <text:p>0.508049242424242</text:p>
          </table:table-cell>
          <table:table-cell office:value-type="float" office:value="0.179450757575757" calcext:value-type="float">
            <text:p>0.179450757575757</text:p>
          </table:table-cell>
          <table:table-cell office:value-type="float" office:value="0.12405303030303" calcext:value-type="float">
            <text:p>0.12405303030303</text:p>
          </table:table-cell>
          <table:table-cell office:value-type="float" office:value="0.0430871212121213" calcext:value-type="float">
            <text:p>0.043087121212121</text:p>
          </table:table-cell>
          <table:table-cell office:value-type="float" office:value="-0.00568181818181812" calcext:value-type="float">
            <text:p>-0.005681818181818</text:p>
          </table:table-cell>
          <table:table-cell office:value-type="float" office:value="-0.0378787878787881" calcext:value-type="float">
            <text:p>-0.037878787878788</text:p>
          </table:table-cell>
          <table:table-cell office:value-type="float" office:value="-0.0549242424242424" calcext:value-type="float">
            <text:p>-0.054924242424243</text:p>
          </table:table-cell>
          <table:table-cell office:value-type="float" office:value="-0.0975378787878789" calcext:value-type="float">
            <text:p>-0.097537878787879</text:p>
          </table:table-cell>
          <table:table-cell office:value-type="float" office:value="-0.12405303030303" calcext:value-type="float">
            <text:p>-0.12405303030303</text:p>
          </table:table-cell>
          <table:table-cell office:value-type="float" office:value="-0.127367424242424" calcext:value-type="float">
            <text:p>-0.127367424242424</text:p>
          </table:table-cell>
          <table:table-cell office:value-type="float" office:value="0.856534090909091" calcext:value-type="float">
            <text:p>0.856534090909091</text:p>
          </table:table-cell>
          <table:table-cell office:value-type="float" office:value="1.01846590909091" calcext:value-type="float">
            <text:p>1.01846590909091</text:p>
          </table:table-cell>
          <table:table-cell office:value-type="float" office:value="1.1344696969697" calcext:value-type="float">
            <text:p>1.1344696969697</text:p>
          </table:table-cell>
          <table:table-cell office:value-type="float" office:value="1.16761363636364" calcext:value-type="float">
            <text:p>1.16761363636364</text:p>
          </table:table-cell>
          <table:table-cell office:value-type="float" office:value="1.16287878787879" calcext:value-type="float">
            <text:p>1.16287878787879</text:p>
          </table:table-cell>
          <table:table-cell office:value-type="float" office:value="1.11221590909091" calcext:value-type="float">
            <text:p>1.11221590909091</text:p>
          </table:table-cell>
          <table:table-cell office:value-type="float" office:value="1.00994318181818" calcext:value-type="float">
            <text:p>1.00994318181818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0.630681818181818" calcext:value-type="float">
            <text:p>0.630681818181818</text:p>
          </table:table-cell>
          <table:table-cell office:value-type="float" office:value="0.388731060606061" calcext:value-type="float">
            <text:p>0.388731060606061</text:p>
          </table:table-cell>
          <table:table-cell office:value-type="float" office:value="0.42282196969697" calcext:value-type="float">
            <text:p>0.42282196969697</text:p>
          </table:table-cell>
          <table:table-cell office:value-type="float" office:value="0.37594696969697" calcext:value-type="float">
            <text:p>0.37594696969697</text:p>
          </table:table-cell>
          <table:table-cell office:value-type="float" office:value="0.310606060606061" calcext:value-type="float">
            <text:p>0.310606060606061</text:p>
          </table:table-cell>
          <table:table-cell office:value-type="float" office:value="0.214015151515151" calcext:value-type="float">
            <text:p>0.214015151515151</text:p>
          </table:table-cell>
          <table:table-cell office:value-type="float" office:value="0.133049242424243" calcext:value-type="float">
            <text:p>0.133049242424243</text:p>
          </table:table-cell>
          <table:table-cell office:value-type="float" office:value="-0.0544507575757576" calcext:value-type="float">
            <text:p>-0.054450757575758</text:p>
          </table:table-cell>
          <table:table-cell office:value-type="float" office:value="-0.290246212121212" calcext:value-type="float">
            <text:p>-0.290246212121212</text:p>
          </table:table-cell>
          <table:table-cell office:value-type="float" office:value="-0.441761363636364" calcext:value-type="float">
            <text:p>-0.441761363636364</text:p>
          </table:table-cell>
          <table:table-cell office:value-type="float" office:value="1.49573863636364" calcext:value-type="float">
            <text:p>1.49573863636364</text:p>
          </table:table-cell>
          <table:table-cell office:value-type="float" office:value="1.71306818181818" calcext:value-type="float">
            <text:p>1.71306818181818</text:p>
          </table:table-cell>
          <table:table-cell office:value-type="float" office:value="1.91003787878788" calcext:value-type="float">
            <text:p>1.91003787878788</text:p>
          </table:table-cell>
          <table:table-cell office:value-type="float" office:value="1.99147727272727" calcext:value-type="float">
            <text:p>1.99147727272727</text:p>
          </table:table-cell>
          <table:table-cell office:value-type="float" office:value="2.02367424242424" calcext:value-type="float">
            <text:p>2.02367424242424</text:p>
          </table:table-cell>
          <table:table-cell office:value-type="float" office:value="1.99005681818182" calcext:value-type="float">
            <text:p>1.99005681818182</text:p>
          </table:table-cell>
          <table:table-cell office:value-type="float" office:value="1.93039772727273" calcext:value-type="float">
            <text:p>1.93039772727273</text:p>
          </table:table-cell>
          <table:table-cell office:value-type="float" office:value="1.76041666666667" calcext:value-type="float">
            <text:p>1.76041666666667</text:p>
          </table:table-cell>
          <table:table-cell office:value-type="float" office:value="1.58049242424242" calcext:value-type="float">
            <text:p>1.58049242424242</text:p>
          </table:table-cell>
          <table:table-cell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0.812047101449275" calcext:value-type="float">
            <text:p>0.812047101449275</text:p>
          </table:table-cell>
          <table:table-cell office:value-type="float" office:value="1.01992753623188" calcext:value-type="float">
            <text:p>1.01992753623188</text:p>
          </table:table-cell>
          <table:table-cell office:value-type="float" office:value="1.11367753623188" calcext:value-type="float">
            <text:p>1.11367753623188</text:p>
          </table:table-cell>
          <table:table-cell office:value-type="float" office:value="1.15036231884058" calcext:value-type="float">
            <text:p>1.15036231884058</text:p>
          </table:table-cell>
          <table:table-cell office:value-type="float" office:value="1.12998188405797" calcext:value-type="float">
            <text:p>1.12998188405797</text:p>
          </table:table-cell>
          <table:table-cell office:value-type="float" office:value="1.06884057971015" calcext:value-type="float">
            <text:p>1.06884057971015</text:p>
          </table:table-cell>
          <table:table-cell office:value-type="float" office:value="1.01177536231884" calcext:value-type="float">
            <text:p>1.01177536231884</text:p>
          </table:table-cell>
          <table:table-cell office:value-type="float" office:value="0.860960144927536" calcext:value-type="float">
            <text:p>0.860960144927536</text:p>
          </table:table-cell>
          <table:table-cell office:value-type="float" office:value="0.652626811594203" calcext:value-type="float">
            <text:p>0.652626811594203</text:p>
          </table:table-cell>
          <table:table-cell office:value-type="float" office:value="0.511322463768116" calcext:value-type="float">
            <text:p>0.511322463768116</text:p>
          </table:table-cell>
          <table:table-cell office:value-type="float" office:value="0.188405797101449" calcext:value-type="float">
            <text:p>0.188405797101449</text:p>
          </table:table-cell>
          <table:table-cell office:value-type="float" office:value="0.127264492753623" calcext:value-type="float">
            <text:p>0.127264492753623</text:p>
          </table:table-cell>
          <table:table-cell office:value-type="float" office:value="0.0434782608695652" calcext:value-type="float">
            <text:p>0.043478260869565</text:p>
          </table:table-cell>
          <table:table-cell office:value-type="float" office:value="0.000452898550724612" calcext:value-type="float">
            <text:p>0.000452898550725</text:p>
          </table:table-cell>
          <table:table-cell office:value-type="float" office:value="-0.0471014492753623" calcext:value-type="float">
            <text:p>-0.047101449275362</text:p>
          </table:table-cell>
          <table:table-cell office:value-type="float" office:value="-0.0543478260869565" calcext:value-type="float">
            <text:p>-0.054347826086957</text:p>
          </table:table-cell>
          <table:table-cell office:value-type="float" office:value="-0.0928442028985508" calcext:value-type="float">
            <text:p>-0.092844202898551</text:p>
          </table:table-cell>
          <table:table-cell office:value-type="float" office:value="-0.125905797101449" calcext:value-type="float">
            <text:p>-0.125905797101449</text:p>
          </table:table-cell>
          <table:table-cell office:value-type="float" office:value="-0.11231884057971" calcext:value-type="float">
            <text:p>-0.11231884057971</text:p>
          </table:table-cell>
          <table:table-cell office:value-type="float" office:value="0.843297101449275" calcext:value-type="float">
            <text:p>0.843297101449275</text:p>
          </table:table-cell>
          <table:table-cell office:value-type="float" office:value="1.03079710144928" calcext:value-type="float">
            <text:p>1.03079710144928</text:p>
          </table:table-cell>
          <table:table-cell office:value-type="float" office:value="1.12409420289855" calcext:value-type="float">
            <text:p>1.12409420289855</text:p>
          </table:table-cell>
          <table:table-cell office:value-type="float" office:value="1.17391304347826" calcext:value-type="float">
            <text:p>1.17391304347826</text:p>
          </table:table-cell>
          <table:table-cell office:value-type="float" office:value="1.15126811594203" calcext:value-type="float">
            <text:p>1.15126811594203</text:p>
          </table:table-cell>
          <table:table-cell office:value-type="float" office:value="1.1286231884058" calcext:value-type="float">
            <text:p>1.1286231884058</text:p>
          </table:table-cell>
          <table:table-cell office:value-type="float" office:value="1.00226449275362" calcext:value-type="float">
            <text:p>1.00226449275362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0.631340579710145" calcext:value-type="float">
            <text:p>0.631340579710145</text:p>
          </table:table-cell>
          <table:table-cell office:value-type="float" office:value="0.392210144927536" calcext:value-type="float">
            <text:p>0.392210144927536</text:p>
          </table:table-cell>
          <table:table-cell office:value-type="float" office:value="0.428894927536232" calcext:value-type="float">
            <text:p>0.428894927536232</text:p>
          </table:table-cell>
          <table:table-cell office:value-type="float" office:value="0.382246376811594" calcext:value-type="float">
            <text:p>0.382246376811594</text:p>
          </table:table-cell>
          <table:table-cell office:value-type="float" office:value="0.314311594202898" calcext:value-type="float">
            <text:p>0.314311594202898</text:p>
          </table:table-cell>
          <table:table-cell office:value-type="float" office:value="0.210144927536232" calcext:value-type="float">
            <text:p>0.210144927536232</text:p>
          </table:table-cell>
          <table:table-cell office:value-type="float" office:value="0.141304347826087" calcext:value-type="float">
            <text:p>0.141304347826087</text:p>
          </table:table-cell>
          <table:table-cell office:value-type="float" office:value="-0.0480072463768115" calcext:value-type="float">
            <text:p>-0.048007246376812</text:p>
          </table:table-cell>
          <table:table-cell office:value-type="float" office:value="-0.280797101449275" calcext:value-type="float">
            <text:p>-0.280797101449275</text:p>
          </table:table-cell>
          <table:table-cell office:value-type="float" office:value="-0.428894927536232" calcext:value-type="float">
            <text:p>-0.428894927536232</text:p>
          </table:table-cell>
          <table:table-cell office:value-type="float" office:value="1.47101449275362" calcext:value-type="float">
            <text:p>1.47101449275362</text:p>
          </table:table-cell>
          <table:table-cell office:value-type="float" office:value="1.71557971014493" calcext:value-type="float">
            <text:p>1.71557971014493</text:p>
          </table:table-cell>
          <table:table-cell office:value-type="float" office:value="1.89221014492754" calcext:value-type="float">
            <text:p>1.89221014492754</text:p>
          </table:table-cell>
          <table:table-cell office:value-type="float" office:value="1.98958333333333" calcext:value-type="float">
            <text:p>1.98958333333333</text:p>
          </table:table-cell>
          <table:table-cell office:value-type="float" office:value="2.00996376811594" calcext:value-type="float">
            <text:p>2.00996376811594</text:p>
          </table:table-cell>
          <table:table-cell office:value-type="float" office:value="1.99909420289855" calcext:value-type="float">
            <text:p>1.99909420289855</text:p>
          </table:table-cell>
          <table:table-cell office:value-type="float" office:value="1.91123188405797" calcext:value-type="float">
            <text:p>1.91123188405797</text:p>
          </table:table-cell>
          <table:table-cell office:value-type="float" office:value="1.75634057971015" calcext:value-type="float">
            <text:p>1.75634057971015</text:p>
          </table:table-cell>
          <table:table-cell office:value-type="float" office:value="1.57155797101449" calcext:value-type="float">
            <text:p>1.57155797101449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0.805555555555556" calcext:value-type="float">
            <text:p>0.805555555555556</text:p>
          </table:table-cell>
          <table:table-cell office:value-type="float" office:value="1.01258680555556" calcext:value-type="float">
            <text:p>1.01258680555556</text:p>
          </table:table-cell>
          <table:table-cell office:value-type="float" office:value="1.11414930555556" calcext:value-type="float">
            <text:p>1.11414930555556</text:p>
          </table:table-cell>
          <table:table-cell office:value-type="float" office:value="1.14539930555556" calcext:value-type="float">
            <text:p>1.14539930555556</text:p>
          </table:table-cell>
          <table:table-cell office:value-type="float" office:value="1.12977430555556" calcext:value-type="float">
            <text:p>1.12977430555556</text:p>
          </table:table-cell>
          <table:table-cell office:value-type="float" office:value="1.07508680555556" calcext:value-type="float">
            <text:p>1.07508680555556</text:p>
          </table:table-cell>
          <table:table-cell office:value-type="float" office:value="1.01258680555556" calcext:value-type="float">
            <text:p>1.01258680555556</text:p>
          </table:table-cell>
          <table:table-cell office:value-type="float" office:value="0.860243055555556" calcext:value-type="float">
            <text:p>0.860243055555556</text:p>
          </table:table-cell>
          <table:table-cell office:value-type="float" office:value="0.653211805555556" calcext:value-type="float">
            <text:p>0.653211805555556</text:p>
          </table:table-cell>
          <table:table-cell office:value-type="float" office:value="0.50390625" calcext:value-type="float">
            <text:p>0.50390625</text:p>
          </table:table-cell>
          <table:table-cell office:value-type="float" office:value="0.188368055555556" calcext:value-type="float">
            <text:p>0.188368055555556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0086805555555558" calcext:value-type="float">
            <text:p>0.000868055555556</text:p>
          </table:table-cell>
          <table:table-cell office:value-type="float" office:value="-0.0364583333333333" calcext:value-type="float">
            <text:p>-0.036458333333333</text:p>
          </table:table-cell>
          <table:table-cell office:value-type="float" office:value="-0.0512152777777777" calcext:value-type="float">
            <text:p>-0.051215277777778</text:p>
          </table:table-cell>
          <table:table-cell office:value-type="float" office:value="-0.0889756944444444" calcext:value-type="float">
            <text:p>-0.088975694444444</text:p>
          </table:table-cell>
          <table:table-cell office:value-type="float" office:value="-0.116319444444444" calcext:value-type="float">
            <text:p>-0.116319444444444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1.02430555555556" calcext:value-type="float">
            <text:p>1.02430555555556</text:p>
          </table:table-cell>
          <table:table-cell office:value-type="float" office:value="1.11545138888889" calcext:value-type="float">
            <text:p>1.11545138888889</text:p>
          </table:table-cell>
          <table:table-cell office:value-type="float" office:value="1.16753472222222" calcext:value-type="float">
            <text:p>1.16753472222222</text:p>
          </table:table-cell>
          <table:table-cell office:value-type="float" office:value="1.15017361111111" calcext:value-type="float">
            <text:p>1.15017361111111</text:p>
          </table:table-cell>
          <table:table-cell office:value-type="float" office:value="1.12847222222222" calcext:value-type="float">
            <text:p>1.12847222222222</text:p>
          </table:table-cell>
          <table:table-cell office:value-type="float" office:value="0.998263888888889" calcext:value-type="float">
            <text:p>0.998263888888889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91493055555556" calcext:value-type="float">
            <text:p>0.39149305555555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3828125" calcext:value-type="float">
            <text:p>0.3828125</text:p>
          </table:table-cell>
          <table:table-cell office:value-type="float" office:value="0.321180555555556" calcext:value-type="float">
            <text:p>0.321180555555556</text:p>
          </table:table-cell>
          <table:table-cell office:value-type="float" office:value="0.229166666666667" calcext:value-type="float">
            <text:p>0.229166666666667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-0.0342881944444444" calcext:value-type="float">
            <text:p>-0.034288194444445</text:p>
          </table:table-cell>
          <table:table-cell office:value-type="float" office:value="-0.272135416666667" calcext:value-type="float">
            <text:p>-0.272135416666667</text:p>
          </table:table-cell>
          <table:table-cell office:value-type="float" office:value="-0.426215277777778" calcext:value-type="float">
            <text:p>-0.426215277777778</text:p>
          </table:table-cell>
          <table:table-cell office:value-type="float" office:value="1.44921875" calcext:value-type="float">
            <text:p>1.44921875</text:p>
          </table:table-cell>
          <table:table-cell office:value-type="float" office:value="1.70095486111111" calcext:value-type="float">
            <text:p>1.70095486111111</text:p>
          </table:table-cell>
          <table:table-cell office:value-type="float" office:value="1.87803819444444" calcext:value-type="float">
            <text:p>1.87803819444444</text:p>
          </table:table-cell>
          <table:table-cell office:value-type="float" office:value="1.97612847222222" calcext:value-type="float">
            <text:p>1.97612847222222</text:p>
          </table:table-cell>
          <table:table-cell office:value-type="float" office:value="1.99609375" calcext:value-type="float">
            <text:p>1.99609375</text:p>
          </table:table-cell>
          <table:table-cell office:value-type="float" office:value="1.98480902777778" calcext:value-type="float">
            <text:p>1.98480902777778</text:p>
          </table:table-cell>
          <table:table-cell office:value-type="float" office:value="1.89279513888889" calcext:value-type="float">
            <text:p>1.89279513888889</text:p>
          </table:table-cell>
          <table:table-cell office:value-type="float" office:value="1.74565972222222" calcext:value-type="float">
            <text:p>1.74565972222222</text:p>
          </table:table-cell>
          <table:table-cell office:value-type="float" office:value="1.55512152777778" calcext:value-type="float">
            <text:p>1.55512152777778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795833333333333" calcext:value-type="float">
            <text:p>0.795833333333333</text:p>
          </table:table-cell>
          <table:table-cell office:value-type="float" office:value="1.00958333333333" calcext:value-type="float">
            <text:p>1.00958333333333</text:p>
          </table:table-cell>
          <table:table-cell office:value-type="float" office:value="1.10708333333333" calcext:value-type="float">
            <text:p>1.10708333333333</text:p>
          </table:table-cell>
          <table:table-cell office:value-type="float" office:value="1.14458333333333" calcext:value-type="float">
            <text:p>1.14458333333333</text:p>
          </table:table-cell>
          <table:table-cell office:value-type="float" office:value="1.12958333333333" calcext:value-type="float">
            <text:p>1.12958333333333</text:p>
          </table:table-cell>
          <table:table-cell office:value-type="float" office:value="1.06958333333333" calcext:value-type="float">
            <text:p>1.06958333333333</text:p>
          </table:table-cell>
          <table:table-cell office:value-type="float" office:value="1.00958333333333" calcext:value-type="float">
            <text:p>1.00958333333333</text:p>
          </table:table-cell>
          <table:table-cell office:value-type="float" office:value="0.859583333333333" calcext:value-type="float">
            <text:p>0.859583333333333</text:p>
          </table:table-cell>
          <table:table-cell office:value-type="float" office:value="0.65375" calcext:value-type="float">
            <text:p>0.65375</text:p>
          </table:table-cell>
          <table:table-cell office:value-type="float" office:value="0.510416666666667" calcext:value-type="float">
            <text:p>0.510416666666667</text:p>
          </table:table-cell>
          <table:table-cell office:value-type="float" office:value="0.184583333333333" calcext:value-type="float">
            <text:p>0.184583333333333</text:p>
          </table:table-cell>
          <table:table-cell office:value-type="float" office:value="0.125" calcext:value-type="float">
            <text:p>0.125</text:p>
          </table:table-cell>
          <table:table-cell office:value-type="float" office:value="0.0458333333333334" calcext:value-type="float">
            <text:p>0.045833333333333</text:p>
          </table:table-cell>
          <table:table-cell office:value-type="float" office:value="-0.00666666666666682" calcext:value-type="float">
            <text:p>-0.006666666666667</text:p>
          </table:table-cell>
          <table:table-cell office:value-type="float" office:value="-0.0416666666666667" calcext:value-type="float">
            <text:p>-0.041666666666667</text:p>
          </table:table-cell>
          <table:table-cell office:value-type="float" office:value="-0.051666666666667" calcext:value-type="float">
            <text:p>-0.051666666666667</text:p>
          </table:table-cell>
          <table:table-cell office:value-type="float" office:value="-0.0891666666666669" calcext:value-type="float">
            <text:p>-0.089166666666667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108333333333333" calcext:value-type="float">
            <text:p>-0.108333333333333</text:p>
          </table:table-cell>
          <table:table-cell office:value-type="float" office:value="0.83625" calcext:value-type="float">
            <text:p>0.83625</text:p>
          </table:table-cell>
          <table:table-cell office:value-type="float" office:value="1.01083333333333" calcext:value-type="float">
            <text:p>1.01083333333333</text:p>
          </table:table-cell>
          <table:table-cell office:value-type="float" office:value="1.11916666666667" calcext:value-type="float">
            <text:p>1.11916666666667</text:p>
          </table:table-cell>
          <table:table-cell office:value-type="float" office:value="1.16916666666667" calcext:value-type="float">
            <text:p>1.16916666666667</text:p>
          </table:table-cell>
          <table:table-cell office:value-type="float" office:value="1.14416666666667" calcext:value-type="float">
            <text:p>1.14416666666667</text:p>
          </table:table-cell>
          <table:table-cell office:value-type="float" office:value="1.1275" calcext:value-type="float">
            <text:p>1.1275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63" calcext:value-type="float">
            <text:p>0.63</text:p>
          </table:table-cell>
          <table:table-cell office:value-type="float" office:value="0.398333333333333" calcext:value-type="float">
            <text:p>0.398333333333333</text:p>
          </table:table-cell>
          <table:table-cell office:value-type="float" office:value="0.436666666666667" calcext:value-type="float">
            <text:p>0.436666666666667</text:p>
          </table:table-cell>
          <table:table-cell office:value-type="float" office:value="0.395" calcext:value-type="float">
            <text:p>0.395</text:p>
          </table:table-cell>
          <table:table-cell office:value-type="float" office:value="0.323333333333333" calcext:value-type="float">
            <text:p>0.323333333333333</text:p>
          </table:table-cell>
          <table:table-cell office:value-type="float" office:value="0.2325" calcext:value-type="float">
            <text:p>0.2325</text:p>
          </table:table-cell>
          <table:table-cell office:value-type="float" office:value="0.158333333333333" calcext:value-type="float">
            <text:p>0.158333333333333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260416666666667" calcext:value-type="float">
            <text:p>-0.260416666666667</text:p>
          </table:table-cell>
          <table:table-cell office:value-type="float" office:value="-0.408333333333333" calcext:value-type="float">
            <text:p>-0.408333333333333</text:p>
          </table:table-cell>
          <table:table-cell office:value-type="float" office:value="1.4475" calcext:value-type="float">
            <text:p>1.4475</text:p>
          </table:table-cell>
          <table:table-cell office:value-type="float" office:value="1.68125" calcext:value-type="float">
            <text:p>1.68125</text:p>
          </table:table-cell>
          <table:table-cell office:value-type="float" office:value="1.86875" calcext:value-type="float">
            <text:p>1.86875</text:p>
          </table:table-cell>
          <table:table-cell office:value-type="float" office:value="1.97541666666667" calcext:value-type="float">
            <text:p>1.97541666666667</text:p>
          </table:table-cell>
          <table:table-cell office:value-type="float" office:value="1.98125" calcext:value-type="float">
            <text:p>1.98125</text:p>
          </table:table-cell>
          <table:table-cell office:value-type="float" office:value="1.97875" calcext:value-type="float">
            <text:p>1.97875</text:p>
          </table:table-cell>
          <table:table-cell office:value-type="float" office:value="1.88291666666667" calcext:value-type="float">
            <text:p>1.88291666666667</text:p>
          </table:table-cell>
          <table:table-cell office:value-type="float" office:value="1.73166666666667" calcext:value-type="float">
            <text:p>1.73166666666667</text:p>
          </table:table-cell>
          <table:table-cell office:value-type="float" office:value="1.54875" calcext:value-type="float">
            <text:p>1.54875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0.786858974358974" calcext:value-type="float">
            <text:p>0.786858974358974</text:p>
          </table:table-cell>
          <table:table-cell office:value-type="float" office:value="1.0068108974359" calcext:value-type="float">
            <text:p>1.0068108974359</text:p>
          </table:table-cell>
          <table:table-cell office:value-type="float" office:value="1.10416666666667" calcext:value-type="float">
            <text:p>1.10416666666667</text:p>
          </table:table-cell>
          <table:table-cell office:value-type="float" office:value="1.14383012820513" calcext:value-type="float">
            <text:p>1.14383012820513</text:p>
          </table:table-cell>
          <table:table-cell office:value-type="float" office:value="1.12580128205128" calcext:value-type="float">
            <text:p>1.12580128205128</text:p>
          </table:table-cell>
          <table:table-cell office:value-type="float" office:value="1.06810897435897" calcext:value-type="float">
            <text:p>1.06810897435897</text:p>
          </table:table-cell>
          <table:table-cell office:value-type="float" office:value="1.00320512820513" calcext:value-type="float">
            <text:p>1.00320512820513</text:p>
          </table:table-cell>
          <table:table-cell office:value-type="float" office:value="0.858974358974359" calcext:value-type="float">
            <text:p>0.858974358974359</text:p>
          </table:table-cell>
          <table:table-cell office:value-type="float" office:value="0.654246794871795" calcext:value-type="float">
            <text:p>0.654246794871795</text:p>
          </table:table-cell>
          <table:table-cell office:value-type="float" office:value="0.497195512820513" calcext:value-type="float">
            <text:p>0.497195512820513</text:p>
          </table:table-cell>
          <table:table-cell office:value-type="float" office:value="0.188301282051282" calcext:value-type="float">
            <text:p>0.188301282051282</text:p>
          </table:table-cell>
          <table:table-cell office:value-type="float" office:value="0.121394230769231" calcext:value-type="float">
            <text:p>0.121394230769231</text:p>
          </table:table-cell>
          <table:table-cell office:value-type="float" office:value="0.0368589743589744" calcext:value-type="float">
            <text:p>0.036858974358975</text:p>
          </table:table-cell>
          <table:table-cell office:value-type="float" office:value="-0.013221153846154" calcext:value-type="float">
            <text:p>-0.013221153846154</text:p>
          </table:table-cell>
          <table:table-cell office:value-type="float" office:value="-0.0428685897435897" calcext:value-type="float">
            <text:p>-0.04286858974359</text:p>
          </table:table-cell>
          <table:table-cell office:value-type="float" office:value="-0.0596955128205128" calcext:value-type="float">
            <text:p>-0.059695512820513</text:p>
          </table:table-cell>
          <table:table-cell office:value-type="float" office:value="-0.0917467948717949" calcext:value-type="float">
            <text:p>-0.091746794871795</text:p>
          </table:table-cell>
          <table:table-cell office:value-type="float" office:value="-0.11738782051282" calcext:value-type="float">
            <text:p>-0.11738782051282</text:p>
          </table:table-cell>
          <table:table-cell office:value-type="float" office:value="-0.119391025641026" calcext:value-type="float">
            <text:p>-0.119391025641026</text:p>
          </table:table-cell>
          <table:table-cell office:value-type="float" office:value="0.836538461538462" calcext:value-type="float">
            <text:p>0.836538461538462</text:p>
          </table:table-cell>
          <table:table-cell office:value-type="float" office:value="1.01442307692308" calcext:value-type="float">
            <text:p>1.01442307692308</text:p>
          </table:table-cell>
          <table:table-cell office:value-type="float" office:value="1.13060897435897" calcext:value-type="float">
            <text:p>1.13060897435897</text:p>
          </table:table-cell>
          <table:table-cell office:value-type="float" office:value="1.15865384615385" calcext:value-type="float">
            <text:p>1.15865384615385</text:p>
          </table:table-cell>
          <table:table-cell office:value-type="float" office:value="1.14663461538462" calcext:value-type="float">
            <text:p>1.14663461538462</text:p>
          </table:table-cell>
          <table:table-cell office:value-type="float" office:value="1.12259615384615" calcext:value-type="float">
            <text:p>1.12259615384615</text:p>
          </table:table-cell>
          <table:table-cell office:value-type="float" office:value="0.994391025641026" calcext:value-type="float">
            <text:p>0.994391025641026</text:p>
          </table:table-cell>
          <table:table-cell office:value-type="float" office:value="0.811298076923077" calcext:value-type="float">
            <text:p>0.811298076923077</text:p>
          </table:table-cell>
          <table:table-cell office:value-type="float" office:value="0.612980769230769" calcext:value-type="float">
            <text:p>0.612980769230769</text:p>
          </table:table-cell>
          <table:table-cell office:value-type="float" office:value="0.408253205128205" calcext:value-type="float">
            <text:p>0.408253205128205</text:p>
          </table:table-cell>
          <table:table-cell office:value-type="float" office:value="0.439102564102564" calcext:value-type="float">
            <text:p>0.439102564102564</text:p>
          </table:table-cell>
          <table:table-cell office:value-type="float" office:value="0.394230769230769" calcext:value-type="float">
            <text:p>0.394230769230769</text:p>
          </table:table-cell>
          <table:table-cell office:value-type="float" office:value="0.326121794871795" calcext:value-type="float">
            <text:p>0.326121794871795</text:p>
          </table:table-cell>
          <table:table-cell office:value-type="float" office:value="0.238782051282051" calcext:value-type="float">
            <text:p>0.238782051282051</text:p>
          </table:table-cell>
          <table:table-cell office:value-type="float" office:value="0.157051282051282" calcext:value-type="float">
            <text:p>0.157051282051282</text:p>
          </table:table-cell>
          <table:table-cell office:value-type="float" office:value="-0.0192307692307693" calcext:value-type="float">
            <text:p>-0.019230769230769</text:p>
          </table:table-cell>
          <table:table-cell office:value-type="float" office:value="-0.249599358974359" calcext:value-type="float">
            <text:p>-0.249599358974359</text:p>
          </table:table-cell>
          <table:table-cell office:value-type="float" office:value="-0.408653846153846" calcext:value-type="float">
            <text:p>-0.408653846153846</text:p>
          </table:table-cell>
          <table:table-cell office:value-type="float" office:value="1.43509615384615" calcext:value-type="float">
            <text:p>1.43509615384615</text:p>
          </table:table-cell>
          <table:table-cell office:value-type="float" office:value="1.67948717948718" calcext:value-type="float">
            <text:p>1.67948717948718</text:p>
          </table:table-cell>
          <table:table-cell office:value-type="float" office:value="1.88020833333333" calcext:value-type="float">
            <text:p>1.88020833333333</text:p>
          </table:table-cell>
          <table:table-cell office:value-type="float" office:value="1.95833333333333" calcext:value-type="float">
            <text:p>1.95833333333333</text:p>
          </table:table-cell>
          <table:table-cell office:value-type="float" office:value="1.97596153846154" calcext:value-type="float">
            <text:p>1.97596153846154</text:p>
          </table:table-cell>
          <table:table-cell office:value-type="float" office:value="1.96875" calcext:value-type="float">
            <text:p>1.96875</text:p>
          </table:table-cell>
          <table:table-cell office:value-type="float" office:value="1.87259615384615" calcext:value-type="float">
            <text:p>1.87259615384615</text:p>
          </table:table-cell>
          <table:table-cell office:value-type="float" office:value="1.71514423076923" calcext:value-type="float">
            <text:p>1.71514423076923</text:p>
          </table:table-cell>
          <table:table-cell office:value-type="float" office:value="1.51883012820513" calcext:value-type="float">
            <text:p>1.51883012820513</text:p>
          </table:table-cell>
          <table:table-cell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0.778549382716049" calcext:value-type="float">
            <text:p>0.778549382716049</text:p>
          </table:table-cell>
          <table:table-cell office:value-type="float" office:value="1.00424382716049" calcext:value-type="float">
            <text:p>1.00424382716049</text:p>
          </table:table-cell>
          <table:table-cell office:value-type="float" office:value="1.10146604938272" calcext:value-type="float">
            <text:p>1.10146604938272</text:p>
          </table:table-cell>
          <table:table-cell office:value-type="float" office:value="1.13966049382716" calcext:value-type="float">
            <text:p>1.13966049382716</text:p>
          </table:table-cell>
          <table:table-cell office:value-type="float" office:value="1.11882716049383" calcext:value-type="float">
            <text:p>1.11882716049383</text:p>
          </table:table-cell>
          <table:table-cell office:value-type="float" office:value="1.06674382716049" calcext:value-type="float">
            <text:p>1.06674382716049</text:p>
          </table:table-cell>
          <table:table-cell office:value-type="float" office:value="1.00077160493827" calcext:value-type="float">
            <text:p>1.00077160493827</text:p>
          </table:table-cell>
          <table:table-cell office:value-type="float" office:value="0.85841049382716" calcext:value-type="float">
            <text:p>0.85841049382716</text:p>
          </table:table-cell>
          <table:table-cell office:value-type="float" office:value="0.654706790123457" calcext:value-type="float">
            <text:p>0.654706790123457</text:p>
          </table:table-cell>
          <table:table-cell office:value-type="float" office:value="0.48804012345679" calcext:value-type="float">
            <text:p>0.48804012345679</text:p>
          </table:table-cell>
          <table:table-cell office:value-type="float" office:value="0.190586419753086" calcext:value-type="float">
            <text:p>0.190586419753086</text:p>
          </table:table-cell>
          <table:table-cell office:value-type="float" office:value="0.118055555555556" calcext:value-type="float">
            <text:p>0.118055555555556</text:p>
          </table:table-cell>
          <table:table-cell office:value-type="float" office:value="0.0327932098765429" calcext:value-type="float">
            <text:p>0.032793209876543</text:p>
          </table:table-cell>
          <table:table-cell office:value-type="float" office:value="-0.0189043209876543" calcext:value-type="float">
            <text:p>-0.018904320987654</text:p>
          </table:table-cell>
          <table:table-cell office:value-type="float" office:value="-0.0362654320987654" calcext:value-type="float">
            <text:p>-0.036265432098766</text:p>
          </table:table-cell>
          <table:table-cell office:value-type="float" office:value="-0.0636574074074077" calcext:value-type="float">
            <text:p>-0.063657407407408</text:p>
          </table:table-cell>
          <table:table-cell office:value-type="float" office:value="-0.0941358024691359" calcext:value-type="float">
            <text:p>-0.094135802469136</text:p>
          </table:table-cell>
          <table:table-cell table:number-columns-repeated="2" office:value-type="float" office:value="-0.116126543209877" calcext:value-type="float">
            <text:p>-0.116126543209877</text:p>
          </table:table-cell>
          <table:table-cell office:value-type="float" office:value="0.81712962962963" calcext:value-type="float">
            <text:p>0.81712962962963</text:p>
          </table:table-cell>
          <table:table-cell office:value-type="float" office:value="1.01774691358025" calcext:value-type="float">
            <text:p>1.01774691358025</text:p>
          </table:table-cell>
          <table:table-cell office:value-type="float" office:value="1.12962962962963" calcext:value-type="float">
            <text:p>1.12962962962963</text:p>
          </table:table-cell>
          <table:table-cell office:value-type="float" office:value="1.16049382716049" calcext:value-type="float">
            <text:p>1.16049382716049</text:p>
          </table:table-cell>
          <table:table-cell office:value-type="float" office:value="1.14891975308642" calcext:value-type="float">
            <text:p>1.14891975308642</text:p>
          </table:table-cell>
          <table:table-cell office:value-type="float" office:value="1.12191358024691" calcext:value-type="float">
            <text:p>1.12191358024691</text:p>
          </table:table-cell>
          <table:table-cell office:value-type="float" office:value="0.990740740740741" calcext:value-type="float">
            <text:p>0.990740740740741</text:p>
          </table:table-cell>
          <table:table-cell office:value-type="float" office:value="0.809027777777778" calcext:value-type="float">
            <text:p>0.809027777777778</text:p>
          </table:table-cell>
          <table:table-cell office:value-type="float" office:value="0.600694444444444" calcext:value-type="float">
            <text:p>0.600694444444444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39429012345679" calcext:value-type="float">
            <text:p>0.39429012345679</text:p>
          </table:table-cell>
          <table:table-cell office:value-type="float" office:value="0.321759259259259" calcext:value-type="float">
            <text:p>0.321759259259259</text:p>
          </table:table-cell>
          <table:table-cell office:value-type="float" office:value="0.248456790123457" calcext:value-type="float">
            <text:p>0.248456790123457</text:p>
          </table:table-cell>
          <table:table-cell office:value-type="float" office:value="0.158950617283951" calcext:value-type="float">
            <text:p>0.158950617283951</text:p>
          </table:table-cell>
          <table:table-cell office:value-type="float" office:value="-0.0177469135802469" calcext:value-type="float">
            <text:p>-0.017746913580247</text:p>
          </table:table-cell>
          <table:table-cell office:value-type="float" office:value="-0.239583333333333" calcext:value-type="float">
            <text:p>-0.239583333333333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1.40470679012346" calcext:value-type="float">
            <text:p>1.40470679012346</text:p>
          </table:table-cell>
          <table:table-cell office:value-type="float" office:value="1.68171296296296" calcext:value-type="float">
            <text:p>1.68171296296296</text:p>
          </table:table-cell>
          <table:table-cell office:value-type="float" office:value="1.875" calcext:value-type="float">
            <text:p>1.875</text:p>
          </table:table-cell>
          <table:table-cell office:value-type="float" office:value="1.95756172839506" calcext:value-type="float">
            <text:p>1.95756172839506</text:p>
          </table:table-cell>
          <table:table-cell office:value-type="float" office:value="1.96720679012346" calcext:value-type="float">
            <text:p>1.96720679012346</text:p>
          </table:table-cell>
          <table:table-cell office:value-type="float" office:value="1.96373456790123" calcext:value-type="float">
            <text:p>1.96373456790123</text:p>
          </table:table-cell>
          <table:table-cell office:value-type="float" office:value="1.86689814814815" calcext:value-type="float">
            <text:p>1.86689814814815</text:p>
          </table:table-cell>
          <table:table-cell office:value-type="float" office:value="1.70331790123457" calcext:value-type="float">
            <text:p>1.70331790123457</text:p>
          </table:table-cell>
          <table:table-cell office:value-type="float" office:value="1.49498456790123" calcext:value-type="float">
            <text:p>1.49498456790123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0.774181547619048" calcext:value-type="float">
            <text:p>0.774181547619048</text:p>
          </table:table-cell>
          <table:table-cell office:value-type="float" office:value="0.99516369047619" calcext:value-type="float">
            <text:p>0.99516369047619</text:p>
          </table:table-cell>
          <table:table-cell office:value-type="float" office:value="1.09561011904762" calcext:value-type="float">
            <text:p>1.09561011904762</text:p>
          </table:table-cell>
          <table:table-cell office:value-type="float" office:value="1.13244047619048" calcext:value-type="float">
            <text:p>1.13244047619048</text:p>
          </table:table-cell>
          <table:table-cell office:value-type="float" office:value="1.1156994047619" calcext:value-type="float">
            <text:p>1.1156994047619</text:p>
          </table:table-cell>
          <table:table-cell office:value-type="float" office:value="1.0688244047619" calcext:value-type="float">
            <text:p>1.0688244047619</text:p>
          </table:table-cell>
          <table:table-cell office:value-type="float" office:value="1.00186011904762" calcext:value-type="float">
            <text:p>1.00186011904762</text:p>
          </table:table-cell>
          <table:table-cell office:value-type="float" office:value="0.864583333333333" calcext:value-type="float">
            <text:p>0.864583333333333</text:p>
          </table:table-cell>
          <table:table-cell office:value-type="float" office:value="0.649181547619048" calcext:value-type="float">
            <text:p>0.649181547619048</text:p>
          </table:table-cell>
          <table:table-cell office:value-type="float" office:value="0.482514880952381" calcext:value-type="float">
            <text:p>0.482514880952381</text:p>
          </table:table-cell>
          <table:table-cell office:value-type="float" office:value="0.193080357142857" calcext:value-type="float">
            <text:p>0.193080357142857</text:p>
          </table:table-cell>
          <table:table-cell office:value-type="float" office:value="0.118675595238095" calcext:value-type="float">
            <text:p>0.118675595238095</text:p>
          </table:table-cell>
          <table:table-cell office:value-type="float" office:value="0.0290178571428572" calcext:value-type="float">
            <text:p>0.029017857142857</text:p>
          </table:table-cell>
          <table:table-cell office:value-type="float" office:value="-0.0174851190476191" calcext:value-type="float">
            <text:p>-0.017485119047619</text:p>
          </table:table-cell>
          <table:table-cell office:value-type="float" office:value="-0.0383184523809523" calcext:value-type="float">
            <text:p>-0.038318452380952</text:p>
          </table:table-cell>
          <table:table-cell office:value-type="float" office:value="-0.0606398809523809" calcext:value-type="float">
            <text:p>-0.060639880952381</text:p>
          </table:table-cell>
          <table:table-cell office:value-type="float" office:value="-0.0900297619047619" calcext:value-type="float">
            <text:p>-0.090029761904762</text:p>
          </table:table-cell>
          <table:table-cell office:value-type="float" office:value="-0.111979166666667" calcext:value-type="float">
            <text:p>-0.111979166666667</text:p>
          </table:table-cell>
          <table:table-cell office:value-type="float" office:value="-0.106770833333333" calcext:value-type="float">
            <text:p>-0.106770833333333</text:p>
          </table:table-cell>
          <table:table-cell office:value-type="float" office:value="0.827752976190476" calcext:value-type="float">
            <text:p>0.827752976190476</text:p>
          </table:table-cell>
          <table:table-cell office:value-type="float" office:value="1.01376488095238" calcext:value-type="float">
            <text:p>1.01376488095238</text:p>
          </table:table-cell>
          <table:table-cell office:value-type="float" office:value="1.15141369047619" calcext:value-type="float">
            <text:p>1.15141369047619</text:p>
          </table:table-cell>
          <table:table-cell office:value-type="float" office:value="1.15885416666667" calcext:value-type="float">
            <text:p>1.15885416666667</text:p>
          </table:table-cell>
          <table:table-cell office:value-type="float" office:value="1.14769345238095" calcext:value-type="float">
            <text:p>1.14769345238095</text:p>
          </table:table-cell>
          <table:table-cell office:value-type="float" office:value="1.12537202380952" calcext:value-type="float">
            <text:p>1.12537202380952</text:p>
          </table:table-cell>
          <table:table-cell office:value-type="float" office:value="0.99516369047619" calcext:value-type="float">
            <text:p>0.99516369047619</text:p>
          </table:table-cell>
          <table:table-cell office:value-type="float" office:value="0.809151785714286" calcext:value-type="float">
            <text:p>0.809151785714286</text:p>
          </table:table-cell>
          <table:table-cell office:value-type="float" office:value="0.595982142857143" calcext:value-type="float">
            <text:p>0.595982142857143</text:p>
          </table:table-cell>
          <table:table-cell office:value-type="float" office:value="0.414434523809524" calcext:value-type="float">
            <text:p>0.414434523809524</text:p>
          </table:table-cell>
          <table:table-cell office:value-type="float" office:value="0.440476190476191" calcext:value-type="float">
            <text:p>0.440476190476191</text:p>
          </table:table-cell>
          <table:table-cell office:value-type="float" office:value="0.38764880952381" calcext:value-type="float">
            <text:p>0.38764880952381</text:p>
          </table:table-cell>
          <table:table-cell office:value-type="float" office:value="0.320684523809524" calcext:value-type="float">
            <text:p>0.320684523809524</text:p>
          </table:table-cell>
          <table:table-cell office:value-type="float" office:value="0.256696428571428" calcext:value-type="float">
            <text:p>0.256696428571428</text:p>
          </table:table-cell>
          <table:table-cell office:value-type="float" office:value="0.167410714285714" calcext:value-type="float">
            <text:p>0.167410714285714</text:p>
          </table:table-cell>
          <table:table-cell office:value-type="float" office:value="-0.00297619047619047" calcext:value-type="float">
            <text:p>-0.00297619047619</text:p>
          </table:table-cell>
          <table:table-cell office:value-type="float" office:value="-0.236235119047619" calcext:value-type="float">
            <text:p>-0.236235119047619</text:p>
          </table:table-cell>
          <table:table-cell office:value-type="float" office:value="-0.404761904761905" calcext:value-type="float">
            <text:p>-0.404761904761905</text:p>
          </table:table-cell>
          <table:table-cell office:value-type="float" office:value="1.40848214285714" calcext:value-type="float">
            <text:p>1.40848214285714</text:p>
          </table:table-cell>
          <table:table-cell office:value-type="float" office:value="1.66889880952381" calcext:value-type="float">
            <text:p>1.66889880952381</text:p>
          </table:table-cell>
          <table:table-cell office:value-type="float" office:value="1.89620535714286" calcext:value-type="float">
            <text:p>1.89620535714286</text:p>
          </table:table-cell>
          <table:table-cell office:value-type="float" office:value="1.95386904761905" calcext:value-type="float">
            <text:p>1.95386904761905</text:p>
          </table:table-cell>
          <table:table-cell table:number-columns-repeated="2" office:value-type="float" office:value="1.95982142857143" calcext:value-type="float">
            <text:p>1.95982142857143</text:p>
          </table:table-cell>
          <table:table-cell office:value-type="float" office:value="1.86272321428571" calcext:value-type="float">
            <text:p>1.86272321428571</text:p>
          </table:table-cell>
          <table:table-cell office:value-type="float" office:value="1.69456845238095" calcext:value-type="float">
            <text:p>1.69456845238095</text:p>
          </table:table-cell>
          <table:table-cell office:value-type="float" office:value="1.48325892857143" calcext:value-type="float">
            <text:p>1.48325892857143</text:p>
          </table:table-cell>
          <table:table-cell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0.766882183908046" calcext:value-type="float">
            <text:p>0.766882183908046</text:p>
          </table:table-cell>
          <table:table-cell office:value-type="float" office:value="0.993175287356322" calcext:value-type="float">
            <text:p>0.993175287356322</text:p>
          </table:table-cell>
          <table:table-cell office:value-type="float" office:value="1.09015804597701" calcext:value-type="float">
            <text:p>1.09015804597701</text:p>
          </table:table-cell>
          <table:table-cell office:value-type="float" office:value="1.12895114942529" calcext:value-type="float">
            <text:p>1.12895114942529</text:p>
          </table:table-cell>
          <table:table-cell office:value-type="float" office:value="1.11602011494253" calcext:value-type="float">
            <text:p>1.11602011494253</text:p>
          </table:table-cell>
          <table:table-cell office:value-type="float" office:value="1.07076149425287" calcext:value-type="float">
            <text:p>1.07076149425287</text:p>
          </table:table-cell>
          <table:table-cell office:value-type="float" office:value="0.999640804597701" calcext:value-type="float">
            <text:p>0.999640804597701</text:p>
          </table:table-cell>
          <table:table-cell office:value-type="float" office:value="0.863864942528736" calcext:value-type="float">
            <text:p>0.863864942528736</text:p>
          </table:table-cell>
          <table:table-cell office:value-type="float" office:value="0.64691091954023" calcext:value-type="float">
            <text:p>0.64691091954023</text:p>
          </table:table-cell>
          <table:table-cell office:value-type="float" office:value="0.477370689655172" calcext:value-type="float">
            <text:p>0.477370689655172</text:p>
          </table:table-cell>
          <table:table-cell office:value-type="float" office:value="0.195043103448276" calcext:value-type="float">
            <text:p>0.195043103448276</text:p>
          </table:table-cell>
          <table:table-cell office:value-type="float" office:value="0.11242816091954" calcext:value-type="float">
            <text:p>0.11242816091954</text:p>
          </table:table-cell>
          <table:table-cell office:value-type="float" office:value="0.0326867816091954" calcext:value-type="float">
            <text:p>0.032686781609195</text:p>
          </table:table-cell>
          <table:table-cell office:value-type="float" office:value="-0.0161637931034482" calcext:value-type="float">
            <text:p>-0.016163793103448</text:p>
          </table:table-cell>
          <table:table-cell office:value-type="float" office:value="-0.0398706896551724" calcext:value-type="float">
            <text:p>-0.039870689655172</text:p>
          </table:table-cell>
          <table:table-cell office:value-type="float" office:value="-0.0607040229885056" calcext:value-type="float">
            <text:p>-0.060704022988506</text:p>
          </table:table-cell>
          <table:table-cell office:value-type="float" office:value="-0.0923132183908049" calcext:value-type="float">
            <text:p>-0.092313218390805</text:p>
          </table:table-cell>
          <table:table-cell office:value-type="float" office:value="-0.111709770114943" calcext:value-type="float">
            <text:p>-0.111709770114943</text:p>
          </table:table-cell>
          <table:table-cell office:value-type="float" office:value="-0.110991379310345" calcext:value-type="float">
            <text:p>-0.110991379310345</text:p>
          </table:table-cell>
          <table:table-cell office:value-type="float" office:value="0.808548850574713" calcext:value-type="float">
            <text:p>0.808548850574713</text:p>
          </table:table-cell>
          <table:table-cell office:value-type="float" office:value="1.01329022988506" calcext:value-type="float">
            <text:p>1.01329022988506</text:p>
          </table:table-cell>
          <table:table-cell office:value-type="float" office:value="1.14260057471264" calcext:value-type="float">
            <text:p>1.14260057471264</text:p>
          </table:table-cell>
          <table:table-cell office:value-type="float" office:value="1.1569683908046" calcext:value-type="float">
            <text:p>1.1569683908046</text:p>
          </table:table-cell>
          <table:table-cell office:value-type="float" office:value="1.14619252873563" calcext:value-type="float">
            <text:p>1.14619252873563</text:p>
          </table:table-cell>
          <table:table-cell office:value-type="float" office:value="1.1246408045977" calcext:value-type="float">
            <text:p>1.1246408045977</text:p>
          </table:table-cell>
          <table:table-cell office:value-type="float" office:value="0.995330459770115" calcext:value-type="float">
            <text:p>0.995330459770115</text:p>
          </table:table-cell>
          <table:table-cell office:value-type="float" office:value="0.804956896551724" calcext:value-type="float">
            <text:p>0.804956896551724</text:p>
          </table:table-cell>
          <table:table-cell office:value-type="float" office:value="0.588362068965517" calcext:value-type="float">
            <text:p>0.588362068965517</text:p>
          </table:table-cell>
          <table:table-cell office:value-type="float" office:value="0.418103448275862" calcext:value-type="float">
            <text:p>0.418103448275862</text:p>
          </table:table-cell>
          <table:table-cell office:value-type="float" office:value="0.436063218390805" calcext:value-type="float">
            <text:p>0.436063218390805</text:p>
          </table:table-cell>
          <table:table-cell office:value-type="float" office:value="0.391522988505747" calcext:value-type="float">
            <text:p>0.391522988505747</text:p>
          </table:table-cell>
          <table:table-cell office:value-type="float" office:value="0.329741379310345" calcext:value-type="float">
            <text:p>0.329741379310345</text:p>
          </table:table-cell>
          <table:table-cell office:value-type="float" office:value="0.260775862068965" calcext:value-type="float">
            <text:p>0.260775862068965</text:p>
          </table:table-cell>
          <table:table-cell office:value-type="float" office:value="0.16882183908046" calcext:value-type="float">
            <text:p>0.16882183908046</text:p>
          </table:table-cell>
          <table:table-cell office:value-type="float" office:value="0.00143678160919536" calcext:value-type="float">
            <text:p>0.001436781609195</text:p>
          </table:table-cell>
          <table:table-cell office:value-type="float" office:value="-0.234554597701149" calcext:value-type="float">
            <text:p>-0.234554597701149</text:p>
          </table:table-cell>
          <table:table-cell office:value-type="float" office:value="-0.40014367816092" calcext:value-type="float">
            <text:p>-0.40014367816092</text:p>
          </table:table-cell>
          <table:table-cell office:value-type="float" office:value="1.38362068965517" calcext:value-type="float">
            <text:p>1.38362068965517</text:p>
          </table:table-cell>
          <table:table-cell office:value-type="float" office:value="1.66738505747126" calcext:value-type="float">
            <text:p>1.66738505747126</text:p>
          </table:table-cell>
          <table:table-cell office:value-type="float" office:value="1.88002873563218" calcext:value-type="float">
            <text:p>1.88002873563218</text:p>
          </table:table-cell>
          <table:table-cell office:value-type="float" office:value="1.94324712643678" calcext:value-type="float">
            <text:p>1.94324712643678</text:p>
          </table:table-cell>
          <table:table-cell office:value-type="float" office:value="1.95617816091954" calcext:value-type="float">
            <text:p>1.95617816091954</text:p>
          </table:table-cell>
          <table:table-cell office:value-type="float" office:value="1.95545977011494" calcext:value-type="float">
            <text:p>1.95545977011494</text:p>
          </table:table-cell>
          <table:table-cell office:value-type="float" office:value="1.85775862068966" calcext:value-type="float">
            <text:p>1.85775862068966</text:p>
          </table:table-cell>
          <table:table-cell office:value-type="float" office:value="1.6864224137931" calcext:value-type="float">
            <text:p>1.6864224137931</text:p>
          </table:table-cell>
          <table:table-cell office:value-type="float" office:value="1.46587643678161" calcext:value-type="float">
            <text:p>1.46587643678161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0.760069444444444" calcext:value-type="float">
            <text:p>0.760069444444444</text:p>
          </table:table-cell>
          <table:table-cell office:value-type="float" office:value="0.991319444444444" calcext:value-type="float">
            <text:p>0.991319444444444</text:p>
          </table:table-cell>
          <table:table-cell office:value-type="float" office:value="1.08819444444444" calcext:value-type="float">
            <text:p>1.08819444444444</text:p>
          </table:table-cell>
          <table:table-cell office:value-type="float" office:value="1.12569444444444" calcext:value-type="float">
            <text:p>1.12569444444444</text:p>
          </table:table-cell>
          <table:table-cell office:value-type="float" office:value="1.11006944444444" calcext:value-type="float">
            <text:p>1.11006944444444</text:p>
          </table:table-cell>
          <table:table-cell office:value-type="float" office:value="1.06631944444444" calcext:value-type="float">
            <text:p>1.06631944444444</text:p>
          </table:table-cell>
          <table:table-cell office:value-type="float" office:value="0.997569444444444" calcext:value-type="float">
            <text:p>0.997569444444444</text:p>
          </table:table-cell>
          <table:table-cell office:value-type="float" office:value="0.866319444444444" calcext:value-type="float">
            <text:p>0.866319444444444</text:p>
          </table:table-cell>
          <table:table-cell office:value-type="float" office:value="0.650694444444444" calcext:value-type="float">
            <text:p>0.650694444444444</text:p>
          </table:table-cell>
          <table:table-cell office:value-type="float" office:value="0.472569444444444" calcext:value-type="float">
            <text:p>0.472569444444444</text:p>
          </table:table-cell>
          <table:table-cell office:value-type="float" office:value="0.189930555555555" calcext:value-type="float">
            <text:p>0.189930555555555</text:p>
          </table:table-cell>
          <table:table-cell office:value-type="float" office:value="0.10625" calcext:value-type="float">
            <text:p>0.10625</text:p>
          </table:table-cell>
          <table:table-cell office:value-type="float" office:value="0.0291666666666668" calcext:value-type="float">
            <text:p>0.029166666666667</text:p>
          </table:table-cell>
          <table:table-cell office:value-type="float" office:value="-0.0142361111111109" calcext:value-type="float">
            <text:p>-0.014236111111111</text:p>
          </table:table-cell>
          <table:table-cell office:value-type="float" office:value="-0.0406250000000001" calcext:value-type="float">
            <text:p>-0.040625</text:p>
          </table:table-cell>
          <table:table-cell office:value-type="float" office:value="-0.0642361111111112" calcext:value-type="float">
            <text:p>-0.064236111111111</text:p>
          </table:table-cell>
          <table:table-cell office:value-type="float" office:value="-0.0913194444444445" calcext:value-type="float">
            <text:p>-0.091319444444445</text:p>
          </table:table-cell>
          <table:table-cell office:value-type="float" office:value="-0.115972222222222" calcext:value-type="float">
            <text:p>-0.115972222222222</text:p>
          </table:table-cell>
          <table:table-cell office:value-type="float" office:value="-0.108680555555556" calcext:value-type="float">
            <text:p>-0.108680555555556</text:p>
          </table:table-cell>
          <table:table-cell office:value-type="float" office:value="0.818402777777778" calcext:value-type="float">
            <text:p>0.818402777777778</text:p>
          </table:table-cell>
          <table:table-cell office:value-type="float" office:value="1.009375" calcext:value-type="float">
            <text:p>1.009375</text:p>
          </table:table-cell>
          <table:table-cell office:value-type="float" office:value="1.13090277777778" calcext:value-type="float">
            <text:p>1.13090277777778</text:p>
          </table:table-cell>
          <table:table-cell office:value-type="float" office:value="1.16215277777778" calcext:value-type="float">
            <text:p>1.16215277777778</text:p>
          </table:table-cell>
          <table:table-cell office:value-type="float" office:value="1.14131944444444" calcext:value-type="float">
            <text:p>1.14131944444444</text:p>
          </table:table-cell>
          <table:table-cell office:value-type="float" office:value="1.12048611111111" calcext:value-type="float">
            <text:p>1.12048611111111</text:p>
          </table:table-cell>
          <table:table-cell office:value-type="float" office:value="0.995486111111111" calcext:value-type="float">
            <text:p>0.995486111111111</text:p>
          </table:table-cell>
          <table:table-cell office:value-type="float" office:value="0.807986111111111" calcext:value-type="float">
            <text:p>0.807986111111111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421527777777778" calcext:value-type="float">
            <text:p>0.421527777777778</text:p>
          </table:table-cell>
          <table:table-cell office:value-type="float" office:value="0.434722222222222" calcext:value-type="float">
            <text:p>0.434722222222222</text:p>
          </table:table-cell>
          <table:table-cell office:value-type="float" office:value="0.395138888888889" calcext:value-type="float">
            <text:p>0.395138888888889</text:p>
          </table:table-cell>
          <table:table-cell office:value-type="float" office:value="0.332638888888889" calcext:value-type="float">
            <text:p>0.332638888888889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170138888888889" calcext:value-type="float">
            <text:p>0.170138888888889</text:p>
          </table:table-cell>
          <table:table-cell office:value-type="float" office:value="0.0118055555555555" calcext:value-type="float">
            <text:p>0.011805555555556</text:p>
          </table:table-cell>
          <table:table-cell office:value-type="float" office:value="-0.225" calcext:value-type="float">
            <text:p>-0.225</text:p>
          </table:table-cell>
          <table:table-cell office:value-type="float" office:value="-0.395833333333333" calcext:value-type="float">
            <text:p>-0.395833333333333</text:p>
          </table:table-cell>
          <table:table-cell office:value-type="float" office:value="1.38819444444444" calcext:value-type="float">
            <text:p>1.38819444444444</text:p>
          </table:table-cell>
          <table:table-cell office:value-type="float" office:value="1.66284722222222" calcext:value-type="float">
            <text:p>1.66284722222222</text:p>
          </table:table-cell>
          <table:table-cell office:value-type="float" office:value="1.86145833333333" calcext:value-type="float">
            <text:p>1.86145833333333</text:p>
          </table:table-cell>
          <table:table-cell office:value-type="float" office:value="1.93958333333333" calcext:value-type="float">
            <text:p>1.93958333333333</text:p>
          </table:table-cell>
          <table:table-cell office:value-type="float" office:value="1.94513888888889" calcext:value-type="float">
            <text:p>1.94513888888889</text:p>
          </table:table-cell>
          <table:table-cell office:value-type="float" office:value="1.94791666666667" calcext:value-type="float">
            <text:p>1.94791666666667</text:p>
          </table:table-cell>
          <table:table-cell office:value-type="float" office:value="1.85" calcext:value-type="float">
            <text:p>1.85</text:p>
          </table:table-cell>
          <table:table-cell office:value-type="float" office:value="1.68368055555556" calcext:value-type="float">
            <text:p>1.68368055555556</text:p>
          </table:table-cell>
          <table:table-cell office:value-type="float" office:value="1.44965277777778" calcext:value-type="float">
            <text:p>1.44965277777778</text:p>
          </table:table-cell>
          <table:table-cell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0.756720430107527" calcext:value-type="float">
            <text:p>0.756720430107527</text:p>
          </table:table-cell>
          <table:table-cell office:value-type="float" office:value="0.983534946236559" calcext:value-type="float">
            <text:p>0.983534946236559</text:p>
          </table:table-cell>
          <table:table-cell office:value-type="float" office:value="1.08333333333333" calcext:value-type="float">
            <text:p>1.08333333333333</text:p>
          </table:table-cell>
          <table:table-cell office:value-type="float" office:value="1.12264784946237" calcext:value-type="float">
            <text:p>1.12264784946237</text:p>
          </table:table-cell>
          <table:table-cell office:value-type="float" office:value="1.10752688172043" calcext:value-type="float">
            <text:p>1.10752688172043</text:p>
          </table:table-cell>
          <table:table-cell office:value-type="float" office:value="1.06216397849462" calcext:value-type="float">
            <text:p>1.06216397849462</text:p>
          </table:table-cell>
          <table:table-cell office:value-type="float" office:value="0.989583333333333" calcext:value-type="float">
            <text:p>0.989583333333333</text:p>
          </table:table-cell>
          <table:table-cell office:value-type="float" office:value="0.868615591397849" calcext:value-type="float">
            <text:p>0.868615591397849</text:p>
          </table:table-cell>
          <table:table-cell office:value-type="float" office:value="0.650873655913979" calcext:value-type="float">
            <text:p>0.650873655913979</text:p>
          </table:table-cell>
          <table:table-cell office:value-type="float" office:value="0.468077956989247" calcext:value-type="float">
            <text:p>0.468077956989247</text:p>
          </table:table-cell>
          <table:table-cell office:value-type="float" office:value="0.198924731182796" calcext:value-type="float">
            <text:p>0.198924731182796</text:p>
          </table:table-cell>
          <table:table-cell office:value-type="float" office:value="0.110551075268817" calcext:value-type="float">
            <text:p>0.110551075268817</text:p>
          </table:table-cell>
          <table:table-cell office:value-type="float" office:value="0.0288978494623655" calcext:value-type="float">
            <text:p>0.028897849462366</text:p>
          </table:table-cell>
          <table:table-cell office:value-type="float" office:value="-0.0131048387096775" calcext:value-type="float">
            <text:p>-0.013104838709678</text:p>
          </table:table-cell>
          <table:table-cell office:value-type="float" office:value="-0.0383064516129033" calcext:value-type="float">
            <text:p>-0.038306451612903</text:p>
          </table:table-cell>
          <table:table-cell office:value-type="float" office:value="-0.0672043010752688" calcext:value-type="float">
            <text:p>-0.067204301075269</text:p>
          </table:table-cell>
          <table:table-cell office:value-type="float" office:value="-0.0940860215053763" calcext:value-type="float">
            <text:p>-0.094086021505376</text:p>
          </table:table-cell>
          <table:table-cell office:value-type="float" office:value="-0.106854838709677" calcext:value-type="float">
            <text:p>-0.106854838709677</text:p>
          </table:table-cell>
          <table:table-cell office:value-type="float" office:value="-0.103494623655914" calcext:value-type="float">
            <text:p>-0.103494623655914</text:p>
          </table:table-cell>
          <table:table-cell office:value-type="float" office:value="0.817876344086021" calcext:value-type="float">
            <text:p>0.817876344086021</text:p>
          </table:table-cell>
          <table:table-cell office:value-type="float" office:value="1.00604838709677" calcext:value-type="float">
            <text:p>1.00604838709677</text:p>
          </table:table-cell>
          <table:table-cell office:value-type="float" office:value="1.12365591397849" calcext:value-type="float">
            <text:p>1.12365591397849</text:p>
          </table:table-cell>
          <table:table-cell office:value-type="float" office:value="1.1505376344086" calcext:value-type="float">
            <text:p>1.1505376344086</text:p>
          </table:table-cell>
          <table:table-cell office:value-type="float" office:value="1.14381720430108" calcext:value-type="float">
            <text:p>1.14381720430108</text:p>
          </table:table-cell>
          <table:table-cell office:value-type="float" office:value="1.11693548387097" calcext:value-type="float">
            <text:p>1.11693548387097</text:p>
          </table:table-cell>
          <table:table-cell office:value-type="float" office:value="0.999327956989247" calcext:value-type="float">
            <text:p>0.999327956989247</text:p>
          </table:table-cell>
          <table:table-cell office:value-type="float" office:value="0.807795698924731" calcext:value-type="float">
            <text:p>0.807795698924731</text:p>
          </table:table-cell>
          <table:table-cell office:value-type="float" office:value="0.574596774193548" calcext:value-type="float">
            <text:p>0.574596774193548</text:p>
          </table:table-cell>
          <table:table-cell office:value-type="float" office:value="0.422715053763441" calcext:value-type="float">
            <text:p>0.422715053763441</text:p>
          </table:table-cell>
          <table:table-cell office:value-type="float" office:value="0.434139784946237" calcext:value-type="float">
            <text:p>0.434139784946237</text:p>
          </table:table-cell>
          <table:table-cell office:value-type="float" office:value="0.39516129032258" calcext:value-type="float">
            <text:p>0.39516129032258</text:p>
          </table:table-cell>
          <table:table-cell office:value-type="float" office:value="0.338037634408602" calcext:value-type="float">
            <text:p>0.338037634408602</text:p>
          </table:table-cell>
          <table:table-cell office:value-type="float" office:value="0.26747311827957" calcext:value-type="float">
            <text:p>0.26747311827957</text:p>
          </table:table-cell>
          <table:table-cell office:value-type="float" office:value="0.165994623655914" calcext:value-type="float">
            <text:p>0.165994623655914</text:p>
          </table:table-cell>
          <table:table-cell office:value-type="float" office:value="0.0181451612903226" calcext:value-type="float">
            <text:p>0.018145161290323</text:p>
          </table:table-cell>
          <table:table-cell office:value-type="float" office:value="-0.219086021505376" calcext:value-type="float">
            <text:p>-0.219086021505376</text:p>
          </table:table-cell>
          <table:table-cell office:value-type="float" office:value="-0.391801075268817" calcext:value-type="float">
            <text:p>-0.391801075268817</text:p>
          </table:table-cell>
          <table:table-cell office:value-type="float" office:value="1.37869623655914" calcext:value-type="float">
            <text:p>1.37869623655914</text:p>
          </table:table-cell>
          <table:table-cell office:value-type="float" office:value="1.65524193548387" calcext:value-type="float">
            <text:p>1.65524193548387</text:p>
          </table:table-cell>
          <table:table-cell office:value-type="float" office:value="1.85114247311828" calcext:value-type="float">
            <text:p>1.85114247311828</text:p>
          </table:table-cell>
          <table:table-cell office:value-type="float" office:value="1.92002688172043" calcext:value-type="float">
            <text:p>1.92002688172043</text:p>
          </table:table-cell>
          <table:table-cell office:value-type="float" office:value="1.93850806451613" calcext:value-type="float">
            <text:p>1.93850806451613</text:p>
          </table:table-cell>
          <table:table-cell office:value-type="float" office:value="1.94052419354839" calcext:value-type="float">
            <text:p>1.94052419354839</text:p>
          </table:table-cell>
          <table:table-cell office:value-type="float" office:value="1.84979838709677" calcext:value-type="float">
            <text:p>1.84979838709677</text:p>
          </table:table-cell>
          <table:table-cell office:value-type="float" office:value="1.67775537634409" calcext:value-type="float">
            <text:p>1.67775537634409</text:p>
          </table:table-cell>
          <table:table-cell office:value-type="float" office:value="1.43447580645161" calcext:value-type="float">
            <text:p>1.43447580645161</text:p>
          </table:table-cell>
          <table:table-cell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750651041666667" calcext:value-type="float">
            <text:p>0.750651041666667</text:p>
          </table:table-cell>
          <table:table-cell office:value-type="float" office:value="0.976236979166667" calcext:value-type="float">
            <text:p>0.976236979166667</text:p>
          </table:table-cell>
          <table:table-cell office:value-type="float" office:value="1.08170572916667" calcext:value-type="float">
            <text:p>1.08170572916667</text:p>
          </table:table-cell>
          <table:table-cell office:value-type="float" office:value="1.11979166666667" calcext:value-type="float">
            <text:p>1.11979166666667</text:p>
          </table:table-cell>
          <table:table-cell office:value-type="float" office:value="1.10221354166667" calcext:value-type="float">
            <text:p>1.10221354166667</text:p>
          </table:table-cell>
          <table:table-cell office:value-type="float" office:value="1.05826822916667" calcext:value-type="float">
            <text:p>1.05826822916667</text:p>
          </table:table-cell>
          <table:table-cell office:value-type="float" office:value="0.987955729166667" calcext:value-type="float">
            <text:p>0.987955729166667</text:p>
          </table:table-cell>
          <table:table-cell office:value-type="float" office:value="0.870768229166667" calcext:value-type="float">
            <text:p>0.870768229166667</text:p>
          </table:table-cell>
          <table:table-cell office:value-type="float" office:value="0.651041666666667" calcext:value-type="float">
            <text:p>0.651041666666667</text:p>
          </table:table-cell>
          <table:table-cell office:value-type="float" office:value="0.461263020833333" calcext:value-type="float">
            <text:p>0.461263020833333</text:p>
          </table:table-cell>
          <table:table-cell office:value-type="float" office:value="0.204427083333333" calcext:value-type="float">
            <text:p>0.204427083333333</text:p>
          </table:table-cell>
          <table:table-cell office:value-type="float" office:value="0.114583333333333" calcext:value-type="float">
            <text:p>0.114583333333333</text:p>
          </table:table-cell>
          <table:table-cell office:value-type="float" office:value="0.0257161458333335" calcext:value-type="float">
            <text:p>0.025716145833334</text:p>
          </table:table-cell>
          <table:table-cell office:value-type="float" office:value="-0.0179036458333333" calcext:value-type="float">
            <text:p>-0.017903645833333</text:p>
          </table:table-cell>
          <table:table-cell office:value-type="float" office:value="-0.0423177083333333" calcext:value-type="float">
            <text:p>-0.042317708333333</text:p>
          </table:table-cell>
          <table:table-cell office:value-type="float" office:value="-0.0670572916666667" calcext:value-type="float">
            <text:p>-0.067057291666667</text:p>
          </table:table-cell>
          <table:table-cell office:value-type="float" office:value="-0.0930989583333335" calcext:value-type="float">
            <text:p>-0.093098958333334</text:p>
          </table:table-cell>
          <table:table-cell office:value-type="float" office:value="-0.1142578125" calcext:value-type="float">
            <text:p>-0.1142578125</text:p>
          </table:table-cell>
          <table:table-cell office:value-type="float" office:value="-0.101236979166667" calcext:value-type="float">
            <text:p>-0.101236979166667</text:p>
          </table:table-cell>
          <table:table-cell office:value-type="float" office:value="0.817057291666667" calcext:value-type="float">
            <text:p>0.817057291666667</text:p>
          </table:table-cell>
          <table:table-cell office:value-type="float" office:value="1.025390625" calcext:value-type="float">
            <text:p>1.025390625</text:p>
          </table:table-cell>
          <table:table-cell office:value-type="float" office:value="1.1328125" calcext:value-type="float">
            <text:p>1.1328125</text:p>
          </table:table-cell>
          <table:table-cell office:value-type="float" office:value="1.15234375" calcext:value-type="float">
            <text:p>1.15234375</text:p>
          </table:table-cell>
          <table:table-cell office:value-type="float" office:value="1.142578125" calcext:value-type="float">
            <text:p>1.142578125</text:p>
          </table:table-cell>
          <table:table-cell office:value-type="float" office:value="1.11328125" calcext:value-type="float">
            <text:p>1.11328125</text:p>
          </table:table-cell>
          <table:table-cell office:value-type="float" office:value="0.999348958333333" calcext:value-type="float">
            <text:p>0.999348958333333</text:p>
          </table:table-cell>
          <table:table-cell office:value-type="float" office:value="0.807291666666667" calcext:value-type="float">
            <text:p>0.807291666666667</text:p>
          </table:table-cell>
          <table:table-cell office:value-type="float" office:value="0.5654296875" calcext:value-type="float">
            <text:p>0.5654296875</text:p>
          </table:table-cell>
          <table:table-cell office:value-type="float" office:value="0.427083333333333" calcext:value-type="float">
            <text:p>0.427083333333333</text:p>
          </table:table-cell>
          <table:table-cell office:value-type="float" office:value="0.442708333333333" calcext:value-type="float">
            <text:p>0.442708333333333</text:p>
          </table:table-cell>
          <table:table-cell office:value-type="float" office:value="0.391927083333333" calcext:value-type="float">
            <text:p>0.391927083333333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167317708333333" calcext:value-type="float">
            <text:p>0.167317708333333</text:p>
          </table:table-cell>
          <table:table-cell office:value-type="float" office:value="0.0240885416666666" calcext:value-type="float">
            <text:p>0.024088541666667</text:p>
          </table:table-cell>
          <table:table-cell office:value-type="float" office:value="-0.213541666666667" calcext:value-type="float">
            <text:p>-0.213541666666667</text:p>
          </table:table-cell>
          <table:table-cell office:value-type="float" office:value="-0.390299479166667" calcext:value-type="float">
            <text:p>-0.390299479166667</text:p>
          </table:table-cell>
          <table:table-cell office:value-type="float" office:value="1.3662109375" calcext:value-type="float">
            <text:p>1.3662109375</text:p>
          </table:table-cell>
          <table:table-cell office:value-type="float" office:value="1.66438802083333" calcext:value-type="float">
            <text:p>1.66438802083333</text:p>
          </table:table-cell>
          <table:table-cell office:value-type="float" office:value="1.86067708333333" calcext:value-type="float">
            <text:p>1.86067708333333</text:p>
          </table:table-cell>
          <table:table-cell office:value-type="float" office:value="1.92057291666667" calcext:value-type="float">
            <text:p>1.92057291666667</text:p>
          </table:table-cell>
          <table:table-cell office:value-type="float" office:value="1.93522135416667" calcext:value-type="float">
            <text:p>1.93522135416667</text:p>
          </table:table-cell>
          <table:table-cell office:value-type="float" office:value="1.93391927083333" calcext:value-type="float">
            <text:p>1.93391927083333</text:p>
          </table:table-cell>
          <table:table-cell office:value-type="float" office:value="1.84602864583333" calcext:value-type="float">
            <text:p>1.84602864583333</text:p>
          </table:table-cell>
          <table:table-cell office:value-type="float" office:value="1.671875" calcext:value-type="float">
            <text:p>1.671875</text:p>
          </table:table-cell>
          <table:table-cell office:value-type="float" office:value="1.4169921875" calcext:value-type="float">
            <text:p>1.4169921875</text:p>
          </table:table-cell>
          <table:table-cell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0.744949494949495" calcext:value-type="float">
            <text:p>0.744949494949495</text:p>
          </table:table-cell>
          <table:table-cell office:value-type="float" office:value="0.969381313131313" calcext:value-type="float">
            <text:p>0.969381313131313</text:p>
          </table:table-cell>
          <table:table-cell office:value-type="float" office:value="1.07733585858586" calcext:value-type="float">
            <text:p>1.07733585858586</text:p>
          </table:table-cell>
          <table:table-cell office:value-type="float" office:value="1.11426767676768" calcext:value-type="float">
            <text:p>1.11426767676768</text:p>
          </table:table-cell>
          <table:table-cell office:value-type="float" office:value="1.10006313131313" calcext:value-type="float">
            <text:p>1.10006313131313</text:p>
          </table:table-cell>
          <table:table-cell office:value-type="float" office:value="1.0574494949495" calcext:value-type="float">
            <text:p>1.0574494949495</text:p>
          </table:table-cell>
          <table:table-cell office:value-type="float" office:value="0.983585858585859" calcext:value-type="float">
            <text:p>0.983585858585859</text:p>
          </table:table-cell>
          <table:table-cell office:value-type="float" office:value="0.869949494949495" calcext:value-type="float">
            <text:p>0.869949494949495</text:p>
          </table:table-cell>
          <table:table-cell office:value-type="float" office:value="0.648358585858586" calcext:value-type="float">
            <text:p>0.648358585858586</text:p>
          </table:table-cell>
          <table:table-cell office:value-type="float" office:value="0.464962121212121" calcext:value-type="float">
            <text:p>0.464962121212121</text:p>
          </table:table-cell>
          <table:table-cell office:value-type="float" office:value="0.203282828282828" calcext:value-type="float">
            <text:p>0.203282828282828</text:p>
          </table:table-cell>
          <table:table-cell office:value-type="float" office:value="0.106060606060606" calcext:value-type="float">
            <text:p>0.106060606060606</text:p>
          </table:table-cell>
          <table:table-cell office:value-type="float" office:value="0.026199494949495" calcext:value-type="float">
            <text:p>0.026199494949495</text:p>
          </table:table-cell>
          <table:table-cell office:value-type="float" office:value="-0.0164141414141414" calcext:value-type="float">
            <text:p>-0.016414141414142</text:p>
          </table:table-cell>
          <table:table-cell office:value-type="float" office:value="-0.0400883838383837" calcext:value-type="float">
            <text:p>-0.040088383838384</text:p>
          </table:table-cell>
          <table:table-cell office:value-type="float" office:value="-0.0666035353535355" calcext:value-type="float">
            <text:p>-0.066603535353536</text:p>
          </table:table-cell>
          <table:table-cell office:value-type="float" office:value="-0.0950126262626263" calcext:value-type="float">
            <text:p>-0.095012626262626</text:p>
          </table:table-cell>
          <table:table-cell office:value-type="float" office:value="-0.114583333333333" calcext:value-type="float">
            <text:p>-0.114583333333333</text:p>
          </table:table-cell>
          <table:table-cell office:value-type="float" office:value="-0.102272727272727" calcext:value-type="float">
            <text:p>-0.102272727272727</text:p>
          </table:table-cell>
          <table:table-cell office:value-type="float" office:value="0.803661616161616" calcext:value-type="float">
            <text:p>0.803661616161616</text:p>
          </table:table-cell>
          <table:table-cell office:value-type="float" office:value="1.00252525252525" calcext:value-type="float">
            <text:p>1.00252525252525</text:p>
          </table:table-cell>
          <table:table-cell office:value-type="float" office:value="1.11931818181818" calcext:value-type="float">
            <text:p>1.11931818181818</text:p>
          </table:table-cell>
          <table:table-cell office:value-type="float" office:value="1.1635101010101" calcext:value-type="float">
            <text:p>1.1635101010101</text:p>
          </table:table-cell>
          <table:table-cell office:value-type="float" office:value="1.13825757575758" calcext:value-type="float">
            <text:p>1.13825757575758</text:p>
          </table:table-cell>
          <table:table-cell office:value-type="float" office:value="1.11300505050505" calcext:value-type="float">
            <text:p>1.11300505050505</text:p>
          </table:table-cell>
          <table:table-cell office:value-type="float" office:value="0.996212121212121" calcext:value-type="float">
            <text:p>0.996212121212121</text:p>
          </table:table-cell>
          <table:table-cell office:value-type="float" office:value="0.806818181818182" calcext:value-type="float">
            <text:p>0.806818181818182</text:p>
          </table:table-cell>
          <table:table-cell office:value-type="float" office:value="0.570075757575758" calcext:value-type="float">
            <text:p>0.570075757575758</text:p>
          </table:table-cell>
          <table:table-cell office:value-type="float" office:value="0.428030303030303" calcext:value-type="float">
            <text:p>0.428030303030303</text:p>
          </table:table-cell>
          <table:table-cell office:value-type="float" office:value="0.438762626262626" calcext:value-type="float">
            <text:p>0.438762626262626</text:p>
          </table:table-cell>
          <table:table-cell office:value-type="float" office:value="0.392676767676768" calcext:value-type="float">
            <text:p>0.392676767676768</text:p>
          </table:table-cell>
          <table:table-cell office:value-type="float" office:value="0.335858585858586" calcext:value-type="float">
            <text:p>0.335858585858586</text:p>
          </table:table-cell>
          <table:table-cell office:value-type="float" office:value="0.275883838383838" calcext:value-type="float">
            <text:p>0.275883838383838</text:p>
          </table:table-cell>
          <table:table-cell office:value-type="float" office:value="0.169191919191919" calcext:value-type="float">
            <text:p>0.169191919191919</text:p>
          </table:table-cell>
          <table:table-cell office:value-type="float" office:value="0.0271464646464646" calcext:value-type="float">
            <text:p>0.027146464646465</text:p>
          </table:table-cell>
          <table:table-cell office:value-type="float" office:value="-0.210858585858586" calcext:value-type="float">
            <text:p>-0.210858585858586</text:p>
          </table:table-cell>
          <table:table-cell office:value-type="float" office:value="-0.381628787878788" calcext:value-type="float">
            <text:p>-0.381628787878788</text:p>
          </table:table-cell>
          <table:table-cell office:value-type="float" office:value="1.34501262626263" calcext:value-type="float">
            <text:p>1.34501262626263</text:p>
          </table:table-cell>
          <table:table-cell office:value-type="float" office:value="1.64109848484848" calcext:value-type="float">
            <text:p>1.64109848484848</text:p>
          </table:table-cell>
          <table:table-cell office:value-type="float" office:value="1.84090909090909" calcext:value-type="float">
            <text:p>1.84090909090909</text:p>
          </table:table-cell>
          <table:table-cell office:value-type="float" office:value="1.92771464646465" calcext:value-type="float">
            <text:p>1.92771464646465</text:p>
          </table:table-cell>
          <table:table-cell office:value-type="float" office:value="1.91982323232323" calcext:value-type="float">
            <text:p>1.91982323232323</text:p>
          </table:table-cell>
          <table:table-cell office:value-type="float" office:value="1.92739898989899" calcext:value-type="float">
            <text:p>1.92739898989899</text:p>
          </table:table-cell>
          <table:table-cell office:value-type="float" office:value="1.83901515151515" calcext:value-type="float">
            <text:p>1.83901515151515</text:p>
          </table:table-cell>
          <table:table-cell office:value-type="float" office:value="1.66603535353535" calcext:value-type="float">
            <text:p>1.66603535353535</text:p>
          </table:table-cell>
          <table:table-cell office:value-type="float" office:value="1.41666666666667" calcext:value-type="float">
            <text:p>1.41666666666667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0.739583333333333" calcext:value-type="float">
            <text:p>0.739583333333333</text:p>
          </table:table-cell>
          <table:table-cell office:value-type="float" office:value="0.965686274509804" calcext:value-type="float">
            <text:p>0.965686274509804</text:p>
          </table:table-cell>
          <table:table-cell office:value-type="float" office:value="1.07598039215686" calcext:value-type="float">
            <text:p>1.07598039215686</text:p>
          </table:table-cell>
          <table:table-cell office:value-type="float" office:value="1.11182598039216" calcext:value-type="float">
            <text:p>1.11182598039216</text:p>
          </table:table-cell>
          <table:table-cell office:value-type="float" office:value="1.0952818627451" calcext:value-type="float">
            <text:p>1.0952818627451</text:p>
          </table:table-cell>
          <table:table-cell office:value-type="float" office:value="1.05392156862745" calcext:value-type="float">
            <text:p>1.05392156862745</text:p>
          </table:table-cell>
          <table:table-cell office:value-type="float" office:value="0.973958333333333" calcext:value-type="float">
            <text:p>0.973958333333333</text:p>
          </table:table-cell>
          <table:table-cell office:value-type="float" office:value="0.866421568627451" calcext:value-type="float">
            <text:p>0.866421568627451</text:p>
          </table:table-cell>
          <table:table-cell office:value-type="float" office:value="0.64859068627451" calcext:value-type="float">
            <text:p>0.64859068627451</text:p>
          </table:table-cell>
          <table:table-cell office:value-type="float" office:value="0.463541666666667" calcext:value-type="float">
            <text:p>0.463541666666667</text:p>
          </table:table-cell>
          <table:table-cell office:value-type="float" office:value="0.201899509803922" calcext:value-type="float">
            <text:p>0.201899509803922</text:p>
          </table:table-cell>
          <table:table-cell office:value-type="float" office:value="0.106924019607843" calcext:value-type="float">
            <text:p>0.106924019607843</text:p>
          </table:table-cell>
          <table:table-cell office:value-type="float" office:value="0.0232843137254903" calcext:value-type="float">
            <text:p>0.02328431372549</text:p>
          </table:table-cell>
          <table:table-cell office:value-type="float" office:value="-0.0208333333333333" calcext:value-type="float">
            <text:p>-0.020833333333333</text:p>
          </table:table-cell>
          <table:table-cell office:value-type="float" office:value="-0.0407475490196079" calcext:value-type="float">
            <text:p>-0.040747549019608</text:p>
          </table:table-cell>
          <table:table-cell office:value-type="float" office:value="-0.0716911764705881" calcext:value-type="float">
            <text:p>-0.071691176470588</text:p>
          </table:table-cell>
          <table:table-cell office:value-type="float" office:value="-0.0934436274509804" calcext:value-type="float">
            <text:p>-0.093443627450981</text:p>
          </table:table-cell>
          <table:table-cell office:value-type="float" office:value="-0.115196078431373" calcext:value-type="float">
            <text:p>-0.115196078431373</text:p>
          </table:table-cell>
          <table:table-cell office:value-type="float" office:value="-0.0980392156862746" calcext:value-type="float">
            <text:p>-0.098039215686275</text:p>
          </table:table-cell>
          <table:table-cell office:value-type="float" office:value="0.803308823529412" calcext:value-type="float">
            <text:p>0.803308823529412</text:p>
          </table:table-cell>
          <table:table-cell office:value-type="float" office:value="0.996323529411765" calcext:value-type="float">
            <text:p>0.996323529411765</text:p>
          </table:table-cell>
          <table:table-cell office:value-type="float" office:value="1.11887254901961" calcext:value-type="float">
            <text:p>1.11887254901961</text:p>
          </table:table-cell>
          <table:table-cell office:value-type="float" office:value="1.16176470588235" calcext:value-type="float">
            <text:p>1.16176470588235</text:p>
          </table:table-cell>
          <table:table-cell office:value-type="float" office:value="1.13725490196078" calcext:value-type="float">
            <text:p>1.13725490196078</text:p>
          </table:table-cell>
          <table:table-cell office:value-type="float" office:value="1.10661764705882" calcext:value-type="float">
            <text:p>1.10661764705882</text:p>
          </table:table-cell>
          <table:table-cell office:value-type="float" office:value="0.993259803921569" calcext:value-type="float">
            <text:p>0.993259803921569</text:p>
          </table:table-cell>
          <table:table-cell office:value-type="float" office:value="0.806372549019608" calcext:value-type="float">
            <text:p>0.806372549019608</text:p>
          </table:table-cell>
          <table:table-cell office:value-type="float" office:value="0.57046568627451" calcext:value-type="float">
            <text:p>0.57046568627451</text:p>
          </table:table-cell>
          <table:table-cell office:value-type="float" office:value="0.428308823529412" calcext:value-type="float">
            <text:p>0.428308823529412</text:p>
          </table:table-cell>
          <table:table-cell office:value-type="float" office:value="0.440563725490196" calcext:value-type="float">
            <text:p>0.440563725490196</text:p>
          </table:table-cell>
          <table:table-cell office:value-type="float" office:value="0.395833333333333" calcext:value-type="float">
            <text:p>0.395833333333333</text:p>
          </table:table-cell>
          <table:table-cell office:value-type="float" office:value="0.335171568627451" calcext:value-type="float">
            <text:p>0.335171568627451</text:p>
          </table:table-cell>
          <table:table-cell office:value-type="float" office:value="0.273897058823529" calcext:value-type="float">
            <text:p>0.273897058823529</text:p>
          </table:table-cell>
          <table:table-cell office:value-type="float" office:value="0.162990196078431" calcext:value-type="float">
            <text:p>0.162990196078431</text:p>
          </table:table-cell>
          <table:table-cell office:value-type="float" office:value="0.0337009803921569" calcext:value-type="float">
            <text:p>0.033700980392157</text:p>
          </table:table-cell>
          <table:table-cell office:value-type="float" office:value="-0.205882352941176" calcext:value-type="float">
            <text:p>-0.205882352941176</text:p>
          </table:table-cell>
          <table:table-cell office:value-type="float" office:value="-0.379595588235294" calcext:value-type="float">
            <text:p>-0.379595588235294</text:p>
          </table:table-cell>
          <table:table-cell office:value-type="float" office:value="1.3406862745098" calcext:value-type="float">
            <text:p>1.3406862745098</text:p>
          </table:table-cell>
          <table:table-cell office:value-type="float" office:value="1.63174019607843" calcext:value-type="float">
            <text:p>1.63174019607843</text:p>
          </table:table-cell>
          <table:table-cell office:value-type="float" office:value="1.83486519607843" calcext:value-type="float">
            <text:p>1.83486519607843</text:p>
          </table:table-cell>
          <table:table-cell office:value-type="float" office:value="1.921875" calcext:value-type="float">
            <text:p>1.921875</text:p>
          </table:table-cell>
          <table:table-cell office:value-type="float" office:value="1.91727941176471" calcext:value-type="float">
            <text:p>1.91727941176471</text:p>
          </table:table-cell>
          <table:table-cell office:value-type="float" office:value="1.91758578431373" calcext:value-type="float">
            <text:p>1.91758578431373</text:p>
          </table:table-cell>
          <table:table-cell office:value-type="float" office:value="1.82598039215686" calcext:value-type="float">
            <text:p>1.82598039215686</text:p>
          </table:table-cell>
          <table:table-cell office:value-type="float" office:value="1.66084558823529" calcext:value-type="float">
            <text:p>1.66084558823529</text:p>
          </table:table-cell>
          <table:table-cell office:value-type="float" office:value="1.41360294117647" calcext:value-type="float">
            <text:p>1.41360294117647</text:p>
          </table:table-cell>
          <table:table-cell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0.73452380952381" calcext:value-type="float">
            <text:p>0.73452380952381</text:p>
          </table:table-cell>
          <table:table-cell office:value-type="float" office:value="0.956845238095238" calcext:value-type="float">
            <text:p>0.956845238095238</text:p>
          </table:table-cell>
          <table:table-cell office:value-type="float" office:value="1.07470238095238" calcext:value-type="float">
            <text:p>1.07470238095238</text:p>
          </table:table-cell>
          <table:table-cell office:value-type="float" office:value="1.10952380952381" calcext:value-type="float">
            <text:p>1.10952380952381</text:p>
          </table:table-cell>
          <table:table-cell office:value-type="float" office:value="1.09345238095238" calcext:value-type="float">
            <text:p>1.09345238095238</text:p>
          </table:table-cell>
          <table:table-cell office:value-type="float" office:value="1.04791666666667" calcext:value-type="float">
            <text:p>1.04791666666667</text:p>
          </table:table-cell>
          <table:table-cell office:value-type="float" office:value="0.970238095238095" calcext:value-type="float">
            <text:p>0.970238095238095</text:p>
          </table:table-cell>
          <table:table-cell office:value-type="float" office:value="0.863095238095238" calcext:value-type="float">
            <text:p>0.863095238095238</text:p>
          </table:table-cell>
          <table:table-cell office:value-type="float" office:value="0.646130952380952" calcext:value-type="float">
            <text:p>0.646130952380952</text:p>
          </table:table-cell>
          <table:table-cell office:value-type="float" office:value="0.462202380952381" calcext:value-type="float">
            <text:p>0.462202380952381</text:p>
          </table:table-cell>
          <table:table-cell office:value-type="float" office:value="0.207142857142857" calcext:value-type="float">
            <text:p>0.207142857142857</text:p>
          </table:table-cell>
          <table:table-cell office:value-type="float" office:value="0.104761904761905" calcext:value-type="float">
            <text:p>0.104761904761905</text:p>
          </table:table-cell>
          <table:table-cell office:value-type="float" office:value="0.0264880952380953" calcext:value-type="float">
            <text:p>0.026488095238095</text:p>
          </table:table-cell>
          <table:table-cell office:value-type="float" office:value="-0.0223214285714286" calcext:value-type="float">
            <text:p>-0.022321428571429</text:p>
          </table:table-cell>
          <table:table-cell office:value-type="float" office:value="-0.0410714285714287" calcext:value-type="float">
            <text:p>-0.041071428571429</text:p>
          </table:table-cell>
          <table:table-cell office:value-type="float" office:value="-0.0711309523809522" calcext:value-type="float">
            <text:p>-0.071130952380952</text:p>
          </table:table-cell>
          <table:table-cell office:value-type="float" office:value="-0.0919642857142857" calcext:value-type="float">
            <text:p>-0.091964285714286</text:p>
          </table:table-cell>
          <table:table-cell office:value-type="float" office:value="-0.11547619047619" calcext:value-type="float">
            <text:p>-0.11547619047619</text:p>
          </table:table-cell>
          <table:table-cell office:value-type="float" office:value="-0.105952380952381" calcext:value-type="float">
            <text:p>-0.105952380952381</text:p>
          </table:table-cell>
          <table:table-cell office:value-type="float" office:value="0.791071428571429" calcext:value-type="float">
            <text:p>0.791071428571429</text:p>
          </table:table-cell>
          <table:table-cell office:value-type="float" office:value="0.999404761904762" calcext:value-type="float">
            <text:p>0.999404761904762</text:p>
          </table:table-cell>
          <table:table-cell office:value-type="float" office:value="1.12440476190476" calcext:value-type="float">
            <text:p>1.12440476190476</text:p>
          </table:table-cell>
          <table:table-cell office:value-type="float" office:value="1.16011904761905" calcext:value-type="float">
            <text:p>1.16011904761905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1.10357142857143" calcext:value-type="float">
            <text:p>1.10357142857143</text:p>
          </table:table-cell>
          <table:table-cell office:value-type="float" office:value="0.993452380952381" calcext:value-type="float">
            <text:p>0.993452380952381</text:p>
          </table:table-cell>
          <table:table-cell office:value-type="float" office:value="0.802976190476191" calcext:value-type="float">
            <text:p>0.802976190476191</text:p>
          </table:table-cell>
          <table:table-cell office:value-type="float" office:value="0.570833333333333" calcext:value-type="float">
            <text:p>0.570833333333333</text:p>
          </table:table-cell>
          <table:table-cell office:value-type="float" office:value="0.429761904761905" calcext:value-type="float">
            <text:p>0.429761904761905</text:p>
          </table:table-cell>
          <table:table-cell office:value-type="float" office:value="0.442261904761905" calcext:value-type="float">
            <text:p>0.442261904761905</text:p>
          </table:table-cell>
          <table:table-cell office:value-type="float" office:value="0.398809523809524" calcext:value-type="float">
            <text:p>0.398809523809524</text:p>
          </table:table-cell>
          <table:table-cell office:value-type="float" office:value="0.336904761904762" calcext:value-type="float">
            <text:p>0.336904761904762</text:p>
          </table:table-cell>
          <table:table-cell office:value-type="float" office:value="0.272619047619048" calcext:value-type="float">
            <text:p>0.272619047619048</text:p>
          </table:table-cell>
          <table:table-cell office:value-type="float" office:value="0.164880952380952" calcext:value-type="float">
            <text:p>0.164880952380952</text:p>
          </table:table-cell>
          <table:table-cell office:value-type="float" office:value="0.036904761904762" calcext:value-type="float">
            <text:p>0.036904761904762</text:p>
          </table:table-cell>
          <table:table-cell office:value-type="float" office:value="-0.203571428571428" calcext:value-type="float">
            <text:p>-0.203571428571428</text:p>
          </table:table-cell>
          <table:table-cell office:value-type="float" office:value="-0.377678571428571" calcext:value-type="float">
            <text:p>-0.377678571428571</text:p>
          </table:table-cell>
          <table:table-cell office:value-type="float" office:value="1.31815476190476" calcext:value-type="float">
            <text:p>1.31815476190476</text:p>
          </table:table-cell>
          <table:table-cell office:value-type="float" office:value="1.63184523809524" calcext:value-type="float">
            <text:p>1.63184523809524</text:p>
          </table:table-cell>
          <table:table-cell office:value-type="float" office:value="1.83511904761905" calcext:value-type="float">
            <text:p>1.83511904761905</text:p>
          </table:table-cell>
          <table:table-cell office:value-type="float" office:value="1.91666666666667" calcext:value-type="float">
            <text:p>1.91666666666667</text:p>
          </table:table-cell>
          <table:table-cell office:value-type="float" office:value="1.90863095238095" calcext:value-type="float">
            <text:p>1.90863095238095</text:p>
          </table:table-cell>
          <table:table-cell office:value-type="float" office:value="1.90892857142857" calcext:value-type="float">
            <text:p>1.90892857142857</text:p>
          </table:table-cell>
          <table:table-cell office:value-type="float" office:value="1.81964285714286" calcext:value-type="float">
            <text:p>1.81964285714286</text:p>
          </table:table-cell>
          <table:table-cell office:value-type="float" office:value="1.65267857142857" calcext:value-type="float">
            <text:p>1.65267857142857</text:p>
          </table:table-cell>
          <table:table-cell office:value-type="float" office:value="1.41071428571429" calcext:value-type="float">
            <text:p>1.41071428571429</text:p>
          </table:table-cell>
          <table:table-cell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0.72974537037037" calcext:value-type="float">
            <text:p>0.72974537037037</text:p>
          </table:table-cell>
          <table:table-cell office:value-type="float" office:value="0.953703703703704" calcext:value-type="float">
            <text:p>0.953703703703704</text:p>
          </table:table-cell>
          <table:table-cell office:value-type="float" office:value="1.0708912037037" calcext:value-type="float">
            <text:p>1.0708912037037</text:p>
          </table:table-cell>
          <table:table-cell office:value-type="float" office:value="1.10734953703704" calcext:value-type="float">
            <text:p>1.10734953703704</text:p>
          </table:table-cell>
          <table:table-cell office:value-type="float" office:value="1.09172453703704" calcext:value-type="float">
            <text:p>1.09172453703704</text:p>
          </table:table-cell>
          <table:table-cell office:value-type="float" office:value="1.04484953703704" calcext:value-type="float">
            <text:p>1.04484953703704</text:p>
          </table:table-cell>
          <table:table-cell office:value-type="float" office:value="0.966724537037037" calcext:value-type="float">
            <text:p>0.966724537037037</text:p>
          </table:table-cell>
          <table:table-cell office:value-type="float" office:value="0.867766203703704" calcext:value-type="float">
            <text:p>0.867766203703704</text:p>
          </table:table-cell>
          <table:table-cell office:value-type="float" office:value="0.65162037037037" calcext:value-type="float">
            <text:p>0.65162037037037</text:p>
          </table:table-cell>
          <table:table-cell office:value-type="float" office:value="0.458622685185185" calcext:value-type="float">
            <text:p>0.458622685185185</text:p>
          </table:table-cell>
          <table:table-cell office:value-type="float" office:value="0.211516203703703" calcext:value-type="float">
            <text:p>0.211516203703703</text:p>
          </table:table-cell>
          <table:table-cell office:value-type="float" office:value="0.103009259259259" calcext:value-type="float">
            <text:p>0.103009259259259</text:p>
          </table:table-cell>
          <table:table-cell office:value-type="float" office:value="0.0295138888888888" calcext:value-type="float">
            <text:p>0.029513888888889</text:p>
          </table:table-cell>
          <table:table-cell office:value-type="float" office:value="-0.0179398148148149" calcext:value-type="float">
            <text:p>-0.017939814814815</text:p>
          </table:table-cell>
          <table:table-cell office:value-type="float" office:value="-0.0445601851851851" calcext:value-type="float">
            <text:p>-0.044560185185185</text:p>
          </table:table-cell>
          <table:table-cell office:value-type="float" office:value="-0.0706018518518519" calcext:value-type="float">
            <text:p>-0.070601851851852</text:p>
          </table:table-cell>
          <table:table-cell office:value-type="float" office:value="-0.0885416666666667" calcext:value-type="float">
            <text:p>-0.088541666666667</text:p>
          </table:table-cell>
          <table:table-cell office:value-type="float" office:value="-0.110821759259259" calcext:value-type="float">
            <text:p>-0.110821759259259</text:p>
          </table:table-cell>
          <table:table-cell office:value-type="float" office:value="-0.104166666666667" calcext:value-type="float">
            <text:p>-0.104166666666667</text:p>
          </table:table-cell>
          <table:table-cell office:value-type="float" office:value="0.779513888888889" calcext:value-type="float">
            <text:p>0.779513888888889</text:p>
          </table:table-cell>
          <table:table-cell office:value-type="float" office:value="0.999421296296296" calcext:value-type="float">
            <text:p>0.999421296296296</text:p>
          </table:table-cell>
          <table:table-cell office:value-type="float" office:value="1.11805555555556" calcext:value-type="float">
            <text:p>1.11805555555556</text:p>
          </table:table-cell>
          <table:table-cell office:value-type="float" office:value="1.16145833333333" calcext:value-type="float">
            <text:p>1.16145833333333</text:p>
          </table:table-cell>
          <table:table-cell office:value-type="float" office:value="1.1412037037037" calcext:value-type="float">
            <text:p>1.1412037037037</text:p>
          </table:table-cell>
          <table:table-cell office:value-type="float" office:value="1.10069444444444" calcext:value-type="float">
            <text:p>1.10069444444444</text:p>
          </table:table-cell>
          <table:table-cell office:value-type="float" office:value="0.996527777777778" calcext:value-type="float">
            <text:p>0.996527777777778</text:p>
          </table:table-cell>
          <table:table-cell office:value-type="float" office:value="0.802662037037037" calcext:value-type="float">
            <text:p>0.802662037037037</text:p>
          </table:table-cell>
          <table:table-cell office:value-type="float" office:value="0.565393518518518" calcext:value-type="float">
            <text:p>0.565393518518518</text:p>
          </table:table-cell>
          <table:table-cell office:value-type="float" office:value="0.435763888888889" calcext:value-type="float">
            <text:p>0.435763888888889</text:p>
          </table:table-cell>
          <table:table-cell office:value-type="float" office:value="0.441550925925926" calcext:value-type="float">
            <text:p>0.441550925925926</text:p>
          </table:table-cell>
          <table:table-cell office:value-type="float" office:value="0.404513888888889" calcext:value-type="float">
            <text:p>0.404513888888889</text:p>
          </table:table-cell>
          <table:table-cell office:value-type="float" office:value="0.341435185185185" calcext:value-type="float">
            <text:p>0.341435185185185</text:p>
          </table:table-cell>
          <table:table-cell office:value-type="float" office:value="0.270833333333333" calcext:value-type="float">
            <text:p>0.270833333333333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-0.188657407407407" calcext:value-type="float">
            <text:p>-0.188657407407407</text:p>
          </table:table-cell>
          <table:table-cell office:value-type="float" office:value="-0.377604166666667" calcext:value-type="float">
            <text:p>-0.377604166666667</text:p>
          </table:table-cell>
          <table:table-cell office:value-type="float" office:value="1.2974537037037" calcext:value-type="float">
            <text:p>1.2974537037037</text:p>
          </table:table-cell>
          <table:table-cell office:value-type="float" office:value="1.62876157407407" calcext:value-type="float">
            <text:p>1.62876157407407</text:p>
          </table:table-cell>
          <table:table-cell office:value-type="float" office:value="1.8208912037037" calcext:value-type="float">
            <text:p>1.8208912037037</text:p>
          </table:table-cell>
          <table:table-cell office:value-type="float" office:value="1.91174768518519" calcext:value-type="float">
            <text:p>1.91174768518519</text:p>
          </table:table-cell>
          <table:table-cell office:value-type="float" office:value="1.91521990740741" calcext:value-type="float">
            <text:p>1.91521990740741</text:p>
          </table:table-cell>
          <table:table-cell office:value-type="float" office:value="1.90075231481482" calcext:value-type="float">
            <text:p>1.90075231481482</text:p>
          </table:table-cell>
          <table:table-cell office:value-type="float" office:value="1.81741898148148" calcext:value-type="float">
            <text:p>1.81741898148148</text:p>
          </table:table-cell>
          <table:table-cell office:value-type="float" office:value="1.64293981481482" calcext:value-type="float">
            <text:p>1.64293981481482</text:p>
          </table:table-cell>
          <table:table-cell office:value-type="float" office:value="1.40162037037037" calcext:value-type="float">
            <text:p>1.40162037037037</text:p>
          </table:table-cell>
          <table:table-cell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0.725225225225225" calcext:value-type="float">
            <text:p>0.725225225225225</text:p>
          </table:table-cell>
          <table:table-cell office:value-type="float" office:value="0.948198198198198" calcext:value-type="float">
            <text:p>0.948198198198198</text:p>
          </table:table-cell>
          <table:table-cell office:value-type="float" office:value="1.06728603603604" calcext:value-type="float">
            <text:p>1.06728603603604</text:p>
          </table:table-cell>
          <table:table-cell office:value-type="float" office:value="1.10782657657658" calcext:value-type="float">
            <text:p>1.10782657657658</text:p>
          </table:table-cell>
          <table:table-cell office:value-type="float" office:value="1.08755630630631" calcext:value-type="float">
            <text:p>1.08755630630631</text:p>
          </table:table-cell>
          <table:table-cell office:value-type="float" office:value="1.03941441441441" calcext:value-type="float">
            <text:p>1.03941441441441</text:p>
          </table:table-cell>
          <table:table-cell office:value-type="float" office:value="0.963400900900901" calcext:value-type="float">
            <text:p>0.963400900900901</text:p>
          </table:table-cell>
          <table:table-cell office:value-type="float" office:value="0.867117117117117" calcext:value-type="float">
            <text:p>0.867117117117117</text:p>
          </table:table-cell>
          <table:table-cell office:value-type="float" office:value="0.651745495495496" calcext:value-type="float">
            <text:p>0.651745495495496</text:p>
          </table:table-cell>
          <table:table-cell office:value-type="float" office:value="0.457488738738739" calcext:value-type="float">
            <text:p>0.457488738738739</text:p>
          </table:table-cell>
          <table:table-cell office:value-type="float" office:value="0.215934684684685" calcext:value-type="float">
            <text:p>0.215934684684685</text:p>
          </table:table-cell>
          <table:table-cell office:value-type="float" office:value="0.0985360360360361" calcext:value-type="float">
            <text:p>0.098536036036036</text:p>
          </table:table-cell>
          <table:table-cell office:value-type="float" office:value="0.0292792792792795" calcext:value-type="float">
            <text:p>0.02927927927928</text:p>
          </table:table-cell>
          <table:table-cell office:value-type="float" office:value="-0.0219594594594597" calcext:value-type="float">
            <text:p>-0.02195945945946</text:p>
          </table:table-cell>
          <table:table-cell office:value-type="float" office:value="-0.0447635135135134" calcext:value-type="float">
            <text:p>-0.044763513513513</text:p>
          </table:table-cell>
          <table:table-cell office:value-type="float" office:value="-0.0701013513513513" calcext:value-type="float">
            <text:p>-0.070101351351351</text:p>
          </table:table-cell>
          <table:table-cell office:value-type="float" office:value="-0.0903716216216215" calcext:value-type="float">
            <text:p>-0.090371621621622</text:p>
          </table:table-cell>
          <table:table-cell office:value-type="float" office:value="-0.111486486486486" calcext:value-type="float">
            <text:p>-0.111486486486486</text:p>
          </table:table-cell>
          <table:table-cell office:value-type="float" office:value="-0.105855855855856" calcext:value-type="float">
            <text:p>-0.105855855855856</text:p>
          </table:table-cell>
          <table:table-cell office:value-type="float" office:value="0.785472972972973" calcext:value-type="float">
            <text:p>0.785472972972973</text:p>
          </table:table-cell>
          <table:table-cell office:value-type="float" office:value="0.996621621621622" calcext:value-type="float">
            <text:p>0.996621621621622</text:p>
          </table:table-cell>
          <table:table-cell office:value-type="float" office:value="1.11486486486487" calcext:value-type="float">
            <text:p>1.11486486486487</text:p>
          </table:table-cell>
          <table:table-cell office:value-type="float" office:value="1.14864864864865" calcext:value-type="float">
            <text:p>1.14864864864865</text:p>
          </table:table-cell>
          <table:table-cell office:value-type="float" office:value="1.12612612612613" calcext:value-type="float">
            <text:p>1.12612612612613</text:p>
          </table:table-cell>
          <table:table-cell office:value-type="float" office:value="1.09797297297297" calcext:value-type="float">
            <text:p>1.09797297297297</text:p>
          </table:table-cell>
          <table:table-cell office:value-type="float" office:value="0.993806306306306" calcext:value-type="float">
            <text:p>0.993806306306306</text:p>
          </table:table-cell>
          <table:table-cell office:value-type="float" office:value="0.802364864864865" calcext:value-type="float">
            <text:p>0.802364864864865</text:p>
          </table:table-cell>
          <table:table-cell office:value-type="float" office:value="0.565878378378378" calcext:value-type="float">
            <text:p>0.565878378378378</text:p>
          </table:table-cell>
          <table:table-cell office:value-type="float" office:value="0.439189189189189" calcext:value-type="float">
            <text:p>0.439189189189189</text:p>
          </table:table-cell>
          <table:table-cell office:value-type="float" office:value="0.440878378378378" calcext:value-type="float">
            <text:p>0.440878378378378</text:p>
          </table:table-cell>
          <table:table-cell office:value-type="float" office:value="0.412162162162162" calcext:value-type="float">
            <text:p>0.412162162162162</text:p>
          </table:table-cell>
          <table:table-cell office:value-type="float" office:value="0.340653153153153" calcext:value-type="float">
            <text:p>0.340653153153153</text:p>
          </table:table-cell>
          <table:table-cell office:value-type="float" office:value="0.269707207207207" calcext:value-type="float">
            <text:p>0.269707207207207</text:p>
          </table:table-cell>
          <table:table-cell office:value-type="float" office:value="0.168355855855856" calcext:value-type="float">
            <text:p>0.168355855855856</text:p>
          </table:table-cell>
          <table:table-cell office:value-type="float" office:value="0.0489864864864865" calcext:value-type="float">
            <text:p>0.048986486486487</text:p>
          </table:table-cell>
          <table:table-cell office:value-type="float" office:value="-0.184684684684685" calcext:value-type="float">
            <text:p>-0.184684684684685</text:p>
          </table:table-cell>
          <table:table-cell office:value-type="float" office:value="-0.373029279279279" calcext:value-type="float">
            <text:p>-0.373029279279279</text:p>
          </table:table-cell>
          <table:table-cell office:value-type="float" office:value="1.29448198198198" calcext:value-type="float">
            <text:p>1.29448198198198</text:p>
          </table:table-cell>
          <table:table-cell office:value-type="float" office:value="1.62302927927928" calcext:value-type="float">
            <text:p>1.62302927927928</text:p>
          </table:table-cell>
          <table:table-cell office:value-type="float" office:value="1.81052927927928" calcext:value-type="float">
            <text:p>1.81052927927928</text:p>
          </table:table-cell>
          <table:table-cell office:value-type="float" office:value="1.8955518018018" calcext:value-type="float">
            <text:p>1.8955518018018</text:p>
          </table:table-cell>
          <table:table-cell office:value-type="float" office:value="1.89583333333333" calcext:value-type="float">
            <text:p>1.89583333333333</text:p>
          </table:table-cell>
          <table:table-cell office:value-type="float" office:value="1.89301801801802" calcext:value-type="float">
            <text:p>1.89301801801802</text:p>
          </table:table-cell>
          <table:table-cell office:value-type="float" office:value="1.81193693693694" calcext:value-type="float">
            <text:p>1.81193693693694</text:p>
          </table:table-cell>
          <table:table-cell office:value-type="float" office:value="1.63879504504505" calcext:value-type="float">
            <text:p>1.63879504504505</text:p>
          </table:table-cell>
          <table:table-cell office:value-type="float" office:value="1.3963963963964" calcext:value-type="float">
            <text:p>1.3963963963964</text:p>
          </table:table-cell>
          <table:table-cell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0.718475877192982" calcext:value-type="float">
            <text:p>0.718475877192982</text:p>
          </table:table-cell>
          <table:table-cell office:value-type="float" office:value="0.945449561403509" calcext:value-type="float">
            <text:p>0.945449561403509</text:p>
          </table:table-cell>
          <table:table-cell office:value-type="float" office:value="1.06387061403509" calcext:value-type="float">
            <text:p>1.06387061403509</text:p>
          </table:table-cell>
          <table:table-cell office:value-type="float" office:value="1.10334429824561" calcext:value-type="float">
            <text:p>1.10334429824561</text:p>
          </table:table-cell>
          <table:table-cell office:value-type="float" office:value="1.08360745614035" calcext:value-type="float">
            <text:p>1.08360745614035</text:p>
          </table:table-cell>
          <table:table-cell office:value-type="float" office:value="1.03673245614035" calcext:value-type="float">
            <text:p>1.03673245614035</text:p>
          </table:table-cell>
          <table:table-cell office:value-type="float" office:value="0.962719298245614" calcext:value-type="float">
            <text:p>0.962719298245614</text:p>
          </table:table-cell>
          <table:table-cell office:value-type="float" office:value="0.868969298245614" calcext:value-type="float">
            <text:p>0.868969298245614</text:p>
          </table:table-cell>
          <table:table-cell office:value-type="float" office:value="0.649396929824561" calcext:value-type="float">
            <text:p>0.649396929824561</text:p>
          </table:table-cell>
          <table:table-cell office:value-type="float" office:value="0.458607456140351" calcext:value-type="float">
            <text:p>0.458607456140351</text:p>
          </table:table-cell>
          <table:table-cell office:value-type="float" office:value="0.211896929824561" calcext:value-type="float">
            <text:p>0.211896929824561</text:p>
          </table:table-cell>
          <table:table-cell office:value-type="float" office:value="0.100054824561403" calcext:value-type="float">
            <text:p>0.100054824561403</text:p>
          </table:table-cell>
          <table:table-cell office:value-type="float" office:value="0.0326206140350878" calcext:value-type="float">
            <text:p>0.032620614035088</text:p>
          </table:table-cell>
          <table:table-cell office:value-type="float" office:value="-0.0227521929824561" calcext:value-type="float">
            <text:p>-0.022752192982456</text:p>
          </table:table-cell>
          <table:table-cell office:value-type="float" office:value="-0.0476973684210527" calcext:value-type="float">
            <text:p>-0.047697368421053</text:p>
          </table:table-cell>
          <table:table-cell office:value-type="float" office:value="-0.0696271929824561" calcext:value-type="float">
            <text:p>-0.069627192982456</text:p>
          </table:table-cell>
          <table:table-cell office:value-type="float" office:value="-0.0921052631578947" calcext:value-type="float">
            <text:p>-0.092105263157895</text:p>
          </table:table-cell>
          <table:table-cell office:value-type="float" office:value="-0.114309210526316" calcext:value-type="float">
            <text:p>-0.114309210526316</text:p>
          </table:table-cell>
          <table:table-cell office:value-type="float" office:value="-0.104989035087719" calcext:value-type="float">
            <text:p>-0.104989035087719</text:p>
          </table:table-cell>
          <table:table-cell office:value-type="float" office:value="0.777138157894737" calcext:value-type="float">
            <text:p>0.777138157894737</text:p>
          </table:table-cell>
          <table:table-cell office:value-type="float" office:value="0.993695175438596" calcext:value-type="float">
            <text:p>0.993695175438596</text:p>
          </table:table-cell>
          <table:table-cell office:value-type="float" office:value="1.10882675438597" calcext:value-type="float">
            <text:p>1.10882675438597</text:p>
          </table:table-cell>
          <table:table-cell office:value-type="float" office:value="1.1499451754386" calcext:value-type="float">
            <text:p>1.1499451754386</text:p>
          </table:table-cell>
          <table:table-cell office:value-type="float" office:value="1.12801535087719" calcext:value-type="float">
            <text:p>1.12801535087719</text:p>
          </table:table-cell>
          <table:table-cell office:value-type="float" office:value="1.09786184210526" calcext:value-type="float">
            <text:p>1.09786184210526</text:p>
          </table:table-cell>
          <table:table-cell office:value-type="float" office:value="0.996436403508772" calcext:value-type="float">
            <text:p>0.996436403508772</text:p>
          </table:table-cell>
          <table:table-cell office:value-type="float" office:value="0.79906798245614" calcext:value-type="float">
            <text:p>0.79906798245614</text:p>
          </table:table-cell>
          <table:table-cell office:value-type="float" office:value="0.568804824561403" calcext:value-type="float">
            <text:p>0.568804824561403</text:p>
          </table:table-cell>
          <table:table-cell office:value-type="float" office:value="0.439144736842105" calcext:value-type="float">
            <text:p>0.439144736842105</text:p>
          </table:table-cell>
          <table:table-cell office:value-type="float" office:value="0.442982456140351" calcext:value-type="float">
            <text:p>0.442982456140351</text:p>
          </table:table-cell>
          <table:table-cell office:value-type="float" office:value="0.417763157894737" calcext:value-type="float">
            <text:p>0.417763157894737</text:p>
          </table:table-cell>
          <table:table-cell office:value-type="float" office:value="0.34265350877193" calcext:value-type="float">
            <text:p>0.34265350877193</text:p>
          </table:table-cell>
          <table:table-cell office:value-type="float" office:value="0.270833333333333" calcext:value-type="float">
            <text:p>0.270833333333333</text:p>
          </table:table-cell>
          <table:table-cell office:value-type="float" office:value="0.174890350877193" calcext:value-type="float">
            <text:p>0.174890350877193</text:p>
          </table:table-cell>
          <table:table-cell office:value-type="float" office:value="0.0586622807017544" calcext:value-type="float">
            <text:p>0.058662280701754</text:p>
          </table:table-cell>
          <table:table-cell office:value-type="float" office:value="-0.183114035087719" calcext:value-type="float">
            <text:p>-0.183114035087719</text:p>
          </table:table-cell>
          <table:table-cell office:value-type="float" office:value="-0.369791666666667" calcext:value-type="float">
            <text:p>-0.369791666666667</text:p>
          </table:table-cell>
          <table:table-cell office:value-type="float" office:value="1.28344298245614" calcext:value-type="float">
            <text:p>1.28344298245614</text:p>
          </table:table-cell>
          <table:table-cell office:value-type="float" office:value="1.61458333333333" calcext:value-type="float">
            <text:p>1.61458333333333</text:p>
          </table:table-cell>
          <table:table-cell office:value-type="float" office:value="1.79440789473684" calcext:value-type="float">
            <text:p>1.79440789473684</text:p>
          </table:table-cell>
          <table:table-cell office:value-type="float" office:value="1.89089912280702" calcext:value-type="float">
            <text:p>1.89089912280702</text:p>
          </table:table-cell>
          <table:table-cell office:value-type="float" office:value="1.89391447368421" calcext:value-type="float">
            <text:p>1.89391447368421</text:p>
          </table:table-cell>
          <table:table-cell office:value-type="float" office:value="1.88569078947368" calcext:value-type="float">
            <text:p>1.88569078947368</text:p>
          </table:table-cell>
          <table:table-cell office:value-type="float" office:value="1.80674342105263" calcext:value-type="float">
            <text:p>1.80674342105263</text:p>
          </table:table-cell>
          <table:table-cell office:value-type="float" office:value="1.63157894736842" calcext:value-type="float">
            <text:p>1.63157894736842</text:p>
          </table:table-cell>
          <table:table-cell office:value-type="float" office:value="1.39720394736842" calcext:value-type="float">
            <text:p>1.39720394736842</text:p>
          </table:table-cell>
          <table:table-cell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0.714476495726496" calcext:value-type="float">
            <text:p>0.714476495726496</text:p>
          </table:table-cell>
          <table:table-cell office:value-type="float" office:value="0.945245726495726" calcext:value-type="float">
            <text:p>0.945245726495726</text:p>
          </table:table-cell>
          <table:table-cell office:value-type="float" office:value="1.06063034188034" calcext:value-type="float">
            <text:p>1.06063034188034</text:p>
          </table:table-cell>
          <table:table-cell office:value-type="float" office:value="1.10229700854701" calcext:value-type="float">
            <text:p>1.10229700854701</text:p>
          </table:table-cell>
          <table:table-cell office:value-type="float" office:value="1.08226495726496" calcext:value-type="float">
            <text:p>1.08226495726496</text:p>
          </table:table-cell>
          <table:table-cell office:value-type="float" office:value="1.03178418803419" calcext:value-type="float">
            <text:p>1.03178418803419</text:p>
          </table:table-cell>
          <table:table-cell office:value-type="float" office:value="0.964476495726496" calcext:value-type="float">
            <text:p>0.964476495726496</text:p>
          </table:table-cell>
          <table:table-cell office:value-type="float" office:value="0.863514957264957" calcext:value-type="float">
            <text:p>0.863514957264957</text:p>
          </table:table-cell>
          <table:table-cell office:value-type="float" office:value="0.644764957264957" calcext:value-type="float">
            <text:p>0.644764957264957</text:p>
          </table:table-cell>
          <table:table-cell office:value-type="float" office:value="0.455395299145299" calcext:value-type="float">
            <text:p>0.455395299145299</text:p>
          </table:table-cell>
          <table:table-cell office:value-type="float" office:value="0.210202991452991" calcext:value-type="float">
            <text:p>0.210202991452991</text:p>
          </table:table-cell>
          <table:table-cell office:value-type="float" office:value="0.0958867521367521" calcext:value-type="float">
            <text:p>0.095886752136752</text:p>
          </table:table-cell>
          <table:table-cell office:value-type="float" office:value="0.0387286324786325" calcext:value-type="float">
            <text:p>0.038728632478633</text:p>
          </table:table-cell>
          <table:table-cell office:value-type="float" office:value="-0.0213675213675215" calcext:value-type="float">
            <text:p>-0.021367521367522</text:p>
          </table:table-cell>
          <table:table-cell office:value-type="float" office:value="-0.047809829059829" calcext:value-type="float">
            <text:p>-0.047809829059829</text:p>
          </table:table-cell>
          <table:table-cell office:value-type="float" office:value="-0.0670405982905982" calcext:value-type="float">
            <text:p>-0.067040598290598</text:p>
          </table:table-cell>
          <table:table-cell office:value-type="float" office:value="-0.0878739316239314" calcext:value-type="float">
            <text:p>-0.087873931623932</text:p>
          </table:table-cell>
          <table:table-cell office:value-type="float" office:value="-0.111645299145299" calcext:value-type="float">
            <text:p>-0.111645299145299</text:p>
          </table:table-cell>
          <table:table-cell office:value-type="float" office:value="-0.108707264957265" calcext:value-type="float">
            <text:p>-0.108707264957265</text:p>
          </table:table-cell>
          <table:table-cell office:value-type="float" office:value="0.788194444444444" calcext:value-type="float">
            <text:p>0.788194444444444</text:p>
          </table:table-cell>
          <table:table-cell office:value-type="float" office:value="0.985844017094017" calcext:value-type="float">
            <text:p>0.985844017094017</text:p>
          </table:table-cell>
          <table:table-cell office:value-type="float" office:value="1.11404914529915" calcext:value-type="float">
            <text:p>1.11404914529915</text:p>
          </table:table-cell>
          <table:table-cell office:value-type="float" office:value="1.15411324786325" calcext:value-type="float">
            <text:p>1.15411324786325</text:p>
          </table:table-cell>
          <table:table-cell office:value-type="float" office:value="1.12473290598291" calcext:value-type="float">
            <text:p>1.12473290598291</text:p>
          </table:table-cell>
          <table:table-cell office:value-type="float" office:value="1.09535256410256" calcext:value-type="float">
            <text:p>1.09535256410256</text:p>
          </table:table-cell>
          <table:table-cell office:value-type="float" office:value="0.993856837606838" calcext:value-type="float">
            <text:p>0.993856837606838</text:p>
          </table:table-cell>
          <table:table-cell office:value-type="float" office:value="0.793536324786325" calcext:value-type="float">
            <text:p>0.793536324786325</text:p>
          </table:table-cell>
          <table:table-cell office:value-type="float" office:value="0.56917735042735" calcext:value-type="float">
            <text:p>0.56917735042735</text:p>
          </table:table-cell>
          <table:table-cell office:value-type="float" office:value="0.441239316239316" calcext:value-type="float">
            <text:p>0.441239316239316</text:p>
          </table:table-cell>
          <table:table-cell office:value-type="float" office:value="0.442307692307692" calcext:value-type="float">
            <text:p>0.442307692307692</text:p>
          </table:table-cell>
          <table:table-cell office:value-type="float" office:value="0.423878205128205" calcext:value-type="float">
            <text:p>0.423878205128205</text:p>
          </table:table-cell>
          <table:table-cell office:value-type="float" office:value="0.344017094017094" calcext:value-type="float">
            <text:p>0.344017094017094</text:p>
          </table:table-cell>
          <table:table-cell office:value-type="float" office:value="0.269764957264957" calcext:value-type="float">
            <text:p>0.269764957264957</text:p>
          </table:table-cell>
          <table:table-cell office:value-type="float" office:value="0.183226495726496" calcext:value-type="float">
            <text:p>0.183226495726496</text:p>
          </table:table-cell>
          <table:table-cell office:value-type="float" office:value="0.0587606837606838" calcext:value-type="float">
            <text:p>0.058760683760684</text:p>
          </table:table-cell>
          <table:table-cell office:value-type="float" office:value="-0.181089743589744" calcext:value-type="float">
            <text:p>-0.181089743589744</text:p>
          </table:table-cell>
          <table:table-cell office:value-type="float" office:value="-0.367254273504273" calcext:value-type="float">
            <text:p>-0.367254273504273</text:p>
          </table:table-cell>
          <table:table-cell office:value-type="float" office:value="1.29220085470085" calcext:value-type="float">
            <text:p>1.29220085470085</text:p>
          </table:table-cell>
          <table:table-cell office:value-type="float" office:value="1.60416666666667" calcext:value-type="float">
            <text:p>1.60416666666667</text:p>
          </table:table-cell>
          <table:table-cell office:value-type="float" office:value="1.79246794871795" calcext:value-type="float">
            <text:p>1.79246794871795</text:p>
          </table:table-cell>
          <table:table-cell office:value-type="float" office:value="1.89236111111111" calcext:value-type="float">
            <text:p>1.89236111111111</text:p>
          </table:table-cell>
          <table:table-cell office:value-type="float" office:value="1.88675213675214" calcext:value-type="float">
            <text:p>1.88675213675214</text:p>
          </table:table-cell>
          <table:table-cell office:value-type="float" office:value="1.87660256410256" calcext:value-type="float">
            <text:p>1.87660256410256</text:p>
          </table:table-cell>
          <table:table-cell office:value-type="float" office:value="1.79861111111111" calcext:value-type="float">
            <text:p>1.79861111111111</text:p>
          </table:table-cell>
          <table:table-cell office:value-type="float" office:value="1.61939102564103" calcext:value-type="float">
            <text:p>1.61939102564103</text:p>
          </table:table-cell>
          <table:table-cell office:value-type="float" office:value="1.39182692307692" calcext:value-type="float">
            <text:p>1.39182692307692</text:p>
          </table:table-cell>
          <table:table-cell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0.942708333333333" calcext:value-type="float">
            <text:p>0.942708333333333</text:p>
          </table:table-cell>
          <table:table-cell office:value-type="float" office:value="1.05755208333333" calcext:value-type="float">
            <text:p>1.05755208333333</text:p>
          </table:table-cell>
          <table:table-cell office:value-type="float" office:value="1.10078125" calcext:value-type="float">
            <text:p>1.10078125</text:p>
          </table:table-cell>
          <table:table-cell office:value-type="float" office:value="1.07994791666667" calcext:value-type="float">
            <text:p>1.07994791666667</text:p>
          </table:table-cell>
          <table:table-cell office:value-type="float" office:value="1.02942708333333" calcext:value-type="float">
            <text:p>1.02942708333333</text:p>
          </table:table-cell>
          <table:table-cell office:value-type="float" office:value="0.959114583333333" calcext:value-type="float">
            <text:p>0.959114583333333</text:p>
          </table:table-cell>
          <table:table-cell office:value-type="float" office:value="0.858333333333333" calcext:value-type="float">
            <text:p>0.858333333333333</text:p>
          </table:table-cell>
          <table:table-cell office:value-type="float" office:value="0.647395833333333" calcext:value-type="float">
            <text:p>0.647395833333333</text:p>
          </table:table-cell>
          <table:table-cell office:value-type="float" office:value="0.45234375" calcext:value-type="float">
            <text:p>0.45234375</text:p>
          </table:table-cell>
          <table:table-cell office:value-type="float" office:value="0.206510416666667" calcext:value-type="float">
            <text:p>0.206510416666667</text:p>
          </table:table-cell>
          <table:table-cell office:value-type="float" office:value="0.1" calcext:value-type="float">
            <text:p>0.1</text:p>
          </table:table-cell>
          <table:table-cell office:value-type="float" office:value="0.0338541666666667" calcext:value-type="float">
            <text:p>0.033854166666667</text:p>
          </table:table-cell>
          <table:table-cell office:value-type="float" office:value="-0.0234375000000002" calcext:value-type="float">
            <text:p>-0.0234375</text:p>
          </table:table-cell>
          <table:table-cell office:value-type="float" office:value="-0.0505208333333334" calcext:value-type="float">
            <text:p>-0.050520833333333</text:p>
          </table:table-cell>
          <table:table-cell office:value-type="float" office:value="-0.0687499999999999" calcext:value-type="float">
            <text:p>-0.06875</text:p>
          </table:table-cell>
          <table:table-cell office:value-type="float" office:value="-0.0914062499999999" calcext:value-type="float">
            <text:p>-0.09140625</text:p>
          </table:table-cell>
          <table:table-cell office:value-type="float" office:value="-0.112239583333333" calcext:value-type="float">
            <text:p>-0.112239583333333</text:p>
          </table:table-cell>
          <table:table-cell office:value-type="float" office:value="-0.109375" calcext:value-type="float">
            <text:p>-0.109375</text:p>
          </table:table-cell>
          <table:table-cell office:value-type="float" office:value="0.780208333333333" calcext:value-type="float">
            <text:p>0.780208333333333</text:p>
          </table:table-cell>
          <table:table-cell office:value-type="float" office:value="0.980729166666667" calcext:value-type="float">
            <text:p>0.980729166666667</text:p>
          </table:table-cell>
          <table:table-cell office:value-type="float" office:value="1.11614583333333" calcext:value-type="float">
            <text:p>1.11614583333333</text:p>
          </table:table-cell>
          <table:table-cell office:value-type="float" office:value="1.1421875" calcext:value-type="float">
            <text:p>1.1421875</text:p>
          </table:table-cell>
          <table:table-cell office:value-type="float" office:value="1.12395833333333" calcext:value-type="float">
            <text:p>1.12395833333333</text:p>
          </table:table-cell>
          <table:table-cell office:value-type="float" office:value="1.09010416666667" calcext:value-type="float">
            <text:p>1.09010416666667</text:p>
          </table:table-cell>
          <table:table-cell office:value-type="float" office:value="0.988541666666667" calcext:value-type="float">
            <text:p>0.988541666666667</text:p>
          </table:table-cell>
          <table:table-cell office:value-type="float" office:value="0.793229166666667" calcext:value-type="float">
            <text:p>0.793229166666667</text:p>
          </table:table-cell>
          <table:table-cell office:value-type="float" office:value="0.569270833333333" calcext:value-type="float">
            <text:p>0.569270833333333</text:p>
          </table:table-cell>
          <table:table-cell office:value-type="float" office:value="0.441145833333333" calcext:value-type="float">
            <text:p>0.441145833333333</text:p>
          </table:table-cell>
          <table:table-cell office:value-type="float" office:value="0.446875" calcext:value-type="float">
            <text:p>0.446875</text:p>
          </table:table-cell>
          <table:table-cell office:value-type="float" office:value="0.426302083333333" calcext:value-type="float">
            <text:p>0.426302083333333</text:p>
          </table:table-cell>
          <table:table-cell office:value-type="float" office:value="0.348177083333333" calcext:value-type="float">
            <text:p>0.348177083333333</text:p>
          </table:table-cell>
          <table:table-cell office:value-type="float" office:value="0.270833333333333" calcext:value-type="float">
            <text:p>0.270833333333333</text:p>
          </table:table-cell>
          <table:table-cell office:value-type="float" office:value="0.182291666666667" calcext:value-type="float">
            <text:p>0.182291666666667</text:p>
          </table:table-cell>
          <table:table-cell office:value-type="float" office:value="0.0588541666666667" calcext:value-type="float">
            <text:p>0.058854166666667</text:p>
          </table:table-cell>
          <table:table-cell office:value-type="float" office:value="-0.175520833333333" calcext:value-type="float">
            <text:p>-0.175520833333333</text:p>
          </table:table-cell>
          <table:table-cell office:value-type="float" office:value="-0.36484375" calcext:value-type="float">
            <text:p>-0.36484375</text:p>
          </table:table-cell>
          <table:table-cell office:value-type="float" office:value="1.28177083333333" calcext:value-type="float">
            <text:p>1.28177083333333</text:p>
          </table:table-cell>
          <table:table-cell office:value-type="float" office:value="1.59140625" calcext:value-type="float">
            <text:p>1.59140625</text:p>
          </table:table-cell>
          <table:table-cell office:value-type="float" office:value="1.790625" calcext:value-type="float">
            <text:p>1.790625</text:p>
          </table:table-cell>
          <table:table-cell office:value-type="float" office:value="1.87395833333333" calcext:value-type="float">
            <text:p>1.87395833333333</text:p>
          </table:table-cell>
          <table:table-cell office:value-type="float" office:value="1.88255208333333" calcext:value-type="float">
            <text:p>1.88255208333333</text:p>
          </table:table-cell>
          <table:table-cell office:value-type="float" office:value="1.86692708333333" calcext:value-type="float">
            <text:p>1.86692708333333</text:p>
          </table:table-cell>
          <table:table-cell office:value-type="float" office:value="1.78802083333333" calcext:value-type="float">
            <text:p>1.78802083333333</text:p>
          </table:table-cell>
          <table:table-cell office:value-type="float" office:value="1.61614583333333" calcext:value-type="float">
            <text:p>1.61614583333333</text:p>
          </table:table-cell>
          <table:table-cell office:value-type="float" office:value="1.38645833333333" calcext:value-type="float">
            <text:p>1.38645833333333</text:p>
          </table:table-cell>
          <table:table-cell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0.704776422764228" calcext:value-type="float">
            <text:p>0.704776422764228</text:p>
          </table:table-cell>
          <table:table-cell office:value-type="float" office:value="0.942581300813008" calcext:value-type="float">
            <text:p>0.942581300813008</text:p>
          </table:table-cell>
          <table:table-cell office:value-type="float" office:value="1.05614837398374" calcext:value-type="float">
            <text:p>1.05614837398374</text:p>
          </table:table-cell>
          <table:table-cell office:value-type="float" office:value="1.09933943089431" calcext:value-type="float">
            <text:p>1.09933943089431</text:p>
          </table:table-cell>
          <table:table-cell office:value-type="float" office:value="1.08155487804878" calcext:value-type="float">
            <text:p>1.08155487804878</text:p>
          </table:table-cell>
          <table:table-cell office:value-type="float" office:value="1.02947154471545" calcext:value-type="float">
            <text:p>1.02947154471545</text:p>
          </table:table-cell>
          <table:table-cell office:value-type="float" office:value="0.95630081300813" calcext:value-type="float">
            <text:p>0.95630081300813</text:p>
          </table:table-cell>
          <table:table-cell office:value-type="float" office:value="0.853404471544715" calcext:value-type="float">
            <text:p>0.853404471544715</text:p>
          </table:table-cell>
          <table:table-cell office:value-type="float" office:value="0.64989837398374" calcext:value-type="float">
            <text:p>0.64989837398374</text:p>
          </table:table-cell>
          <table:table-cell office:value-type="float" office:value="0.449441056910569" calcext:value-type="float">
            <text:p>0.449441056910569</text:p>
          </table:table-cell>
          <table:table-cell office:value-type="float" office:value="0.202489837398374" calcext:value-type="float">
            <text:p>0.202489837398374</text:p>
          </table:table-cell>
          <table:table-cell office:value-type="float" office:value="0.0975609756097562" calcext:value-type="float">
            <text:p>0.097560975609756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float" office:value="-0.0167682926829267" calcext:value-type="float">
            <text:p>-0.016768292682927</text:p>
          </table:table-cell>
          <table:table-cell office:value-type="float" office:value="-0.0434451219512193" calcext:value-type="float">
            <text:p>-0.043445121951219</text:p>
          </table:table-cell>
          <table:table-cell office:value-type="float" office:value="-0.0658028455284552" calcext:value-type="float">
            <text:p>-0.065802845528455</text:p>
          </table:table-cell>
          <table:table-cell office:value-type="float" office:value="-0.0899390243902441" calcext:value-type="float">
            <text:p>-0.089939024390244</text:p>
          </table:table-cell>
          <table:table-cell office:value-type="float" office:value="-0.110518292682927" calcext:value-type="float">
            <text:p>-0.110518292682927</text:p>
          </table:table-cell>
          <table:table-cell office:value-type="float" office:value="-0.107723577235772" calcext:value-type="float">
            <text:p>-0.107723577235772</text:p>
          </table:table-cell>
          <table:table-cell office:value-type="float" office:value="0.777947154471545" calcext:value-type="float">
            <text:p>0.777947154471545</text:p>
          </table:table-cell>
          <table:table-cell office:value-type="float" office:value="0.986280487804878" calcext:value-type="float">
            <text:p>0.986280487804878</text:p>
          </table:table-cell>
          <table:table-cell office:value-type="float" office:value="1.09552845528455" calcext:value-type="float">
            <text:p>1.09552845528455</text:p>
          </table:table-cell>
          <table:table-cell office:value-type="float" office:value="1.13109756097561" calcext:value-type="float">
            <text:p>1.13109756097561</text:p>
          </table:table-cell>
          <table:table-cell office:value-type="float" office:value="1.11839430894309" calcext:value-type="float">
            <text:p>1.11839430894309</text:p>
          </table:table-cell>
          <table:table-cell office:value-type="float" office:value="1.08790650406504" calcext:value-type="float">
            <text:p>1.08790650406504</text:p>
          </table:table-cell>
          <table:table-cell office:value-type="float" office:value="0.986280487804878" calcext:value-type="float">
            <text:p>0.986280487804878</text:p>
          </table:table-cell>
          <table:table-cell office:value-type="float" office:value="0.795731707317073" calcext:value-type="float">
            <text:p>0.795731707317073</text:p>
          </table:table-cell>
          <table:table-cell office:value-type="float" office:value="0.564532520325203" calcext:value-type="float">
            <text:p>0.564532520325203</text:p>
          </table:table-cell>
          <table:table-cell office:value-type="float" office:value="0.440548780487805" calcext:value-type="float">
            <text:p>0.440548780487805</text:p>
          </table:table-cell>
          <table:table-cell office:value-type="float" office:value="0.448932926829268" calcext:value-type="float">
            <text:p>0.448932926829268</text:p>
          </table:table-cell>
          <table:table-cell office:value-type="float" office:value="0.436229674796748" calcext:value-type="float">
            <text:p>0.436229674796748</text:p>
          </table:table-cell>
          <table:table-cell office:value-type="float" office:value="0.360010162601626" calcext:value-type="float">
            <text:p>0.360010162601626</text:p>
          </table:table-cell>
          <table:table-cell office:value-type="float" office:value="0.278963414634146" calcext:value-type="float">
            <text:p>0.278963414634146</text:p>
          </table:table-cell>
          <table:table-cell office:value-type="float" office:value="0.185975609756098" calcext:value-type="float">
            <text:p>0.185975609756098</text:p>
          </table:table-cell>
          <table:table-cell office:value-type="float" office:value="0.0589430894308943" calcext:value-type="float">
            <text:p>0.058943089430894</text:p>
          </table:table-cell>
          <table:table-cell office:value-type="float" office:value="-0.167682926829268" calcext:value-type="float">
            <text:p>-0.167682926829268</text:p>
          </table:table-cell>
          <table:table-cell office:value-type="float" office:value="-0.365091463414634" calcext:value-type="float">
            <text:p>-0.365091463414634</text:p>
          </table:table-cell>
          <table:table-cell office:value-type="float" office:value="1.27997967479675" calcext:value-type="float">
            <text:p>1.27997967479675</text:p>
          </table:table-cell>
          <table:table-cell office:value-type="float" office:value="1.59349593495935" calcext:value-type="float">
            <text:p>1.59349593495935</text:p>
          </table:table-cell>
          <table:table-cell office:value-type="float" office:value="1.75863821138211" calcext:value-type="float">
            <text:p>1.75863821138211</text:p>
          </table:table-cell>
          <table:table-cell office:value-type="float" office:value="1.85264227642276" calcext:value-type="float">
            <text:p>1.85264227642276</text:p>
          </table:table-cell>
          <table:table-cell office:value-type="float" office:value="1.86890243902439" calcext:value-type="float">
            <text:p>1.86890243902439</text:p>
          </table:table-cell>
          <table:table-cell office:value-type="float" office:value="1.85823170731707" calcext:value-type="float">
            <text:p>1.85823170731707</text:p>
          </table:table-cell>
          <table:table-cell office:value-type="float" office:value="1.7807418699187" calcext:value-type="float">
            <text:p>1.7807418699187</text:p>
          </table:table-cell>
          <table:table-cell office:value-type="float" office:value="1.61331300813008" calcext:value-type="float">
            <text:p>1.61331300813008</text:p>
          </table:table-cell>
          <table:table-cell office:value-type="float" office:value="1.37906504065041" calcext:value-type="float">
            <text:p>1.37906504065041</text:p>
          </table:table-cell>
          <table:table-cell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0.699156746031746" calcext:value-type="float">
            <text:p>0.699156746031746</text:p>
          </table:table-cell>
          <table:table-cell office:value-type="float" office:value="0.935763888888889" calcext:value-type="float">
            <text:p>0.935763888888889</text:p>
          </table:table-cell>
          <table:table-cell office:value-type="float" office:value="1.06076388888889" calcext:value-type="float">
            <text:p>1.06076388888889</text:p>
          </table:table-cell>
          <table:table-cell office:value-type="float" office:value="1.09796626984127" calcext:value-type="float">
            <text:p>1.09796626984127</text:p>
          </table:table-cell>
          <table:table-cell office:value-type="float" office:value="1.08060515873016" calcext:value-type="float">
            <text:p>1.08060515873016</text:p>
          </table:table-cell>
          <table:table-cell office:value-type="float" office:value="1.02852182539683" calcext:value-type="float">
            <text:p>1.02852182539683</text:p>
          </table:table-cell>
          <table:table-cell office:value-type="float" office:value="0.955853174603175" calcext:value-type="float">
            <text:p>0.955853174603175</text:p>
          </table:table-cell>
          <table:table-cell office:value-type="float" office:value="0.848710317460317" calcext:value-type="float">
            <text:p>0.848710317460317</text:p>
          </table:table-cell>
          <table:table-cell office:value-type="float" office:value="0.650049603174603" calcext:value-type="float">
            <text:p>0.650049603174603</text:p>
          </table:table-cell>
          <table:table-cell office:value-type="float" office:value="0.446676587301587" calcext:value-type="float">
            <text:p>0.446676587301587</text:p>
          </table:table-cell>
          <table:table-cell office:value-type="float" office:value="0.199652777777778" calcext:value-type="float">
            <text:p>0.199652777777778</text:p>
          </table:table-cell>
          <table:table-cell office:value-type="float" office:value="0.0989583333333333" calcext:value-type="float">
            <text:p>0.098958333333333</text:p>
          </table:table-cell>
          <table:table-cell office:value-type="float" office:value="0.0419146825396826" calcext:value-type="float">
            <text:p>0.041914682539683</text:p>
          </table:table-cell>
          <table:table-cell office:value-type="float" office:value="-0.0126488095238093" calcext:value-type="float">
            <text:p>-0.012648809523809</text:p>
          </table:table-cell>
          <table:table-cell office:value-type="float" office:value="-0.044890873015873" calcext:value-type="float">
            <text:p>-0.044890873015873</text:p>
          </table:table-cell>
          <table:table-cell office:value-type="float" office:value="-0.0679563492063491" calcext:value-type="float">
            <text:p>-0.067956349206349</text:p>
          </table:table-cell>
          <table:table-cell office:value-type="float" office:value="-0.0907738095238095" calcext:value-type="float">
            <text:p>-0.09077380952381</text:p>
          </table:table-cell>
          <table:table-cell table:number-columns-repeated="2" office:value-type="float" office:value="-0.110863095238095" calcext:value-type="float">
            <text:p>-0.110863095238095</text:p>
          </table:table-cell>
          <table:table-cell office:value-type="float" office:value="0.773065476190476" calcext:value-type="float">
            <text:p>0.773065476190476</text:p>
          </table:table-cell>
          <table:table-cell office:value-type="float" office:value="0.986359126984127" calcext:value-type="float">
            <text:p>0.986359126984127</text:p>
          </table:table-cell>
          <table:table-cell office:value-type="float" office:value="1.10292658730159" calcext:value-type="float">
            <text:p>1.10292658730159</text:p>
          </table:table-cell>
          <table:table-cell office:value-type="float" office:value="1.13764880952381" calcext:value-type="float">
            <text:p>1.13764880952381</text:p>
          </table:table-cell>
          <table:table-cell office:value-type="float" office:value="1.11532738095238" calcext:value-type="float">
            <text:p>1.11532738095238</text:p>
          </table:table-cell>
          <table:table-cell office:value-type="float" office:value="1.08556547619048" calcext:value-type="float">
            <text:p>1.08556547619048</text:p>
          </table:table-cell>
          <table:table-cell office:value-type="float" office:value="0.98139880952381" calcext:value-type="float">
            <text:p>0.98139880952381</text:p>
          </table:table-cell>
          <table:table-cell office:value-type="float" office:value="0.792906746031746" calcext:value-type="float">
            <text:p>0.792906746031746</text:p>
          </table:table-cell>
          <table:table-cell office:value-type="float" office:value="0.562251984126984" calcext:value-type="float">
            <text:p>0.562251984126984</text:p>
          </table:table-cell>
          <table:table-cell office:value-type="float" office:value="0.436507936507936" calcext:value-type="float">
            <text:p>0.436507936507936</text:p>
          </table:table-cell>
          <table:table-cell office:value-type="float" office:value="0.460565476190476" calcext:value-type="float">
            <text:p>0.460565476190476</text:p>
          </table:table-cell>
          <table:table-cell office:value-type="float" office:value="0.440724206349206" calcext:value-type="float">
            <text:p>0.440724206349206</text:p>
          </table:table-cell>
          <table:table-cell office:value-type="float" office:value="0.366319444444444" calcext:value-type="float">
            <text:p>0.366319444444444</text:p>
          </table:table-cell>
          <table:table-cell office:value-type="float" office:value="0.281994047619048" calcext:value-type="float">
            <text:p>0.281994047619048</text:p>
          </table:table-cell>
          <table:table-cell office:value-type="float" office:value="0.188988095238095" calcext:value-type="float">
            <text:p>0.188988095238095</text:p>
          </table:table-cell>
          <table:table-cell office:value-type="float" office:value="0.0590277777777778" calcext:value-type="float">
            <text:p>0.059027777777778</text:p>
          </table:table-cell>
          <table:table-cell office:value-type="float" office:value="-0.162202380952381" calcext:value-type="float">
            <text:p>-0.162202380952381</text:p>
          </table:table-cell>
          <table:table-cell office:value-type="float" office:value="-0.362847222222222" calcext:value-type="float">
            <text:p>-0.362847222222222</text:p>
          </table:table-cell>
          <table:table-cell office:value-type="float" office:value="1.27232142857143" calcext:value-type="float">
            <text:p>1.27232142857143</text:p>
          </table:table-cell>
          <table:table-cell office:value-type="float" office:value="1.58655753968254" calcext:value-type="float">
            <text:p>1.58655753968254</text:p>
          </table:table-cell>
          <table:table-cell office:value-type="float" office:value="1.76016865079365" calcext:value-type="float">
            <text:p>1.76016865079365</text:p>
          </table:table-cell>
          <table:table-cell office:value-type="float" office:value="1.85193452380952" calcext:value-type="float">
            <text:p>1.85193452380952</text:p>
          </table:table-cell>
          <table:table-cell office:value-type="float" office:value="1.86185515873016" calcext:value-type="float">
            <text:p>1.86185515873016</text:p>
          </table:table-cell>
          <table:table-cell office:value-type="float" office:value="1.85243055555556" calcext:value-type="float">
            <text:p>1.85243055555556</text:p>
          </table:table-cell>
          <table:table-cell office:value-type="float" office:value="1.77108134920635" calcext:value-type="float">
            <text:p>1.77108134920635</text:p>
          </table:table-cell>
          <table:table-cell office:value-type="float" office:value="1.60515873015873" calcext:value-type="float">
            <text:p>1.60515873015873</text:p>
          </table:table-cell>
          <table:table-cell office:value-type="float" office:value="1.37177579365079" calcext:value-type="float">
            <text:p>1.37177579365079</text:p>
          </table:table-cell>
          <table:table-cell/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0.693798449612403" calcext:value-type="float">
            <text:p>0.693798449612403</text:p>
          </table:table-cell>
          <table:table-cell office:value-type="float" office:value="0.933624031007752" calcext:value-type="float">
            <text:p>0.933624031007752</text:p>
          </table:table-cell>
          <table:table-cell office:value-type="float" office:value="1.06031976744186" calcext:value-type="float">
            <text:p>1.06031976744186</text:p>
          </table:table-cell>
          <table:table-cell office:value-type="float" office:value="1.09665697674419" calcext:value-type="float">
            <text:p>1.09665697674419</text:p>
          </table:table-cell>
          <table:table-cell office:value-type="float" office:value="1.0796996124031" calcext:value-type="float">
            <text:p>1.0796996124031</text:p>
          </table:table-cell>
          <table:table-cell office:value-type="float" office:value="1.03125" calcext:value-type="float">
            <text:p>1.03125</text:p>
          </table:table-cell>
          <table:table-cell office:value-type="float" office:value="0.953246124031008" calcext:value-type="float">
            <text:p>0.953246124031008</text:p>
          </table:table-cell>
          <table:table-cell office:value-type="float" office:value="0.842054263565892" calcext:value-type="float">
            <text:p>0.842054263565892</text:p>
          </table:table-cell>
          <table:table-cell office:value-type="float" office:value="0.650193798449612" calcext:value-type="float">
            <text:p>0.650193798449612</text:p>
          </table:table-cell>
          <table:table-cell office:value-type="float" office:value="0.445251937984496" calcext:value-type="float">
            <text:p>0.445251937984496</text:p>
          </table:table-cell>
          <table:table-cell office:value-type="float" office:value="0.198885658914729" calcext:value-type="float">
            <text:p>0.198885658914729</text:p>
          </table:table-cell>
          <table:table-cell office:value-type="float" office:value="0.0978682170542635" calcext:value-type="float">
            <text:p>0.097868217054264</text:p>
          </table:table-cell>
          <table:table-cell office:value-type="float" office:value="0.0469961240310079" calcext:value-type="float">
            <text:p>0.046996124031008</text:p>
          </table:table-cell>
          <table:table-cell office:value-type="float" office:value="-0.0159883720930232" calcext:value-type="float">
            <text:p>-0.015988372093023</text:p>
          </table:table-cell>
          <table:table-cell office:value-type="float" office:value="-0.0377906976744187" calcext:value-type="float">
            <text:p>-0.037790697674419</text:p>
          </table:table-cell>
          <table:table-cell office:value-type="float" office:value="-0.0697674418604652" calcext:value-type="float">
            <text:p>-0.069767441860465</text:p>
          </table:table-cell>
          <table:table-cell office:value-type="float" office:value="-0.0913275193798448" calcext:value-type="float">
            <text:p>-0.091327519379845</text:p>
          </table:table-cell>
          <table:table-cell office:value-type="float" office:value="-0.111191860465116" calcext:value-type="float">
            <text:p>-0.111191860465116</text:p>
          </table:table-cell>
          <table:table-cell office:value-type="float" office:value="-0.110222868217054" calcext:value-type="float">
            <text:p>-0.110222868217054</text:p>
          </table:table-cell>
          <table:table-cell office:value-type="float" office:value="0.765988372093023" calcext:value-type="float">
            <text:p>0.765988372093023</text:p>
          </table:table-cell>
          <table:table-cell office:value-type="float" office:value="0.986434108527132" calcext:value-type="float">
            <text:p>0.986434108527132</text:p>
          </table:table-cell>
          <table:table-cell office:value-type="float" office:value="1.10271317829457" calcext:value-type="float">
            <text:p>1.10271317829457</text:p>
          </table:table-cell>
          <table:table-cell office:value-type="float" office:value="1.14389534883721" calcext:value-type="float">
            <text:p>1.14389534883721</text:p>
          </table:table-cell>
          <table:table-cell office:value-type="float" office:value="1.11482558139535" calcext:value-type="float">
            <text:p>1.11482558139535</text:p>
          </table:table-cell>
          <table:table-cell office:value-type="float" office:value="1.08091085271318" calcext:value-type="float">
            <text:p>1.08091085271318</text:p>
          </table:table-cell>
          <table:table-cell office:value-type="float" office:value="0.976744186046512" calcext:value-type="float">
            <text:p>0.976744186046512</text:p>
          </table:table-cell>
          <table:table-cell office:value-type="float" office:value="0.792635658914729" calcext:value-type="float">
            <text:p>0.792635658914729</text:p>
          </table:table-cell>
          <table:table-cell office:value-type="float" office:value="0.560077519379845" calcext:value-type="float">
            <text:p>0.560077519379845</text:p>
          </table:table-cell>
          <table:table-cell office:value-type="float" office:value="0.438953488372093" calcext:value-type="float">
            <text:p>0.438953488372093</text:p>
          </table:table-cell>
          <table:table-cell office:value-type="float" office:value="0.464389534883721" calcext:value-type="float">
            <text:p>0.464389534883721</text:p>
          </table:table-cell>
          <table:table-cell office:value-type="float" office:value="0.447432170542636" calcext:value-type="float">
            <text:p>0.447432170542636</text:p>
          </table:table-cell>
          <table:table-cell office:value-type="float" office:value="0.369912790697674" calcext:value-type="float">
            <text:p>0.369912790697674</text:p>
          </table:table-cell>
          <table:table-cell office:value-type="float" office:value="0.297238372093023" calcext:value-type="float">
            <text:p>0.297238372093023</text:p>
          </table:table-cell>
          <table:table-cell office:value-type="float" office:value="0.189922480620155" calcext:value-type="float">
            <text:p>0.189922480620155</text:p>
          </table:table-cell>
          <table:table-cell office:value-type="float" office:value="0.057170542635659" calcext:value-type="float">
            <text:p>0.057170542635659</text:p>
          </table:table-cell>
          <table:table-cell office:value-type="float" office:value="-0.154554263565891" calcext:value-type="float">
            <text:p>-0.154554263565891</text:p>
          </table:table-cell>
          <table:table-cell office:value-type="float" office:value="-0.358527131782946" calcext:value-type="float">
            <text:p>-0.358527131782946</text:p>
          </table:table-cell>
          <table:table-cell office:value-type="float" office:value="1.26065891472868" calcext:value-type="float">
            <text:p>1.26065891472868</text:p>
          </table:table-cell>
          <table:table-cell office:value-type="float" office:value="1.58236434108527" calcext:value-type="float">
            <text:p>1.58236434108527</text:p>
          </table:table-cell>
          <table:table-cell office:value-type="float" office:value="1.75193798449612" calcext:value-type="float">
            <text:p>1.75193798449612</text:p>
          </table:table-cell>
          <table:table-cell office:value-type="float" office:value="1.85368217054264" calcext:value-type="float">
            <text:p>1.85368217054264</text:p>
          </table:table-cell>
          <table:table-cell office:value-type="float" office:value="1.84883720930233" calcext:value-type="float">
            <text:p>1.84883720930233</text:p>
          </table:table-cell>
          <table:table-cell office:value-type="float" office:value="1.84423449612403" calcext:value-type="float">
            <text:p>1.84423449612403</text:p>
          </table:table-cell>
          <table:table-cell office:value-type="float" office:value="1.76162790697674" calcext:value-type="float">
            <text:p>1.76162790697674</text:p>
          </table:table-cell>
          <table:table-cell office:value-type="float" office:value="1.59738372093023" calcext:value-type="float">
            <text:p>1.59738372093023</text:p>
          </table:table-cell>
          <table:table-cell office:value-type="float" office:value="1.36385658914729" calcext:value-type="float">
            <text:p>1.36385658914729</text:p>
          </table:table-cell>
          <table:table-cell/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0.688683712121212" calcext:value-type="float">
            <text:p>0.688683712121212</text:p>
          </table:table-cell>
          <table:table-cell office:value-type="float" office:value="0.927320075757576" calcext:value-type="float">
            <text:p>0.927320075757576</text:p>
          </table:table-cell>
          <table:table-cell office:value-type="float" office:value="1.05989583333333" calcext:value-type="float">
            <text:p>1.05989583333333</text:p>
          </table:table-cell>
          <table:table-cell office:value-type="float" office:value="1.0954071969697" calcext:value-type="float">
            <text:p>1.0954071969697</text:p>
          </table:table-cell>
          <table:table-cell office:value-type="float" office:value="1.08357007575758" calcext:value-type="float">
            <text:p>1.08357007575758</text:p>
          </table:table-cell>
          <table:table-cell office:value-type="float" office:value="1.03385416666667" calcext:value-type="float">
            <text:p>1.03385416666667</text:p>
          </table:table-cell>
          <table:table-cell office:value-type="float" office:value="0.952888257575757" calcext:value-type="float">
            <text:p>0.952888257575757</text:p>
          </table:table-cell>
          <table:table-cell office:value-type="float" office:value="0.839962121212121" calcext:value-type="float">
            <text:p>0.839962121212121</text:p>
          </table:table-cell>
          <table:table-cell office:value-type="float" office:value="0.650331439393939" calcext:value-type="float">
            <text:p>0.650331439393939</text:p>
          </table:table-cell>
          <table:table-cell office:value-type="float" office:value="0.445785984848485" calcext:value-type="float">
            <text:p>0.445785984848485</text:p>
          </table:table-cell>
          <table:table-cell office:value-type="float" office:value="0.19625946969697" calcext:value-type="float">
            <text:p>0.19625946969697</text:p>
          </table:table-cell>
          <table:table-cell office:value-type="float" office:value="0.0991950757575757" calcext:value-type="float">
            <text:p>0.099195075757576</text:p>
          </table:table-cell>
          <table:table-cell office:value-type="float" office:value="0.0471117424242424" calcext:value-type="float">
            <text:p>0.047111742424243</text:p>
          </table:table-cell>
          <table:table-cell office:value-type="float" office:value="-0.00970643939393945" calcext:value-type="float">
            <text:p>-0.009706439393939</text:p>
          </table:table-cell>
          <table:table-cell office:value-type="float" office:value="-0.035748106060606" calcext:value-type="float">
            <text:p>-0.035748106060606</text:p>
          </table:table-cell>
          <table:table-cell office:value-type="float" office:value="-0.0646306818181819" calcext:value-type="float">
            <text:p>-0.064630681818182</text:p>
          </table:table-cell>
          <table:table-cell office:value-type="float" office:value="-0.0923295454545454" calcext:value-type="float">
            <text:p>-0.092329545454545</text:p>
          </table:table-cell>
          <table:table-cell office:value-type="float" office:value="-0.111505681818182" calcext:value-type="float">
            <text:p>-0.111505681818182</text:p>
          </table:table-cell>
          <table:table-cell office:value-type="float" office:value="-0.110085227272727" calcext:value-type="float">
            <text:p>-0.110085227272727</text:p>
          </table:table-cell>
          <table:table-cell office:value-type="float" office:value="0.761600378787879" calcext:value-type="float">
            <text:p>0.761600378787879</text:p>
          </table:table-cell>
          <table:table-cell office:value-type="float" office:value="0.986505681818182" calcext:value-type="float">
            <text:p>0.986505681818182</text:p>
          </table:table-cell>
          <table:table-cell office:value-type="float" office:value="1.09777462121212" calcext:value-type="float">
            <text:p>1.09777462121212</text:p>
          </table:table-cell>
          <table:table-cell office:value-type="float" office:value="1.14038825757576" calcext:value-type="float">
            <text:p>1.14038825757576</text:p>
          </table:table-cell>
          <table:table-cell office:value-type="float" office:value="1.11671401515152" calcext:value-type="float">
            <text:p>1.11671401515152</text:p>
          </table:table-cell>
          <table:table-cell office:value-type="float" office:value="1.08120265151515" calcext:value-type="float">
            <text:p>1.08120265151515</text:p>
          </table:table-cell>
          <table:table-cell office:value-type="float" office:value="0.977035984848485" calcext:value-type="float">
            <text:p>0.977035984848485</text:p>
          </table:table-cell>
          <table:table-cell office:value-type="float" office:value="0.792376893939394" calcext:value-type="float">
            <text:p>0.792376893939394</text:p>
          </table:table-cell>
          <table:table-cell office:value-type="float" office:value="0.560369318181818" calcext:value-type="float">
            <text:p>0.560369318181818</text:p>
          </table:table-cell>
          <table:table-cell office:value-type="float" office:value="0.435132575757576" calcext:value-type="float">
            <text:p>0.435132575757576</text:p>
          </table:table-cell>
          <table:table-cell office:value-type="float" office:value="0.470407196969697" calcext:value-type="float">
            <text:p>0.470407196969697</text:p>
          </table:table-cell>
          <table:table-cell office:value-type="float" office:value="0.451467803030303" calcext:value-type="float">
            <text:p>0.451467803030303</text:p>
          </table:table-cell>
          <table:table-cell office:value-type="float" office:value="0.3828125" calcext:value-type="float">
            <text:p>0.3828125</text:p>
          </table:table-cell>
          <table:table-cell office:value-type="float" office:value="0.307054924242424" calcext:value-type="float">
            <text:p>0.307054924242424</text:p>
          </table:table-cell>
          <table:table-cell office:value-type="float" office:value="0.197443181818182" calcext:value-type="float">
            <text:p>0.197443181818182</text:p>
          </table:table-cell>
          <table:table-cell office:value-type="float" office:value="0.0591856060606061" calcext:value-type="float">
            <text:p>0.059185606060606</text:p>
          </table:table-cell>
          <table:table-cell office:value-type="float" office:value="-0.149621212121212" calcext:value-type="float">
            <text:p>-0.149621212121212</text:p>
          </table:table-cell>
          <table:table-cell office:value-type="float" office:value="-0.352746212121212" calcext:value-type="float">
            <text:p>-0.352746212121212</text:p>
          </table:table-cell>
          <table:table-cell office:value-type="float" office:value="1.25378787878788" calcext:value-type="float">
            <text:p>1.25378787878788</text:p>
          </table:table-cell>
          <table:table-cell office:value-type="float" office:value="1.57599431818182" calcext:value-type="float">
            <text:p>1.57599431818182</text:p>
          </table:table-cell>
          <table:table-cell office:value-type="float" office:value="1.74171401515152" calcext:value-type="float">
            <text:p>1.74171401515152</text:p>
          </table:table-cell>
          <table:table-cell office:value-type="float" office:value="1.84114583333333" calcext:value-type="float">
            <text:p>1.84114583333333</text:p>
          </table:table-cell>
          <table:table-cell office:value-type="float" office:value="1.84351325757576" calcext:value-type="float">
            <text:p>1.84351325757576</text:p>
          </table:table-cell>
          <table:table-cell office:value-type="float" office:value="1.83664772727273" calcext:value-type="float">
            <text:p>1.83664772727273</text:p>
          </table:table-cell>
          <table:table-cell office:value-type="float" office:value="1.7578125" calcext:value-type="float">
            <text:p>1.7578125</text:p>
          </table:table-cell>
          <table:table-cell office:value-type="float" office:value="1.59232954545455" calcext:value-type="float">
            <text:p>1.59232954545455</text:p>
          </table:table-cell>
          <table:table-cell office:value-type="float" office:value="1.35890151515152" calcext:value-type="float">
            <text:p>1.35890151515152</text:p>
          </table:table-cell>
          <table:table-cell/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0.683796296296296" calcext:value-type="float">
            <text:p>0.683796296296296</text:p>
          </table:table-cell>
          <table:table-cell office:value-type="float" office:value="0.927546296296296" calcext:value-type="float">
            <text:p>0.927546296296296</text:p>
          </table:table-cell>
          <table:table-cell office:value-type="float" office:value="1.05486111111111" calcext:value-type="float">
            <text:p>1.05486111111111</text:p>
          </table:table-cell>
          <table:table-cell office:value-type="float" office:value="1.09421296296296" calcext:value-type="float">
            <text:p>1.09421296296296</text:p>
          </table:table-cell>
          <table:table-cell office:value-type="float" office:value="1.08263888888889" calcext:value-type="float">
            <text:p>1.08263888888889</text:p>
          </table:table-cell>
          <table:table-cell office:value-type="float" office:value="1.03402777777778" calcext:value-type="float">
            <text:p>1.03402777777778</text:p>
          </table:table-cell>
          <table:table-cell office:value-type="float" office:value="0.950462962962963" calcext:value-type="float">
            <text:p>0.950462962962963</text:p>
          </table:table-cell>
          <table:table-cell office:value-type="float" office:value="0.837962962962963" calcext:value-type="float">
            <text:p>0.837962962962963</text:p>
          </table:table-cell>
          <table:table-cell office:value-type="float" office:value="0.64837962962963" calcext:value-type="float">
            <text:p>0.64837962962963</text:p>
          </table:table-cell>
          <table:table-cell office:value-type="float" office:value="0.44212962962963" calcext:value-type="float">
            <text:p>0.44212962962963</text:p>
          </table:table-cell>
          <table:table-cell office:value-type="float" office:value="0.193055555555556" calcext:value-type="float">
            <text:p>0.193055555555556</text:p>
          </table:table-cell>
          <table:table-cell office:value-type="float" office:value="0.102777777777778" calcext:value-type="float">
            <text:p>0.102777777777778</text:p>
          </table:table-cell>
          <table:table-cell office:value-type="float" office:value="0.0472222222222223" calcext:value-type="float">
            <text:p>0.047222222222222</text:p>
          </table:table-cell>
          <table:table-cell office:value-type="float" office:value="-0.00833333333333308" calcext:value-type="float">
            <text:p>-0.008333333333333</text:p>
          </table:table-cell>
          <table:table-cell office:value-type="float" office:value="-0.036111111111111" calcext:value-type="float">
            <text:p>-0.036111111111111</text:p>
          </table:table-cell>
          <table:table-cell office:value-type="float" office:value="-0.0664351851851852" calcext:value-type="float">
            <text:p>-0.066435185185185</text:p>
          </table:table-cell>
          <table:table-cell office:value-type="float" office:value="-0.0932870370370371" calcext:value-type="float">
            <text:p>-0.093287037037037</text:p>
          </table:table-cell>
          <table:table-cell office:value-type="float" office:value="-0.109259259259259" calcext:value-type="float">
            <text:p>-0.109259259259259</text:p>
          </table:table-cell>
          <table:table-cell office:value-type="float" office:value="-0.109490740740741" calcext:value-type="float">
            <text:p>-0.109490740740741</text:p>
          </table:table-cell>
          <table:table-cell office:value-type="float" office:value="0.773611111111111" calcext:value-type="float">
            <text:p>0.773611111111111</text:p>
          </table:table-cell>
          <table:table-cell office:value-type="float" office:value="0.977314814814815" calcext:value-type="float">
            <text:p>0.977314814814815</text:p>
          </table:table-cell>
          <table:table-cell office:value-type="float" office:value="1.09305555555556" calcext:value-type="float">
            <text:p>1.09305555555556</text:p>
          </table:table-cell>
          <table:table-cell office:value-type="float" office:value="1.1462962962963" calcext:value-type="float">
            <text:p>1.1462962962963</text:p>
          </table:table-cell>
          <table:table-cell office:value-type="float" office:value="1.11388888888889" calcext:value-type="float">
            <text:p>1.11388888888889</text:p>
          </table:table-cell>
          <table:table-cell office:value-type="float" office:value="1.07916666666667" calcext:value-type="float">
            <text:p>1.07916666666667</text:p>
          </table:table-cell>
          <table:table-cell office:value-type="float" office:value="0.975" calcext:value-type="float">
            <text:p>0.975</text:p>
          </table:table-cell>
          <table:table-cell office:value-type="float" office:value="0.789814814814815" calcext:value-type="float">
            <text:p>0.789814814814815</text:p>
          </table:table-cell>
          <table:table-cell office:value-type="float" office:value="0.556018518518518" calcext:value-type="float">
            <text:p>0.556018518518518</text:p>
          </table:table-cell>
          <table:table-cell office:value-type="float" office:value="0.437037037037037" calcext:value-type="float">
            <text:p>0.437037037037037</text:p>
          </table:table-cell>
          <table:table-cell office:value-type="float" office:value="0.473842592592593" calcext:value-type="float">
            <text:p>0.473842592592593</text:p>
          </table:table-cell>
          <table:table-cell office:value-type="float" office:value="0.457638888888889" calcext:value-type="float">
            <text:p>0.457638888888889</text:p>
          </table:table-cell>
          <table:table-cell office:value-type="float" office:value="0.390509259259259" calcext:value-type="float">
            <text:p>0.390509259259259</text:p>
          </table:table-cell>
          <table:table-cell office:value-type="float" office:value="0.31412037037037" calcext:value-type="float">
            <text:p>0.31412037037037</text:p>
          </table:table-cell>
          <table:table-cell office:value-type="float" office:value="0.200462962962963" calcext:value-type="float">
            <text:p>0.200462962962963</text:p>
          </table:table-cell>
          <table:table-cell office:value-type="float" office:value="0.061111111111111" calcext:value-type="float">
            <text:p>0.061111111111111</text:p>
          </table:table-cell>
          <table:table-cell office:value-type="float" office:value="-0.146759259259259" calcext:value-type="float">
            <text:p>-0.146759259259259</text:p>
          </table:table-cell>
          <table:table-cell office:value-type="float" office:value="-0.350925925925926" calcext:value-type="float">
            <text:p>-0.350925925925926</text:p>
          </table:table-cell>
          <table:table-cell office:value-type="float" office:value="1.26412037037037" calcext:value-type="float">
            <text:p>1.26412037037037</text:p>
          </table:table-cell>
          <table:table-cell office:value-type="float" office:value="1.55833333333333" calcext:value-type="float">
            <text:p>1.55833333333333</text:p>
          </table:table-cell>
          <table:table-cell office:value-type="float" office:value="1.72962962962963" calcext:value-type="float">
            <text:p>1.72962962962963</text:p>
          </table:table-cell>
          <table:table-cell office:value-type="float" office:value="1.83842592592593" calcext:value-type="float">
            <text:p>1.83842592592593</text:p>
          </table:table-cell>
          <table:table-cell office:value-type="float" office:value="1.8337962962963" calcext:value-type="float">
            <text:p>1.8337962962963</text:p>
          </table:table-cell>
          <table:table-cell office:value-type="float" office:value="1.82916666666667" calcext:value-type="float">
            <text:p>1.82916666666667</text:p>
          </table:table-cell>
          <table:table-cell office:value-type="float" office:value="1.75185185185185" calcext:value-type="float">
            <text:p>1.75185185185185</text:p>
          </table:table-cell>
          <table:table-cell office:value-type="float" office:value="1.5849537037037" calcext:value-type="float">
            <text:p>1.5849537037037</text:p>
          </table:table-cell>
          <table:table-cell office:value-type="float" office:value="1.34907407407407" calcext:value-type="float">
            <text:p>1.34907407407407</text:p>
          </table:table-cell>
          <table:table-cell/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0.679121376811594" calcext:value-type="float">
            <text:p>0.679121376811594</text:p>
          </table:table-cell>
          <table:table-cell office:value-type="float" office:value="0.92776268115942" calcext:value-type="float">
            <text:p>0.92776268115942</text:p>
          </table:table-cell>
          <table:table-cell office:value-type="float" office:value="1.0523097826087" calcext:value-type="float">
            <text:p>1.0523097826087</text:p>
          </table:table-cell>
          <table:table-cell office:value-type="float" office:value="1.09533514492754" calcext:value-type="float">
            <text:p>1.09533514492754</text:p>
          </table:table-cell>
          <table:table-cell office:value-type="float" office:value="1.0817481884058" calcext:value-type="float">
            <text:p>1.0817481884058</text:p>
          </table:table-cell>
          <table:table-cell office:value-type="float" office:value="1.03192934782609" calcext:value-type="float">
            <text:p>1.03192934782609</text:p>
          </table:table-cell>
          <table:table-cell office:value-type="float" office:value="0.948143115942029" calcext:value-type="float">
            <text:p>0.948143115942029</text:p>
          </table:table-cell>
          <table:table-cell office:value-type="float" office:value="0.836050724637681" calcext:value-type="float">
            <text:p>0.836050724637681</text:p>
          </table:table-cell>
          <table:table-cell office:value-type="float" office:value="0.644474637681159" calcext:value-type="float">
            <text:p>0.644474637681159</text:p>
          </table:table-cell>
          <table:table-cell office:value-type="float" office:value="0.446784420289855" calcext:value-type="float">
            <text:p>0.446784420289855</text:p>
          </table:table-cell>
          <table:table-cell office:value-type="float" office:value="0.187726449275363" calcext:value-type="float">
            <text:p>0.187726449275363</text:p>
          </table:table-cell>
          <table:table-cell office:value-type="float" office:value="0.106204710144928" calcext:value-type="float">
            <text:p>0.106204710144928</text:p>
          </table:table-cell>
          <table:table-cell office:value-type="float" office:value="0.0563858695652173" calcext:value-type="float">
            <text:p>0.056385869565217</text:p>
          </table:table-cell>
          <table:table-cell office:value-type="float" office:value="-0.00475543478260865" calcext:value-type="float">
            <text:p>-0.004755434782609</text:p>
          </table:table-cell>
          <table:table-cell office:value-type="float" office:value="-0.0319293478260869" calcext:value-type="float">
            <text:p>-0.031929347826087</text:p>
          </table:table-cell>
          <table:table-cell office:value-type="float" office:value="-0.0636322463768118" calcext:value-type="float">
            <text:p>-0.063632246376812</text:p>
          </table:table-cell>
          <table:table-cell office:value-type="float" office:value="-0.0919384057971013" calcext:value-type="float">
            <text:p>-0.091938405797101</text:p>
          </table:table-cell>
          <table:table-cell office:value-type="float" office:value="-0.111413043478261" calcext:value-type="float">
            <text:p>-0.111413043478261</text:p>
          </table:table-cell>
          <table:table-cell office:value-type="float" office:value="-0.107563405797102" calcext:value-type="float">
            <text:p>-0.107563405797102</text:p>
          </table:table-cell>
          <table:table-cell office:value-type="float" office:value="0.77151268115942" calcext:value-type="float">
            <text:p>0.77151268115942</text:p>
          </table:table-cell>
          <table:table-cell office:value-type="float" office:value="0.968523550724638" calcext:value-type="float">
            <text:p>0.968523550724638</text:p>
          </table:table-cell>
          <table:table-cell office:value-type="float" office:value="1.09759963768116" calcext:value-type="float">
            <text:p>1.09759963768116</text:p>
          </table:table-cell>
          <table:table-cell office:value-type="float" office:value="1.14288949275362" calcext:value-type="float">
            <text:p>1.14288949275362</text:p>
          </table:table-cell>
          <table:table-cell office:value-type="float" office:value="1.11345108695652" calcext:value-type="float">
            <text:p>1.11345108695652</text:p>
          </table:table-cell>
          <table:table-cell office:value-type="float" office:value="1.07495471014493" calcext:value-type="float">
            <text:p>1.07495471014493</text:p>
          </table:table-cell>
          <table:table-cell office:value-type="float" office:value="0.973052536231884" calcext:value-type="float">
            <text:p>0.973052536231884</text:p>
          </table:table-cell>
          <table:table-cell office:value-type="float" office:value="0.785099637681159" calcext:value-type="float">
            <text:p>0.785099637681159</text:p>
          </table:table-cell>
          <table:table-cell office:value-type="float" office:value="0.560914855072464" calcext:value-type="float">
            <text:p>0.560914855072464</text:p>
          </table:table-cell>
          <table:table-cell office:value-type="float" office:value="0.436594202898551" calcext:value-type="float">
            <text:p>0.436594202898551</text:p>
          </table:table-cell>
          <table:table-cell office:value-type="float" office:value="0.479393115942029" calcext:value-type="float">
            <text:p>0.479393115942029</text:p>
          </table:table-cell>
          <table:table-cell office:value-type="float" office:value="0.470335144927536" calcext:value-type="float">
            <text:p>0.470335144927536</text:p>
          </table:table-cell>
          <table:table-cell office:value-type="float" office:value="0.395606884057971" calcext:value-type="float">
            <text:p>0.395606884057971</text:p>
          </table:table-cell>
          <table:table-cell office:value-type="float" office:value="0.320878623188406" calcext:value-type="float">
            <text:p>0.320878623188406</text:p>
          </table:table-cell>
          <table:table-cell office:value-type="float" office:value="0.205389492753623" calcext:value-type="float">
            <text:p>0.205389492753623</text:p>
          </table:table-cell>
          <table:table-cell office:value-type="float" office:value="0.0652173913043478" calcext:value-type="float">
            <text:p>0.065217391304348</text:p>
          </table:table-cell>
          <table:table-cell office:value-type="float" office:value="-0.145833333333333" calcext:value-type="float">
            <text:p>-0.145833333333333</text:p>
          </table:table-cell>
          <table:table-cell office:value-type="float" office:value="-0.341938405797101" calcext:value-type="float">
            <text:p>-0.341938405797101</text:p>
          </table:table-cell>
          <table:table-cell office:value-type="float" office:value="1.26268115942029" calcext:value-type="float">
            <text:p>1.26268115942029</text:p>
          </table:table-cell>
          <table:table-cell office:value-type="float" office:value="1.5414402173913" calcext:value-type="float">
            <text:p>1.5414402173913</text:p>
          </table:table-cell>
          <table:table-cell office:value-type="float" office:value="1.72259963768116" calcext:value-type="float">
            <text:p>1.72259963768116</text:p>
          </table:table-cell>
          <table:table-cell office:value-type="float" office:value="1.82903079710145" calcext:value-type="float">
            <text:p>1.82903079710145</text:p>
          </table:table-cell>
          <table:table-cell office:value-type="float" office:value="1.8245018115942" calcext:value-type="float">
            <text:p>1.8245018115942</text:p>
          </table:table-cell>
          <table:table-cell office:value-type="float" office:value="1.81770833333333" calcext:value-type="float">
            <text:p>1.81770833333333</text:p>
          </table:table-cell>
          <table:table-cell office:value-type="float" office:value="1.74388586956522" calcext:value-type="float">
            <text:p>1.74388586956522</text:p>
          </table:table-cell>
          <table:table-cell office:value-type="float" office:value="1.57540760869565" calcext:value-type="float">
            <text:p>1.57540760869565</text:p>
          </table:table-cell>
          <table:table-cell office:value-type="float" office:value="1.34963768115942" calcext:value-type="float">
            <text:p>1.34963768115942</text:p>
          </table:table-cell>
          <table:table-cell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0.674645390070922" calcext:value-type="float">
            <text:p>0.674645390070922</text:p>
          </table:table-cell>
          <table:table-cell office:value-type="float" office:value="0.925753546099291" calcext:value-type="float">
            <text:p>0.925753546099291</text:p>
          </table:table-cell>
          <table:table-cell office:value-type="float" office:value="1.05208333333333" calcext:value-type="float">
            <text:p>1.05208333333333</text:p>
          </table:table-cell>
          <table:table-cell office:value-type="float" office:value="1.09197695035461" calcext:value-type="float">
            <text:p>1.09197695035461</text:p>
          </table:table-cell>
          <table:table-cell office:value-type="float" office:value="1.07867907801418" calcext:value-type="float">
            <text:p>1.07867907801418</text:p>
          </table:table-cell>
          <table:table-cell office:value-type="float" office:value="1.02992021276596" calcext:value-type="float">
            <text:p>1.02992021276596</text:p>
          </table:table-cell>
          <table:table-cell office:value-type="float" office:value="0.947916666666667" calcext:value-type="float">
            <text:p>0.947916666666667</text:p>
          </table:table-cell>
          <table:table-cell office:value-type="float" office:value="0.834219858156028" calcext:value-type="float">
            <text:p>0.834219858156028</text:p>
          </table:table-cell>
          <table:table-cell office:value-type="float" office:value="0.642730496453901" calcext:value-type="float">
            <text:p>0.642730496453901</text:p>
          </table:table-cell>
          <table:table-cell office:value-type="float" office:value="0.449246453900709" calcext:value-type="float">
            <text:p>0.449246453900709</text:p>
          </table:table-cell>
          <table:table-cell office:value-type="float" office:value="0.18927304964539" calcext:value-type="float">
            <text:p>0.18927304964539</text:p>
          </table:table-cell>
          <table:table-cell office:value-type="float" office:value="0.105053191489362" calcext:value-type="float">
            <text:p>0.105053191489362</text:p>
          </table:table-cell>
          <table:table-cell office:value-type="float" office:value="0.0562943262411349" calcext:value-type="float">
            <text:p>0.056294326241135</text:p>
          </table:table-cell>
          <table:table-cell office:value-type="float" office:value="-0.00354609929078009" calcext:value-type="float">
            <text:p>-0.00354609929078</text:p>
          </table:table-cell>
          <table:table-cell office:value-type="float" office:value="-0.0301418439716312" calcext:value-type="float">
            <text:p>-0.030141843971631</text:p>
          </table:table-cell>
          <table:table-cell office:value-type="float" office:value="-0.0611702127659575" calcext:value-type="float">
            <text:p>-0.061170212765958</text:p>
          </table:table-cell>
          <table:table-cell office:value-type="float" office:value="-0.0906471631205674" calcext:value-type="float">
            <text:p>-0.090647163120568</text:p>
          </table:table-cell>
          <table:table-cell office:value-type="float" office:value="-0.109264184397163" calcext:value-type="float">
            <text:p>-0.109264184397163</text:p>
          </table:table-cell>
          <table:table-cell office:value-type="float" office:value="-0.107712765957447" calcext:value-type="float">
            <text:p>-0.107712765957447</text:p>
          </table:table-cell>
          <table:table-cell office:value-type="float" office:value="0.771719858156028" calcext:value-type="float">
            <text:p>0.771719858156028</text:p>
          </table:table-cell>
          <table:table-cell office:value-type="float" office:value="0.971187943262411" calcext:value-type="float">
            <text:p>0.971187943262411</text:p>
          </table:table-cell>
          <table:table-cell office:value-type="float" office:value="1.09751773049645" calcext:value-type="float">
            <text:p>1.09751773049645</text:p>
          </table:table-cell>
          <table:table-cell office:value-type="float" office:value="1.13962765957447" calcext:value-type="float">
            <text:p>1.13962765957447</text:p>
          </table:table-cell>
          <table:table-cell office:value-type="float" office:value="1.11081560283688" calcext:value-type="float">
            <text:p>1.11081560283688</text:p>
          </table:table-cell>
          <table:table-cell office:value-type="float" office:value="1.07313829787234" calcext:value-type="float">
            <text:p>1.07313829787234</text:p>
          </table:table-cell>
          <table:table-cell office:value-type="float" office:value="0.971187943262411" calcext:value-type="float">
            <text:p>0.971187943262411</text:p>
          </table:table-cell>
          <table:table-cell office:value-type="float" office:value="0.782801418439716" calcext:value-type="float">
            <text:p>0.782801418439716</text:p>
          </table:table-cell>
          <table:table-cell office:value-type="float" office:value="0.563386524822695" calcext:value-type="float">
            <text:p>0.563386524822695</text:p>
          </table:table-cell>
          <table:table-cell office:value-type="float" office:value="0.440381205673759" calcext:value-type="float">
            <text:p>0.440381205673759</text:p>
          </table:table-cell>
          <table:table-cell office:value-type="float" office:value="0.482491134751773" calcext:value-type="float">
            <text:p>0.482491134751773</text:p>
          </table:table-cell>
          <table:table-cell office:value-type="float" office:value="0.471409574468085" calcext:value-type="float">
            <text:p>0.471409574468085</text:p>
          </table:table-cell>
          <table:table-cell office:value-type="float" office:value="0.398271276595745" calcext:value-type="float">
            <text:p>0.398271276595745</text:p>
          </table:table-cell>
          <table:table-cell office:value-type="float" office:value="0.325132978723404" calcext:value-type="float">
            <text:p>0.325132978723404</text:p>
          </table:table-cell>
          <table:table-cell office:value-type="float" office:value="0.20988475177305" calcext:value-type="float">
            <text:p>0.20988475177305</text:p>
          </table:table-cell>
          <table:table-cell office:value-type="float" office:value="0.0669326241134752" calcext:value-type="float">
            <text:p>0.066932624113475</text:p>
          </table:table-cell>
          <table:table-cell office:value-type="float" office:value="-0.140957446808511" calcext:value-type="float">
            <text:p>-0.140957446808511</text:p>
          </table:table-cell>
          <table:table-cell office:value-type="float" office:value="-0.332890070921986" calcext:value-type="float">
            <text:p>-0.332890070921986</text:p>
          </table:table-cell>
          <table:table-cell office:value-type="float" office:value="1.25709219858156" calcext:value-type="float">
            <text:p>1.25709219858156</text:p>
          </table:table-cell>
          <table:table-cell office:value-type="float" office:value="1.54078014184397" calcext:value-type="float">
            <text:p>1.54078014184397</text:p>
          </table:table-cell>
          <table:table-cell office:value-type="float" office:value="1.71808510638298" calcext:value-type="float">
            <text:p>1.71808510638298</text:p>
          </table:table-cell>
          <table:table-cell office:value-type="float" office:value="1.82003546099291" calcext:value-type="float">
            <text:p>1.82003546099291</text:p>
          </table:table-cell>
          <table:table-cell office:value-type="float" office:value="1.81560283687943" calcext:value-type="float">
            <text:p>1.81560283687943</text:p>
          </table:table-cell>
          <table:table-cell office:value-type="float" office:value="1.81117021276596" calcext:value-type="float">
            <text:p>1.81117021276596</text:p>
          </table:table-cell>
          <table:table-cell office:value-type="float" office:value="1.73847517730496" calcext:value-type="float">
            <text:p>1.73847517730496</text:p>
          </table:table-cell>
          <table:table-cell office:value-type="float" office:value="1.56648936170213" calcext:value-type="float">
            <text:p>1.56648936170213</text:p>
          </table:table-cell>
          <table:table-cell office:value-type="float" office:value="1.34552304964539" calcext:value-type="float">
            <text:p>1.34552304964539</text:p>
          </table:table-cell>
          <table:table-cell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0.670355902777778" calcext:value-type="float">
            <text:p>0.670355902777778</text:p>
          </table:table-cell>
          <table:table-cell office:value-type="float" office:value="0.925998263888889" calcext:value-type="float">
            <text:p>0.925998263888889</text:p>
          </table:table-cell>
          <table:table-cell office:value-type="float" office:value="1.04752604166667" calcext:value-type="float">
            <text:p>1.04752604166667</text:p>
          </table:table-cell>
          <table:table-cell office:value-type="float" office:value="1.09092881944444" calcext:value-type="float">
            <text:p>1.09092881944444</text:p>
          </table:table-cell>
          <table:table-cell office:value-type="float" office:value="1.080078125" calcext:value-type="float">
            <text:p>1.080078125</text:p>
          </table:table-cell>
          <table:table-cell office:value-type="float" office:value="1.02799479166667" calcext:value-type="float">
            <text:p>1.02799479166667</text:p>
          </table:table-cell>
          <table:table-cell office:value-type="float" office:value="0.949869791666667" calcext:value-type="float">
            <text:p>0.949869791666667</text:p>
          </table:table-cell>
          <table:table-cell office:value-type="float" office:value="0.830512152777778" calcext:value-type="float">
            <text:p>0.830512152777778</text:p>
          </table:table-cell>
          <table:table-cell office:value-type="float" office:value="0.641059027777778" calcext:value-type="float">
            <text:p>0.641059027777778</text:p>
          </table:table-cell>
          <table:table-cell office:value-type="float" office:value="0.449652777777778" calcext:value-type="float">
            <text:p>0.449652777777778</text:p>
          </table:table-cell>
          <table:table-cell office:value-type="float" office:value="0.190755208333333" calcext:value-type="float">
            <text:p>0.190755208333333</text:p>
          </table:table-cell>
          <table:table-cell office:value-type="float" office:value="0.106119791666667" calcext:value-type="float">
            <text:p>0.106119791666667</text:p>
          </table:table-cell>
          <table:table-cell office:value-type="float" office:value="0.0540364583333335" calcext:value-type="float">
            <text:p>0.054036458333334</text:p>
          </table:table-cell>
          <table:table-cell office:value-type="float" office:value="-0.000217013888889062" calcext:value-type="float">
            <text:p>-0.000217013888889</text:p>
          </table:table-cell>
          <table:table-cell office:value-type="float" office:value="-0.0284288194444442" calcext:value-type="float">
            <text:p>-0.028428819444444</text:p>
          </table:table-cell>
          <table:table-cell office:value-type="float" office:value="-0.0588107638888889" calcext:value-type="float">
            <text:p>-0.058810763888889</text:p>
          </table:table-cell>
          <table:table-cell office:value-type="float" office:value="-0.0935329861111112" calcext:value-type="float">
            <text:p>-0.093532986111111</text:p>
          </table:table-cell>
          <table:table-cell office:value-type="float" office:value="-0.109375" calcext:value-type="float">
            <text:p>-0.109375</text:p>
          </table:table-cell>
          <table:table-cell office:value-type="float" office:value="-0.107638888888889" calcext:value-type="float">
            <text:p>-0.107638888888889</text:p>
          </table:table-cell>
          <table:table-cell office:value-type="float" office:value="0.769748263888889" calcext:value-type="float">
            <text:p>0.769748263888889</text:p>
          </table:table-cell>
          <table:table-cell office:value-type="float" office:value="0.971571180555556" calcext:value-type="float">
            <text:p>0.971571180555556</text:p>
          </table:table-cell>
          <table:table-cell office:value-type="float" office:value="1.09743923611111" calcext:value-type="float">
            <text:p>1.09743923611111</text:p>
          </table:table-cell>
          <table:table-cell office:value-type="float" office:value="1.12782118055556" calcext:value-type="float">
            <text:p>1.12782118055556</text:p>
          </table:table-cell>
          <table:table-cell office:value-type="float" office:value="1.10394965277778" calcext:value-type="float">
            <text:p>1.10394965277778</text:p>
          </table:table-cell>
          <table:table-cell office:value-type="float" office:value="1.07139756944444" calcext:value-type="float">
            <text:p>1.07139756944444</text:p>
          </table:table-cell>
          <table:table-cell office:value-type="float" office:value="0.969401041666667" calcext:value-type="float">
            <text:p>0.969401041666667</text:p>
          </table:table-cell>
          <table:table-cell office:value-type="float" office:value="0.780598958333333" calcext:value-type="float">
            <text:p>0.780598958333333</text:p>
          </table:table-cell>
          <table:table-cell office:value-type="float" office:value="0.563585069444444" calcext:value-type="float">
            <text:p>0.563585069444444</text:p>
          </table:table-cell>
          <table:table-cell office:value-type="float" office:value="0.446397569444444" calcext:value-type="float">
            <text:p>0.446397569444444</text:p>
          </table:table-cell>
          <table:table-cell office:value-type="float" office:value="0.483289930555556" calcext:value-type="float">
            <text:p>0.483289930555556</text:p>
          </table:table-cell>
          <table:table-cell office:value-type="float" office:value="0.474609375" calcext:value-type="float">
            <text:p>0.474609375</text:p>
          </table:table-cell>
          <table:table-cell office:value-type="float" office:value="0.407335069444444" calcext:value-type="float">
            <text:p>0.407335069444444</text:p>
          </table:table-cell>
          <table:table-cell office:value-type="float" office:value="0.329210069444444" calcext:value-type="float">
            <text:p>0.329210069444444</text:p>
          </table:table-cell>
          <table:table-cell office:value-type="float" office:value="0.218532986111111" calcext:value-type="float">
            <text:p>0.218532986111111</text:p>
          </table:table-cell>
          <table:table-cell office:value-type="float" office:value="0.0668402777777778" calcext:value-type="float">
            <text:p>0.066840277777778</text:p>
          </table:table-cell>
          <table:table-cell office:value-type="float" office:value="-0.138454861111111" calcext:value-type="float">
            <text:p>-0.138454861111111</text:p>
          </table:table-cell>
          <table:table-cell office:value-type="float" office:value="-0.328125" calcext:value-type="float">
            <text:p>-0.328125</text:p>
          </table:table-cell>
          <table:table-cell office:value-type="float" office:value="1.24934895833333" calcext:value-type="float">
            <text:p>1.24934895833333</text:p>
          </table:table-cell>
          <table:table-cell office:value-type="float" office:value="1.53580729166667" calcext:value-type="float">
            <text:p>1.53580729166667</text:p>
          </table:table-cell>
          <table:table-cell office:value-type="float" office:value="1.71375868055556" calcext:value-type="float">
            <text:p>1.71375868055556</text:p>
          </table:table-cell>
          <table:table-cell office:value-type="float" office:value="1.80056423611111" calcext:value-type="float">
            <text:p>1.80056423611111</text:p>
          </table:table-cell>
          <table:table-cell table:number-columns-repeated="2" office:value-type="float" office:value="1.802734375" calcext:value-type="float">
            <text:p>1.802734375</text:p>
          </table:table-cell>
          <table:table-cell office:value-type="float" office:value="1.73307291666667" calcext:value-type="float">
            <text:p>1.73307291666667</text:p>
          </table:table-cell>
          <table:table-cell office:value-type="float" office:value="1.56011284722222" calcext:value-type="float">
            <text:p>1.56011284722222</text:p>
          </table:table-cell>
          <table:table-cell office:value-type="float" office:value="1.34136284722222" calcext:value-type="float">
            <text:p>1.34136284722222</text:p>
          </table:table-cell>
          <table:table-cell/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0.666241496598639" calcext:value-type="float">
            <text:p>0.666241496598639</text:p>
          </table:table-cell>
          <table:table-cell office:value-type="float" office:value="0.924107142857143" calcext:value-type="float">
            <text:p>0.924107142857143</text:p>
          </table:table-cell>
          <table:table-cell office:value-type="float" office:value="1.04953231292517" calcext:value-type="float">
            <text:p>1.04953231292517</text:p>
          </table:table-cell>
          <table:table-cell office:value-type="float" office:value="1.09204931972789" calcext:value-type="float">
            <text:p>1.09204931972789</text:p>
          </table:table-cell>
          <table:table-cell office:value-type="float" office:value="1.07929421768707" calcext:value-type="float">
            <text:p>1.07929421768707</text:p>
          </table:table-cell>
          <table:table-cell office:value-type="float" office:value="1.02614795918367" calcext:value-type="float">
            <text:p>1.02614795918367</text:p>
          </table:table-cell>
          <table:table-cell office:value-type="float" office:value="0.945365646258503" calcext:value-type="float">
            <text:p>0.945365646258503</text:p>
          </table:table-cell>
          <table:table-cell office:value-type="float" office:value="0.828869047619048" calcext:value-type="float">
            <text:p>0.828869047619048</text:p>
          </table:table-cell>
          <table:table-cell office:value-type="float" office:value="0.639455782312925" calcext:value-type="float">
            <text:p>0.639455782312925</text:p>
          </table:table-cell>
          <table:table-cell office:value-type="float" office:value="0.444302721088435" calcext:value-type="float">
            <text:p>0.444302721088435</text:p>
          </table:table-cell>
          <table:table-cell office:value-type="float" office:value="0.190051020408163" calcext:value-type="float">
            <text:p>0.190051020408163</text:p>
          </table:table-cell>
          <table:table-cell office:value-type="float" office:value="0.105017006802721" calcext:value-type="float">
            <text:p>0.105017006802721</text:p>
          </table:table-cell>
          <table:table-cell office:value-type="float" office:value="0.0561224489795917" calcext:value-type="float">
            <text:p>0.056122448979592</text:p>
          </table:table-cell>
          <table:table-cell office:value-type="float" office:value="0.00510204081632648" calcext:value-type="float">
            <text:p>0.005102040816326</text:p>
          </table:table-cell>
          <table:table-cell office:value-type="float" office:value="-0.0267857142857142" calcext:value-type="float">
            <text:p>-0.026785714285714</text:p>
          </table:table-cell>
          <table:table-cell office:value-type="float" office:value="-0.0586734693877551" calcext:value-type="float">
            <text:p>-0.058673469387755</text:p>
          </table:table-cell>
          <table:table-cell office:value-type="float" office:value="-0.0901360544217686" calcext:value-type="float">
            <text:p>-0.090136054421769</text:p>
          </table:table-cell>
          <table:table-cell office:value-type="float" office:value="-0.109481292517007" calcext:value-type="float">
            <text:p>-0.109481292517007</text:p>
          </table:table-cell>
          <table:table-cell office:value-type="float" office:value="-0.106930272108844" calcext:value-type="float">
            <text:p>-0.106930272108844</text:p>
          </table:table-cell>
          <table:table-cell office:value-type="float" office:value="0.765731292517007" calcext:value-type="float">
            <text:p>0.765731292517007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1.1016156462585" calcext:value-type="float">
            <text:p>1.1016156462585</text:p>
          </table:table-cell>
          <table:table-cell office:value-type="float" office:value="1.11649659863946" calcext:value-type="float">
            <text:p>1.11649659863946</text:p>
          </table:table-cell>
          <table:table-cell office:value-type="float" office:value="1.10374149659864" calcext:value-type="float">
            <text:p>1.10374149659864</text:p>
          </table:table-cell>
          <table:table-cell office:value-type="float" office:value="1.06760204081633" calcext:value-type="float">
            <text:p>1.06760204081633</text:p>
          </table:table-cell>
          <table:table-cell office:value-type="float" office:value="0.969812925170068" calcext:value-type="float">
            <text:p>0.969812925170068</text:p>
          </table:table-cell>
          <table:table-cell office:value-type="float" office:value="0.778486394557823" calcext:value-type="float">
            <text:p>0.778486394557823</text:p>
          </table:table-cell>
          <table:table-cell office:value-type="float" office:value="0.557397959183674" calcext:value-type="float">
            <text:p>0.557397959183674</text:p>
          </table:table-cell>
          <table:table-cell office:value-type="float" office:value="0.447916666666667" calcext:value-type="float">
            <text:p>0.447916666666667</text:p>
          </table:table-cell>
          <table:table-cell office:value-type="float" office:value="0.488307823129252" calcext:value-type="float">
            <text:p>0.488307823129252</text:p>
          </table:table-cell>
          <table:table-cell office:value-type="float" office:value="0.479804421768707" calcext:value-type="float">
            <text:p>0.479804421768707</text:p>
          </table:table-cell>
          <table:table-cell office:value-type="float" office:value="0.416028911564626" calcext:value-type="float">
            <text:p>0.416028911564626</text:p>
          </table:table-cell>
          <table:table-cell office:value-type="float" office:value="0.33312074829932" calcext:value-type="float">
            <text:p>0.33312074829932</text:p>
          </table:table-cell>
          <table:table-cell office:value-type="float" office:value="0.220450680272109" calcext:value-type="float">
            <text:p>0.220450680272109</text:p>
          </table:table-cell>
          <table:table-cell office:value-type="float" office:value="0.0727040816326531" calcext:value-type="float">
            <text:p>0.072704081632653</text:p>
          </table:table-cell>
          <table:table-cell office:value-type="float" office:value="-0.136054421768707" calcext:value-type="float">
            <text:p>-0.136054421768707</text:p>
          </table:table-cell>
          <table:table-cell office:value-type="float" office:value="-0.328656462585034" calcext:value-type="float">
            <text:p>-0.328656462585034</text:p>
          </table:table-cell>
          <table:table-cell office:value-type="float" office:value="1.24192176870748" calcext:value-type="float">
            <text:p>1.24192176870748</text:p>
          </table:table-cell>
          <table:table-cell office:value-type="float" office:value="1.53741496598639" calcext:value-type="float">
            <text:p>1.53741496598639</text:p>
          </table:table-cell>
          <table:table-cell office:value-type="float" office:value="1.71386054421769" calcext:value-type="float">
            <text:p>1.71386054421769</text:p>
          </table:table-cell>
          <table:table-cell office:value-type="float" office:value="1.7797619047619" calcext:value-type="float">
            <text:p>1.7797619047619</text:p>
          </table:table-cell>
          <table:table-cell office:value-type="float" office:value="1.79676870748299" calcext:value-type="float">
            <text:p>1.79676870748299</text:p>
          </table:table-cell>
          <table:table-cell office:value-type="float" office:value="1.79251700680272" calcext:value-type="float">
            <text:p>1.79251700680272</text:p>
          </table:table-cell>
          <table:table-cell office:value-type="float" office:value="1.72597789115646" calcext:value-type="float">
            <text:p>1.72597789115646</text:p>
          </table:table-cell>
          <table:table-cell office:value-type="float" office:value="1.55399659863946" calcext:value-type="float">
            <text:p>1.55399659863946</text:p>
          </table:table-cell>
          <table:table-cell office:value-type="float" office:value="1.33035714285714" calcext:value-type="float">
            <text:p>1.33035714285714</text:p>
          </table:table-cell>
          <table:table-cell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662291666666667" calcext:value-type="float">
            <text:p>0.662291666666667</text:p>
          </table:table-cell>
          <table:table-cell office:value-type="float" office:value="0.922291666666667" calcext:value-type="float">
            <text:p>0.922291666666667</text:p>
          </table:table-cell>
          <table:table-cell office:value-type="float" office:value="1.04729166666667" calcext:value-type="float">
            <text:p>1.04729166666667</text:p>
          </table:table-cell>
          <table:table-cell office:value-type="float" office:value="1.09104166666667" calcext:value-type="float">
            <text:p>1.09104166666667</text:p>
          </table:table-cell>
          <table:table-cell office:value-type="float" office:value="1.07854166666667" calcext:value-type="float">
            <text:p>1.07854166666667</text:p>
          </table:table-cell>
          <table:table-cell office:value-type="float" office:value="1.02645833333333" calcext:value-type="float">
            <text:p>1.02645833333333</text:p>
          </table:table-cell>
          <table:table-cell office:value-type="float" office:value="0.941041666666667" calcext:value-type="float">
            <text:p>0.941041666666667</text:p>
          </table:table-cell>
          <table:table-cell office:value-type="float" office:value="0.831041666666667" calcext:value-type="float">
            <text:p>0.831041666666667</text:p>
          </table:table-cell>
          <table:table-cell office:value-type="float" office:value="0.636041666666667" calcext:value-type="float">
            <text:p>0.636041666666667</text:p>
          </table:table-cell>
          <table:table-cell office:value-type="float" office:value="0.448541666666667" calcext:value-type="float">
            <text:p>0.448541666666667</text:p>
          </table:table-cell>
          <table:table-cell office:value-type="float" office:value="0.189375" calcext:value-type="float">
            <text:p>0.189375</text:p>
          </table:table-cell>
          <table:table-cell office:value-type="float" office:value="0.103958333333333" calcext:value-type="float">
            <text:p>0.103958333333333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0812499999999994" calcext:value-type="float">
            <text:p>0.008125</text:p>
          </table:table-cell>
          <table:table-cell office:value-type="float" office:value="-0.0252083333333335" calcext:value-type="float">
            <text:p>-0.025208333333334</text:p>
          </table:table-cell>
          <table:table-cell office:value-type="float" office:value="-0.0585416666666667" calcext:value-type="float">
            <text:p>-0.058541666666667</text:p>
          </table:table-cell>
          <table:table-cell office:value-type="float" office:value="-0.0852083333333336" calcext:value-type="float">
            <text:p>-0.085208333333334</text:p>
          </table:table-cell>
          <table:table-cell office:value-type="float" office:value="-0.107291666666667" calcext:value-type="float">
            <text:p>-0.107291666666667</text:p>
          </table:table-cell>
          <table:table-cell office:value-type="float" office:value="-0.105208333333333" calcext:value-type="float">
            <text:p>-0.105208333333333</text:p>
          </table:table-cell>
          <table:table-cell office:value-type="float" office:value="0.763958333333333" calcext:value-type="float">
            <text:p>0.763958333333333</text:p>
          </table:table-cell>
          <table:table-cell office:value-type="float" office:value="0.972291666666667" calcext:value-type="float">
            <text:p>0.972291666666667</text:p>
          </table:table-cell>
          <table:table-cell office:value-type="float" office:value="1.10145833333333" calcext:value-type="float">
            <text:p>1.10145833333333</text:p>
          </table:table-cell>
          <table:table-cell office:value-type="float" office:value="1.11395833333333" calcext:value-type="float">
            <text:p>1.11395833333333</text:p>
          </table:table-cell>
          <table:table-cell office:value-type="float" office:value="1.10145833333333" calcext:value-type="float">
            <text:p>1.10145833333333</text:p>
          </table:table-cell>
          <table:table-cell office:value-type="float" office:value="1.06395833333333" calcext:value-type="float">
            <text:p>1.06395833333333</text:p>
          </table:table-cell>
          <table:table-cell office:value-type="float" office:value="0.968125" calcext:value-type="float">
            <text:p>0.968125</text:p>
          </table:table-cell>
          <table:table-cell office:value-type="float" office:value="0.774375" calcext:value-type="float">
            <text:p>0.774375</text:p>
          </table:table-cell>
          <table:table-cell office:value-type="float" office:value="0.563958333333333" calcext:value-type="float">
            <text:p>0.563958333333333</text:p>
          </table:table-cell>
          <table:table-cell office:value-type="float" office:value="0.449375" calcext:value-type="float">
            <text:p>0.449375</text:p>
          </table:table-cell>
          <table:table-cell office:value-type="float" office:value="0.488958333333333" calcext:value-type="float">
            <text:p>0.488958333333333</text:p>
          </table:table-cell>
          <table:table-cell office:value-type="float" office:value="0.484791666666667" calcext:value-type="float">
            <text:p>0.484791666666667</text:p>
          </table:table-cell>
          <table:table-cell office:value-type="float" office:value="0.422291666666667" calcext:value-type="float">
            <text:p>0.422291666666667</text:p>
          </table:table-cell>
          <table:table-cell office:value-type="float" office:value="0.338958333333333" calcext:value-type="float">
            <text:p>0.338958333333333</text:p>
          </table:table-cell>
          <table:table-cell office:value-type="float" office:value="0.220208333333333" calcext:value-type="float">
            <text:p>0.220208333333333</text:p>
          </table:table-cell>
          <table:table-cell office:value-type="float" office:value="0.0795833333333333" calcext:value-type="float">
            <text:p>0.079583333333333</text:p>
          </table:table-cell>
          <table:table-cell office:value-type="float" office:value="-0.133333333333333" calcext:value-type="float">
            <text:p>-0.133333333333333</text:p>
          </table:table-cell>
          <table:table-cell office:value-type="float" office:value="-0.320833333333333" calcext:value-type="float">
            <text:p>-0.320833333333333</text:p>
          </table:table-cell>
          <table:table-cell office:value-type="float" office:value="1.236875" calcext:value-type="float">
            <text:p>1.236875</text:p>
          </table:table-cell>
          <table:table-cell office:value-type="float" office:value="1.530625" calcext:value-type="float">
            <text:p>1.530625</text:p>
          </table:table-cell>
          <table:table-cell office:value-type="float" office:value="1.70770833333333" calcext:value-type="float">
            <text:p>1.70770833333333</text:p>
          </table:table-cell>
          <table:table-cell office:value-type="float" office:value="1.77020833333333" calcext:value-type="float">
            <text:p>1.77020833333333</text:p>
          </table:table-cell>
          <table:table-cell office:value-type="float" office:value="1.78895833333333" calcext:value-type="float">
            <text:p>1.78895833333333</text:p>
          </table:table-cell>
          <table:table-cell office:value-type="float" office:value="1.78479166666667" calcext:value-type="float">
            <text:p>1.78479166666667</text:p>
          </table:table-cell>
          <table:table-cell office:value-type="float" office:value="1.71958333333333" calcext:value-type="float">
            <text:p>1.71958333333333</text:p>
          </table:table-cell>
          <table:table-cell office:value-type="float" office:value="1.54375" calcext:value-type="float">
            <text:p>1.54375</text:p>
          </table:table-cell>
          <table:table-cell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0.658496732026144" calcext:value-type="float">
            <text:p>0.658496732026144</text:p>
          </table:table-cell>
          <table:table-cell office:value-type="float" office:value="0.922589869281046" calcext:value-type="float">
            <text:p>0.922589869281046</text:p>
          </table:table-cell>
          <table:table-cell office:value-type="float" office:value="1.04718137254902" calcext:value-type="float">
            <text:p>1.04718137254902</text:p>
          </table:table-cell>
          <table:table-cell office:value-type="float" office:value="1.09007352941176" calcext:value-type="float">
            <text:p>1.09007352941176</text:p>
          </table:table-cell>
          <table:table-cell office:value-type="float" office:value="1.07781862745098" calcext:value-type="float">
            <text:p>1.07781862745098</text:p>
          </table:table-cell>
          <table:table-cell office:value-type="float" office:value="1.02675653594771" calcext:value-type="float">
            <text:p>1.02675653594771</text:p>
          </table:table-cell>
          <table:table-cell office:value-type="float" office:value="0.940972222222222" calcext:value-type="float">
            <text:p>0.940972222222222</text:p>
          </table:table-cell>
          <table:table-cell office:value-type="float" office:value="0.829452614379085" calcext:value-type="float">
            <text:p>0.829452614379085</text:p>
          </table:table-cell>
          <table:table-cell office:value-type="float" office:value="0.632761437908497" calcext:value-type="float">
            <text:p>0.632761437908497</text:p>
          </table:table-cell>
          <table:table-cell office:value-type="float" office:value="0.447099673202614" calcext:value-type="float">
            <text:p>0.447099673202614</text:p>
          </table:table-cell>
          <table:table-cell office:value-type="float" office:value="0.188725490196078" calcext:value-type="float">
            <text:p>0.188725490196078</text:p>
          </table:table-cell>
          <table:table-cell office:value-type="float" office:value="0.104983660130719" calcext:value-type="float">
            <text:p>0.104983660130719</text:p>
          </table:table-cell>
          <table:table-cell office:value-type="float" office:value="0.0559640522875817" calcext:value-type="float">
            <text:p>0.055964052287582</text:p>
          </table:table-cell>
          <table:table-cell office:value-type="float" office:value="0.00694444444444464" calcext:value-type="float">
            <text:p>0.006944444444445</text:p>
          </table:table-cell>
          <table:table-cell office:value-type="float" office:value="-0.0216503267973855" calcext:value-type="float">
            <text:p>-0.021650326797386</text:p>
          </table:table-cell>
          <table:table-cell office:value-type="float" office:value="-0.0563725490196079" calcext:value-type="float">
            <text:p>-0.056372549019608</text:p>
          </table:table-cell>
          <table:table-cell office:value-type="float" office:value="-0.0841503267973855" calcext:value-type="float">
            <text:p>-0.084150326797386</text:p>
          </table:table-cell>
          <table:table-cell office:value-type="float" office:value="-0.107230392156863" calcext:value-type="float">
            <text:p>-0.107230392156863</text:p>
          </table:table-cell>
          <table:table-cell office:value-type="float" office:value="-0.104983660130719" calcext:value-type="float">
            <text:p>-0.104983660130719</text:p>
          </table:table-cell>
          <table:table-cell office:value-type="float" office:value="0.762254901960784" calcext:value-type="float">
            <text:p>0.762254901960784</text:p>
          </table:table-cell>
          <table:table-cell office:value-type="float" office:value="0.968545751633987" calcext:value-type="float">
            <text:p>0.968545751633987</text:p>
          </table:table-cell>
          <table:table-cell office:value-type="float" office:value="1.09109477124183" calcext:value-type="float">
            <text:p>1.09109477124183</text:p>
          </table:table-cell>
          <table:table-cell office:value-type="float" office:value="1.11764705882353" calcext:value-type="float">
            <text:p>1.11764705882353</text:p>
          </table:table-cell>
          <table:table-cell office:value-type="float" office:value="1.09926470588235" calcext:value-type="float">
            <text:p>1.09926470588235</text:p>
          </table:table-cell>
          <table:table-cell office:value-type="float" office:value="1.06045751633987" calcext:value-type="float">
            <text:p>1.06045751633987</text:p>
          </table:table-cell>
          <table:table-cell office:value-type="float" office:value="0.964460784313726" calcext:value-type="float">
            <text:p>0.964460784313726</text:p>
          </table:table-cell>
          <table:table-cell office:value-type="float" office:value="0.770424836601307" calcext:value-type="float">
            <text:p>0.770424836601307</text:p>
          </table:table-cell>
          <table:table-cell office:value-type="float" office:value="0.562091503267974" calcext:value-type="float">
            <text:p>0.562091503267974</text:p>
          </table:table-cell>
          <table:table-cell office:value-type="float" office:value="0.452818627450981" calcext:value-type="float">
            <text:p>0.452818627450981</text:p>
          </table:table-cell>
          <table:table-cell office:value-type="float" office:value="0.493668300653595" calcext:value-type="float">
            <text:p>0.493668300653595</text:p>
          </table:table-cell>
          <table:table-cell office:value-type="float" office:value="0.487540849673203" calcext:value-type="float">
            <text:p>0.487540849673203</text:p>
          </table:table-cell>
          <table:table-cell office:value-type="float" office:value="0.426266339869281" calcext:value-type="float">
            <text:p>0.426266339869281</text:p>
          </table:table-cell>
          <table:table-cell office:value-type="float" office:value="0.346609477124183" calcext:value-type="float">
            <text:p>0.346609477124183</text:p>
          </table:table-cell>
          <table:table-cell office:value-type="float" office:value="0.226102941176471" calcext:value-type="float">
            <text:p>0.226102941176471</text:p>
          </table:table-cell>
          <table:table-cell office:value-type="float" office:value="0.0808823529411765" calcext:value-type="float">
            <text:p>0.080882352941177</text:p>
          </table:table-cell>
          <table:table-cell office:value-type="float" office:value="-0.130718954248366" calcext:value-type="float">
            <text:p>-0.130718954248366</text:p>
          </table:table-cell>
          <table:table-cell office:value-type="float" office:value="-0.316176470588235" calcext:value-type="float">
            <text:p>-0.316176470588235</text:p>
          </table:table-cell>
          <table:table-cell office:value-type="float" office:value="1.23202614379085" calcext:value-type="float">
            <text:p>1.23202614379085</text:p>
          </table:table-cell>
          <table:table-cell office:value-type="float" office:value="1.52205882352941" calcext:value-type="float">
            <text:p>1.52205882352941</text:p>
          </table:table-cell>
          <table:table-cell office:value-type="float" office:value="1.69362745098039" calcext:value-type="float">
            <text:p>1.69362745098039</text:p>
          </table:table-cell>
          <table:table-cell office:value-type="float" office:value="1.76919934640523" calcext:value-type="float">
            <text:p>1.76919934640523</text:p>
          </table:table-cell>
          <table:table-cell office:value-type="float" office:value="1.77941176470588" calcext:value-type="float">
            <text:p>1.77941176470588</text:p>
          </table:table-cell>
          <table:table-cell office:value-type="float" office:value="1.77532679738562" calcext:value-type="float">
            <text:p>1.77532679738562</text:p>
          </table:table-cell>
          <table:table-cell office:value-type="float" office:value="1.71303104575163" calcext:value-type="float">
            <text:p>1.71303104575163</text:p>
          </table:table-cell>
          <table:table-cell office:value-type="float" office:value="1.53390522875817" calcext:value-type="float">
            <text:p>1.53390522875817</text:p>
          </table:table-cell>
          <table:table-cell office:value-type="float" office:value="1.32536764705882" calcext:value-type="float">
            <text:p>1.32536764705882</text:p>
          </table:table-cell>
          <table:table-cell/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float" office:value="0.653044871794872" calcext:value-type="float">
            <text:p>0.653044871794872</text:p>
          </table:table-cell>
          <table:table-cell office:value-type="float" office:value="0.920873397435897" calcext:value-type="float">
            <text:p>0.920873397435897</text:p>
          </table:table-cell>
          <table:table-cell office:value-type="float" office:value="1.04507211538462" calcext:value-type="float">
            <text:p>1.04507211538462</text:p>
          </table:table-cell>
          <table:table-cell office:value-type="float" office:value="1.08914262820513" calcext:value-type="float">
            <text:p>1.08914262820513</text:p>
          </table:table-cell>
          <table:table-cell office:value-type="float" office:value="1.0771233974359" calcext:value-type="float">
            <text:p>1.0771233974359</text:p>
          </table:table-cell>
          <table:table-cell office:value-type="float" office:value="1.02504006410256" calcext:value-type="float">
            <text:p>1.02504006410256</text:p>
          </table:table-cell>
          <table:table-cell office:value-type="float" office:value="0.938902243589744" calcext:value-type="float">
            <text:p>0.938902243589744</text:p>
          </table:table-cell>
          <table:table-cell office:value-type="float" office:value="0.830729166666667" calcext:value-type="float">
            <text:p>0.830729166666667</text:p>
          </table:table-cell>
          <table:table-cell office:value-type="float" office:value="0.629607371794872" calcext:value-type="float">
            <text:p>0.629607371794872</text:p>
          </table:table-cell>
          <table:table-cell office:value-type="float" office:value="0.447516025641026" calcext:value-type="float">
            <text:p>0.447516025641026</text:p>
          </table:table-cell>
          <table:table-cell office:value-type="float" office:value="0.186298076923077" calcext:value-type="float">
            <text:p>0.186298076923077</text:p>
          </table:table-cell>
          <table:table-cell office:value-type="float" office:value="0.104166666666667" calcext:value-type="float">
            <text:p>0.104166666666667</text:p>
          </table:table-cell>
          <table:table-cell office:value-type="float" office:value="0.0540865384615386" calcext:value-type="float">
            <text:p>0.054086538461539</text:p>
          </table:table-cell>
          <table:table-cell office:value-type="float" office:value="0.0100160256410256" calcext:value-type="float">
            <text:p>0.010016025641026</text:p>
          </table:table-cell>
          <table:table-cell office:value-type="float" office:value="-0.0220352564102564" calcext:value-type="float">
            <text:p>-0.022035256410256</text:p>
          </table:table-cell>
          <table:table-cell office:value-type="float" office:value="-0.0560897435897436" calcext:value-type="float">
            <text:p>-0.056089743589744</text:p>
          </table:table-cell>
          <table:table-cell office:value-type="float" office:value="-0.0861378205128207" calcext:value-type="float">
            <text:p>-0.086137820512821</text:p>
          </table:table-cell>
          <table:table-cell office:value-type="float" office:value="-0.106971153846154" calcext:value-type="float">
            <text:p>-0.106971153846154</text:p>
          </table:table-cell>
          <table:table-cell office:value-type="float" office:value="-0.106770833333333" calcext:value-type="float">
            <text:p>-0.106770833333333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.96474358974359" calcext:value-type="float">
            <text:p>0.96474358974359</text:p>
          </table:table-cell>
          <table:table-cell office:value-type="float" office:value="1.09094551282051" calcext:value-type="float">
            <text:p>1.09094551282051</text:p>
          </table:table-cell>
          <table:table-cell office:value-type="float" office:value="1.1229967948718" calcext:value-type="float">
            <text:p>1.1229967948718</text:p>
          </table:table-cell>
          <table:table-cell office:value-type="float" office:value="1.09895833333333" calcext:value-type="float">
            <text:p>1.09895833333333</text:p>
          </table:table-cell>
          <table:table-cell office:value-type="float" office:value="1.05689102564103" calcext:value-type="float">
            <text:p>1.05689102564103</text:p>
          </table:table-cell>
          <table:table-cell office:value-type="float" office:value="0.966746794871795" calcext:value-type="float">
            <text:p>0.966746794871795</text:p>
          </table:table-cell>
          <table:table-cell office:value-type="float" office:value="0.768429487179487" calcext:value-type="float">
            <text:p>0.768429487179487</text:p>
          </table:table-cell>
          <table:table-cell office:value-type="float" office:value="0.562099358974359" calcext:value-type="float">
            <text:p>0.562099358974359</text:p>
          </table:table-cell>
          <table:table-cell office:value-type="float" office:value="0.454126602564103" calcext:value-type="float">
            <text:p>0.454126602564103</text:p>
          </table:table-cell>
          <table:table-cell office:value-type="float" office:value="0.49619391025641" calcext:value-type="float">
            <text:p>0.49619391025641</text:p>
          </table:table-cell>
          <table:table-cell office:value-type="float" office:value="0.490184294871795" calcext:value-type="float">
            <text:p>0.490184294871795</text:p>
          </table:table-cell>
          <table:table-cell office:value-type="float" office:value="0.432091346153846" calcext:value-type="float">
            <text:p>0.432091346153846</text:p>
          </table:table-cell>
          <table:table-cell office:value-type="float" office:value="0.349959935897436" calcext:value-type="float">
            <text:p>0.349959935897436</text:p>
          </table:table-cell>
          <table:table-cell office:value-type="float" office:value="0.229767628205128" calcext:value-type="float">
            <text:p>0.229767628205128</text:p>
          </table:table-cell>
          <table:table-cell office:value-type="float" office:value="0.0935496794871794" calcext:value-type="float">
            <text:p>0.093549679487179</text:p>
          </table:table-cell>
          <table:table-cell office:value-type="float" office:value="-0.128205128205128" calcext:value-type="float">
            <text:p>-0.128205128205128</text:p>
          </table:table-cell>
          <table:table-cell office:value-type="float" office:value="-0.312099358974359" calcext:value-type="float">
            <text:p>-0.312099358974359</text:p>
          </table:table-cell>
          <table:table-cell office:value-type="float" office:value="1.22315705128205" calcext:value-type="float">
            <text:p>1.22315705128205</text:p>
          </table:table-cell>
          <table:table-cell office:value-type="float" office:value="1.5136217948718" calcext:value-type="float">
            <text:p>1.5136217948718</text:p>
          </table:table-cell>
          <table:table-cell office:value-type="float" office:value="1.68990384615385" calcext:value-type="float">
            <text:p>1.68990384615385</text:p>
          </table:table-cell>
          <table:table-cell office:value-type="float" office:value="1.76802884615385" calcext:value-type="float">
            <text:p>1.76802884615385</text:p>
          </table:table-cell>
          <table:table-cell office:value-type="float" office:value="1.77403846153846" calcext:value-type="float">
            <text:p>1.77403846153846</text:p>
          </table:table-cell>
          <table:table-cell office:value-type="float" office:value="1.76602564102564" calcext:value-type="float">
            <text:p>1.76602564102564</text:p>
          </table:table-cell>
          <table:table-cell office:value-type="float" office:value="1.70392628205128" calcext:value-type="float">
            <text:p>1.70392628205128</text:p>
          </table:table-cell>
          <table:table-cell office:value-type="float" office:value="1.52624198717949" calcext:value-type="float">
            <text:p>1.52624198717949</text:p>
          </table:table-cell>
          <table:table-cell office:value-type="float" office:value="1.32171474358974" calcext:value-type="float">
            <text:p>1.32171474358974</text:p>
          </table:table-cell>
          <table:table-cell/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float" office:value="0.649567610062893" calcext:value-type="float">
            <text:p>0.649567610062893</text:p>
          </table:table-cell>
          <table:table-cell office:value-type="float" office:value="0.921187106918239" calcext:value-type="float">
            <text:p>0.921187106918239</text:p>
          </table:table-cell>
          <table:table-cell office:value-type="float" office:value="1.04304245283019" calcext:value-type="float">
            <text:p>1.04304245283019</text:p>
          </table:table-cell>
          <table:table-cell office:value-type="float" office:value="1.08824685534591" calcext:value-type="float">
            <text:p>1.08824685534591</text:p>
          </table:table-cell>
          <table:table-cell office:value-type="float" office:value="1.07645440251572" calcext:value-type="float">
            <text:p>1.07645440251572</text:p>
          </table:table-cell>
          <table:table-cell office:value-type="float" office:value="1.02535377358491" calcext:value-type="float">
            <text:p>1.02535377358491</text:p>
          </table:table-cell>
          <table:table-cell office:value-type="float" office:value="0.938875786163522" calcext:value-type="float">
            <text:p>0.938875786163522</text:p>
          </table:table-cell>
          <table:table-cell office:value-type="float" office:value="0.828812893081761" calcext:value-type="float">
            <text:p>0.828812893081761</text:p>
          </table:table-cell>
          <table:table-cell office:value-type="float" office:value="0.630110062893082" calcext:value-type="float">
            <text:p>0.630110062893082</text:p>
          </table:table-cell>
          <table:table-cell office:value-type="float" office:value="0.446147798742138" calcext:value-type="float">
            <text:p>0.446147798742138</text:p>
          </table:table-cell>
          <table:table-cell office:value-type="float" office:value="0.185731132075472" calcext:value-type="float">
            <text:p>0.185731132075472</text:p>
          </table:table-cell>
          <table:table-cell office:value-type="float" office:value="0.105149371069182" calcext:value-type="float">
            <text:p>0.105149371069182</text:p>
          </table:table-cell>
          <table:table-cell office:value-type="float" office:value="0.0579795597484276" calcext:value-type="float">
            <text:p>0.057979559748428</text:p>
          </table:table-cell>
          <table:table-cell office:value-type="float" office:value="0.0127751572327044" calcext:value-type="float">
            <text:p>0.012775157232704</text:p>
          </table:table-cell>
          <table:table-cell office:value-type="float" office:value="-0.0206367924528301" calcext:value-type="float">
            <text:p>-0.02063679245283</text:p>
          </table:table-cell>
          <table:table-cell office:value-type="float" office:value="-0.0540487421383649" calcext:value-type="float">
            <text:p>-0.054048742138365</text:p>
          </table:table-cell>
          <table:table-cell office:value-type="float" office:value="-0.0795990566037736" calcext:value-type="float">
            <text:p>-0.079599056603774</text:p>
          </table:table-cell>
          <table:table-cell office:value-type="float" office:value="-0.107311320754717" calcext:value-type="float">
            <text:p>-0.107311320754717</text:p>
          </table:table-cell>
          <table:table-cell office:value-type="float" office:value="-0.102594339622642" calcext:value-type="float">
            <text:p>-0.102594339622642</text:p>
          </table:table-cell>
          <table:table-cell office:value-type="float" office:value="0.764740566037736" calcext:value-type="float">
            <text:p>0.764740566037736</text:p>
          </table:table-cell>
          <table:table-cell office:value-type="float" office:value="0.963246855345912" calcext:value-type="float">
            <text:p>0.963246855345912</text:p>
          </table:table-cell>
          <table:table-cell office:value-type="float" office:value="1.08313679245283" calcext:value-type="float">
            <text:p>1.08313679245283</text:p>
          </table:table-cell>
          <table:table-cell office:value-type="float" office:value="1.12047955974843" calcext:value-type="float">
            <text:p>1.12047955974843</text:p>
          </table:table-cell>
          <table:table-cell office:value-type="float" office:value="1.10279088050314" calcext:value-type="float">
            <text:p>1.10279088050314</text:p>
          </table:table-cell>
          <table:table-cell office:value-type="float" office:value="1.05562106918239" calcext:value-type="float">
            <text:p>1.05562106918239</text:p>
          </table:table-cell>
          <table:table-cell office:value-type="float" office:value="0.963246855345912" calcext:value-type="float">
            <text:p>0.963246855345912</text:p>
          </table:table-cell>
          <table:table-cell office:value-type="float" office:value="0.766705974842767" calcext:value-type="float">
            <text:p>0.766705974842767</text:p>
          </table:table-cell>
          <table:table-cell office:value-type="float" office:value="0.558372641509434" calcext:value-type="float">
            <text:p>0.558372641509434</text:p>
          </table:table-cell>
          <table:table-cell office:value-type="float" office:value="0.457350628930818" calcext:value-type="float">
            <text:p>0.457350628930818</text:p>
          </table:table-cell>
          <table:table-cell office:value-type="float" office:value="0.498624213836478" calcext:value-type="float">
            <text:p>0.498624213836478</text:p>
          </table:table-cell>
          <table:table-cell office:value-type="float" office:value="0.494693396226415" calcext:value-type="float">
            <text:p>0.494693396226415</text:p>
          </table:table-cell>
          <table:table-cell office:value-type="float" office:value="0.437696540880503" calcext:value-type="float">
            <text:p>0.437696540880503</text:p>
          </table:table-cell>
          <table:table-cell office:value-type="float" office:value="0.353183962264151" calcext:value-type="float">
            <text:p>0.353183962264151</text:p>
          </table:table-cell>
          <table:table-cell office:value-type="float" office:value="0.235259433962264" calcext:value-type="float">
            <text:p>0.235259433962264</text:p>
          </table:table-cell>
          <table:table-cell office:value-type="float" office:value="0.0996462264150944" calcext:value-type="float">
            <text:p>0.099646226415094</text:p>
          </table:table-cell>
          <table:table-cell office:value-type="float" office:value="-0.122641509433962" calcext:value-type="float">
            <text:p>-0.122641509433962</text:p>
          </table:table-cell>
          <table:table-cell office:value-type="float" office:value="-0.307783018867924" calcext:value-type="float">
            <text:p>-0.307783018867924</text:p>
          </table:table-cell>
          <table:table-cell office:value-type="float" office:value="1.22857704402516" calcext:value-type="float">
            <text:p>1.22857704402516</text:p>
          </table:table-cell>
          <table:table-cell office:value-type="float" office:value="1.50766509433962" calcext:value-type="float">
            <text:p>1.50766509433962</text:p>
          </table:table-cell>
          <table:table-cell office:value-type="float" office:value="1.67669025157233" calcext:value-type="float">
            <text:p>1.67669025157233</text:p>
          </table:table-cell>
          <table:table-cell office:value-type="float" office:value="1.75923742138365" calcext:value-type="float">
            <text:p>1.75923742138365</text:p>
          </table:table-cell>
          <table:table-cell office:value-type="float" office:value="1.7749606918239" calcext:value-type="float">
            <text:p>1.7749606918239</text:p>
          </table:table-cell>
          <table:table-cell office:value-type="float" office:value="1.75923742138365" calcext:value-type="float">
            <text:p>1.75923742138365</text:p>
          </table:table-cell>
          <table:table-cell office:value-type="float" office:value="1.69241352201258" calcext:value-type="float">
            <text:p>1.69241352201258</text:p>
          </table:table-cell>
          <table:table-cell office:value-type="float" office:value="1.51945754716981" calcext:value-type="float">
            <text:p>1.51945754716981</text:p>
          </table:table-cell>
          <table:table-cell office:value-type="float" office:value="1.3123034591195" calcext:value-type="float">
            <text:p>1.3123034591195</text:p>
          </table:table-cell>
          <table:table-cell/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0.644483024691358" calcext:value-type="float">
            <text:p>0.644483024691358</text:p>
          </table:table-cell>
          <table:table-cell office:value-type="float" office:value="0.917631172839506" calcext:value-type="float">
            <text:p>0.917631172839506</text:p>
          </table:table-cell>
          <table:table-cell office:value-type="float" office:value="1.04301697530864" calcext:value-type="float">
            <text:p>1.04301697530864</text:p>
          </table:table-cell>
          <table:table-cell office:value-type="float" office:value="1.08545524691358" calcext:value-type="float">
            <text:p>1.08545524691358</text:p>
          </table:table-cell>
          <table:table-cell office:value-type="float" office:value="1.07581018518519" calcext:value-type="float">
            <text:p>1.07581018518519</text:p>
          </table:table-cell>
          <table:table-cell office:value-type="float" office:value="1.02372685185185" calcext:value-type="float">
            <text:p>1.02372685185185</text:p>
          </table:table-cell>
          <table:table-cell office:value-type="float" office:value="0.938850308641975" calcext:value-type="float">
            <text:p>0.938850308641975</text:p>
          </table:table-cell>
          <table:table-cell office:value-type="float" office:value="0.830825617283951" calcext:value-type="float">
            <text:p>0.830825617283951</text:p>
          </table:table-cell>
          <table:table-cell office:value-type="float" office:value="0.625385802469136" calcext:value-type="float">
            <text:p>0.625385802469136</text:p>
          </table:table-cell>
          <table:table-cell office:value-type="float" office:value="0.450038580246914" calcext:value-type="float">
            <text:p>0.450038580246914</text:p>
          </table:table-cell>
          <table:table-cell office:value-type="float" office:value="0.183449074074074" calcext:value-type="float">
            <text:p>0.183449074074074</text:p>
          </table:table-cell>
          <table:table-cell office:value-type="float" office:value="0.102430555555556" calcext:value-type="float">
            <text:p>0.102430555555556</text:p>
          </table:table-cell>
          <table:table-cell office:value-type="float" office:value="0.0561342592592593" calcext:value-type="float">
            <text:p>0.056134259259259</text:p>
          </table:table-cell>
          <table:table-cell office:value-type="float" office:value="0.0117669753086418" calcext:value-type="float">
            <text:p>0.011766975308642</text:p>
          </table:table-cell>
          <table:table-cell office:value-type="float" office:value="-0.0190972222222223" calcext:value-type="float">
            <text:p>-0.019097222222222</text:p>
          </table:table-cell>
          <table:table-cell office:value-type="float" office:value="-0.0538194444444444" calcext:value-type="float">
            <text:p>-0.053819444444445</text:p>
          </table:table-cell>
          <table:table-cell office:value-type="float" office:value="-0.0769675925925928" calcext:value-type="float">
            <text:p>-0.076967592592593</text:p>
          </table:table-cell>
          <table:table-cell office:value-type="float" office:value="-0.106867283950618" calcext:value-type="float">
            <text:p>-0.106867283950618</text:p>
          </table:table-cell>
          <table:table-cell office:value-type="float" office:value="-0.102816358024691" calcext:value-type="float">
            <text:p>-0.102816358024691</text:p>
          </table:table-cell>
          <table:table-cell office:value-type="float" office:value="0.76099537037037" calcext:value-type="float">
            <text:p>0.76099537037037</text:p>
          </table:table-cell>
          <table:table-cell office:value-type="float" office:value="0.959683641975309" calcext:value-type="float">
            <text:p>0.959683641975309</text:p>
          </table:table-cell>
          <table:table-cell office:value-type="float" office:value="1.08699845679012" calcext:value-type="float">
            <text:p>1.08699845679012</text:p>
          </table:table-cell>
          <table:table-cell office:value-type="float" office:value="1.11979166666667" calcext:value-type="float">
            <text:p>1.11979166666667</text:p>
          </table:table-cell>
          <table:table-cell office:value-type="float" office:value="1.10243055555556" calcext:value-type="float">
            <text:p>1.10243055555556</text:p>
          </table:table-cell>
          <table:table-cell office:value-type="float" office:value="1.05420524691358" calcext:value-type="float">
            <text:p>1.05420524691358</text:p>
          </table:table-cell>
          <table:table-cell office:value-type="float" office:value="0.961612654320988" calcext:value-type="float">
            <text:p>0.961612654320988</text:p>
          </table:table-cell>
          <table:table-cell office:value-type="float" office:value="0.76099537037037" calcext:value-type="float">
            <text:p>0.76099537037037</text:p>
          </table:table-cell>
          <table:table-cell office:value-type="float" office:value="0.562307098765432" calcext:value-type="float">
            <text:p>0.562307098765432</text:p>
          </table:table-cell>
          <table:table-cell office:value-type="float" office:value="0.456597222222222" calcext:value-type="float">
            <text:p>0.456597222222222</text:p>
          </table:table-cell>
          <table:table-cell office:value-type="float" office:value="0.50096450617284" calcext:value-type="float">
            <text:p>0.50096450617284</text:p>
          </table:table-cell>
          <table:table-cell office:value-type="float" office:value="0.495177469135802" calcext:value-type="float">
            <text:p>0.495177469135802</text:p>
          </table:table-cell>
          <table:table-cell office:value-type="float" office:value="0.44116512345679" calcext:value-type="float">
            <text:p>0.44116512345679</text:p>
          </table:table-cell>
          <table:table-cell office:value-type="float" office:value="0.358217592592593" calcext:value-type="float">
            <text:p>0.358217592592593</text:p>
          </table:table-cell>
          <table:table-cell office:value-type="float" office:value="0.240547839506173" calcext:value-type="float">
            <text:p>0.240547839506173</text:p>
          </table:table-cell>
          <table:table-cell office:value-type="float" office:value="0.107445987654321" calcext:value-type="float">
            <text:p>0.107445987654321</text:p>
          </table:table-cell>
          <table:table-cell office:value-type="float" office:value="-0.121913580246914" calcext:value-type="float">
            <text:p>-0.121913580246914</text:p>
          </table:table-cell>
          <table:table-cell office:value-type="float" office:value="-0.298996913580247" calcext:value-type="float">
            <text:p>-0.298996913580247</text:p>
          </table:table-cell>
          <table:table-cell office:value-type="float" office:value="1.22202932098765" calcext:value-type="float">
            <text:p>1.22202932098765</text:p>
          </table:table-cell>
          <table:table-cell office:value-type="float" office:value="1.50173611111111" calcext:value-type="float">
            <text:p>1.50173611111111</text:p>
          </table:table-cell>
          <table:table-cell office:value-type="float" office:value="1.6772762345679" calcext:value-type="float">
            <text:p>1.6772762345679</text:p>
          </table:table-cell>
          <table:table-cell office:value-type="float" office:value="1.75443672839506" calcext:value-type="float">
            <text:p>1.75443672839506</text:p>
          </table:table-cell>
          <table:table-cell office:value-type="float" office:value="1.76793981481482" calcext:value-type="float">
            <text:p>1.76793981481482</text:p>
          </table:table-cell>
          <table:table-cell office:value-type="float" office:value="1.75250771604938" calcext:value-type="float">
            <text:p>1.75250771604938</text:p>
          </table:table-cell>
          <table:table-cell office:value-type="float" office:value="1.68499228395062" calcext:value-type="float">
            <text:p>1.68499228395062</text:p>
          </table:table-cell>
          <table:table-cell office:value-type="float" office:value="1.50829475308642" calcext:value-type="float">
            <text:p>1.50829475308642</text:p>
          </table:table-cell>
          <table:table-cell office:value-type="float" office:value="1.31134259259259" calcext:value-type="float">
            <text:p>1.31134259259259</text:p>
          </table:table-cell>
          <table:table-cell/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0.639583333333333" calcext:value-type="float">
            <text:p>0.639583333333333</text:p>
          </table:table-cell>
          <table:table-cell office:value-type="float" office:value="0.917992424242424" calcext:value-type="float">
            <text:p>0.917992424242424</text:p>
          </table:table-cell>
          <table:table-cell office:value-type="float" office:value="1.03920454545455" calcext:value-type="float">
            <text:p>1.03920454545455</text:p>
          </table:table-cell>
          <table:table-cell office:value-type="float" office:value="1.08465909090909" calcext:value-type="float">
            <text:p>1.08465909090909</text:p>
          </table:table-cell>
          <table:table-cell office:value-type="float" office:value="1.07329545454545" calcext:value-type="float">
            <text:p>1.07329545454545</text:p>
          </table:table-cell>
          <table:table-cell office:value-type="float" office:value="1.02215909090909" calcext:value-type="float">
            <text:p>1.02215909090909</text:p>
          </table:table-cell>
          <table:table-cell office:value-type="float" office:value="0.938825757575758" calcext:value-type="float">
            <text:p>0.938825757575758</text:p>
          </table:table-cell>
          <table:table-cell office:value-type="float" office:value="0.828977272727273" calcext:value-type="float">
            <text:p>0.828977272727273</text:p>
          </table:table-cell>
          <table:table-cell office:value-type="float" office:value="0.62594696969697" calcext:value-type="float">
            <text:p>0.62594696969697</text:p>
          </table:table-cell>
          <table:table-cell office:value-type="float" office:value="0.446969696969697" calcext:value-type="float">
            <text:p>0.446969696969697</text:p>
          </table:table-cell>
          <table:table-cell office:value-type="float" office:value="0.18125" calcext:value-type="float">
            <text:p>0.18125</text:p>
          </table:table-cell>
          <table:table-cell office:value-type="float" office:value="0.105492424242424" calcext:value-type="float">
            <text:p>0.105492424242424</text:p>
          </table:table-cell>
          <table:table-cell office:value-type="float" office:value="0.0543560606060605" calcext:value-type="float">
            <text:p>0.054356060606061</text:p>
          </table:table-cell>
          <table:table-cell office:value-type="float" office:value="0.0126893939393939" calcext:value-type="float">
            <text:p>0.012689393939394</text:p>
          </table:table-cell>
          <table:table-cell office:value-type="float" office:value="-0.0195075757575758" calcext:value-type="float">
            <text:p>-0.019507575757576</text:p>
          </table:table-cell>
          <table:table-cell office:value-type="float" office:value="-0.0498106060606061" calcext:value-type="float">
            <text:p>-0.049810606060606</text:p>
          </table:table-cell>
          <table:table-cell office:value-type="float" office:value="-0.0763257575757577" calcext:value-type="float">
            <text:p>-0.076325757575758</text:p>
          </table:table-cell>
          <table:table-cell office:value-type="float" office:value="-0.103219696969697" calcext:value-type="float">
            <text:p>-0.103219696969697</text:p>
          </table:table-cell>
          <table:table-cell office:value-type="float" office:value="-0.104166666666667" calcext:value-type="float">
            <text:p>-0.104166666666667</text:p>
          </table:table-cell>
          <table:table-cell office:value-type="float" office:value="0.764962121212121" calcext:value-type="float">
            <text:p>0.764962121212121</text:p>
          </table:table-cell>
          <table:table-cell office:value-type="float" office:value="0.960037878787879" calcext:value-type="float">
            <text:p>0.960037878787879</text:p>
          </table:table-cell>
          <table:table-cell office:value-type="float" office:value="1.08125" calcext:value-type="float">
            <text:p>1.08125</text:p>
          </table:table-cell>
          <table:table-cell office:value-type="float" office:value="1.11401515151515" calcext:value-type="float">
            <text:p>1.11401515151515</text:p>
          </table:table-cell>
          <table:table-cell office:value-type="float" office:value="1.09829545454545" calcext:value-type="float">
            <text:p>1.09829545454545</text:p>
          </table:table-cell>
          <table:table-cell office:value-type="float" office:value="1.04905303030303" calcext:value-type="float">
            <text:p>1.04905303030303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0.761174242424243" calcext:value-type="float">
            <text:p>0.761174242424243</text:p>
          </table:table-cell>
          <table:table-cell office:value-type="float" office:value="0.558522727272727" calcext:value-type="float">
            <text:p>0.558522727272727</text:p>
          </table:table-cell>
          <table:table-cell office:value-type="float" office:value="0.459659090909091" calcext:value-type="float">
            <text:p>0.459659090909091</text:p>
          </table:table-cell>
          <table:table-cell office:value-type="float" office:value="0.503219696969697" calcext:value-type="float">
            <text:p>0.503219696969697</text:p>
          </table:table-cell>
          <table:table-cell office:value-type="float" office:value="0.499431818181818" calcext:value-type="float">
            <text:p>0.499431818181818</text:p>
          </table:table-cell>
          <table:table-cell office:value-type="float" office:value="0.446401515151515" calcext:value-type="float">
            <text:p>0.446401515151515</text:p>
          </table:table-cell>
          <table:table-cell office:value-type="float" office:value="0.361174242424242" calcext:value-type="float">
            <text:p>0.361174242424242</text:p>
          </table:table-cell>
          <table:table-cell office:value-type="float" office:value="0.245643939393939" calcext:value-type="float">
            <text:p>0.245643939393939</text:p>
          </table:table-cell>
          <table:table-cell office:value-type="float" office:value="0.111174242424242" calcext:value-type="float">
            <text:p>0.111174242424242</text:p>
          </table:table-cell>
          <table:table-cell office:value-type="float" office:value="-0.116666666666667" calcext:value-type="float">
            <text:p>-0.116666666666667</text:p>
          </table:table-cell>
          <table:table-cell office:value-type="float" office:value="-0.296590909090909" calcext:value-type="float">
            <text:p>-0.296590909090909</text:p>
          </table:table-cell>
          <table:table-cell office:value-type="float" office:value="1.22329545454545" calcext:value-type="float">
            <text:p>1.22329545454545</text:p>
          </table:table-cell>
          <table:table-cell office:value-type="float" office:value="1.49602272727273" calcext:value-type="float">
            <text:p>1.49602272727273</text:p>
          </table:table-cell>
          <table:table-cell office:value-type="float" office:value="1.66647727272727" calcext:value-type="float">
            <text:p>1.66647727272727</text:p>
          </table:table-cell>
          <table:table-cell office:value-type="float" office:value="1.74090909090909" calcext:value-type="float">
            <text:p>1.74090909090909</text:p>
          </table:table-cell>
          <table:table-cell office:value-type="float" office:value="1.7592803030303" calcext:value-type="float">
            <text:p>1.7592803030303</text:p>
          </table:table-cell>
          <table:table-cell office:value-type="float" office:value="1.74223484848485" calcext:value-type="float">
            <text:p>1.74223484848485</text:p>
          </table:table-cell>
          <table:table-cell office:value-type="float" office:value="1.67405303030303" calcext:value-type="float">
            <text:p>1.67405303030303</text:p>
          </table:table-cell>
          <table:table-cell office:value-type="float" office:value="1.50378787878788" calcext:value-type="float">
            <text:p>1.50378787878788</text:p>
          </table:table-cell>
          <table:table-cell office:value-type="float" office:value="1.30208333333333" calcext:value-type="float">
            <text:p>1.30208333333333</text:p>
          </table:table-cell>
          <table:table-cell/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0.634858630952381" calcext:value-type="float">
            <text:p>0.634858630952381</text:p>
          </table:table-cell>
          <table:table-cell office:value-type="float" office:value="0.914620535714286" calcext:value-type="float">
            <text:p>0.914620535714286</text:p>
          </table:table-cell>
          <table:table-cell office:value-type="float" office:value="1.03552827380952" calcext:value-type="float">
            <text:p>1.03552827380952</text:p>
          </table:table-cell>
          <table:table-cell office:value-type="float" office:value="1.08389136904762" calcext:value-type="float">
            <text:p>1.08389136904762</text:p>
          </table:table-cell>
          <table:table-cell office:value-type="float" office:value="1.07459077380952" calcext:value-type="float">
            <text:p>1.07459077380952</text:p>
          </table:table-cell>
          <table:table-cell office:value-type="float" office:value="1.02250744047619" calcext:value-type="float">
            <text:p>1.02250744047619</text:p>
          </table:table-cell>
          <table:table-cell office:value-type="float" office:value="0.938802083333333" calcext:value-type="float">
            <text:p>0.938802083333333</text:p>
          </table:table-cell>
          <table:table-cell office:value-type="float" office:value="0.825334821428571" calcext:value-type="float">
            <text:p>0.825334821428571</text:p>
          </table:table-cell>
          <table:table-cell office:value-type="float" office:value="0.624813988095238" calcext:value-type="float">
            <text:p>0.624813988095238</text:p>
          </table:table-cell>
          <table:table-cell office:value-type="float" office:value="0.449032738095238" calcext:value-type="float">
            <text:p>0.449032738095238</text:p>
          </table:table-cell>
          <table:table-cell office:value-type="float" office:value="0.177269345238095" calcext:value-type="float">
            <text:p>0.177269345238095</text:p>
          </table:table-cell>
          <table:table-cell office:value-type="float" office:value="0.101004464285714" calcext:value-type="float">
            <text:p>0.101004464285714</text:p>
          </table:table-cell>
          <table:table-cell office:value-type="float" office:value="0.0582217261904763" calcext:value-type="float">
            <text:p>0.058221726190476</text:p>
          </table:table-cell>
          <table:table-cell office:value-type="float" office:value="0.01171875" calcext:value-type="float">
            <text:p>0.01171875</text:p>
          </table:table-cell>
          <table:table-cell office:value-type="float" office:value="-0.019903273809524" calcext:value-type="float">
            <text:p>-0.019903273809524</text:p>
          </table:table-cell>
          <table:table-cell office:value-type="float" office:value="-0.0496651785714284" calcext:value-type="float">
            <text:p>-0.049665178571428</text:p>
          </table:table-cell>
          <table:table-cell office:value-type="float" office:value="-0.0757068452380953" calcext:value-type="float">
            <text:p>-0.075706845238095</text:p>
          </table:table-cell>
          <table:table-cell office:value-type="float" office:value="-0.103236607142857" calcext:value-type="float">
            <text:p>-0.103236607142857</text:p>
          </table:table-cell>
          <table:table-cell office:value-type="float" office:value="-0.104166666666667" calcext:value-type="float">
            <text:p>-0.104166666666667</text:p>
          </table:table-cell>
          <table:table-cell office:value-type="float" office:value="0.761346726190476" calcext:value-type="float">
            <text:p>0.761346726190476</text:p>
          </table:table-cell>
          <table:table-cell office:value-type="float" office:value="0.956659226190476" calcext:value-type="float">
            <text:p>0.956659226190476</text:p>
          </table:table-cell>
          <table:table-cell office:value-type="float" office:value="1.07756696428571" calcext:value-type="float">
            <text:p>1.07756696428571</text:p>
          </table:table-cell>
          <table:table-cell office:value-type="float" office:value="1.11811755952381" calcext:value-type="float">
            <text:p>1.11811755952381</text:p>
          </table:table-cell>
          <table:table-cell office:value-type="float" office:value="1.09765625" calcext:value-type="float">
            <text:p>1.09765625</text:p>
          </table:table-cell>
          <table:table-cell office:value-type="float" office:value="1.04780505952381" calcext:value-type="float">
            <text:p>1.04780505952381</text:p>
          </table:table-cell>
          <table:table-cell office:value-type="float" office:value="0.952938988095238" calcext:value-type="float">
            <text:p>0.952938988095238</text:p>
          </table:table-cell>
          <table:table-cell office:value-type="float" office:value="0.759486607142857" calcext:value-type="float">
            <text:p>0.759486607142857</text:p>
          </table:table-cell>
          <table:table-cell office:value-type="float" office:value="0.55859375" calcext:value-type="float">
            <text:p>0.55859375</text:p>
          </table:table-cell>
          <table:table-cell office:value-type="float" office:value="0.45703125" calcext:value-type="float">
            <text:p>0.45703125</text:p>
          </table:table-cell>
          <table:table-cell office:value-type="float" office:value="0.501674107142857" calcext:value-type="float">
            <text:p>0.501674107142857</text:p>
          </table:table-cell>
          <table:table-cell office:value-type="float" office:value="0.505394345238095" calcext:value-type="float">
            <text:p>0.505394345238095</text:p>
          </table:table-cell>
          <table:table-cell office:value-type="float" office:value="0.451450892857143" calcext:value-type="float">
            <text:p>0.451450892857143</text:p>
          </table:table-cell>
          <table:table-cell office:value-type="float" office:value="0.367745535714286" calcext:value-type="float">
            <text:p>0.367745535714286</text:p>
          </table:table-cell>
          <table:table-cell office:value-type="float" office:value="0.250558035714286" calcext:value-type="float">
            <text:p>0.250558035714286</text:p>
          </table:table-cell>
          <table:table-cell office:value-type="float" office:value="0.112909226190476" calcext:value-type="float">
            <text:p>0.112909226190476</text:p>
          </table:table-cell>
          <table:table-cell office:value-type="float" office:value="-0.113095238095238" calcext:value-type="float">
            <text:p>-0.113095238095238</text:p>
          </table:table-cell>
          <table:table-cell office:value-type="float" office:value="-0.289806547619048" calcext:value-type="float">
            <text:p>-0.289806547619048</text:p>
          </table:table-cell>
          <table:table-cell office:value-type="float" office:value="1.21893601190476" calcext:value-type="float">
            <text:p>1.21893601190476</text:p>
          </table:table-cell>
          <table:table-cell office:value-type="float" office:value="1.49051339285714" calcext:value-type="float">
            <text:p>1.49051339285714</text:p>
          </table:table-cell>
          <table:table-cell office:value-type="float" office:value="1.65606398809524" calcext:value-type="float">
            <text:p>1.65606398809524</text:p>
          </table:table-cell>
          <table:table-cell office:value-type="float" office:value="1.74125744047619" calcext:value-type="float">
            <text:p>1.74125744047619</text:p>
          </table:table-cell>
          <table:table-cell office:value-type="float" office:value="1.7524181547619" calcext:value-type="float">
            <text:p>1.7524181547619</text:p>
          </table:table-cell>
          <table:table-cell office:value-type="float" office:value="1.73604910714286" calcext:value-type="float">
            <text:p>1.73604910714286</text:p>
          </table:table-cell>
          <table:table-cell office:value-type="float" office:value="1.66536458333333" calcext:value-type="float">
            <text:p>1.66536458333333</text:p>
          </table:table-cell>
          <table:table-cell office:value-type="float" office:value="1.49739583333333" calcext:value-type="float">
            <text:p>1.49739583333333</text:p>
          </table:table-cell>
          <table:table-cell office:value-type="float" office:value="1.29743303571429" calcext:value-type="float">
            <text:p>1.29743303571429</text:p>
          </table:table-cell>
          <table:table-cell/>
        </table:table-row>
        <table:table-row table:style-name="ro1">
          <table:table-cell office:value-type="float" office:value="5472" calcext:value-type="float">
            <text:p>5472</text:p>
          </table:table-cell>
          <table:table-cell office:value-type="float" office:value="0.630299707602339" calcext:value-type="float">
            <text:p>0.630299707602339</text:p>
          </table:table-cell>
          <table:table-cell office:value-type="float" office:value="0.911366959064328" calcext:value-type="float">
            <text:p>0.911366959064328</text:p>
          </table:table-cell>
          <table:table-cell office:value-type="float" office:value="1.03380847953216" calcext:value-type="float">
            <text:p>1.03380847953216</text:p>
          </table:table-cell>
          <table:table-cell office:value-type="float" office:value="1.08315058479532" calcext:value-type="float">
            <text:p>1.08315058479532</text:p>
          </table:table-cell>
          <table:table-cell office:value-type="float" office:value="1.07401315789474" calcext:value-type="float">
            <text:p>1.07401315789474</text:p>
          </table:table-cell>
          <table:table-cell office:value-type="float" office:value="1.02284356725146" calcext:value-type="float">
            <text:p>1.02284356725146</text:p>
          </table:table-cell>
          <table:table-cell office:value-type="float" office:value="0.938779239766082" calcext:value-type="float">
            <text:p>0.938779239766082</text:p>
          </table:table-cell>
          <table:table-cell office:value-type="float" office:value="0.827302631578947" calcext:value-type="float">
            <text:p>0.827302631578947</text:p>
          </table:table-cell>
          <table:table-cell office:value-type="float" office:value="0.630299707602339" calcext:value-type="float">
            <text:p>0.630299707602339</text:p>
          </table:table-cell>
          <table:table-cell office:value-type="float" office:value="0.44937865497076" calcext:value-type="float">
            <text:p>0.44937865497076</text:p>
          </table:table-cell>
          <table:table-cell office:value-type="float" office:value="0.173428362573099" calcext:value-type="float">
            <text:p>0.173428362573099</text:p>
          </table:table-cell>
          <table:table-cell office:value-type="float" office:value="0.103983918128655" calcext:value-type="float">
            <text:p>0.103983918128655</text:p>
          </table:table-cell>
          <table:table-cell office:value-type="float" office:value="0.0564692982456139" calcext:value-type="float">
            <text:p>0.056469298245614</text:p>
          </table:table-cell>
          <table:table-cell office:value-type="float" office:value="0.00986842105263164" calcext:value-type="float">
            <text:p>0.009868421052632</text:p>
          </table:table-cell>
          <table:table-cell office:value-type="float" office:value="-0.0184576023391814" calcext:value-type="float">
            <text:p>-0.018457602339181</text:p>
          </table:table-cell>
          <table:table-cell office:value-type="float" office:value="-0.0476973684210524" calcext:value-type="float">
            <text:p>-0.047697368421053</text:p>
          </table:table-cell>
          <table:table-cell office:value-type="float" office:value="-0.0751096491228069" calcext:value-type="float">
            <text:p>-0.075109649122807</text:p>
          </table:table-cell>
          <table:table-cell office:value-type="float" office:value="-0.107638888888889" calcext:value-type="float">
            <text:p>-0.107638888888889</text:p>
          </table:table-cell>
          <table:table-cell office:value-type="float" office:value="-0.103983918128655" calcext:value-type="float">
            <text:p>-0.103983918128655</text:p>
          </table:table-cell>
          <table:table-cell office:value-type="float" office:value="0.757858187134503" calcext:value-type="float">
            <text:p>0.757858187134503</text:p>
          </table:table-cell>
          <table:table-cell office:value-type="float" office:value="0.955226608187134" calcext:value-type="float">
            <text:p>0.955226608187134</text:p>
          </table:table-cell>
          <table:table-cell office:value-type="float" office:value="1.07986111111111" calcext:value-type="float">
            <text:p>1.07986111111111</text:p>
          </table:table-cell>
          <table:table-cell office:value-type="float" office:value="1.12006578947368" calcext:value-type="float">
            <text:p>1.12006578947368</text:p>
          </table:table-cell>
          <table:table-cell office:value-type="float" office:value="1.09795321637427" calcext:value-type="float">
            <text:p>1.09795321637427</text:p>
          </table:table-cell>
          <table:table-cell office:value-type="float" office:value="1.04477339181287" calcext:value-type="float">
            <text:p>1.04477339181287</text:p>
          </table:table-cell>
          <table:table-cell office:value-type="float" office:value="0.9515716374269" calcext:value-type="float">
            <text:p>0.9515716374269</text:p>
          </table:table-cell>
          <table:table-cell office:value-type="float" office:value="0.761513157894737" calcext:value-type="float">
            <text:p>0.761513157894737</text:p>
          </table:table-cell>
          <table:table-cell office:value-type="float" office:value="0.558662280701754" calcext:value-type="float">
            <text:p>0.558662280701754</text:p>
          </table:table-cell>
          <table:table-cell office:value-type="float" office:value="0.454495614035088" calcext:value-type="float">
            <text:p>0.454495614035088</text:p>
          </table:table-cell>
          <table:table-cell office:value-type="float" office:value="0.503837719298246" calcext:value-type="float">
            <text:p>0.503837719298246</text:p>
          </table:table-cell>
          <table:table-cell office:value-type="float" office:value="0.507492690058479" calcext:value-type="float">
            <text:p>0.507492690058479</text:p>
          </table:table-cell>
          <table:table-cell office:value-type="float" office:value="0.453764619883041" calcext:value-type="float">
            <text:p>0.453764619883041</text:p>
          </table:table-cell>
          <table:table-cell office:value-type="float" office:value="0.372258771929825" calcext:value-type="float">
            <text:p>0.372258771929825</text:p>
          </table:table-cell>
          <table:table-cell office:value-type="float" office:value="0.258954678362573" calcext:value-type="float">
            <text:p>0.258954678362573</text:p>
          </table:table-cell>
          <table:table-cell office:value-type="float" office:value="0.120065789473684" calcext:value-type="float">
            <text:p>0.120065789473684</text:p>
          </table:table-cell>
          <table:table-cell office:value-type="float" office:value="-0.103801169590643" calcext:value-type="float">
            <text:p>-0.103801169590643</text:p>
          </table:table-cell>
          <table:table-cell office:value-type="float" office:value="-0.284722222222222" calcext:value-type="float">
            <text:p>-0.284722222222222</text:p>
          </table:table-cell>
          <table:table-cell office:value-type="float" office:value="1.21472953216374" calcext:value-type="float">
            <text:p>1.21472953216374</text:p>
          </table:table-cell>
          <table:table-cell office:value-type="float" office:value="1.48519736842105" calcext:value-type="float">
            <text:p>1.48519736842105</text:p>
          </table:table-cell>
          <table:table-cell office:value-type="float" office:value="1.65551900584795" calcext:value-type="float">
            <text:p>1.65551900584795</text:p>
          </table:table-cell>
          <table:table-cell office:value-type="float" office:value="1.74031432748538" calcext:value-type="float">
            <text:p>1.74031432748538</text:p>
          </table:table-cell>
          <table:table-cell office:value-type="float" office:value="1.74853801169591" calcext:value-type="float">
            <text:p>1.74853801169591</text:p>
          </table:table-cell>
          <table:table-cell office:value-type="float" office:value="1.72459795321637" calcext:value-type="float">
            <text:p>1.72459795321637</text:p>
          </table:table-cell>
          <table:table-cell office:value-type="float" office:value="1.65880847953216" calcext:value-type="float">
            <text:p>1.65880847953216</text:p>
          </table:table-cell>
          <table:table-cell office:value-type="float" office:value="1.49561403508772" calcext:value-type="float">
            <text:p>1.49561403508772</text:p>
          </table:table-cell>
          <table:table-cell office:value-type="float" office:value="1.29276315789474" calcext:value-type="float">
            <text:p>1.29276315789474</text:p>
          </table:table-cell>
          <table:table-cell/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float" office:value="0.625897988505747" calcext:value-type="float">
            <text:p>0.625897988505747</text:p>
          </table:table-cell>
          <table:table-cell office:value-type="float" office:value="0.911817528735632" calcext:value-type="float">
            <text:p>0.911817528735632</text:p>
          </table:table-cell>
          <table:table-cell office:value-type="float" office:value="1.03214798850575" calcext:value-type="float">
            <text:p>1.03214798850575</text:p>
          </table:table-cell>
          <table:table-cell office:value-type="float" office:value="1.08243534482759" calcext:value-type="float">
            <text:p>1.08243534482759</text:p>
          </table:table-cell>
          <table:table-cell office:value-type="float" office:value="1.07345545977012" calcext:value-type="float">
            <text:p>1.07345545977012</text:p>
          </table:table-cell>
          <table:table-cell office:value-type="float" office:value="1.02137212643678" calcext:value-type="float">
            <text:p>1.02137212643678</text:p>
          </table:table-cell>
          <table:table-cell office:value-type="float" office:value="0.94055316091954" calcext:value-type="float">
            <text:p>0.94055316091954</text:p>
          </table:table-cell>
          <table:table-cell office:value-type="float" office:value="0.825610632183908" calcext:value-type="float">
            <text:p>0.825610632183908</text:p>
          </table:table-cell>
          <table:table-cell office:value-type="float" office:value="0.627514367816092" calcext:value-type="float">
            <text:p>0.627514367816092</text:p>
          </table:table-cell>
          <table:table-cell office:value-type="float" office:value="0.448096264367816" calcext:value-type="float">
            <text:p>0.448096264367816</text:p>
          </table:table-cell>
          <table:table-cell office:value-type="float" office:value="0.171515804597701" calcext:value-type="float">
            <text:p>0.171515804597701</text:p>
          </table:table-cell>
          <table:table-cell office:value-type="float" office:value="0.101472701149425" calcext:value-type="float">
            <text:p>0.101472701149425</text:p>
          </table:table-cell>
          <table:table-cell office:value-type="float" office:value="0.0529813218390807" calcext:value-type="float">
            <text:p>0.052981321839081</text:p>
          </table:table-cell>
          <table:table-cell office:value-type="float" office:value="0.00844109195402298" calcext:value-type="float">
            <text:p>0.008441091954023</text:p>
          </table:table-cell>
          <table:table-cell office:value-type="float" office:value="-0.0199353448275863" calcext:value-type="float">
            <text:p>-0.019935344827586</text:p>
          </table:table-cell>
          <table:table-cell office:value-type="float" office:value="-0.0475933908045978" calcext:value-type="float">
            <text:p>-0.047593390804598</text:p>
          </table:table-cell>
          <table:table-cell office:value-type="float" office:value="-0.0745330459770115" calcext:value-type="float">
            <text:p>-0.074533045977012</text:p>
          </table:table-cell>
          <table:table-cell office:value-type="float" office:value="-0.103807471264368" calcext:value-type="float">
            <text:p>-0.103807471264368</text:p>
          </table:table-cell>
          <table:table-cell office:value-type="float" office:value="-0.103627873563219" calcext:value-type="float">
            <text:p>-0.103627873563219</text:p>
          </table:table-cell>
          <table:table-cell office:value-type="float" office:value="0.75628591954023" calcext:value-type="float">
            <text:p>0.75628591954023</text:p>
          </table:table-cell>
          <table:table-cell office:value-type="float" office:value="0.953843390804598" calcext:value-type="float">
            <text:p>0.953843390804598</text:p>
          </table:table-cell>
          <table:table-cell office:value-type="float" office:value="1.08045977011494" calcext:value-type="float">
            <text:p>1.08045977011494</text:p>
          </table:table-cell>
          <table:table-cell office:value-type="float" office:value="1.11997126436782" calcext:value-type="float">
            <text:p>1.11997126436782</text:p>
          </table:table-cell>
          <table:table-cell office:value-type="float" office:value="1.09823994252874" calcext:value-type="float">
            <text:p>1.09823994252874</text:p>
          </table:table-cell>
          <table:table-cell office:value-type="float" office:value="1.046875" calcext:value-type="float">
            <text:p>1.046875</text:p>
          </table:table-cell>
          <table:table-cell office:value-type="float" office:value="0.948455459770115" calcext:value-type="float">
            <text:p>0.948455459770115</text:p>
          </table:table-cell>
          <table:table-cell office:value-type="float" office:value="0.759877873563218" calcext:value-type="float">
            <text:p>0.759877873563218</text:p>
          </table:table-cell>
          <table:table-cell office:value-type="float" office:value="0.558728448275862" calcext:value-type="float">
            <text:p>0.558728448275862</text:p>
          </table:table-cell>
          <table:table-cell office:value-type="float" office:value="0.455639367816092" calcext:value-type="float">
            <text:p>0.455639367816092</text:p>
          </table:table-cell>
          <table:table-cell office:value-type="float" office:value="0.505926724137931" calcext:value-type="float">
            <text:p>0.505926724137931</text:p>
          </table:table-cell>
          <table:table-cell office:value-type="float" office:value="0.50951867816092" calcext:value-type="float">
            <text:p>0.50951867816092</text:p>
          </table:table-cell>
          <table:table-cell office:value-type="float" office:value="0.454202586206897" calcext:value-type="float">
            <text:p>0.454202586206897</text:p>
          </table:table-cell>
          <table:table-cell office:value-type="float" office:value="0.373742816091954" calcext:value-type="float">
            <text:p>0.373742816091954</text:p>
          </table:table-cell>
          <table:table-cell office:value-type="float" office:value="0.265265804597701" calcext:value-type="float">
            <text:p>0.265265804597701</text:p>
          </table:table-cell>
          <table:table-cell office:value-type="float" office:value="0.123383620689655" calcext:value-type="float">
            <text:p>0.123383620689655</text:p>
          </table:table-cell>
          <table:table-cell office:value-type="float" office:value="-0.102011494252874" calcext:value-type="float">
            <text:p>-0.102011494252874</text:p>
          </table:table-cell>
          <table:table-cell office:value-type="float" office:value="-0.28125" calcext:value-type="float">
            <text:p>-0.28125</text:p>
          </table:table-cell>
          <table:table-cell office:value-type="float" office:value="1.21246408045977" calcext:value-type="float">
            <text:p>1.21246408045977</text:p>
          </table:table-cell>
          <table:table-cell office:value-type="float" office:value="1.48006465517241" calcext:value-type="float">
            <text:p>1.48006465517241</text:p>
          </table:table-cell>
          <table:table-cell office:value-type="float" office:value="1.65337643678161" calcext:value-type="float">
            <text:p>1.65337643678161</text:p>
          </table:table-cell>
          <table:table-cell office:value-type="float" office:value="1.73922413793103" calcext:value-type="float">
            <text:p>1.73922413793103</text:p>
          </table:table-cell>
          <table:table-cell office:value-type="float" office:value="1.74586925287356" calcext:value-type="float">
            <text:p>1.74586925287356</text:p>
          </table:table-cell>
          <table:table-cell office:value-type="float" office:value="1.72216235632184" calcext:value-type="float">
            <text:p>1.72216235632184</text:p>
          </table:table-cell>
          <table:table-cell office:value-type="float" office:value="1.65068247126437" calcext:value-type="float">
            <text:p>1.65068247126437</text:p>
          </table:table-cell>
          <table:table-cell office:value-type="float" office:value="1.48940373563218" calcext:value-type="float">
            <text:p>1.48940373563218</text:p>
          </table:table-cell>
          <table:table-cell office:value-type="float" office:value="1.28807471264368" calcext:value-type="float">
            <text:p>1.28807471264368</text:p>
          </table:table-cell>
          <table:table-cell/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float" office:value="0.621645480225989" calcext:value-type="float">
            <text:p>0.621645480225989</text:p>
          </table:table-cell>
          <table:table-cell office:value-type="float" office:value="0.912252824858757" calcext:value-type="float">
            <text:p>0.912252824858757</text:p>
          </table:table-cell>
          <table:table-cell office:value-type="float" office:value="1.03054378531073" calcext:value-type="float">
            <text:p>1.03054378531073</text:p>
          </table:table-cell>
          <table:table-cell office:value-type="float" office:value="1.08174435028249" calcext:value-type="float">
            <text:p>1.08174435028249</text:p>
          </table:table-cell>
          <table:table-cell office:value-type="float" office:value="1.07291666666667" calcext:value-type="float">
            <text:p>1.07291666666667</text:p>
          </table:table-cell>
          <table:table-cell office:value-type="float" office:value="1.01995056497175" calcext:value-type="float">
            <text:p>1.01995056497175</text:p>
          </table:table-cell>
          <table:table-cell office:value-type="float" office:value="0.938735875706215" calcext:value-type="float">
            <text:p>0.938735875706215</text:p>
          </table:table-cell>
          <table:table-cell office:value-type="float" office:value="0.822210451977401" calcext:value-type="float">
            <text:p>0.822210451977401</text:p>
          </table:table-cell>
          <table:table-cell office:value-type="float" office:value="0.628001412429379" calcext:value-type="float">
            <text:p>0.628001412429379</text:p>
          </table:table-cell>
          <table:table-cell office:value-type="float" office:value="0.448446327683616" calcext:value-type="float">
            <text:p>0.448446327683616</text:p>
          </table:table-cell>
          <table:table-cell office:value-type="float" office:value="0.167902542372881" calcext:value-type="float">
            <text:p>0.167902542372881</text:p>
          </table:table-cell>
          <table:table-cell office:value-type="float" office:value="0.100812146892656" calcext:value-type="float">
            <text:p>0.100812146892656</text:p>
          </table:table-cell>
          <table:table-cell office:value-type="float" office:value="0.0527895480225991" calcext:value-type="float">
            <text:p>0.052789548022599</text:p>
          </table:table-cell>
          <table:table-cell office:value-type="float" office:value="0.00512005649717518" calcext:value-type="float">
            <text:p>0.005120056497175</text:p>
          </table:table-cell>
          <table:table-cell office:value-type="float" office:value="-0.0245409604519773" calcext:value-type="float">
            <text:p>-0.024540960451977</text:p>
          </table:table-cell>
          <table:table-cell office:value-type="float" office:value="-0.0492584745762712" calcext:value-type="float">
            <text:p>-0.049258474576271</text:p>
          </table:table-cell>
          <table:table-cell office:value-type="float" office:value="-0.0757415254237288" calcext:value-type="float">
            <text:p>-0.075741525423729</text:p>
          </table:table-cell>
          <table:table-cell office:value-type="float" office:value="-0.105755649717514" calcext:value-type="float">
            <text:p>-0.105755649717514</text:p>
          </table:table-cell>
          <table:table-cell office:value-type="float" office:value="-0.103460451977401" calcext:value-type="float">
            <text:p>-0.103460451977401</text:p>
          </table:table-cell>
          <table:table-cell office:value-type="float" office:value="0.763594632768362" calcext:value-type="float">
            <text:p>0.763594632768362</text:p>
          </table:table-cell>
          <table:table-cell office:value-type="float" office:value="0.95603813559322" calcext:value-type="float">
            <text:p>0.95603813559322</text:p>
          </table:table-cell>
          <table:table-cell office:value-type="float" office:value="1.0829802259887" calcext:value-type="float">
            <text:p>1.0829802259887</text:p>
          </table:table-cell>
          <table:table-cell office:value-type="float" office:value="1.12182203389831" calcext:value-type="float">
            <text:p>1.12182203389831</text:p>
          </table:table-cell>
          <table:table-cell office:value-type="float" office:value="1.10045903954802" calcext:value-type="float">
            <text:p>1.10045903954802</text:p>
          </table:table-cell>
          <table:table-cell office:value-type="float" office:value="1.04802259887006" calcext:value-type="float">
            <text:p>1.04802259887006</text:p>
          </table:table-cell>
          <table:table-cell office:value-type="float" office:value="0.943679378531073" calcext:value-type="float">
            <text:p>0.943679378531073</text:p>
          </table:table-cell>
          <table:table-cell office:value-type="float" office:value="0.760063559322034" calcext:value-type="float">
            <text:p>0.760063559322034</text:p>
          </table:table-cell>
          <table:table-cell office:value-type="float" office:value="0.557026836158192" calcext:value-type="float">
            <text:p>0.557026836158192</text:p>
          </table:table-cell>
          <table:table-cell office:value-type="float" office:value="0.45850988700565" calcext:value-type="float">
            <text:p>0.45850988700565</text:p>
          </table:table-cell>
          <table:table-cell office:value-type="float" office:value="0.507944915254237" calcext:value-type="float">
            <text:p>0.507944915254237</text:p>
          </table:table-cell>
          <table:table-cell office:value-type="float" office:value="0.511122881355932" calcext:value-type="float">
            <text:p>0.511122881355932</text:p>
          </table:table-cell>
          <table:table-cell office:value-type="float" office:value="0.454625706214689" calcext:value-type="float">
            <text:p>0.454625706214689</text:p>
          </table:table-cell>
          <table:table-cell office:value-type="float" office:value="0.373940677966102" calcext:value-type="float">
            <text:p>0.373940677966102</text:p>
          </table:table-cell>
          <table:table-cell office:value-type="float" office:value="0.267831920903955" calcext:value-type="float">
            <text:p>0.267831920903955</text:p>
          </table:table-cell>
          <table:table-cell office:value-type="float" office:value="0.124823446327684" calcext:value-type="float">
            <text:p>0.124823446327684</text:p>
          </table:table-cell>
          <table:table-cell office:value-type="float" office:value="-0.0974576271186441" calcext:value-type="float">
            <text:p>-0.097457627118644</text:p>
          </table:table-cell>
          <table:table-cell office:value-type="float" office:value="-0.276483050847458" calcext:value-type="float">
            <text:p>-0.276483050847458</text:p>
          </table:table-cell>
          <table:table-cell office:value-type="float" office:value="1.21733757062147" calcext:value-type="float">
            <text:p>1.21733757062147</text:p>
          </table:table-cell>
          <table:table-cell office:value-type="float" office:value="1.47863700564972" calcext:value-type="float">
            <text:p>1.47863700564972</text:p>
          </table:table-cell>
          <table:table-cell office:value-type="float" office:value="1.65360169491525" calcext:value-type="float">
            <text:p>1.65360169491525</text:p>
          </table:table-cell>
          <table:table-cell office:value-type="float" office:value="1.74011299435028" calcext:value-type="float">
            <text:p>1.74011299435028</text:p>
          </table:table-cell>
          <table:table-cell office:value-type="float" office:value="1.74646892655367" calcext:value-type="float">
            <text:p>1.74646892655367</text:p>
          </table:table-cell>
          <table:table-cell office:value-type="float" office:value="1.71892655367232" calcext:value-type="float">
            <text:p>1.71892655367232</text:p>
          </table:table-cell>
          <table:table-cell office:value-type="float" office:value="1.64106638418079" calcext:value-type="float">
            <text:p>1.64106638418079</text:p>
          </table:table-cell>
          <table:table-cell office:value-type="float" office:value="1.48552259887006" calcext:value-type="float">
            <text:p>1.48552259887006</text:p>
          </table:table-cell>
          <table:table-cell office:value-type="float" office:value="1.28195621468927" calcext:value-type="float">
            <text:p>1.28195621468927</text:p>
          </table:table-cell>
          <table:table-cell/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0.617534722222222" calcext:value-type="float">
            <text:p>0.617534722222222</text:p>
          </table:table-cell>
          <table:table-cell office:value-type="float" office:value="0.909201388888889" calcext:value-type="float">
            <text:p>0.909201388888889</text:p>
          </table:table-cell>
          <table:table-cell office:value-type="float" office:value="1.02899305555556" calcext:value-type="float">
            <text:p>1.02899305555556</text:p>
          </table:table-cell>
          <table:table-cell office:value-type="float" office:value="1.08107638888889" calcext:value-type="float">
            <text:p>1.08107638888889</text:p>
          </table:table-cell>
          <table:table-cell office:value-type="float" office:value="1.07065972222222" calcext:value-type="float">
            <text:p>1.07065972222222</text:p>
          </table:table-cell>
          <table:table-cell office:value-type="float" office:value="1.02204861111111" calcext:value-type="float">
            <text:p>1.02204861111111</text:p>
          </table:table-cell>
          <table:table-cell office:value-type="float" office:value="0.936979166666667" calcext:value-type="float">
            <text:p>0.936979166666667</text:p>
          </table:table-cell>
          <table:table-cell office:value-type="float" office:value="0.822395833333333" calcext:value-type="float">
            <text:p>0.822395833333333</text:p>
          </table:table-cell>
          <table:table-cell office:value-type="float" office:value="0.626909722222222" calcext:value-type="float">
            <text:p>0.626909722222222</text:p>
          </table:table-cell>
          <table:table-cell office:value-type="float" office:value="0.447222222222222" calcext:value-type="float">
            <text:p>0.447222222222222</text:p>
          </table:table-cell>
          <table:table-cell office:value-type="float" office:value="0.167881944444444" calcext:value-type="float">
            <text:p>0.167881944444444</text:p>
          </table:table-cell>
          <table:table-cell office:value-type="float" office:value="0.100173611111111" calcext:value-type="float">
            <text:p>0.100173611111111</text:p>
          </table:table-cell>
          <table:table-cell office:value-type="float" office:value="0.0487847222222222" calcext:value-type="float">
            <text:p>0.048784722222222</text:p>
          </table:table-cell>
          <table:table-cell office:value-type="float" office:value="0.00208333333333344" calcext:value-type="float">
            <text:p>0.002083333333333</text:p>
          </table:table-cell>
          <table:table-cell office:value-type="float" office:value="-0.0255208333333332" calcext:value-type="float">
            <text:p>-0.025520833333333</text:p>
          </table:table-cell>
          <table:table-cell office:value-type="float" office:value="-0.0473958333333333" calcext:value-type="float">
            <text:p>-0.047395833333333</text:p>
          </table:table-cell>
          <table:table-cell office:value-type="float" office:value="-0.0734374999999998" calcext:value-type="float">
            <text:p>-0.0734375</text:p>
          </table:table-cell>
          <table:table-cell office:value-type="float" office:value="-0.102256944444444" calcext:value-type="float">
            <text:p>-0.102256944444444</text:p>
          </table:table-cell>
          <table:table-cell office:value-type="float" office:value="-0.103125" calcext:value-type="float">
            <text:p>-0.103125</text:p>
          </table:table-cell>
          <table:table-cell office:value-type="float" office:value="0.760243055555556" calcext:value-type="float">
            <text:p>0.760243055555556</text:p>
          </table:table-cell>
          <table:table-cell office:value-type="float" office:value="0.949479166666667" calcext:value-type="float">
            <text:p>0.949479166666667</text:p>
          </table:table-cell>
          <table:table-cell office:value-type="float" office:value="1.08350694444444" calcext:value-type="float">
            <text:p>1.08350694444444</text:p>
          </table:table-cell>
          <table:table-cell office:value-type="float" office:value="1.11979166666667" calcext:value-type="float">
            <text:p>1.11979166666667</text:p>
          </table:table-cell>
          <table:table-cell office:value-type="float" office:value="1.10260416666667" calcext:value-type="float">
            <text:p>1.10260416666667</text:p>
          </table:table-cell>
          <table:table-cell office:value-type="float" office:value="1.0453125" calcext:value-type="float">
            <text:p>1.0453125</text:p>
          </table:table-cell>
          <table:table-cell office:value-type="float" office:value="0.942534722222222" calcext:value-type="float">
            <text:p>0.942534722222222</text:p>
          </table:table-cell>
          <table:table-cell office:value-type="float" office:value="0.758506944444444" calcext:value-type="float">
            <text:p>0.758506944444444</text:p>
          </table:table-cell>
          <table:table-cell office:value-type="float" office:value="0.555381944444444" calcext:value-type="float">
            <text:p>0.555381944444444</text:p>
          </table:table-cell>
          <table:table-cell office:value-type="float" office:value="0.4578125" calcext:value-type="float">
            <text:p>0.4578125</text:p>
          </table:table-cell>
          <table:table-cell office:value-type="float" office:value="0.511631944444444" calcext:value-type="float">
            <text:p>0.511631944444444</text:p>
          </table:table-cell>
          <table:table-cell office:value-type="float" office:value="0.510590277777778" calcext:value-type="float">
            <text:p>0.510590277777778</text:p>
          </table:table-cell>
          <table:table-cell office:value-type="float" office:value="0.453472222222222" calcext:value-type="float">
            <text:p>0.453472222222222</text:p>
          </table:table-cell>
          <table:table-cell office:value-type="float" office:value="0.377256944444444" calcext:value-type="float">
            <text:p>0.377256944444444</text:p>
          </table:table-cell>
          <table:table-cell office:value-type="float" office:value="0.2703125" calcext:value-type="float">
            <text:p>0.2703125</text:p>
          </table:table-cell>
          <table:table-cell office:value-type="float" office:value="0.1296875" calcext:value-type="float">
            <text:p>0.1296875</text:p>
          </table:table-cell>
          <table:table-cell office:value-type="float" office:value="-0.0944444444444444" calcext:value-type="float">
            <text:p>-0.094444444444445</text:p>
          </table:table-cell>
          <table:table-cell office:value-type="float" office:value="-0.273263888888889" calcext:value-type="float">
            <text:p>-0.273263888888889</text:p>
          </table:table-cell>
          <table:table-cell office:value-type="float" office:value="1.21163194444444" calcext:value-type="float">
            <text:p>1.21163194444444</text:p>
          </table:table-cell>
          <table:table-cell office:value-type="float" office:value="1.46684027777778" calcext:value-type="float">
            <text:p>1.46684027777778</text:p>
          </table:table-cell>
          <table:table-cell office:value-type="float" office:value="1.65399305555556" calcext:value-type="float">
            <text:p>1.65399305555556</text:p>
          </table:table-cell>
          <table:table-cell office:value-type="float" office:value="1.73697916666667" calcext:value-type="float">
            <text:p>1.73697916666667</text:p>
          </table:table-cell>
          <table:table-cell office:value-type="float" office:value="1.74739583333333" calcext:value-type="float">
            <text:p>1.74739583333333</text:p>
          </table:table-cell>
          <table:table-cell office:value-type="float" office:value="1.71197916666667" calcext:value-type="float">
            <text:p>1.71197916666667</text:p>
          </table:table-cell>
          <table:table-cell office:value-type="float" office:value="1.63524305555556" calcext:value-type="float">
            <text:p>1.63524305555556</text:p>
          </table:table-cell>
          <table:table-cell office:value-type="float" office:value="1.47986111111111" calcext:value-type="float">
            <text:p>1.47986111111111</text:p>
          </table:table-cell>
          <table:table-cell office:value-type="float" office:value="1.27586805555556" calcext:value-type="float">
            <text:p>1.27586805555556</text:p>
          </table:table-cell>
          <table:table-cell/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0.613558743169399" calcext:value-type="float">
            <text:p>0.613558743169399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1.02749316939891" calcext:value-type="float">
            <text:p>1.02749316939891</text:p>
          </table:table-cell>
          <table:table-cell office:value-type="float" office:value="1.08043032786885" calcext:value-type="float">
            <text:p>1.08043032786885</text:p>
          </table:table-cell>
          <table:table-cell office:value-type="float" office:value="1.06847677595628" calcext:value-type="float">
            <text:p>1.06847677595628</text:p>
          </table:table-cell>
          <table:table-cell office:value-type="float" office:value="1.02066256830601" calcext:value-type="float">
            <text:p>1.02066256830601</text:p>
          </table:table-cell>
          <table:table-cell office:value-type="float" office:value="0.936987704918033" calcext:value-type="float">
            <text:p>0.936987704918033</text:p>
          </table:table-cell>
          <table:table-cell office:value-type="float" office:value="0.82599043715847" calcext:value-type="float">
            <text:p>0.82599043715847</text:p>
          </table:table-cell>
          <table:table-cell office:value-type="float" office:value="0.625853825136612" calcext:value-type="float">
            <text:p>0.625853825136612</text:p>
          </table:table-cell>
          <table:table-cell office:value-type="float" office:value="0.449112021857923" calcext:value-type="float">
            <text:p>0.449112021857923</text:p>
          </table:table-cell>
          <table:table-cell office:value-type="float" office:value="0.167862021857924" calcext:value-type="float">
            <text:p>0.167862021857924</text:p>
          </table:table-cell>
          <table:table-cell office:value-type="float" office:value="0.101263661202186" calcext:value-type="float">
            <text:p>0.101263661202186</text:p>
          </table:table-cell>
          <table:table-cell office:value-type="float" office:value="0.0449112021857925" calcext:value-type="float">
            <text:p>0.044911202185793</text:p>
          </table:table-cell>
          <table:table-cell office:value-type="float" office:value="0.00290300546448097" calcext:value-type="float">
            <text:p>0.002903005464481</text:p>
          </table:table-cell>
          <table:table-cell office:value-type="float" office:value="-0.0261270491803278" calcext:value-type="float">
            <text:p>-0.026127049180328</text:p>
          </table:table-cell>
          <table:table-cell office:value-type="float" office:value="-0.0496926229508197" calcext:value-type="float">
            <text:p>-0.04969262295082</text:p>
          </table:table-cell>
          <table:table-cell office:value-type="float" office:value="-0.0729166666666665" calcext:value-type="float">
            <text:p>-0.072916666666667</text:p>
          </table:table-cell>
          <table:table-cell office:value-type="float" office:value="-0.103995901639344" calcext:value-type="float">
            <text:p>-0.103995901639344</text:p>
          </table:table-cell>
          <table:table-cell office:value-type="float" office:value="-0.103142076502732" calcext:value-type="float">
            <text:p>-0.103142076502732</text:p>
          </table:table-cell>
          <table:table-cell office:value-type="float" office:value="0.751878415300546" calcext:value-type="float">
            <text:p>0.751878415300546</text:p>
          </table:table-cell>
          <table:table-cell office:value-type="float" office:value="0.946550546448087" calcext:value-type="float">
            <text:p>0.946550546448087</text:p>
          </table:table-cell>
          <table:table-cell office:value-type="float" office:value="1.08401639344262" calcext:value-type="float">
            <text:p>1.08401639344262</text:p>
          </table:table-cell>
          <table:table-cell office:value-type="float" office:value="1.11970628415301" calcext:value-type="float">
            <text:p>1.11970628415301</text:p>
          </table:table-cell>
          <table:table-cell office:value-type="float" office:value="1.10280054644809" calcext:value-type="float">
            <text:p>1.10280054644809</text:p>
          </table:table-cell>
          <table:table-cell office:value-type="float" office:value="1.04456967213115" calcext:value-type="float">
            <text:p>1.04456967213115</text:p>
          </table:table-cell>
          <table:table-cell office:value-type="float" office:value="0.944842896174863" calcext:value-type="float">
            <text:p>0.944842896174863</text:p>
          </table:table-cell>
          <table:table-cell office:value-type="float" office:value="0.757001366120219" calcext:value-type="float">
            <text:p>0.757001366120219</text:p>
          </table:table-cell>
          <table:table-cell office:value-type="float" office:value="0.557206284153005" calcext:value-type="float">
            <text:p>0.557206284153005</text:p>
          </table:table-cell>
          <table:table-cell office:value-type="float" office:value="0.4588456284153" calcext:value-type="float">
            <text:p>0.4588456284153</text:p>
          </table:table-cell>
          <table:table-cell office:value-type="float" office:value="0.516905737704918" calcext:value-type="float">
            <text:p>0.516905737704918</text:p>
          </table:table-cell>
          <table:table-cell office:value-type="float" office:value="0.510075136612022" calcext:value-type="float">
            <text:p>0.510075136612022</text:p>
          </table:table-cell>
          <table:table-cell office:value-type="float" office:value="0.456113387978142" calcext:value-type="float">
            <text:p>0.456113387978142</text:p>
          </table:table-cell>
          <table:table-cell office:value-type="float" office:value="0.37926912568306" calcext:value-type="float">
            <text:p>0.37926912568306</text:p>
          </table:table-cell>
          <table:table-cell office:value-type="float" office:value="0.273907103825137" calcext:value-type="float">
            <text:p>0.273907103825137</text:p>
          </table:table-cell>
          <table:table-cell office:value-type="float" office:value="0.13780737704918" calcext:value-type="float">
            <text:p>0.13780737704918</text:p>
          </table:table-cell>
          <table:table-cell office:value-type="float" office:value="-0.0915300546448088" calcext:value-type="float">
            <text:p>-0.091530054644809</text:p>
          </table:table-cell>
          <table:table-cell office:value-type="float" office:value="-0.267418032786885" calcext:value-type="float">
            <text:p>-0.267418032786885</text:p>
          </table:table-cell>
          <table:table-cell office:value-type="float" office:value="1.19928278688525" calcext:value-type="float">
            <text:p>1.19928278688525</text:p>
          </table:table-cell>
          <table:table-cell office:value-type="float" office:value="1.45713797814208" calcext:value-type="float">
            <text:p>1.45713797814208</text:p>
          </table:table-cell>
          <table:table-cell office:value-type="float" office:value="1.65437158469945" calcext:value-type="float">
            <text:p>1.65437158469945</text:p>
          </table:table-cell>
          <table:table-cell office:value-type="float" office:value="1.73206967213115" calcext:value-type="float">
            <text:p>1.73206967213115</text:p>
          </table:table-cell>
          <table:table-cell office:value-type="float" office:value="1.74419398907104" calcext:value-type="float">
            <text:p>1.74419398907104</text:p>
          </table:table-cell>
          <table:table-cell office:value-type="float" office:value="1.70765027322404" calcext:value-type="float">
            <text:p>1.70765027322404</text:p>
          </table:table-cell>
          <table:table-cell office:value-type="float" office:value="1.63302595628415" calcext:value-type="float">
            <text:p>1.63302595628415</text:p>
          </table:table-cell>
          <table:table-cell office:value-type="float" office:value="1.47438524590164" calcext:value-type="float">
            <text:p>1.47438524590164</text:p>
          </table:table-cell>
          <table:table-cell office:value-type="float" office:value="1.27373633879781" calcext:value-type="float">
            <text:p>1.27373633879781</text:p>
          </table:table-cell>
          <table:table-cell/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0.609711021505376" calcext:value-type="float">
            <text:p>0.609711021505376</text:p>
          </table:table-cell>
          <table:table-cell office:value-type="float" office:value="0.903393817204301" calcext:value-type="float">
            <text:p>0.903393817204301</text:p>
          </table:table-cell>
          <table:table-cell office:value-type="float" office:value="1.02604166666667" calcext:value-type="float">
            <text:p>1.02604166666667</text:p>
          </table:table-cell>
          <table:table-cell office:value-type="float" office:value="1.07980510752688" calcext:value-type="float">
            <text:p>1.07980510752688</text:p>
          </table:table-cell>
          <table:table-cell office:value-type="float" office:value="1.06804435483871" calcext:value-type="float">
            <text:p>1.06804435483871</text:p>
          </table:table-cell>
          <table:table-cell office:value-type="float" office:value="1.02100134408602" calcext:value-type="float">
            <text:p>1.02100134408602</text:p>
          </table:table-cell>
          <table:table-cell office:value-type="float" office:value="0.936995967741936" calcext:value-type="float">
            <text:p>0.936995967741936</text:p>
          </table:table-cell>
          <table:table-cell office:value-type="float" office:value="0.82442876344086" calcext:value-type="float">
            <text:p>0.82442876344086</text:p>
          </table:table-cell>
          <table:table-cell office:value-type="float" office:value="0.624831989247312" calcext:value-type="float">
            <text:p>0.624831989247312</text:p>
          </table:table-cell>
          <table:table-cell office:value-type="float" office:value="0.44942876344086" calcext:value-type="float">
            <text:p>0.44942876344086</text:p>
          </table:table-cell>
          <table:table-cell office:value-type="float" office:value="0.164482526881721" calcext:value-type="float">
            <text:p>0.164482526881721</text:p>
          </table:table-cell>
          <table:table-cell office:value-type="float" office:value="0.102318548387097" calcext:value-type="float">
            <text:p>0.102318548387097</text:p>
          </table:table-cell>
          <table:table-cell office:value-type="float" office:value="0.041162634408602" calcext:value-type="float">
            <text:p>0.041162634408602</text:p>
          </table:table-cell>
          <table:table-cell office:value-type="float" office:value="-0.000168010752688241" calcext:value-type="float">
            <text:p>-0.000168010752688</text:p>
          </table:table-cell>
          <table:table-cell office:value-type="float" office:value="-0.0268817204301075" calcext:value-type="float">
            <text:p>-0.026881720430108</text:p>
          </table:table-cell>
          <table:table-cell office:value-type="float" office:value="-0.049899193548387" calcext:value-type="float">
            <text:p>-0.049899193548387</text:p>
          </table:table-cell>
          <table:table-cell office:value-type="float" office:value="-0.0724126344086022" calcext:value-type="float">
            <text:p>-0.072412634408602</text:p>
          </table:table-cell>
          <table:table-cell office:value-type="float" office:value="-0.103998655913979" calcext:value-type="float">
            <text:p>-0.103998655913979</text:p>
          </table:table-cell>
          <table:table-cell office:value-type="float" office:value="-0.101310483870968" calcext:value-type="float">
            <text:p>-0.101310483870968</text:p>
          </table:table-cell>
          <table:table-cell office:value-type="float" office:value="0.747143817204301" calcext:value-type="float">
            <text:p>0.747143817204301</text:p>
          </table:table-cell>
          <table:table-cell office:value-type="float" office:value="0.944052419354839" calcext:value-type="float">
            <text:p>0.944052419354839</text:p>
          </table:table-cell>
          <table:table-cell office:value-type="float" office:value="1.08635752688172" calcext:value-type="float">
            <text:p>1.08635752688172</text:p>
          </table:table-cell>
          <table:table-cell office:value-type="float" office:value="1.11962365591398" calcext:value-type="float">
            <text:p>1.11962365591398</text:p>
          </table:table-cell>
          <table:table-cell office:value-type="float" office:value="1.10299059139785" calcext:value-type="float">
            <text:p>1.10299059139785</text:p>
          </table:table-cell>
          <table:table-cell office:value-type="float" office:value="1.04385080645161" calcext:value-type="float">
            <text:p>1.04385080645161</text:p>
          </table:table-cell>
          <table:table-cell office:value-type="float" office:value="0.942036290322581" calcext:value-type="float">
            <text:p>0.942036290322581</text:p>
          </table:table-cell>
          <table:table-cell office:value-type="float" office:value="0.75554435483871" calcext:value-type="float">
            <text:p>0.75554435483871</text:p>
          </table:table-cell>
          <table:table-cell office:value-type="float" office:value="0.557291666666667" calcext:value-type="float">
            <text:p>0.557291666666667</text:p>
          </table:table-cell>
          <table:table-cell office:value-type="float" office:value="0.458165322580645" calcext:value-type="float">
            <text:p>0.458165322580645</text:p>
          </table:table-cell>
          <table:table-cell office:value-type="float" office:value="0.516969086021506" calcext:value-type="float">
            <text:p>0.516969086021506</text:p>
          </table:table-cell>
          <table:table-cell office:value-type="float" office:value="0.511424731182796" calcext:value-type="float">
            <text:p>0.511424731182796</text:p>
          </table:table-cell>
          <table:table-cell office:value-type="float" office:value="0.456485215053764" calcext:value-type="float">
            <text:p>0.456485215053764</text:p>
          </table:table-cell>
          <table:table-cell office:value-type="float" office:value="0.382728494623656" calcext:value-type="float">
            <text:p>0.382728494623656</text:p>
          </table:table-cell>
          <table:table-cell office:value-type="float" office:value="0.27755376344086" calcext:value-type="float">
            <text:p>0.27755376344086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-0.0887096774193548" calcext:value-type="float">
            <text:p>-0.088709677419355</text:p>
          </table:table-cell>
          <table:table-cell office:value-type="float" office:value="-0.261424731182796" calcext:value-type="float">
            <text:p>-0.261424731182796</text:p>
          </table:table-cell>
          <table:table-cell office:value-type="float" office:value="1.19237231182796" calcext:value-type="float">
            <text:p>1.19237231182796</text:p>
          </table:table-cell>
          <table:table-cell office:value-type="float" office:value="1.453125" calcext:value-type="float">
            <text:p>1.453125</text:p>
          </table:table-cell>
          <table:table-cell office:value-type="float" office:value="1.65473790322581" calcext:value-type="float">
            <text:p>1.65473790322581</text:p>
          </table:table-cell>
          <table:table-cell office:value-type="float" office:value="1.73118279569892" calcext:value-type="float">
            <text:p>1.73118279569892</text:p>
          </table:table-cell>
          <table:table-cell office:value-type="float" office:value="1.74126344086022" calcext:value-type="float">
            <text:p>1.74126344086022</text:p>
          </table:table-cell>
          <table:table-cell office:value-type="float" office:value="1.70329301075269" calcext:value-type="float">
            <text:p>1.70329301075269</text:p>
          </table:table-cell>
          <table:table-cell office:value-type="float" office:value="1.62584005376344" calcext:value-type="float">
            <text:p>1.62584005376344</text:p>
          </table:table-cell>
          <table:table-cell office:value-type="float" office:value="1.46908602150538" calcext:value-type="float">
            <text:p>1.46908602150538</text:p>
          </table:table-cell>
          <table:table-cell office:value-type="float" office:value="1.26814516129032" calcext:value-type="float">
            <text:p>1.26814516129032</text:p>
          </table:table-cell>
          <table:table-cell/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0.60598544973545" calcext:value-type="float">
            <text:p>0.60598544973545</text:p>
          </table:table-cell>
          <table:table-cell office:value-type="float" office:value="0.902281746031746" calcext:value-type="float">
            <text:p>0.902281746031746</text:p>
          </table:table-cell>
          <table:table-cell office:value-type="float" office:value="1.02463624338624" calcext:value-type="float">
            <text:p>1.02463624338624</text:p>
          </table:table-cell>
          <table:table-cell office:value-type="float" office:value="1.07919973544974" calcext:value-type="float">
            <text:p>1.07919973544974</text:p>
          </table:table-cell>
          <table:table-cell office:value-type="float" office:value="1.06762566137566" calcext:value-type="float">
            <text:p>1.06762566137566</text:p>
          </table:table-cell>
          <table:table-cell office:value-type="float" office:value="1.01802248677249" calcext:value-type="float">
            <text:p>1.01802248677249</text:p>
          </table:table-cell>
          <table:table-cell office:value-type="float" office:value="0.935350529100529" calcext:value-type="float">
            <text:p>0.935350529100529</text:p>
          </table:table-cell>
          <table:table-cell office:value-type="float" office:value="0.824570105820106" calcext:value-type="float">
            <text:p>0.824570105820106</text:p>
          </table:table-cell>
          <table:table-cell office:value-type="float" office:value="0.625330687830688" calcext:value-type="float">
            <text:p>0.625330687830688</text:p>
          </table:table-cell>
          <table:table-cell office:value-type="float" office:value="0.445271164021164" calcext:value-type="float">
            <text:p>0.445271164021164</text:p>
          </table:table-cell>
          <table:table-cell office:value-type="float" office:value="0.162863756613757" calcext:value-type="float">
            <text:p>0.162863756613757</text:p>
          </table:table-cell>
          <table:table-cell office:value-type="float" office:value="0.0993716931216932" calcext:value-type="float">
            <text:p>0.099371693121693</text:p>
          </table:table-cell>
          <table:table-cell office:value-type="float" office:value="0.0411706349206349" calcext:value-type="float">
            <text:p>0.041170634920635</text:p>
          </table:table-cell>
          <table:table-cell office:value-type="float" office:value="-0.00314153439153442" calcext:value-type="float">
            <text:p>-0.003141534391534</text:p>
          </table:table-cell>
          <table:table-cell office:value-type="float" office:value="-0.0309193121693121" calcext:value-type="float">
            <text:p>-0.030919312169312</text:p>
          </table:table-cell>
          <table:table-cell office:value-type="float" office:value="-0.0499338624338623" calcext:value-type="float">
            <text:p>-0.049933862433862</text:p>
          </table:table-cell>
          <table:table-cell office:value-type="float" office:value="-0.070271164021164" calcext:value-type="float">
            <text:p>-0.070271164021164</text:p>
          </table:table-cell>
          <table:table-cell office:value-type="float" office:value="-0.105820105820106" calcext:value-type="float">
            <text:p>-0.105820105820106</text:p>
          </table:table-cell>
          <table:table-cell office:value-type="float" office:value="-0.100694444444444" calcext:value-type="float">
            <text:p>-0.100694444444444</text:p>
          </table:table-cell>
          <table:table-cell office:value-type="float" office:value="0.754133597883598" calcext:value-type="float">
            <text:p>0.754133597883598</text:p>
          </table:table-cell>
          <table:table-cell office:value-type="float" office:value="0.959490740740741" calcext:value-type="float">
            <text:p>0.959490740740741</text:p>
          </table:table-cell>
          <table:table-cell office:value-type="float" office:value="1.08680555555556" calcext:value-type="float">
            <text:p>1.08680555555556</text:p>
          </table:table-cell>
          <table:table-cell office:value-type="float" office:value="1.12318121693122" calcext:value-type="float">
            <text:p>1.12318121693122</text:p>
          </table:table-cell>
          <table:table-cell office:value-type="float" office:value="1.10135582010582" calcext:value-type="float">
            <text:p>1.10135582010582</text:p>
          </table:table-cell>
          <table:table-cell office:value-type="float" office:value="1.04315476190476" calcext:value-type="float">
            <text:p>1.04315476190476</text:p>
          </table:table-cell>
          <table:table-cell office:value-type="float" office:value="0.944940476190476" calcext:value-type="float">
            <text:p>0.944940476190476</text:p>
          </table:table-cell>
          <table:table-cell office:value-type="float" office:value="0.755787037037037" calcext:value-type="float">
            <text:p>0.755787037037037</text:p>
          </table:table-cell>
          <table:table-cell office:value-type="float" office:value="0.552414021164021" calcext:value-type="float">
            <text:p>0.552414021164021</text:p>
          </table:table-cell>
          <table:table-cell office:value-type="float" office:value="0.459160052910053" calcext:value-type="float">
            <text:p>0.459160052910053</text:p>
          </table:table-cell>
          <table:table-cell office:value-type="float" office:value="0.516369047619048" calcext:value-type="float">
            <text:p>0.516369047619048</text:p>
          </table:table-cell>
          <table:table-cell office:value-type="float" office:value="0.512731481481481" calcext:value-type="float">
            <text:p>0.512731481481481</text:p>
          </table:table-cell>
          <table:table-cell office:value-type="float" office:value="0.456845238095238" calcext:value-type="float">
            <text:p>0.456845238095238</text:p>
          </table:table-cell>
          <table:table-cell office:value-type="float" office:value="0.381283068783069" calcext:value-type="float">
            <text:p>0.381283068783069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0.145006613756614" calcext:value-type="float">
            <text:p>0.145006613756614</text:p>
          </table:table-cell>
          <table:table-cell office:value-type="float" office:value="-0.0846560846560847" calcext:value-type="float">
            <text:p>-0.084656084656085</text:p>
          </table:table-cell>
          <table:table-cell office:value-type="float" office:value="-0.261243386243386" calcext:value-type="float">
            <text:p>-0.261243386243386</text:p>
          </table:table-cell>
          <table:table-cell office:value-type="float" office:value="1.19725529100529" calcext:value-type="float">
            <text:p>1.19725529100529</text:p>
          </table:table-cell>
          <table:table-cell office:value-type="float" office:value="1.46775793650794" calcext:value-type="float">
            <text:p>1.46775793650794</text:p>
          </table:table-cell>
          <table:table-cell office:value-type="float" office:value="1.65327380952381" calcext:value-type="float">
            <text:p>1.65327380952381</text:p>
          </table:table-cell>
          <table:table-cell office:value-type="float" office:value="1.73396164021164" calcext:value-type="float">
            <text:p>1.73396164021164</text:p>
          </table:table-cell>
          <table:table-cell office:value-type="float" office:value="1.73809523809524" calcext:value-type="float">
            <text:p>1.73809523809524</text:p>
          </table:table-cell>
          <table:table-cell office:value-type="float" office:value="1.70072751322751" calcext:value-type="float">
            <text:p>1.70072751322751</text:p>
          </table:table-cell>
          <table:table-cell office:value-type="float" office:value="1.62450396825397" calcext:value-type="float">
            <text:p>1.62450396825397</text:p>
          </table:table-cell>
          <table:table-cell office:value-type="float" office:value="1.46577380952381" calcext:value-type="float">
            <text:p>1.46577380952381</text:p>
          </table:table-cell>
          <table:table-cell office:value-type="float" office:value="1.25892857142857" calcext:value-type="float">
            <text:p>1.25892857142857</text:p>
          </table:table-cell>
          <table:table-cell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602376302083333" calcext:value-type="float">
            <text:p>0.602376302083333</text:p>
          </table:table-cell>
          <table:table-cell office:value-type="float" office:value="0.899576822916667" calcext:value-type="float">
            <text:p>0.899576822916667</text:p>
          </table:table-cell>
          <table:table-cell office:value-type="float" office:value="1.02327473958333" calcext:value-type="float">
            <text:p>1.02327473958333</text:p>
          </table:table-cell>
          <table:table-cell office:value-type="float" office:value="1.07698567708333" calcext:value-type="float">
            <text:p>1.07698567708333</text:p>
          </table:table-cell>
          <table:table-cell office:value-type="float" office:value="1.06559244791667" calcext:value-type="float">
            <text:p>1.06559244791667</text:p>
          </table:table-cell>
          <table:table-cell office:value-type="float" office:value="1.01513671875" calcext:value-type="float">
            <text:p>1.01513671875</text:p>
          </table:table-cell>
          <table:table-cell office:value-type="float" office:value="0.933756510416667" calcext:value-type="float">
            <text:p>0.933756510416667</text:p>
          </table:table-cell>
          <table:table-cell office:value-type="float" office:value="0.82470703125" calcext:value-type="float">
            <text:p>0.82470703125</text:p>
          </table:table-cell>
          <table:table-cell office:value-type="float" office:value="0.627278645833333" calcext:value-type="float">
            <text:p>0.627278645833333</text:p>
          </table:table-cell>
          <table:table-cell office:value-type="float" office:value="0.445638020833333" calcext:value-type="float">
            <text:p>0.445638020833333</text:p>
          </table:table-cell>
          <table:table-cell office:value-type="float" office:value="0.162923177083333" calcext:value-type="float">
            <text:p>0.162923177083333</text:p>
          </table:table-cell>
          <table:table-cell office:value-type="float" office:value="0.0950520833333333" calcext:value-type="float">
            <text:p>0.095052083333333</text:p>
          </table:table-cell>
          <table:table-cell office:value-type="float" office:value="0.0377604166666665" calcext:value-type="float">
            <text:p>0.037760416666667</text:p>
          </table:table-cell>
          <table:table-cell office:value-type="float" office:value="-0.00406901041666674" calcext:value-type="float">
            <text:p>-0.004069010416667</text:p>
          </table:table-cell>
          <table:table-cell office:value-type="float" office:value="-0.0330403645833333" calcext:value-type="float">
            <text:p>-0.033040364583333</text:p>
          </table:table-cell>
          <table:table-cell office:value-type="float" office:value="-0.0517578125" calcext:value-type="float">
            <text:p>-0.0517578125</text:p>
          </table:table-cell>
          <table:table-cell office:value-type="float" office:value="-0.0714518229166665" calcext:value-type="float">
            <text:p>-0.071451822916667</text:p>
          </table:table-cell>
          <table:table-cell office:value-type="float" office:value="-0.102864583333333" calcext:value-type="float">
            <text:p>-0.102864583333333</text:p>
          </table:table-cell>
          <table:table-cell office:value-type="float" office:value="-0.1005859375" calcext:value-type="float">
            <text:p>-0.1005859375</text:p>
          </table:table-cell>
          <table:table-cell office:value-type="float" office:value="0.73974609375" calcext:value-type="float">
            <text:p>0.73974609375</text:p>
          </table:table-cell>
          <table:table-cell office:value-type="float" office:value="0.960123697916667" calcext:value-type="float">
            <text:p>0.960123697916667</text:p>
          </table:table-cell>
          <table:table-cell office:value-type="float" office:value="1.08902994791667" calcext:value-type="float">
            <text:p>1.08902994791667</text:p>
          </table:table-cell>
          <table:table-cell office:value-type="float" office:value="1.123046875" calcext:value-type="float">
            <text:p>1.123046875</text:p>
          </table:table-cell>
          <table:table-cell office:value-type="float" office:value="1.09977213541667" calcext:value-type="float">
            <text:p>1.09977213541667</text:p>
          </table:table-cell>
          <table:table-cell office:value-type="float" office:value="1.04248046875" calcext:value-type="float">
            <text:p>1.04248046875</text:p>
          </table:table-cell>
          <table:table-cell office:value-type="float" office:value="0.944010416666667" calcext:value-type="float">
            <text:p>0.944010416666667</text:p>
          </table:table-cell>
          <table:table-cell office:value-type="float" office:value="0.756022135416667" calcext:value-type="float">
            <text:p>0.756022135416667</text:p>
          </table:table-cell>
          <table:table-cell office:value-type="float" office:value="0.55419921875" calcext:value-type="float">
            <text:p>0.55419921875</text:p>
          </table:table-cell>
          <table:table-cell office:value-type="float" office:value="0.45849609375" calcext:value-type="float">
            <text:p>0.45849609375</text:p>
          </table:table-cell>
          <table:table-cell office:value-type="float" office:value="0.51611328125" calcext:value-type="float">
            <text:p>0.51611328125</text:p>
          </table:table-cell>
          <table:table-cell office:value-type="float" office:value="0.512532552083333" calcext:value-type="float">
            <text:p>0.512532552083333</text:p>
          </table:table-cell>
          <table:table-cell office:value-type="float" office:value="0.45751953125" calcext:value-type="float">
            <text:p>0.45751953125</text:p>
          </table:table-cell>
          <table:table-cell office:value-type="float" office:value="0.3798828125" calcext:value-type="float">
            <text:p>0.3798828125</text:p>
          </table:table-cell>
          <table:table-cell office:value-type="float" office:value="0.277994791666667" calcext:value-type="float">
            <text:p>0.277994791666667</text:p>
          </table:table-cell>
          <table:table-cell office:value-type="float" office:value="0.147623697916667" calcext:value-type="float">
            <text:p>0.147623697916667</text:p>
          </table:table-cell>
          <table:table-cell office:value-type="float" office:value="-0.0826822916666666" calcext:value-type="float">
            <text:p>-0.082682291666667</text:p>
          </table:table-cell>
          <table:table-cell office:value-type="float" office:value="-0.257161458333333" calcext:value-type="float">
            <text:p>-0.257161458333333</text:p>
          </table:table-cell>
          <table:table-cell office:value-type="float" office:value="1.18082682291667" calcext:value-type="float">
            <text:p>1.18082682291667</text:p>
          </table:table-cell>
          <table:table-cell office:value-type="float" office:value="1.46728515625" calcext:value-type="float">
            <text:p>1.46728515625</text:p>
          </table:table-cell>
          <table:table-cell office:value-type="float" office:value="1.65348307291667" calcext:value-type="float">
            <text:p>1.65348307291667</text:p>
          </table:table-cell>
          <table:table-cell office:value-type="float" office:value="1.73111979166667" calcext:value-type="float">
            <text:p>1.73111979166667</text:p>
          </table:table-cell>
          <table:table-cell office:value-type="float" office:value="1.73502604166667" calcext:value-type="float">
            <text:p>1.73502604166667</text:p>
          </table:table-cell>
          <table:table-cell office:value-type="float" office:value="1.6982421875" calcext:value-type="float">
            <text:p>1.6982421875</text:p>
          </table:table-cell>
          <table:table-cell office:value-type="float" office:value="1.62109375" calcext:value-type="float">
            <text:p>1.62109375</text:p>
          </table:table-cell>
          <table:table-cell office:value-type="float" office:value="1.46598307291667" calcext:value-type="float">
            <text:p>1.46598307291667</text:p>
          </table:table-cell>
          <table:table-cell office:value-type="float" office:value="1.25699869791667" calcext:value-type="float">
            <text:p>1.25699869791667</text:p>
          </table:table-cell>
          <table:table-cell/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0.598878205128205" calcext:value-type="float">
            <text:p>0.598878205128205</text:p>
          </table:table-cell>
          <table:table-cell office:value-type="float" office:value="0.895352564102564" calcext:value-type="float">
            <text:p>0.895352564102564</text:p>
          </table:table-cell>
          <table:table-cell office:value-type="float" office:value="1.02195512820513" calcext:value-type="float">
            <text:p>1.02195512820513</text:p>
          </table:table-cell>
          <table:table-cell office:value-type="float" office:value="1.07483974358974" calcext:value-type="float">
            <text:p>1.07483974358974</text:p>
          </table:table-cell>
          <table:table-cell office:value-type="float" office:value="1.06522435897436" calcext:value-type="float">
            <text:p>1.06522435897436</text:p>
          </table:table-cell>
          <table:table-cell office:value-type="float" office:value="1.01554487179487" calcext:value-type="float">
            <text:p>1.01554487179487</text:p>
          </table:table-cell>
          <table:table-cell office:value-type="float" office:value="0.932211538461538" calcext:value-type="float">
            <text:p>0.932211538461538</text:p>
          </table:table-cell>
          <table:table-cell office:value-type="float" office:value="0.823237179487179" calcext:value-type="float">
            <text:p>0.823237179487179</text:p>
          </table:table-cell>
          <table:table-cell office:value-type="float" office:value="0.624839743589744" calcext:value-type="float">
            <text:p>0.624839743589744</text:p>
          </table:table-cell>
          <table:table-cell office:value-type="float" office:value="0.44599358974359" calcext:value-type="float">
            <text:p>0.44599358974359</text:p>
          </table:table-cell>
          <table:table-cell office:value-type="float" office:value="0.161378205128205" calcext:value-type="float">
            <text:p>0.161378205128205</text:p>
          </table:table-cell>
          <table:table-cell office:value-type="float" office:value="0.0943910256410257" calcext:value-type="float">
            <text:p>0.094391025641026</text:p>
          </table:table-cell>
          <table:table-cell office:value-type="float" office:value="0.0379807692307692" calcext:value-type="float">
            <text:p>0.037980769230769</text:p>
          </table:table-cell>
          <table:table-cell office:value-type="float" office:value="-0.00512820512820511" calcext:value-type="float">
            <text:p>-0.005128205128205</text:p>
          </table:table-cell>
          <table:table-cell office:value-type="float" office:value="-0.033653846153846" calcext:value-type="float">
            <text:p>-0.033653846153846</text:p>
          </table:table-cell>
          <table:table-cell office:value-type="float" office:value="-0.0552884615384615" calcext:value-type="float">
            <text:p>-0.055288461538462</text:p>
          </table:table-cell>
          <table:table-cell office:value-type="float" office:value="-0.0725961538461537" calcext:value-type="float">
            <text:p>-0.072596153846154</text:p>
          </table:table-cell>
          <table:table-cell office:value-type="float" office:value="-0.105929487179487" calcext:value-type="float">
            <text:p>-0.105929487179487</text:p>
          </table:table-cell>
          <table:table-cell office:value-type="float" office:value="-0.100480769230769" calcext:value-type="float">
            <text:p>-0.100480769230769</text:p>
          </table:table-cell>
          <table:table-cell office:value-type="float" office:value="0.753044871794872" calcext:value-type="float">
            <text:p>0.753044871794872</text:p>
          </table:table-cell>
          <table:table-cell office:value-type="float" office:value="0.950160256410256" calcext:value-type="float">
            <text:p>0.950160256410256</text:p>
          </table:table-cell>
          <table:table-cell office:value-type="float" office:value="1.08589743589744" calcext:value-type="float">
            <text:p>1.08589743589744</text:p>
          </table:table-cell>
          <table:table-cell office:value-type="float" office:value="1.12291666666667" calcext:value-type="float">
            <text:p>1.12291666666667</text:p>
          </table:table-cell>
          <table:table-cell office:value-type="float" office:value="1.1" calcext:value-type="float">
            <text:p>1.1</text:p>
          </table:table-cell>
          <table:table-cell office:value-type="float" office:value="1.04182692307692" calcext:value-type="float">
            <text:p>1.04182692307692</text:p>
          </table:table-cell>
          <table:table-cell office:value-type="float" office:value="0.941346153846154" calcext:value-type="float">
            <text:p>0.941346153846154</text:p>
          </table:table-cell>
          <table:table-cell office:value-type="float" office:value="0.753044871794872" calcext:value-type="float">
            <text:p>0.753044871794872</text:p>
          </table:table-cell>
          <table:table-cell office:value-type="float" office:value="0.554326923076923" calcext:value-type="float">
            <text:p>0.554326923076923</text:p>
          </table:table-cell>
          <table:table-cell office:value-type="float" office:value="0.457852564102564" calcext:value-type="float">
            <text:p>0.457852564102564</text:p>
          </table:table-cell>
          <table:table-cell office:value-type="float" office:value="0.515865384615385" calcext:value-type="float">
            <text:p>0.515865384615385</text:p>
          </table:table-cell>
          <table:table-cell office:value-type="float" office:value="0.514102564102564" calcext:value-type="float">
            <text:p>0.514102564102564</text:p>
          </table:table-cell>
          <table:table-cell office:value-type="float" office:value="0.459615384615385" calcext:value-type="float">
            <text:p>0.459615384615385</text:p>
          </table:table-cell>
          <table:table-cell office:value-type="float" office:value="0.381410256410256" calcext:value-type="float">
            <text:p>0.381410256410256</text:p>
          </table:table-cell>
          <table:table-cell office:value-type="float" office:value="0.278205128205128" calcext:value-type="float">
            <text:p>0.278205128205128</text:p>
          </table:table-cell>
          <table:table-cell office:value-type="float" office:value="0.148397435897436" calcext:value-type="float">
            <text:p>0.148397435897436</text:p>
          </table:table-cell>
          <table:table-cell office:value-type="float" office:value="-0.0814102564102565" calcext:value-type="float">
            <text:p>-0.081410256410257</text:p>
          </table:table-cell>
          <table:table-cell office:value-type="float" office:value="-0.251602564102564" calcext:value-type="float">
            <text:p>-0.251602564102564</text:p>
          </table:table-cell>
          <table:table-cell office:value-type="float" office:value="1.19054487179487" calcext:value-type="float">
            <text:p>1.19054487179487</text:p>
          </table:table-cell>
          <table:table-cell office:value-type="float" office:value="1.45625" calcext:value-type="float">
            <text:p>1.45625</text:p>
          </table:table-cell>
          <table:table-cell office:value-type="float" office:value="1.64663461538462" calcext:value-type="float">
            <text:p>1.64663461538462</text:p>
          </table:table-cell>
          <table:table-cell office:value-type="float" office:value="1.72852564102564" calcext:value-type="float">
            <text:p>1.72852564102564</text:p>
          </table:table-cell>
          <table:table-cell office:value-type="float" office:value="1.73413461538462" calcext:value-type="float">
            <text:p>1.73413461538462</text:p>
          </table:table-cell>
          <table:table-cell office:value-type="float" office:value="1.69583333333333" calcext:value-type="float">
            <text:p>1.69583333333333</text:p>
          </table:table-cell>
          <table:table-cell office:value-type="float" office:value="1.6161858974359" calcext:value-type="float">
            <text:p>1.6161858974359</text:p>
          </table:table-cell>
          <table:table-cell office:value-type="float" office:value="1.45929487179487" calcext:value-type="float">
            <text:p>1.45929487179487</text:p>
          </table:table-cell>
          <table:table-cell office:value-type="float" office:value="1.25192307692308" calcext:value-type="float">
            <text:p>1.25192307692308</text:p>
          </table:table-cell>
          <table:table-cell/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0.595486111111111" calcext:value-type="float">
            <text:p>0.595486111111111</text:p>
          </table:table-cell>
          <table:table-cell office:value-type="float" office:value="0.892834595959596" calcext:value-type="float">
            <text:p>0.892834595959596</text:p>
          </table:table-cell>
          <table:table-cell office:value-type="float" office:value="1.02067550505051" calcext:value-type="float">
            <text:p>1.02067550505051</text:p>
          </table:table-cell>
          <table:table-cell office:value-type="float" office:value="1.07275883838384" calcext:value-type="float">
            <text:p>1.07275883838384</text:p>
          </table:table-cell>
          <table:table-cell office:value-type="float" office:value="1.06328914141414" calcext:value-type="float">
            <text:p>1.06328914141414</text:p>
          </table:table-cell>
          <table:table-cell office:value-type="float" office:value="1.01594065656566" calcext:value-type="float">
            <text:p>1.01594065656566</text:p>
          </table:table-cell>
          <table:table-cell office:value-type="float" office:value="0.930713383838384" calcext:value-type="float">
            <text:p>0.930713383838384</text:p>
          </table:table-cell>
          <table:table-cell office:value-type="float" office:value="0.821811868686869" calcext:value-type="float">
            <text:p>0.821811868686869</text:p>
          </table:table-cell>
          <table:table-cell office:value-type="float" office:value="0.623895202020202" calcext:value-type="float">
            <text:p>0.623895202020202</text:p>
          </table:table-cell>
          <table:table-cell office:value-type="float" office:value="0.449179292929293" calcext:value-type="float">
            <text:p>0.449179292929293</text:p>
          </table:table-cell>
          <table:table-cell office:value-type="float" office:value="0.159880050505051" calcext:value-type="float">
            <text:p>0.159880050505051</text:p>
          </table:table-cell>
          <table:table-cell office:value-type="float" office:value="0.0902777777777777" calcext:value-type="float">
            <text:p>0.090277777777778</text:p>
          </table:table-cell>
          <table:table-cell office:value-type="float" office:value="0.0364583333333335" calcext:value-type="float">
            <text:p>0.036458333333334</text:p>
          </table:table-cell>
          <table:table-cell office:value-type="float" office:value="-0.00773358585858586" calcext:value-type="float">
            <text:p>-0.007733585858586</text:p>
          </table:table-cell>
          <table:table-cell office:value-type="float" office:value="-0.0359848484848484" calcext:value-type="float">
            <text:p>-0.035984848484848</text:p>
          </table:table-cell>
          <table:table-cell office:value-type="float" office:value="-0.0569760101010099" calcext:value-type="float">
            <text:p>-0.05697601010101</text:p>
          </table:table-cell>
          <table:table-cell office:value-type="float" office:value="-0.0738636363636362" calcext:value-type="float">
            <text:p>-0.073863636363636</text:p>
          </table:table-cell>
          <table:table-cell office:value-type="float" office:value="-0.107481060606061" calcext:value-type="float">
            <text:p>-0.107481060606061</text:p>
          </table:table-cell>
          <table:table-cell office:value-type="float" office:value="-0.0975378787878789" calcext:value-type="float">
            <text:p>-0.097537878787879</text:p>
          </table:table-cell>
          <table:table-cell office:value-type="float" office:value="0.739109848484848" calcext:value-type="float">
            <text:p>0.739109848484848</text:p>
          </table:table-cell>
          <table:table-cell office:value-type="float" office:value="0.950915404040404" calcext:value-type="float">
            <text:p>0.950915404040404</text:p>
          </table:table-cell>
          <table:table-cell office:value-type="float" office:value="1.08459595959596" calcext:value-type="float">
            <text:p>1.08459595959596</text:p>
          </table:table-cell>
          <table:table-cell office:value-type="float" office:value="1.12452651515152" calcext:value-type="float">
            <text:p>1.12452651515152</text:p>
          </table:table-cell>
          <table:table-cell office:value-type="float" office:value="1.10022095959596" calcext:value-type="float">
            <text:p>1.10022095959596</text:p>
          </table:table-cell>
          <table:table-cell office:value-type="float" office:value="1.04119318181818" calcext:value-type="float">
            <text:p>1.04119318181818</text:p>
          </table:table-cell>
          <table:table-cell office:value-type="float" office:value="0.938762626262626" calcext:value-type="float">
            <text:p>0.938762626262626</text:p>
          </table:table-cell>
          <table:table-cell office:value-type="float" office:value="0.750157828282828" calcext:value-type="float">
            <text:p>0.750157828282828</text:p>
          </table:table-cell>
          <table:table-cell office:value-type="float" office:value="0.557607323232323" calcext:value-type="float">
            <text:p>0.557607323232323</text:p>
          </table:table-cell>
          <table:table-cell office:value-type="float" office:value="0.458806818181818" calcext:value-type="float">
            <text:p>0.458806818181818</text:p>
          </table:table-cell>
          <table:table-cell office:value-type="float" office:value="0.513888888888889" calcext:value-type="float">
            <text:p>0.513888888888889</text:p>
          </table:table-cell>
          <table:table-cell office:value-type="float" office:value="0.512152777777778" calcext:value-type="float">
            <text:p>0.512152777777778</text:p>
          </table:table-cell>
          <table:table-cell office:value-type="float" office:value="0.458491161616162" calcext:value-type="float">
            <text:p>0.458491161616162</text:p>
          </table:table-cell>
          <table:table-cell office:value-type="float" office:value="0.382891414141414" calcext:value-type="float">
            <text:p>0.382891414141414</text:p>
          </table:table-cell>
          <table:table-cell office:value-type="float" office:value="0.278409090909091" calcext:value-type="float">
            <text:p>0.278409090909091</text:p>
          </table:table-cell>
          <table:table-cell office:value-type="float" office:value="0.149147727272727" calcext:value-type="float">
            <text:p>0.149147727272727</text:p>
          </table:table-cell>
          <table:table-cell office:value-type="float" office:value="-0.0789141414141414" calcext:value-type="float">
            <text:p>-0.078914141414142</text:p>
          </table:table-cell>
          <table:table-cell office:value-type="float" office:value="-0.243686868686869" calcext:value-type="float">
            <text:p>-0.243686868686869</text:p>
          </table:table-cell>
          <table:table-cell office:value-type="float" office:value="1.17313762626263" calcext:value-type="float">
            <text:p>1.17313762626263</text:p>
          </table:table-cell>
          <table:table-cell office:value-type="float" office:value="1.45770202020202" calcext:value-type="float">
            <text:p>1.45770202020202</text:p>
          </table:table-cell>
          <table:table-cell office:value-type="float" office:value="1.64520202020202" calcext:value-type="float">
            <text:p>1.64520202020202</text:p>
          </table:table-cell>
          <table:table-cell office:value-type="float" office:value="1.7293244949495" calcext:value-type="float">
            <text:p>1.7293244949495</text:p>
          </table:table-cell>
          <table:table-cell office:value-type="float" office:value="1.7332702020202" calcext:value-type="float">
            <text:p>1.7332702020202</text:p>
          </table:table-cell>
          <table:table-cell office:value-type="float" office:value="1.69349747474747" calcext:value-type="float">
            <text:p>1.69349747474747</text:p>
          </table:table-cell>
          <table:table-cell office:value-type="float" office:value="1.61142676767677" calcext:value-type="float">
            <text:p>1.61142676767677</text:p>
          </table:table-cell>
          <table:table-cell office:value-type="float" office:value="1.45296717171717" calcext:value-type="float">
            <text:p>1.45296717171717</text:p>
          </table:table-cell>
          <table:table-cell office:value-type="float" office:value="1.25047348484848" calcext:value-type="float">
            <text:p>1.25047348484848</text:p>
          </table:table-cell>
          <table:table-cell/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float" office:value="0.592195273631841" calcext:value-type="float">
            <text:p>0.592195273631841</text:p>
          </table:table-cell>
          <table:table-cell office:value-type="float" office:value="0.891946517412935" calcext:value-type="float">
            <text:p>0.891946517412935</text:p>
          </table:table-cell>
          <table:table-cell office:value-type="float" office:value="1.01943407960199" calcext:value-type="float">
            <text:p>1.01943407960199</text:p>
          </table:table-cell>
          <table:table-cell office:value-type="float" office:value="1.0722947761194" calcext:value-type="float">
            <text:p>1.0722947761194</text:p>
          </table:table-cell>
          <table:table-cell office:value-type="float" office:value="1.06141169154229" calcext:value-type="float">
            <text:p>1.06141169154229</text:p>
          </table:table-cell>
          <table:table-cell office:value-type="float" office:value="1.01476990049751" calcext:value-type="float">
            <text:p>1.01476990049751</text:p>
          </table:table-cell>
          <table:table-cell office:value-type="float" office:value="0.929259950248756" calcext:value-type="float">
            <text:p>0.929259950248756</text:p>
          </table:table-cell>
          <table:table-cell office:value-type="float" office:value="0.820429104477612" calcext:value-type="float">
            <text:p>0.820429104477612</text:p>
          </table:table-cell>
          <table:table-cell office:value-type="float" office:value="0.622978855721393" calcext:value-type="float">
            <text:p>0.622978855721393</text:p>
          </table:table-cell>
          <table:table-cell office:value-type="float" office:value="0.448072139303483" calcext:value-type="float">
            <text:p>0.448072139303483</text:p>
          </table:table-cell>
          <table:table-cell office:value-type="float" office:value="0.161536069651741" calcext:value-type="float">
            <text:p>0.161536069651741</text:p>
          </table:table-cell>
          <table:table-cell office:value-type="float" office:value="0.0862873134328359" calcext:value-type="float">
            <text:p>0.086287313432836</text:p>
          </table:table-cell>
          <table:table-cell office:value-type="float" office:value="0.0331156716417911" calcext:value-type="float">
            <text:p>0.033115671641791</text:p>
          </table:table-cell>
          <table:table-cell office:value-type="float" office:value="-0.00855099502487566" calcext:value-type="float">
            <text:p>-0.008550995024876</text:p>
          </table:table-cell>
          <table:table-cell office:value-type="float" office:value="-0.0380907960199006" calcext:value-type="float">
            <text:p>-0.038090796019901</text:p>
          </table:table-cell>
          <table:table-cell office:value-type="float" office:value="-0.058613184079602" calcext:value-type="float">
            <text:p>-0.058613184079602</text:p>
          </table:table-cell>
          <table:table-cell office:value-type="float" office:value="-0.0750932835820894" calcext:value-type="float">
            <text:p>-0.07509328358209</text:p>
          </table:table-cell>
          <table:table-cell office:value-type="float" office:value="-0.105876865671642" calcext:value-type="float">
            <text:p>-0.105876865671642</text:p>
          </table:table-cell>
          <table:table-cell office:value-type="float" office:value="-0.0957711442786071" calcext:value-type="float">
            <text:p>-0.095771144278607</text:p>
          </table:table-cell>
          <table:table-cell office:value-type="float" office:value="0.739583333333333" calcext:value-type="float">
            <text:p>0.739583333333333</text:p>
          </table:table-cell>
          <table:table-cell office:value-type="float" office:value="0.951648009950249" calcext:value-type="float">
            <text:p>0.951648009950249</text:p>
          </table:table-cell>
          <table:table-cell office:value-type="float" office:value="1.08675373134328" calcext:value-type="float">
            <text:p>1.08675373134328</text:p>
          </table:table-cell>
          <table:table-cell office:value-type="float" office:value="1.12437810945274" calcext:value-type="float">
            <text:p>1.12437810945274</text:p>
          </table:table-cell>
          <table:table-cell office:value-type="float" office:value="1.10043532338308" calcext:value-type="float">
            <text:p>1.10043532338308</text:p>
          </table:table-cell>
          <table:table-cell office:value-type="float" office:value="1.03886815920398" calcext:value-type="float">
            <text:p>1.03886815920398</text:p>
          </table:table-cell>
          <table:table-cell office:value-type="float" office:value="0.937966417910448" calcext:value-type="float">
            <text:p>0.937966417910448</text:p>
          </table:table-cell>
          <table:table-cell office:value-type="float" office:value="0.750466417910448" calcext:value-type="float">
            <text:p>0.750466417910448</text:p>
          </table:table-cell>
          <table:table-cell office:value-type="float" office:value="0.556125621890547" calcext:value-type="float">
            <text:p>0.556125621890547</text:p>
          </table:table-cell>
          <table:table-cell office:value-type="float" office:value="0.459732587064677" calcext:value-type="float">
            <text:p>0.459732587064677</text:p>
          </table:table-cell>
          <table:table-cell office:value-type="float" office:value="0.513681592039801" calcext:value-type="float">
            <text:p>0.513681592039801</text:p>
          </table:table-cell>
          <table:table-cell office:value-type="float" office:value="0.513370646766169" calcext:value-type="float">
            <text:p>0.513370646766169</text:p>
          </table:table-cell>
          <table:table-cell office:value-type="float" office:value="0.459110696517413" calcext:value-type="float">
            <text:p>0.459110696517413</text:p>
          </table:table-cell>
          <table:table-cell office:value-type="float" office:value="0.382929104477612" calcext:value-type="float">
            <text:p>0.382929104477612</text:p>
          </table:table-cell>
          <table:table-cell office:value-type="float" office:value="0.278606965174129" calcext:value-type="float">
            <text:p>0.278606965174129</text:p>
          </table:table-cell>
          <table:table-cell office:value-type="float" office:value="0.149875621890547" calcext:value-type="float">
            <text:p>0.149875621890547</text:p>
          </table:table-cell>
          <table:table-cell office:value-type="float" office:value="-0.0764925373134329" calcext:value-type="float">
            <text:p>-0.076492537313433</text:p>
          </table:table-cell>
          <table:table-cell office:value-type="float" office:value="-0.241293532338308" calcext:value-type="float">
            <text:p>-0.241293532338308</text:p>
          </table:table-cell>
          <table:table-cell office:value-type="float" office:value="1.17179726368159" calcext:value-type="float">
            <text:p>1.17179726368159</text:p>
          </table:table-cell>
          <table:table-cell office:value-type="float" office:value="1.45740049751244" calcext:value-type="float">
            <text:p>1.45740049751244</text:p>
          </table:table-cell>
          <table:table-cell office:value-type="float" office:value="1.64567786069652" calcext:value-type="float">
            <text:p>1.64567786069652</text:p>
          </table:table-cell>
          <table:table-cell office:value-type="float" office:value="1.72667910447761" calcext:value-type="float">
            <text:p>1.72667910447761</text:p>
          </table:table-cell>
          <table:table-cell office:value-type="float" office:value="1.73227611940299" calcext:value-type="float">
            <text:p>1.73227611940299</text:p>
          </table:table-cell>
          <table:table-cell office:value-type="float" office:value="1.68952114427861" calcext:value-type="float">
            <text:p>1.68952114427861</text:p>
          </table:table-cell>
          <table:table-cell office:value-type="float" office:value="1.60851990049751" calcext:value-type="float">
            <text:p>1.60851990049751</text:p>
          </table:table-cell>
          <table:table-cell office:value-type="float" office:value="1.44993781094527" calcext:value-type="float">
            <text:p>1.44993781094527</text:p>
          </table:table-cell>
          <table:table-cell office:value-type="float" office:value="1.24549129353234" calcext:value-type="float">
            <text:p>1.24549129353234</text:p>
          </table:table-cell>
          <table:table-cell/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float" office:value="0.589001225490196" calcext:value-type="float">
            <text:p>0.589001225490196</text:p>
          </table:table-cell>
          <table:table-cell office:value-type="float" office:value="0.891084558823529" calcext:value-type="float">
            <text:p>0.891084558823529</text:p>
          </table:table-cell>
          <table:table-cell office:value-type="float" office:value="1.01822916666667" calcext:value-type="float">
            <text:p>1.01822916666667</text:p>
          </table:table-cell>
          <table:table-cell office:value-type="float" office:value="1.0718443627451" calcext:value-type="float">
            <text:p>1.0718443627451</text:p>
          </table:table-cell>
          <table:table-cell office:value-type="float" office:value="1.06112132352941" calcext:value-type="float">
            <text:p>1.06112132352941</text:p>
          </table:table-cell>
          <table:table-cell office:value-type="float" office:value="1.01210171568627" calcext:value-type="float">
            <text:p>1.01210171568627</text:p>
          </table:table-cell>
          <table:table-cell office:value-type="float" office:value="0.92938112745098" calcext:value-type="float">
            <text:p>0.92938112745098</text:p>
          </table:table-cell>
          <table:table-cell office:value-type="float" office:value="0.816023284313726" calcext:value-type="float">
            <text:p>0.816023284313726</text:p>
          </table:table-cell>
          <table:table-cell office:value-type="float" office:value="0.619332107843137" calcext:value-type="float">
            <text:p>0.619332107843137</text:p>
          </table:table-cell>
          <table:table-cell office:value-type="float" office:value="0.446997549019608" calcext:value-type="float">
            <text:p>0.446997549019608</text:p>
          </table:table-cell>
          <table:table-cell office:value-type="float" office:value="0.158547794117647" calcext:value-type="float">
            <text:p>0.158547794117647</text:p>
          </table:table-cell>
          <table:table-cell office:value-type="float" office:value="0.0840992647058825" calcext:value-type="float">
            <text:p>0.084099264705883</text:p>
          </table:table-cell>
          <table:table-cell office:value-type="float" office:value="0.0298713235294117" calcext:value-type="float">
            <text:p>0.029871323529412</text:p>
          </table:table-cell>
          <table:table-cell office:value-type="float" office:value="-0.00949754901960809" calcext:value-type="float">
            <text:p>-0.009497549019608</text:p>
          </table:table-cell>
          <table:table-cell office:value-type="float" office:value="-0.0416666666666667" calcext:value-type="float">
            <text:p>-0.041666666666667</text:p>
          </table:table-cell>
          <table:table-cell office:value-type="float" office:value="-0.0586703431372551" calcext:value-type="float">
            <text:p>-0.058670343137255</text:p>
          </table:table-cell>
          <table:table-cell office:value-type="float" office:value="-0.0793504901960784" calcext:value-type="float">
            <text:p>-0.079350490196079</text:p>
          </table:table-cell>
          <table:table-cell office:value-type="float" office:value="-0.105545343137255" calcext:value-type="float">
            <text:p>-0.105545343137255</text:p>
          </table:table-cell>
          <table:table-cell office:value-type="float" office:value="-0.0971200980392155" calcext:value-type="float">
            <text:p>-0.097120098039216</text:p>
          </table:table-cell>
          <table:table-cell office:value-type="float" office:value="0.746170343137255" calcext:value-type="float">
            <text:p>0.746170343137255</text:p>
          </table:table-cell>
          <table:table-cell office:value-type="float" office:value="0.959099264705882" calcext:value-type="float">
            <text:p>0.959099264705882</text:p>
          </table:table-cell>
          <table:table-cell office:value-type="float" office:value="1.08547794117647" calcext:value-type="float">
            <text:p>1.08547794117647</text:p>
          </table:table-cell>
          <table:table-cell office:value-type="float" office:value="1.12423406862745" calcext:value-type="float">
            <text:p>1.12423406862745</text:p>
          </table:table-cell>
          <table:table-cell office:value-type="float" office:value="1.09895833333333" calcext:value-type="float">
            <text:p>1.09895833333333</text:p>
          </table:table-cell>
          <table:table-cell office:value-type="float" office:value="1.03829656862745" calcext:value-type="float">
            <text:p>1.03829656862745</text:p>
          </table:table-cell>
          <table:table-cell office:value-type="float" office:value="0.93719362745098" calcext:value-type="float">
            <text:p>0.93719362745098</text:p>
          </table:table-cell>
          <table:table-cell office:value-type="float" office:value="0.746170343137255" calcext:value-type="float">
            <text:p>0.746170343137255</text:p>
          </table:table-cell>
          <table:table-cell office:value-type="float" office:value="0.5546875" calcext:value-type="float">
            <text:p>0.5546875</text:p>
          </table:table-cell>
          <table:table-cell office:value-type="float" office:value="0.462162990196079" calcext:value-type="float">
            <text:p>0.462162990196079</text:p>
          </table:table-cell>
          <table:table-cell office:value-type="float" office:value="0.513480392156863" calcext:value-type="float">
            <text:p>0.513480392156863</text:p>
          </table:table-cell>
          <table:table-cell office:value-type="float" office:value="0.512867647058823" calcext:value-type="float">
            <text:p>0.512867647058823</text:p>
          </table:table-cell>
          <table:table-cell office:value-type="float" office:value="0.46109068627451" calcext:value-type="float">
            <text:p>0.46109068627451</text:p>
          </table:table-cell>
          <table:table-cell office:value-type="float" office:value="0.381587009803922" calcext:value-type="float">
            <text:p>0.381587009803922</text:p>
          </table:table-cell>
          <table:table-cell office:value-type="float" office:value="0.280177696078431" calcext:value-type="float">
            <text:p>0.280177696078431</text:p>
          </table:table-cell>
          <table:table-cell office:value-type="float" office:value="0.147824754901961" calcext:value-type="float">
            <text:p>0.147824754901961</text:p>
          </table:table-cell>
          <table:table-cell office:value-type="float" office:value="-0.0765931372549019" calcext:value-type="float">
            <text:p>-0.076593137254902</text:p>
          </table:table-cell>
          <table:table-cell office:value-type="float" office:value="-0.240502450980392" calcext:value-type="float">
            <text:p>-0.240502450980392</text:p>
          </table:table-cell>
          <table:table-cell office:value-type="float" office:value="1.17509191176471" calcext:value-type="float">
            <text:p>1.17509191176471</text:p>
          </table:table-cell>
          <table:table-cell office:value-type="float" office:value="1.46384803921569" calcext:value-type="float">
            <text:p>1.46384803921569</text:p>
          </table:table-cell>
          <table:table-cell office:value-type="float" office:value="1.64445465686275" calcext:value-type="float">
            <text:p>1.64445465686275</text:p>
          </table:table-cell>
          <table:table-cell office:value-type="float" office:value="1.72426470588235" calcext:value-type="float">
            <text:p>1.72426470588235</text:p>
          </table:table-cell>
          <table:table-cell office:value-type="float" office:value="1.72947303921569" calcext:value-type="float">
            <text:p>1.72947303921569</text:p>
          </table:table-cell>
          <table:table-cell office:value-type="float" office:value="1.6875" calcext:value-type="float">
            <text:p>1.6875</text:p>
          </table:table-cell>
          <table:table-cell office:value-type="float" office:value="1.60539215686275" calcext:value-type="float">
            <text:p>1.60539215686275</text:p>
          </table:table-cell>
          <table:table-cell office:value-type="float" office:value="1.44209558823529" calcext:value-type="float">
            <text:p>1.44209558823529</text:p>
          </table:table-cell>
          <table:table-cell office:value-type="float" office:value="1.2421875" calcext:value-type="float">
            <text:p>1.2421875</text:p>
          </table:table-cell>
          <table:table-cell/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float" office:value="0.585899758454106" calcext:value-type="float">
            <text:p>0.585899758454106</text:p>
          </table:table-cell>
          <table:table-cell office:value-type="float" office:value="0.890247584541063" calcext:value-type="float">
            <text:p>0.890247584541063</text:p>
          </table:table-cell>
          <table:table-cell office:value-type="float" office:value="1.01705917874396" calcext:value-type="float">
            <text:p>1.01705917874396</text:p>
          </table:table-cell>
          <table:table-cell office:value-type="float" office:value="1.06989734299517" calcext:value-type="float">
            <text:p>1.06989734299517</text:p>
          </table:table-cell>
          <table:table-cell office:value-type="float" office:value="1.06083937198068" calcext:value-type="float">
            <text:p>1.06083937198068</text:p>
          </table:table-cell>
          <table:table-cell office:value-type="float" office:value="1.01102053140097" calcext:value-type="float">
            <text:p>1.01102053140097</text:p>
          </table:table-cell>
          <table:table-cell office:value-type="float" office:value="0.929498792270531" calcext:value-type="float">
            <text:p>0.929498792270531</text:p>
          </table:table-cell>
          <table:table-cell office:value-type="float" office:value="0.817783816425121" calcext:value-type="float">
            <text:p>0.817783816425121</text:p>
          </table:table-cell>
          <table:table-cell office:value-type="float" office:value="0.617149758454106" calcext:value-type="float">
            <text:p>0.617149758454106</text:p>
          </table:table-cell>
          <table:table-cell office:value-type="float" office:value="0.447312801932367" calcext:value-type="float">
            <text:p>0.447312801932367</text:p>
          </table:table-cell>
          <table:table-cell office:value-type="float" office:value="0.157155797101449" calcext:value-type="float">
            <text:p>0.157155797101449</text:p>
          </table:table-cell>
          <table:table-cell office:value-type="float" office:value="0.0819746376811594" calcext:value-type="float">
            <text:p>0.08197463768116</text:p>
          </table:table-cell>
          <table:table-cell office:value-type="float" office:value="0.030193236714976" calcext:value-type="float">
            <text:p>0.030193236714976</text:p>
          </table:table-cell>
          <table:table-cell office:value-type="float" office:value="-0.0104166666666665" calcext:value-type="float">
            <text:p>-0.010416666666667</text:p>
          </table:table-cell>
          <table:table-cell office:value-type="float" office:value="-0.0436292270531402" calcext:value-type="float">
            <text:p>-0.04362922705314</text:p>
          </table:table-cell>
          <table:table-cell office:value-type="float" office:value="-0.0620471014492754" calcext:value-type="float">
            <text:p>-0.062047101449275</text:p>
          </table:table-cell>
          <table:table-cell office:value-type="float" office:value="-0.0774456521739133" calcext:value-type="float">
            <text:p>-0.077445652173913</text:p>
          </table:table-cell>
          <table:table-cell office:value-type="float" office:value="-0.105374396135266" calcext:value-type="float">
            <text:p>-0.105374396135266</text:p>
          </table:table-cell>
          <table:table-cell office:value-type="float" office:value="-0.0970712560386473" calcext:value-type="float">
            <text:p>-0.097071256038647</text:p>
          </table:table-cell>
          <table:table-cell office:value-type="float" office:value="0.737469806763285" calcext:value-type="float">
            <text:p>0.737469806763285</text:p>
          </table:table-cell>
          <table:table-cell office:value-type="float" office:value="0.958031400966184" calcext:value-type="float">
            <text:p>0.958031400966184</text:p>
          </table:table-cell>
          <table:table-cell office:value-type="float" office:value="1.09088164251208" calcext:value-type="float">
            <text:p>1.09088164251208</text:p>
          </table:table-cell>
          <table:table-cell office:value-type="float" office:value="1.12409420289855" calcext:value-type="float">
            <text:p>1.12409420289855</text:p>
          </table:table-cell>
          <table:table-cell office:value-type="float" office:value="1.10084541062802" calcext:value-type="float">
            <text:p>1.10084541062802</text:p>
          </table:table-cell>
          <table:table-cell office:value-type="float" office:value="1.03940217391304" calcext:value-type="float">
            <text:p>1.03940217391304</text:p>
          </table:table-cell>
          <table:table-cell office:value-type="float" office:value="0.936443236714976" calcext:value-type="float">
            <text:p>0.936443236714976</text:p>
          </table:table-cell>
          <table:table-cell office:value-type="float" office:value="0.741998792270531" calcext:value-type="float">
            <text:p>0.741998792270531</text:p>
          </table:table-cell>
          <table:table-cell office:value-type="float" office:value="0.55631038647343" calcext:value-type="float">
            <text:p>0.55631038647343</text:p>
          </table:table-cell>
          <table:table-cell office:value-type="float" office:value="0.461503623188406" calcext:value-type="float">
            <text:p>0.461503623188406</text:p>
          </table:table-cell>
          <table:table-cell office:value-type="float" office:value="0.513285024154589" calcext:value-type="float">
            <text:p>0.513285024154589</text:p>
          </table:table-cell>
          <table:table-cell office:value-type="float" office:value="0.514341787439613" calcext:value-type="float">
            <text:p>0.514341787439613</text:p>
          </table:table-cell>
          <table:table-cell office:value-type="float" office:value="0.463013285024155" calcext:value-type="float">
            <text:p>0.463013285024155</text:p>
          </table:table-cell>
          <table:table-cell office:value-type="float" office:value="0.381642512077295" calcext:value-type="float">
            <text:p>0.381642512077295</text:p>
          </table:table-cell>
          <table:table-cell office:value-type="float" office:value="0.281702898550725" calcext:value-type="float">
            <text:p>0.281702898550725</text:p>
          </table:table-cell>
          <table:table-cell office:value-type="float" office:value="0.151268115942029" calcext:value-type="float">
            <text:p>0.151268115942029</text:p>
          </table:table-cell>
          <table:table-cell office:value-type="float" office:value="-0.0754830917874396" calcext:value-type="float">
            <text:p>-0.07548309178744</text:p>
          </table:table-cell>
          <table:table-cell office:value-type="float" office:value="-0.235507246376812" calcext:value-type="float">
            <text:p>-0.235507246376812</text:p>
          </table:table-cell>
          <table:table-cell office:value-type="float" office:value="1.16621376811594" calcext:value-type="float">
            <text:p>1.16621376811594</text:p>
          </table:table-cell>
          <table:table-cell office:value-type="float" office:value="1.46180555555556" calcext:value-type="float">
            <text:p>1.46180555555556</text:p>
          </table:table-cell>
          <table:table-cell office:value-type="float" office:value="1.64643719806763" calcext:value-type="float">
            <text:p>1.64643719806763</text:p>
          </table:table-cell>
          <table:table-cell office:value-type="float" office:value="1.72192028985507" calcext:value-type="float">
            <text:p>1.72192028985507</text:p>
          </table:table-cell>
          <table:table-cell office:value-type="float" office:value="1.73022342995169" calcext:value-type="float">
            <text:p>1.73022342995169</text:p>
          </table:table-cell>
          <table:table-cell office:value-type="float" office:value="1.68719806763285" calcext:value-type="float">
            <text:p>1.68719806763285</text:p>
          </table:table-cell>
          <table:table-cell office:value-type="float" office:value="1.60295893719807" calcext:value-type="float">
            <text:p>1.60295893719807</text:p>
          </table:table-cell>
          <table:table-cell office:value-type="float" office:value="1.43463164251208" calcext:value-type="float">
            <text:p>1.43463164251208</text:p>
          </table:table-cell>
          <table:table-cell office:value-type="float" office:value="1.23913043478261" calcext:value-type="float">
            <text:p>1.23913043478261</text:p>
          </table:table-cell>
          <table:table-cell/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0.582886904761905" calcext:value-type="float">
            <text:p>0.582886904761905</text:p>
          </table:table-cell>
          <table:table-cell office:value-type="float" office:value="0.887946428571429" calcext:value-type="float">
            <text:p>0.887946428571429</text:p>
          </table:table-cell>
          <table:table-cell office:value-type="float" office:value="1.01592261904762" calcext:value-type="float">
            <text:p>1.01592261904762</text:p>
          </table:table-cell>
          <table:table-cell office:value-type="float" office:value="1.06949404761905" calcext:value-type="float">
            <text:p>1.06949404761905</text:p>
          </table:table-cell>
          <table:table-cell office:value-type="float" office:value="1.05907738095238" calcext:value-type="float">
            <text:p>1.05907738095238</text:p>
          </table:table-cell>
          <table:table-cell office:value-type="float" office:value="1.01145833333333" calcext:value-type="float">
            <text:p>1.01145833333333</text:p>
          </table:table-cell>
          <table:table-cell office:value-type="float" office:value="0.929613095238095" calcext:value-type="float">
            <text:p>0.929613095238095</text:p>
          </table:table-cell>
          <table:table-cell office:value-type="float" office:value="0.816517857142857" calcext:value-type="float">
            <text:p>0.816517857142857</text:p>
          </table:table-cell>
          <table:table-cell office:value-type="float" office:value="0.61860119047619" calcext:value-type="float">
            <text:p>0.61860119047619</text:p>
          </table:table-cell>
          <table:table-cell office:value-type="float" office:value="0.448958333333333" calcext:value-type="float">
            <text:p>0.448958333333333</text:p>
          </table:table-cell>
          <table:table-cell office:value-type="float" office:value="0.155803571428571" calcext:value-type="float">
            <text:p>0.155803571428571</text:p>
          </table:table-cell>
          <table:table-cell office:value-type="float" office:value="0.0815476190476192" calcext:value-type="float">
            <text:p>0.081547619047619</text:p>
          </table:table-cell>
          <table:table-cell office:value-type="float" office:value="0.0270833333333331" calcext:value-type="float">
            <text:p>0.027083333333333</text:p>
          </table:table-cell>
          <table:table-cell office:value-type="float" office:value="-0.0127976190476189" calcext:value-type="float">
            <text:p>-0.012797619047619</text:p>
          </table:table-cell>
          <table:table-cell office:value-type="float" office:value="-0.0456845238095238" calcext:value-type="float">
            <text:p>-0.045684523809524</text:p>
          </table:table-cell>
          <table:table-cell office:value-type="float" office:value="-0.0636904761904762" calcext:value-type="float">
            <text:p>-0.063690476190476</text:p>
          </table:table-cell>
          <table:table-cell office:value-type="float" office:value="-0.0785714285714285" calcext:value-type="float">
            <text:p>-0.078571428571429</text:p>
          </table:table-cell>
          <table:table-cell office:value-type="float" office:value="-0.101636904761905" calcext:value-type="float">
            <text:p>-0.101636904761905</text:p>
          </table:table-cell>
          <table:table-cell office:value-type="float" office:value="-0.0956845238095239" calcext:value-type="float">
            <text:p>-0.095684523809524</text:p>
          </table:table-cell>
          <table:table-cell office:value-type="float" office:value="0.740922619047619" calcext:value-type="float">
            <text:p>0.740922619047619</text:p>
          </table:table-cell>
          <table:table-cell office:value-type="float" office:value="0.955357142857143" calcext:value-type="float">
            <text:p>0.955357142857143</text:p>
          </table:table-cell>
          <table:table-cell office:value-type="float" office:value="1.09122023809524" calcext:value-type="float">
            <text:p>1.09122023809524</text:p>
          </table:table-cell>
          <table:table-cell office:value-type="float" office:value="1.12395833333333" calcext:value-type="float">
            <text:p>1.12395833333333</text:p>
          </table:table-cell>
          <table:table-cell office:value-type="float" office:value="1.10104166666667" calcext:value-type="float">
            <text:p>1.10104166666667</text:p>
          </table:table-cell>
          <table:table-cell office:value-type="float" office:value="1.04047619047619" calcext:value-type="float">
            <text:p>1.04047619047619</text:p>
          </table:table-cell>
          <table:table-cell office:value-type="float" office:value="0.93735119047619" calcext:value-type="float">
            <text:p>0.93735119047619</text:p>
          </table:table-cell>
          <table:table-cell office:value-type="float" office:value="0.742410714285714" calcext:value-type="float">
            <text:p>0.742410714285714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0.460863095238095" calcext:value-type="float">
            <text:p>0.460863095238095</text:p>
          </table:table-cell>
          <table:table-cell office:value-type="float" office:value="0.513095238095238" calcext:value-type="float">
            <text:p>0.513095238095238</text:p>
          </table:table-cell>
          <table:table-cell office:value-type="float" office:value="0.513839285714286" calcext:value-type="float">
            <text:p>0.513839285714286</text:p>
          </table:table-cell>
          <table:table-cell office:value-type="float" office:value="0.461904761904762" calcext:value-type="float">
            <text:p>0.461904761904762</text:p>
          </table:table-cell>
          <table:table-cell office:value-type="float" office:value="0.383035714285714" calcext:value-type="float">
            <text:p>0.383035714285714</text:p>
          </table:table-cell>
          <table:table-cell office:value-type="float" office:value="0.283184523809524" calcext:value-type="float">
            <text:p>0.283184523809524</text:p>
          </table:table-cell>
          <table:table-cell office:value-type="float" office:value="0.155208333333333" calcext:value-type="float">
            <text:p>0.155208333333333</text:p>
          </table:table-cell>
          <table:table-cell office:value-type="float" office:value="-0.0703869047619048" calcext:value-type="float">
            <text:p>-0.070386904761905</text:p>
          </table:table-cell>
          <table:table-cell office:value-type="float" office:value="-0.229464285714286" calcext:value-type="float">
            <text:p>-0.229464285714286</text:p>
          </table:table-cell>
          <table:table-cell office:value-type="float" office:value="1.16800595238095" calcext:value-type="float">
            <text:p>1.16800595238095</text:p>
          </table:table-cell>
          <table:table-cell office:value-type="float" office:value="1.45818452380952" calcext:value-type="float">
            <text:p>1.45818452380952</text:p>
          </table:table-cell>
          <table:table-cell office:value-type="float" office:value="1.646875" calcext:value-type="float">
            <text:p>1.646875</text:p>
          </table:table-cell>
          <table:table-cell office:value-type="float" office:value="1.72113095238095" calcext:value-type="float">
            <text:p>1.72113095238095</text:p>
          </table:table-cell>
          <table:table-cell office:value-type="float" office:value="1.72946428571429" calcext:value-type="float">
            <text:p>1.72946428571429</text:p>
          </table:table-cell>
          <table:table-cell office:value-type="float" office:value="1.68690476190476" calcext:value-type="float">
            <text:p>1.68690476190476</text:p>
          </table:table-cell>
          <table:table-cell office:value-type="float" office:value="1.59866071428571" calcext:value-type="float">
            <text:p>1.59866071428571</text:p>
          </table:table-cell>
          <table:table-cell office:value-type="float" office:value="1.43139880952381" calcext:value-type="float">
            <text:p>1.43139880952381</text:p>
          </table:table-cell>
          <table:table-cell office:value-type="float" office:value="1.23779761904762" calcext:value-type="float">
            <text:p>1.23779761904762</text:p>
          </table:table-cell>
          <table:table-cell/>
        </table:table-row>
        <table:table-row table:style-name="ro1">
          <table:table-cell office:value-type="float" office:value="6816" calcext:value-type="float">
            <text:p>6816</text:p>
          </table:table-cell>
          <table:table-cell office:value-type="float" office:value="0.579958920187793" calcext:value-type="float">
            <text:p>0.579958920187793</text:p>
          </table:table-cell>
          <table:table-cell office:value-type="float" office:value="0.885710093896714" calcext:value-type="float">
            <text:p>0.885710093896714</text:p>
          </table:table-cell>
          <table:table-cell office:value-type="float" office:value="1.01335093896714" calcext:value-type="float">
            <text:p>1.01335093896714</text:p>
          </table:table-cell>
          <table:table-cell office:value-type="float" office:value="1.06763497652582" calcext:value-type="float">
            <text:p>1.06763497652582</text:p>
          </table:table-cell>
          <table:table-cell office:value-type="float" office:value="1.05883215962441" calcext:value-type="float">
            <text:p>1.05883215962441</text:p>
          </table:table-cell>
          <table:table-cell office:value-type="float" office:value="1.01041666666667" calcext:value-type="float">
            <text:p>1.01041666666667</text:p>
          </table:table-cell>
          <table:table-cell office:value-type="float" office:value="0.929724178403756" calcext:value-type="float">
            <text:p>0.929724178403756</text:p>
          </table:table-cell>
          <table:table-cell office:value-type="float" office:value="0.816754694835681" calcext:value-type="float">
            <text:p>0.816754694835681</text:p>
          </table:table-cell>
          <table:table-cell office:value-type="float" office:value="0.620158450704225" calcext:value-type="float">
            <text:p>0.620158450704225</text:p>
          </table:table-cell>
          <table:table-cell office:value-type="float" office:value="0.447916666666667" calcext:value-type="float">
            <text:p>0.447916666666667</text:p>
          </table:table-cell>
          <table:table-cell office:value-type="float" office:value="0.157423708920188" calcext:value-type="float">
            <text:p>0.157423708920188</text:p>
          </table:table-cell>
          <table:table-cell office:value-type="float" office:value="0.07643779342723" calcext:value-type="float">
            <text:p>0.07643779342723</text:p>
          </table:table-cell>
          <table:table-cell office:value-type="float" office:value="0.0258215962441315" calcext:value-type="float">
            <text:p>0.025821596244132</text:p>
          </table:table-cell>
          <table:table-cell office:value-type="float" office:value="-0.0152582159624415" calcext:value-type="float">
            <text:p>-0.015258215962442</text:p>
          </table:table-cell>
          <table:table-cell office:value-type="float" office:value="-0.0443075117370893" calcext:value-type="float">
            <text:p>-0.044307511737089</text:p>
          </table:table-cell>
          <table:table-cell office:value-type="float" office:value="-0.0636737089201878" calcext:value-type="float">
            <text:p>-0.063673708920188</text:p>
          </table:table-cell>
          <table:table-cell office:value-type="float" office:value="-0.0798122065727702" calcext:value-type="float">
            <text:p>-0.07981220657277</text:p>
          </table:table-cell>
          <table:table-cell office:value-type="float" office:value="-0.103726525821596" calcext:value-type="float">
            <text:p>-0.103726525821596</text:p>
          </table:table-cell>
          <table:table-cell office:value-type="float" office:value="-0.0955105633802817" calcext:value-type="float">
            <text:p>-0.095510563380282</text:p>
          </table:table-cell>
          <table:table-cell office:value-type="float" office:value="0.73987676056338" calcext:value-type="float">
            <text:p>0.73987676056338</text:p>
          </table:table-cell>
          <table:table-cell office:value-type="float" office:value="0.951144366197183" calcext:value-type="float">
            <text:p>0.951144366197183</text:p>
          </table:table-cell>
          <table:table-cell office:value-type="float" office:value="1.08670774647887" calcext:value-type="float">
            <text:p>1.08670774647887</text:p>
          </table:table-cell>
          <table:table-cell office:value-type="float" office:value="1.12382629107981" calcext:value-type="float">
            <text:p>1.12382629107981</text:p>
          </table:table-cell>
          <table:table-cell office:value-type="float" office:value="1.1012323943662" calcext:value-type="float">
            <text:p>1.1012323943662</text:p>
          </table:table-cell>
          <table:table-cell office:value-type="float" office:value="1.03990610328639" calcext:value-type="float">
            <text:p>1.03990610328639</text:p>
          </table:table-cell>
          <table:table-cell office:value-type="float" office:value="0.938233568075117" calcext:value-type="float">
            <text:p>0.938233568075117</text:p>
          </table:table-cell>
          <table:table-cell office:value-type="float" office:value="0.744278169014085" calcext:value-type="float">
            <text:p>0.744278169014085</text:p>
          </table:table-cell>
          <table:table-cell office:value-type="float" office:value="0.557951877934272" calcext:value-type="float">
            <text:p>0.557951877934272</text:p>
          </table:table-cell>
          <table:table-cell office:value-type="float" office:value="0.461707746478873" calcext:value-type="float">
            <text:p>0.461707746478873</text:p>
          </table:table-cell>
          <table:table-cell office:value-type="float" office:value="0.509976525821596" calcext:value-type="float">
            <text:p>0.509976525821596</text:p>
          </table:table-cell>
          <table:table-cell office:value-type="float" office:value="0.512030516431925" calcext:value-type="float">
            <text:p>0.512030516431925</text:p>
          </table:table-cell>
          <table:table-cell office:value-type="float" office:value="0.462147887323944" calcext:value-type="float">
            <text:p>0.462147887323944</text:p>
          </table:table-cell>
          <table:table-cell office:value-type="float" office:value="0.384683098591549" calcext:value-type="float">
            <text:p>0.384683098591549</text:p>
          </table:table-cell>
          <table:table-cell office:value-type="float" office:value="0.286238262910798" calcext:value-type="float">
            <text:p>0.286238262910798</text:p>
          </table:table-cell>
          <table:table-cell office:value-type="float" office:value="0.157130281690141" calcext:value-type="float">
            <text:p>0.157130281690141</text:p>
          </table:table-cell>
          <table:table-cell office:value-type="float" office:value="-0.064994131455399" calcext:value-type="float">
            <text:p>-0.064994131455399</text:p>
          </table:table-cell>
          <table:table-cell office:value-type="float" office:value="-0.227406103286385" calcext:value-type="float">
            <text:p>-0.227406103286385</text:p>
          </table:table-cell>
          <table:table-cell office:value-type="float" office:value="1.16387910798122" calcext:value-type="float">
            <text:p>1.16387910798122</text:p>
          </table:table-cell>
          <table:table-cell office:value-type="float" office:value="1.45451877934272" calcext:value-type="float">
            <text:p>1.45451877934272</text:p>
          </table:table-cell>
          <table:table-cell office:value-type="float" office:value="1.64231220657277" calcext:value-type="float">
            <text:p>1.64231220657277</text:p>
          </table:table-cell>
          <table:table-cell office:value-type="float" office:value="1.72051056338028" calcext:value-type="float">
            <text:p>1.72051056338028</text:p>
          </table:table-cell>
          <table:table-cell office:value-type="float" office:value="1.72696596244131" calcext:value-type="float">
            <text:p>1.72696596244131</text:p>
          </table:table-cell>
          <table:table-cell office:value-type="float" office:value="1.68339201877934" calcext:value-type="float">
            <text:p>1.68339201877934</text:p>
          </table:table-cell>
          <table:table-cell office:value-type="float" office:value="1.59785798122066" calcext:value-type="float">
            <text:p>1.59785798122066</text:p>
          </table:table-cell>
          <table:table-cell office:value-type="float" office:value="1.42943075117371" calcext:value-type="float">
            <text:p>1.42943075117371</text:p>
          </table:table-cell>
          <table:table-cell office:value-type="float" office:value="1.23327464788732" calcext:value-type="float">
            <text:p>1.233274647887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3T21:13:40.176799896</dc:date>
    <meta:editing-duration>PT10M59S</meta:editing-duration>
    <meta:editing-cycles>2</meta:editing-cycles>
    <meta:generator>LibreOffice/6.4.7.2$Linux_X86_64 LibreOffice_project/40$Build-2</meta:generator>
    <meta:document-statistic meta:table-count="1" meta:cell-count="3385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4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4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5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5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52" style:family="chart">
      <style:graphic-properties draw:stroke="solid" svg:stroke-color="#b3b3b3" draw:fill="none" draw:fill-color="#e6e6e6"/>
    </style:style>
    <style:style style:name="ch53" style:family="chart">
      <style:graphic-properties svg:stroke-color="#b3b3b3" draw:fill-color="#cccccc"/>
    </style:style>
  </office:automatic-styles>
  <office:body>
    <office:chart>
      <chart:chart svg:width="29.076cm" svg:height="17.16cm" xlink:href=".." xlink:type="simple" chart:class="chart:line" chart:style-name="ch1">
        <chart:legend chart:legend-position="end" svg:x="15.486cm" svg:y="2.803cm" style:legend-expansion="high" chart:style-name="ch2"/>
        <chart:plot-area chart:style-name="ch3" table:cell-range-address="Def1_Zipped_Noise_Test_StartwithCHAMP2.B1:Def1_Zipped_Noise_Test_StartwithCHAMP2.AU72" chart:data-source-has-labels="row" svg:x="0.581cm" svg:y="0.343cm" svg:width="14.324cm" svg:height="16.474cm">
          <chartooo:coordinate-region svg:x="1.414cm" svg:y="0.542cm" svg:width="13.491cm" svg:height="16.0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f1_Zipped_Noise_Test_StartwithCHAMP2.B2:Def1_Zipped_Noise_Test_StartwithCHAMP2.B72" chart:label-cell-address="Def1_Zipped_Noise_Test_StartwithCHAMP2.B1:Def1_Zipped_Noise_Test_StartwithCHAMP2.B1" chart:class="chart:line">
            <chart:data-point chart:repeated="71"/>
          </chart:series>
          <chart:series chart:style-name="ch7" chart:values-cell-range-address="Def1_Zipped_Noise_Test_StartwithCHAMP2.C2:Def1_Zipped_Noise_Test_StartwithCHAMP2.C72" chart:label-cell-address="Def1_Zipped_Noise_Test_StartwithCHAMP2.C1:Def1_Zipped_Noise_Test_StartwithCHAMP2.C1" chart:class="chart:line">
            <chart:data-point chart:repeated="71"/>
          </chart:series>
          <chart:series chart:style-name="ch8" chart:values-cell-range-address="Def1_Zipped_Noise_Test_StartwithCHAMP2.D2:Def1_Zipped_Noise_Test_StartwithCHAMP2.D72" chart:label-cell-address="Def1_Zipped_Noise_Test_StartwithCHAMP2.D1:Def1_Zipped_Noise_Test_StartwithCHAMP2.D1" chart:class="chart:line">
            <chart:data-point chart:repeated="71"/>
          </chart:series>
          <chart:series chart:style-name="ch9" chart:values-cell-range-address="Def1_Zipped_Noise_Test_StartwithCHAMP2.E2:Def1_Zipped_Noise_Test_StartwithCHAMP2.E72" chart:label-cell-address="Def1_Zipped_Noise_Test_StartwithCHAMP2.E1:Def1_Zipped_Noise_Test_StartwithCHAMP2.E1" chart:class="chart:line">
            <chart:data-point chart:repeated="71"/>
          </chart:series>
          <chart:series chart:style-name="ch10" chart:values-cell-range-address="Def1_Zipped_Noise_Test_StartwithCHAMP2.F2:Def1_Zipped_Noise_Test_StartwithCHAMP2.F72" chart:label-cell-address="Def1_Zipped_Noise_Test_StartwithCHAMP2.F1:Def1_Zipped_Noise_Test_StartwithCHAMP2.F1" chart:class="chart:line">
            <chart:data-point chart:repeated="71"/>
          </chart:series>
          <chart:series chart:style-name="ch11" chart:values-cell-range-address="Def1_Zipped_Noise_Test_StartwithCHAMP2.G2:Def1_Zipped_Noise_Test_StartwithCHAMP2.G72" chart:label-cell-address="Def1_Zipped_Noise_Test_StartwithCHAMP2.G1:Def1_Zipped_Noise_Test_StartwithCHAMP2.G1" chart:class="chart:line">
            <chart:data-point chart:repeated="71"/>
          </chart:series>
          <chart:series chart:style-name="ch12" chart:values-cell-range-address="Def1_Zipped_Noise_Test_StartwithCHAMP2.H2:Def1_Zipped_Noise_Test_StartwithCHAMP2.H72" chart:label-cell-address="Def1_Zipped_Noise_Test_StartwithCHAMP2.H1:Def1_Zipped_Noise_Test_StartwithCHAMP2.H1" chart:class="chart:line">
            <chart:data-point chart:repeated="71"/>
          </chart:series>
          <chart:series chart:style-name="ch13" chart:values-cell-range-address="Def1_Zipped_Noise_Test_StartwithCHAMP2.I2:Def1_Zipped_Noise_Test_StartwithCHAMP2.I72" chart:label-cell-address="Def1_Zipped_Noise_Test_StartwithCHAMP2.I1:Def1_Zipped_Noise_Test_StartwithCHAMP2.I1" chart:class="chart:line">
            <chart:data-point chart:repeated="71"/>
          </chart:series>
          <chart:series chart:style-name="ch14" chart:values-cell-range-address="Def1_Zipped_Noise_Test_StartwithCHAMP2.J2:Def1_Zipped_Noise_Test_StartwithCHAMP2.J72" chart:label-cell-address="Def1_Zipped_Noise_Test_StartwithCHAMP2.J1:Def1_Zipped_Noise_Test_StartwithCHAMP2.J1" chart:class="chart:line">
            <chart:data-point chart:repeated="71"/>
          </chart:series>
          <chart:series chart:style-name="ch15" chart:values-cell-range-address="Def1_Zipped_Noise_Test_StartwithCHAMP2.K2:Def1_Zipped_Noise_Test_StartwithCHAMP2.K72" chart:label-cell-address="Def1_Zipped_Noise_Test_StartwithCHAMP2.K1:Def1_Zipped_Noise_Test_StartwithCHAMP2.K1" chart:class="chart:line">
            <chart:data-point chart:repeated="71"/>
          </chart:series>
          <chart:series chart:style-name="ch16" chart:values-cell-range-address="Def1_Zipped_Noise_Test_StartwithCHAMP2.L2:Def1_Zipped_Noise_Test_StartwithCHAMP2.L72" chart:label-cell-address="Def1_Zipped_Noise_Test_StartwithCHAMP2.L1:Def1_Zipped_Noise_Test_StartwithCHAMP2.L1" chart:class="chart:line">
            <chart:data-point chart:repeated="71"/>
          </chart:series>
          <chart:series chart:style-name="ch17" chart:values-cell-range-address="Def1_Zipped_Noise_Test_StartwithCHAMP2.M2:Def1_Zipped_Noise_Test_StartwithCHAMP2.M72" chart:label-cell-address="Def1_Zipped_Noise_Test_StartwithCHAMP2.M1:Def1_Zipped_Noise_Test_StartwithCHAMP2.M1" chart:class="chart:line">
            <chart:data-point chart:repeated="71"/>
          </chart:series>
          <chart:series chart:style-name="ch18" chart:values-cell-range-address="Def1_Zipped_Noise_Test_StartwithCHAMP2.N2:Def1_Zipped_Noise_Test_StartwithCHAMP2.N72" chart:label-cell-address="Def1_Zipped_Noise_Test_StartwithCHAMP2.N1:Def1_Zipped_Noise_Test_StartwithCHAMP2.N1" chart:class="chart:line">
            <chart:data-point chart:repeated="71"/>
          </chart:series>
          <chart:series chart:style-name="ch19" chart:values-cell-range-address="Def1_Zipped_Noise_Test_StartwithCHAMP2.O2:Def1_Zipped_Noise_Test_StartwithCHAMP2.O72" chart:label-cell-address="Def1_Zipped_Noise_Test_StartwithCHAMP2.O1:Def1_Zipped_Noise_Test_StartwithCHAMP2.O1" chart:class="chart:line">
            <chart:data-point chart:repeated="71"/>
          </chart:series>
          <chart:series chart:style-name="ch20" chart:values-cell-range-address="Def1_Zipped_Noise_Test_StartwithCHAMP2.P2:Def1_Zipped_Noise_Test_StartwithCHAMP2.P72" chart:label-cell-address="Def1_Zipped_Noise_Test_StartwithCHAMP2.P1:Def1_Zipped_Noise_Test_StartwithCHAMP2.P1" chart:class="chart:line">
            <chart:data-point chart:repeated="71"/>
          </chart:series>
          <chart:series chart:style-name="ch21" chart:values-cell-range-address="Def1_Zipped_Noise_Test_StartwithCHAMP2.Q2:Def1_Zipped_Noise_Test_StartwithCHAMP2.Q72" chart:label-cell-address="Def1_Zipped_Noise_Test_StartwithCHAMP2.Q1:Def1_Zipped_Noise_Test_StartwithCHAMP2.Q1" chart:class="chart:line">
            <chart:data-point chart:repeated="71"/>
          </chart:series>
          <chart:series chart:style-name="ch22" chart:values-cell-range-address="Def1_Zipped_Noise_Test_StartwithCHAMP2.R2:Def1_Zipped_Noise_Test_StartwithCHAMP2.R72" chart:label-cell-address="Def1_Zipped_Noise_Test_StartwithCHAMP2.R1:Def1_Zipped_Noise_Test_StartwithCHAMP2.R1" chart:class="chart:line">
            <chart:data-point chart:repeated="71"/>
          </chart:series>
          <chart:series chart:style-name="ch23" chart:values-cell-range-address="Def1_Zipped_Noise_Test_StartwithCHAMP2.S2:Def1_Zipped_Noise_Test_StartwithCHAMP2.S72" chart:label-cell-address="Def1_Zipped_Noise_Test_StartwithCHAMP2.S1:Def1_Zipped_Noise_Test_StartwithCHAMP2.S1" chart:class="chart:line">
            <chart:data-point chart:repeated="71"/>
          </chart:series>
          <chart:series chart:style-name="ch24" chart:values-cell-range-address="Def1_Zipped_Noise_Test_StartwithCHAMP2.T2:Def1_Zipped_Noise_Test_StartwithCHAMP2.T72" chart:label-cell-address="Def1_Zipped_Noise_Test_StartwithCHAMP2.T1:Def1_Zipped_Noise_Test_StartwithCHAMP2.T1" chart:class="chart:line">
            <chart:data-point chart:repeated="71"/>
          </chart:series>
          <chart:series chart:style-name="ch25" chart:values-cell-range-address="Def1_Zipped_Noise_Test_StartwithCHAMP2.U2:Def1_Zipped_Noise_Test_StartwithCHAMP2.U72" chart:label-cell-address="Def1_Zipped_Noise_Test_StartwithCHAMP2.U1:Def1_Zipped_Noise_Test_StartwithCHAMP2.U1" chart:class="chart:line">
            <chart:data-point chart:repeated="71"/>
          </chart:series>
          <chart:series chart:style-name="ch26" chart:values-cell-range-address="Def1_Zipped_Noise_Test_StartwithCHAMP2.V2:Def1_Zipped_Noise_Test_StartwithCHAMP2.V72" chart:label-cell-address="Def1_Zipped_Noise_Test_StartwithCHAMP2.V1:Def1_Zipped_Noise_Test_StartwithCHAMP2.V1" chart:class="chart:line">
            <chart:data-point chart:repeated="71"/>
          </chart:series>
          <chart:series chart:style-name="ch27" chart:values-cell-range-address="Def1_Zipped_Noise_Test_StartwithCHAMP2.W2:Def1_Zipped_Noise_Test_StartwithCHAMP2.W72" chart:label-cell-address="Def1_Zipped_Noise_Test_StartwithCHAMP2.W1:Def1_Zipped_Noise_Test_StartwithCHAMP2.W1" chart:class="chart:line">
            <chart:data-point chart:repeated="71"/>
          </chart:series>
          <chart:series chart:style-name="ch28" chart:values-cell-range-address="Def1_Zipped_Noise_Test_StartwithCHAMP2.X2:Def1_Zipped_Noise_Test_StartwithCHAMP2.X72" chart:label-cell-address="Def1_Zipped_Noise_Test_StartwithCHAMP2.X1:Def1_Zipped_Noise_Test_StartwithCHAMP2.X1" chart:class="chart:line">
            <chart:data-point chart:repeated="71"/>
          </chart:series>
          <chart:series chart:style-name="ch29" chart:values-cell-range-address="Def1_Zipped_Noise_Test_StartwithCHAMP2.Y2:Def1_Zipped_Noise_Test_StartwithCHAMP2.Y72" chart:label-cell-address="Def1_Zipped_Noise_Test_StartwithCHAMP2.Y1:Def1_Zipped_Noise_Test_StartwithCHAMP2.Y1" chart:class="chart:line">
            <chart:data-point chart:repeated="71"/>
          </chart:series>
          <chart:series chart:style-name="ch30" chart:values-cell-range-address="Def1_Zipped_Noise_Test_StartwithCHAMP2.Z2:Def1_Zipped_Noise_Test_StartwithCHAMP2.Z72" chart:label-cell-address="Def1_Zipped_Noise_Test_StartwithCHAMP2.Z1:Def1_Zipped_Noise_Test_StartwithCHAMP2.Z1" chart:class="chart:line">
            <chart:data-point chart:repeated="71"/>
          </chart:series>
          <chart:series chart:style-name="ch31" chart:values-cell-range-address="Def1_Zipped_Noise_Test_StartwithCHAMP2.AA2:Def1_Zipped_Noise_Test_StartwithCHAMP2.AA72" chart:label-cell-address="Def1_Zipped_Noise_Test_StartwithCHAMP2.AA1:Def1_Zipped_Noise_Test_StartwithCHAMP2.AA1" chart:class="chart:line">
            <chart:data-point chart:repeated="71"/>
          </chart:series>
          <chart:series chart:style-name="ch32" chart:values-cell-range-address="Def1_Zipped_Noise_Test_StartwithCHAMP2.AB2:Def1_Zipped_Noise_Test_StartwithCHAMP2.AB72" chart:label-cell-address="Def1_Zipped_Noise_Test_StartwithCHAMP2.AB1:Def1_Zipped_Noise_Test_StartwithCHAMP2.AB1" chart:class="chart:line">
            <chart:data-point chart:repeated="71"/>
          </chart:series>
          <chart:series chart:style-name="ch33" chart:values-cell-range-address="Def1_Zipped_Noise_Test_StartwithCHAMP2.AC2:Def1_Zipped_Noise_Test_StartwithCHAMP2.AC72" chart:label-cell-address="Def1_Zipped_Noise_Test_StartwithCHAMP2.AC1:Def1_Zipped_Noise_Test_StartwithCHAMP2.AC1" chart:class="chart:line">
            <chart:data-point chart:repeated="71"/>
          </chart:series>
          <chart:series chart:style-name="ch34" chart:values-cell-range-address="Def1_Zipped_Noise_Test_StartwithCHAMP2.AD2:Def1_Zipped_Noise_Test_StartwithCHAMP2.AD72" chart:label-cell-address="Def1_Zipped_Noise_Test_StartwithCHAMP2.AD1:Def1_Zipped_Noise_Test_StartwithCHAMP2.AD1" chart:class="chart:line">
            <chart:data-point chart:repeated="71"/>
          </chart:series>
          <chart:series chart:style-name="ch35" chart:values-cell-range-address="Def1_Zipped_Noise_Test_StartwithCHAMP2.AE2:Def1_Zipped_Noise_Test_StartwithCHAMP2.AE72" chart:label-cell-address="Def1_Zipped_Noise_Test_StartwithCHAMP2.AE1:Def1_Zipped_Noise_Test_StartwithCHAMP2.AE1" chart:class="chart:line">
            <chart:data-point chart:repeated="71"/>
          </chart:series>
          <chart:series chart:style-name="ch36" chart:values-cell-range-address="Def1_Zipped_Noise_Test_StartwithCHAMP2.AF2:Def1_Zipped_Noise_Test_StartwithCHAMP2.AF72" chart:label-cell-address="Def1_Zipped_Noise_Test_StartwithCHAMP2.AF1:Def1_Zipped_Noise_Test_StartwithCHAMP2.AF1" chart:class="chart:line">
            <chart:data-point chart:repeated="71"/>
          </chart:series>
          <chart:series chart:style-name="ch37" chart:values-cell-range-address="Def1_Zipped_Noise_Test_StartwithCHAMP2.AG2:Def1_Zipped_Noise_Test_StartwithCHAMP2.AG72" chart:label-cell-address="Def1_Zipped_Noise_Test_StartwithCHAMP2.AG1:Def1_Zipped_Noise_Test_StartwithCHAMP2.AG1" chart:class="chart:line">
            <chart:data-point chart:repeated="71"/>
          </chart:series>
          <chart:series chart:style-name="ch38" chart:values-cell-range-address="Def1_Zipped_Noise_Test_StartwithCHAMP2.AH2:Def1_Zipped_Noise_Test_StartwithCHAMP2.AH72" chart:label-cell-address="Def1_Zipped_Noise_Test_StartwithCHAMP2.AH1:Def1_Zipped_Noise_Test_StartwithCHAMP2.AH1" chart:class="chart:line">
            <chart:data-point chart:repeated="71"/>
          </chart:series>
          <chart:series chart:style-name="ch39" chart:values-cell-range-address="Def1_Zipped_Noise_Test_StartwithCHAMP2.AI2:Def1_Zipped_Noise_Test_StartwithCHAMP2.AI72" chart:label-cell-address="Def1_Zipped_Noise_Test_StartwithCHAMP2.AI1:Def1_Zipped_Noise_Test_StartwithCHAMP2.AI1" chart:class="chart:line">
            <chart:data-point chart:repeated="71"/>
          </chart:series>
          <chart:series chart:style-name="ch40" chart:values-cell-range-address="Def1_Zipped_Noise_Test_StartwithCHAMP2.AJ2:Def1_Zipped_Noise_Test_StartwithCHAMP2.AJ72" chart:label-cell-address="Def1_Zipped_Noise_Test_StartwithCHAMP2.AJ1:Def1_Zipped_Noise_Test_StartwithCHAMP2.AJ1" chart:class="chart:line">
            <chart:data-point chart:repeated="71"/>
          </chart:series>
          <chart:series chart:style-name="ch41" chart:values-cell-range-address="Def1_Zipped_Noise_Test_StartwithCHAMP2.AK2:Def1_Zipped_Noise_Test_StartwithCHAMP2.AK72" chart:label-cell-address="Def1_Zipped_Noise_Test_StartwithCHAMP2.AK1:Def1_Zipped_Noise_Test_StartwithCHAMP2.AK1" chart:class="chart:line">
            <chart:data-point chart:repeated="71"/>
          </chart:series>
          <chart:series chart:style-name="ch42" chart:values-cell-range-address="Def1_Zipped_Noise_Test_StartwithCHAMP2.AL2:Def1_Zipped_Noise_Test_StartwithCHAMP2.AL72" chart:label-cell-address="Def1_Zipped_Noise_Test_StartwithCHAMP2.AL1:Def1_Zipped_Noise_Test_StartwithCHAMP2.AL1" chart:class="chart:line">
            <chart:data-point chart:repeated="71"/>
          </chart:series>
          <chart:series chart:style-name="ch43" chart:values-cell-range-address="Def1_Zipped_Noise_Test_StartwithCHAMP2.AM2:Def1_Zipped_Noise_Test_StartwithCHAMP2.AM72" chart:label-cell-address="Def1_Zipped_Noise_Test_StartwithCHAMP2.AM1:Def1_Zipped_Noise_Test_StartwithCHAMP2.AM1" chart:class="chart:line">
            <chart:data-point chart:repeated="71"/>
          </chart:series>
          <chart:series chart:style-name="ch44" chart:values-cell-range-address="Def1_Zipped_Noise_Test_StartwithCHAMP2.AN2:Def1_Zipped_Noise_Test_StartwithCHAMP2.AN72" chart:label-cell-address="Def1_Zipped_Noise_Test_StartwithCHAMP2.AN1:Def1_Zipped_Noise_Test_StartwithCHAMP2.AN1" chart:class="chart:line">
            <chart:data-point chart:repeated="71"/>
          </chart:series>
          <chart:series chart:style-name="ch45" chart:values-cell-range-address="Def1_Zipped_Noise_Test_StartwithCHAMP2.AO2:Def1_Zipped_Noise_Test_StartwithCHAMP2.AO72" chart:label-cell-address="Def1_Zipped_Noise_Test_StartwithCHAMP2.AO1:Def1_Zipped_Noise_Test_StartwithCHAMP2.AO1" chart:class="chart:line">
            <chart:data-point chart:repeated="71"/>
          </chart:series>
          <chart:series chart:style-name="ch46" chart:values-cell-range-address="Def1_Zipped_Noise_Test_StartwithCHAMP2.AP2:Def1_Zipped_Noise_Test_StartwithCHAMP2.AP72" chart:label-cell-address="Def1_Zipped_Noise_Test_StartwithCHAMP2.AP1:Def1_Zipped_Noise_Test_StartwithCHAMP2.AP1" chart:class="chart:line">
            <chart:data-point chart:repeated="71"/>
          </chart:series>
          <chart:series chart:style-name="ch47" chart:values-cell-range-address="Def1_Zipped_Noise_Test_StartwithCHAMP2.AQ2:Def1_Zipped_Noise_Test_StartwithCHAMP2.AQ72" chart:label-cell-address="Def1_Zipped_Noise_Test_StartwithCHAMP2.AQ1:Def1_Zipped_Noise_Test_StartwithCHAMP2.AQ1" chart:class="chart:line">
            <chart:data-point chart:repeated="71"/>
          </chart:series>
          <chart:series chart:style-name="ch48" chart:values-cell-range-address="Def1_Zipped_Noise_Test_StartwithCHAMP2.AR2:Def1_Zipped_Noise_Test_StartwithCHAMP2.AR72" chart:label-cell-address="Def1_Zipped_Noise_Test_StartwithCHAMP2.AR1:Def1_Zipped_Noise_Test_StartwithCHAMP2.AR1" chart:class="chart:line">
            <chart:data-point chart:repeated="71"/>
          </chart:series>
          <chart:series chart:style-name="ch49" chart:values-cell-range-address="Def1_Zipped_Noise_Test_StartwithCHAMP2.AS2:Def1_Zipped_Noise_Test_StartwithCHAMP2.AS72" chart:label-cell-address="Def1_Zipped_Noise_Test_StartwithCHAMP2.AS1:Def1_Zipped_Noise_Test_StartwithCHAMP2.AS1" chart:class="chart:line">
            <chart:data-point chart:repeated="71"/>
          </chart:series>
          <chart:series chart:style-name="ch50" chart:values-cell-range-address="Def1_Zipped_Noise_Test_StartwithCHAMP2.AT2:Def1_Zipped_Noise_Test_StartwithCHAMP2.AT72" chart:label-cell-address="Def1_Zipped_Noise_Test_StartwithCHAMP2.AT1:Def1_Zipped_Noise_Test_StartwithCHAMP2.AT1" chart:class="chart:line">
            <chart:data-point chart:repeated="71"/>
          </chart:series>
          <chart:series chart:style-name="ch51" chart:values-cell-range-address="Def1_Zipped_Noise_Test_StartwithCHAMP2.AU2:Def1_Zipped_Noise_Test_StartwithCHAMP2.AU72" chart:label-cell-address="Def1_Zipped_Noise_Test_StartwithCHAMP2.AU1:Def1_Zipped_Noise_Test_StartwithCHAMP2.AU1" chart:class="chart:line">
            <chart:data-point chart:repeated="71"/>
          </chart:series>
          <chart:wall chart:style-name="ch52"/>
          <chart:floor chart:style-name="ch5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lzCompression_ratio(s)</text:p>
                <draw:g>
                  <svg:desc>Def1_Zipped_Noise_Test_StartwithCHAMP2.B1:Def1_Zipped_Noise_Test_StartwithCHAMP2.B1</svg:desc>
                </draw:g>
              </table:table-cell>
              <table:table-cell office:value-type="string">
                <text:p> lzCompression_ratio(s10)</text:p>
                <draw:g>
                  <svg:desc>Def1_Zipped_Noise_Test_StartwithCHAMP2.C1:Def1_Zipped_Noise_Test_StartwithCHAMP2.C1</svg:desc>
                </draw:g>
              </table:table-cell>
              <table:table-cell office:value-type="string">
                <text:p> lzCompression_ratio(s20)</text:p>
                <draw:g>
                  <svg:desc>Def1_Zipped_Noise_Test_StartwithCHAMP2.D1:Def1_Zipped_Noise_Test_StartwithCHAMP2.D1</svg:desc>
                </draw:g>
              </table:table-cell>
              <table:table-cell office:value-type="string">
                <text:p> lzCompression_ratio(s30)</text:p>
                <draw:g>
                  <svg:desc>Def1_Zipped_Noise_Test_StartwithCHAMP2.E1:Def1_Zipped_Noise_Test_StartwithCHAMP2.E1</svg:desc>
                </draw:g>
              </table:table-cell>
              <table:table-cell office:value-type="string">
                <text:p> lzCompression_ratio(s40)</text:p>
                <draw:g>
                  <svg:desc>Def1_Zipped_Noise_Test_StartwithCHAMP2.F1:Def1_Zipped_Noise_Test_StartwithCHAMP2.F1</svg:desc>
                </draw:g>
              </table:table-cell>
              <table:table-cell office:value-type="string">
                <text:p> lzCompression_ratio(s50)</text:p>
                <draw:g>
                  <svg:desc>Def1_Zipped_Noise_Test_StartwithCHAMP2.G1:Def1_Zipped_Noise_Test_StartwithCHAMP2.G1</svg:desc>
                </draw:g>
              </table:table-cell>
              <table:table-cell office:value-type="string">
                <text:p> lzCompression_ratio(s60)</text:p>
                <draw:g>
                  <svg:desc>Def1_Zipped_Noise_Test_StartwithCHAMP2.H1:Def1_Zipped_Noise_Test_StartwithCHAMP2.H1</svg:desc>
                </draw:g>
              </table:table-cell>
              <table:table-cell office:value-type="string">
                <text:p> lzCompression_ratio(s70)</text:p>
                <draw:g>
                  <svg:desc>Def1_Zipped_Noise_Test_StartwithCHAMP2.I1:Def1_Zipped_Noise_Test_StartwithCHAMP2.I1</svg:desc>
                </draw:g>
              </table:table-cell>
              <table:table-cell office:value-type="string">
                <text:p> lzCompression_ratio(s80)</text:p>
                <draw:g>
                  <svg:desc>Def1_Zipped_Noise_Test_StartwithCHAMP2.J1:Def1_Zipped_Noise_Test_StartwithCHAMP2.J1</svg:desc>
                </draw:g>
              </table:table-cell>
              <table:table-cell office:value-type="string">
                <text:p> lzCompression_ratio(s90)</text:p>
                <draw:g>
                  <svg:desc>Def1_Zipped_Noise_Test_StartwithCHAMP2.K1:Def1_Zipped_Noise_Test_StartwithCHAMP2.K1</svg:desc>
                </draw:g>
              </table:table-cell>
              <table:table-cell office:value-type="string">
                <text:p> Mutual_Compression_ratio(s10)</text:p>
                <draw:g>
                  <svg:desc>Def1_Zipped_Noise_Test_StartwithCHAMP2.L1:Def1_Zipped_Noise_Test_StartwithCHAMP2.L1</svg:desc>
                </draw:g>
              </table:table-cell>
              <table:table-cell office:value-type="string">
                <text:p> Mutual_Compression_ratio(s20)</text:p>
                <draw:g>
                  <svg:desc>Def1_Zipped_Noise_Test_StartwithCHAMP2.M1:Def1_Zipped_Noise_Test_StartwithCHAMP2.M1</svg:desc>
                </draw:g>
              </table:table-cell>
              <table:table-cell office:value-type="string">
                <text:p> Mutual_Compression_ratio(s30)</text:p>
                <draw:g>
                  <svg:desc>Def1_Zipped_Noise_Test_StartwithCHAMP2.N1:Def1_Zipped_Noise_Test_StartwithCHAMP2.N1</svg:desc>
                </draw:g>
              </table:table-cell>
              <table:table-cell office:value-type="string">
                <text:p> Mutual_Compression_ratio(s40)</text:p>
                <draw:g>
                  <svg:desc>Def1_Zipped_Noise_Test_StartwithCHAMP2.O1:Def1_Zipped_Noise_Test_StartwithCHAMP2.O1</svg:desc>
                </draw:g>
              </table:table-cell>
              <table:table-cell office:value-type="string">
                <text:p> Mutual_Compression_ratio(s50)</text:p>
                <draw:g>
                  <svg:desc>Def1_Zipped_Noise_Test_StartwithCHAMP2.P1:Def1_Zipped_Noise_Test_StartwithCHAMP2.P1</svg:desc>
                </draw:g>
              </table:table-cell>
              <table:table-cell office:value-type="string">
                <text:p> Mutual_Compression_ratio(s60)</text:p>
                <draw:g>
                  <svg:desc>Def1_Zipped_Noise_Test_StartwithCHAMP2.Q1:Def1_Zipped_Noise_Test_StartwithCHAMP2.Q1</svg:desc>
                </draw:g>
              </table:table-cell>
              <table:table-cell office:value-type="string">
                <text:p> Mutual_Compression_ratio(s70)</text:p>
                <draw:g>
                  <svg:desc>Def1_Zipped_Noise_Test_StartwithCHAMP2.R1:Def1_Zipped_Noise_Test_StartwithCHAMP2.R1</svg:desc>
                </draw:g>
              </table:table-cell>
              <table:table-cell office:value-type="string">
                <text:p> Mutual_Compression_ratio(s80)</text:p>
                <draw:g>
                  <svg:desc>Def1_Zipped_Noise_Test_StartwithCHAMP2.S1:Def1_Zipped_Noise_Test_StartwithCHAMP2.S1</svg:desc>
                </draw:g>
              </table:table-cell>
              <table:table-cell office:value-type="string">
                <text:p> Mutual_Compression_ratio(s90)</text:p>
                <draw:g>
                  <svg:desc>Def1_Zipped_Noise_Test_StartwithCHAMP2.T1:Def1_Zipped_Noise_Test_StartwithCHAMP2.T1</svg:desc>
                </draw:g>
              </table:table-cell>
              <table:table-cell office:value-type="string">
                <text:p> Conditional_Comrpession(s10)</text:p>
                <draw:g>
                  <svg:desc>Def1_Zipped_Noise_Test_StartwithCHAMP2.U1:Def1_Zipped_Noise_Test_StartwithCHAMP2.U1</svg:desc>
                </draw:g>
              </table:table-cell>
              <table:table-cell office:value-type="string">
                <text:p> Conditional_Comrpession(s20)</text:p>
                <draw:g>
                  <svg:desc>Def1_Zipped_Noise_Test_StartwithCHAMP2.V1:Def1_Zipped_Noise_Test_StartwithCHAMP2.V1</svg:desc>
                </draw:g>
              </table:table-cell>
              <table:table-cell office:value-type="string">
                <text:p> Conditional_Comrpession(s30)</text:p>
                <draw:g>
                  <svg:desc>Def1_Zipped_Noise_Test_StartwithCHAMP2.W1:Def1_Zipped_Noise_Test_StartwithCHAMP2.W1</svg:desc>
                </draw:g>
              </table:table-cell>
              <table:table-cell office:value-type="string">
                <text:p> Conditional_Comrpession(s40)</text:p>
                <draw:g>
                  <svg:desc>Def1_Zipped_Noise_Test_StartwithCHAMP2.X1:Def1_Zipped_Noise_Test_StartwithCHAMP2.X1</svg:desc>
                </draw:g>
              </table:table-cell>
              <table:table-cell office:value-type="string">
                <text:p> Conditional_Comrpession(s50)</text:p>
                <draw:g>
                  <svg:desc>Def1_Zipped_Noise_Test_StartwithCHAMP2.Y1:Def1_Zipped_Noise_Test_StartwithCHAMP2.Y1</svg:desc>
                </draw:g>
              </table:table-cell>
              <table:table-cell office:value-type="string">
                <text:p> Conditional_Comrpession(s60)</text:p>
                <draw:g>
                  <svg:desc>Def1_Zipped_Noise_Test_StartwithCHAMP2.Z1:Def1_Zipped_Noise_Test_StartwithCHAMP2.Z1</svg:desc>
                </draw:g>
              </table:table-cell>
              <table:table-cell office:value-type="string">
                <text:p> Conditional_Comrpession(s70)</text:p>
                <draw:g>
                  <svg:desc>Def1_Zipped_Noise_Test_StartwithCHAMP2.AA1:Def1_Zipped_Noise_Test_StartwithCHAMP2.AA1</svg:desc>
                </draw:g>
              </table:table-cell>
              <table:table-cell office:value-type="string">
                <text:p> Conditional_Comrpession(s80)</text:p>
                <draw:g>
                  <svg:desc>Def1_Zipped_Noise_Test_StartwithCHAMP2.AB1:Def1_Zipped_Noise_Test_StartwithCHAMP2.AB1</svg:desc>
                </draw:g>
              </table:table-cell>
              <table:table-cell office:value-type="string">
                <text:p> Conditional_Comrpession(s90)</text:p>
                <draw:g>
                  <svg:desc>Def1_Zipped_Noise_Test_StartwithCHAMP2.AC1:Def1_Zipped_Noise_Test_StartwithCHAMP2.AC1</svg:desc>
                </draw:g>
              </table:table-cell>
              <table:table-cell office:value-type="string">
                <text:p> Mutual_Compression_ratio2(s10)</text:p>
                <draw:g>
                  <svg:desc>Def1_Zipped_Noise_Test_StartwithCHAMP2.AD1:Def1_Zipped_Noise_Test_StartwithCHAMP2.AD1</svg:desc>
                </draw:g>
              </table:table-cell>
              <table:table-cell office:value-type="string">
                <text:p> Mutual_Compression_ratio2(s20)</text:p>
                <draw:g>
                  <svg:desc>Def1_Zipped_Noise_Test_StartwithCHAMP2.AE1:Def1_Zipped_Noise_Test_StartwithCHAMP2.AE1</svg:desc>
                </draw:g>
              </table:table-cell>
              <table:table-cell office:value-type="string">
                <text:p> Mutual_Compression_ratio2(s30)</text:p>
                <draw:g>
                  <svg:desc>Def1_Zipped_Noise_Test_StartwithCHAMP2.AF1:Def1_Zipped_Noise_Test_StartwithCHAMP2.AF1</svg:desc>
                </draw:g>
              </table:table-cell>
              <table:table-cell office:value-type="string">
                <text:p> Mutual_Compression_ratio2(s40)</text:p>
                <draw:g>
                  <svg:desc>Def1_Zipped_Noise_Test_StartwithCHAMP2.AG1:Def1_Zipped_Noise_Test_StartwithCHAMP2.AG1</svg:desc>
                </draw:g>
              </table:table-cell>
              <table:table-cell office:value-type="string">
                <text:p> Mutual_Compression_ratio2(s50)</text:p>
                <draw:g>
                  <svg:desc>Def1_Zipped_Noise_Test_StartwithCHAMP2.AH1:Def1_Zipped_Noise_Test_StartwithCHAMP2.AH1</svg:desc>
                </draw:g>
              </table:table-cell>
              <table:table-cell office:value-type="string">
                <text:p> Mutual_Compression_ratio2(s60)</text:p>
                <draw:g>
                  <svg:desc>Def1_Zipped_Noise_Test_StartwithCHAMP2.AI1:Def1_Zipped_Noise_Test_StartwithCHAMP2.AI1</svg:desc>
                </draw:g>
              </table:table-cell>
              <table:table-cell office:value-type="string">
                <text:p> Mutual_Compression_ratio2(s70)</text:p>
                <draw:g>
                  <svg:desc>Def1_Zipped_Noise_Test_StartwithCHAMP2.AJ1:Def1_Zipped_Noise_Test_StartwithCHAMP2.AJ1</svg:desc>
                </draw:g>
              </table:table-cell>
              <table:table-cell office:value-type="string">
                <text:p> Mutual_Compression_ratio2(s80)</text:p>
                <draw:g>
                  <svg:desc>Def1_Zipped_Noise_Test_StartwithCHAMP2.AK1:Def1_Zipped_Noise_Test_StartwithCHAMP2.AK1</svg:desc>
                </draw:g>
              </table:table-cell>
              <table:table-cell office:value-type="string">
                <text:p> Mutual_Compression_ratio2(s90)</text:p>
                <draw:g>
                  <svg:desc>Def1_Zipped_Noise_Test_StartwithCHAMP2.AL1:Def1_Zipped_Noise_Test_StartwithCHAMP2.AL1</svg:desc>
                </draw:g>
              </table:table-cell>
              <table:table-cell office:value-type="string">
                <text:p> Mutual_Compression_Crossed(s10)</text:p>
                <draw:g>
                  <svg:desc>Def1_Zipped_Noise_Test_StartwithCHAMP2.AM1:Def1_Zipped_Noise_Test_StartwithCHAMP2.AM1</svg:desc>
                </draw:g>
              </table:table-cell>
              <table:table-cell office:value-type="string">
                <text:p> Mutual_Compression_Crossed(s20)</text:p>
                <draw:g>
                  <svg:desc>Def1_Zipped_Noise_Test_StartwithCHAMP2.AN1:Def1_Zipped_Noise_Test_StartwithCHAMP2.AN1</svg:desc>
                </draw:g>
              </table:table-cell>
              <table:table-cell office:value-type="string">
                <text:p> Mutual_Compression_Crossed(s30)</text:p>
                <draw:g>
                  <svg:desc>Def1_Zipped_Noise_Test_StartwithCHAMP2.AO1:Def1_Zipped_Noise_Test_StartwithCHAMP2.AO1</svg:desc>
                </draw:g>
              </table:table-cell>
              <table:table-cell office:value-type="string">
                <text:p> Mutual_Compression_Crossed(s40)</text:p>
                <draw:g>
                  <svg:desc>Def1_Zipped_Noise_Test_StartwithCHAMP2.AP1:Def1_Zipped_Noise_Test_StartwithCHAMP2.AP1</svg:desc>
                </draw:g>
              </table:table-cell>
              <table:table-cell office:value-type="string">
                <text:p> Mutual_Compression_Crossed(s50)</text:p>
                <draw:g>
                  <svg:desc>Def1_Zipped_Noise_Test_StartwithCHAMP2.AQ1:Def1_Zipped_Noise_Test_StartwithCHAMP2.AQ1</svg:desc>
                </draw:g>
              </table:table-cell>
              <table:table-cell office:value-type="string">
                <text:p> Mutual_Compression_Crossed(s60)</text:p>
                <draw:g>
                  <svg:desc>Def1_Zipped_Noise_Test_StartwithCHAMP2.AR1:Def1_Zipped_Noise_Test_StartwithCHAMP2.AR1</svg:desc>
                </draw:g>
              </table:table-cell>
              <table:table-cell office:value-type="string">
                <text:p> Mutual_Compression_Crossed(s70)</text:p>
                <draw:g>
                  <svg:desc>Def1_Zipped_Noise_Test_StartwithCHAMP2.AS1:Def1_Zipped_Noise_Test_StartwithCHAMP2.AS1</svg:desc>
                </draw:g>
              </table:table-cell>
              <table:table-cell office:value-type="string">
                <text:p> Mutual_Compression_Crossed(s80)</text:p>
                <draw:g>
                  <svg:desc>Def1_Zipped_Noise_Test_StartwithCHAMP2.AT1:Def1_Zipped_Noise_Test_StartwithCHAMP2.AT1</svg:desc>
                </draw:g>
              </table:table-cell>
              <table:table-cell office:value-type="string">
                <text:p> Mutual_Compression_Crossed(s90)</text:p>
                <draw:g>
                  <svg:desc>Def1_Zipped_Noise_Test_StartwithCHAMP2.AU1:Def1_Zipped_Noise_Test_StartwithCHAMP2.A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3125">
                <text:p>1.53125</text:p>
                <draw:g>
                  <svg:desc>Def1_Zipped_Noise_Test_StartwithCHAMP2.B2:Def1_Zipped_Noise_Test_StartwithCHAMP2.B72</svg:desc>
                </draw:g>
              </table:table-cell>
              <table:table-cell office:value-type="float" office:value="1.46875">
                <text:p>1.46875</text:p>
                <draw:g>
                  <svg:desc>Def1_Zipped_Noise_Test_StartwithCHAMP2.C2:Def1_Zipped_Noise_Test_StartwithCHAMP2.C72</svg:desc>
                </draw:g>
              </table:table-cell>
              <table:table-cell office:value-type="float" office:value="1.39583333333333">
                <text:p>1.39583333333333</text:p>
                <draw:g>
                  <svg:desc>Def1_Zipped_Noise_Test_StartwithCHAMP2.D2:Def1_Zipped_Noise_Test_StartwithCHAMP2.D72</svg:desc>
                </draw:g>
              </table:table-cell>
              <table:table-cell office:value-type="float" office:value="1.39583333333333">
                <text:p>1.39583333333333</text:p>
                <draw:g>
                  <svg:desc>Def1_Zipped_Noise_Test_StartwithCHAMP2.E2:Def1_Zipped_Noise_Test_StartwithCHAMP2.E72</svg:desc>
                </draw:g>
              </table:table-cell>
              <table:table-cell office:value-type="float" office:value="1.46875">
                <text:p>1.46875</text:p>
                <draw:g>
                  <svg:desc>Def1_Zipped_Noise_Test_StartwithCHAMP2.F2:Def1_Zipped_Noise_Test_StartwithCHAMP2.F72</svg:desc>
                </draw:g>
              </table:table-cell>
              <table:table-cell office:value-type="float" office:value="1.34375">
                <text:p>1.34375</text:p>
                <draw:g>
                  <svg:desc>Def1_Zipped_Noise_Test_StartwithCHAMP2.G2:Def1_Zipped_Noise_Test_StartwithCHAMP2.G72</svg:desc>
                </draw:g>
              </table:table-cell>
              <table:table-cell office:value-type="float" office:value="1.29166666666667">
                <text:p>1.29166666666667</text:p>
                <draw:g>
                  <svg:desc>Def1_Zipped_Noise_Test_StartwithCHAMP2.H2:Def1_Zipped_Noise_Test_StartwithCHAMP2.H72</svg:desc>
                </draw:g>
              </table:table-cell>
              <table:table-cell office:value-type="float" office:value="1.03125">
                <text:p>1.03125</text:p>
                <draw:g>
                  <svg:desc>Def1_Zipped_Noise_Test_StartwithCHAMP2.I2:Def1_Zipped_Noise_Test_StartwithCHAMP2.I72</svg:desc>
                </draw:g>
              </table:table-cell>
              <table:table-cell office:value-type="float" office:value="0.770833333333333">
                <text:p>0.770833333333333</text:p>
                <draw:g>
                  <svg:desc>Def1_Zipped_Noise_Test_StartwithCHAMP2.J2:Def1_Zipped_Noise_Test_StartwithCHAMP2.J72</svg:desc>
                </draw:g>
              </table:table-cell>
              <table:table-cell office:value-type="float" office:value="0.822916666666667">
                <text:p>0.822916666666667</text:p>
                <draw:g>
                  <svg:desc>Def1_Zipped_Noise_Test_StartwithCHAMP2.K2:Def1_Zipped_Noise_Test_StartwithCHAMP2.K72</svg:desc>
                </draw:g>
              </table:table-cell>
              <table:table-cell office:value-type="float" office:value="0.28125">
                <text:p>0.28125</text:p>
                <draw:g>
                  <svg:desc>Def1_Zipped_Noise_Test_StartwithCHAMP2.L2:Def1_Zipped_Noise_Test_StartwithCHAMP2.L72</svg:desc>
                </draw:g>
              </table:table-cell>
              <table:table-cell office:value-type="float" office:value="0.270833333333333">
                <text:p>0.270833333333333</text:p>
                <draw:g>
                  <svg:desc>Def1_Zipped_Noise_Test_StartwithCHAMP2.M2:Def1_Zipped_Noise_Test_StartwithCHAMP2.M72</svg:desc>
                </draw:g>
              </table:table-cell>
              <table:table-cell office:value-type="float" office:value="0.208333333333333">
                <text:p>0.208333333333333</text:p>
                <draw:g>
                  <svg:desc>Def1_Zipped_Noise_Test_StartwithCHAMP2.N2:Def1_Zipped_Noise_Test_StartwithCHAMP2.N72</svg:desc>
                </draw:g>
              </table:table-cell>
              <table:table-cell office:value-type="float" office:value="0.21875">
                <text:p>0.21875</text:p>
                <draw:g>
                  <svg:desc>Def1_Zipped_Noise_Test_StartwithCHAMP2.O2:Def1_Zipped_Noise_Test_StartwithCHAMP2.O72</svg:desc>
                </draw:g>
              </table:table-cell>
              <table:table-cell office:value-type="float" office:value="0.15625">
                <text:p>0.15625</text:p>
                <draw:g>
                  <svg:desc>Def1_Zipped_Noise_Test_StartwithCHAMP2.P2:Def1_Zipped_Noise_Test_StartwithCHAMP2.P72</svg:desc>
                </draw:g>
              </table:table-cell>
              <table:table-cell office:value-type="float" office:value="0.104166666666667">
                <text:p>0.104166666666667</text:p>
                <draw:g>
                  <svg:desc>Def1_Zipped_Noise_Test_StartwithCHAMP2.Q2:Def1_Zipped_Noise_Test_StartwithCHAMP2.Q72</svg:desc>
                </draw:g>
              </table:table-cell>
              <table:table-cell office:value-type="float" office:value="0.03125">
                <text:p>0.03125</text:p>
                <draw:g>
                  <svg:desc>Def1_Zipped_Noise_Test_StartwithCHAMP2.R2:Def1_Zipped_Noise_Test_StartwithCHAMP2.R72</svg:desc>
                </draw:g>
              </table:table-cell>
              <table:table-cell office:value-type="float" office:value="-0.0416666666666665">
                <text:p>-0.0416666666666665</text:p>
                <draw:g>
                  <svg:desc>Def1_Zipped_Noise_Test_StartwithCHAMP2.S2:Def1_Zipped_Noise_Test_StartwithCHAMP2.S72</svg:desc>
                </draw:g>
              </table:table-cell>
              <table:table-cell office:value-type="float" office:value="0.0104166666666665">
                <text:p>0.0104166666666665</text:p>
                <draw:g>
                  <svg:desc>Def1_Zipped_Noise_Test_StartwithCHAMP2.T2:Def1_Zipped_Noise_Test_StartwithCHAMP2.T72</svg:desc>
                </draw:g>
              </table:table-cell>
              <table:table-cell office:value-type="float" office:value="1.25">
                <text:p>1.25</text:p>
                <draw:g>
                  <svg:desc>Def1_Zipped_Noise_Test_StartwithCHAMP2.U2:Def1_Zipped_Noise_Test_StartwithCHAMP2.U72</svg:desc>
                </draw:g>
              </table:table-cell>
              <table:table-cell office:value-type="float" office:value="1.375">
                <text:p>1.375</text:p>
                <draw:g>
                  <svg:desc>Def1_Zipped_Noise_Test_StartwithCHAMP2.V2:Def1_Zipped_Noise_Test_StartwithCHAMP2.V72</svg:desc>
                </draw:g>
              </table:table-cell>
              <table:table-cell office:value-type="float" office:value="1.375">
                <text:p>1.375</text:p>
                <draw:g>
                  <svg:desc>Def1_Zipped_Noise_Test_StartwithCHAMP2.W2:Def1_Zipped_Noise_Test_StartwithCHAMP2.W72</svg:desc>
                </draw:g>
              </table:table-cell>
              <table:table-cell office:value-type="float" office:value="1.3125">
                <text:p>1.3125</text:p>
                <draw:g>
                  <svg:desc>Def1_Zipped_Noise_Test_StartwithCHAMP2.X2:Def1_Zipped_Noise_Test_StartwithCHAMP2.X72</svg:desc>
                </draw:g>
              </table:table-cell>
              <table:table-cell office:value-type="float" office:value="1.3125">
                <text:p>1.3125</text:p>
                <draw:g>
                  <svg:desc>Def1_Zipped_Noise_Test_StartwithCHAMP2.Y2:Def1_Zipped_Noise_Test_StartwithCHAMP2.Y72</svg:desc>
                </draw:g>
              </table:table-cell>
              <table:table-cell office:value-type="float" office:value="1.25">
                <text:p>1.25</text:p>
                <draw:g>
                  <svg:desc>Def1_Zipped_Noise_Test_StartwithCHAMP2.Z2:Def1_Zipped_Noise_Test_StartwithCHAMP2.Z72</svg:desc>
                </draw:g>
              </table:table-cell>
              <table:table-cell office:value-type="float" office:value="1.125">
                <text:p>1.125</text:p>
                <draw:g>
                  <svg:desc>Def1_Zipped_Noise_Test_StartwithCHAMP2.AA2:Def1_Zipped_Noise_Test_StartwithCHAMP2.AA72</svg:desc>
                </draw:g>
              </table:table-cell>
              <table:table-cell office:value-type="float" office:value="0.9375">
                <text:p>0.9375</text:p>
                <draw:g>
                  <svg:desc>Def1_Zipped_Noise_Test_StartwithCHAMP2.AB2:Def1_Zipped_Noise_Test_StartwithCHAMP2.AB72</svg:desc>
                </draw:g>
              </table:table-cell>
              <table:table-cell office:value-type="float" office:value="1">
                <text:p>1</text:p>
                <draw:g>
                  <svg:desc>Def1_Zipped_Noise_Test_StartwithCHAMP2.AC2:Def1_Zipped_Noise_Test_StartwithCHAMP2.AC72</svg:desc>
                </draw:g>
              </table:table-cell>
              <table:table-cell office:value-type="float" office:value="0.21875">
                <text:p>0.21875</text:p>
                <draw:g>
                  <svg:desc>Def1_Zipped_Noise_Test_StartwithCHAMP2.AD2:Def1_Zipped_Noise_Test_StartwithCHAMP2.AD72</svg:desc>
                </draw:g>
              </table:table-cell>
              <table:table-cell office:value-type="float" office:value="0.145833333333333">
                <text:p>0.145833333333333</text:p>
                <draw:g>
                  <svg:desc>Def1_Zipped_Noise_Test_StartwithCHAMP2.AE2:Def1_Zipped_Noise_Test_StartwithCHAMP2.AE72</svg:desc>
                </draw:g>
              </table:table-cell>
              <table:table-cell office:value-type="float" office:value="0.0833333333333333">
                <text:p>0.0833333333333333</text:p>
                <draw:g>
                  <svg:desc>Def1_Zipped_Noise_Test_StartwithCHAMP2.AF2:Def1_Zipped_Noise_Test_StartwithCHAMP2.AF72</svg:desc>
                </draw:g>
              </table:table-cell>
              <table:table-cell office:value-type="float" office:value="0.15625">
                <text:p>0.15625</text:p>
                <draw:g>
                  <svg:desc>Def1_Zipped_Noise_Test_StartwithCHAMP2.AG2:Def1_Zipped_Noise_Test_StartwithCHAMP2.AG72</svg:desc>
                </draw:g>
              </table:table-cell>
              <table:table-cell office:value-type="float" office:value="-0.0208333333333333">
                <text:p>-0.0208333333333333</text:p>
                <draw:g>
                  <svg:desc>Def1_Zipped_Noise_Test_StartwithCHAMP2.AH2:Def1_Zipped_Noise_Test_StartwithCHAMP2.AH72</svg:desc>
                </draw:g>
              </table:table-cell>
              <table:table-cell office:value-type="float" office:value="-0.125">
                <text:p>-0.125</text:p>
                <draw:g>
                  <svg:desc>Def1_Zipped_Noise_Test_StartwithCHAMP2.AI2:Def1_Zipped_Noise_Test_StartwithCHAMP2.AI72</svg:desc>
                </draw:g>
              </table:table-cell>
              <table:table-cell office:value-type="float" office:value="-0.583333333333333">
                <text:p>-0.583333333333333</text:p>
                <draw:g>
                  <svg:desc>Def1_Zipped_Noise_Test_StartwithCHAMP2.AJ2:Def1_Zipped_Noise_Test_StartwithCHAMP2.AJ72</svg:desc>
                </draw:g>
              </table:table-cell>
              <table:table-cell office:value-type="float" office:value="-0.791666666666667">
                <text:p>-0.791666666666667</text:p>
                <draw:g>
                  <svg:desc>Def1_Zipped_Noise_Test_StartwithCHAMP2.AK2:Def1_Zipped_Noise_Test_StartwithCHAMP2.AK72</svg:desc>
                </draw:g>
              </table:table-cell>
              <table:table-cell office:value-type="float" office:value="-0.75">
                <text:p>-0.75</text:p>
                <draw:g>
                  <svg:desc>Def1_Zipped_Noise_Test_StartwithCHAMP2.AL2:Def1_Zipped_Noise_Test_StartwithCHAMP2.AL72</svg:desc>
                </draw:g>
              </table:table-cell>
              <table:table-cell office:value-type="float" office:value="2.5">
                <text:p>2.5</text:p>
                <draw:g>
                  <svg:desc>Def1_Zipped_Noise_Test_StartwithCHAMP2.AM2:Def1_Zipped_Noise_Test_StartwithCHAMP2.AM72</svg:desc>
                </draw:g>
              </table:table-cell>
              <table:table-cell office:value-type="float" office:value="2.625">
                <text:p>2.625</text:p>
                <draw:g>
                  <svg:desc>Def1_Zipped_Noise_Test_StartwithCHAMP2.AN2:Def1_Zipped_Noise_Test_StartwithCHAMP2.AN72</svg:desc>
                </draw:g>
              </table:table-cell>
              <table:table-cell office:value-type="float" office:value="2.6875">
                <text:p>2.6875</text:p>
                <draw:g>
                  <svg:desc>Def1_Zipped_Noise_Test_StartwithCHAMP2.AO2:Def1_Zipped_Noise_Test_StartwithCHAMP2.AO72</svg:desc>
                </draw:g>
              </table:table-cell>
              <table:table-cell office:value-type="float" office:value="2.625">
                <text:p>2.625</text:p>
                <draw:g>
                  <svg:desc>Def1_Zipped_Noise_Test_StartwithCHAMP2.AP2:Def1_Zipped_Noise_Test_StartwithCHAMP2.AP72</svg:desc>
                </draw:g>
              </table:table-cell>
              <table:table-cell office:value-type="float" office:value="2.67708333333333">
                <text:p>2.67708333333333</text:p>
                <draw:g>
                  <svg:desc>Def1_Zipped_Noise_Test_StartwithCHAMP2.AQ2:Def1_Zipped_Noise_Test_StartwithCHAMP2.AQ72</svg:desc>
                </draw:g>
              </table:table-cell>
              <table:table-cell office:value-type="float" office:value="2.66666666666667">
                <text:p>2.66666666666667</text:p>
                <draw:g>
                  <svg:desc>Def1_Zipped_Noise_Test_StartwithCHAMP2.AR2:Def1_Zipped_Noise_Test_StartwithCHAMP2.AR72</svg:desc>
                </draw:g>
              </table:table-cell>
              <table:table-cell office:value-type="float" office:value="2.73958333333333">
                <text:p>2.73958333333333</text:p>
                <draw:g>
                  <svg:desc>Def1_Zipped_Noise_Test_StartwithCHAMP2.AS2:Def1_Zipped_Noise_Test_StartwithCHAMP2.AS72</svg:desc>
                </draw:g>
              </table:table-cell>
              <table:table-cell office:value-type="float" office:value="2.5">
                <text:p>2.5</text:p>
                <draw:g>
                  <svg:desc>Def1_Zipped_Noise_Test_StartwithCHAMP2.AT2:Def1_Zipped_Noise_Test_StartwithCHAMP2.AT72</svg:desc>
                </draw:g>
              </table:table-cell>
              <table:table-cell office:value-type="float" office:value="2.57291666666667">
                <text:p>2.57291666666667</text:p>
                <draw:g>
                  <svg:desc>Def1_Zipped_Noise_Test_StartwithCHAMP2.AU2:Def1_Zipped_Noise_Test_StartwithCHAMP2.AU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28125">
                <text:p>1.328125</text:p>
              </table:table-cell>
              <table:table-cell office:value-type="float" office:value="1.390625">
                <text:p>1.390625</text:p>
              </table:table-cell>
              <table:table-cell office:value-type="float" office:value="1.359375">
                <text:p>1.359375</text:p>
              </table:table-cell>
              <table:table-cell office:value-type="float" office:value="1.296875">
                <text:p>1.296875</text:p>
              </table:table-cell>
              <table:table-cell office:value-type="float" office:value="1.359375">
                <text:p>1.359375</text:p>
              </table:table-cell>
              <table:table-cell office:value-type="float" office:value="1.234375">
                <text:p>1.234375</text:p>
              </table:table-cell>
              <table:table-cell office:value-type="float" office:value="1.234375">
                <text:p>1.234375</text:p>
              </table:table-cell>
              <table:table-cell office:value-type="float" office:value="0.953125">
                <text:p>0.953125</text:p>
              </table:table-cell>
              <table:table-cell office:value-type="float" office:value="0.697916666666667">
                <text:p>0.697916666666667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244791666666666">
                <text:p>0.244791666666666</text:p>
              </table:table-cell>
              <table:table-cell office:value-type="float" office:value="0.177083333333333">
                <text:p>0.177083333333333</text:p>
              </table:table-cell>
              <table:table-cell office:value-type="float" office:value="0.151041666666667">
                <text:p>0.151041666666667</text:p>
              </table:table-cell>
              <table:table-cell office:value-type="float" office:value="0.0677083333333335">
                <text:p>0.0677083333333335</text:p>
              </table:table-cell>
              <table:table-cell office:value-type="float" office:value="-0.0208333333333335">
                <text:p>-0.0208333333333335</text:p>
              </table:table-cell>
              <table:table-cell office:value-type="float" office:value="-0.09375">
                <text:p>-0.09375</text:p>
              </table:table-cell>
              <table:table-cell office:value-type="float" office:value="-0.0833333333333335">
                <text:p>-0.0833333333333335</text:p>
              </table:table-cell>
              <table:table-cell office:value-type="float" office:value="-0.229166666666667">
                <text:p>-0.229166666666667</text:p>
              </table:table-cell>
              <table:table-cell office:value-type="float" office:value="-0.244791666666666">
                <text:p>-0.244791666666666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8645833333333">
                <text:p>1.28645833333333</text:p>
              </table:table-cell>
              <table:table-cell office:value-type="float" office:value="1.32291666666667">
                <text:p>1.32291666666667</text:p>
              </table:table-cell>
              <table:table-cell office:value-type="float" office:value="1.28645833333333">
                <text:p>1.28645833333333</text:p>
              </table:table-cell>
              <table:table-cell office:value-type="float" office:value="1.25">
                <text:p>1.25</text:p>
              </table:table-cell>
              <table:table-cell office:value-type="float" office:value="1.17708333333333">
                <text:p>1.17708333333333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8125">
                <text:p>0.8125</text:p>
              </table:table-cell>
              <table:table-cell office:value-type="float" office:value="0.276041666666667">
                <text:p>0.276041666666667</text:p>
              </table:table-cell>
              <table:table-cell office:value-type="float" office:value="0.213541666666667">
                <text:p>0.213541666666667</text:p>
              </table:table-cell>
              <table:table-cell office:value-type="float" office:value="0.125">
                <text:p>0.125</text:p>
              </table:table-cell>
              <table:table-cell office:value-type="float" office:value="0.0677083333333333">
                <text:p>0.0677083333333333</text:p>
              </table:table-cell>
              <table:table-cell office:value-type="float" office:value="-0.109375">
                <text:p>-0.109375</text:p>
              </table:table-cell>
              <table:table-cell office:value-type="float" office:value="-0.182291666666667">
                <text:p>-0.182291666666667</text:p>
              </table:table-cell>
              <table:table-cell office:value-type="float" office:value="-0.489583333333333">
                <text:p>-0.489583333333333</text:p>
              </table:table-cell>
              <table:table-cell office:value-type="float" office:value="-0.848958333333333">
                <text:p>-0.848958333333333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2.36458333333333">
                <text:p>2.36458333333333</text:p>
              </table:table-cell>
              <table:table-cell office:value-type="float" office:value="2.39583333333333">
                <text:p>2.39583333333333</text:p>
              </table:table-cell>
              <table:table-cell office:value-type="float" office:value="2.45833333333333">
                <text:p>2.45833333333333</text:p>
              </table:table-cell>
              <table:table-cell office:value-type="float" office:value="2.61458333333333">
                <text:p>2.61458333333333</text:p>
              </table:table-cell>
              <table:table-cell office:value-type="float" office:value="2.63020833333333">
                <text:p>2.6302083333333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61979166666667">
                <text:p>2.61979166666667</text:p>
              </table:table-cell>
              <table:table-cell office:value-type="float" office:value="2.50520833333333">
                <text:p>2.50520833333333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6319444444444">
                <text:p>1.16319444444444</text:p>
              </table:table-cell>
              <table:table-cell office:value-type="float" office:value="1.35763888888889">
                <text:p>1.35763888888889</text:p>
              </table:table-cell>
              <table:table-cell office:value-type="float" office:value="1.30902777777778">
                <text:p>1.30902777777778</text:p>
              </table:table-cell>
              <table:table-cell office:value-type="float" office:value="1.23611111111111">
                <text:p>1.23611111111111</text:p>
              </table:table-cell>
              <table:table-cell office:value-type="float" office:value="1.30902777777778">
                <text:p>1.30902777777778</text:p>
              </table:table-cell>
              <table:table-cell office:value-type="float" office:value="1.1875">
                <text:p>1.1875</text:p>
              </table:table-cell>
              <table:table-cell office:value-type="float" office:value="1.1875">
                <text:p>1.1875</text:p>
              </table:table-cell>
              <table:table-cell office:value-type="float" office:value="0.947916666666667">
                <text:p>0.947916666666667</text:p>
              </table:table-cell>
              <table:table-cell office:value-type="float" office:value="0.760416666666667">
                <text:p>0.760416666666667</text:p>
              </table:table-cell>
              <table:table-cell office:value-type="float" office:value="0.635416666666667">
                <text:p>0.635416666666667</text:p>
              </table:table-cell>
              <table:table-cell office:value-type="float" office:value="0.190972222222222">
                <text:p>0.19097222222222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00347222222222232">
                <text:p>-0.00347222222222232</text:p>
              </table:table-cell>
              <table:table-cell office:value-type="float" office:value="0.0451388888888889">
                <text:p>0.0451388888888889</text:p>
              </table:table-cell>
              <table:table-cell office:value-type="float" office:value="-0.100694444444444">
                <text:p>-0.100694444444444</text:p>
              </table:table-cell>
              <table:table-cell office:value-type="float" office:value="-0.052083333333333">
                <text:p>-0.052083333333333</text:p>
              </table:table-cell>
              <table:table-cell office:value-type="float" office:value="-0.21875">
                <text:p>-0.21875</text:p>
              </table:table-cell>
              <table:table-cell office:value-type="float" office:value="-0.236111111111111">
                <text:p>-0.236111111111111</text:p>
              </table:table-cell>
              <table:table-cell office:value-type="float" office:value="-0.239583333333333">
                <text:p>-0.239583333333333</text:p>
              </table:table-cell>
              <table:table-cell office:value-type="float" office:value="1.09375">
                <text:p>1.09375</text:p>
              </table:table-cell>
              <table:table-cell office:value-type="float" office:value="1.21527777777778">
                <text:p>1.21527777777778</text:p>
              </table:table-cell>
              <table:table-cell office:value-type="float" office:value="1.3125">
                <text:p>1.3125</text:p>
              </table:table-cell>
              <table:table-cell office:value-type="float" office:value="1.28819444444444">
                <text:p>1.28819444444444</text:p>
              </table:table-cell>
              <table:table-cell office:value-type="float" office:value="1.26388888888889">
                <text:p>1.26388888888889</text:p>
              </table:table-cell>
              <table:table-cell office:value-type="float" office:value="1.23958333333333">
                <text:p>1.23958333333333</text:p>
              </table:table-cell>
              <table:table-cell office:value-type="float" office:value="1.14236111111111">
                <text:p>1.14236111111111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826388888888889">
                <text:p>0.826388888888889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0.09375">
                <text:p>0.09375</text:p>
              </table:table-cell>
              <table:table-cell office:value-type="float" office:value="0.190972222222222">
                <text:p>0.190972222222222</text:p>
              </table:table-cell>
              <table:table-cell office:value-type="float" office:value="-0.0763888888888888">
                <text:p>-0.0763888888888888</text:p>
              </table:table-cell>
              <table:table-cell office:value-type="float" office:value="-0.0520833333333333">
                <text:p>-0.0520833333333333</text:p>
              </table:table-cell>
              <table:table-cell office:value-type="float" office:value="-0.430555555555556">
                <text:p>-0.430555555555556</text:p>
              </table:table-cell>
              <table:table-cell office:value-type="float" office:value="-0.684027777777778">
                <text:p>-0.684027777777778</text:p>
              </table:table-cell>
              <table:table-cell office:value-type="float" office:value="-0.8125">
                <text:p>-0.8125</text:p>
              </table:table-cell>
              <table:table-cell office:value-type="float" office:value="2.09027777777778">
                <text:p>2.09027777777778</text:p>
              </table:table-cell>
              <table:table-cell office:value-type="float" office:value="2.26041666666667">
                <text:p>2.26041666666667</text:p>
              </table:table-cell>
              <table:table-cell office:value-type="float" office:value="2.45486111111111">
                <text:p>2.45486111111111</text:p>
              </table:table-cell>
              <table:table-cell office:value-type="float" office:value="2.40625">
                <text:p>2.40625</text:p>
              </table:table-cell>
              <table:table-cell office:value-type="float" office:value="2.52777777777778">
                <text:p>2.52777777777778</text:p>
              </table:table-cell>
              <table:table-cell office:value-type="float" office:value="2.47916666666667">
                <text:p>2.47916666666667</text:p>
              </table:table-cell>
              <table:table-cell office:value-type="float" office:value="2.52083333333333">
                <text:p>2.52083333333333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2.27430555555556">
                <text:p>2.27430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2760416666667">
                <text:p>1.12760416666667</text:p>
              </table:table-cell>
              <table:table-cell office:value-type="float" office:value="1.30989583333333">
                <text:p>1.30989583333333</text:p>
              </table:table-cell>
              <table:table-cell office:value-type="float" office:value="1.29166666666667">
                <text:p>1.29166666666667</text:p>
              </table:table-cell>
              <table:table-cell office:value-type="float" office:value="1.21875">
                <text:p>1.21875</text:p>
              </table:table-cell>
              <table:table-cell office:value-type="float" office:value="1.29166666666667">
                <text:p>1.29166666666667</text:p>
              </table:table-cell>
              <table:table-cell office:value-type="float" office:value="1.20052083333333">
                <text:p>1.20052083333333</text:p>
              </table:table-cell>
              <table:table-cell office:value-type="float" office:value="1.12760416666667">
                <text:p>1.12760416666667</text:p>
              </table:table-cell>
              <table:table-cell office:value-type="float" office:value="0.963541666666667">
                <text:p>0.963541666666667</text:p>
              </table:table-cell>
              <table:table-cell office:value-type="float" office:value="0.7421875">
                <text:p>0.7421875</text:p>
              </table:table-cell>
              <table:table-cell office:value-type="float" office:value="0.6015625">
                <text:p>0.6015625</text:p>
              </table:table-cell>
              <table:table-cell office:value-type="float" office:value="0.2265625">
                <text:p>0.22656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2500000000004">
                <text:p>0.0312500000000004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-0.0078125">
                <text:p>-0.0078125</text:p>
              </table:table-cell>
              <table:table-cell office:value-type="float" office:value="-0.059895833333333">
                <text:p>-0.059895833333333</text:p>
              </table:table-cell>
              <table:table-cell office:value-type="float" office:value="-0.036458333333333">
                <text:p>-0.036458333333333</text:p>
              </table:table-cell>
              <table:table-cell office:value-type="float" office:value="-0.1953125">
                <text:p>-0.1953125</text:p>
              </table:table-cell>
              <table:table-cell office:value-type="float" office:value="-0.145833333333333">
                <text:p>-0.145833333333333</text:p>
              </table:table-cell>
              <table:table-cell office:value-type="float" office:value="1.05989583333333">
                <text:p>1.05989583333333</text:p>
              </table:table-cell>
              <table:table-cell office:value-type="float" office:value="1.14322916666667">
                <text:p>1.14322916666667</text:p>
              </table:table-cell>
              <table:table-cell office:value-type="float" office:value="1.2890625">
                <text:p>1.2890625</text:p>
              </table:table-cell>
              <table:table-cell office:value-type="float" office:value="1.26822916666667">
                <text:p>1.26822916666667</text:p>
              </table:table-cell>
              <table:table-cell office:value-type="float" office:value="1.2265625">
                <text:p>1.2265625</text:p>
              </table:table-cell>
              <table:table-cell office:value-type="float" office:value="1.20572916666667">
                <text:p>1.20572916666667</text:p>
              </table:table-cell>
              <table:table-cell office:value-type="float" office:value="1.08072916666667">
                <text:p>1.08072916666667</text:p>
              </table:table-cell>
              <table:table-cell office:value-type="float" office:value="0.934895833333333">
                <text:p>0.934895833333333</text:p>
              </table:table-cell>
              <table:table-cell office:value-type="float" office:value="0.747395833333333">
                <text:p>0.747395833333333</text:p>
              </table:table-cell>
              <table:table-cell office:value-type="float" office:value="0.390625">
                <text:p>0.390625</text:p>
              </table:table-cell>
              <table:table-cell office:value-type="float" office:value="0.3125">
                <text:p>0.312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046875">
                <text:p>0.046875</text:p>
              </table:table-cell>
              <table:table-cell office:value-type="float" office:value="-0.0572916666666665">
                <text:p>-0.0572916666666665</text:p>
              </table:table-cell>
              <table:table-cell office:value-type="float" office:value="-0.239583333333333">
                <text:p>-0.239583333333333</text:p>
              </table:table-cell>
              <table:table-cell office:value-type="float" office:value="-0.575520833333333">
                <text:p>-0.575520833333333</text:p>
              </table:table-cell>
              <table:table-cell office:value-type="float" office:value="-0.669270833333333">
                <text:p>-0.669270833333333</text:p>
              </table:table-cell>
              <table:table-cell office:value-type="float" office:value="1.97916666666667">
                <text:p>1.97916666666667</text:p>
              </table:table-cell>
              <table:table-cell office:value-type="float" office:value="2.12239583333333">
                <text:p>2.12239583333333</text:p>
              </table:table-cell>
              <table:table-cell office:value-type="float" office:value="2.36197916666667">
                <text:p>2.36197916666667</text:p>
              </table:table-cell>
              <table:table-cell office:value-type="float" office:value="2.26822916666667">
                <text:p>2.26822916666667</text:p>
              </table:table-cell>
              <table:table-cell office:value-type="float" office:value="2.38020833333333">
                <text:p>2.38020833333333</text:p>
              </table:table-cell>
              <table:table-cell office:value-type="float" office:value="2.390625">
                <text:p>2.390625</text:p>
              </table:table-cell>
              <table:table-cell office:value-type="float" office:value="2.28385416666667">
                <text:p>2.28385416666667</text:p>
              </table:table-cell>
              <table:table-cell office:value-type="float" office:value="2.25260416666667">
                <text:p>2.25260416666667</text:p>
              </table:table-cell>
              <table:table-cell office:value-type="float" office:value="2.01822916666667">
                <text:p>2.0182291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7708333333333">
                <text:p>1.07708333333333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25208333333333">
                <text:p>1.25208333333333</text:p>
              </table:table-cell>
              <table:table-cell office:value-type="float" office:value="1.25208333333333">
                <text:p>1.25208333333333</text:p>
              </table:table-cell>
              <table:table-cell office:value-type="float" office:value="1.2375">
                <text:p>1.2375</text:p>
              </table:table-cell>
              <table:table-cell office:value-type="float" office:value="1.19375">
                <text:p>1.19375</text:p>
              </table:table-cell>
              <table:table-cell office:value-type="float" office:value="1.12083333333333">
                <text:p>1.12083333333333</text:p>
              </table:table-cell>
              <table:table-cell office:value-type="float" office:value="0.945833333333333">
                <text:p>0.945833333333333</text:p>
              </table:table-cell>
              <table:table-cell office:value-type="float" office:value="0.7125">
                <text:p>0.7125</text:p>
              </table:table-cell>
              <table:table-cell office:value-type="float" office:value="0.58125">
                <text:p>0.58125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110416666666667">
                <text:p>0.110416666666667</text:p>
              </table:table-cell>
              <table:table-cell office:value-type="float" office:value="0.0437499999999997">
                <text:p>0.0437499999999997</text:p>
              </table:table-cell>
              <table:table-cell office:value-type="float" office:value="0.0625">
                <text:p>0.0625</text:p>
              </table:table-cell>
              <table:table-cell office:value-type="float" office:value="-0.0145833333333334">
                <text:p>-0.0145833333333334</text:p>
              </table:table-cell>
              <table:table-cell office:value-type="float" office:value="-0.0874999999999999">
                <text:p>-0.0874999999999999</text:p>
              </table:table-cell>
              <table:table-cell office:value-type="float" office:value="-0.0791666666666666">
                <text:p>-0.0791666666666666</text:p>
              </table:table-cell>
              <table:table-cell office:value-type="float" office:value="-0.195833333333333">
                <text:p>-0.195833333333333</text:p>
              </table:table-cell>
              <table:table-cell office:value-type="float" office:value="-0.177083333333333">
                <text:p>-0.177083333333333</text:p>
              </table:table-cell>
              <table:table-cell office:value-type="float" office:value="1.07291666666667">
                <text:p>1.07291666666667</text:p>
              </table:table-cell>
              <table:table-cell office:value-type="float" office:value="1.13958333333333">
                <text:p>1.13958333333333</text:p>
              </table:table-cell>
              <table:table-cell office:value-type="float" office:value="1.25625">
                <text:p>1.25625</text:p>
              </table:table-cell>
              <table:table-cell office:value-type="float" office:value="1.25625">
                <text:p>1.25625</text:p>
              </table:table-cell>
              <table:table-cell office:value-type="float" office:value="1.25625">
                <text:p>1.25625</text:p>
              </table:table-cell>
              <table:table-cell office:value-type="float" office:value="1.20625">
                <text:p>1.20625</text:p>
              </table:table-cell>
              <table:table-cell office:value-type="float" office:value="1.10625">
                <text:p>1.10625</text:p>
              </table:table-cell>
              <table:table-cell office:value-type="float" office:value="0.922916666666667">
                <text:p>0.922916666666667</text:p>
              </table:table-cell>
              <table:table-cell office:value-type="float" office:value="0.722916666666667">
                <text:p>0.722916666666667</text:p>
              </table:table-cell>
              <table:table-cell office:value-type="float" office:value="0.35">
                <text:p>0.35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-0.0249999999999999">
                <text:p>-0.0249999999999999</text:p>
              </table:table-cell>
              <table:table-cell office:value-type="float" office:value="-0.208333333333333">
                <text:p>-0.208333333333333</text:p>
              </table:table-cell>
              <table:table-cell office:value-type="float" office:value="-0.541666666666667">
                <text:p>-0.541666666666667</text:p>
              </table:table-cell>
              <table:table-cell office:value-type="float" office:value="-0.652083333333333">
                <text:p>-0.652083333333333</text:p>
              </table:table-cell>
              <table:table-cell office:value-type="float" office:value="1.98958333333333">
                <text:p>1.98958333333333</text:p>
              </table:table-cell>
              <table:table-cell office:value-type="float" office:value="2.12083333333333">
                <text:p>2.12083333333333</text:p>
              </table:table-cell>
              <table:table-cell office:value-type="float" office:value="2.30416666666667">
                <text:p>2.30416666666667</text:p>
              </table:table-cell>
              <table:table-cell office:value-type="float" office:value="2.30208333333333">
                <text:p>2.30208333333333</text:p>
              </table:table-cell>
              <table:table-cell office:value-type="float" office:value="2.34583333333333">
                <text:p>2.34583333333333</text:p>
              </table:table-cell>
              <table:table-cell office:value-type="float" office:value="2.35208333333333">
                <text:p>2.35208333333333</text:p>
              </table:table-cell>
              <table:table-cell office:value-type="float" office:value="2.26041666666667">
                <text:p>2.26041666666667</text:p>
              </table:table-cell>
              <table:table-cell office:value-type="float" office:value="2.17708333333333">
                <text:p>2.17708333333333</text:p>
              </table:table-cell>
              <table:table-cell office:value-type="float" office:value="1.95625">
                <text:p>1.9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4340277777778">
                <text:p>1.04340277777778</text:p>
              </table:table-cell>
              <table:table-cell office:value-type="float" office:value="1.23784722222222">
                <text:p>1.23784722222222</text:p>
              </table:table-cell>
              <table:table-cell office:value-type="float" office:value="1.23784722222222">
                <text:p>1.23784722222222</text:p>
              </table:table-cell>
              <table:table-cell office:value-type="float" office:value="1.22569444444444">
                <text:p>1.22569444444444</text:p>
              </table:table-cell>
              <table:table-cell office:value-type="float" office:value="1.21354166666667">
                <text:p>1.21354166666667</text:p>
              </table:table-cell>
              <table:table-cell office:value-type="float" office:value="1.15277777777778">
                <text:p>1.15277777777778</text:p>
              </table:table-cell>
              <table:table-cell office:value-type="float" office:value="1.06770833333333">
                <text:p>1.06770833333333</text:p>
              </table:table-cell>
              <table:table-cell office:value-type="float" office:value="0.934027777777778">
                <text:p>0.934027777777778</text:p>
              </table:table-cell>
              <table:table-cell office:value-type="float" office:value="0.703125">
                <text:p>0.703125</text:p>
              </table:table-cell>
              <table:table-cell office:value-type="float" office:value="0.581597222222222">
                <text:p>0.581597222222222</text:p>
              </table:table-cell>
              <table:table-cell office:value-type="float" office:value="0.154513888888889">
                <text:p>0.154513888888889</text:p>
              </table:table-cell>
              <table:table-cell office:value-type="float" office:value="0.0850694444444446">
                <text:p>0.0850694444444446</text:p>
              </table:table-cell>
              <table:table-cell office:value-type="float" office:value="0.00347222222222232">
                <text:p>0.00347222222222232</text:p>
              </table:table-cell>
              <table:table-cell office:value-type="float" office:value="0.0329861111111112">
                <text:p>0.0329861111111112</text:p>
              </table:table-cell>
              <table:table-cell office:value-type="float" office:value="-0.0555555555555558">
                <text:p>-0.0555555555555558</text:p>
              </table:table-cell>
              <table:table-cell office:value-type="float" office:value="-0.057291666666667">
                <text:p>-0.057291666666667</text:p>
              </table:table-cell>
              <table:table-cell office:value-type="float" office:value="-0.107638888888889">
                <text:p>-0.107638888888889</text:p>
              </table:table-cell>
              <table:table-cell office:value-type="float" office:value="-0.199652777777778">
                <text:p>-0.199652777777778</text:p>
              </table:table-cell>
              <table:table-cell office:value-type="float" office:value="-0.168402777777778">
                <text:p>-0.168402777777778</text:p>
              </table:table-cell>
              <table:table-cell office:value-type="float" office:value="1.02604166666667">
                <text:p>1.02604166666667</text:p>
              </table:table-cell>
              <table:table-cell office:value-type="float" office:value="1.08159722222222">
                <text:p>1.08159722222222</text:p>
              </table:table-cell>
              <table:table-cell office:value-type="float" office:value="1.24826388888889">
                <text:p>1.24826388888889</text:p>
              </table:table-cell>
              <table:table-cell office:value-type="float" office:value="1.26215277777778">
                <text:p>1.26215277777778</text:p>
              </table:table-cell>
              <table:table-cell office:value-type="float" office:value="1.22048611111111">
                <text:p>1.22048611111111</text:p>
              </table:table-cell>
              <table:table-cell office:value-type="float" office:value="1.19270833333333">
                <text:p>1.19270833333333</text:p>
              </table:table-cell>
              <table:table-cell office:value-type="float" office:value="1.09548611111111">
                <text:p>1.09548611111111</text:p>
              </table:table-cell>
              <table:table-cell office:value-type="float" office:value="0.914930555555556">
                <text:p>0.914930555555556</text:p>
              </table:table-cell>
              <table:table-cell office:value-type="float" office:value="0.734375">
                <text:p>0.734375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0.295138888888889">
                <text:p>0.295138888888889</text:p>
              </table:table-cell>
              <table:table-cell office:value-type="float" office:value="0.173611111111111">
                <text:p>0.173611111111111</text:p>
              </table:table-cell>
              <table:table-cell office:value-type="float" office:value="0.190972222222222">
                <text:p>0.190972222222222</text:p>
              </table:table-cell>
              <table:table-cell office:value-type="float" office:value="0.0555555555555554">
                <text:p>0.0555555555555554</text:p>
              </table:table-cell>
              <table:table-cell office:value-type="float" office:value="-0.0451388888888891">
                <text:p>-0.0451388888888891</text:p>
              </table:table-cell>
              <table:table-cell office:value-type="float" office:value="-0.201388888888889">
                <text:p>-0.201388888888889</text:p>
              </table:table-cell>
              <table:table-cell office:value-type="float" office:value="-0.524305555555556">
                <text:p>-0.524305555555556</text:p>
              </table:table-cell>
              <table:table-cell office:value-type="float" office:value="-0.628472222222222">
                <text:p>-0.628472222222222</text:p>
              </table:table-cell>
              <table:table-cell office:value-type="float" office:value="1.91319444444444">
                <text:p>1.91319444444444</text:p>
              </table:table-cell>
              <table:table-cell office:value-type="float" office:value="2.02430555555556">
                <text:p>2.02430555555556</text:p>
              </table:table-cell>
              <table:table-cell office:value-type="float" office:value="2.30034722222222">
                <text:p>2.30034722222222</text:p>
              </table:table-cell>
              <table:table-cell office:value-type="float" office:value="2.28472222222222">
                <text:p>2.28472222222222</text:p>
              </table:table-cell>
              <table:table-cell office:value-type="float" office:value="2.31770833333333">
                <text:p>2.31770833333333</text:p>
              </table:table-cell>
              <table:table-cell office:value-type="float" office:value="2.30555555555556">
                <text:p>2.30555555555556</text:p>
              </table:table-cell>
              <table:table-cell office:value-type="float" office:value="2.23090277777778">
                <text:p>2.23090277777778</text:p>
              </table:table-cell>
              <table:table-cell office:value-type="float" office:value="2.14236111111111">
                <text:p>2.14236111111111</text:p>
              </table:table-cell>
              <table:table-cell office:value-type="float" office:value="1.94444444444444">
                <text:p>1.9444444444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934523809524">
                <text:p>1.01934523809524</text:p>
              </table:table-cell>
              <table:table-cell office:value-type="float" office:value="1.21577380952381">
                <text:p>1.21577380952381</text:p>
              </table:table-cell>
              <table:table-cell office:value-type="float" office:value="1.22767857142857">
                <text:p>1.22767857142857</text:p>
              </table:table-cell>
              <table:table-cell office:value-type="float" office:value="1.21577380952381">
                <text:p>1.21577380952381</text:p>
              </table:table-cell>
              <table:table-cell office:value-type="float" office:value="1.20386904761905">
                <text:p>1.20386904761905</text:p>
              </table:table-cell>
              <table:table-cell office:value-type="float" office:value="1.13392857142857">
                <text:p>1.13392857142857</text:p>
              </table:table-cell>
              <table:table-cell office:value-type="float" office:value="1.05059523809524">
                <text:p>1.05059523809524</text:p>
              </table:table-cell>
              <table:table-cell office:value-type="float" office:value="0.967261904761905">
                <text:p>0.967261904761905</text:p>
              </table:table-cell>
              <table:table-cell office:value-type="float" office:value="0.696428571428571">
                <text:p>0.696428571428571</text:p>
              </table:table-cell>
              <table:table-cell office:value-type="float" office:value="0.561011904761905">
                <text:p>0.561011904761905</text:p>
              </table:table-cell>
              <table:table-cell office:value-type="float" office:value="0.186011904761905">
                <text:p>0.186011904761905</text:p>
              </table:table-cell>
              <table:table-cell office:value-type="float" office:value="0.114583333333333">
                <text:p>0.114583333333333</text:p>
              </table:table-cell>
              <table:table-cell office:value-type="float" office:value="0.00744047619047583">
                <text:p>0.00744047619047583</text:p>
              </table:table-cell>
              <table:table-cell office:value-type="float" office:value="0.0193452380952381">
                <text:p>0.0193452380952381</text:p>
              </table:table-cell>
              <table:table-cell office:value-type="float" office:value="-0.0744047619047623">
                <text:p>-0.0744047619047623</text:p>
              </table:table-cell>
              <table:table-cell office:value-type="float" office:value="-0.0744047619047619">
                <text:p>-0.0744047619047619</text:p>
              </table:table-cell>
              <table:table-cell office:value-type="float" office:value="-0.0625">
                <text:p>-0.0625</text:p>
              </table:table-cell>
              <table:table-cell office:value-type="float" office:value="-0.190476190476191">
                <text:p>-0.190476190476191</text:p>
              </table:table-cell>
              <table:table-cell office:value-type="float" office:value="-0.183035714285714">
                <text:p>-0.183035714285714</text:p>
              </table:table-cell>
              <table:table-cell office:value-type="float" office:value="0.992559523809524">
                <text:p>0.992559523809524</text:p>
              </table:table-cell>
              <table:table-cell office:value-type="float" office:value="1.0639880952381">
                <text:p>1.0639880952381</text:p>
              </table:table-cell>
              <table:table-cell office:value-type="float" office:value="1.23065476190476">
                <text:p>1.23065476190476</text:p>
              </table:table-cell>
              <table:table-cell office:value-type="float" office:value="1.25446428571429">
                <text:p>1.25446428571429</text:p>
              </table:table-cell>
              <table:table-cell office:value-type="float" office:value="1.24255952380952">
                <text:p>1.24255952380952</text:p>
              </table:table-cell>
              <table:table-cell office:value-type="float" office:value="1.19494047619048">
                <text:p>1.19494047619048</text:p>
              </table:table-cell>
              <table:table-cell office:value-type="float" office:value="1.09970238095238">
                <text:p>1.09970238095238</text:p>
              </table:table-cell>
              <table:table-cell office:value-type="float" office:value="0.897321428571429">
                <text:p>0.897321428571429</text:p>
              </table:table-cell>
              <table:table-cell office:value-type="float" office:value="0.71875">
                <text:p>0.71875</text:p>
              </table:table-cell>
              <table:table-cell office:value-type="float" office:value="0.358630952380952">
                <text:p>0.358630952380952</text:p>
              </table:table-cell>
              <table:table-cell office:value-type="float" office:value="0.311011904761905">
                <text:p>0.311011904761905</text:p>
              </table:table-cell>
              <table:table-cell office:value-type="float" office:value="0.203869047619048">
                <text:p>0.203869047619048</text:p>
              </table:table-cell>
              <table:table-cell office:value-type="float" office:value="0.203869047619048">
                <text:p>0.203869047619048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-0.0416666666666665">
                <text:p>-0.0416666666666665</text:p>
              </table:table-cell>
              <table:table-cell office:value-type="float" office:value="-0.136904761904762">
                <text:p>-0.136904761904762</text:p>
              </table:table-cell>
              <table:table-cell office:value-type="float" office:value="-0.511904761904762">
                <text:p>-0.511904761904762</text:p>
              </table:table-cell>
              <table:table-cell office:value-type="float" office:value="-0.639880952380952">
                <text:p>-0.639880952380952</text:p>
              </table:table-cell>
              <table:table-cell office:value-type="float" office:value="1.84970238095238">
                <text:p>1.84970238095238</text:p>
              </table:table-cell>
              <table:table-cell office:value-type="float" office:value="1.98065476190476">
                <text:p>1.98065476190476</text:p>
              </table:table-cell>
              <table:table-cell office:value-type="float" office:value="2.24255952380952">
                <text:p>2.24255952380952</text:p>
              </table:table-cell>
              <table:table-cell office:value-type="float" office:value="2.25446428571429">
                <text:p>2.25446428571429</text:p>
              </table:table-cell>
              <table:table-cell office:value-type="float" office:value="2.33482142857143">
                <text:p>2.33482142857143</text:p>
              </table:table-cell>
              <table:table-cell office:value-type="float" office:value="2.28720238095238">
                <text:p>2.28720238095238</text:p>
              </table:table-cell>
              <table:table-cell office:value-type="float" office:value="2.20386904761905">
                <text:p>2.20386904761905</text:p>
              </table:table-cell>
              <table:table-cell office:value-type="float" office:value="2.10565476190476">
                <text:p>2.10565476190476</text:p>
              </table:table-cell>
              <table:table-cell office:value-type="float" office:value="1.91964285714286">
                <text:p>1.9196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130208333333">
                <text:p>1.00130208333333</text:p>
              </table:table-cell>
              <table:table-cell office:value-type="float" office:value="1.18880208333333">
                <text:p>1.18880208333333</text:p>
              </table:table-cell>
              <table:table-cell office:value-type="float" office:value="1.23046875">
                <text:p>1.23046875</text:p>
              </table:table-cell>
              <table:table-cell office:value-type="float" office:value="1.22005208333333">
                <text:p>1.22005208333333</text:p>
              </table:table-cell>
              <table:table-cell office:value-type="float" office:value="1.20963541666667">
                <text:p>1.20963541666667</text:p>
              </table:table-cell>
              <table:table-cell office:value-type="float" office:value="1.14713541666667">
                <text:p>1.14713541666667</text:p>
              </table:table-cell>
              <table:table-cell office:value-type="float" office:value="1.06380208333333">
                <text:p>1.06380208333333</text:p>
              </table:table-cell>
              <table:table-cell office:value-type="float" office:value="0.946614583333333">
                <text:p>0.946614583333333</text:p>
              </table:table-cell>
              <table:table-cell office:value-type="float" office:value="0.709635416666667">
                <text:p>0.709635416666667</text:p>
              </table:table-cell>
              <table:table-cell office:value-type="float" office:value="0.563802083333333">
                <text:p>0.563802083333333</text:p>
              </table:table-cell>
              <table:table-cell office:value-type="float" office:value="0.209635416666666">
                <text:p>0.209635416666666</text:p>
              </table:table-cell>
              <table:table-cell office:value-type="float" office:value="0.147135416666667">
                <text:p>0.147135416666667</text:p>
              </table:table-cell>
              <table:table-cell office:value-type="float" office:value="0.0221354166666665">
                <text:p>0.0221354166666665</text:p>
              </table:table-cell>
              <table:table-cell office:value-type="float" office:value="0.00130208333333348">
                <text:p>0.00130208333333348</text:p>
              </table:table-cell>
              <table:table-cell office:value-type="float" office:value="-0.01953125">
                <text:p>-0.01953125</text:p>
              </table:table-cell>
              <table:table-cell office:value-type="float" office:value="-0.061197916666667">
                <text:p>-0.061197916666667</text:p>
              </table:table-cell>
              <table:table-cell office:value-type="float" office:value="-0.0950520833333335">
                <text:p>-0.0950520833333335</text:p>
              </table:table-cell>
              <table:table-cell office:value-type="float" office:value="-0.165364583333333">
                <text:p>-0.165364583333333</text:p>
              </table:table-cell>
              <table:table-cell office:value-type="float" office:value="-0.17578125">
                <text:p>-0.17578125</text:p>
              </table:table-cell>
              <table:table-cell office:value-type="float" office:value="0.98828125">
                <text:p>0.98828125</text:p>
              </table:table-cell>
              <table:table-cell office:value-type="float" office:value="1.06119791666667">
                <text:p>1.06119791666667</text:p>
              </table:table-cell>
              <table:table-cell office:value-type="float" office:value="1.23828125">
                <text:p>1.23828125</text:p>
              </table:table-cell>
              <table:table-cell office:value-type="float" office:value="1.22786458333333">
                <text:p>1.22786458333333</text:p>
              </table:table-cell>
              <table:table-cell office:value-type="float" office:value="1.20703125">
                <text:p>1.20703125</text:p>
              </table:table-cell>
              <table:table-cell office:value-type="float" office:value="1.17578125">
                <text:p>1.17578125</text:p>
              </table:table-cell>
              <table:table-cell office:value-type="float" office:value="1.09244791666667">
                <text:p>1.09244791666667</text:p>
              </table:table-cell>
              <table:table-cell office:value-type="float" office:value="0.904947916666667">
                <text:p>0.904947916666667</text:p>
              </table:table-cell>
              <table:table-cell office:value-type="float" office:value="0.727864583333333">
                <text:p>0.727864583333333</text:p>
              </table:table-cell>
              <table:table-cell office:value-type="float" office:value="0.376302083333333">
                <text:p>0.376302083333333</text:p>
              </table:table-cell>
              <table:table-cell office:value-type="float" office:value="0.365885416666667">
                <text:p>0.365885416666667</text:p>
              </table:table-cell>
              <table:table-cell office:value-type="float" office:value="0.240885416666667">
                <text:p>0.240885416666667</text:p>
              </table:table-cell>
              <table:table-cell office:value-type="float" office:value="0.209635416666667">
                <text:p>0.209635416666667</text:p>
              </table:table-cell>
              <table:table-cell office:value-type="float" office:value="0.157552083333333">
                <text:p>0.157552083333333</text:p>
              </table:table-cell>
              <table:table-cell office:value-type="float" office:value="0.00130208333333326">
                <text:p>0.00130208333333326</text:p>
              </table:table-cell>
              <table:table-cell office:value-type="float" office:value="-0.1484375">
                <text:p>-0.1484375</text:p>
              </table:table-cell>
              <table:table-cell office:value-type="float" office:value="-0.455729166666667">
                <text:p>-0.455729166666667</text:p>
              </table:table-cell>
              <table:table-cell office:value-type="float" office:value="-0.591145833333333">
                <text:p>-0.591145833333333</text:p>
              </table:table-cell>
              <table:table-cell office:value-type="float" office:value="1.80078125">
                <text:p>1.80078125</text:p>
              </table:table-cell>
              <table:table-cell office:value-type="float" office:value="1.92578125">
                <text:p>1.92578125</text:p>
              </table:table-cell>
              <table:table-cell office:value-type="float" office:value="2.21744791666667">
                <text:p>2.21744791666667</text:p>
              </table:table-cell>
              <table:table-cell office:value-type="float" office:value="2.22786458333333">
                <text:p>2.22786458333333</text:p>
              </table:table-cell>
              <table:table-cell office:value-type="float" office:value="2.19661458333333">
                <text:p>2.19661458333333</text:p>
              </table:table-cell>
              <table:table-cell office:value-type="float" office:value="2.23828125">
                <text:p>2.23828125</text:p>
              </table:table-cell>
              <table:table-cell office:value-type="float" office:value="2.1875">
                <text:p>2.1875</text:p>
              </table:table-cell>
              <table:table-cell office:value-type="float" office:value="2.0703125">
                <text:p>2.0703125</text:p>
              </table:table-cell>
              <table:table-cell office:value-type="float" office:value="1.8828125">
                <text:p>1.882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412037037037">
                <text:p>0.96412037037037</text:p>
              </table:table-cell>
              <table:table-cell office:value-type="float" office:value="1.16782407407407">
                <text:p>1.16782407407407</text:p>
              </table:table-cell>
              <table:table-cell office:value-type="float" office:value="1.21412037037037">
                <text:p>1.21412037037037</text:p>
              </table:table-cell>
              <table:table-cell office:value-type="float" office:value="1.21412037037037">
                <text:p>1.21412037037037</text:p>
              </table:table-cell>
              <table:table-cell office:value-type="float" office:value="1.20486111111111">
                <text:p>1.20486111111111</text:p>
              </table:table-cell>
              <table:table-cell office:value-type="float" office:value="1.14930555555556">
                <text:p>1.14930555555556</text:p>
              </table:table-cell>
              <table:table-cell office:value-type="float" office:value="1.06597222222222">
                <text:p>1.06597222222222</text:p>
              </table:table-cell>
              <table:table-cell office:value-type="float" office:value="0.927083333333333">
                <text:p>0.927083333333333</text:p>
              </table:table-cell>
              <table:table-cell office:value-type="float" office:value="0.719907407407407">
                <text:p>0.719907407407407</text:p>
              </table:table-cell>
              <table:table-cell office:value-type="float" office:value="0.565972222222222">
                <text:p>0.565972222222222</text:p>
              </table:table-cell>
              <table:table-cell office:value-type="float" office:value="0.204861111111111">
                <text:p>0.204861111111111</text:p>
              </table:table-cell>
              <table:table-cell office:value-type="float" office:value="0.140046296296296">
                <text:p>0.140046296296296</text:p>
              </table:table-cell>
              <table:table-cell office:value-type="float" office:value="0.019675925925926">
                <text:p>0.019675925925926</text:p>
              </table:table-cell>
              <table:table-cell office:value-type="float" office:value="0">
                <text:p>0</text:p>
              </table:table-cell>
              <table:table-cell office:value-type="float" office:value="-0.0347222222222223">
                <text:p>-0.0347222222222223</text:p>
              </table:table-cell>
              <table:table-cell office:value-type="float" office:value="-0.0659722222222223">
                <text:p>-0.0659722222222223</text:p>
              </table:table-cell>
              <table:table-cell office:value-type="float" office:value="-0.0914351851851851">
                <text:p>-0.0914351851851851</text:p>
              </table:table-cell>
              <table:table-cell office:value-type="float" office:value="-0.150462962962963">
                <text:p>-0.150462962962963</text:p>
              </table:table-cell>
              <table:table-cell office:value-type="float" office:value="-0.146990740740741">
                <text:p>-0.146990740740741</text:p>
              </table:table-cell>
              <table:table-cell office:value-type="float" office:value="0.981481481481482">
                <text:p>0.981481481481482</text:p>
              </table:table-cell>
              <table:table-cell office:value-type="float" office:value="1.09259259259259">
                <text:p>1.09259259259259</text:p>
              </table:table-cell>
              <table:table-cell office:value-type="float" office:value="1.21412037037037">
                <text:p>1.21412037037037</text:p>
              </table:table-cell>
              <table:table-cell office:value-type="float" office:value="1.22453703703704">
                <text:p>1.22453703703704</text:p>
              </table:table-cell>
              <table:table-cell office:value-type="float" office:value="1.19328703703704">
                <text:p>1.19328703703704</text:p>
              </table:table-cell>
              <table:table-cell office:value-type="float" office:value="1.1724537037037">
                <text:p>1.1724537037037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898148148148148">
                <text:p>0.898148148148148</text:p>
              </table:table-cell>
              <table:table-cell office:value-type="float" office:value="0.712962962962963">
                <text:p>0.712962962962963</text:p>
              </table:table-cell>
              <table:table-cell office:value-type="float" office:value="0.399305555555556">
                <text:p>0.399305555555556</text:p>
              </table:table-cell>
              <table:table-cell office:value-type="float" office:value="0.380787037037037">
                <text:p>0.380787037037037</text:p>
              </table:table-cell>
              <table:table-cell office:value-type="float" office:value="0.28125">
                <text:p>0.28125</text:p>
              </table:table-cell>
              <table:table-cell office:value-type="float" office:value="0.231481481481481">
                <text:p>0.231481481481481</text:p>
              </table:table-cell>
              <table:table-cell office:value-type="float" office:value="0.15162037037037">
                <text:p>0.15162037037037</text:p>
              </table:table-cell>
              <table:table-cell office:value-type="float" office:value="0.0381944444444446">
                <text:p>0.0381944444444446</text:p>
              </table:table-cell>
              <table:table-cell office:value-type="float" office:value="-0.15625">
                <text:p>-0.15625</text:p>
              </table:table-cell>
              <table:table-cell office:value-type="float" office:value="-0.402777777777778">
                <text:p>-0.402777777777778</text:p>
              </table:table-cell>
              <table:table-cell office:value-type="float" office:value="-0.543981481481482">
                <text:p>-0.543981481481482</text:p>
              </table:table-cell>
              <table:table-cell office:value-type="float" office:value="1.75">
                <text:p>1.75</text:p>
              </table:table-cell>
              <table:table-cell office:value-type="float" office:value="1.92592592592593">
                <text:p>1.92592592592593</text:p>
              </table:table-cell>
              <table:table-cell office:value-type="float" office:value="2.14699074074074">
                <text:p>2.14699074074074</text:p>
              </table:table-cell>
              <table:table-cell office:value-type="float" office:value="2.19791666666667">
                <text:p>2.19791666666667</text:p>
              </table:table-cell>
              <table:table-cell office:value-type="float" office:value="2.19097222222222">
                <text:p>2.19097222222222</text:p>
              </table:table-cell>
              <table:table-cell office:value-type="float" office:value="2.20023148148148">
                <text:p>2.20023148148148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02083333333333">
                <text:p>2.02083333333333</text:p>
              </table:table-cell>
              <table:table-cell office:value-type="float" office:value="1.82291666666667">
                <text:p>1.82291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1041666666667">
                <text:p>0.951041666666667</text:p>
              </table:table-cell>
              <table:table-cell office:value-type="float" office:value="1.16770833333333">
                <text:p>1.16770833333333</text:p>
              </table:table-cell>
              <table:table-cell office:value-type="float" office:value="1.209375">
                <text:p>1.209375</text:p>
              </table:table-cell>
              <table:table-cell office:value-type="float" office:value="1.21770833333333">
                <text:p>1.21770833333333</text:p>
              </table:table-cell>
              <table:table-cell office:value-type="float" office:value="1.20104166666667">
                <text:p>1.20104166666667</text:p>
              </table:table-cell>
              <table:table-cell office:value-type="float" office:value="1.134375">
                <text:p>1.134375</text:p>
              </table:table-cell>
              <table:table-cell office:value-type="float" office:value="1.06770833333333">
                <text:p>1.06770833333333</text:p>
              </table:table-cell>
              <table:table-cell office:value-type="float" office:value="0.917708333333333">
                <text:p>0.917708333333333</text:p>
              </table:table-cell>
              <table:table-cell office:value-type="float" office:value="0.698958333333333">
                <text:p>0.698958333333333</text:p>
              </table:table-cell>
              <table:table-cell office:value-type="float" office:value="0.567708333333333">
                <text:p>0.567708333333333</text:p>
              </table:table-cell>
              <table:table-cell office:value-type="float" office:value="0.222916666666667">
                <text:p>0.222916666666667</text:p>
              </table:table-cell>
              <table:table-cell office:value-type="float" office:value="0.133333333333334">
                <text:p>0.133333333333334</text:p>
              </table:table-cell>
              <table:table-cell office:value-type="float" office:value="0.0291666666666668">
                <text:p>0.0291666666666668</text:p>
              </table:table-cell>
              <table:table-cell office:value-type="float" office:value="0.0124999999999997">
                <text:p>0.0124999999999997</text:p>
              </table:table-cell>
              <table:table-cell office:value-type="float" office:value="0.00208333333333322">
                <text:p>0.00208333333333322</text:p>
              </table:table-cell>
              <table:table-cell office:value-type="float" office:value="-0.0645833333333337">
                <text:p>-0.0645833333333337</text:p>
              </table:table-cell>
              <table:table-cell office:value-type="float" office:value="-0.111458333333333">
                <text:p>-0.111458333333333</text:p>
              </table:table-cell>
              <table:table-cell office:value-type="float" office:value="-0.142708333333333">
                <text:p>-0.142708333333333</text:p>
              </table:table-cell>
              <table:table-cell office:value-type="float" office:value="-0.140625">
                <text:p>-0.140625</text:p>
              </table:table-cell>
              <table:table-cell office:value-type="float" office:value="0.9625">
                <text:p>0.9625</text:p>
              </table:table-cell>
              <table:table-cell office:value-type="float" office:value="1.09375">
                <text:p>1.09375</text:p>
              </table:table-cell>
              <table:table-cell office:value-type="float" office:value="1.215625">
                <text:p>1.215625</text:p>
              </table:table-cell>
              <table:table-cell office:value-type="float" office:value="1.253125">
                <text:p>1.253125</text:p>
              </table:table-cell>
              <table:table-cell office:value-type="float" office:value="1.1875">
                <text:p>1.1875</text:p>
              </table:table-cell>
              <table:table-cell office:value-type="float" office:value="1.16875">
                <text:p>1.16875</text:p>
              </table:table-cell>
              <table:table-cell office:value-type="float" office:value="1.075">
                <text:p>1.075</text:p>
              </table:table-cell>
              <table:table-cell office:value-type="float" office:value="0.875">
                <text:p>0.875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43125">
                <text:p>0.43125</text:p>
              </table:table-cell>
              <table:table-cell office:value-type="float" office:value="0.373958333333333">
                <text:p>0.373958333333333</text:p>
              </table:table-cell>
              <table:table-cell office:value-type="float" office:value="0.30625">
                <text:p>0.30625</text:p>
              </table:table-cell>
              <table:table-cell office:value-type="float" office:value="0.263541666666667">
                <text:p>0.263541666666667</text:p>
              </table:table-cell>
              <table:table-cell office:value-type="float" office:value="0.177083333333333">
                <text:p>0.177083333333333</text:p>
              </table:table-cell>
              <table:table-cell office:value-type="float" office:value="0.0531249999999999">
                <text:p>0.0531249999999999</text:p>
              </table:table-cell>
              <table:table-cell office:value-type="float" office:value="-0.14375">
                <text:p>-0.14375</text:p>
              </table:table-cell>
              <table:table-cell office:value-type="float" office:value="-0.39375">
                <text:p>-0.39375</text:p>
              </table:table-cell>
              <table:table-cell office:value-type="float" office:value="-0.522916666666667">
                <text:p>-0.522916666666667</text:p>
              </table:table-cell>
              <table:table-cell office:value-type="float" office:value="1.69895833333333">
                <text:p>1.69895833333333</text:p>
              </table:table-cell>
              <table:table-cell office:value-type="float" office:value="1.92916666666667">
                <text:p>1.92916666666667</text:p>
              </table:table-cell>
              <table:table-cell office:value-type="float" office:value="2.12708333333333">
                <text:p>2.12708333333333</text:p>
              </table:table-cell>
              <table:table-cell office:value-type="float" office:value="2.190625">
                <text:p>2.190625</text:p>
              </table:table-cell>
              <table:table-cell office:value-type="float" office:value="2.14479166666667">
                <text:p>2.14479166666667</text:p>
              </table:table-cell>
              <table:table-cell office:value-type="float" office:value="2.18333333333333">
                <text:p>2.18333333333333</text:p>
              </table:table-cell>
              <table:table-cell office:value-type="float" office:value="2.13645833333333">
                <text:p>2.13645833333333</text:p>
              </table:table-cell>
              <table:table-cell office:value-type="float" office:value="1.96770833333333">
                <text:p>1.96770833333333</text:p>
              </table:table-cell>
              <table:table-cell office:value-type="float" office:value="1.79895833333333">
                <text:p>1.798958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47916666666667">
                <text:p>0.947916666666667</text:p>
              </table:table-cell>
              <table:table-cell office:value-type="float" office:value="1.14488636363636">
                <text:p>1.14488636363636</text:p>
              </table:table-cell>
              <table:table-cell office:value-type="float" office:value="1.19791666666667">
                <text:p>1.19791666666667</text:p>
              </table:table-cell>
              <table:table-cell office:value-type="float" office:value="1.20549242424242">
                <text:p>1.20549242424242</text:p>
              </table:table-cell>
              <table:table-cell office:value-type="float" office:value="1.19791666666667">
                <text:p>1.19791666666667</text:p>
              </table:table-cell>
              <table:table-cell office:value-type="float" office:value="1.12973484848485">
                <text:p>1.12973484848485</text:p>
              </table:table-cell>
              <table:table-cell office:value-type="float" office:value="1.06155303030303">
                <text:p>1.06155303030303</text:p>
              </table:table-cell>
              <table:table-cell office:value-type="float" office:value="0.910037878787879">
                <text:p>0.910037878787879</text:p>
              </table:table-cell>
              <table:table-cell office:value-type="float" office:value="0.68844696969697">
                <text:p>0.68844696969697</text:p>
              </table:table-cell>
              <table:table-cell office:value-type="float" office:value="0.5625">
                <text:p>0.5625</text:p>
              </table:table-cell>
              <table:table-cell office:value-type="float" office:value="0.207386363636364">
                <text:p>0.207386363636364</text:p>
              </table:table-cell>
              <table:table-cell office:value-type="float" office:value="0.132575757575758">
                <text:p>0.132575757575758</text:p>
              </table:table-cell>
              <table:table-cell office:value-type="float" office:value="0.0293560606060606">
                <text:p>0.0293560606060606</text:p>
              </table:table-cell>
              <table:table-cell office:value-type="float" office:value="0.0217803030303032">
                <text:p>0.0217803030303032</text:p>
              </table:table-cell>
              <table:table-cell office:value-type="float" office:value="-0.0293560606060606">
                <text:p>-0.0293560606060606</text:p>
              </table:table-cell>
              <table:table-cell office:value-type="float" office:value="-0.0208333333333335">
                <text:p>-0.0208333333333335</text:p>
              </table:table-cell>
              <table:table-cell office:value-type="float" office:value="-0.104166666666667">
                <text:p>-0.104166666666667</text:p>
              </table:table-cell>
              <table:table-cell office:value-type="float" office:value="-0.121212121212121">
                <text:p>-0.121212121212121</text:p>
              </table:table-cell>
              <table:table-cell office:value-type="float" office:value="-0.126893939393939">
                <text:p>-0.126893939393939</text:p>
              </table:table-cell>
              <table:table-cell office:value-type="float" office:value="0.970643939393939">
                <text:p>0.970643939393939</text:p>
              </table:table-cell>
              <table:table-cell office:value-type="float" office:value="1.08143939393939">
                <text:p>1.08143939393939</text:p>
              </table:table-cell>
              <table:table-cell office:value-type="float" office:value="1.20075757575758">
                <text:p>1.20075757575758</text:p>
              </table:table-cell>
              <table:table-cell office:value-type="float" office:value="1.21780303030303">
                <text:p>1.21780303030303</text:p>
              </table:table-cell>
              <table:table-cell office:value-type="float" office:value="1.20075757575758">
                <text:p>1.20075757575758</text:p>
              </table:table-cell>
              <table:table-cell office:value-type="float" office:value="1.14962121212121">
                <text:p>1.14962121212121</text:p>
              </table:table-cell>
              <table:table-cell office:value-type="float" office:value="1.05587121212121">
                <text:p>1.05587121212121</text:p>
              </table:table-cell>
              <table:table-cell office:value-type="float" office:value="0.868371212121212">
                <text:p>0.868371212121212</text:p>
              </table:table-cell>
              <table:table-cell office:value-type="float" office:value="0.696969696969697">
                <text:p>0.696969696969697</text:p>
              </table:table-cell>
              <table:table-cell office:value-type="float" office:value="0.40530303030303">
                <text:p>0.40530303030303</text:p>
              </table:table-cell>
              <table:table-cell office:value-type="float" office:value="0.383522727272727">
                <text:p>0.383522727272727</text:p>
              </table:table-cell>
              <table:table-cell office:value-type="float" office:value="0.287878787878788">
                <text:p>0.287878787878788</text:p>
              </table:table-cell>
              <table:table-cell office:value-type="float" office:value="0.264204545454545">
                <text:p>0.264204545454545</text:p>
              </table:table-cell>
              <table:table-cell office:value-type="float" office:value="0.153409090909091">
                <text:p>0.153409090909091</text:p>
              </table:table-cell>
              <table:table-cell office:value-type="float" office:value="0.0596590909090908">
                <text:p>0.0596590909090908</text:p>
              </table:table-cell>
              <table:table-cell office:value-type="float" office:value="-0.141098484848485">
                <text:p>-0.141098484848485</text:p>
              </table:table-cell>
              <table:table-cell office:value-type="float" office:value="-0.404356060606061">
                <text:p>-0.404356060606061</text:p>
              </table:table-cell>
              <table:table-cell office:value-type="float" office:value="-0.488636363636364">
                <text:p>-0.488636363636364</text:p>
              </table:table-cell>
              <table:table-cell office:value-type="float" office:value="1.71022727272727">
                <text:p>1.71022727272727</text:p>
              </table:table-cell>
              <table:table-cell office:value-type="float" office:value="1.89583333333333">
                <text:p>1.89583333333333</text:p>
              </table:table-cell>
              <table:table-cell office:value-type="float" office:value="2.11837121212121">
                <text:p>2.11837121212121</text:p>
              </table:table-cell>
              <table:table-cell office:value-type="float" office:value="2.15151515151515">
                <text:p>2.15151515151515</text:p>
              </table:table-cell>
              <table:table-cell office:value-type="float" office:value="2.17708333333333">
                <text:p>2.17708333333333</text:p>
              </table:table-cell>
              <table:table-cell office:value-type="float" office:value="2.15151515151515">
                <text:p>2.15151515151515</text:p>
              </table:table-cell>
              <table:table-cell office:value-type="float" office:value="2.10700757575758">
                <text:p>2.10700757575758</text:p>
              </table:table-cell>
              <table:table-cell office:value-type="float" office:value="1.96117424242424">
                <text:p>1.96117424242424</text:p>
              </table:table-cell>
              <table:table-cell office:value-type="float" office:value="1.74810606060606">
                <text:p>1.74810606060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453125">
                <text:p>0.9453125</text:p>
              </table:table-cell>
              <table:table-cell office:value-type="float" office:value="1.1328125">
                <text:p>1.1328125</text:p>
              </table:table-cell>
              <table:table-cell office:value-type="float" office:value="1.18836805555556">
                <text:p>1.18836805555556</text:p>
              </table:table-cell>
              <table:table-cell office:value-type="float" office:value="1.1953125">
                <text:p>1.1953125</text:p>
              </table:table-cell>
              <table:table-cell office:value-type="float" office:value="1.18836805555556">
                <text:p>1.18836805555556</text:p>
              </table:table-cell>
              <table:table-cell office:value-type="float" office:value="1.12586805555556">
                <text:p>1.12586805555556</text:p>
              </table:table-cell>
              <table:table-cell office:value-type="float" office:value="1.05642361111111">
                <text:p>1.05642361111111</text:p>
              </table:table-cell>
              <table:table-cell office:value-type="float" office:value="0.896701388888889">
                <text:p>0.896701388888889</text:p>
              </table:table-cell>
              <table:table-cell office:value-type="float" office:value="0.667534722222222">
                <text:p>0.667534722222222</text:p>
              </table:table-cell>
              <table:table-cell office:value-type="float" office:value="0.552083333333333">
                <text:p>0.552083333333333</text:p>
              </table:table-cell>
              <table:table-cell office:value-type="float" office:value="0.217013888888889">
                <text:p>0.217013888888889</text:p>
              </table:table-cell>
              <table:table-cell office:value-type="float" office:value="0.147569444444444">
                <text:p>0.147569444444444</text:p>
              </table:table-cell>
              <table:table-cell office:value-type="float" office:value="0.0295138888888888">
                <text:p>0.0295138888888888</text:p>
              </table:table-cell>
              <table:table-cell office:value-type="float" office:value="0.0303819444444442">
                <text:p>0.0303819444444442</text:p>
              </table:table-cell>
              <table:table-cell office:value-type="float" office:value="-0.0164930555555558">
                <text:p>-0.0164930555555558</text:p>
              </table:table-cell>
              <table:table-cell office:value-type="float" office:value="-0.03125">
                <text:p>-0.03125</text:p>
              </table:table-cell>
              <table:table-cell office:value-type="float" office:value="-0.0815972222222223">
                <text:p>-0.0815972222222223</text:p>
              </table:table-cell>
              <table:table-cell office:value-type="float" office:value="-0.115451388888889">
                <text:p>-0.115451388888889</text:p>
              </table:table-cell>
              <table:table-cell office:value-type="float" office:value="-0.0746527777777777">
                <text:p>-0.0746527777777777</text:p>
              </table:table-cell>
              <table:table-cell office:value-type="float" office:value="0.922743055555556">
                <text:p>0.922743055555556</text:p>
              </table:table-cell>
              <table:table-cell office:value-type="float" office:value="1.07118055555556">
                <text:p>1.07118055555556</text:p>
              </table:table-cell>
              <table:table-cell office:value-type="float" office:value="1.20399305555556">
                <text:p>1.20399305555556</text:p>
              </table:table-cell>
              <table:table-cell office:value-type="float" office:value="1.21180555555556">
                <text:p>1.21180555555556</text:p>
              </table:table-cell>
              <table:table-cell office:value-type="float" office:value="1.18836805555556">
                <text:p>1.18836805555556</text:p>
              </table:table-cell>
              <table:table-cell office:value-type="float" office:value="1.14930555555556">
                <text:p>1.14930555555556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0.852430555555556">
                <text:p>0.852430555555556</text:p>
              </table:table-cell>
              <table:table-cell office:value-type="float" office:value="0.680555555555556">
                <text:p>0.680555555555556</text:p>
              </table:table-cell>
              <table:table-cell office:value-type="float" office:value="0.413194444444444">
                <text:p>0.413194444444444</text:p>
              </table:table-cell>
              <table:table-cell office:value-type="float" office:value="0.383680555555556">
                <text:p>0.383680555555556</text:p>
              </table:table-cell>
              <table:table-cell office:value-type="float" office:value="0.280381944444444">
                <text:p>0.280381944444444</text:p>
              </table:table-cell>
              <table:table-cell office:value-type="float" office:value="0.274305555555556">
                <text:p>0.274305555555556</text:p>
              </table:table-cell>
              <table:table-cell office:value-type="float" office:value="0.164930555555556">
                <text:p>0.164930555555556</text:p>
              </table:table-cell>
              <table:table-cell office:value-type="float" office:value="0.0651041666666667">
                <text:p>0.0651041666666667</text:p>
              </table:table-cell>
              <table:table-cell office:value-type="float" office:value="-0.137152777777778">
                <text:p>-0.137152777777778</text:p>
              </table:table-cell>
              <table:table-cell office:value-type="float" office:value="-0.391493055555555">
                <text:p>-0.391493055555555</text:p>
              </table:table-cell>
              <table:table-cell office:value-type="float" office:value="-0.481770833333333">
                <text:p>-0.481770833333333</text:p>
              </table:table-cell>
              <table:table-cell office:value-type="float" office:value="1.64236111111111">
                <text:p>1.64236111111111</text:p>
              </table:table-cell>
              <table:table-cell office:value-type="float" office:value="1.87586805555556">
                <text:p>1.87586805555556</text:p>
              </table:table-cell>
              <table:table-cell office:value-type="float" office:value="2.11892361111111">
                <text:p>2.11892361111111</text:p>
              </table:table-cell>
              <table:table-cell office:value-type="float" office:value="2.12586805555556">
                <text:p>2.12586805555556</text:p>
              </table:table-cell>
              <table:table-cell office:value-type="float" office:value="2.14930555555556">
                <text:p>2.14930555555556</text:p>
              </table:table-cell>
              <table:table-cell office:value-type="float" office:value="2.140625">
                <text:p>2.140625</text:p>
              </table:table-cell>
              <table:table-cell office:value-type="float" office:value="2.08940972222222">
                <text:p>2.08940972222222</text:p>
              </table:table-cell>
              <table:table-cell office:value-type="float" office:value="1.91145833333333">
                <text:p>1.91145833333333</text:p>
              </table:table-cell>
              <table:table-cell office:value-type="float" office:value="1.71440972222222">
                <text:p>1.71440972222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30288461538462">
                <text:p>0.930288461538462</text:p>
              </table:table-cell>
              <table:table-cell office:value-type="float" office:value="1.12900641025641">
                <text:p>1.12900641025641</text:p>
              </table:table-cell>
              <table:table-cell office:value-type="float" office:value="1.17387820512821">
                <text:p>1.17387820512821</text:p>
              </table:table-cell>
              <table:table-cell office:value-type="float" office:value="1.18028846153846">
                <text:p>1.18028846153846</text:p>
              </table:table-cell>
              <table:table-cell office:value-type="float" office:value="1.17387820512821">
                <text:p>1.17387820512821</text:p>
              </table:table-cell>
              <table:table-cell office:value-type="float" office:value="1.12259615384615">
                <text:p>1.12259615384615</text:p>
              </table:table-cell>
              <table:table-cell office:value-type="float" office:value="1.05208333333333">
                <text:p>1.05208333333333</text:p>
              </table:table-cell>
              <table:table-cell office:value-type="float" office:value="0.891826923076923">
                <text:p>0.891826923076923</text:p>
              </table:table-cell>
              <table:table-cell office:value-type="float" office:value="0.654647435897436">
                <text:p>0.654647435897436</text:p>
              </table:table-cell>
              <table:table-cell office:value-type="float" office:value="0.537660256410256">
                <text:p>0.537660256410256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33814102564102">
                <text:p>0.133814102564102</text:p>
              </table:table-cell>
              <table:table-cell office:value-type="float" office:value="0.0320512820512819">
                <text:p>0.032051282051281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-0.0184294871794872">
                <text:p>-0.0184294871794872</text:p>
              </table:table-cell>
              <table:table-cell office:value-type="float" office:value="-0.03125">
                <text:p>-0.03125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-0.118589743589744">
                <text:p>-0.118589743589744</text:p>
              </table:table-cell>
              <table:table-cell office:value-type="float" office:value="-0.0913461538461537">
                <text:p>-0.0913461538461537</text:p>
              </table:table-cell>
              <table:table-cell office:value-type="float" office:value="0.923878205128205">
                <text:p>0.923878205128205</text:p>
              </table:table-cell>
              <table:table-cell office:value-type="float" office:value="1.06810897435897">
                <text:p>1.06810897435897</text:p>
              </table:table-cell>
              <table:table-cell office:value-type="float" office:value="1.21233974358974">
                <text:p>1.21233974358974</text:p>
              </table:table-cell>
              <table:table-cell office:value-type="float" office:value="1.20512820512821">
                <text:p>1.20512820512821</text:p>
              </table:table-cell>
              <table:table-cell office:value-type="float" office:value="1.18349358974359">
                <text:p>1.18349358974359</text:p>
              </table:table-cell>
              <table:table-cell office:value-type="float" office:value="1.15464743589744">
                <text:p>1.15464743589744</text:p>
              </table:table-cell>
              <table:table-cell office:value-type="float" office:value="1.0536858974359">
                <text:p>1.0536858974359</text:p>
              </table:table-cell>
              <table:table-cell office:value-type="float" office:value="0.844551282051282">
                <text:p>0.844551282051282</text:p>
              </table:table-cell>
              <table:table-cell office:value-type="float" office:value="0.678685897435897">
                <text:p>0.678685897435897</text:p>
              </table:table-cell>
              <table:table-cell office:value-type="float" office:value="0.403846153846154">
                <text:p>0.403846153846154</text:p>
              </table:table-cell>
              <table:table-cell office:value-type="float" office:value="0.37099358974359">
                <text:p>0.37099358974359</text:p>
              </table:table-cell>
              <table:table-cell office:value-type="float" office:value="0.282852564102564">
                <text:p>0.282852564102564</text:p>
              </table:table-cell>
              <table:table-cell office:value-type="float" office:value="0.270032051282051">
                <text:p>0.270032051282051</text:p>
              </table:table-cell>
              <table:table-cell office:value-type="float" office:value="0.181891025641026">
                <text:p>0.181891025641026</text:p>
              </table:table-cell>
              <table:table-cell office:value-type="float" office:value="0.0985576923076922">
                <text:p>0.0985576923076922</text:p>
              </table:table-cell>
              <table:table-cell office:value-type="float" office:value="-0.128205128205128">
                <text:p>-0.128205128205128</text:p>
              </table:table-cell>
              <table:table-cell office:value-type="float" office:value="-0.386217948717949">
                <text:p>-0.386217948717949</text:p>
              </table:table-cell>
              <table:table-cell office:value-type="float" office:value="-0.482371794871795">
                <text:p>-0.482371794871795</text:p>
              </table:table-cell>
              <table:table-cell office:value-type="float" office:value="1.64903846153846">
                <text:p>1.64903846153846</text:p>
              </table:table-cell>
              <table:table-cell office:value-type="float" office:value="1.87099358974359">
                <text:p>1.87099358974359</text:p>
              </table:table-cell>
              <table:table-cell office:value-type="float" office:value="2.10977564102564">
                <text:p>2.10977564102564</text:p>
              </table:table-cell>
              <table:table-cell office:value-type="float" office:value="2.10897435897436">
                <text:p>2.10897435897436</text:p>
              </table:table-cell>
              <table:table-cell office:value-type="float" office:value="2.12419871794872">
                <text:p>2.12419871794872</text:p>
              </table:table-cell>
              <table:table-cell office:value-type="float" office:value="2.10817307692308">
                <text:p>2.10817307692308</text:p>
              </table:table-cell>
              <table:table-cell office:value-type="float" office:value="2.07371794871795">
                <text:p>2.07371794871795</text:p>
              </table:table-cell>
              <table:table-cell office:value-type="float" office:value="1.88541666666667">
                <text:p>1.88541666666667</text:p>
              </table:table-cell>
              <table:table-cell office:value-type="float" office:value="1.69871794871795">
                <text:p>1.698717948717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1458333333333">
                <text:p>0.911458333333333</text:p>
              </table:table-cell>
              <table:table-cell office:value-type="float" office:value="1.1078869047619">
                <text:p>1.1078869047619</text:p>
              </table:table-cell>
              <table:table-cell office:value-type="float" office:value="1.16145833333333">
                <text:p>1.16145833333333</text:p>
              </table:table-cell>
              <table:table-cell office:value-type="float" office:value="1.1733630952381">
                <text:p>1.1733630952381</text:p>
              </table:table-cell>
              <table:table-cell office:value-type="float" office:value="1.16741071428571">
                <text:p>1.16741071428571</text:p>
              </table:table-cell>
              <table:table-cell office:value-type="float" office:value="1.11383928571429">
                <text:p>1.11383928571429</text:p>
              </table:table-cell>
              <table:table-cell office:value-type="float" office:value="1.05431547619048">
                <text:p>1.05431547619048</text:p>
              </table:table-cell>
              <table:table-cell office:value-type="float" office:value="0.88764880952381">
                <text:p>0.88764880952381</text:p>
              </table:table-cell>
              <table:table-cell office:value-type="float" office:value="0.667410714285714">
                <text:p>0.667410714285714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16071428571428">
                <text:p>0.116071428571428</text:p>
              </table:table-cell>
              <table:table-cell office:value-type="float" office:value="0.0208333333333335">
                <text:p>0.0208333333333335</text:p>
              </table:table-cell>
              <table:table-cell office:value-type="float" office:value="0.0148809523809521">
                <text:p>0.0148809523809521</text:p>
              </table:table-cell>
              <table:table-cell office:value-type="float" office:value="-0.0319940476190474">
                <text:p>-0.0319940476190474</text:p>
              </table:table-cell>
              <table:table-cell office:value-type="float" office:value="-0.0245535714285712">
                <text:p>-0.0245535714285712</text:p>
              </table:table-cell>
              <table:table-cell office:value-type="float" office:value="-0.0907738095238095">
                <text:p>-0.0907738095238095</text:p>
              </table:table-cell>
              <table:table-cell office:value-type="float" office:value="-0.110119047619048">
                <text:p>-0.110119047619048</text:p>
              </table:table-cell>
              <table:table-cell office:value-type="float" office:value="-0.12797619047619">
                <text:p>-0.12797619047619</text:p>
              </table:table-cell>
              <table:table-cell office:value-type="float" office:value="0.930803571428571">
                <text:p>0.930803571428571</text:p>
              </table:table-cell>
              <table:table-cell office:value-type="float" office:value="1.03794642857143">
                <text:p>1.03794642857143</text:p>
              </table:table-cell>
              <table:table-cell office:value-type="float" office:value="1.20535714285714">
                <text:p>1.20535714285714</text:p>
              </table:table-cell>
              <table:table-cell office:value-type="float" office:value="1.19866071428571">
                <text:p>1.19866071428571</text:p>
              </table:table-cell>
              <table:table-cell office:value-type="float" office:value="1.17857142857143">
                <text:p>1.17857142857143</text:p>
              </table:table-cell>
              <table:table-cell office:value-type="float" office:value="1.15848214285714">
                <text:p>1.15848214285714</text:p>
              </table:table-cell>
              <table:table-cell office:value-type="float" office:value="1.03125">
                <text:p>1.03125</text:p>
              </table:table-cell>
              <table:table-cell office:value-type="float" office:value="0.850446428571429">
                <text:p>0.850446428571429</text:p>
              </table:table-cell>
              <table:table-cell office:value-type="float" office:value="0.676339285714286">
                <text:p>0.676339285714286</text:p>
              </table:table-cell>
              <table:table-cell office:value-type="float" office:value="0.39360119047619">
                <text:p>0.39360119047619</text:p>
              </table:table-cell>
              <table:table-cell office:value-type="float" office:value="0.360119047619048">
                <text:p>0.360119047619048</text:p>
              </table:table-cell>
              <table:table-cell office:value-type="float" office:value="0.283482142857143">
                <text:p>0.283482142857143</text:p>
              </table:table-cell>
              <table:table-cell office:value-type="float" office:value="0.271577380952381">
                <text:p>0.271577380952381</text:p>
              </table:table-cell>
              <table:table-cell office:value-type="float" office:value="0.177827380952381">
                <text:p>0.177827380952381</text:p>
              </table:table-cell>
              <table:table-cell office:value-type="float" office:value="0.0989583333333334">
                <text:p>0.0989583333333334</text:p>
              </table:table-cell>
              <table:table-cell office:value-type="float" office:value="-0.120535714285714">
                <text:p>-0.120535714285714</text:p>
              </table:table-cell>
              <table:table-cell office:value-type="float" office:value="-0.353422619047619">
                <text:p>-0.353422619047619</text:p>
              </table:table-cell>
              <table:table-cell office:value-type="float" office:value="-0.482142857142857">
                <text:p>-0.482142857142857</text:p>
              </table:table-cell>
              <table:table-cell office:value-type="float" office:value="1.64508928571429">
                <text:p>1.64508928571429</text:p>
              </table:table-cell>
              <table:table-cell office:value-type="float" office:value="1.83928571428571">
                <text:p>1.83928571428571</text:p>
              </table:table-cell>
              <table:table-cell office:value-type="float" office:value="2.0952380952381">
                <text:p>2.0952380952381</text:p>
              </table:table-cell>
              <table:table-cell office:value-type="float" office:value="2.09449404761905">
                <text:p>2.09449404761905</text:p>
              </table:table-cell>
              <table:table-cell office:value-type="float" office:value="2.11458333333333">
                <text:p>2.11458333333333</text:p>
              </table:table-cell>
              <table:table-cell office:value-type="float" office:value="2.11383928571429">
                <text:p>2.11383928571429</text:p>
              </table:table-cell>
              <table:table-cell office:value-type="float" office:value="2.03943452380952">
                <text:p>2.03943452380952</text:p>
              </table:table-cell>
              <table:table-cell office:value-type="float" office:value="1.87127976190476">
                <text:p>1.87127976190476</text:p>
              </table:table-cell>
              <table:table-cell office:value-type="float" office:value="1.69419642857143">
                <text:p>1.694196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5138888888889">
                <text:p>0.895138888888889</text:p>
              </table:table-cell>
              <table:table-cell office:value-type="float" office:value="1.10069444444444">
                <text:p>1.10069444444444</text:p>
              </table:table-cell>
              <table:table-cell office:value-type="float" office:value="1.14513888888889">
                <text:p>1.14513888888889</text:p>
              </table:table-cell>
              <table:table-cell office:value-type="float" office:value="1.17291666666667">
                <text:p>1.17291666666667</text:p>
              </table:table-cell>
              <table:table-cell office:value-type="float" office:value="1.16180555555556">
                <text:p>1.16180555555556</text:p>
              </table:table-cell>
              <table:table-cell office:value-type="float" office:value="1.10625">
                <text:p>1.10625</text:p>
              </table:table-cell>
              <table:table-cell office:value-type="float" office:value="1.03402777777778">
                <text:p>1.03402777777778</text:p>
              </table:table-cell>
              <table:table-cell office:value-type="float" office:value="0.878472222222222">
                <text:p>0.878472222222222</text:p>
              </table:table-cell>
              <table:table-cell office:value-type="float" office:value="0.667361111111111">
                <text:p>0.667361111111111</text:p>
              </table:table-cell>
              <table:table-cell office:value-type="float" office:value="0.529166666666667">
                <text:p>0.529166666666667</text:p>
              </table:table-cell>
              <table:table-cell office:value-type="float" office:value="0.175694444444444">
                <text:p>0.175694444444444</text:p>
              </table:table-cell>
              <table:table-cell office:value-type="float" office:value="0.113888888888889">
                <text:p>0.113888888888889</text:p>
              </table:table-cell>
              <table:table-cell office:value-type="float" office:value="0.0229166666666667">
                <text:p>0.0229166666666667</text:p>
              </table:table-cell>
              <table:table-cell office:value-type="float" office:value="0.00555555555555554">
                <text:p>0.00555555555555554</text:p>
              </table:table-cell>
              <table:table-cell office:value-type="float" office:value="-0.0437499999999997">
                <text:p>-0.0437499999999997</text:p>
              </table:table-cell>
              <table:table-cell office:value-type="float" office:value="-0.0534722222222221">
                <text:p>-0.0534722222222221</text:p>
              </table:table-cell>
              <table:table-cell office:value-type="float" office:value="-0.0965277777777776">
                <text:p>-0.0965277777777776</text:p>
              </table:table-cell>
              <table:table-cell office:value-type="float" office:value="-0.120138888888889">
                <text:p>-0.120138888888889</text:p>
              </table:table-cell>
              <table:table-cell office:value-type="float" office:value="-0.127083333333333">
                <text:p>-0.127083333333333</text:p>
              </table:table-cell>
              <table:table-cell office:value-type="float" office:value="0.924305555555556">
                <text:p>0.924305555555556</text:p>
              </table:table-cell>
              <table:table-cell office:value-type="float" office:value="1.02430555555556">
                <text:p>1.02430555555556</text:p>
              </table:table-cell>
              <table:table-cell office:value-type="float" office:value="1.18680555555556">
                <text:p>1.18680555555556</text:p>
              </table:table-cell>
              <table:table-cell office:value-type="float" office:value="1.18680555555556">
                <text:p>1.18680555555556</text:p>
              </table:table-cell>
              <table:table-cell office:value-type="float" office:value="1.18055555555556">
                <text:p>1.18055555555556</text:p>
              </table:table-cell>
              <table:table-cell office:value-type="float" office:value="1.14930555555556">
                <text:p>1.14930555555556</text:p>
              </table:table-cell>
              <table:table-cell office:value-type="float" office:value="1.02430555555556">
                <text:p>1.02430555555556</text:p>
              </table:table-cell>
              <table:table-cell office:value-type="float" office:value="0.849305555555556">
                <text:p>0.849305555555556</text:p>
              </table:table-cell>
              <table:table-cell office:value-type="float" office:value="0.674305555555556">
                <text:p>0.674305555555556</text:p>
              </table:table-cell>
              <table:table-cell office:value-type="float" office:value="0.381944444444444">
                <text:p>0.381944444444444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0.295138888888889">
                <text:p>0.295138888888889</text:p>
              </table:table-cell>
              <table:table-cell office:value-type="float" office:value="0.272916666666667">
                <text:p>0.272916666666667</text:p>
              </table:table-cell>
              <table:table-cell office:value-type="float" office:value="0.180555555555555">
                <text:p>0.180555555555555</text:p>
              </table:table-cell>
              <table:table-cell office:value-type="float" office:value="0.0861111111111111">
                <text:p>0.0861111111111111</text:p>
              </table:table-cell>
              <table:table-cell office:value-type="float" office:value="-0.1125">
                <text:p>-0.1125</text:p>
              </table:table-cell>
              <table:table-cell office:value-type="float" office:value="-0.340972222222222">
                <text:p>-0.340972222222222</text:p>
              </table:table-cell>
              <table:table-cell office:value-type="float" office:value="-0.497916666666667">
                <text:p>-0.497916666666667</text:p>
              </table:table-cell>
              <table:table-cell office:value-type="float" office:value="1.64305555555556">
                <text:p>1.64305555555556</text:p>
              </table:table-cell>
              <table:table-cell office:value-type="float" office:value="1.80486111111111">
                <text:p>1.80486111111111</text:p>
              </table:table-cell>
              <table:table-cell office:value-type="float" office:value="2.06458333333333">
                <text:p>2.06458333333333</text:p>
              </table:table-cell>
              <table:table-cell office:value-type="float" office:value="2.07569444444444">
                <text:p>2.07569444444444</text:p>
              </table:table-cell>
              <table:table-cell office:value-type="float" office:value="2.10625">
                <text:p>2.10625</text:p>
              </table:table-cell>
              <table:table-cell office:value-type="float" office:value="2.09722222222222">
                <text:p>2.09722222222222</text:p>
              </table:table-cell>
              <table:table-cell office:value-type="float" office:value="2.01527777777778">
                <text:p>2.01527777777778</text:p>
              </table:table-cell>
              <table:table-cell office:value-type="float" office:value="1.85763888888889">
                <text:p>1.85763888888889</text:p>
              </table:table-cell>
              <table:table-cell office:value-type="float" office:value="1.70138888888889">
                <text:p>1.7013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0859375">
                <text:p>0.880859375</text:p>
              </table:table-cell>
              <table:table-cell office:value-type="float" office:value="1.083984375">
                <text:p>1.083984375</text:p>
              </table:table-cell>
              <table:table-cell office:value-type="float" office:value="1.130859375">
                <text:p>1.130859375</text:p>
              </table:table-cell>
              <table:table-cell office:value-type="float" office:value="1.162109375">
                <text:p>1.162109375</text:p>
              </table:table-cell>
              <table:table-cell office:value-type="float" office:value="1.15169270833333">
                <text:p>1.15169270833333</text:p>
              </table:table-cell>
              <table:table-cell office:value-type="float" office:value="1.09440104166667">
                <text:p>1.09440104166667</text:p>
              </table:table-cell>
              <table:table-cell office:value-type="float" office:value="1.03190104166667">
                <text:p>1.03190104166667</text:p>
              </table:table-cell>
              <table:table-cell office:value-type="float" office:value="0.870442708333333">
                <text:p>0.870442708333333</text:p>
              </table:table-cell>
              <table:table-cell office:value-type="float" office:value="0.672526041666667">
                <text:p>0.672526041666667</text:p>
              </table:table-cell>
              <table:table-cell office:value-type="float" office:value="0.516276041666667">
                <text:p>0.516276041666667</text:p>
              </table:table-cell>
              <table:table-cell office:value-type="float" office:value="0.170572916666667">
                <text:p>0.170572916666667</text:p>
              </table:table-cell>
              <table:table-cell office:value-type="float" office:value="0.100260416666667">
                <text:p>0.100260416666667</text:p>
              </table:table-cell>
              <table:table-cell office:value-type="float" office:value="0.0143229166666665">
                <text:p>0.0143229166666665</text:p>
              </table:table-cell>
              <table:table-cell office:value-type="float" office:value="-0.00195312500000044">
                <text:p>-0.00195312500000044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-0.0514322916666665">
                <text:p>-0.0514322916666665</text:p>
              </table:table-cell>
              <table:table-cell office:value-type="float" office:value="-0.1015625">
                <text:p>-0.1015625</text:p>
              </table:table-cell>
              <table:table-cell office:value-type="float" office:value="-0.123697916666667">
                <text:p>-0.123697916666667</text:p>
              </table:table-cell>
              <table:table-cell office:value-type="float" office:value="-0.121744791666667">
                <text:p>-0.121744791666667</text:p>
              </table:table-cell>
              <table:table-cell office:value-type="float" office:value="0.901041666666667">
                <text:p>0.901041666666667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1.19401041666667">
                <text:p>1.19401041666667</text:p>
              </table:table-cell>
              <table:table-cell office:value-type="float" office:value="1.18229166666667">
                <text:p>1.18229166666667</text:p>
              </table:table-cell>
              <table:table-cell office:value-type="float" office:value="1.18229166666667">
                <text:p>1.18229166666667</text:p>
              </table:table-cell>
              <table:table-cell office:value-type="float" office:value="1.14713541666667">
                <text:p>1.14713541666667</text:p>
              </table:table-cell>
              <table:table-cell office:value-type="float" office:value="1.01822916666667">
                <text:p>1.01822916666667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660807291666667">
                <text:p>0.660807291666667</text:p>
              </table:table-cell>
              <table:table-cell office:value-type="float" office:value="0.374348958333333">
                <text:p>0.374348958333333</text:p>
              </table:table-cell>
              <table:table-cell office:value-type="float" office:value="0.350911458333333">
                <text:p>0.350911458333333</text:p>
              </table:table-cell>
              <table:table-cell office:value-type="float" office:value="0.302083333333333">
                <text:p>0.302083333333333</text:p>
              </table:table-cell>
              <table:table-cell office:value-type="float" office:value="0.26953125">
                <text:p>0.26953125</text:p>
              </table:table-cell>
              <table:table-cell office:value-type="float" office:value="0.172526041666667">
                <text:p>0.172526041666667</text:p>
              </table:table-cell>
              <table:table-cell office:value-type="float" office:value="0.0885416666666667">
                <text:p>0.0885416666666667</text:p>
              </table:table-cell>
              <table:table-cell office:value-type="float" office:value="-0.1171875">
                <text:p>-0.1171875</text:p>
              </table:table-cell>
              <table:table-cell office:value-type="float" office:value="-0.325520833333333">
                <text:p>-0.325520833333333</text:p>
              </table:table-cell>
              <table:table-cell office:value-type="float" office:value="-0.485677083333333">
                <text:p>-0.485677083333333</text:p>
              </table:table-cell>
              <table:table-cell office:value-type="float" office:value="1.61067708333333">
                <text:p>1.61067708333333</text:p>
              </table:table-cell>
              <table:table-cell office:value-type="float" office:value="1.82161458333333">
                <text:p>1.82161458333333</text:p>
              </table:table-cell>
              <table:table-cell office:value-type="float" office:value="2.05403645833333">
                <text:p>2.05403645833333</text:p>
              </table:table-cell>
              <table:table-cell office:value-type="float" office:value="2.064453125">
                <text:p>2.064453125</text:p>
              </table:table-cell>
              <table:table-cell office:value-type="float" office:value="2.10416666666667">
                <text:p>2.10416666666667</text:p>
              </table:table-cell>
              <table:table-cell office:value-type="float" office:value="2.09049479166667">
                <text:p>2.09049479166667</text:p>
              </table:table-cell>
              <table:table-cell office:value-type="float" office:value="2.005859375">
                <text:p>2.005859375</text:p>
              </table:table-cell>
              <table:table-cell office:value-type="float" office:value="1.85221354166667">
                <text:p>1.85221354166667</text:p>
              </table:table-cell>
              <table:table-cell office:value-type="float" office:value="1.66276041666667">
                <text:p>1.66276041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8259803921569">
                <text:p>0.868259803921569</text:p>
              </table:table-cell>
              <table:table-cell office:value-type="float" office:value="1.06924019607843">
                <text:p>1.06924019607843</text:p>
              </table:table-cell>
              <table:table-cell office:value-type="float" office:value="1.13174019607843">
                <text:p>1.13174019607843</text:p>
              </table:table-cell>
              <table:table-cell office:value-type="float" office:value="1.16482843137255">
                <text:p>1.16482843137255</text:p>
              </table:table-cell>
              <table:table-cell office:value-type="float" office:value="1.14828431372549">
                <text:p>1.14828431372549</text:p>
              </table:table-cell>
              <table:table-cell office:value-type="float" office:value="1.08394607843137">
                <text:p>1.08394607843137</text:p>
              </table:table-cell>
              <table:table-cell office:value-type="float" office:value="1.03002450980392">
                <text:p>1.03002450980392</text:p>
              </table:table-cell>
              <table:table-cell office:value-type="float" office:value="0.868259803921569">
                <text:p>0.868259803921569</text:p>
              </table:table-cell>
              <table:table-cell office:value-type="float" office:value="0.677083333333333">
                <text:p>0.677083333333333</text:p>
              </table:table-cell>
              <table:table-cell office:value-type="float" office:value="0.520220588235294">
                <text:p>0.520220588235294</text:p>
              </table:table-cell>
              <table:table-cell office:value-type="float" office:value="0.166053921568627">
                <text:p>0.166053921568627</text:p>
              </table:table-cell>
              <table:table-cell office:value-type="float" office:value="0.107230392156863">
                <text:p>0.107230392156863</text:p>
              </table:table-cell>
              <table:table-cell office:value-type="float" office:value="0.0134803921568629">
                <text:p>0.0134803921568629</text:p>
              </table:table-cell>
              <table:table-cell office:value-type="float" office:value="-0.014093137254902">
                <text:p>-0.014093137254902</text:p>
              </table:table-cell>
              <table:table-cell office:value-type="float" office:value="-0.0508578431372548">
                <text:p>-0.0508578431372548</text:p>
              </table:table-cell>
              <table:table-cell office:value-type="float" office:value="-0.0551470588235292">
                <text:p>-0.0551470588235292</text:p>
              </table:table-cell>
              <table:table-cell office:value-type="float" office:value="-0.101102941176471">
                <text:p>-0.101102941176471</text:p>
              </table:table-cell>
              <table:table-cell office:value-type="float" office:value="-0.121323529411765">
                <text:p>-0.121323529411765</text:p>
              </table:table-cell>
              <table:table-cell office:value-type="float" office:value="-0.107230392156862">
                <text:p>-0.107230392156862</text:p>
              </table:table-cell>
              <table:table-cell office:value-type="float" office:value="0.902573529411765">
                <text:p>0.902573529411765</text:p>
              </table:table-cell>
              <table:table-cell office:value-type="float" office:value="1.02941176470588">
                <text:p>1.02941176470588</text:p>
              </table:table-cell>
              <table:table-cell office:value-type="float" office:value="1.16176470588235">
                <text:p>1.16176470588235</text:p>
              </table:table-cell>
              <table:table-cell office:value-type="float" office:value="1.17279411764706">
                <text:p>1.17279411764706</text:p>
              </table:table-cell>
              <table:table-cell office:value-type="float" office:value="1.15625">
                <text:p>1.15625</text:p>
              </table:table-cell>
              <table:table-cell office:value-type="float" office:value="1.13970588235294">
                <text:p>1.13970588235294</text:p>
              </table:table-cell>
              <table:table-cell office:value-type="float" office:value="1.01838235294118">
                <text:p>1.01838235294118</text:p>
              </table:table-cell>
              <table:table-cell office:value-type="float" office:value="0.847426470588235">
                <text:p>0.847426470588235</text:p>
              </table:table-cell>
              <table:table-cell office:value-type="float" office:value="0.648897058823529">
                <text:p>0.648897058823529</text:p>
              </table:table-cell>
              <table:table-cell office:value-type="float" office:value="0.362132352941176">
                <text:p>0.362132352941176</text:p>
              </table:table-cell>
              <table:table-cell office:value-type="float" office:value="0.365196078431373">
                <text:p>0.365196078431373</text:p>
              </table:table-cell>
              <table:table-cell office:value-type="float" office:value="0.310049019607843">
                <text:p>0.310049019607843</text:p>
              </table:table-cell>
              <table:table-cell office:value-type="float" office:value="0.271446078431372">
                <text:p>0.271446078431372</text:p>
              </table:table-cell>
              <table:table-cell office:value-type="float" office:value="0.165441176470588">
                <text:p>0.165441176470588</text:p>
              </table:table-cell>
              <table:table-cell office:value-type="float" office:value="0.0906862745098039">
                <text:p>0.0906862745098039</text:p>
              </table:table-cell>
              <table:table-cell office:value-type="float" office:value="-0.106004901960784">
                <text:p>-0.106004901960784</text:p>
              </table:table-cell>
              <table:table-cell office:value-type="float" office:value="-0.311887254901961">
                <text:p>-0.311887254901961</text:p>
              </table:table-cell>
              <table:table-cell office:value-type="float" office:value="-0.471200980392157">
                <text:p>-0.471200980392157</text:p>
              </table:table-cell>
              <table:table-cell office:value-type="float" office:value="1.60968137254902">
                <text:p>1.60968137254902</text:p>
              </table:table-cell>
              <table:table-cell office:value-type="float" office:value="1.79595588235294">
                <text:p>1.79595588235294</text:p>
              </table:table-cell>
              <table:table-cell office:value-type="float" office:value="2.01654411764706">
                <text:p>2.01654411764706</text:p>
              </table:table-cell>
              <table:table-cell office:value-type="float" office:value="2.04963235294118">
                <text:p>2.04963235294118</text:p>
              </table:table-cell>
              <table:table-cell office:value-type="float" office:value="2.07475490196078">
                <text:p>2.07475490196078</text:p>
              </table:table-cell>
              <table:table-cell office:value-type="float" office:value="2.07904411764706">
                <text:p>2.07904411764706</text:p>
              </table:table-cell>
              <table:table-cell office:value-type="float" office:value="1.99264705882353">
                <text:p>1.99264705882353</text:p>
              </table:table-cell>
              <table:table-cell office:value-type="float" office:value="1.83639705882353">
                <text:p>1.83639705882353</text:p>
              </table:table-cell>
              <table:table-cell office:value-type="float" office:value="1.64031862745098">
                <text:p>1.640318627450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7060185185185">
                <text:p>0.857060185185185</text:p>
              </table:table-cell>
              <table:table-cell office:value-type="float" office:value="1.05324074074074">
                <text:p>1.05324074074074</text:p>
              </table:table-cell>
              <table:table-cell office:value-type="float" office:value="1.13136574074074">
                <text:p>1.13136574074074</text:p>
              </table:table-cell>
              <table:table-cell office:value-type="float" office:value="1.16261574074074">
                <text:p>1.16261574074074</text:p>
              </table:table-cell>
              <table:table-cell office:value-type="float" office:value="1.14178240740741">
                <text:p>1.14178240740741</text:p>
              </table:table-cell>
              <table:table-cell office:value-type="float" office:value="1.08449074074074">
                <text:p>1.08449074074074</text:p>
              </table:table-cell>
              <table:table-cell office:value-type="float" office:value="1.02835648148148">
                <text:p>1.02835648148148</text:p>
              </table:table-cell>
              <table:table-cell office:value-type="float" office:value="0.870949074074074">
                <text:p>0.870949074074074</text:p>
              </table:table-cell>
              <table:table-cell office:value-type="float" office:value="0.671875">
                <text:p>0.671875</text:p>
              </table:table-cell>
              <table:table-cell office:value-type="float" office:value="0.509837962962963">
                <text:p>0.509837962962963</text:p>
              </table:table-cell>
              <table:table-cell office:value-type="float" office:value="0.169560185185185">
                <text:p>0.169560185185185</text:p>
              </table:table-cell>
              <table:table-cell office:value-type="float" office:value="0.117476851851852">
                <text:p>0.117476851851852</text:p>
              </table:table-cell>
              <table:table-cell office:value-type="float" office:value="0.0237268518518519">
                <text:p>0.0237268518518519</text:p>
              </table:table-cell>
              <table:table-cell office:value-type="float" office:value="-0.0127314814814814">
                <text:p>-0.0127314814814814</text:p>
              </table:table-cell>
              <table:table-cell office:value-type="float" office:value="-0.0283564814814814">
                <text:p>-0.0283564814814814</text:p>
              </table:table-cell>
              <table:table-cell office:value-type="float" office:value="-0.0584490740740742">
                <text:p>-0.0584490740740742</text:p>
              </table:table-cell>
              <table:table-cell office:value-type="float" office:value="-0.101273148148148">
                <text:p>-0.101273148148148</text:p>
              </table:table-cell>
              <table:table-cell office:value-type="float" office:value="-0.123263888888889">
                <text:p>-0.123263888888889</text:p>
              </table:table-cell>
              <table:table-cell office:value-type="float" office:value="-0.108217592592593">
                <text:p>-0.108217592592593</text:p>
              </table:table-cell>
              <table:table-cell office:value-type="float" office:value="0.888310185185185">
                <text:p>0.888310185185185</text:p>
              </table:table-cell>
              <table:table-cell office:value-type="float" office:value="1.03935185185185">
                <text:p>1.03935185185185</text:p>
              </table:table-cell>
              <table:table-cell office:value-type="float" office:value="1.15393518518519">
                <text:p>1.15393518518519</text:p>
              </table:table-cell>
              <table:table-cell office:value-type="float" office:value="1.17476851851852">
                <text:p>1.17476851851852</text:p>
              </table:table-cell>
              <table:table-cell office:value-type="float" office:value="1.17997685185185">
                <text:p>1.17997685185185</text:p>
              </table:table-cell>
              <table:table-cell office:value-type="float" office:value="1.13310185185185">
                <text:p>1.13310185185185</text:p>
              </table:table-cell>
              <table:table-cell office:value-type="float" office:value="1.01331018518519">
                <text:p>1.01331018518519</text:p>
              </table:table-cell>
              <table:table-cell office:value-type="float" office:value="0.841435185185185">
                <text:p>0.841435185185185</text:p>
              </table:table-cell>
              <table:table-cell office:value-type="float" office:value="0.638310185185185">
                <text:p>0.638310185185185</text:p>
              </table:table-cell>
              <table:table-cell office:value-type="float" office:value="0.360532407407407">
                <text:p>0.360532407407407</text:p>
              </table:table-cell>
              <table:table-cell office:value-type="float" office:value="0.386574074074074">
                <text:p>0.386574074074074</text:p>
              </table:table-cell>
              <table:table-cell office:value-type="float" office:value="0.329282407407407">
                <text:p>0.329282407407407</text:p>
              </table:table-cell>
              <table:table-cell office:value-type="float" office:value="0.282407407407407">
                <text:p>0.282407407407407</text:p>
              </table:table-cell>
              <table:table-cell office:value-type="float" office:value="0.188657407407407">
                <text:p>0.188657407407407</text:p>
              </table:table-cell>
              <table:table-cell office:value-type="float" office:value="0.108217592592593">
                <text:p>0.108217592592593</text:p>
              </table:table-cell>
              <table:table-cell office:value-type="float" office:value="-0.0815972222222222">
                <text:p>-0.0815972222222222</text:p>
              </table:table-cell>
              <table:table-cell office:value-type="float" office:value="-0.30787037037037">
                <text:p>-0.30787037037037</text:p>
              </table:table-cell>
              <table:table-cell office:value-type="float" office:value="-0.470486111111111">
                <text:p>-0.470486111111111</text:p>
              </table:table-cell>
              <table:table-cell office:value-type="float" office:value="1.58101851851852">
                <text:p>1.58101851851852</text:p>
              </table:table-cell>
              <table:table-cell office:value-type="float" office:value="1.78414351851852">
                <text:p>1.78414351851852</text:p>
              </table:table-cell>
              <table:table-cell office:value-type="float" office:value="1.98726851851852">
                <text:p>1.98726851851852</text:p>
              </table:table-cell>
              <table:table-cell office:value-type="float" office:value="2.03414351851852">
                <text:p>2.03414351851852</text:p>
              </table:table-cell>
              <table:table-cell office:value-type="float" office:value="2.07581018518519">
                <text:p>2.07581018518519</text:p>
              </table:table-cell>
              <table:table-cell office:value-type="float" office:value="2.05324074074074">
                <text:p>2.05324074074074</text:p>
              </table:table-cell>
              <table:table-cell office:value-type="float" office:value="1.96585648148148">
                <text:p>1.96585648148148</text:p>
              </table:table-cell>
              <table:table-cell office:value-type="float" office:value="1.82118055555556">
                <text:p>1.82118055555556</text:p>
              </table:table-cell>
              <table:table-cell office:value-type="float" office:value="1.61863425925926">
                <text:p>1.618634259259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4265350877193">
                <text:p>0.84265350877193</text:p>
              </table:table-cell>
              <table:table-cell office:value-type="float" office:value="1.04714912280702">
                <text:p>1.04714912280702</text:p>
              </table:table-cell>
              <table:table-cell office:value-type="float" office:value="1.13103070175439">
                <text:p>1.13103070175439</text:p>
              </table:table-cell>
              <table:table-cell office:value-type="float" office:value="1.16063596491228">
                <text:p>1.16063596491228</text:p>
              </table:table-cell>
              <table:table-cell office:value-type="float" office:value="1.14089912280702">
                <text:p>1.14089912280702</text:p>
              </table:table-cell>
              <table:table-cell office:value-type="float" office:value="1.08168859649123">
                <text:p>1.08168859649123</text:p>
              </table:table-cell>
              <table:table-cell office:value-type="float" office:value="1.02741228070175">
                <text:p>1.02741228070175</text:p>
              </table:table-cell>
              <table:table-cell office:value-type="float" office:value="0.873355263157895">
                <text:p>0.873355263157895</text:p>
              </table:table-cell>
              <table:table-cell office:value-type="float" office:value="0.671600877192982">
                <text:p>0.671600877192982</text:p>
              </table:table-cell>
              <table:table-cell office:value-type="float" office:value="0.504934210526316">
                <text:p>0.50493421052631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17324561403509">
                <text:p>0.117324561403509</text:p>
              </table:table-cell>
              <table:table-cell office:value-type="float" office:value="0.0235745614035088">
                <text:p>0.0235745614035088</text:p>
              </table:table-cell>
              <table:table-cell office:value-type="float" office:value="-0.0109649122807018">
                <text:p>-0.0109649122807018</text:p>
              </table:table-cell>
              <table:table-cell office:value-type="float" office:value="-0.050438596491228">
                <text:p>-0.050438596491228</text:p>
              </table:table-cell>
              <table:table-cell office:value-type="float" office:value="-0.0603070175438598">
                <text:p>-0.0603070175438598</text:p>
              </table:table-cell>
              <table:table-cell office:value-type="float" office:value="-0.0959429824561404">
                <text:p>-0.0959429824561404</text:p>
              </table:table-cell>
              <table:table-cell office:value-type="float" office:value="-0.125">
                <text:p>-0.125</text:p>
              </table:table-cell>
              <table:table-cell office:value-type="float" office:value="-0.128837719298246">
                <text:p>-0.128837719298246</text:p>
              </table:table-cell>
              <table:table-cell office:value-type="float" office:value="0.875">
                <text:p>0.875</text:p>
              </table:table-cell>
              <table:table-cell office:value-type="float" office:value="1.02302631578947">
                <text:p>1.02302631578947</text:p>
              </table:table-cell>
              <table:table-cell office:value-type="float" office:value="1.14144736842105">
                <text:p>1.14144736842105</text:p>
              </table:table-cell>
              <table:table-cell office:value-type="float" office:value="1.17105263157895">
                <text:p>1.17105263157895</text:p>
              </table:table-cell>
              <table:table-cell office:value-type="float" office:value="1.16611842105263">
                <text:p>1.16611842105263</text:p>
              </table:table-cell>
              <table:table-cell office:value-type="float" office:value="1.12664473684211">
                <text:p>1.12664473684211</text:p>
              </table:table-cell>
              <table:table-cell office:value-type="float" office:value="1.01315789473684">
                <text:p>1.01315789473684</text:p>
              </table:table-cell>
              <table:table-cell office:value-type="float" office:value="0.835526315789474">
                <text:p>0.835526315789474</text:p>
              </table:table-cell>
              <table:table-cell office:value-type="float" office:value="0.633223684210526">
                <text:p>0.633223684210526</text:p>
              </table:table-cell>
              <table:table-cell office:value-type="float" office:value="0.366228070175439">
                <text:p>0.366228070175439</text:p>
              </table:table-cell>
              <table:table-cell office:value-type="float" office:value="0.405701754385965">
                <text:p>0.405701754385965</text:p>
              </table:table-cell>
              <table:table-cell office:value-type="float" office:value="0.34155701754386">
                <text:p>0.34155701754386</text:p>
              </table:table-cell>
              <table:table-cell office:value-type="float" office:value="0.287280701754386">
                <text:p>0.287280701754386</text:p>
              </table:table-cell>
              <table:table-cell office:value-type="float" office:value="0.198464912280702">
                <text:p>0.198464912280702</text:p>
              </table:table-cell>
              <table:table-cell office:value-type="float" office:value="0.119517543859649">
                <text:p>0.119517543859649</text:p>
              </table:table-cell>
              <table:table-cell office:value-type="float" office:value="-0.0696271929824562">
                <text:p>-0.0696271929824562</text:p>
              </table:table-cell>
              <table:table-cell office:value-type="float" office:value="-0.305372807017544">
                <text:p>-0.305372807017544</text:p>
              </table:table-cell>
              <table:table-cell office:value-type="float" office:value="-0.466008771929825">
                <text:p>-0.466008771929825</text:p>
              </table:table-cell>
              <table:table-cell office:value-type="float" office:value="1.55592105263158">
                <text:p>1.55592105263158</text:p>
              </table:table-cell>
              <table:table-cell office:value-type="float" office:value="1.74835526315789">
                <text:p>1.74835526315789</text:p>
              </table:table-cell>
              <table:table-cell office:value-type="float" office:value="1.96052631578947">
                <text:p>1.96052631578947</text:p>
              </table:table-cell>
              <table:table-cell office:value-type="float" office:value="2.02467105263158">
                <text:p>2.02467105263158</text:p>
              </table:table-cell>
              <table:table-cell office:value-type="float" office:value="2.04934210526316">
                <text:p>2.04934210526316</text:p>
              </table:table-cell>
              <table:table-cell office:value-type="float" office:value="2.03453947368421">
                <text:p>2.03453947368421</text:p>
              </table:table-cell>
              <table:table-cell office:value-type="float" office:value="1.95614035087719">
                <text:p>1.95614035087719</text:p>
              </table:table-cell>
              <table:table-cell office:value-type="float" office:value="1.8125">
                <text:p>1.8125</text:p>
              </table:table-cell>
              <table:table-cell office:value-type="float" office:value="1.60416666666667">
                <text:p>1.6041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33854166666667">
                <text:p>0.833854166666667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1.12604166666667">
                <text:p>1.12604166666667</text:p>
              </table:table-cell>
              <table:table-cell office:value-type="float" office:value="1.15885416666667">
                <text:p>1.15885416666667</text:p>
              </table:table-cell>
              <table:table-cell office:value-type="float" office:value="1.13541666666667">
                <text:p>1.13541666666667</text:p>
              </table:table-cell>
              <table:table-cell office:value-type="float" office:value="1.08385416666667">
                <text:p>1.08385416666667</text:p>
              </table:table-cell>
              <table:table-cell office:value-type="float" office:value="1.01822916666667">
                <text:p>1.01822916666667</text:p>
              </table:table-cell>
              <table:table-cell office:value-type="float" office:value="0.8671875">
                <text:p>0.8671875</text:p>
              </table:table-cell>
              <table:table-cell office:value-type="float" office:value="0.6671875">
                <text:p>0.6671875</text:p>
              </table:table-cell>
              <table:table-cell office:value-type="float" office:value="0.513020833333333">
                <text:p>0.513020833333333</text:p>
              </table:table-cell>
              <table:table-cell office:value-type="float" office:value="0.168229166666667">
                <text:p>0.168229166666667</text:p>
              </table:table-cell>
              <table:table-cell office:value-type="float" office:value="0.121354166666667">
                <text:p>0.121354166666667</text:p>
              </table:table-cell>
              <table:table-cell office:value-type="float" office:value="0.0276041666666666">
                <text:p>0.0276041666666666</text:p>
              </table:table-cell>
              <table:table-cell office:value-type="float" office:value="-0.00989583333333344">
                <text:p>-0.00989583333333344</text:p>
              </table:table-cell>
              <table:table-cell office:value-type="float" office:value="-0.0427083333333336">
                <text:p>-0.0427083333333336</text:p>
              </table:table-cell>
              <table:table-cell office:value-type="float" office:value="-0.0567708333333334">
                <text:p>-0.0567708333333334</text:p>
              </table:table-cell>
              <table:table-cell office:value-type="float" office:value="-0.1046875">
                <text:p>-0.1046875</text:p>
              </table:table-cell>
              <table:table-cell office:value-type="float" office:value="-0.1265625">
                <text:p>-0.1265625</text:p>
              </table:table-cell>
              <table:table-cell office:value-type="float" office:value="-0.130729166666667">
                <text:p>-0.130729166666667</text:p>
              </table:table-cell>
              <table:table-cell office:value-type="float" office:value="0.872916666666667">
                <text:p>0.872916666666667</text:p>
              </table:table-cell>
              <table:table-cell office:value-type="float" office:value="1.02760416666667">
                <text:p>1.02760416666667</text:p>
              </table:table-cell>
              <table:table-cell office:value-type="float" office:value="1.14010416666667">
                <text:p>1.14010416666667</text:p>
              </table:table-cell>
              <table:table-cell office:value-type="float" office:value="1.16822916666667">
                <text:p>1.16822916666667</text:p>
              </table:table-cell>
              <table:table-cell office:value-type="float" office:value="1.15416666666667">
                <text:p>1.15416666666667</text:p>
              </table:table-cell>
              <table:table-cell office:value-type="float" office:value="1.11666666666667">
                <text:p>1.11666666666667</text:p>
              </table:table-cell>
              <table:table-cell office:value-type="float" office:value="1.01354166666667">
                <text:p>1.01354166666667</text:p>
              </table:table-cell>
              <table:table-cell office:value-type="float" office:value="0.830729166666667">
                <text:p>0.830729166666667</text:p>
              </table:table-cell>
              <table:table-cell office:value-type="float" office:value="0.638541666666667">
                <text:p>0.638541666666667</text:p>
              </table:table-cell>
              <table:table-cell office:value-type="float" office:value="0.371354166666667">
                <text:p>0.371354166666667</text:p>
              </table:table-cell>
              <table:table-cell office:value-type="float" office:value="0.408854166666667">
                <text:p>0.408854166666667</text:p>
              </table:table-cell>
              <table:table-cell office:value-type="float" office:value="0.352604166666667">
                <text:p>0.352604166666667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11979166666667">
                <text:p>0.211979166666667</text:p>
              </table:table-cell>
              <table:table-cell office:value-type="float" office:value="0.118229166666667">
                <text:p>0.118229166666667</text:p>
              </table:table-cell>
              <table:table-cell office:value-type="float" office:value="-0.0755208333333334">
                <text:p>-0.0755208333333334</text:p>
              </table:table-cell>
              <table:table-cell office:value-type="float" office:value="-0.292708333333333">
                <text:p>-0.292708333333333</text:p>
              </table:table-cell>
              <table:table-cell office:value-type="float" office:value="-0.451041666666667">
                <text:p>-0.451041666666667</text:p>
              </table:table-cell>
              <table:table-cell office:value-type="float" office:value="1.54322916666667">
                <text:p>1.54322916666667</text:p>
              </table:table-cell>
              <table:table-cell office:value-type="float" office:value="1.74479166666667">
                <text:p>1.74479166666667</text:p>
              </table:table-cell>
              <table:table-cell office:value-type="float" office:value="1.94635416666667">
                <text:p>1.94635416666667</text:p>
              </table:table-cell>
              <table:table-cell office:value-type="float" office:value="2.01197916666667">
                <text:p>2.01197916666667</text:p>
              </table:table-cell>
              <table:table-cell office:value-type="float" office:value="2.02604166666667">
                <text:p>2.02604166666667</text:p>
              </table:table-cell>
              <table:table-cell office:value-type="float" office:value="2.01666666666667">
                <text:p>2.01666666666667</text:p>
              </table:table-cell>
              <table:table-cell office:value-type="float" office:value="1.95625">
                <text:p>1.95625</text:p>
              </table:table-cell>
              <table:table-cell office:value-type="float" office:value="1.790625">
                <text:p>1.790625</text:p>
              </table:table-cell>
              <table:table-cell office:value-type="float" office:value="1.60260416666667">
                <text:p>1.6026041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25892857142857">
                <text:p>0.825892857142857</text:p>
              </table:table-cell>
              <table:table-cell office:value-type="float" office:value="1.03670634920635">
                <text:p>1.03670634920635</text:p>
              </table:table-cell>
              <table:table-cell office:value-type="float" office:value="1.12599206349206">
                <text:p>1.12599206349206</text:p>
              </table:table-cell>
              <table:table-cell office:value-type="float" office:value="1.15277777777778">
                <text:p>1.15277777777778</text:p>
              </table:table-cell>
              <table:table-cell office:value-type="float" office:value="1.13492063492063">
                <text:p>1.13492063492063</text:p>
              </table:table-cell>
              <table:table-cell office:value-type="float" office:value="1.07688492063492">
                <text:p>1.07688492063492</text:p>
              </table:table-cell>
              <table:table-cell office:value-type="float" office:value="1.01438492063492">
                <text:p>1.01438492063492</text:p>
              </table:table-cell>
              <table:table-cell office:value-type="float" office:value="0.865575396825397">
                <text:p>0.865575396825397</text:p>
              </table:table-cell>
              <table:table-cell office:value-type="float" office:value="0.65922619047619">
                <text:p>0.65922619047619</text:p>
              </table:table-cell>
              <table:table-cell office:value-type="float" office:value="0.512400793650794">
                <text:p>0.512400793650794</text:p>
              </table:table-cell>
              <table:table-cell office:value-type="float" office:value="0.174107142857143">
                <text:p>0.174107142857143</text:p>
              </table:table-cell>
              <table:table-cell office:value-type="float" office:value="0.120535714285714">
                <text:p>0.120535714285714</text:p>
              </table:table-cell>
              <table:table-cell office:value-type="float" office:value="0.0357142857142856">
                <text:p>0.0357142857142856</text:p>
              </table:table-cell>
              <table:table-cell office:value-type="float" office:value="-0.00446428571428559">
                <text:p>-0.00446428571428559</text:p>
              </table:table-cell>
              <table:table-cell office:value-type="float" office:value="-0.049107142857143">
                <text:p>-0.049107142857143</text:p>
              </table:table-cell>
              <table:table-cell office:value-type="float" office:value="-0.0625">
                <text:p>-0.0625</text:p>
              </table:table-cell>
              <table:table-cell office:value-type="float" office:value="-0.0952380952380953">
                <text:p>-0.0952380952380953</text:p>
              </table:table-cell>
              <table:table-cell office:value-type="float" office:value="-0.123015873015873">
                <text:p>-0.123015873015873</text:p>
              </table:table-cell>
              <table:table-cell office:value-type="float" office:value="-0.131448412698413">
                <text:p>-0.131448412698413</text:p>
              </table:table-cell>
              <table:table-cell office:value-type="float" office:value="0.871031746031746">
                <text:p>0.871031746031746</text:p>
              </table:table-cell>
              <table:table-cell office:value-type="float" office:value="1.01835317460317">
                <text:p>1.01835317460317</text:p>
              </table:table-cell>
              <table:table-cell office:value-type="float" office:value="1.12996031746032">
                <text:p>1.12996031746032</text:p>
              </table:table-cell>
              <table:table-cell office:value-type="float" office:value="1.1656746031746">
                <text:p>1.1656746031746</text:p>
              </table:table-cell>
              <table:table-cell office:value-type="float" office:value="1.16121031746032">
                <text:p>1.16121031746032</text:p>
              </table:table-cell>
              <table:table-cell office:value-type="float" office:value="1.11210317460317">
                <text:p>1.11210317460317</text:p>
              </table:table-cell>
              <table:table-cell office:value-type="float" office:value="1.0094246031746">
                <text:p>1.0094246031746</text:p>
              </table:table-cell>
              <table:table-cell office:value-type="float" office:value="0.821924603174603">
                <text:p>0.821924603174603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0.384920634920635">
                <text:p>0.384920634920635</text:p>
              </table:table-cell>
              <table:table-cell office:value-type="float" office:value="0.420634920634921">
                <text:p>0.420634920634921</text:p>
              </table:table-cell>
              <table:table-cell office:value-type="float" office:value="0.362599206349206">
                <text:p>0.362599206349206</text:p>
              </table:table-cell>
              <table:table-cell office:value-type="float" office:value="0.300099206349206">
                <text:p>0.300099206349206</text:p>
              </table:table-cell>
              <table:table-cell office:value-type="float" office:value="0.210813492063492">
                <text:p>0.210813492063492</text:p>
              </table:table-cell>
              <table:table-cell office:value-type="float" office:value="0.121527777777778">
                <text:p>0.121527777777778</text:p>
              </table:table-cell>
              <table:table-cell office:value-type="float" office:value="-0.0684523809523809">
                <text:p>-0.0684523809523809</text:p>
              </table:table-cell>
              <table:table-cell office:value-type="float" office:value="-0.289186507936508">
                <text:p>-0.289186507936508</text:p>
              </table:table-cell>
              <table:table-cell office:value-type="float" office:value="-0.444444444444444">
                <text:p>-0.444444444444444</text:p>
              </table:table-cell>
              <table:table-cell office:value-type="float" office:value="1.52281746031746">
                <text:p>1.52281746031746</text:p>
              </table:table-cell>
              <table:table-cell office:value-type="float" office:value="1.72371031746032">
                <text:p>1.72371031746032</text:p>
              </table:table-cell>
              <table:table-cell office:value-type="float" office:value="1.92013888888889">
                <text:p>1.92013888888889</text:p>
              </table:table-cell>
              <table:table-cell office:value-type="float" office:value="2.00049603174603">
                <text:p>2.00049603174603</text:p>
              </table:table-cell>
              <table:table-cell office:value-type="float" office:value="2.02728174603175">
                <text:p>2.02728174603175</text:p>
              </table:table-cell>
              <table:table-cell office:value-type="float" office:value="2.00496031746032">
                <text:p>2.00496031746032</text:p>
              </table:table-cell>
              <table:table-cell office:value-type="float" office:value="1.94345238095238">
                <text:p>1.94345238095238</text:p>
              </table:table-cell>
              <table:table-cell office:value-type="float" office:value="1.7703373015873">
                <text:p>1.7703373015873</text:p>
              </table:table-cell>
              <table:table-cell office:value-type="float" office:value="1.59573412698413">
                <text:p>1.595734126984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18655303030303">
                <text:p>0.818655303030303</text:p>
              </table:table-cell>
              <table:table-cell office:value-type="float" office:value="1.02793560606061">
                <text:p>1.02793560606061</text:p>
              </table:table-cell>
              <table:table-cell office:value-type="float" office:value="1.11742424242424">
                <text:p>1.11742424242424</text:p>
              </table:table-cell>
              <table:table-cell office:value-type="float" office:value="1.15151515151515">
                <text:p>1.15151515151515</text:p>
              </table:table-cell>
              <table:table-cell office:value-type="float" office:value="1.1344696969697">
                <text:p>1.1344696969697</text:p>
              </table:table-cell>
              <table:table-cell office:value-type="float" office:value="1.07481060606061">
                <text:p>1.07481060606061</text:p>
              </table:table-cell>
              <table:table-cell office:value-type="float" office:value="1.01089015151515">
                <text:p>1.01089015151515</text:p>
              </table:table-cell>
              <table:table-cell office:value-type="float" office:value="0.866003787878788">
                <text:p>0.866003787878788</text:p>
              </table:table-cell>
              <table:table-cell office:value-type="float" office:value="0.651988636363636">
                <text:p>0.651988636363636</text:p>
              </table:table-cell>
              <table:table-cell office:value-type="float" office:value="0.508049242424242">
                <text:p>0.508049242424242</text:p>
              </table:table-cell>
              <table:table-cell office:value-type="float" office:value="0.179450757575757">
                <text:p>0.179450757575757</text:p>
              </table:table-cell>
              <table:table-cell office:value-type="float" office:value="0.12405303030303">
                <text:p>0.12405303030303</text:p>
              </table:table-cell>
              <table:table-cell office:value-type="float" office:value="0.0430871212121213">
                <text:p>0.0430871212121213</text:p>
              </table:table-cell>
              <table:table-cell office:value-type="float" office:value="-0.00568181818181812">
                <text:p>-0.00568181818181812</text:p>
              </table:table-cell>
              <table:table-cell office:value-type="float" office:value="-0.0378787878787881">
                <text:p>-0.0378787878787881</text:p>
              </table:table-cell>
              <table:table-cell office:value-type="float" office:value="-0.0549242424242424">
                <text:p>-0.0549242424242424</text:p>
              </table:table-cell>
              <table:table-cell office:value-type="float" office:value="-0.0975378787878789">
                <text:p>-0.0975378787878789</text:p>
              </table:table-cell>
              <table:table-cell office:value-type="float" office:value="-0.12405303030303">
                <text:p>-0.12405303030303</text:p>
              </table:table-cell>
              <table:table-cell office:value-type="float" office:value="-0.127367424242424">
                <text:p>-0.127367424242424</text:p>
              </table:table-cell>
              <table:table-cell office:value-type="float" office:value="0.856534090909091">
                <text:p>0.856534090909091</text:p>
              </table:table-cell>
              <table:table-cell office:value-type="float" office:value="1.01846590909091">
                <text:p>1.01846590909091</text:p>
              </table:table-cell>
              <table:table-cell office:value-type="float" office:value="1.1344696969697">
                <text:p>1.1344696969697</text:p>
              </table:table-cell>
              <table:table-cell office:value-type="float" office:value="1.16761363636364">
                <text:p>1.16761363636364</text:p>
              </table:table-cell>
              <table:table-cell office:value-type="float" office:value="1.16287878787879">
                <text:p>1.16287878787879</text:p>
              </table:table-cell>
              <table:table-cell office:value-type="float" office:value="1.11221590909091">
                <text:p>1.11221590909091</text:p>
              </table:table-cell>
              <table:table-cell office:value-type="float" office:value="1.00994318181818">
                <text:p>1.00994318181818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630681818181818">
                <text:p>0.630681818181818</text:p>
              </table:table-cell>
              <table:table-cell office:value-type="float" office:value="0.388731060606061">
                <text:p>0.388731060606061</text:p>
              </table:table-cell>
              <table:table-cell office:value-type="float" office:value="0.42282196969697">
                <text:p>0.42282196969697</text:p>
              </table:table-cell>
              <table:table-cell office:value-type="float" office:value="0.37594696969697">
                <text:p>0.37594696969697</text:p>
              </table:table-cell>
              <table:table-cell office:value-type="float" office:value="0.310606060606061">
                <text:p>0.310606060606061</text:p>
              </table:table-cell>
              <table:table-cell office:value-type="float" office:value="0.214015151515151">
                <text:p>0.214015151515151</text:p>
              </table:table-cell>
              <table:table-cell office:value-type="float" office:value="0.133049242424243">
                <text:p>0.133049242424243</text:p>
              </table:table-cell>
              <table:table-cell office:value-type="float" office:value="-0.0544507575757576">
                <text:p>-0.0544507575757576</text:p>
              </table:table-cell>
              <table:table-cell office:value-type="float" office:value="-0.290246212121212">
                <text:p>-0.290246212121212</text:p>
              </table:table-cell>
              <table:table-cell office:value-type="float" office:value="-0.441761363636364">
                <text:p>-0.441761363636364</text:p>
              </table:table-cell>
              <table:table-cell office:value-type="float" office:value="1.49573863636364">
                <text:p>1.49573863636364</text:p>
              </table:table-cell>
              <table:table-cell office:value-type="float" office:value="1.71306818181818">
                <text:p>1.71306818181818</text:p>
              </table:table-cell>
              <table:table-cell office:value-type="float" office:value="1.91003787878788">
                <text:p>1.91003787878788</text:p>
              </table:table-cell>
              <table:table-cell office:value-type="float" office:value="1.99147727272727">
                <text:p>1.99147727272727</text:p>
              </table:table-cell>
              <table:table-cell office:value-type="float" office:value="2.02367424242424">
                <text:p>2.02367424242424</text:p>
              </table:table-cell>
              <table:table-cell office:value-type="float" office:value="1.99005681818182">
                <text:p>1.99005681818182</text:p>
              </table:table-cell>
              <table:table-cell office:value-type="float" office:value="1.93039772727273">
                <text:p>1.93039772727273</text:p>
              </table:table-cell>
              <table:table-cell office:value-type="float" office:value="1.76041666666667">
                <text:p>1.76041666666667</text:p>
              </table:table-cell>
              <table:table-cell office:value-type="float" office:value="1.58049242424242">
                <text:p>1.580492424242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12047101449275">
                <text:p>0.812047101449275</text:p>
              </table:table-cell>
              <table:table-cell office:value-type="float" office:value="1.01992753623188">
                <text:p>1.01992753623188</text:p>
              </table:table-cell>
              <table:table-cell office:value-type="float" office:value="1.11367753623188">
                <text:p>1.11367753623188</text:p>
              </table:table-cell>
              <table:table-cell office:value-type="float" office:value="1.15036231884058">
                <text:p>1.15036231884058</text:p>
              </table:table-cell>
              <table:table-cell office:value-type="float" office:value="1.12998188405797">
                <text:p>1.12998188405797</text:p>
              </table:table-cell>
              <table:table-cell office:value-type="float" office:value="1.06884057971015">
                <text:p>1.06884057971015</text:p>
              </table:table-cell>
              <table:table-cell office:value-type="float" office:value="1.01177536231884">
                <text:p>1.01177536231884</text:p>
              </table:table-cell>
              <table:table-cell office:value-type="float" office:value="0.860960144927536">
                <text:p>0.860960144927536</text:p>
              </table:table-cell>
              <table:table-cell office:value-type="float" office:value="0.652626811594203">
                <text:p>0.652626811594203</text:p>
              </table:table-cell>
              <table:table-cell office:value-type="float" office:value="0.511322463768116">
                <text:p>0.511322463768116</text:p>
              </table:table-cell>
              <table:table-cell office:value-type="float" office:value="0.188405797101449">
                <text:p>0.188405797101449</text:p>
              </table:table-cell>
              <table:table-cell office:value-type="float" office:value="0.127264492753623">
                <text:p>0.127264492753623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000452898550724612">
                <text:p>0.000452898550724612</text:p>
              </table:table-cell>
              <table:table-cell office:value-type="float" office:value="-0.0471014492753623">
                <text:p>-0.0471014492753623</text:p>
              </table:table-cell>
              <table:table-cell office:value-type="float" office:value="-0.0543478260869565">
                <text:p>-0.0543478260869565</text:p>
              </table:table-cell>
              <table:table-cell office:value-type="float" office:value="-0.0928442028985508">
                <text:p>-0.0928442028985508</text:p>
              </table:table-cell>
              <table:table-cell office:value-type="float" office:value="-0.125905797101449">
                <text:p>-0.125905797101449</text:p>
              </table:table-cell>
              <table:table-cell office:value-type="float" office:value="-0.11231884057971">
                <text:p>-0.11231884057971</text:p>
              </table:table-cell>
              <table:table-cell office:value-type="float" office:value="0.843297101449275">
                <text:p>0.843297101449275</text:p>
              </table:table-cell>
              <table:table-cell office:value-type="float" office:value="1.03079710144928">
                <text:p>1.03079710144928</text:p>
              </table:table-cell>
              <table:table-cell office:value-type="float" office:value="1.12409420289855">
                <text:p>1.12409420289855</text:p>
              </table:table-cell>
              <table:table-cell office:value-type="float" office:value="1.17391304347826">
                <text:p>1.17391304347826</text:p>
              </table:table-cell>
              <table:table-cell office:value-type="float" office:value="1.15126811594203">
                <text:p>1.15126811594203</text:p>
              </table:table-cell>
              <table:table-cell office:value-type="float" office:value="1.1286231884058">
                <text:p>1.1286231884058</text:p>
              </table:table-cell>
              <table:table-cell office:value-type="float" office:value="1.00226449275362">
                <text:p>1.00226449275362</text:p>
              </table:table-cell>
              <table:table-cell office:value-type="float" office:value="0.822916666666667">
                <text:p>0.822916666666667</text:p>
              </table:table-cell>
              <table:table-cell office:value-type="float" office:value="0.631340579710145">
                <text:p>0.631340579710145</text:p>
              </table:table-cell>
              <table:table-cell office:value-type="float" office:value="0.392210144927536">
                <text:p>0.392210144927536</text:p>
              </table:table-cell>
              <table:table-cell office:value-type="float" office:value="0.428894927536232">
                <text:p>0.428894927536232</text:p>
              </table:table-cell>
              <table:table-cell office:value-type="float" office:value="0.382246376811594">
                <text:p>0.382246376811594</text:p>
              </table:table-cell>
              <table:table-cell office:value-type="float" office:value="0.314311594202898">
                <text:p>0.314311594202898</text:p>
              </table:table-cell>
              <table:table-cell office:value-type="float" office:value="0.210144927536232">
                <text:p>0.210144927536232</text:p>
              </table:table-cell>
              <table:table-cell office:value-type="float" office:value="0.141304347826087">
                <text:p>0.141304347826087</text:p>
              </table:table-cell>
              <table:table-cell office:value-type="float" office:value="-0.0480072463768115">
                <text:p>-0.0480072463768115</text:p>
              </table:table-cell>
              <table:table-cell office:value-type="float" office:value="-0.280797101449275">
                <text:p>-0.280797101449275</text:p>
              </table:table-cell>
              <table:table-cell office:value-type="float" office:value="-0.428894927536232">
                <text:p>-0.428894927536232</text:p>
              </table:table-cell>
              <table:table-cell office:value-type="float" office:value="1.47101449275362">
                <text:p>1.47101449275362</text:p>
              </table:table-cell>
              <table:table-cell office:value-type="float" office:value="1.71557971014493">
                <text:p>1.71557971014493</text:p>
              </table:table-cell>
              <table:table-cell office:value-type="float" office:value="1.89221014492754">
                <text:p>1.89221014492754</text:p>
              </table:table-cell>
              <table:table-cell office:value-type="float" office:value="1.98958333333333">
                <text:p>1.98958333333333</text:p>
              </table:table-cell>
              <table:table-cell office:value-type="float" office:value="2.00996376811594">
                <text:p>2.00996376811594</text:p>
              </table:table-cell>
              <table:table-cell office:value-type="float" office:value="1.99909420289855">
                <text:p>1.99909420289855</text:p>
              </table:table-cell>
              <table:table-cell office:value-type="float" office:value="1.91123188405797">
                <text:p>1.91123188405797</text:p>
              </table:table-cell>
              <table:table-cell office:value-type="float" office:value="1.75634057971015">
                <text:p>1.75634057971015</text:p>
              </table:table-cell>
              <table:table-cell office:value-type="float" office:value="1.57155797101449">
                <text:p>1.57155797101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05555555555556">
                <text:p>0.805555555555556</text:p>
              </table:table-cell>
              <table:table-cell office:value-type="float" office:value="1.01258680555556">
                <text:p>1.01258680555556</text:p>
              </table:table-cell>
              <table:table-cell office:value-type="float" office:value="1.11414930555556">
                <text:p>1.11414930555556</text:p>
              </table:table-cell>
              <table:table-cell office:value-type="float" office:value="1.14539930555556">
                <text:p>1.14539930555556</text:p>
              </table:table-cell>
              <table:table-cell office:value-type="float" office:value="1.12977430555556">
                <text:p>1.12977430555556</text:p>
              </table:table-cell>
              <table:table-cell office:value-type="float" office:value="1.07508680555556">
                <text:p>1.07508680555556</text:p>
              </table:table-cell>
              <table:table-cell office:value-type="float" office:value="1.01258680555556">
                <text:p>1.01258680555556</text:p>
              </table:table-cell>
              <table:table-cell office:value-type="float" office:value="0.860243055555556">
                <text:p>0.860243055555556</text:p>
              </table:table-cell>
              <table:table-cell office:value-type="float" office:value="0.653211805555556">
                <text:p>0.653211805555556</text:p>
              </table:table-cell>
              <table:table-cell office:value-type="float" office:value="0.50390625">
                <text:p>0.50390625</text:p>
              </table:table-cell>
              <table:table-cell office:value-type="float" office:value="0.188368055555556">
                <text:p>0.188368055555556</text:p>
              </table:table-cell>
              <table:table-cell office:value-type="float" office:value="0.1328125">
                <text:p>0.1328125</text:p>
              </table:table-cell>
              <table:table-cell office:value-type="float" office:value="0.046875">
                <text:p>0.046875</text:p>
              </table:table-cell>
              <table:table-cell office:value-type="float" office:value="0.00086805555555558">
                <text:p>0.00086805555555558</text:p>
              </table:table-cell>
              <table:table-cell office:value-type="float" office:value="-0.0364583333333333">
                <text:p>-0.0364583333333333</text:p>
              </table:table-cell>
              <table:table-cell office:value-type="float" office:value="-0.0512152777777777">
                <text:p>-0.0512152777777777</text:p>
              </table:table-cell>
              <table:table-cell office:value-type="float" office:value="-0.0889756944444444">
                <text:p>-0.0889756944444444</text:p>
              </table:table-cell>
              <table:table-cell office:value-type="float" office:value="-0.116319444444444">
                <text:p>-0.116319444444444</text:p>
              </table:table-cell>
              <table:table-cell office:value-type="float" office:value="-0.125">
                <text:p>-0.125</text:p>
              </table:table-cell>
              <table:table-cell office:value-type="float" office:value="0.828125">
                <text:p>0.828125</text:p>
              </table:table-cell>
              <table:table-cell office:value-type="float" office:value="1.02430555555556">
                <text:p>1.02430555555556</text:p>
              </table:table-cell>
              <table:table-cell office:value-type="float" office:value="1.11545138888889">
                <text:p>1.11545138888889</text:p>
              </table:table-cell>
              <table:table-cell office:value-type="float" office:value="1.16753472222222">
                <text:p>1.16753472222222</text:p>
              </table:table-cell>
              <table:table-cell office:value-type="float" office:value="1.15017361111111">
                <text:p>1.15017361111111</text:p>
              </table:table-cell>
              <table:table-cell office:value-type="float" office:value="1.12847222222222">
                <text:p>1.12847222222222</text:p>
              </table:table-cell>
              <table:table-cell office:value-type="float" office:value="0.998263888888889">
                <text:p>0.998263888888889</text:p>
              </table:table-cell>
              <table:table-cell office:value-type="float" office:value="0.8203125">
                <text:p>0.8203125</text:p>
              </table:table-cell>
              <table:table-cell office:value-type="float" office:value="0.625">
                <text:p>0.625</text:p>
              </table:table-cell>
              <table:table-cell office:value-type="float" office:value="0.391493055555556">
                <text:p>0.391493055555556</text:p>
              </table:table-cell>
              <table:table-cell office:value-type="float" office:value="0.4375">
                <text:p>0.4375</text:p>
              </table:table-cell>
              <table:table-cell office:value-type="float" office:value="0.3828125">
                <text:p>0.3828125</text:p>
              </table:table-cell>
              <table:table-cell office:value-type="float" office:value="0.321180555555556">
                <text:p>0.321180555555556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0.15625">
                <text:p>0.15625</text:p>
              </table:table-cell>
              <table:table-cell office:value-type="float" office:value="-0.0342881944444444">
                <text:p>-0.0342881944444444</text:p>
              </table:table-cell>
              <table:table-cell office:value-type="float" office:value="-0.272135416666667">
                <text:p>-0.272135416666667</text:p>
              </table:table-cell>
              <table:table-cell office:value-type="float" office:value="-0.426215277777778">
                <text:p>-0.426215277777778</text:p>
              </table:table-cell>
              <table:table-cell office:value-type="float" office:value="1.44921875">
                <text:p>1.44921875</text:p>
              </table:table-cell>
              <table:table-cell office:value-type="float" office:value="1.70095486111111">
                <text:p>1.70095486111111</text:p>
              </table:table-cell>
              <table:table-cell office:value-type="float" office:value="1.87803819444444">
                <text:p>1.87803819444444</text:p>
              </table:table-cell>
              <table:table-cell office:value-type="float" office:value="1.97612847222222">
                <text:p>1.97612847222222</text:p>
              </table:table-cell>
              <table:table-cell office:value-type="float" office:value="1.99609375">
                <text:p>1.99609375</text:p>
              </table:table-cell>
              <table:table-cell office:value-type="float" office:value="1.98480902777778">
                <text:p>1.98480902777778</text:p>
              </table:table-cell>
              <table:table-cell office:value-type="float" office:value="1.89279513888889">
                <text:p>1.89279513888889</text:p>
              </table:table-cell>
              <table:table-cell office:value-type="float" office:value="1.74565972222222">
                <text:p>1.74565972222222</text:p>
              </table:table-cell>
              <table:table-cell office:value-type="float" office:value="1.55512152777778">
                <text:p>1.55512152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95833333333333">
                <text:p>0.795833333333333</text:p>
              </table:table-cell>
              <table:table-cell office:value-type="float" office:value="1.00958333333333">
                <text:p>1.00958333333333</text:p>
              </table:table-cell>
              <table:table-cell office:value-type="float" office:value="1.10708333333333">
                <text:p>1.10708333333333</text:p>
              </table:table-cell>
              <table:table-cell office:value-type="float" office:value="1.14458333333333">
                <text:p>1.14458333333333</text:p>
              </table:table-cell>
              <table:table-cell office:value-type="float" office:value="1.12958333333333">
                <text:p>1.12958333333333</text:p>
              </table:table-cell>
              <table:table-cell office:value-type="float" office:value="1.06958333333333">
                <text:p>1.06958333333333</text:p>
              </table:table-cell>
              <table:table-cell office:value-type="float" office:value="1.00958333333333">
                <text:p>1.00958333333333</text:p>
              </table:table-cell>
              <table:table-cell office:value-type="float" office:value="0.859583333333333">
                <text:p>0.859583333333333</text:p>
              </table:table-cell>
              <table:table-cell office:value-type="float" office:value="0.65375">
                <text:p>0.65375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184583333333333">
                <text:p>0.184583333333333</text:p>
              </table:table-cell>
              <table:table-cell office:value-type="float" office:value="0.125">
                <text:p>0.125</text:p>
              </table:table-cell>
              <table:table-cell office:value-type="float" office:value="0.0458333333333334">
                <text:p>0.0458333333333334</text:p>
              </table:table-cell>
              <table:table-cell office:value-type="float" office:value="-0.00666666666666682">
                <text:p>-0.00666666666666682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-0.051666666666667">
                <text:p>-0.051666666666667</text:p>
              </table:table-cell>
              <table:table-cell office:value-type="float" office:value="-0.0891666666666669">
                <text:p>-0.0891666666666669</text:p>
              </table:table-cell>
              <table:table-cell office:value-type="float" office:value="-0.115">
                <text:p>-0.115</text:p>
              </table:table-cell>
              <table:table-cell office:value-type="float" office:value="-0.108333333333333">
                <text:p>-0.108333333333333</text:p>
              </table:table-cell>
              <table:table-cell office:value-type="float" office:value="0.83625">
                <text:p>0.83625</text:p>
              </table:table-cell>
              <table:table-cell office:value-type="float" office:value="1.01083333333333">
                <text:p>1.01083333333333</text:p>
              </table:table-cell>
              <table:table-cell office:value-type="float" office:value="1.11916666666667">
                <text:p>1.11916666666667</text:p>
              </table:table-cell>
              <table:table-cell office:value-type="float" office:value="1.16916666666667">
                <text:p>1.16916666666667</text:p>
              </table:table-cell>
              <table:table-cell office:value-type="float" office:value="1.14416666666667">
                <text:p>1.14416666666667</text:p>
              </table:table-cell>
              <table:table-cell office:value-type="float" office:value="1.1275">
                <text:p>1.1275</text:p>
              </table:table-cell>
              <table:table-cell office:value-type="float" office:value="0.998333333333333">
                <text:p>0.998333333333333</text:p>
              </table:table-cell>
              <table:table-cell office:value-type="float" office:value="0.8175">
                <text:p>0.8175</text:p>
              </table:table-cell>
              <table:table-cell office:value-type="float" office:value="0.63">
                <text:p>0.63</text:p>
              </table:table-cell>
              <table:table-cell office:value-type="float" office:value="0.398333333333333">
                <text:p>0.398333333333333</text:p>
              </table:table-cell>
              <table:table-cell office:value-type="float" office:value="0.436666666666667">
                <text:p>0.436666666666667</text:p>
              </table:table-cell>
              <table:table-cell office:value-type="float" office:value="0.395">
                <text:p>0.395</text:p>
              </table:table-cell>
              <table:table-cell office:value-type="float" office:value="0.323333333333333">
                <text:p>0.323333333333333</text:p>
              </table:table-cell>
              <table:table-cell office:value-type="float" office:value="0.2325">
                <text:p>0.2325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-0.025">
                <text:p>-0.025</text:p>
              </table:table-cell>
              <table:table-cell office:value-type="float" office:value="-0.260416666666667">
                <text:p>-0.260416666666667</text:p>
              </table:table-cell>
              <table:table-cell office:value-type="float" office:value="-0.408333333333333">
                <text:p>-0.408333333333333</text:p>
              </table:table-cell>
              <table:table-cell office:value-type="float" office:value="1.4475">
                <text:p>1.4475</text:p>
              </table:table-cell>
              <table:table-cell office:value-type="float" office:value="1.68125">
                <text:p>1.68125</text:p>
              </table:table-cell>
              <table:table-cell office:value-type="float" office:value="1.86875">
                <text:p>1.86875</text:p>
              </table:table-cell>
              <table:table-cell office:value-type="float" office:value="1.97541666666667">
                <text:p>1.97541666666667</text:p>
              </table:table-cell>
              <table:table-cell office:value-type="float" office:value="1.98125">
                <text:p>1.98125</text:p>
              </table:table-cell>
              <table:table-cell office:value-type="float" office:value="1.97875">
                <text:p>1.97875</text:p>
              </table:table-cell>
              <table:table-cell office:value-type="float" office:value="1.88291666666667">
                <text:p>1.88291666666667</text:p>
              </table:table-cell>
              <table:table-cell office:value-type="float" office:value="1.73166666666667">
                <text:p>1.73166666666667</text:p>
              </table:table-cell>
              <table:table-cell office:value-type="float" office:value="1.54875">
                <text:p>1.54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86858974358974">
                <text:p>0.786858974358974</text:p>
              </table:table-cell>
              <table:table-cell office:value-type="float" office:value="1.0068108974359">
                <text:p>1.0068108974359</text:p>
              </table:table-cell>
              <table:table-cell office:value-type="float" office:value="1.10416666666667">
                <text:p>1.10416666666667</text:p>
              </table:table-cell>
              <table:table-cell office:value-type="float" office:value="1.14383012820513">
                <text:p>1.14383012820513</text:p>
              </table:table-cell>
              <table:table-cell office:value-type="float" office:value="1.12580128205128">
                <text:p>1.12580128205128</text:p>
              </table:table-cell>
              <table:table-cell office:value-type="float" office:value="1.06810897435897">
                <text:p>1.06810897435897</text:p>
              </table:table-cell>
              <table:table-cell office:value-type="float" office:value="1.00320512820513">
                <text:p>1.00320512820513</text:p>
              </table:table-cell>
              <table:table-cell office:value-type="float" office:value="0.858974358974359">
                <text:p>0.858974358974359</text:p>
              </table:table-cell>
              <table:table-cell office:value-type="float" office:value="0.654246794871795">
                <text:p>0.654246794871795</text:p>
              </table:table-cell>
              <table:table-cell office:value-type="float" office:value="0.497195512820513">
                <text:p>0.497195512820513</text:p>
              </table:table-cell>
              <table:table-cell office:value-type="float" office:value="0.188301282051282">
                <text:p>0.188301282051282</text:p>
              </table:table-cell>
              <table:table-cell office:value-type="float" office:value="0.121394230769231">
                <text:p>0.121394230769231</text:p>
              </table:table-cell>
              <table:table-cell office:value-type="float" office:value="0.0368589743589744">
                <text:p>0.0368589743589744</text:p>
              </table:table-cell>
              <table:table-cell office:value-type="float" office:value="-0.013221153846154">
                <text:p>-0.013221153846154</text:p>
              </table:table-cell>
              <table:table-cell office:value-type="float" office:value="-0.0428685897435897">
                <text:p>-0.0428685897435897</text:p>
              </table:table-cell>
              <table:table-cell office:value-type="float" office:value="-0.0596955128205128">
                <text:p>-0.0596955128205128</text:p>
              </table:table-cell>
              <table:table-cell office:value-type="float" office:value="-0.0917467948717949">
                <text:p>-0.0917467948717949</text:p>
              </table:table-cell>
              <table:table-cell office:value-type="float" office:value="-0.11738782051282">
                <text:p>-0.11738782051282</text:p>
              </table:table-cell>
              <table:table-cell office:value-type="float" office:value="-0.119391025641026">
                <text:p>-0.119391025641026</text:p>
              </table:table-cell>
              <table:table-cell office:value-type="float" office:value="0.836538461538462">
                <text:p>0.836538461538462</text:p>
              </table:table-cell>
              <table:table-cell office:value-type="float" office:value="1.01442307692308">
                <text:p>1.01442307692308</text:p>
              </table:table-cell>
              <table:table-cell office:value-type="float" office:value="1.13060897435897">
                <text:p>1.13060897435897</text:p>
              </table:table-cell>
              <table:table-cell office:value-type="float" office:value="1.15865384615385">
                <text:p>1.15865384615385</text:p>
              </table:table-cell>
              <table:table-cell office:value-type="float" office:value="1.14663461538462">
                <text:p>1.14663461538462</text:p>
              </table:table-cell>
              <table:table-cell office:value-type="float" office:value="1.12259615384615">
                <text:p>1.12259615384615</text:p>
              </table:table-cell>
              <table:table-cell office:value-type="float" office:value="0.994391025641026">
                <text:p>0.994391025641026</text:p>
              </table:table-cell>
              <table:table-cell office:value-type="float" office:value="0.811298076923077">
                <text:p>0.811298076923077</text:p>
              </table:table-cell>
              <table:table-cell office:value-type="float" office:value="0.612980769230769">
                <text:p>0.612980769230769</text:p>
              </table:table-cell>
              <table:table-cell office:value-type="float" office:value="0.408253205128205">
                <text:p>0.408253205128205</text:p>
              </table:table-cell>
              <table:table-cell office:value-type="float" office:value="0.439102564102564">
                <text:p>0.439102564102564</text:p>
              </table:table-cell>
              <table:table-cell office:value-type="float" office:value="0.394230769230769">
                <text:p>0.394230769230769</text:p>
              </table:table-cell>
              <table:table-cell office:value-type="float" office:value="0.326121794871795">
                <text:p>0.326121794871795</text:p>
              </table:table-cell>
              <table:table-cell office:value-type="float" office:value="0.238782051282051">
                <text:p>0.238782051282051</text:p>
              </table:table-cell>
              <table:table-cell office:value-type="float" office:value="0.157051282051282">
                <text:p>0.157051282051282</text:p>
              </table:table-cell>
              <table:table-cell office:value-type="float" office:value="-0.0192307692307693">
                <text:p>-0.0192307692307693</text:p>
              </table:table-cell>
              <table:table-cell office:value-type="float" office:value="-0.249599358974359">
                <text:p>-0.249599358974359</text:p>
              </table:table-cell>
              <table:table-cell office:value-type="float" office:value="-0.408653846153846">
                <text:p>-0.408653846153846</text:p>
              </table:table-cell>
              <table:table-cell office:value-type="float" office:value="1.43509615384615">
                <text:p>1.43509615384615</text:p>
              </table:table-cell>
              <table:table-cell office:value-type="float" office:value="1.67948717948718">
                <text:p>1.67948717948718</text:p>
              </table:table-cell>
              <table:table-cell office:value-type="float" office:value="1.88020833333333">
                <text:p>1.88020833333333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1.97596153846154">
                <text:p>1.97596153846154</text:p>
              </table:table-cell>
              <table:table-cell office:value-type="float" office:value="1.96875">
                <text:p>1.96875</text:p>
              </table:table-cell>
              <table:table-cell office:value-type="float" office:value="1.87259615384615">
                <text:p>1.87259615384615</text:p>
              </table:table-cell>
              <table:table-cell office:value-type="float" office:value="1.71514423076923">
                <text:p>1.71514423076923</text:p>
              </table:table-cell>
              <table:table-cell office:value-type="float" office:value="1.51883012820513">
                <text:p>1.518830128205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78549382716049">
                <text:p>0.778549382716049</text:p>
              </table:table-cell>
              <table:table-cell office:value-type="float" office:value="1.00424382716049">
                <text:p>1.00424382716049</text:p>
              </table:table-cell>
              <table:table-cell office:value-type="float" office:value="1.10146604938272">
                <text:p>1.10146604938272</text:p>
              </table:table-cell>
              <table:table-cell office:value-type="float" office:value="1.13966049382716">
                <text:p>1.13966049382716</text:p>
              </table:table-cell>
              <table:table-cell office:value-type="float" office:value="1.11882716049383">
                <text:p>1.11882716049383</text:p>
              </table:table-cell>
              <table:table-cell office:value-type="float" office:value="1.06674382716049">
                <text:p>1.06674382716049</text:p>
              </table:table-cell>
              <table:table-cell office:value-type="float" office:value="1.00077160493827">
                <text:p>1.00077160493827</text:p>
              </table:table-cell>
              <table:table-cell office:value-type="float" office:value="0.85841049382716">
                <text:p>0.85841049382716</text:p>
              </table:table-cell>
              <table:table-cell office:value-type="float" office:value="0.654706790123457">
                <text:p>0.654706790123457</text:p>
              </table:table-cell>
              <table:table-cell office:value-type="float" office:value="0.48804012345679">
                <text:p>0.48804012345679</text:p>
              </table:table-cell>
              <table:table-cell office:value-type="float" office:value="0.190586419753086">
                <text:p>0.190586419753086</text:p>
              </table:table-cell>
              <table:table-cell office:value-type="float" office:value="0.118055555555556">
                <text:p>0.118055555555556</text:p>
              </table:table-cell>
              <table:table-cell office:value-type="float" office:value="0.0327932098765429">
                <text:p>0.0327932098765429</text:p>
              </table:table-cell>
              <table:table-cell office:value-type="float" office:value="-0.0189043209876543">
                <text:p>-0.0189043209876543</text:p>
              </table:table-cell>
              <table:table-cell office:value-type="float" office:value="-0.0362654320987654">
                <text:p>-0.0362654320987654</text:p>
              </table:table-cell>
              <table:table-cell office:value-type="float" office:value="-0.0636574074074077">
                <text:p>-0.0636574074074077</text:p>
              </table:table-cell>
              <table:table-cell office:value-type="float" office:value="-0.0941358024691359">
                <text:p>-0.0941358024691359</text:p>
              </table:table-cell>
              <table:table-cell office:value-type="float" office:value="-0.116126543209877">
                <text:p>-0.116126543209877</text:p>
              </table:table-cell>
              <table:table-cell office:value-type="float" office:value="-0.116126543209877">
                <text:p>-0.116126543209877</text:p>
              </table:table-cell>
              <table:table-cell office:value-type="float" office:value="0.81712962962963">
                <text:p>0.81712962962963</text:p>
              </table:table-cell>
              <table:table-cell office:value-type="float" office:value="1.01774691358025">
                <text:p>1.01774691358025</text:p>
              </table:table-cell>
              <table:table-cell office:value-type="float" office:value="1.12962962962963">
                <text:p>1.12962962962963</text:p>
              </table:table-cell>
              <table:table-cell office:value-type="float" office:value="1.16049382716049">
                <text:p>1.16049382716049</text:p>
              </table:table-cell>
              <table:table-cell office:value-type="float" office:value="1.14891975308642">
                <text:p>1.14891975308642</text:p>
              </table:table-cell>
              <table:table-cell office:value-type="float" office:value="1.12191358024691">
                <text:p>1.12191358024691</text:p>
              </table:table-cell>
              <table:table-cell office:value-type="float" office:value="0.990740740740741">
                <text:p>0.990740740740741</text:p>
              </table:table-cell>
              <table:table-cell office:value-type="float" office:value="0.809027777777778">
                <text:p>0.809027777777778</text:p>
              </table:table-cell>
              <table:table-cell office:value-type="float" office:value="0.600694444444444">
                <text:p>0.60069444444444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375">
                <text:p>0.4375</text:p>
              </table:table-cell>
              <table:table-cell office:value-type="float" office:value="0.39429012345679">
                <text:p>0.39429012345679</text:p>
              </table:table-cell>
              <table:table-cell office:value-type="float" office:value="0.321759259259259">
                <text:p>0.321759259259259</text:p>
              </table:table-cell>
              <table:table-cell office:value-type="float" office:value="0.248456790123457">
                <text:p>0.248456790123457</text:p>
              </table:table-cell>
              <table:table-cell office:value-type="float" office:value="0.158950617283951">
                <text:p>0.158950617283951</text:p>
              </table:table-cell>
              <table:table-cell office:value-type="float" office:value="-0.0177469135802469">
                <text:p>-0.0177469135802469</text:p>
              </table:table-cell>
              <table:table-cell office:value-type="float" office:value="-0.239583333333333">
                <text:p>-0.239583333333333</text:p>
              </table:table-cell>
              <table:table-cell office:value-type="float" office:value="-0.40625">
                <text:p>-0.40625</text:p>
              </table:table-cell>
              <table:table-cell office:value-type="float" office:value="1.40470679012346">
                <text:p>1.40470679012346</text:p>
              </table:table-cell>
              <table:table-cell office:value-type="float" office:value="1.68171296296296">
                <text:p>1.68171296296296</text:p>
              </table:table-cell>
              <table:table-cell office:value-type="float" office:value="1.875">
                <text:p>1.875</text:p>
              </table:table-cell>
              <table:table-cell office:value-type="float" office:value="1.95756172839506">
                <text:p>1.95756172839506</text:p>
              </table:table-cell>
              <table:table-cell office:value-type="float" office:value="1.96720679012346">
                <text:p>1.96720679012346</text:p>
              </table:table-cell>
              <table:table-cell office:value-type="float" office:value="1.96373456790123">
                <text:p>1.96373456790123</text:p>
              </table:table-cell>
              <table:table-cell office:value-type="float" office:value="1.86689814814815">
                <text:p>1.86689814814815</text:p>
              </table:table-cell>
              <table:table-cell office:value-type="float" office:value="1.70331790123457">
                <text:p>1.70331790123457</text:p>
              </table:table-cell>
              <table:table-cell office:value-type="float" office:value="1.49498456790123">
                <text:p>1.494984567901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74181547619048">
                <text:p>0.774181547619048</text:p>
              </table:table-cell>
              <table:table-cell office:value-type="float" office:value="0.99516369047619">
                <text:p>0.99516369047619</text:p>
              </table:table-cell>
              <table:table-cell office:value-type="float" office:value="1.09561011904762">
                <text:p>1.09561011904762</text:p>
              </table:table-cell>
              <table:table-cell office:value-type="float" office:value="1.13244047619048">
                <text:p>1.13244047619048</text:p>
              </table:table-cell>
              <table:table-cell office:value-type="float" office:value="1.1156994047619">
                <text:p>1.1156994047619</text:p>
              </table:table-cell>
              <table:table-cell office:value-type="float" office:value="1.0688244047619">
                <text:p>1.0688244047619</text:p>
              </table:table-cell>
              <table:table-cell office:value-type="float" office:value="1.00186011904762">
                <text:p>1.00186011904762</text:p>
              </table:table-cell>
              <table:table-cell office:value-type="float" office:value="0.864583333333333">
                <text:p>0.864583333333333</text:p>
              </table:table-cell>
              <table:table-cell office:value-type="float" office:value="0.649181547619048">
                <text:p>0.649181547619048</text:p>
              </table:table-cell>
              <table:table-cell office:value-type="float" office:value="0.482514880952381">
                <text:p>0.482514880952381</text:p>
              </table:table-cell>
              <table:table-cell office:value-type="float" office:value="0.193080357142857">
                <text:p>0.193080357142857</text:p>
              </table:table-cell>
              <table:table-cell office:value-type="float" office:value="0.118675595238095">
                <text:p>0.118675595238095</text:p>
              </table:table-cell>
              <table:table-cell office:value-type="float" office:value="0.0290178571428572">
                <text:p>0.0290178571428572</text:p>
              </table:table-cell>
              <table:table-cell office:value-type="float" office:value="-0.0174851190476191">
                <text:p>-0.0174851190476191</text:p>
              </table:table-cell>
              <table:table-cell office:value-type="float" office:value="-0.0383184523809523">
                <text:p>-0.0383184523809523</text:p>
              </table:table-cell>
              <table:table-cell office:value-type="float" office:value="-0.0606398809523809">
                <text:p>-0.0606398809523809</text:p>
              </table:table-cell>
              <table:table-cell office:value-type="float" office:value="-0.0900297619047619">
                <text:p>-0.0900297619047619</text:p>
              </table:table-cell>
              <table:table-cell office:value-type="float" office:value="-0.111979166666667">
                <text:p>-0.111979166666667</text:p>
              </table:table-cell>
              <table:table-cell office:value-type="float" office:value="-0.106770833333333">
                <text:p>-0.106770833333333</text:p>
              </table:table-cell>
              <table:table-cell office:value-type="float" office:value="0.827752976190476">
                <text:p>0.827752976190476</text:p>
              </table:table-cell>
              <table:table-cell office:value-type="float" office:value="1.01376488095238">
                <text:p>1.01376488095238</text:p>
              </table:table-cell>
              <table:table-cell office:value-type="float" office:value="1.15141369047619">
                <text:p>1.15141369047619</text:p>
              </table:table-cell>
              <table:table-cell office:value-type="float" office:value="1.15885416666667">
                <text:p>1.15885416666667</text:p>
              </table:table-cell>
              <table:table-cell office:value-type="float" office:value="1.14769345238095">
                <text:p>1.14769345238095</text:p>
              </table:table-cell>
              <table:table-cell office:value-type="float" office:value="1.12537202380952">
                <text:p>1.12537202380952</text:p>
              </table:table-cell>
              <table:table-cell office:value-type="float" office:value="0.99516369047619">
                <text:p>0.99516369047619</text:p>
              </table:table-cell>
              <table:table-cell office:value-type="float" office:value="0.809151785714286">
                <text:p>0.809151785714286</text:p>
              </table:table-cell>
              <table:table-cell office:value-type="float" office:value="0.595982142857143">
                <text:p>0.595982142857143</text:p>
              </table:table-cell>
              <table:table-cell office:value-type="float" office:value="0.414434523809524">
                <text:p>0.414434523809524</text:p>
              </table:table-cell>
              <table:table-cell office:value-type="float" office:value="0.440476190476191">
                <text:p>0.440476190476191</text:p>
              </table:table-cell>
              <table:table-cell office:value-type="float" office:value="0.38764880952381">
                <text:p>0.38764880952381</text:p>
              </table:table-cell>
              <table:table-cell office:value-type="float" office:value="0.320684523809524">
                <text:p>0.320684523809524</text:p>
              </table:table-cell>
              <table:table-cell office:value-type="float" office:value="0.256696428571428">
                <text:p>0.256696428571428</text:p>
              </table:table-cell>
              <table:table-cell office:value-type="float" office:value="0.167410714285714">
                <text:p>0.167410714285714</text:p>
              </table:table-cell>
              <table:table-cell office:value-type="float" office:value="-0.00297619047619047">
                <text:p>-0.00297619047619047</text:p>
              </table:table-cell>
              <table:table-cell office:value-type="float" office:value="-0.236235119047619">
                <text:p>-0.236235119047619</text:p>
              </table:table-cell>
              <table:table-cell office:value-type="float" office:value="-0.404761904761905">
                <text:p>-0.404761904761905</text:p>
              </table:table-cell>
              <table:table-cell office:value-type="float" office:value="1.40848214285714">
                <text:p>1.40848214285714</text:p>
              </table:table-cell>
              <table:table-cell office:value-type="float" office:value="1.66889880952381">
                <text:p>1.66889880952381</text:p>
              </table:table-cell>
              <table:table-cell office:value-type="float" office:value="1.89620535714286">
                <text:p>1.89620535714286</text:p>
              </table:table-cell>
              <table:table-cell office:value-type="float" office:value="1.95386904761905">
                <text:p>1.95386904761905</text:p>
              </table:table-cell>
              <table:table-cell office:value-type="float" office:value="1.95982142857143">
                <text:p>1.95982142857143</text:p>
              </table:table-cell>
              <table:table-cell office:value-type="float" office:value="1.95982142857143">
                <text:p>1.95982142857143</text:p>
              </table:table-cell>
              <table:table-cell office:value-type="float" office:value="1.86272321428571">
                <text:p>1.86272321428571</text:p>
              </table:table-cell>
              <table:table-cell office:value-type="float" office:value="1.69456845238095">
                <text:p>1.69456845238095</text:p>
              </table:table-cell>
              <table:table-cell office:value-type="float" office:value="1.48325892857143">
                <text:p>1.4832589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66882183908046">
                <text:p>0.766882183908046</text:p>
              </table:table-cell>
              <table:table-cell office:value-type="float" office:value="0.993175287356322">
                <text:p>0.993175287356322</text:p>
              </table:table-cell>
              <table:table-cell office:value-type="float" office:value="1.09015804597701">
                <text:p>1.09015804597701</text:p>
              </table:table-cell>
              <table:table-cell office:value-type="float" office:value="1.12895114942529">
                <text:p>1.12895114942529</text:p>
              </table:table-cell>
              <table:table-cell office:value-type="float" office:value="1.11602011494253">
                <text:p>1.11602011494253</text:p>
              </table:table-cell>
              <table:table-cell office:value-type="float" office:value="1.07076149425287">
                <text:p>1.07076149425287</text:p>
              </table:table-cell>
              <table:table-cell office:value-type="float" office:value="0.999640804597701">
                <text:p>0.999640804597701</text:p>
              </table:table-cell>
              <table:table-cell office:value-type="float" office:value="0.863864942528736">
                <text:p>0.863864942528736</text:p>
              </table:table-cell>
              <table:table-cell office:value-type="float" office:value="0.64691091954023">
                <text:p>0.64691091954023</text:p>
              </table:table-cell>
              <table:table-cell office:value-type="float" office:value="0.477370689655172">
                <text:p>0.477370689655172</text:p>
              </table:table-cell>
              <table:table-cell office:value-type="float" office:value="0.195043103448276">
                <text:p>0.195043103448276</text:p>
              </table:table-cell>
              <table:table-cell office:value-type="float" office:value="0.11242816091954">
                <text:p>0.11242816091954</text:p>
              </table:table-cell>
              <table:table-cell office:value-type="float" office:value="0.0326867816091954">
                <text:p>0.0326867816091954</text:p>
              </table:table-cell>
              <table:table-cell office:value-type="float" office:value="-0.0161637931034482">
                <text:p>-0.0161637931034482</text:p>
              </table:table-cell>
              <table:table-cell office:value-type="float" office:value="-0.0398706896551724">
                <text:p>-0.0398706896551724</text:p>
              </table:table-cell>
              <table:table-cell office:value-type="float" office:value="-0.0607040229885056">
                <text:p>-0.0607040229885056</text:p>
              </table:table-cell>
              <table:table-cell office:value-type="float" office:value="-0.0923132183908049">
                <text:p>-0.0923132183908049</text:p>
              </table:table-cell>
              <table:table-cell office:value-type="float" office:value="-0.111709770114943">
                <text:p>-0.111709770114943</text:p>
              </table:table-cell>
              <table:table-cell office:value-type="float" office:value="-0.110991379310345">
                <text:p>-0.110991379310345</text:p>
              </table:table-cell>
              <table:table-cell office:value-type="float" office:value="0.808548850574713">
                <text:p>0.808548850574713</text:p>
              </table:table-cell>
              <table:table-cell office:value-type="float" office:value="1.01329022988506">
                <text:p>1.01329022988506</text:p>
              </table:table-cell>
              <table:table-cell office:value-type="float" office:value="1.14260057471264">
                <text:p>1.14260057471264</text:p>
              </table:table-cell>
              <table:table-cell office:value-type="float" office:value="1.1569683908046">
                <text:p>1.1569683908046</text:p>
              </table:table-cell>
              <table:table-cell office:value-type="float" office:value="1.14619252873563">
                <text:p>1.14619252873563</text:p>
              </table:table-cell>
              <table:table-cell office:value-type="float" office:value="1.1246408045977">
                <text:p>1.1246408045977</text:p>
              </table:table-cell>
              <table:table-cell office:value-type="float" office:value="0.995330459770115">
                <text:p>0.995330459770115</text:p>
              </table:table-cell>
              <table:table-cell office:value-type="float" office:value="0.804956896551724">
                <text:p>0.804956896551724</text:p>
              </table:table-cell>
              <table:table-cell office:value-type="float" office:value="0.588362068965517">
                <text:p>0.588362068965517</text:p>
              </table:table-cell>
              <table:table-cell office:value-type="float" office:value="0.418103448275862">
                <text:p>0.418103448275862</text:p>
              </table:table-cell>
              <table:table-cell office:value-type="float" office:value="0.436063218390805">
                <text:p>0.436063218390805</text:p>
              </table:table-cell>
              <table:table-cell office:value-type="float" office:value="0.391522988505747">
                <text:p>0.391522988505747</text:p>
              </table:table-cell>
              <table:table-cell office:value-type="float" office:value="0.329741379310345">
                <text:p>0.329741379310345</text:p>
              </table:table-cell>
              <table:table-cell office:value-type="float" office:value="0.260775862068965">
                <text:p>0.260775862068965</text:p>
              </table:table-cell>
              <table:table-cell office:value-type="float" office:value="0.16882183908046">
                <text:p>0.16882183908046</text:p>
              </table:table-cell>
              <table:table-cell office:value-type="float" office:value="0.00143678160919536">
                <text:p>0.00143678160919536</text:p>
              </table:table-cell>
              <table:table-cell office:value-type="float" office:value="-0.234554597701149">
                <text:p>-0.234554597701149</text:p>
              </table:table-cell>
              <table:table-cell office:value-type="float" office:value="-0.40014367816092">
                <text:p>-0.40014367816092</text:p>
              </table:table-cell>
              <table:table-cell office:value-type="float" office:value="1.38362068965517">
                <text:p>1.38362068965517</text:p>
              </table:table-cell>
              <table:table-cell office:value-type="float" office:value="1.66738505747126">
                <text:p>1.66738505747126</text:p>
              </table:table-cell>
              <table:table-cell office:value-type="float" office:value="1.88002873563218">
                <text:p>1.88002873563218</text:p>
              </table:table-cell>
              <table:table-cell office:value-type="float" office:value="1.94324712643678">
                <text:p>1.94324712643678</text:p>
              </table:table-cell>
              <table:table-cell office:value-type="float" office:value="1.95617816091954">
                <text:p>1.95617816091954</text:p>
              </table:table-cell>
              <table:table-cell office:value-type="float" office:value="1.95545977011494">
                <text:p>1.95545977011494</text:p>
              </table:table-cell>
              <table:table-cell office:value-type="float" office:value="1.85775862068966">
                <text:p>1.85775862068966</text:p>
              </table:table-cell>
              <table:table-cell office:value-type="float" office:value="1.6864224137931">
                <text:p>1.6864224137931</text:p>
              </table:table-cell>
              <table:table-cell office:value-type="float" office:value="1.46587643678161">
                <text:p>1.465876436781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60069444444444">
                <text:p>0.760069444444444</text:p>
              </table:table-cell>
              <table:table-cell office:value-type="float" office:value="0.991319444444444">
                <text:p>0.991319444444444</text:p>
              </table:table-cell>
              <table:table-cell office:value-type="float" office:value="1.08819444444444">
                <text:p>1.08819444444444</text:p>
              </table:table-cell>
              <table:table-cell office:value-type="float" office:value="1.12569444444444">
                <text:p>1.12569444444444</text:p>
              </table:table-cell>
              <table:table-cell office:value-type="float" office:value="1.11006944444444">
                <text:p>1.11006944444444</text:p>
              </table:table-cell>
              <table:table-cell office:value-type="float" office:value="1.06631944444444">
                <text:p>1.06631944444444</text:p>
              </table:table-cell>
              <table:table-cell office:value-type="float" office:value="0.997569444444444">
                <text:p>0.997569444444444</text:p>
              </table:table-cell>
              <table:table-cell office:value-type="float" office:value="0.866319444444444">
                <text:p>0.866319444444444</text:p>
              </table:table-cell>
              <table:table-cell office:value-type="float" office:value="0.650694444444444">
                <text:p>0.650694444444444</text:p>
              </table:table-cell>
              <table:table-cell office:value-type="float" office:value="0.472569444444444">
                <text:p>0.472569444444444</text:p>
              </table:table-cell>
              <table:table-cell office:value-type="float" office:value="0.189930555555555">
                <text:p>0.189930555555555</text:p>
              </table:table-cell>
              <table:table-cell office:value-type="float" office:value="0.10625">
                <text:p>0.10625</text:p>
              </table:table-cell>
              <table:table-cell office:value-type="float" office:value="0.0291666666666668">
                <text:p>0.0291666666666668</text:p>
              </table:table-cell>
              <table:table-cell office:value-type="float" office:value="-0.0142361111111109">
                <text:p>-0.0142361111111109</text:p>
              </table:table-cell>
              <table:table-cell office:value-type="float" office:value="-0.0406250000000001">
                <text:p>-0.0406250000000001</text:p>
              </table:table-cell>
              <table:table-cell office:value-type="float" office:value="-0.0642361111111112">
                <text:p>-0.0642361111111112</text:p>
              </table:table-cell>
              <table:table-cell office:value-type="float" office:value="-0.0913194444444445">
                <text:p>-0.0913194444444445</text:p>
              </table:table-cell>
              <table:table-cell office:value-type="float" office:value="-0.115972222222222">
                <text:p>-0.115972222222222</text:p>
              </table:table-cell>
              <table:table-cell office:value-type="float" office:value="-0.108680555555556">
                <text:p>-0.108680555555556</text:p>
              </table:table-cell>
              <table:table-cell office:value-type="float" office:value="0.818402777777778">
                <text:p>0.818402777777778</text:p>
              </table:table-cell>
              <table:table-cell office:value-type="float" office:value="1.009375">
                <text:p>1.009375</text:p>
              </table:table-cell>
              <table:table-cell office:value-type="float" office:value="1.13090277777778">
                <text:p>1.13090277777778</text:p>
              </table:table-cell>
              <table:table-cell office:value-type="float" office:value="1.16215277777778">
                <text:p>1.16215277777778</text:p>
              </table:table-cell>
              <table:table-cell office:value-type="float" office:value="1.14131944444444">
                <text:p>1.14131944444444</text:p>
              </table:table-cell>
              <table:table-cell office:value-type="float" office:value="1.12048611111111">
                <text:p>1.12048611111111</text:p>
              </table:table-cell>
              <table:table-cell office:value-type="float" office:value="0.995486111111111">
                <text:p>0.995486111111111</text:p>
              </table:table-cell>
              <table:table-cell office:value-type="float" office:value="0.807986111111111">
                <text:p>0.807986111111111</text:p>
              </table:table-cell>
              <table:table-cell office:value-type="float" office:value="0.58125">
                <text:p>0.58125</text:p>
              </table:table-cell>
              <table:table-cell office:value-type="float" office:value="0.421527777777778">
                <text:p>0.421527777777778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0.332638888888889">
                <text:p>0.332638888888889</text:p>
              </table:table-cell>
              <table:table-cell office:value-type="float" office:value="0.2625">
                <text:p>0.2625</text:p>
              </table:table-cell>
              <table:table-cell office:value-type="float" office:value="0.170138888888889">
                <text:p>0.170138888888889</text:p>
              </table:table-cell>
              <table:table-cell office:value-type="float" office:value="0.0118055555555555">
                <text:p>0.0118055555555555</text:p>
              </table:table-cell>
              <table:table-cell office:value-type="float" office:value="-0.225">
                <text:p>-0.225</text:p>
              </table:table-cell>
              <table:table-cell office:value-type="float" office:value="-0.395833333333333">
                <text:p>-0.395833333333333</text:p>
              </table:table-cell>
              <table:table-cell office:value-type="float" office:value="1.38819444444444">
                <text:p>1.38819444444444</text:p>
              </table:table-cell>
              <table:table-cell office:value-type="float" office:value="1.66284722222222">
                <text:p>1.66284722222222</text:p>
              </table:table-cell>
              <table:table-cell office:value-type="float" office:value="1.86145833333333">
                <text:p>1.86145833333333</text:p>
              </table:table-cell>
              <table:table-cell office:value-type="float" office:value="1.93958333333333">
                <text:p>1.93958333333333</text:p>
              </table:table-cell>
              <table:table-cell office:value-type="float" office:value="1.94513888888889">
                <text:p>1.94513888888889</text:p>
              </table:table-cell>
              <table:table-cell office:value-type="float" office:value="1.94791666666667">
                <text:p>1.94791666666667</text:p>
              </table:table-cell>
              <table:table-cell office:value-type="float" office:value="1.85">
                <text:p>1.85</text:p>
              </table:table-cell>
              <table:table-cell office:value-type="float" office:value="1.68368055555556">
                <text:p>1.68368055555556</text:p>
              </table:table-cell>
              <table:table-cell office:value-type="float" office:value="1.44965277777778">
                <text:p>1.44965277777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6720430107527">
                <text:p>0.756720430107527</text:p>
              </table:table-cell>
              <table:table-cell office:value-type="float" office:value="0.983534946236559">
                <text:p>0.983534946236559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.12264784946237">
                <text:p>1.12264784946237</text:p>
              </table:table-cell>
              <table:table-cell office:value-type="float" office:value="1.10752688172043">
                <text:p>1.10752688172043</text:p>
              </table:table-cell>
              <table:table-cell office:value-type="float" office:value="1.06216397849462">
                <text:p>1.06216397849462</text:p>
              </table:table-cell>
              <table:table-cell office:value-type="float" office:value="0.989583333333333">
                <text:p>0.989583333333333</text:p>
              </table:table-cell>
              <table:table-cell office:value-type="float" office:value="0.868615591397849">
                <text:p>0.868615591397849</text:p>
              </table:table-cell>
              <table:table-cell office:value-type="float" office:value="0.650873655913979">
                <text:p>0.650873655913979</text:p>
              </table:table-cell>
              <table:table-cell office:value-type="float" office:value="0.468077956989247">
                <text:p>0.468077956989247</text:p>
              </table:table-cell>
              <table:table-cell office:value-type="float" office:value="0.198924731182796">
                <text:p>0.198924731182796</text:p>
              </table:table-cell>
              <table:table-cell office:value-type="float" office:value="0.110551075268817">
                <text:p>0.110551075268817</text:p>
              </table:table-cell>
              <table:table-cell office:value-type="float" office:value="0.0288978494623655">
                <text:p>0.0288978494623655</text:p>
              </table:table-cell>
              <table:table-cell office:value-type="float" office:value="-0.0131048387096775">
                <text:p>-0.0131048387096775</text:p>
              </table:table-cell>
              <table:table-cell office:value-type="float" office:value="-0.0383064516129033">
                <text:p>-0.0383064516129033</text:p>
              </table:table-cell>
              <table:table-cell office:value-type="float" office:value="-0.0672043010752688">
                <text:p>-0.0672043010752688</text:p>
              </table:table-cell>
              <table:table-cell office:value-type="float" office:value="-0.0940860215053763">
                <text:p>-0.0940860215053763</text:p>
              </table:table-cell>
              <table:table-cell office:value-type="float" office:value="-0.106854838709677">
                <text:p>-0.106854838709677</text:p>
              </table:table-cell>
              <table:table-cell office:value-type="float" office:value="-0.103494623655914">
                <text:p>-0.103494623655914</text:p>
              </table:table-cell>
              <table:table-cell office:value-type="float" office:value="0.817876344086021">
                <text:p>0.817876344086021</text:p>
              </table:table-cell>
              <table:table-cell office:value-type="float" office:value="1.00604838709677">
                <text:p>1.00604838709677</text:p>
              </table:table-cell>
              <table:table-cell office:value-type="float" office:value="1.12365591397849">
                <text:p>1.12365591397849</text:p>
              </table:table-cell>
              <table:table-cell office:value-type="float" office:value="1.1505376344086">
                <text:p>1.1505376344086</text:p>
              </table:table-cell>
              <table:table-cell office:value-type="float" office:value="1.14381720430108">
                <text:p>1.14381720430108</text:p>
              </table:table-cell>
              <table:table-cell office:value-type="float" office:value="1.11693548387097">
                <text:p>1.11693548387097</text:p>
              </table:table-cell>
              <table:table-cell office:value-type="float" office:value="0.999327956989247">
                <text:p>0.999327956989247</text:p>
              </table:table-cell>
              <table:table-cell office:value-type="float" office:value="0.807795698924731">
                <text:p>0.807795698924731</text:p>
              </table:table-cell>
              <table:table-cell office:value-type="float" office:value="0.574596774193548">
                <text:p>0.574596774193548</text:p>
              </table:table-cell>
              <table:table-cell office:value-type="float" office:value="0.422715053763441">
                <text:p>0.422715053763441</text:p>
              </table:table-cell>
              <table:table-cell office:value-type="float" office:value="0.434139784946237">
                <text:p>0.434139784946237</text:p>
              </table:table-cell>
              <table:table-cell office:value-type="float" office:value="0.39516129032258">
                <text:p>0.39516129032258</text:p>
              </table:table-cell>
              <table:table-cell office:value-type="float" office:value="0.338037634408602">
                <text:p>0.338037634408602</text:p>
              </table:table-cell>
              <table:table-cell office:value-type="float" office:value="0.26747311827957">
                <text:p>0.26747311827957</text:p>
              </table:table-cell>
              <table:table-cell office:value-type="float" office:value="0.165994623655914">
                <text:p>0.165994623655914</text:p>
              </table:table-cell>
              <table:table-cell office:value-type="float" office:value="0.0181451612903226">
                <text:p>0.0181451612903226</text:p>
              </table:table-cell>
              <table:table-cell office:value-type="float" office:value="-0.219086021505376">
                <text:p>-0.219086021505376</text:p>
              </table:table-cell>
              <table:table-cell office:value-type="float" office:value="-0.391801075268817">
                <text:p>-0.391801075268817</text:p>
              </table:table-cell>
              <table:table-cell office:value-type="float" office:value="1.37869623655914">
                <text:p>1.37869623655914</text:p>
              </table:table-cell>
              <table:table-cell office:value-type="float" office:value="1.65524193548387">
                <text:p>1.65524193548387</text:p>
              </table:table-cell>
              <table:table-cell office:value-type="float" office:value="1.85114247311828">
                <text:p>1.85114247311828</text:p>
              </table:table-cell>
              <table:table-cell office:value-type="float" office:value="1.92002688172043">
                <text:p>1.92002688172043</text:p>
              </table:table-cell>
              <table:table-cell office:value-type="float" office:value="1.93850806451613">
                <text:p>1.93850806451613</text:p>
              </table:table-cell>
              <table:table-cell office:value-type="float" office:value="1.94052419354839">
                <text:p>1.94052419354839</text:p>
              </table:table-cell>
              <table:table-cell office:value-type="float" office:value="1.84979838709677">
                <text:p>1.84979838709677</text:p>
              </table:table-cell>
              <table:table-cell office:value-type="float" office:value="1.67775537634409">
                <text:p>1.67775537634409</text:p>
              </table:table-cell>
              <table:table-cell office:value-type="float" office:value="1.43447580645161">
                <text:p>1.43447580645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50651041666667">
                <text:p>0.750651041666667</text:p>
              </table:table-cell>
              <table:table-cell office:value-type="float" office:value="0.976236979166667">
                <text:p>0.976236979166667</text:p>
              </table:table-cell>
              <table:table-cell office:value-type="float" office:value="1.08170572916667">
                <text:p>1.08170572916667</text:p>
              </table:table-cell>
              <table:table-cell office:value-type="float" office:value="1.11979166666667">
                <text:p>1.11979166666667</text:p>
              </table:table-cell>
              <table:table-cell office:value-type="float" office:value="1.10221354166667">
                <text:p>1.10221354166667</text:p>
              </table:table-cell>
              <table:table-cell office:value-type="float" office:value="1.05826822916667">
                <text:p>1.05826822916667</text:p>
              </table:table-cell>
              <table:table-cell office:value-type="float" office:value="0.987955729166667">
                <text:p>0.987955729166667</text:p>
              </table:table-cell>
              <table:table-cell office:value-type="float" office:value="0.870768229166667">
                <text:p>0.870768229166667</text:p>
              </table:table-cell>
              <table:table-cell office:value-type="float" office:value="0.651041666666667">
                <text:p>0.651041666666667</text:p>
              </table:table-cell>
              <table:table-cell office:value-type="float" office:value="0.461263020833333">
                <text:p>0.461263020833333</text:p>
              </table:table-cell>
              <table:table-cell office:value-type="float" office:value="0.204427083333333">
                <text:p>0.204427083333333</text:p>
              </table:table-cell>
              <table:table-cell office:value-type="float" office:value="0.114583333333333">
                <text:p>0.114583333333333</text:p>
              </table:table-cell>
              <table:table-cell office:value-type="float" office:value="0.0257161458333335">
                <text:p>0.0257161458333335</text:p>
              </table:table-cell>
              <table:table-cell office:value-type="float" office:value="-0.0179036458333333">
                <text:p>-0.0179036458333333</text:p>
              </table:table-cell>
              <table:table-cell office:value-type="float" office:value="-0.0423177083333333">
                <text:p>-0.0423177083333333</text:p>
              </table:table-cell>
              <table:table-cell office:value-type="float" office:value="-0.0670572916666667">
                <text:p>-0.0670572916666667</text:p>
              </table:table-cell>
              <table:table-cell office:value-type="float" office:value="-0.0930989583333335">
                <text:p>-0.0930989583333335</text:p>
              </table:table-cell>
              <table:table-cell office:value-type="float" office:value="-0.1142578125">
                <text:p>-0.1142578125</text:p>
              </table:table-cell>
              <table:table-cell office:value-type="float" office:value="-0.101236979166667">
                <text:p>-0.101236979166667</text:p>
              </table:table-cell>
              <table:table-cell office:value-type="float" office:value="0.817057291666667">
                <text:p>0.817057291666667</text:p>
              </table:table-cell>
              <table:table-cell office:value-type="float" office:value="1.025390625">
                <text:p>1.025390625</text:p>
              </table:table-cell>
              <table:table-cell office:value-type="float" office:value="1.1328125">
                <text:p>1.1328125</text:p>
              </table:table-cell>
              <table:table-cell office:value-type="float" office:value="1.15234375">
                <text:p>1.15234375</text:p>
              </table:table-cell>
              <table:table-cell office:value-type="float" office:value="1.142578125">
                <text:p>1.142578125</text:p>
              </table:table-cell>
              <table:table-cell office:value-type="float" office:value="1.11328125">
                <text:p>1.11328125</text:p>
              </table:table-cell>
              <table:table-cell office:value-type="float" office:value="0.999348958333333">
                <text:p>0.999348958333333</text:p>
              </table:table-cell>
              <table:table-cell office:value-type="float" office:value="0.807291666666667">
                <text:p>0.807291666666667</text:p>
              </table:table-cell>
              <table:table-cell office:value-type="float" office:value="0.5654296875">
                <text:p>0.5654296875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0.442708333333333">
                <text:p>0.442708333333333</text:p>
              </table:table-cell>
              <table:table-cell office:value-type="float" office:value="0.391927083333333">
                <text:p>0.391927083333333</text:p>
              </table:table-cell>
              <table:table-cell office:value-type="float" office:value="0.333984375">
                <text:p>0.333984375</text:p>
              </table:table-cell>
              <table:table-cell office:value-type="float" office:value="0.265625">
                <text:p>0.265625</text:p>
              </table:table-cell>
              <table:table-cell office:value-type="float" office:value="0.167317708333333">
                <text:p>0.167317708333333</text:p>
              </table:table-cell>
              <table:table-cell office:value-type="float" office:value="0.0240885416666666">
                <text:p>0.0240885416666666</text:p>
              </table:table-cell>
              <table:table-cell office:value-type="float" office:value="-0.213541666666667">
                <text:p>-0.213541666666667</text:p>
              </table:table-cell>
              <table:table-cell office:value-type="float" office:value="-0.390299479166667">
                <text:p>-0.390299479166667</text:p>
              </table:table-cell>
              <table:table-cell office:value-type="float" office:value="1.3662109375">
                <text:p>1.3662109375</text:p>
              </table:table-cell>
              <table:table-cell office:value-type="float" office:value="1.66438802083333">
                <text:p>1.66438802083333</text:p>
              </table:table-cell>
              <table:table-cell office:value-type="float" office:value="1.86067708333333">
                <text:p>1.86067708333333</text:p>
              </table:table-cell>
              <table:table-cell office:value-type="float" office:value="1.92057291666667">
                <text:p>1.92057291666667</text:p>
              </table:table-cell>
              <table:table-cell office:value-type="float" office:value="1.93522135416667">
                <text:p>1.93522135416667</text:p>
              </table:table-cell>
              <table:table-cell office:value-type="float" office:value="1.93391927083333">
                <text:p>1.93391927083333</text:p>
              </table:table-cell>
              <table:table-cell office:value-type="float" office:value="1.84602864583333">
                <text:p>1.84602864583333</text:p>
              </table:table-cell>
              <table:table-cell office:value-type="float" office:value="1.671875">
                <text:p>1.671875</text:p>
              </table:table-cell>
              <table:table-cell office:value-type="float" office:value="1.4169921875">
                <text:p>1.416992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4949494949495">
                <text:p>0.744949494949495</text:p>
              </table:table-cell>
              <table:table-cell office:value-type="float" office:value="0.969381313131313">
                <text:p>0.969381313131313</text:p>
              </table:table-cell>
              <table:table-cell office:value-type="float" office:value="1.07733585858586">
                <text:p>1.07733585858586</text:p>
              </table:table-cell>
              <table:table-cell office:value-type="float" office:value="1.11426767676768">
                <text:p>1.11426767676768</text:p>
              </table:table-cell>
              <table:table-cell office:value-type="float" office:value="1.10006313131313">
                <text:p>1.10006313131313</text:p>
              </table:table-cell>
              <table:table-cell office:value-type="float" office:value="1.0574494949495">
                <text:p>1.0574494949495</text:p>
              </table:table-cell>
              <table:table-cell office:value-type="float" office:value="0.983585858585859">
                <text:p>0.983585858585859</text:p>
              </table:table-cell>
              <table:table-cell office:value-type="float" office:value="0.869949494949495">
                <text:p>0.869949494949495</text:p>
              </table:table-cell>
              <table:table-cell office:value-type="float" office:value="0.648358585858586">
                <text:p>0.648358585858586</text:p>
              </table:table-cell>
              <table:table-cell office:value-type="float" office:value="0.464962121212121">
                <text:p>0.464962121212121</text:p>
              </table:table-cell>
              <table:table-cell office:value-type="float" office:value="0.203282828282828">
                <text:p>0.203282828282828</text:p>
              </table:table-cell>
              <table:table-cell office:value-type="float" office:value="0.106060606060606">
                <text:p>0.106060606060606</text:p>
              </table:table-cell>
              <table:table-cell office:value-type="float" office:value="0.026199494949495">
                <text:p>0.026199494949495</text:p>
              </table:table-cell>
              <table:table-cell office:value-type="float" office:value="-0.0164141414141414">
                <text:p>-0.0164141414141414</text:p>
              </table:table-cell>
              <table:table-cell office:value-type="float" office:value="-0.0400883838383837">
                <text:p>-0.0400883838383837</text:p>
              </table:table-cell>
              <table:table-cell office:value-type="float" office:value="-0.0666035353535355">
                <text:p>-0.0666035353535355</text:p>
              </table:table-cell>
              <table:table-cell office:value-type="float" office:value="-0.0950126262626263">
                <text:p>-0.0950126262626263</text:p>
              </table:table-cell>
              <table:table-cell office:value-type="float" office:value="-0.114583333333333">
                <text:p>-0.114583333333333</text:p>
              </table:table-cell>
              <table:table-cell office:value-type="float" office:value="-0.102272727272727">
                <text:p>-0.102272727272727</text:p>
              </table:table-cell>
              <table:table-cell office:value-type="float" office:value="0.803661616161616">
                <text:p>0.803661616161616</text:p>
              </table:table-cell>
              <table:table-cell office:value-type="float" office:value="1.00252525252525">
                <text:p>1.00252525252525</text:p>
              </table:table-cell>
              <table:table-cell office:value-type="float" office:value="1.11931818181818">
                <text:p>1.11931818181818</text:p>
              </table:table-cell>
              <table:table-cell office:value-type="float" office:value="1.1635101010101">
                <text:p>1.1635101010101</text:p>
              </table:table-cell>
              <table:table-cell office:value-type="float" office:value="1.13825757575758">
                <text:p>1.13825757575758</text:p>
              </table:table-cell>
              <table:table-cell office:value-type="float" office:value="1.11300505050505">
                <text:p>1.11300505050505</text:p>
              </table:table-cell>
              <table:table-cell office:value-type="float" office:value="0.996212121212121">
                <text:p>0.996212121212121</text:p>
              </table:table-cell>
              <table:table-cell office:value-type="float" office:value="0.806818181818182">
                <text:p>0.806818181818182</text:p>
              </table:table-cell>
              <table:table-cell office:value-type="float" office:value="0.570075757575758">
                <text:p>0.570075757575758</text:p>
              </table:table-cell>
              <table:table-cell office:value-type="float" office:value="0.428030303030303">
                <text:p>0.428030303030303</text:p>
              </table:table-cell>
              <table:table-cell office:value-type="float" office:value="0.438762626262626">
                <text:p>0.438762626262626</text:p>
              </table:table-cell>
              <table:table-cell office:value-type="float" office:value="0.392676767676768">
                <text:p>0.392676767676768</text:p>
              </table:table-cell>
              <table:table-cell office:value-type="float" office:value="0.335858585858586">
                <text:p>0.335858585858586</text:p>
              </table:table-cell>
              <table:table-cell office:value-type="float" office:value="0.275883838383838">
                <text:p>0.275883838383838</text:p>
              </table:table-cell>
              <table:table-cell office:value-type="float" office:value="0.169191919191919">
                <text:p>0.169191919191919</text:p>
              </table:table-cell>
              <table:table-cell office:value-type="float" office:value="0.0271464646464646">
                <text:p>0.0271464646464646</text:p>
              </table:table-cell>
              <table:table-cell office:value-type="float" office:value="-0.210858585858586">
                <text:p>-0.210858585858586</text:p>
              </table:table-cell>
              <table:table-cell office:value-type="float" office:value="-0.381628787878788">
                <text:p>-0.381628787878788</text:p>
              </table:table-cell>
              <table:table-cell office:value-type="float" office:value="1.34501262626263">
                <text:p>1.34501262626263</text:p>
              </table:table-cell>
              <table:table-cell office:value-type="float" office:value="1.64109848484848">
                <text:p>1.64109848484848</text:p>
              </table:table-cell>
              <table:table-cell office:value-type="float" office:value="1.84090909090909">
                <text:p>1.84090909090909</text:p>
              </table:table-cell>
              <table:table-cell office:value-type="float" office:value="1.92771464646465">
                <text:p>1.92771464646465</text:p>
              </table:table-cell>
              <table:table-cell office:value-type="float" office:value="1.91982323232323">
                <text:p>1.91982323232323</text:p>
              </table:table-cell>
              <table:table-cell office:value-type="float" office:value="1.92739898989899">
                <text:p>1.92739898989899</text:p>
              </table:table-cell>
              <table:table-cell office:value-type="float" office:value="1.83901515151515">
                <text:p>1.83901515151515</text:p>
              </table:table-cell>
              <table:table-cell office:value-type="float" office:value="1.66603535353535">
                <text:p>1.66603535353535</text:p>
              </table:table-cell>
              <table:table-cell office:value-type="float" office:value="1.41666666666667">
                <text:p>1.41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39583333333333">
                <text:p>0.739583333333333</text:p>
              </table:table-cell>
              <table:table-cell office:value-type="float" office:value="0.965686274509804">
                <text:p>0.965686274509804</text:p>
              </table:table-cell>
              <table:table-cell office:value-type="float" office:value="1.07598039215686">
                <text:p>1.07598039215686</text:p>
              </table:table-cell>
              <table:table-cell office:value-type="float" office:value="1.11182598039216">
                <text:p>1.11182598039216</text:p>
              </table:table-cell>
              <table:table-cell office:value-type="float" office:value="1.0952818627451">
                <text:p>1.0952818627451</text:p>
              </table:table-cell>
              <table:table-cell office:value-type="float" office:value="1.05392156862745">
                <text:p>1.05392156862745</text:p>
              </table:table-cell>
              <table:table-cell office:value-type="float" office:value="0.973958333333333">
                <text:p>0.973958333333333</text:p>
              </table:table-cell>
              <table:table-cell office:value-type="float" office:value="0.866421568627451">
                <text:p>0.866421568627451</text:p>
              </table:table-cell>
              <table:table-cell office:value-type="float" office:value="0.64859068627451">
                <text:p>0.64859068627451</text:p>
              </table:table-cell>
              <table:table-cell office:value-type="float" office:value="0.463541666666667">
                <text:p>0.463541666666667</text:p>
              </table:table-cell>
              <table:table-cell office:value-type="float" office:value="0.201899509803922">
                <text:p>0.201899509803922</text:p>
              </table:table-cell>
              <table:table-cell office:value-type="float" office:value="0.106924019607843">
                <text:p>0.106924019607843</text:p>
              </table:table-cell>
              <table:table-cell office:value-type="float" office:value="0.0232843137254903">
                <text:p>0.0232843137254903</text:p>
              </table:table-cell>
              <table:table-cell office:value-type="float" office:value="-0.0208333333333333">
                <text:p>-0.0208333333333333</text:p>
              </table:table-cell>
              <table:table-cell office:value-type="float" office:value="-0.0407475490196079">
                <text:p>-0.0407475490196079</text:p>
              </table:table-cell>
              <table:table-cell office:value-type="float" office:value="-0.0716911764705881">
                <text:p>-0.0716911764705881</text:p>
              </table:table-cell>
              <table:table-cell office:value-type="float" office:value="-0.0934436274509804">
                <text:p>-0.0934436274509804</text:p>
              </table:table-cell>
              <table:table-cell office:value-type="float" office:value="-0.115196078431373">
                <text:p>-0.115196078431373</text:p>
              </table:table-cell>
              <table:table-cell office:value-type="float" office:value="-0.0980392156862746">
                <text:p>-0.0980392156862746</text:p>
              </table:table-cell>
              <table:table-cell office:value-type="float" office:value="0.803308823529412">
                <text:p>0.803308823529412</text:p>
              </table:table-cell>
              <table:table-cell office:value-type="float" office:value="0.996323529411765">
                <text:p>0.996323529411765</text:p>
              </table:table-cell>
              <table:table-cell office:value-type="float" office:value="1.11887254901961">
                <text:p>1.11887254901961</text:p>
              </table:table-cell>
              <table:table-cell office:value-type="float" office:value="1.16176470588235">
                <text:p>1.16176470588235</text:p>
              </table:table-cell>
              <table:table-cell office:value-type="float" office:value="1.13725490196078">
                <text:p>1.13725490196078</text:p>
              </table:table-cell>
              <table:table-cell office:value-type="float" office:value="1.10661764705882">
                <text:p>1.10661764705882</text:p>
              </table:table-cell>
              <table:table-cell office:value-type="float" office:value="0.993259803921569">
                <text:p>0.993259803921569</text:p>
              </table:table-cell>
              <table:table-cell office:value-type="float" office:value="0.806372549019608">
                <text:p>0.806372549019608</text:p>
              </table:table-cell>
              <table:table-cell office:value-type="float" office:value="0.57046568627451">
                <text:p>0.57046568627451</text:p>
              </table:table-cell>
              <table:table-cell office:value-type="float" office:value="0.428308823529412">
                <text:p>0.428308823529412</text:p>
              </table:table-cell>
              <table:table-cell office:value-type="float" office:value="0.440563725490196">
                <text:p>0.440563725490196</text:p>
              </table:table-cell>
              <table:table-cell office:value-type="float" office:value="0.395833333333333">
                <text:p>0.395833333333333</text:p>
              </table:table-cell>
              <table:table-cell office:value-type="float" office:value="0.335171568627451">
                <text:p>0.335171568627451</text:p>
              </table:table-cell>
              <table:table-cell office:value-type="float" office:value="0.273897058823529">
                <text:p>0.273897058823529</text:p>
              </table:table-cell>
              <table:table-cell office:value-type="float" office:value="0.162990196078431">
                <text:p>0.162990196078431</text:p>
              </table:table-cell>
              <table:table-cell office:value-type="float" office:value="0.0337009803921569">
                <text:p>0.0337009803921569</text:p>
              </table:table-cell>
              <table:table-cell office:value-type="float" office:value="-0.205882352941176">
                <text:p>-0.205882352941176</text:p>
              </table:table-cell>
              <table:table-cell office:value-type="float" office:value="-0.379595588235294">
                <text:p>-0.379595588235294</text:p>
              </table:table-cell>
              <table:table-cell office:value-type="float" office:value="1.3406862745098">
                <text:p>1.3406862745098</text:p>
              </table:table-cell>
              <table:table-cell office:value-type="float" office:value="1.63174019607843">
                <text:p>1.63174019607843</text:p>
              </table:table-cell>
              <table:table-cell office:value-type="float" office:value="1.83486519607843">
                <text:p>1.83486519607843</text:p>
              </table:table-cell>
              <table:table-cell office:value-type="float" office:value="1.921875">
                <text:p>1.921875</text:p>
              </table:table-cell>
              <table:table-cell office:value-type="float" office:value="1.91727941176471">
                <text:p>1.91727941176471</text:p>
              </table:table-cell>
              <table:table-cell office:value-type="float" office:value="1.91758578431373">
                <text:p>1.91758578431373</text:p>
              </table:table-cell>
              <table:table-cell office:value-type="float" office:value="1.82598039215686">
                <text:p>1.82598039215686</text:p>
              </table:table-cell>
              <table:table-cell office:value-type="float" office:value="1.66084558823529">
                <text:p>1.66084558823529</text:p>
              </table:table-cell>
              <table:table-cell office:value-type="float" office:value="1.41360294117647">
                <text:p>1.413602941176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3452380952381">
                <text:p>0.73452380952381</text:p>
              </table:table-cell>
              <table:table-cell office:value-type="float" office:value="0.956845238095238">
                <text:p>0.956845238095238</text:p>
              </table:table-cell>
              <table:table-cell office:value-type="float" office:value="1.07470238095238">
                <text:p>1.07470238095238</text:p>
              </table:table-cell>
              <table:table-cell office:value-type="float" office:value="1.10952380952381">
                <text:p>1.10952380952381</text:p>
              </table:table-cell>
              <table:table-cell office:value-type="float" office:value="1.09345238095238">
                <text:p>1.09345238095238</text:p>
              </table:table-cell>
              <table:table-cell office:value-type="float" office:value="1.04791666666667">
                <text:p>1.04791666666667</text:p>
              </table:table-cell>
              <table:table-cell office:value-type="float" office:value="0.970238095238095">
                <text:p>0.970238095238095</text:p>
              </table:table-cell>
              <table:table-cell office:value-type="float" office:value="0.863095238095238">
                <text:p>0.863095238095238</text:p>
              </table:table-cell>
              <table:table-cell office:value-type="float" office:value="0.646130952380952">
                <text:p>0.646130952380952</text:p>
              </table:table-cell>
              <table:table-cell office:value-type="float" office:value="0.462202380952381">
                <text:p>0.462202380952381</text:p>
              </table:table-cell>
              <table:table-cell office:value-type="float" office:value="0.207142857142857">
                <text:p>0.207142857142857</text:p>
              </table:table-cell>
              <table:table-cell office:value-type="float" office:value="0.104761904761905">
                <text:p>0.104761904761905</text:p>
              </table:table-cell>
              <table:table-cell office:value-type="float" office:value="0.0264880952380953">
                <text:p>0.0264880952380953</text:p>
              </table:table-cell>
              <table:table-cell office:value-type="float" office:value="-0.0223214285714286">
                <text:p>-0.0223214285714286</text:p>
              </table:table-cell>
              <table:table-cell office:value-type="float" office:value="-0.0410714285714287">
                <text:p>-0.0410714285714287</text:p>
              </table:table-cell>
              <table:table-cell office:value-type="float" office:value="-0.0711309523809522">
                <text:p>-0.0711309523809522</text:p>
              </table:table-cell>
              <table:table-cell office:value-type="float" office:value="-0.0919642857142857">
                <text:p>-0.0919642857142857</text:p>
              </table:table-cell>
              <table:table-cell office:value-type="float" office:value="-0.11547619047619">
                <text:p>-0.11547619047619</text:p>
              </table:table-cell>
              <table:table-cell office:value-type="float" office:value="-0.105952380952381">
                <text:p>-0.105952380952381</text:p>
              </table:table-cell>
              <table:table-cell office:value-type="float" office:value="0.791071428571429">
                <text:p>0.791071428571429</text:p>
              </table:table-cell>
              <table:table-cell office:value-type="float" office:value="0.999404761904762">
                <text:p>0.999404761904762</text:p>
              </table:table-cell>
              <table:table-cell office:value-type="float" office:value="1.12440476190476">
                <text:p>1.12440476190476</text:p>
              </table:table-cell>
              <table:table-cell office:value-type="float" office:value="1.16011904761905">
                <text:p>1.16011904761905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10357142857143">
                <text:p>1.10357142857143</text:p>
              </table:table-cell>
              <table:table-cell office:value-type="float" office:value="0.993452380952381">
                <text:p>0.993452380952381</text:p>
              </table:table-cell>
              <table:table-cell office:value-type="float" office:value="0.802976190476191">
                <text:p>0.802976190476191</text:p>
              </table:table-cell>
              <table:table-cell office:value-type="float" office:value="0.570833333333333">
                <text:p>0.570833333333333</text:p>
              </table:table-cell>
              <table:table-cell office:value-type="float" office:value="0.429761904761905">
                <text:p>0.429761904761905</text:p>
              </table:table-cell>
              <table:table-cell office:value-type="float" office:value="0.442261904761905">
                <text:p>0.442261904761905</text:p>
              </table:table-cell>
              <table:table-cell office:value-type="float" office:value="0.398809523809524">
                <text:p>0.398809523809524</text:p>
              </table:table-cell>
              <table:table-cell office:value-type="float" office:value="0.336904761904762">
                <text:p>0.336904761904762</text:p>
              </table:table-cell>
              <table:table-cell office:value-type="float" office:value="0.272619047619048">
                <text:p>0.272619047619048</text:p>
              </table:table-cell>
              <table:table-cell office:value-type="float" office:value="0.164880952380952">
                <text:p>0.164880952380952</text:p>
              </table:table-cell>
              <table:table-cell office:value-type="float" office:value="0.036904761904762">
                <text:p>0.036904761904762</text:p>
              </table:table-cell>
              <table:table-cell office:value-type="float" office:value="-0.203571428571428">
                <text:p>-0.203571428571428</text:p>
              </table:table-cell>
              <table:table-cell office:value-type="float" office:value="-0.377678571428571">
                <text:p>-0.377678571428571</text:p>
              </table:table-cell>
              <table:table-cell office:value-type="float" office:value="1.31815476190476">
                <text:p>1.31815476190476</text:p>
              </table:table-cell>
              <table:table-cell office:value-type="float" office:value="1.63184523809524">
                <text:p>1.63184523809524</text:p>
              </table:table-cell>
              <table:table-cell office:value-type="float" office:value="1.83511904761905">
                <text:p>1.83511904761905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1.90863095238095">
                <text:p>1.90863095238095</text:p>
              </table:table-cell>
              <table:table-cell office:value-type="float" office:value="1.90892857142857">
                <text:p>1.90892857142857</text:p>
              </table:table-cell>
              <table:table-cell office:value-type="float" office:value="1.81964285714286">
                <text:p>1.81964285714286</text:p>
              </table:table-cell>
              <table:table-cell office:value-type="float" office:value="1.65267857142857">
                <text:p>1.65267857142857</text:p>
              </table:table-cell>
              <table:table-cell office:value-type="float" office:value="1.41071428571429">
                <text:p>1.41071428571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2974537037037">
                <text:p>0.72974537037037</text:p>
              </table:table-cell>
              <table:table-cell office:value-type="float" office:value="0.953703703703704">
                <text:p>0.953703703703704</text:p>
              </table:table-cell>
              <table:table-cell office:value-type="float" office:value="1.0708912037037">
                <text:p>1.0708912037037</text:p>
              </table:table-cell>
              <table:table-cell office:value-type="float" office:value="1.10734953703704">
                <text:p>1.10734953703704</text:p>
              </table:table-cell>
              <table:table-cell office:value-type="float" office:value="1.09172453703704">
                <text:p>1.09172453703704</text:p>
              </table:table-cell>
              <table:table-cell office:value-type="float" office:value="1.04484953703704">
                <text:p>1.04484953703704</text:p>
              </table:table-cell>
              <table:table-cell office:value-type="float" office:value="0.966724537037037">
                <text:p>0.966724537037037</text:p>
              </table:table-cell>
              <table:table-cell office:value-type="float" office:value="0.867766203703704">
                <text:p>0.867766203703704</text:p>
              </table:table-cell>
              <table:table-cell office:value-type="float" office:value="0.65162037037037">
                <text:p>0.65162037037037</text:p>
              </table:table-cell>
              <table:table-cell office:value-type="float" office:value="0.458622685185185">
                <text:p>0.458622685185185</text:p>
              </table:table-cell>
              <table:table-cell office:value-type="float" office:value="0.211516203703703">
                <text:p>0.211516203703703</text:p>
              </table:table-cell>
              <table:table-cell office:value-type="float" office:value="0.103009259259259">
                <text:p>0.103009259259259</text:p>
              </table:table-cell>
              <table:table-cell office:value-type="float" office:value="0.0295138888888888">
                <text:p>0.0295138888888888</text:p>
              </table:table-cell>
              <table:table-cell office:value-type="float" office:value="-0.0179398148148149">
                <text:p>-0.0179398148148149</text:p>
              </table:table-cell>
              <table:table-cell office:value-type="float" office:value="-0.0445601851851851">
                <text:p>-0.0445601851851851</text:p>
              </table:table-cell>
              <table:table-cell office:value-type="float" office:value="-0.0706018518518519">
                <text:p>-0.0706018518518519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110821759259259">
                <text:p>-0.110821759259259</text:p>
              </table:table-cell>
              <table:table-cell office:value-type="float" office:value="-0.104166666666667">
                <text:p>-0.104166666666667</text:p>
              </table:table-cell>
              <table:table-cell office:value-type="float" office:value="0.779513888888889">
                <text:p>0.779513888888889</text:p>
              </table:table-cell>
              <table:table-cell office:value-type="float" office:value="0.999421296296296">
                <text:p>0.999421296296296</text:p>
              </table:table-cell>
              <table:table-cell office:value-type="float" office:value="1.11805555555556">
                <text:p>1.11805555555556</text:p>
              </table:table-cell>
              <table:table-cell office:value-type="float" office:value="1.16145833333333">
                <text:p>1.16145833333333</text:p>
              </table:table-cell>
              <table:table-cell office:value-type="float" office:value="1.1412037037037">
                <text:p>1.1412037037037</text:p>
              </table:table-cell>
              <table:table-cell office:value-type="float" office:value="1.10069444444444">
                <text:p>1.10069444444444</text:p>
              </table:table-cell>
              <table:table-cell office:value-type="float" office:value="0.996527777777778">
                <text:p>0.996527777777778</text:p>
              </table:table-cell>
              <table:table-cell office:value-type="float" office:value="0.802662037037037">
                <text:p>0.802662037037037</text:p>
              </table:table-cell>
              <table:table-cell office:value-type="float" office:value="0.565393518518518">
                <text:p>0.565393518518518</text:p>
              </table:table-cell>
              <table:table-cell office:value-type="float" office:value="0.435763888888889">
                <text:p>0.435763888888889</text:p>
              </table:table-cell>
              <table:table-cell office:value-type="float" office:value="0.441550925925926">
                <text:p>0.441550925925926</text:p>
              </table:table-cell>
              <table:table-cell office:value-type="float" office:value="0.404513888888889">
                <text:p>0.404513888888889</text:p>
              </table:table-cell>
              <table:table-cell office:value-type="float" office:value="0.341435185185185">
                <text:p>0.341435185185185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6875">
                <text:p>0.046875</text:p>
              </table:table-cell>
              <table:table-cell office:value-type="float" office:value="-0.188657407407407">
                <text:p>-0.188657407407407</text:p>
              </table:table-cell>
              <table:table-cell office:value-type="float" office:value="-0.377604166666667">
                <text:p>-0.377604166666667</text:p>
              </table:table-cell>
              <table:table-cell office:value-type="float" office:value="1.2974537037037">
                <text:p>1.2974537037037</text:p>
              </table:table-cell>
              <table:table-cell office:value-type="float" office:value="1.62876157407407">
                <text:p>1.62876157407407</text:p>
              </table:table-cell>
              <table:table-cell office:value-type="float" office:value="1.8208912037037">
                <text:p>1.8208912037037</text:p>
              </table:table-cell>
              <table:table-cell office:value-type="float" office:value="1.91174768518519">
                <text:p>1.91174768518519</text:p>
              </table:table-cell>
              <table:table-cell office:value-type="float" office:value="1.91521990740741">
                <text:p>1.91521990740741</text:p>
              </table:table-cell>
              <table:table-cell office:value-type="float" office:value="1.90075231481482">
                <text:p>1.90075231481482</text:p>
              </table:table-cell>
              <table:table-cell office:value-type="float" office:value="1.81741898148148">
                <text:p>1.81741898148148</text:p>
              </table:table-cell>
              <table:table-cell office:value-type="float" office:value="1.64293981481482">
                <text:p>1.64293981481482</text:p>
              </table:table-cell>
              <table:table-cell office:value-type="float" office:value="1.40162037037037">
                <text:p>1.401620370370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5225225225225">
                <text:p>0.725225225225225</text:p>
              </table:table-cell>
              <table:table-cell office:value-type="float" office:value="0.948198198198198">
                <text:p>0.948198198198198</text:p>
              </table:table-cell>
              <table:table-cell office:value-type="float" office:value="1.06728603603604">
                <text:p>1.06728603603604</text:p>
              </table:table-cell>
              <table:table-cell office:value-type="float" office:value="1.10782657657658">
                <text:p>1.10782657657658</text:p>
              </table:table-cell>
              <table:table-cell office:value-type="float" office:value="1.08755630630631">
                <text:p>1.08755630630631</text:p>
              </table:table-cell>
              <table:table-cell office:value-type="float" office:value="1.03941441441441">
                <text:p>1.03941441441441</text:p>
              </table:table-cell>
              <table:table-cell office:value-type="float" office:value="0.963400900900901">
                <text:p>0.963400900900901</text:p>
              </table:table-cell>
              <table:table-cell office:value-type="float" office:value="0.867117117117117">
                <text:p>0.867117117117117</text:p>
              </table:table-cell>
              <table:table-cell office:value-type="float" office:value="0.651745495495496">
                <text:p>0.651745495495496</text:p>
              </table:table-cell>
              <table:table-cell office:value-type="float" office:value="0.457488738738739">
                <text:p>0.457488738738739</text:p>
              </table:table-cell>
              <table:table-cell office:value-type="float" office:value="0.215934684684685">
                <text:p>0.215934684684685</text:p>
              </table:table-cell>
              <table:table-cell office:value-type="float" office:value="0.0985360360360361">
                <text:p>0.0985360360360361</text:p>
              </table:table-cell>
              <table:table-cell office:value-type="float" office:value="0.0292792792792795">
                <text:p>0.0292792792792795</text:p>
              </table:table-cell>
              <table:table-cell office:value-type="float" office:value="-0.0219594594594597">
                <text:p>-0.0219594594594597</text:p>
              </table:table-cell>
              <table:table-cell office:value-type="float" office:value="-0.0447635135135134">
                <text:p>-0.0447635135135134</text:p>
              </table:table-cell>
              <table:table-cell office:value-type="float" office:value="-0.0701013513513513">
                <text:p>-0.0701013513513513</text:p>
              </table:table-cell>
              <table:table-cell office:value-type="float" office:value="-0.0903716216216215">
                <text:p>-0.0903716216216215</text:p>
              </table:table-cell>
              <table:table-cell office:value-type="float" office:value="-0.111486486486486">
                <text:p>-0.111486486486486</text:p>
              </table:table-cell>
              <table:table-cell office:value-type="float" office:value="-0.105855855855856">
                <text:p>-0.105855855855856</text:p>
              </table:table-cell>
              <table:table-cell office:value-type="float" office:value="0.785472972972973">
                <text:p>0.785472972972973</text:p>
              </table:table-cell>
              <table:table-cell office:value-type="float" office:value="0.996621621621622">
                <text:p>0.996621621621622</text:p>
              </table:table-cell>
              <table:table-cell office:value-type="float" office:value="1.11486486486487">
                <text:p>1.11486486486487</text:p>
              </table:table-cell>
              <table:table-cell office:value-type="float" office:value="1.14864864864865">
                <text:p>1.14864864864865</text:p>
              </table:table-cell>
              <table:table-cell office:value-type="float" office:value="1.12612612612613">
                <text:p>1.12612612612613</text:p>
              </table:table-cell>
              <table:table-cell office:value-type="float" office:value="1.09797297297297">
                <text:p>1.09797297297297</text:p>
              </table:table-cell>
              <table:table-cell office:value-type="float" office:value="0.993806306306306">
                <text:p>0.993806306306306</text:p>
              </table:table-cell>
              <table:table-cell office:value-type="float" office:value="0.802364864864865">
                <text:p>0.802364864864865</text:p>
              </table:table-cell>
              <table:table-cell office:value-type="float" office:value="0.565878378378378">
                <text:p>0.565878378378378</text:p>
              </table:table-cell>
              <table:table-cell office:value-type="float" office:value="0.439189189189189">
                <text:p>0.439189189189189</text:p>
              </table:table-cell>
              <table:table-cell office:value-type="float" office:value="0.440878378378378">
                <text:p>0.440878378378378</text:p>
              </table:table-cell>
              <table:table-cell office:value-type="float" office:value="0.412162162162162">
                <text:p>0.412162162162162</text:p>
              </table:table-cell>
              <table:table-cell office:value-type="float" office:value="0.340653153153153">
                <text:p>0.340653153153153</text:p>
              </table:table-cell>
              <table:table-cell office:value-type="float" office:value="0.269707207207207">
                <text:p>0.269707207207207</text:p>
              </table:table-cell>
              <table:table-cell office:value-type="float" office:value="0.168355855855856">
                <text:p>0.168355855855856</text:p>
              </table:table-cell>
              <table:table-cell office:value-type="float" office:value="0.0489864864864865">
                <text:p>0.0489864864864865</text:p>
              </table:table-cell>
              <table:table-cell office:value-type="float" office:value="-0.184684684684685">
                <text:p>-0.184684684684685</text:p>
              </table:table-cell>
              <table:table-cell office:value-type="float" office:value="-0.373029279279279">
                <text:p>-0.373029279279279</text:p>
              </table:table-cell>
              <table:table-cell office:value-type="float" office:value="1.29448198198198">
                <text:p>1.29448198198198</text:p>
              </table:table-cell>
              <table:table-cell office:value-type="float" office:value="1.62302927927928">
                <text:p>1.62302927927928</text:p>
              </table:table-cell>
              <table:table-cell office:value-type="float" office:value="1.81052927927928">
                <text:p>1.81052927927928</text:p>
              </table:table-cell>
              <table:table-cell office:value-type="float" office:value="1.8955518018018">
                <text:p>1.8955518018018</text:p>
              </table:table-cell>
              <table:table-cell office:value-type="float" office:value="1.89583333333333">
                <text:p>1.89583333333333</text:p>
              </table:table-cell>
              <table:table-cell office:value-type="float" office:value="1.89301801801802">
                <text:p>1.89301801801802</text:p>
              </table:table-cell>
              <table:table-cell office:value-type="float" office:value="1.81193693693694">
                <text:p>1.81193693693694</text:p>
              </table:table-cell>
              <table:table-cell office:value-type="float" office:value="1.63879504504505">
                <text:p>1.63879504504505</text:p>
              </table:table-cell>
              <table:table-cell office:value-type="float" office:value="1.3963963963964">
                <text:p>1.39639639639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18475877192982">
                <text:p>0.718475877192982</text:p>
              </table:table-cell>
              <table:table-cell office:value-type="float" office:value="0.945449561403509">
                <text:p>0.945449561403509</text:p>
              </table:table-cell>
              <table:table-cell office:value-type="float" office:value="1.06387061403509">
                <text:p>1.06387061403509</text:p>
              </table:table-cell>
              <table:table-cell office:value-type="float" office:value="1.10334429824561">
                <text:p>1.10334429824561</text:p>
              </table:table-cell>
              <table:table-cell office:value-type="float" office:value="1.08360745614035">
                <text:p>1.08360745614035</text:p>
              </table:table-cell>
              <table:table-cell office:value-type="float" office:value="1.03673245614035">
                <text:p>1.03673245614035</text:p>
              </table:table-cell>
              <table:table-cell office:value-type="float" office:value="0.962719298245614">
                <text:p>0.962719298245614</text:p>
              </table:table-cell>
              <table:table-cell office:value-type="float" office:value="0.868969298245614">
                <text:p>0.868969298245614</text:p>
              </table:table-cell>
              <table:table-cell office:value-type="float" office:value="0.649396929824561">
                <text:p>0.649396929824561</text:p>
              </table:table-cell>
              <table:table-cell office:value-type="float" office:value="0.458607456140351">
                <text:p>0.458607456140351</text:p>
              </table:table-cell>
              <table:table-cell office:value-type="float" office:value="0.211896929824561">
                <text:p>0.211896929824561</text:p>
              </table:table-cell>
              <table:table-cell office:value-type="float" office:value="0.100054824561403">
                <text:p>0.100054824561403</text:p>
              </table:table-cell>
              <table:table-cell office:value-type="float" office:value="0.0326206140350878">
                <text:p>0.0326206140350878</text:p>
              </table:table-cell>
              <table:table-cell office:value-type="float" office:value="-0.0227521929824561">
                <text:p>-0.0227521929824561</text:p>
              </table:table-cell>
              <table:table-cell office:value-type="float" office:value="-0.0476973684210527">
                <text:p>-0.0476973684210527</text:p>
              </table:table-cell>
              <table:table-cell office:value-type="float" office:value="-0.0696271929824561">
                <text:p>-0.0696271929824561</text:p>
              </table:table-cell>
              <table:table-cell office:value-type="float" office:value="-0.0921052631578947">
                <text:p>-0.0921052631578947</text:p>
              </table:table-cell>
              <table:table-cell office:value-type="float" office:value="-0.114309210526316">
                <text:p>-0.114309210526316</text:p>
              </table:table-cell>
              <table:table-cell office:value-type="float" office:value="-0.104989035087719">
                <text:p>-0.104989035087719</text:p>
              </table:table-cell>
              <table:table-cell office:value-type="float" office:value="0.777138157894737">
                <text:p>0.777138157894737</text:p>
              </table:table-cell>
              <table:table-cell office:value-type="float" office:value="0.993695175438596">
                <text:p>0.993695175438596</text:p>
              </table:table-cell>
              <table:table-cell office:value-type="float" office:value="1.10882675438597">
                <text:p>1.10882675438597</text:p>
              </table:table-cell>
              <table:table-cell office:value-type="float" office:value="1.1499451754386">
                <text:p>1.1499451754386</text:p>
              </table:table-cell>
              <table:table-cell office:value-type="float" office:value="1.12801535087719">
                <text:p>1.12801535087719</text:p>
              </table:table-cell>
              <table:table-cell office:value-type="float" office:value="1.09786184210526">
                <text:p>1.09786184210526</text:p>
              </table:table-cell>
              <table:table-cell office:value-type="float" office:value="0.996436403508772">
                <text:p>0.996436403508772</text:p>
              </table:table-cell>
              <table:table-cell office:value-type="float" office:value="0.79906798245614">
                <text:p>0.79906798245614</text:p>
              </table:table-cell>
              <table:table-cell office:value-type="float" office:value="0.568804824561403">
                <text:p>0.568804824561403</text:p>
              </table:table-cell>
              <table:table-cell office:value-type="float" office:value="0.439144736842105">
                <text:p>0.439144736842105</text:p>
              </table:table-cell>
              <table:table-cell office:value-type="float" office:value="0.442982456140351">
                <text:p>0.442982456140351</text:p>
              </table:table-cell>
              <table:table-cell office:value-type="float" office:value="0.417763157894737">
                <text:p>0.417763157894737</text:p>
              </table:table-cell>
              <table:table-cell office:value-type="float" office:value="0.34265350877193">
                <text:p>0.34265350877193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174890350877193">
                <text:p>0.174890350877193</text:p>
              </table:table-cell>
              <table:table-cell office:value-type="float" office:value="0.0586622807017544">
                <text:p>0.0586622807017544</text:p>
              </table:table-cell>
              <table:table-cell office:value-type="float" office:value="-0.183114035087719">
                <text:p>-0.183114035087719</text:p>
              </table:table-cell>
              <table:table-cell office:value-type="float" office:value="-0.369791666666667">
                <text:p>-0.369791666666667</text:p>
              </table:table-cell>
              <table:table-cell office:value-type="float" office:value="1.28344298245614">
                <text:p>1.28344298245614</text:p>
              </table:table-cell>
              <table:table-cell office:value-type="float" office:value="1.61458333333333">
                <text:p>1.61458333333333</text:p>
              </table:table-cell>
              <table:table-cell office:value-type="float" office:value="1.79440789473684">
                <text:p>1.79440789473684</text:p>
              </table:table-cell>
              <table:table-cell office:value-type="float" office:value="1.89089912280702">
                <text:p>1.89089912280702</text:p>
              </table:table-cell>
              <table:table-cell office:value-type="float" office:value="1.89391447368421">
                <text:p>1.89391447368421</text:p>
              </table:table-cell>
              <table:table-cell office:value-type="float" office:value="1.88569078947368">
                <text:p>1.88569078947368</text:p>
              </table:table-cell>
              <table:table-cell office:value-type="float" office:value="1.80674342105263">
                <text:p>1.80674342105263</text:p>
              </table:table-cell>
              <table:table-cell office:value-type="float" office:value="1.63157894736842">
                <text:p>1.63157894736842</text:p>
              </table:table-cell>
              <table:table-cell office:value-type="float" office:value="1.39720394736842">
                <text:p>1.397203947368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14476495726496">
                <text:p>0.714476495726496</text:p>
              </table:table-cell>
              <table:table-cell office:value-type="float" office:value="0.945245726495726">
                <text:p>0.945245726495726</text:p>
              </table:table-cell>
              <table:table-cell office:value-type="float" office:value="1.06063034188034">
                <text:p>1.06063034188034</text:p>
              </table:table-cell>
              <table:table-cell office:value-type="float" office:value="1.10229700854701">
                <text:p>1.10229700854701</text:p>
              </table:table-cell>
              <table:table-cell office:value-type="float" office:value="1.08226495726496">
                <text:p>1.08226495726496</text:p>
              </table:table-cell>
              <table:table-cell office:value-type="float" office:value="1.03178418803419">
                <text:p>1.03178418803419</text:p>
              </table:table-cell>
              <table:table-cell office:value-type="float" office:value="0.964476495726496">
                <text:p>0.964476495726496</text:p>
              </table:table-cell>
              <table:table-cell office:value-type="float" office:value="0.863514957264957">
                <text:p>0.863514957264957</text:p>
              </table:table-cell>
              <table:table-cell office:value-type="float" office:value="0.644764957264957">
                <text:p>0.644764957264957</text:p>
              </table:table-cell>
              <table:table-cell office:value-type="float" office:value="0.455395299145299">
                <text:p>0.455395299145299</text:p>
              </table:table-cell>
              <table:table-cell office:value-type="float" office:value="0.210202991452991">
                <text:p>0.210202991452991</text:p>
              </table:table-cell>
              <table:table-cell office:value-type="float" office:value="0.0958867521367521">
                <text:p>0.0958867521367521</text:p>
              </table:table-cell>
              <table:table-cell office:value-type="float" office:value="0.0387286324786325">
                <text:p>0.0387286324786325</text:p>
              </table:table-cell>
              <table:table-cell office:value-type="float" office:value="-0.0213675213675215">
                <text:p>-0.0213675213675215</text:p>
              </table:table-cell>
              <table:table-cell office:value-type="float" office:value="-0.047809829059829">
                <text:p>-0.047809829059829</text:p>
              </table:table-cell>
              <table:table-cell office:value-type="float" office:value="-0.0670405982905982">
                <text:p>-0.0670405982905982</text:p>
              </table:table-cell>
              <table:table-cell office:value-type="float" office:value="-0.0878739316239314">
                <text:p>-0.0878739316239314</text:p>
              </table:table-cell>
              <table:table-cell office:value-type="float" office:value="-0.111645299145299">
                <text:p>-0.111645299145299</text:p>
              </table:table-cell>
              <table:table-cell office:value-type="float" office:value="-0.108707264957265">
                <text:p>-0.108707264957265</text:p>
              </table:table-cell>
              <table:table-cell office:value-type="float" office:value="0.788194444444444">
                <text:p>0.788194444444444</text:p>
              </table:table-cell>
              <table:table-cell office:value-type="float" office:value="0.985844017094017">
                <text:p>0.985844017094017</text:p>
              </table:table-cell>
              <table:table-cell office:value-type="float" office:value="1.11404914529915">
                <text:p>1.11404914529915</text:p>
              </table:table-cell>
              <table:table-cell office:value-type="float" office:value="1.15411324786325">
                <text:p>1.15411324786325</text:p>
              </table:table-cell>
              <table:table-cell office:value-type="float" office:value="1.12473290598291">
                <text:p>1.12473290598291</text:p>
              </table:table-cell>
              <table:table-cell office:value-type="float" office:value="1.09535256410256">
                <text:p>1.09535256410256</text:p>
              </table:table-cell>
              <table:table-cell office:value-type="float" office:value="0.993856837606838">
                <text:p>0.993856837606838</text:p>
              </table:table-cell>
              <table:table-cell office:value-type="float" office:value="0.793536324786325">
                <text:p>0.793536324786325</text:p>
              </table:table-cell>
              <table:table-cell office:value-type="float" office:value="0.56917735042735">
                <text:p>0.56917735042735</text:p>
              </table:table-cell>
              <table:table-cell office:value-type="float" office:value="0.441239316239316">
                <text:p>0.441239316239316</text:p>
              </table:table-cell>
              <table:table-cell office:value-type="float" office:value="0.442307692307692">
                <text:p>0.442307692307692</text:p>
              </table:table-cell>
              <table:table-cell office:value-type="float" office:value="0.423878205128205">
                <text:p>0.423878205128205</text:p>
              </table:table-cell>
              <table:table-cell office:value-type="float" office:value="0.344017094017094">
                <text:p>0.344017094017094</text:p>
              </table:table-cell>
              <table:table-cell office:value-type="float" office:value="0.269764957264957">
                <text:p>0.269764957264957</text:p>
              </table:table-cell>
              <table:table-cell office:value-type="float" office:value="0.183226495726496">
                <text:p>0.183226495726496</text:p>
              </table:table-cell>
              <table:table-cell office:value-type="float" office:value="0.0587606837606838">
                <text:p>0.0587606837606838</text:p>
              </table:table-cell>
              <table:table-cell office:value-type="float" office:value="-0.181089743589744">
                <text:p>-0.181089743589744</text:p>
              </table:table-cell>
              <table:table-cell office:value-type="float" office:value="-0.367254273504273">
                <text:p>-0.367254273504273</text:p>
              </table:table-cell>
              <table:table-cell office:value-type="float" office:value="1.29220085470085">
                <text:p>1.29220085470085</text:p>
              </table:table-cell>
              <table:table-cell office:value-type="float" office:value="1.60416666666667">
                <text:p>1.60416666666667</text:p>
              </table:table-cell>
              <table:table-cell office:value-type="float" office:value="1.79246794871795">
                <text:p>1.79246794871795</text:p>
              </table:table-cell>
              <table:table-cell office:value-type="float" office:value="1.89236111111111">
                <text:p>1.89236111111111</text:p>
              </table:table-cell>
              <table:table-cell office:value-type="float" office:value="1.88675213675214">
                <text:p>1.88675213675214</text:p>
              </table:table-cell>
              <table:table-cell office:value-type="float" office:value="1.87660256410256">
                <text:p>1.87660256410256</text:p>
              </table:table-cell>
              <table:table-cell office:value-type="float" office:value="1.79861111111111">
                <text:p>1.79861111111111</text:p>
              </table:table-cell>
              <table:table-cell office:value-type="float" office:value="1.61939102564103">
                <text:p>1.61939102564103</text:p>
              </table:table-cell>
              <table:table-cell office:value-type="float" office:value="1.39182692307692">
                <text:p>1.391826923076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942708333333333">
                <text:p>0.942708333333333</text:p>
              </table:table-cell>
              <table:table-cell office:value-type="float" office:value="1.05755208333333">
                <text:p>1.05755208333333</text:p>
              </table:table-cell>
              <table:table-cell office:value-type="float" office:value="1.10078125">
                <text:p>1.10078125</text:p>
              </table:table-cell>
              <table:table-cell office:value-type="float" office:value="1.07994791666667">
                <text:p>1.07994791666667</text:p>
              </table:table-cell>
              <table:table-cell office:value-type="float" office:value="1.02942708333333">
                <text:p>1.02942708333333</text:p>
              </table:table-cell>
              <table:table-cell office:value-type="float" office:value="0.959114583333333">
                <text:p>0.959114583333333</text:p>
              </table:table-cell>
              <table:table-cell office:value-type="float" office:value="0.858333333333333">
                <text:p>0.858333333333333</text:p>
              </table:table-cell>
              <table:table-cell office:value-type="float" office:value="0.647395833333333">
                <text:p>0.647395833333333</text:p>
              </table:table-cell>
              <table:table-cell office:value-type="float" office:value="0.45234375">
                <text:p>0.45234375</text:p>
              </table:table-cell>
              <table:table-cell office:value-type="float" office:value="0.206510416666667">
                <text:p>0.206510416666667</text:p>
              </table:table-cell>
              <table:table-cell office:value-type="float" office:value="0.1">
                <text:p>0.1</text:p>
              </table:table-cell>
              <table:table-cell office:value-type="float" office:value="0.0338541666666667">
                <text:p>0.0338541666666667</text:p>
              </table:table-cell>
              <table:table-cell office:value-type="float" office:value="-0.0234375000000002">
                <text:p>-0.0234375000000002</text:p>
              </table:table-cell>
              <table:table-cell office:value-type="float" office:value="-0.0505208333333334">
                <text:p>-0.0505208333333334</text:p>
              </table:table-cell>
              <table:table-cell office:value-type="float" office:value="-0.0687499999999999">
                <text:p>-0.0687499999999999</text:p>
              </table:table-cell>
              <table:table-cell office:value-type="float" office:value="-0.0914062499999999">
                <text:p>-0.0914062499999999</text:p>
              </table:table-cell>
              <table:table-cell office:value-type="float" office:value="-0.112239583333333">
                <text:p>-0.112239583333333</text:p>
              </table:table-cell>
              <table:table-cell office:value-type="float" office:value="-0.109375">
                <text:p>-0.109375</text:p>
              </table:table-cell>
              <table:table-cell office:value-type="float" office:value="0.780208333333333">
                <text:p>0.780208333333333</text:p>
              </table:table-cell>
              <table:table-cell office:value-type="float" office:value="0.980729166666667">
                <text:p>0.980729166666667</text:p>
              </table:table-cell>
              <table:table-cell office:value-type="float" office:value="1.11614583333333">
                <text:p>1.11614583333333</text:p>
              </table:table-cell>
              <table:table-cell office:value-type="float" office:value="1.1421875">
                <text:p>1.1421875</text:p>
              </table:table-cell>
              <table:table-cell office:value-type="float" office:value="1.12395833333333">
                <text:p>1.12395833333333</text:p>
              </table:table-cell>
              <table:table-cell office:value-type="float" office:value="1.09010416666667">
                <text:p>1.09010416666667</text:p>
              </table:table-cell>
              <table:table-cell office:value-type="float" office:value="0.988541666666667">
                <text:p>0.988541666666667</text:p>
              </table:table-cell>
              <table:table-cell office:value-type="float" office:value="0.793229166666667">
                <text:p>0.793229166666667</text:p>
              </table:table-cell>
              <table:table-cell office:value-type="float" office:value="0.569270833333333">
                <text:p>0.569270833333333</text:p>
              </table:table-cell>
              <table:table-cell office:value-type="float" office:value="0.441145833333333">
                <text:p>0.441145833333333</text:p>
              </table:table-cell>
              <table:table-cell office:value-type="float" office:value="0.446875">
                <text:p>0.446875</text:p>
              </table:table-cell>
              <table:table-cell office:value-type="float" office:value="0.426302083333333">
                <text:p>0.426302083333333</text:p>
              </table:table-cell>
              <table:table-cell office:value-type="float" office:value="0.348177083333333">
                <text:p>0.348177083333333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182291666666667">
                <text:p>0.182291666666667</text:p>
              </table:table-cell>
              <table:table-cell office:value-type="float" office:value="0.0588541666666667">
                <text:p>0.0588541666666667</text:p>
              </table:table-cell>
              <table:table-cell office:value-type="float" office:value="-0.175520833333333">
                <text:p>-0.175520833333333</text:p>
              </table:table-cell>
              <table:table-cell office:value-type="float" office:value="-0.36484375">
                <text:p>-0.36484375</text:p>
              </table:table-cell>
              <table:table-cell office:value-type="float" office:value="1.28177083333333">
                <text:p>1.28177083333333</text:p>
              </table:table-cell>
              <table:table-cell office:value-type="float" office:value="1.59140625">
                <text:p>1.59140625</text:p>
              </table:table-cell>
              <table:table-cell office:value-type="float" office:value="1.790625">
                <text:p>1.790625</text:p>
              </table:table-cell>
              <table:table-cell office:value-type="float" office:value="1.87395833333333">
                <text:p>1.87395833333333</text:p>
              </table:table-cell>
              <table:table-cell office:value-type="float" office:value="1.88255208333333">
                <text:p>1.88255208333333</text:p>
              </table:table-cell>
              <table:table-cell office:value-type="float" office:value="1.86692708333333">
                <text:p>1.86692708333333</text:p>
              </table:table-cell>
              <table:table-cell office:value-type="float" office:value="1.78802083333333">
                <text:p>1.78802083333333</text:p>
              </table:table-cell>
              <table:table-cell office:value-type="float" office:value="1.61614583333333">
                <text:p>1.61614583333333</text:p>
              </table:table-cell>
              <table:table-cell office:value-type="float" office:value="1.38645833333333">
                <text:p>1.386458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04776422764228">
                <text:p>0.704776422764228</text:p>
              </table:table-cell>
              <table:table-cell office:value-type="float" office:value="0.942581300813008">
                <text:p>0.942581300813008</text:p>
              </table:table-cell>
              <table:table-cell office:value-type="float" office:value="1.05614837398374">
                <text:p>1.05614837398374</text:p>
              </table:table-cell>
              <table:table-cell office:value-type="float" office:value="1.09933943089431">
                <text:p>1.09933943089431</text:p>
              </table:table-cell>
              <table:table-cell office:value-type="float" office:value="1.08155487804878">
                <text:p>1.08155487804878</text:p>
              </table:table-cell>
              <table:table-cell office:value-type="float" office:value="1.02947154471545">
                <text:p>1.02947154471545</text:p>
              </table:table-cell>
              <table:table-cell office:value-type="float" office:value="0.95630081300813">
                <text:p>0.95630081300813</text:p>
              </table:table-cell>
              <table:table-cell office:value-type="float" office:value="0.853404471544715">
                <text:p>0.853404471544715</text:p>
              </table:table-cell>
              <table:table-cell office:value-type="float" office:value="0.64989837398374">
                <text:p>0.64989837398374</text:p>
              </table:table-cell>
              <table:table-cell office:value-type="float" office:value="0.449441056910569">
                <text:p>0.449441056910569</text:p>
              </table:table-cell>
              <table:table-cell office:value-type="float" office:value="0.202489837398374">
                <text:p>0.202489837398374</text:p>
              </table:table-cell>
              <table:table-cell office:value-type="float" office:value="0.0975609756097562">
                <text:p>0.097560975609756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-0.0167682926829267">
                <text:p>-0.0167682926829267</text:p>
              </table:table-cell>
              <table:table-cell office:value-type="float" office:value="-0.0434451219512193">
                <text:p>-0.0434451219512193</text:p>
              </table:table-cell>
              <table:table-cell office:value-type="float" office:value="-0.0658028455284552">
                <text:p>-0.0658028455284552</text:p>
              </table:table-cell>
              <table:table-cell office:value-type="float" office:value="-0.0899390243902441">
                <text:p>-0.0899390243902441</text:p>
              </table:table-cell>
              <table:table-cell office:value-type="float" office:value="-0.110518292682927">
                <text:p>-0.110518292682927</text:p>
              </table:table-cell>
              <table:table-cell office:value-type="float" office:value="-0.107723577235772">
                <text:p>-0.107723577235772</text:p>
              </table:table-cell>
              <table:table-cell office:value-type="float" office:value="0.777947154471545">
                <text:p>0.777947154471545</text:p>
              </table:table-cell>
              <table:table-cell office:value-type="float" office:value="0.986280487804878">
                <text:p>0.986280487804878</text:p>
              </table:table-cell>
              <table:table-cell office:value-type="float" office:value="1.09552845528455">
                <text:p>1.09552845528455</text:p>
              </table:table-cell>
              <table:table-cell office:value-type="float" office:value="1.13109756097561">
                <text:p>1.13109756097561</text:p>
              </table:table-cell>
              <table:table-cell office:value-type="float" office:value="1.11839430894309">
                <text:p>1.11839430894309</text:p>
              </table:table-cell>
              <table:table-cell office:value-type="float" office:value="1.08790650406504">
                <text:p>1.08790650406504</text:p>
              </table:table-cell>
              <table:table-cell office:value-type="float" office:value="0.986280487804878">
                <text:p>0.986280487804878</text:p>
              </table:table-cell>
              <table:table-cell office:value-type="float" office:value="0.795731707317073">
                <text:p>0.795731707317073</text:p>
              </table:table-cell>
              <table:table-cell office:value-type="float" office:value="0.564532520325203">
                <text:p>0.564532520325203</text:p>
              </table:table-cell>
              <table:table-cell office:value-type="float" office:value="0.440548780487805">
                <text:p>0.440548780487805</text:p>
              </table:table-cell>
              <table:table-cell office:value-type="float" office:value="0.448932926829268">
                <text:p>0.448932926829268</text:p>
              </table:table-cell>
              <table:table-cell office:value-type="float" office:value="0.436229674796748">
                <text:p>0.436229674796748</text:p>
              </table:table-cell>
              <table:table-cell office:value-type="float" office:value="0.360010162601626">
                <text:p>0.360010162601626</text:p>
              </table:table-cell>
              <table:table-cell office:value-type="float" office:value="0.278963414634146">
                <text:p>0.278963414634146</text:p>
              </table:table-cell>
              <table:table-cell office:value-type="float" office:value="0.185975609756098">
                <text:p>0.185975609756098</text:p>
              </table:table-cell>
              <table:table-cell office:value-type="float" office:value="0.0589430894308943">
                <text:p>0.0589430894308943</text:p>
              </table:table-cell>
              <table:table-cell office:value-type="float" office:value="-0.167682926829268">
                <text:p>-0.167682926829268</text:p>
              </table:table-cell>
              <table:table-cell office:value-type="float" office:value="-0.365091463414634">
                <text:p>-0.365091463414634</text:p>
              </table:table-cell>
              <table:table-cell office:value-type="float" office:value="1.27997967479675">
                <text:p>1.27997967479675</text:p>
              </table:table-cell>
              <table:table-cell office:value-type="float" office:value="1.59349593495935">
                <text:p>1.59349593495935</text:p>
              </table:table-cell>
              <table:table-cell office:value-type="float" office:value="1.75863821138211">
                <text:p>1.75863821138211</text:p>
              </table:table-cell>
              <table:table-cell office:value-type="float" office:value="1.85264227642276">
                <text:p>1.85264227642276</text:p>
              </table:table-cell>
              <table:table-cell office:value-type="float" office:value="1.86890243902439">
                <text:p>1.86890243902439</text:p>
              </table:table-cell>
              <table:table-cell office:value-type="float" office:value="1.85823170731707">
                <text:p>1.85823170731707</text:p>
              </table:table-cell>
              <table:table-cell office:value-type="float" office:value="1.7807418699187">
                <text:p>1.7807418699187</text:p>
              </table:table-cell>
              <table:table-cell office:value-type="float" office:value="1.61331300813008">
                <text:p>1.61331300813008</text:p>
              </table:table-cell>
              <table:table-cell office:value-type="float" office:value="1.37906504065041">
                <text:p>1.379065040650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99156746031746">
                <text:p>0.699156746031746</text:p>
              </table:table-cell>
              <table:table-cell office:value-type="float" office:value="0.935763888888889">
                <text:p>0.935763888888889</text:p>
              </table:table-cell>
              <table:table-cell office:value-type="float" office:value="1.06076388888889">
                <text:p>1.06076388888889</text:p>
              </table:table-cell>
              <table:table-cell office:value-type="float" office:value="1.09796626984127">
                <text:p>1.09796626984127</text:p>
              </table:table-cell>
              <table:table-cell office:value-type="float" office:value="1.08060515873016">
                <text:p>1.08060515873016</text:p>
              </table:table-cell>
              <table:table-cell office:value-type="float" office:value="1.02852182539683">
                <text:p>1.02852182539683</text:p>
              </table:table-cell>
              <table:table-cell office:value-type="float" office:value="0.955853174603175">
                <text:p>0.955853174603175</text:p>
              </table:table-cell>
              <table:table-cell office:value-type="float" office:value="0.848710317460317">
                <text:p>0.848710317460317</text:p>
              </table:table-cell>
              <table:table-cell office:value-type="float" office:value="0.650049603174603">
                <text:p>0.650049603174603</text:p>
              </table:table-cell>
              <table:table-cell office:value-type="float" office:value="0.446676587301587">
                <text:p>0.446676587301587</text:p>
              </table:table-cell>
              <table:table-cell office:value-type="float" office:value="0.199652777777778">
                <text:p>0.199652777777778</text:p>
              </table:table-cell>
              <table:table-cell office:value-type="float" office:value="0.0989583333333333">
                <text:p>0.0989583333333333</text:p>
              </table:table-cell>
              <table:table-cell office:value-type="float" office:value="0.0419146825396826">
                <text:p>0.0419146825396826</text:p>
              </table:table-cell>
              <table:table-cell office:value-type="float" office:value="-0.0126488095238093">
                <text:p>-0.0126488095238093</text:p>
              </table:table-cell>
              <table:table-cell office:value-type="float" office:value="-0.044890873015873">
                <text:p>-0.044890873015873</text:p>
              </table:table-cell>
              <table:table-cell office:value-type="float" office:value="-0.0679563492063491">
                <text:p>-0.0679563492063491</text:p>
              </table:table-cell>
              <table:table-cell office:value-type="float" office:value="-0.0907738095238095">
                <text:p>-0.0907738095238095</text:p>
              </table:table-cell>
              <table:table-cell office:value-type="float" office:value="-0.110863095238095">
                <text:p>-0.110863095238095</text:p>
              </table:table-cell>
              <table:table-cell office:value-type="float" office:value="-0.110863095238095">
                <text:p>-0.110863095238095</text:p>
              </table:table-cell>
              <table:table-cell office:value-type="float" office:value="0.773065476190476">
                <text:p>0.773065476190476</text:p>
              </table:table-cell>
              <table:table-cell office:value-type="float" office:value="0.986359126984127">
                <text:p>0.986359126984127</text:p>
              </table:table-cell>
              <table:table-cell office:value-type="float" office:value="1.10292658730159">
                <text:p>1.10292658730159</text:p>
              </table:table-cell>
              <table:table-cell office:value-type="float" office:value="1.13764880952381">
                <text:p>1.13764880952381</text:p>
              </table:table-cell>
              <table:table-cell office:value-type="float" office:value="1.11532738095238">
                <text:p>1.11532738095238</text:p>
              </table:table-cell>
              <table:table-cell office:value-type="float" office:value="1.08556547619048">
                <text:p>1.08556547619048</text:p>
              </table:table-cell>
              <table:table-cell office:value-type="float" office:value="0.98139880952381">
                <text:p>0.98139880952381</text:p>
              </table:table-cell>
              <table:table-cell office:value-type="float" office:value="0.792906746031746">
                <text:p>0.792906746031746</text:p>
              </table:table-cell>
              <table:table-cell office:value-type="float" office:value="0.562251984126984">
                <text:p>0.562251984126984</text:p>
              </table:table-cell>
              <table:table-cell office:value-type="float" office:value="0.436507936507936">
                <text:p>0.436507936507936</text:p>
              </table:table-cell>
              <table:table-cell office:value-type="float" office:value="0.460565476190476">
                <text:p>0.460565476190476</text:p>
              </table:table-cell>
              <table:table-cell office:value-type="float" office:value="0.440724206349206">
                <text:p>0.440724206349206</text:p>
              </table:table-cell>
              <table:table-cell office:value-type="float" office:value="0.366319444444444">
                <text:p>0.366319444444444</text:p>
              </table:table-cell>
              <table:table-cell office:value-type="float" office:value="0.281994047619048">
                <text:p>0.281994047619048</text:p>
              </table:table-cell>
              <table:table-cell office:value-type="float" office:value="0.188988095238095">
                <text:p>0.188988095238095</text:p>
              </table:table-cell>
              <table:table-cell office:value-type="float" office:value="0.0590277777777778">
                <text:p>0.0590277777777778</text:p>
              </table:table-cell>
              <table:table-cell office:value-type="float" office:value="-0.162202380952381">
                <text:p>-0.162202380952381</text:p>
              </table:table-cell>
              <table:table-cell office:value-type="float" office:value="-0.362847222222222">
                <text:p>-0.362847222222222</text:p>
              </table:table-cell>
              <table:table-cell office:value-type="float" office:value="1.27232142857143">
                <text:p>1.27232142857143</text:p>
              </table:table-cell>
              <table:table-cell office:value-type="float" office:value="1.58655753968254">
                <text:p>1.58655753968254</text:p>
              </table:table-cell>
              <table:table-cell office:value-type="float" office:value="1.76016865079365">
                <text:p>1.76016865079365</text:p>
              </table:table-cell>
              <table:table-cell office:value-type="float" office:value="1.85193452380952">
                <text:p>1.85193452380952</text:p>
              </table:table-cell>
              <table:table-cell office:value-type="float" office:value="1.86185515873016">
                <text:p>1.86185515873016</text:p>
              </table:table-cell>
              <table:table-cell office:value-type="float" office:value="1.85243055555556">
                <text:p>1.85243055555556</text:p>
              </table:table-cell>
              <table:table-cell office:value-type="float" office:value="1.77108134920635">
                <text:p>1.77108134920635</text:p>
              </table:table-cell>
              <table:table-cell office:value-type="float" office:value="1.60515873015873">
                <text:p>1.60515873015873</text:p>
              </table:table-cell>
              <table:table-cell office:value-type="float" office:value="1.37177579365079">
                <text:p>1.371775793650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93798449612403">
                <text:p>0.693798449612403</text:p>
              </table:table-cell>
              <table:table-cell office:value-type="float" office:value="0.933624031007752">
                <text:p>0.933624031007752</text:p>
              </table:table-cell>
              <table:table-cell office:value-type="float" office:value="1.06031976744186">
                <text:p>1.06031976744186</text:p>
              </table:table-cell>
              <table:table-cell office:value-type="float" office:value="1.09665697674419">
                <text:p>1.09665697674419</text:p>
              </table:table-cell>
              <table:table-cell office:value-type="float" office:value="1.0796996124031">
                <text:p>1.0796996124031</text:p>
              </table:table-cell>
              <table:table-cell office:value-type="float" office:value="1.03125">
                <text:p>1.03125</text:p>
              </table:table-cell>
              <table:table-cell office:value-type="float" office:value="0.953246124031008">
                <text:p>0.953246124031008</text:p>
              </table:table-cell>
              <table:table-cell office:value-type="float" office:value="0.842054263565892">
                <text:p>0.842054263565892</text:p>
              </table:table-cell>
              <table:table-cell office:value-type="float" office:value="0.650193798449612">
                <text:p>0.650193798449612</text:p>
              </table:table-cell>
              <table:table-cell office:value-type="float" office:value="0.445251937984496">
                <text:p>0.445251937984496</text:p>
              </table:table-cell>
              <table:table-cell office:value-type="float" office:value="0.198885658914729">
                <text:p>0.198885658914729</text:p>
              </table:table-cell>
              <table:table-cell office:value-type="float" office:value="0.0978682170542635">
                <text:p>0.0978682170542635</text:p>
              </table:table-cell>
              <table:table-cell office:value-type="float" office:value="0.0469961240310079">
                <text:p>0.0469961240310079</text:p>
              </table:table-cell>
              <table:table-cell office:value-type="float" office:value="-0.0159883720930232">
                <text:p>-0.0159883720930232</text:p>
              </table:table-cell>
              <table:table-cell office:value-type="float" office:value="-0.0377906976744187">
                <text:p>-0.0377906976744187</text:p>
              </table:table-cell>
              <table:table-cell office:value-type="float" office:value="-0.0697674418604652">
                <text:p>-0.0697674418604652</text:p>
              </table:table-cell>
              <table:table-cell office:value-type="float" office:value="-0.0913275193798448">
                <text:p>-0.0913275193798448</text:p>
              </table:table-cell>
              <table:table-cell office:value-type="float" office:value="-0.111191860465116">
                <text:p>-0.111191860465116</text:p>
              </table:table-cell>
              <table:table-cell office:value-type="float" office:value="-0.110222868217054">
                <text:p>-0.110222868217054</text:p>
              </table:table-cell>
              <table:table-cell office:value-type="float" office:value="0.765988372093023">
                <text:p>0.765988372093023</text:p>
              </table:table-cell>
              <table:table-cell office:value-type="float" office:value="0.986434108527132">
                <text:p>0.986434108527132</text:p>
              </table:table-cell>
              <table:table-cell office:value-type="float" office:value="1.10271317829457">
                <text:p>1.10271317829457</text:p>
              </table:table-cell>
              <table:table-cell office:value-type="float" office:value="1.14389534883721">
                <text:p>1.14389534883721</text:p>
              </table:table-cell>
              <table:table-cell office:value-type="float" office:value="1.11482558139535">
                <text:p>1.11482558139535</text:p>
              </table:table-cell>
              <table:table-cell office:value-type="float" office:value="1.08091085271318">
                <text:p>1.08091085271318</text:p>
              </table:table-cell>
              <table:table-cell office:value-type="float" office:value="0.976744186046512">
                <text:p>0.976744186046512</text:p>
              </table:table-cell>
              <table:table-cell office:value-type="float" office:value="0.792635658914729">
                <text:p>0.792635658914729</text:p>
              </table:table-cell>
              <table:table-cell office:value-type="float" office:value="0.560077519379845">
                <text:p>0.560077519379845</text:p>
              </table:table-cell>
              <table:table-cell office:value-type="float" office:value="0.438953488372093">
                <text:p>0.438953488372093</text:p>
              </table:table-cell>
              <table:table-cell office:value-type="float" office:value="0.464389534883721">
                <text:p>0.464389534883721</text:p>
              </table:table-cell>
              <table:table-cell office:value-type="float" office:value="0.447432170542636">
                <text:p>0.447432170542636</text:p>
              </table:table-cell>
              <table:table-cell office:value-type="float" office:value="0.369912790697674">
                <text:p>0.369912790697674</text:p>
              </table:table-cell>
              <table:table-cell office:value-type="float" office:value="0.297238372093023">
                <text:p>0.297238372093023</text:p>
              </table:table-cell>
              <table:table-cell office:value-type="float" office:value="0.189922480620155">
                <text:p>0.189922480620155</text:p>
              </table:table-cell>
              <table:table-cell office:value-type="float" office:value="0.057170542635659">
                <text:p>0.057170542635659</text:p>
              </table:table-cell>
              <table:table-cell office:value-type="float" office:value="-0.154554263565891">
                <text:p>-0.154554263565891</text:p>
              </table:table-cell>
              <table:table-cell office:value-type="float" office:value="-0.358527131782946">
                <text:p>-0.358527131782946</text:p>
              </table:table-cell>
              <table:table-cell office:value-type="float" office:value="1.26065891472868">
                <text:p>1.26065891472868</text:p>
              </table:table-cell>
              <table:table-cell office:value-type="float" office:value="1.58236434108527">
                <text:p>1.58236434108527</text:p>
              </table:table-cell>
              <table:table-cell office:value-type="float" office:value="1.75193798449612">
                <text:p>1.75193798449612</text:p>
              </table:table-cell>
              <table:table-cell office:value-type="float" office:value="1.85368217054264">
                <text:p>1.85368217054264</text:p>
              </table:table-cell>
              <table:table-cell office:value-type="float" office:value="1.84883720930233">
                <text:p>1.84883720930233</text:p>
              </table:table-cell>
              <table:table-cell office:value-type="float" office:value="1.84423449612403">
                <text:p>1.84423449612403</text:p>
              </table:table-cell>
              <table:table-cell office:value-type="float" office:value="1.76162790697674">
                <text:p>1.76162790697674</text:p>
              </table:table-cell>
              <table:table-cell office:value-type="float" office:value="1.59738372093023">
                <text:p>1.59738372093023</text:p>
              </table:table-cell>
              <table:table-cell office:value-type="float" office:value="1.36385658914729">
                <text:p>1.36385658914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8683712121212">
                <text:p>0.688683712121212</text:p>
              </table:table-cell>
              <table:table-cell office:value-type="float" office:value="0.927320075757576">
                <text:p>0.927320075757576</text:p>
              </table:table-cell>
              <table:table-cell office:value-type="float" office:value="1.05989583333333">
                <text:p>1.05989583333333</text:p>
              </table:table-cell>
              <table:table-cell office:value-type="float" office:value="1.0954071969697">
                <text:p>1.0954071969697</text:p>
              </table:table-cell>
              <table:table-cell office:value-type="float" office:value="1.08357007575758">
                <text:p>1.08357007575758</text:p>
              </table:table-cell>
              <table:table-cell office:value-type="float" office:value="1.03385416666667">
                <text:p>1.03385416666667</text:p>
              </table:table-cell>
              <table:table-cell office:value-type="float" office:value="0.952888257575757">
                <text:p>0.952888257575757</text:p>
              </table:table-cell>
              <table:table-cell office:value-type="float" office:value="0.839962121212121">
                <text:p>0.839962121212121</text:p>
              </table:table-cell>
              <table:table-cell office:value-type="float" office:value="0.650331439393939">
                <text:p>0.650331439393939</text:p>
              </table:table-cell>
              <table:table-cell office:value-type="float" office:value="0.445785984848485">
                <text:p>0.445785984848485</text:p>
              </table:table-cell>
              <table:table-cell office:value-type="float" office:value="0.19625946969697">
                <text:p>0.19625946969697</text:p>
              </table:table-cell>
              <table:table-cell office:value-type="float" office:value="0.0991950757575757">
                <text:p>0.0991950757575757</text:p>
              </table:table-cell>
              <table:table-cell office:value-type="float" office:value="0.0471117424242424">
                <text:p>0.0471117424242424</text:p>
              </table:table-cell>
              <table:table-cell office:value-type="float" office:value="-0.00970643939393945">
                <text:p>-0.00970643939393945</text:p>
              </table:table-cell>
              <table:table-cell office:value-type="float" office:value="-0.035748106060606">
                <text:p>-0.035748106060606</text:p>
              </table:table-cell>
              <table:table-cell office:value-type="float" office:value="-0.0646306818181819">
                <text:p>-0.0646306818181819</text:p>
              </table:table-cell>
              <table:table-cell office:value-type="float" office:value="-0.0923295454545454">
                <text:p>-0.0923295454545454</text:p>
              </table:table-cell>
              <table:table-cell office:value-type="float" office:value="-0.111505681818182">
                <text:p>-0.111505681818182</text:p>
              </table:table-cell>
              <table:table-cell office:value-type="float" office:value="-0.110085227272727">
                <text:p>-0.110085227272727</text:p>
              </table:table-cell>
              <table:table-cell office:value-type="float" office:value="0.761600378787879">
                <text:p>0.761600378787879</text:p>
              </table:table-cell>
              <table:table-cell office:value-type="float" office:value="0.986505681818182">
                <text:p>0.986505681818182</text:p>
              </table:table-cell>
              <table:table-cell office:value-type="float" office:value="1.09777462121212">
                <text:p>1.09777462121212</text:p>
              </table:table-cell>
              <table:table-cell office:value-type="float" office:value="1.14038825757576">
                <text:p>1.14038825757576</text:p>
              </table:table-cell>
              <table:table-cell office:value-type="float" office:value="1.11671401515152">
                <text:p>1.11671401515152</text:p>
              </table:table-cell>
              <table:table-cell office:value-type="float" office:value="1.08120265151515">
                <text:p>1.08120265151515</text:p>
              </table:table-cell>
              <table:table-cell office:value-type="float" office:value="0.977035984848485">
                <text:p>0.977035984848485</text:p>
              </table:table-cell>
              <table:table-cell office:value-type="float" office:value="0.792376893939394">
                <text:p>0.792376893939394</text:p>
              </table:table-cell>
              <table:table-cell office:value-type="float" office:value="0.560369318181818">
                <text:p>0.560369318181818</text:p>
              </table:table-cell>
              <table:table-cell office:value-type="float" office:value="0.435132575757576">
                <text:p>0.435132575757576</text:p>
              </table:table-cell>
              <table:table-cell office:value-type="float" office:value="0.470407196969697">
                <text:p>0.470407196969697</text:p>
              </table:table-cell>
              <table:table-cell office:value-type="float" office:value="0.451467803030303">
                <text:p>0.451467803030303</text:p>
              </table:table-cell>
              <table:table-cell office:value-type="float" office:value="0.3828125">
                <text:p>0.3828125</text:p>
              </table:table-cell>
              <table:table-cell office:value-type="float" office:value="0.307054924242424">
                <text:p>0.307054924242424</text:p>
              </table:table-cell>
              <table:table-cell office:value-type="float" office:value="0.197443181818182">
                <text:p>0.197443181818182</text:p>
              </table:table-cell>
              <table:table-cell office:value-type="float" office:value="0.0591856060606061">
                <text:p>0.0591856060606061</text:p>
              </table:table-cell>
              <table:table-cell office:value-type="float" office:value="-0.149621212121212">
                <text:p>-0.149621212121212</text:p>
              </table:table-cell>
              <table:table-cell office:value-type="float" office:value="-0.352746212121212">
                <text:p>-0.352746212121212</text:p>
              </table:table-cell>
              <table:table-cell office:value-type="float" office:value="1.25378787878788">
                <text:p>1.25378787878788</text:p>
              </table:table-cell>
              <table:table-cell office:value-type="float" office:value="1.57599431818182">
                <text:p>1.57599431818182</text:p>
              </table:table-cell>
              <table:table-cell office:value-type="float" office:value="1.74171401515152">
                <text:p>1.74171401515152</text:p>
              </table:table-cell>
              <table:table-cell office:value-type="float" office:value="1.84114583333333">
                <text:p>1.84114583333333</text:p>
              </table:table-cell>
              <table:table-cell office:value-type="float" office:value="1.84351325757576">
                <text:p>1.84351325757576</text:p>
              </table:table-cell>
              <table:table-cell office:value-type="float" office:value="1.83664772727273">
                <text:p>1.83664772727273</text:p>
              </table:table-cell>
              <table:table-cell office:value-type="float" office:value="1.7578125">
                <text:p>1.7578125</text:p>
              </table:table-cell>
              <table:table-cell office:value-type="float" office:value="1.59232954545455">
                <text:p>1.59232954545455</text:p>
              </table:table-cell>
              <table:table-cell office:value-type="float" office:value="1.35890151515152">
                <text:p>1.358901515151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83796296296296">
                <text:p>0.683796296296296</text:p>
              </table:table-cell>
              <table:table-cell office:value-type="float" office:value="0.927546296296296">
                <text:p>0.927546296296296</text:p>
              </table:table-cell>
              <table:table-cell office:value-type="float" office:value="1.05486111111111">
                <text:p>1.05486111111111</text:p>
              </table:table-cell>
              <table:table-cell office:value-type="float" office:value="1.09421296296296">
                <text:p>1.09421296296296</text:p>
              </table:table-cell>
              <table:table-cell office:value-type="float" office:value="1.08263888888889">
                <text:p>1.08263888888889</text:p>
              </table:table-cell>
              <table:table-cell office:value-type="float" office:value="1.03402777777778">
                <text:p>1.03402777777778</text:p>
              </table:table-cell>
              <table:table-cell office:value-type="float" office:value="0.950462962962963">
                <text:p>0.950462962962963</text:p>
              </table:table-cell>
              <table:table-cell office:value-type="float" office:value="0.837962962962963">
                <text:p>0.837962962962963</text:p>
              </table:table-cell>
              <table:table-cell office:value-type="float" office:value="0.64837962962963">
                <text:p>0.64837962962963</text:p>
              </table:table-cell>
              <table:table-cell office:value-type="float" office:value="0.44212962962963">
                <text:p>0.44212962962963</text:p>
              </table:table-cell>
              <table:table-cell office:value-type="float" office:value="0.193055555555556">
                <text:p>0.193055555555556</text:p>
              </table:table-cell>
              <table:table-cell office:value-type="float" office:value="0.102777777777778">
                <text:p>0.102777777777778</text:p>
              </table:table-cell>
              <table:table-cell office:value-type="float" office:value="0.0472222222222223">
                <text:p>0.0472222222222223</text:p>
              </table:table-cell>
              <table:table-cell office:value-type="float" office:value="-0.00833333333333308">
                <text:p>-0.00833333333333308</text:p>
              </table:table-cell>
              <table:table-cell office:value-type="float" office:value="-0.036111111111111">
                <text:p>-0.036111111111111</text:p>
              </table:table-cell>
              <table:table-cell office:value-type="float" office:value="-0.0664351851851852">
                <text:p>-0.0664351851851852</text:p>
              </table:table-cell>
              <table:table-cell office:value-type="float" office:value="-0.0932870370370371">
                <text:p>-0.0932870370370371</text:p>
              </table:table-cell>
              <table:table-cell office:value-type="float" office:value="-0.109259259259259">
                <text:p>-0.109259259259259</text:p>
              </table:table-cell>
              <table:table-cell office:value-type="float" office:value="-0.109490740740741">
                <text:p>-0.109490740740741</text:p>
              </table:table-cell>
              <table:table-cell office:value-type="float" office:value="0.773611111111111">
                <text:p>0.773611111111111</text:p>
              </table:table-cell>
              <table:table-cell office:value-type="float" office:value="0.977314814814815">
                <text:p>0.977314814814815</text:p>
              </table:table-cell>
              <table:table-cell office:value-type="float" office:value="1.09305555555556">
                <text:p>1.09305555555556</text:p>
              </table:table-cell>
              <table:table-cell office:value-type="float" office:value="1.1462962962963">
                <text:p>1.1462962962963</text:p>
              </table:table-cell>
              <table:table-cell office:value-type="float" office:value="1.11388888888889">
                <text:p>1.11388888888889</text:p>
              </table:table-cell>
              <table:table-cell office:value-type="float" office:value="1.07916666666667">
                <text:p>1.07916666666667</text:p>
              </table:table-cell>
              <table:table-cell office:value-type="float" office:value="0.975">
                <text:p>0.975</text:p>
              </table:table-cell>
              <table:table-cell office:value-type="float" office:value="0.789814814814815">
                <text:p>0.789814814814815</text:p>
              </table:table-cell>
              <table:table-cell office:value-type="float" office:value="0.556018518518518">
                <text:p>0.556018518518518</text:p>
              </table:table-cell>
              <table:table-cell office:value-type="float" office:value="0.437037037037037">
                <text:p>0.437037037037037</text:p>
              </table:table-cell>
              <table:table-cell office:value-type="float" office:value="0.473842592592593">
                <text:p>0.473842592592593</text:p>
              </table:table-cell>
              <table:table-cell office:value-type="float" office:value="0.457638888888889">
                <text:p>0.457638888888889</text:p>
              </table:table-cell>
              <table:table-cell office:value-type="float" office:value="0.390509259259259">
                <text:p>0.390509259259259</text:p>
              </table:table-cell>
              <table:table-cell office:value-type="float" office:value="0.31412037037037">
                <text:p>0.31412037037037</text:p>
              </table:table-cell>
              <table:table-cell office:value-type="float" office:value="0.200462962962963">
                <text:p>0.200462962962963</text:p>
              </table:table-cell>
              <table:table-cell office:value-type="float" office:value="0.061111111111111">
                <text:p>0.061111111111111</text:p>
              </table:table-cell>
              <table:table-cell office:value-type="float" office:value="-0.146759259259259">
                <text:p>-0.146759259259259</text:p>
              </table:table-cell>
              <table:table-cell office:value-type="float" office:value="-0.350925925925926">
                <text:p>-0.350925925925926</text:p>
              </table:table-cell>
              <table:table-cell office:value-type="float" office:value="1.26412037037037">
                <text:p>1.26412037037037</text:p>
              </table:table-cell>
              <table:table-cell office:value-type="float" office:value="1.55833333333333">
                <text:p>1.55833333333333</text:p>
              </table:table-cell>
              <table:table-cell office:value-type="float" office:value="1.72962962962963">
                <text:p>1.72962962962963</text:p>
              </table:table-cell>
              <table:table-cell office:value-type="float" office:value="1.83842592592593">
                <text:p>1.83842592592593</text:p>
              </table:table-cell>
              <table:table-cell office:value-type="float" office:value="1.8337962962963">
                <text:p>1.8337962962963</text:p>
              </table:table-cell>
              <table:table-cell office:value-type="float" office:value="1.82916666666667">
                <text:p>1.82916666666667</text:p>
              </table:table-cell>
              <table:table-cell office:value-type="float" office:value="1.75185185185185">
                <text:p>1.75185185185185</text:p>
              </table:table-cell>
              <table:table-cell office:value-type="float" office:value="1.5849537037037">
                <text:p>1.5849537037037</text:p>
              </table:table-cell>
              <table:table-cell office:value-type="float" office:value="1.34907407407407">
                <text:p>1.349074074074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79121376811594">
                <text:p>0.679121376811594</text:p>
              </table:table-cell>
              <table:table-cell office:value-type="float" office:value="0.92776268115942">
                <text:p>0.92776268115942</text:p>
              </table:table-cell>
              <table:table-cell office:value-type="float" office:value="1.0523097826087">
                <text:p>1.0523097826087</text:p>
              </table:table-cell>
              <table:table-cell office:value-type="float" office:value="1.09533514492754">
                <text:p>1.09533514492754</text:p>
              </table:table-cell>
              <table:table-cell office:value-type="float" office:value="1.0817481884058">
                <text:p>1.0817481884058</text:p>
              </table:table-cell>
              <table:table-cell office:value-type="float" office:value="1.03192934782609">
                <text:p>1.03192934782609</text:p>
              </table:table-cell>
              <table:table-cell office:value-type="float" office:value="0.948143115942029">
                <text:p>0.948143115942029</text:p>
              </table:table-cell>
              <table:table-cell office:value-type="float" office:value="0.836050724637681">
                <text:p>0.836050724637681</text:p>
              </table:table-cell>
              <table:table-cell office:value-type="float" office:value="0.644474637681159">
                <text:p>0.644474637681159</text:p>
              </table:table-cell>
              <table:table-cell office:value-type="float" office:value="0.446784420289855">
                <text:p>0.446784420289855</text:p>
              </table:table-cell>
              <table:table-cell office:value-type="float" office:value="0.187726449275363">
                <text:p>0.187726449275363</text:p>
              </table:table-cell>
              <table:table-cell office:value-type="float" office:value="0.106204710144928">
                <text:p>0.106204710144928</text:p>
              </table:table-cell>
              <table:table-cell office:value-type="float" office:value="0.0563858695652173">
                <text:p>0.0563858695652173</text:p>
              </table:table-cell>
              <table:table-cell office:value-type="float" office:value="-0.00475543478260865">
                <text:p>-0.00475543478260865</text:p>
              </table:table-cell>
              <table:table-cell office:value-type="float" office:value="-0.0319293478260869">
                <text:p>-0.0319293478260869</text:p>
              </table:table-cell>
              <table:table-cell office:value-type="float" office:value="-0.0636322463768118">
                <text:p>-0.0636322463768118</text:p>
              </table:table-cell>
              <table:table-cell office:value-type="float" office:value="-0.0919384057971013">
                <text:p>-0.0919384057971013</text:p>
              </table:table-cell>
              <table:table-cell office:value-type="float" office:value="-0.111413043478261">
                <text:p>-0.111413043478261</text:p>
              </table:table-cell>
              <table:table-cell office:value-type="float" office:value="-0.107563405797102">
                <text:p>-0.107563405797102</text:p>
              </table:table-cell>
              <table:table-cell office:value-type="float" office:value="0.77151268115942">
                <text:p>0.77151268115942</text:p>
              </table:table-cell>
              <table:table-cell office:value-type="float" office:value="0.968523550724638">
                <text:p>0.968523550724638</text:p>
              </table:table-cell>
              <table:table-cell office:value-type="float" office:value="1.09759963768116">
                <text:p>1.09759963768116</text:p>
              </table:table-cell>
              <table:table-cell office:value-type="float" office:value="1.14288949275362">
                <text:p>1.14288949275362</text:p>
              </table:table-cell>
              <table:table-cell office:value-type="float" office:value="1.11345108695652">
                <text:p>1.11345108695652</text:p>
              </table:table-cell>
              <table:table-cell office:value-type="float" office:value="1.07495471014493">
                <text:p>1.07495471014493</text:p>
              </table:table-cell>
              <table:table-cell office:value-type="float" office:value="0.973052536231884">
                <text:p>0.973052536231884</text:p>
              </table:table-cell>
              <table:table-cell office:value-type="float" office:value="0.785099637681159">
                <text:p>0.785099637681159</text:p>
              </table:table-cell>
              <table:table-cell office:value-type="float" office:value="0.560914855072464">
                <text:p>0.560914855072464</text:p>
              </table:table-cell>
              <table:table-cell office:value-type="float" office:value="0.436594202898551">
                <text:p>0.436594202898551</text:p>
              </table:table-cell>
              <table:table-cell office:value-type="float" office:value="0.479393115942029">
                <text:p>0.479393115942029</text:p>
              </table:table-cell>
              <table:table-cell office:value-type="float" office:value="0.470335144927536">
                <text:p>0.470335144927536</text:p>
              </table:table-cell>
              <table:table-cell office:value-type="float" office:value="0.395606884057971">
                <text:p>0.395606884057971</text:p>
              </table:table-cell>
              <table:table-cell office:value-type="float" office:value="0.320878623188406">
                <text:p>0.320878623188406</text:p>
              </table:table-cell>
              <table:table-cell office:value-type="float" office:value="0.205389492753623">
                <text:p>0.205389492753623</text:p>
              </table:table-cell>
              <table:table-cell office:value-type="float" office:value="0.0652173913043478">
                <text:p>0.0652173913043478</text:p>
              </table:table-cell>
              <table:table-cell office:value-type="float" office:value="-0.145833333333333">
                <text:p>-0.145833333333333</text:p>
              </table:table-cell>
              <table:table-cell office:value-type="float" office:value="-0.341938405797101">
                <text:p>-0.341938405797101</text:p>
              </table:table-cell>
              <table:table-cell office:value-type="float" office:value="1.26268115942029">
                <text:p>1.26268115942029</text:p>
              </table:table-cell>
              <table:table-cell office:value-type="float" office:value="1.5414402173913">
                <text:p>1.5414402173913</text:p>
              </table:table-cell>
              <table:table-cell office:value-type="float" office:value="1.72259963768116">
                <text:p>1.72259963768116</text:p>
              </table:table-cell>
              <table:table-cell office:value-type="float" office:value="1.82903079710145">
                <text:p>1.82903079710145</text:p>
              </table:table-cell>
              <table:table-cell office:value-type="float" office:value="1.8245018115942">
                <text:p>1.8245018115942</text:p>
              </table:table-cell>
              <table:table-cell office:value-type="float" office:value="1.81770833333333">
                <text:p>1.81770833333333</text:p>
              </table:table-cell>
              <table:table-cell office:value-type="float" office:value="1.74388586956522">
                <text:p>1.74388586956522</text:p>
              </table:table-cell>
              <table:table-cell office:value-type="float" office:value="1.57540760869565">
                <text:p>1.57540760869565</text:p>
              </table:table-cell>
              <table:table-cell office:value-type="float" office:value="1.34963768115942">
                <text:p>1.349637681159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4645390070922">
                <text:p>0.674645390070922</text:p>
              </table:table-cell>
              <table:table-cell office:value-type="float" office:value="0.925753546099291">
                <text:p>0.925753546099291</text:p>
              </table:table-cell>
              <table:table-cell office:value-type="float" office:value="1.05208333333333">
                <text:p>1.05208333333333</text:p>
              </table:table-cell>
              <table:table-cell office:value-type="float" office:value="1.09197695035461">
                <text:p>1.09197695035461</text:p>
              </table:table-cell>
              <table:table-cell office:value-type="float" office:value="1.07867907801418">
                <text:p>1.07867907801418</text:p>
              </table:table-cell>
              <table:table-cell office:value-type="float" office:value="1.02992021276596">
                <text:p>1.02992021276596</text:p>
              </table:table-cell>
              <table:table-cell office:value-type="float" office:value="0.947916666666667">
                <text:p>0.947916666666667</text:p>
              </table:table-cell>
              <table:table-cell office:value-type="float" office:value="0.834219858156028">
                <text:p>0.834219858156028</text:p>
              </table:table-cell>
              <table:table-cell office:value-type="float" office:value="0.642730496453901">
                <text:p>0.642730496453901</text:p>
              </table:table-cell>
              <table:table-cell office:value-type="float" office:value="0.449246453900709">
                <text:p>0.449246453900709</text:p>
              </table:table-cell>
              <table:table-cell office:value-type="float" office:value="0.18927304964539">
                <text:p>0.18927304964539</text:p>
              </table:table-cell>
              <table:table-cell office:value-type="float" office:value="0.105053191489362">
                <text:p>0.105053191489362</text:p>
              </table:table-cell>
              <table:table-cell office:value-type="float" office:value="0.0562943262411349">
                <text:p>0.0562943262411349</text:p>
              </table:table-cell>
              <table:table-cell office:value-type="float" office:value="-0.00354609929078009">
                <text:p>-0.00354609929078009</text:p>
              </table:table-cell>
              <table:table-cell office:value-type="float" office:value="-0.0301418439716312">
                <text:p>-0.0301418439716312</text:p>
              </table:table-cell>
              <table:table-cell office:value-type="float" office:value="-0.0611702127659575">
                <text:p>-0.0611702127659575</text:p>
              </table:table-cell>
              <table:table-cell office:value-type="float" office:value="-0.0906471631205674">
                <text:p>-0.0906471631205674</text:p>
              </table:table-cell>
              <table:table-cell office:value-type="float" office:value="-0.109264184397163">
                <text:p>-0.109264184397163</text:p>
              </table:table-cell>
              <table:table-cell office:value-type="float" office:value="-0.107712765957447">
                <text:p>-0.107712765957447</text:p>
              </table:table-cell>
              <table:table-cell office:value-type="float" office:value="0.771719858156028">
                <text:p>0.771719858156028</text:p>
              </table:table-cell>
              <table:table-cell office:value-type="float" office:value="0.971187943262411">
                <text:p>0.971187943262411</text:p>
              </table:table-cell>
              <table:table-cell office:value-type="float" office:value="1.09751773049645">
                <text:p>1.09751773049645</text:p>
              </table:table-cell>
              <table:table-cell office:value-type="float" office:value="1.13962765957447">
                <text:p>1.13962765957447</text:p>
              </table:table-cell>
              <table:table-cell office:value-type="float" office:value="1.11081560283688">
                <text:p>1.11081560283688</text:p>
              </table:table-cell>
              <table:table-cell office:value-type="float" office:value="1.07313829787234">
                <text:p>1.07313829787234</text:p>
              </table:table-cell>
              <table:table-cell office:value-type="float" office:value="0.971187943262411">
                <text:p>0.971187943262411</text:p>
              </table:table-cell>
              <table:table-cell office:value-type="float" office:value="0.782801418439716">
                <text:p>0.782801418439716</text:p>
              </table:table-cell>
              <table:table-cell office:value-type="float" office:value="0.563386524822695">
                <text:p>0.563386524822695</text:p>
              </table:table-cell>
              <table:table-cell office:value-type="float" office:value="0.440381205673759">
                <text:p>0.440381205673759</text:p>
              </table:table-cell>
              <table:table-cell office:value-type="float" office:value="0.482491134751773">
                <text:p>0.482491134751773</text:p>
              </table:table-cell>
              <table:table-cell office:value-type="float" office:value="0.471409574468085">
                <text:p>0.471409574468085</text:p>
              </table:table-cell>
              <table:table-cell office:value-type="float" office:value="0.398271276595745">
                <text:p>0.398271276595745</text:p>
              </table:table-cell>
              <table:table-cell office:value-type="float" office:value="0.325132978723404">
                <text:p>0.325132978723404</text:p>
              </table:table-cell>
              <table:table-cell office:value-type="float" office:value="0.20988475177305">
                <text:p>0.20988475177305</text:p>
              </table:table-cell>
              <table:table-cell office:value-type="float" office:value="0.0669326241134752">
                <text:p>0.0669326241134752</text:p>
              </table:table-cell>
              <table:table-cell office:value-type="float" office:value="-0.140957446808511">
                <text:p>-0.140957446808511</text:p>
              </table:table-cell>
              <table:table-cell office:value-type="float" office:value="-0.332890070921986">
                <text:p>-0.332890070921986</text:p>
              </table:table-cell>
              <table:table-cell office:value-type="float" office:value="1.25709219858156">
                <text:p>1.25709219858156</text:p>
              </table:table-cell>
              <table:table-cell office:value-type="float" office:value="1.54078014184397">
                <text:p>1.54078014184397</text:p>
              </table:table-cell>
              <table:table-cell office:value-type="float" office:value="1.71808510638298">
                <text:p>1.71808510638298</text:p>
              </table:table-cell>
              <table:table-cell office:value-type="float" office:value="1.82003546099291">
                <text:p>1.82003546099291</text:p>
              </table:table-cell>
              <table:table-cell office:value-type="float" office:value="1.81560283687943">
                <text:p>1.81560283687943</text:p>
              </table:table-cell>
              <table:table-cell office:value-type="float" office:value="1.81117021276596">
                <text:p>1.81117021276596</text:p>
              </table:table-cell>
              <table:table-cell office:value-type="float" office:value="1.73847517730496">
                <text:p>1.73847517730496</text:p>
              </table:table-cell>
              <table:table-cell office:value-type="float" office:value="1.56648936170213">
                <text:p>1.56648936170213</text:p>
              </table:table-cell>
              <table:table-cell office:value-type="float" office:value="1.34552304964539">
                <text:p>1.345523049645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70355902777778">
                <text:p>0.670355902777778</text:p>
              </table:table-cell>
              <table:table-cell office:value-type="float" office:value="0.925998263888889">
                <text:p>0.925998263888889</text:p>
              </table:table-cell>
              <table:table-cell office:value-type="float" office:value="1.04752604166667">
                <text:p>1.04752604166667</text:p>
              </table:table-cell>
              <table:table-cell office:value-type="float" office:value="1.09092881944444">
                <text:p>1.09092881944444</text:p>
              </table:table-cell>
              <table:table-cell office:value-type="float" office:value="1.080078125">
                <text:p>1.080078125</text:p>
              </table:table-cell>
              <table:table-cell office:value-type="float" office:value="1.02799479166667">
                <text:p>1.02799479166667</text:p>
              </table:table-cell>
              <table:table-cell office:value-type="float" office:value="0.949869791666667">
                <text:p>0.949869791666667</text:p>
              </table:table-cell>
              <table:table-cell office:value-type="float" office:value="0.830512152777778">
                <text:p>0.830512152777778</text:p>
              </table:table-cell>
              <table:table-cell office:value-type="float" office:value="0.641059027777778">
                <text:p>0.641059027777778</text:p>
              </table:table-cell>
              <table:table-cell office:value-type="float" office:value="0.449652777777778">
                <text:p>0.449652777777778</text:p>
              </table:table-cell>
              <table:table-cell office:value-type="float" office:value="0.190755208333333">
                <text:p>0.190755208333333</text:p>
              </table:table-cell>
              <table:table-cell office:value-type="float" office:value="0.106119791666667">
                <text:p>0.106119791666667</text:p>
              </table:table-cell>
              <table:table-cell office:value-type="float" office:value="0.0540364583333335">
                <text:p>0.0540364583333335</text:p>
              </table:table-cell>
              <table:table-cell office:value-type="float" office:value="-0.000217013888889062">
                <text:p>-0.000217013888889062</text:p>
              </table:table-cell>
              <table:table-cell office:value-type="float" office:value="-0.0284288194444442">
                <text:p>-0.0284288194444442</text:p>
              </table:table-cell>
              <table:table-cell office:value-type="float" office:value="-0.0588107638888889">
                <text:p>-0.0588107638888889</text:p>
              </table:table-cell>
              <table:table-cell office:value-type="float" office:value="-0.0935329861111112">
                <text:p>-0.0935329861111112</text:p>
              </table:table-cell>
              <table:table-cell office:value-type="float" office:value="-0.109375">
                <text:p>-0.109375</text:p>
              </table:table-cell>
              <table:table-cell office:value-type="float" office:value="-0.107638888888889">
                <text:p>-0.107638888888889</text:p>
              </table:table-cell>
              <table:table-cell office:value-type="float" office:value="0.769748263888889">
                <text:p>0.769748263888889</text:p>
              </table:table-cell>
              <table:table-cell office:value-type="float" office:value="0.971571180555556">
                <text:p>0.971571180555556</text:p>
              </table:table-cell>
              <table:table-cell office:value-type="float" office:value="1.09743923611111">
                <text:p>1.09743923611111</text:p>
              </table:table-cell>
              <table:table-cell office:value-type="float" office:value="1.12782118055556">
                <text:p>1.12782118055556</text:p>
              </table:table-cell>
              <table:table-cell office:value-type="float" office:value="1.10394965277778">
                <text:p>1.10394965277778</text:p>
              </table:table-cell>
              <table:table-cell office:value-type="float" office:value="1.07139756944444">
                <text:p>1.07139756944444</text:p>
              </table:table-cell>
              <table:table-cell office:value-type="float" office:value="0.969401041666667">
                <text:p>0.969401041666667</text:p>
              </table:table-cell>
              <table:table-cell office:value-type="float" office:value="0.780598958333333">
                <text:p>0.780598958333333</text:p>
              </table:table-cell>
              <table:table-cell office:value-type="float" office:value="0.563585069444444">
                <text:p>0.563585069444444</text:p>
              </table:table-cell>
              <table:table-cell office:value-type="float" office:value="0.446397569444444">
                <text:p>0.446397569444444</text:p>
              </table:table-cell>
              <table:table-cell office:value-type="float" office:value="0.483289930555556">
                <text:p>0.483289930555556</text:p>
              </table:table-cell>
              <table:table-cell office:value-type="float" office:value="0.474609375">
                <text:p>0.474609375</text:p>
              </table:table-cell>
              <table:table-cell office:value-type="float" office:value="0.407335069444444">
                <text:p>0.407335069444444</text:p>
              </table:table-cell>
              <table:table-cell office:value-type="float" office:value="0.329210069444444">
                <text:p>0.329210069444444</text:p>
              </table:table-cell>
              <table:table-cell office:value-type="float" office:value="0.218532986111111">
                <text:p>0.218532986111111</text:p>
              </table:table-cell>
              <table:table-cell office:value-type="float" office:value="0.0668402777777778">
                <text:p>0.0668402777777778</text:p>
              </table:table-cell>
              <table:table-cell office:value-type="float" office:value="-0.138454861111111">
                <text:p>-0.138454861111111</text:p>
              </table:table-cell>
              <table:table-cell office:value-type="float" office:value="-0.328125">
                <text:p>-0.328125</text:p>
              </table:table-cell>
              <table:table-cell office:value-type="float" office:value="1.24934895833333">
                <text:p>1.24934895833333</text:p>
              </table:table-cell>
              <table:table-cell office:value-type="float" office:value="1.53580729166667">
                <text:p>1.53580729166667</text:p>
              </table:table-cell>
              <table:table-cell office:value-type="float" office:value="1.71375868055556">
                <text:p>1.71375868055556</text:p>
              </table:table-cell>
              <table:table-cell office:value-type="float" office:value="1.80056423611111">
                <text:p>1.80056423611111</text:p>
              </table:table-cell>
              <table:table-cell office:value-type="float" office:value="1.802734375">
                <text:p>1.802734375</text:p>
              </table:table-cell>
              <table:table-cell office:value-type="float" office:value="1.802734375">
                <text:p>1.802734375</text:p>
              </table:table-cell>
              <table:table-cell office:value-type="float" office:value="1.73307291666667">
                <text:p>1.73307291666667</text:p>
              </table:table-cell>
              <table:table-cell office:value-type="float" office:value="1.56011284722222">
                <text:p>1.56011284722222</text:p>
              </table:table-cell>
              <table:table-cell office:value-type="float" office:value="1.34136284722222">
                <text:p>1.341362847222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66241496598639">
                <text:p>0.666241496598639</text:p>
              </table:table-cell>
              <table:table-cell office:value-type="float" office:value="0.924107142857143">
                <text:p>0.924107142857143</text:p>
              </table:table-cell>
              <table:table-cell office:value-type="float" office:value="1.04953231292517">
                <text:p>1.04953231292517</text:p>
              </table:table-cell>
              <table:table-cell office:value-type="float" office:value="1.09204931972789">
                <text:p>1.09204931972789</text:p>
              </table:table-cell>
              <table:table-cell office:value-type="float" office:value="1.07929421768707">
                <text:p>1.07929421768707</text:p>
              </table:table-cell>
              <table:table-cell office:value-type="float" office:value="1.02614795918367">
                <text:p>1.02614795918367</text:p>
              </table:table-cell>
              <table:table-cell office:value-type="float" office:value="0.945365646258503">
                <text:p>0.945365646258503</text:p>
              </table:table-cell>
              <table:table-cell office:value-type="float" office:value="0.828869047619048">
                <text:p>0.828869047619048</text:p>
              </table:table-cell>
              <table:table-cell office:value-type="float" office:value="0.639455782312925">
                <text:p>0.639455782312925</text:p>
              </table:table-cell>
              <table:table-cell office:value-type="float" office:value="0.444302721088435">
                <text:p>0.444302721088435</text:p>
              </table:table-cell>
              <table:table-cell office:value-type="float" office:value="0.190051020408163">
                <text:p>0.190051020408163</text:p>
              </table:table-cell>
              <table:table-cell office:value-type="float" office:value="0.105017006802721">
                <text:p>0.105017006802721</text:p>
              </table:table-cell>
              <table:table-cell office:value-type="float" office:value="0.0561224489795917">
                <text:p>0.0561224489795917</text:p>
              </table:table-cell>
              <table:table-cell office:value-type="float" office:value="0.00510204081632648">
                <text:p>0.00510204081632648</text:p>
              </table:table-cell>
              <table:table-cell office:value-type="float" office:value="-0.0267857142857142">
                <text:p>-0.0267857142857142</text:p>
              </table:table-cell>
              <table:table-cell office:value-type="float" office:value="-0.0586734693877551">
                <text:p>-0.0586734693877551</text:p>
              </table:table-cell>
              <table:table-cell office:value-type="float" office:value="-0.0901360544217686">
                <text:p>-0.0901360544217686</text:p>
              </table:table-cell>
              <table:table-cell office:value-type="float" office:value="-0.109481292517007">
                <text:p>-0.109481292517007</text:p>
              </table:table-cell>
              <table:table-cell office:value-type="float" office:value="-0.106930272108844">
                <text:p>-0.106930272108844</text:p>
              </table:table-cell>
              <table:table-cell office:value-type="float" office:value="0.765731292517007">
                <text:p>0.765731292517007</text:p>
              </table:table-cell>
              <table:table-cell office:value-type="float" office:value="0.976190476190476">
                <text:p>0.976190476190476</text:p>
              </table:table-cell>
              <table:table-cell office:value-type="float" office:value="1.1016156462585">
                <text:p>1.1016156462585</text:p>
              </table:table-cell>
              <table:table-cell office:value-type="float" office:value="1.11649659863946">
                <text:p>1.11649659863946</text:p>
              </table:table-cell>
              <table:table-cell office:value-type="float" office:value="1.10374149659864">
                <text:p>1.10374149659864</text:p>
              </table:table-cell>
              <table:table-cell office:value-type="float" office:value="1.06760204081633">
                <text:p>1.06760204081633</text:p>
              </table:table-cell>
              <table:table-cell office:value-type="float" office:value="0.969812925170068">
                <text:p>0.969812925170068</text:p>
              </table:table-cell>
              <table:table-cell office:value-type="float" office:value="0.778486394557823">
                <text:p>0.778486394557823</text:p>
              </table:table-cell>
              <table:table-cell office:value-type="float" office:value="0.557397959183674">
                <text:p>0.557397959183674</text:p>
              </table:table-cell>
              <table:table-cell office:value-type="float" office:value="0.447916666666667">
                <text:p>0.447916666666667</text:p>
              </table:table-cell>
              <table:table-cell office:value-type="float" office:value="0.488307823129252">
                <text:p>0.488307823129252</text:p>
              </table:table-cell>
              <table:table-cell office:value-type="float" office:value="0.479804421768707">
                <text:p>0.479804421768707</text:p>
              </table:table-cell>
              <table:table-cell office:value-type="float" office:value="0.416028911564626">
                <text:p>0.416028911564626</text:p>
              </table:table-cell>
              <table:table-cell office:value-type="float" office:value="0.33312074829932">
                <text:p>0.33312074829932</text:p>
              </table:table-cell>
              <table:table-cell office:value-type="float" office:value="0.220450680272109">
                <text:p>0.220450680272109</text:p>
              </table:table-cell>
              <table:table-cell office:value-type="float" office:value="0.0727040816326531">
                <text:p>0.0727040816326531</text:p>
              </table:table-cell>
              <table:table-cell office:value-type="float" office:value="-0.136054421768707">
                <text:p>-0.136054421768707</text:p>
              </table:table-cell>
              <table:table-cell office:value-type="float" office:value="-0.328656462585034">
                <text:p>-0.328656462585034</text:p>
              </table:table-cell>
              <table:table-cell office:value-type="float" office:value="1.24192176870748">
                <text:p>1.24192176870748</text:p>
              </table:table-cell>
              <table:table-cell office:value-type="float" office:value="1.53741496598639">
                <text:p>1.53741496598639</text:p>
              </table:table-cell>
              <table:table-cell office:value-type="float" office:value="1.71386054421769">
                <text:p>1.71386054421769</text:p>
              </table:table-cell>
              <table:table-cell office:value-type="float" office:value="1.7797619047619">
                <text:p>1.7797619047619</text:p>
              </table:table-cell>
              <table:table-cell office:value-type="float" office:value="1.79676870748299">
                <text:p>1.79676870748299</text:p>
              </table:table-cell>
              <table:table-cell office:value-type="float" office:value="1.79251700680272">
                <text:p>1.79251700680272</text:p>
              </table:table-cell>
              <table:table-cell office:value-type="float" office:value="1.72597789115646">
                <text:p>1.72597789115646</text:p>
              </table:table-cell>
              <table:table-cell office:value-type="float" office:value="1.55399659863946">
                <text:p>1.55399659863946</text:p>
              </table:table-cell>
              <table:table-cell office:value-type="float" office:value="1.33035714285714">
                <text:p>1.330357142857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62291666666667">
                <text:p>0.662291666666667</text:p>
              </table:table-cell>
              <table:table-cell office:value-type="float" office:value="0.922291666666667">
                <text:p>0.922291666666667</text:p>
              </table:table-cell>
              <table:table-cell office:value-type="float" office:value="1.04729166666667">
                <text:p>1.04729166666667</text:p>
              </table:table-cell>
              <table:table-cell office:value-type="float" office:value="1.09104166666667">
                <text:p>1.09104166666667</text:p>
              </table:table-cell>
              <table:table-cell office:value-type="float" office:value="1.07854166666667">
                <text:p>1.07854166666667</text:p>
              </table:table-cell>
              <table:table-cell office:value-type="float" office:value="1.02645833333333">
                <text:p>1.02645833333333</text:p>
              </table:table-cell>
              <table:table-cell office:value-type="float" office:value="0.941041666666667">
                <text:p>0.941041666666667</text:p>
              </table:table-cell>
              <table:table-cell office:value-type="float" office:value="0.831041666666667">
                <text:p>0.831041666666667</text:p>
              </table:table-cell>
              <table:table-cell office:value-type="float" office:value="0.636041666666667">
                <text:p>0.636041666666667</text:p>
              </table:table-cell>
              <table:table-cell office:value-type="float" office:value="0.448541666666667">
                <text:p>0.448541666666667</text:p>
              </table:table-cell>
              <table:table-cell office:value-type="float" office:value="0.189375">
                <text:p>0.189375</text:p>
              </table:table-cell>
              <table:table-cell office:value-type="float" office:value="0.103958333333333">
                <text:p>0.103958333333333</text:p>
              </table:table-cell>
              <table:table-cell office:value-type="float" office:value="0.058125">
                <text:p>0.058125</text:p>
              </table:table-cell>
              <table:table-cell office:value-type="float" office:value="0.00812499999999994">
                <text:p>0.00812499999999994</text:p>
              </table:table-cell>
              <table:table-cell office:value-type="float" office:value="-0.0252083333333335">
                <text:p>-0.0252083333333335</text:p>
              </table:table-cell>
              <table:table-cell office:value-type="float" office:value="-0.0585416666666667">
                <text:p>-0.0585416666666667</text:p>
              </table:table-cell>
              <table:table-cell office:value-type="float" office:value="-0.0852083333333336">
                <text:p>-0.0852083333333336</text:p>
              </table:table-cell>
              <table:table-cell office:value-type="float" office:value="-0.107291666666667">
                <text:p>-0.107291666666667</text:p>
              </table:table-cell>
              <table:table-cell office:value-type="float" office:value="-0.105208333333333">
                <text:p>-0.105208333333333</text:p>
              </table:table-cell>
              <table:table-cell office:value-type="float" office:value="0.763958333333333">
                <text:p>0.763958333333333</text:p>
              </table:table-cell>
              <table:table-cell office:value-type="float" office:value="0.972291666666667">
                <text:p>0.972291666666667</text:p>
              </table:table-cell>
              <table:table-cell office:value-type="float" office:value="1.10145833333333">
                <text:p>1.10145833333333</text:p>
              </table:table-cell>
              <table:table-cell office:value-type="float" office:value="1.11395833333333">
                <text:p>1.11395833333333</text:p>
              </table:table-cell>
              <table:table-cell office:value-type="float" office:value="1.10145833333333">
                <text:p>1.10145833333333</text:p>
              </table:table-cell>
              <table:table-cell office:value-type="float" office:value="1.06395833333333">
                <text:p>1.06395833333333</text:p>
              </table:table-cell>
              <table:table-cell office:value-type="float" office:value="0.968125">
                <text:p>0.968125</text:p>
              </table:table-cell>
              <table:table-cell office:value-type="float" office:value="0.774375">
                <text:p>0.774375</text:p>
              </table:table-cell>
              <table:table-cell office:value-type="float" office:value="0.563958333333333">
                <text:p>0.563958333333333</text:p>
              </table:table-cell>
              <table:table-cell office:value-type="float" office:value="0.449375">
                <text:p>0.449375</text:p>
              </table:table-cell>
              <table:table-cell office:value-type="float" office:value="0.488958333333333">
                <text:p>0.488958333333333</text:p>
              </table:table-cell>
              <table:table-cell office:value-type="float" office:value="0.484791666666667">
                <text:p>0.484791666666667</text:p>
              </table:table-cell>
              <table:table-cell office:value-type="float" office:value="0.422291666666667">
                <text:p>0.422291666666667</text:p>
              </table:table-cell>
              <table:table-cell office:value-type="float" office:value="0.338958333333333">
                <text:p>0.338958333333333</text:p>
              </table:table-cell>
              <table:table-cell office:value-type="float" office:value="0.220208333333333">
                <text:p>0.220208333333333</text:p>
              </table:table-cell>
              <table:table-cell office:value-type="float" office:value="0.0795833333333333">
                <text:p>0.0795833333333333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-0.320833333333333">
                <text:p>-0.320833333333333</text:p>
              </table:table-cell>
              <table:table-cell office:value-type="float" office:value="1.236875">
                <text:p>1.236875</text:p>
              </table:table-cell>
              <table:table-cell office:value-type="float" office:value="1.530625">
                <text:p>1.530625</text:p>
              </table:table-cell>
              <table:table-cell office:value-type="float" office:value="1.70770833333333">
                <text:p>1.70770833333333</text:p>
              </table:table-cell>
              <table:table-cell office:value-type="float" office:value="1.77020833333333">
                <text:p>1.77020833333333</text:p>
              </table:table-cell>
              <table:table-cell office:value-type="float" office:value="1.78895833333333">
                <text:p>1.78895833333333</text:p>
              </table:table-cell>
              <table:table-cell office:value-type="float" office:value="1.78479166666667">
                <text:p>1.78479166666667</text:p>
              </table:table-cell>
              <table:table-cell office:value-type="float" office:value="1.71958333333333">
                <text:p>1.71958333333333</text:p>
              </table:table-cell>
              <table:table-cell office:value-type="float" office:value="1.54375">
                <text:p>1.54375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58496732026144">
                <text:p>0.658496732026144</text:p>
              </table:table-cell>
              <table:table-cell office:value-type="float" office:value="0.922589869281046">
                <text:p>0.922589869281046</text:p>
              </table:table-cell>
              <table:table-cell office:value-type="float" office:value="1.04718137254902">
                <text:p>1.04718137254902</text:p>
              </table:table-cell>
              <table:table-cell office:value-type="float" office:value="1.09007352941176">
                <text:p>1.09007352941176</text:p>
              </table:table-cell>
              <table:table-cell office:value-type="float" office:value="1.07781862745098">
                <text:p>1.07781862745098</text:p>
              </table:table-cell>
              <table:table-cell office:value-type="float" office:value="1.02675653594771">
                <text:p>1.02675653594771</text:p>
              </table:table-cell>
              <table:table-cell office:value-type="float" office:value="0.940972222222222">
                <text:p>0.940972222222222</text:p>
              </table:table-cell>
              <table:table-cell office:value-type="float" office:value="0.829452614379085">
                <text:p>0.829452614379085</text:p>
              </table:table-cell>
              <table:table-cell office:value-type="float" office:value="0.632761437908497">
                <text:p>0.632761437908497</text:p>
              </table:table-cell>
              <table:table-cell office:value-type="float" office:value="0.447099673202614">
                <text:p>0.447099673202614</text:p>
              </table:table-cell>
              <table:table-cell office:value-type="float" office:value="0.188725490196078">
                <text:p>0.188725490196078</text:p>
              </table:table-cell>
              <table:table-cell office:value-type="float" office:value="0.104983660130719">
                <text:p>0.104983660130719</text:p>
              </table:table-cell>
              <table:table-cell office:value-type="float" office:value="0.0559640522875817">
                <text:p>0.0559640522875817</text:p>
              </table:table-cell>
              <table:table-cell office:value-type="float" office:value="0.00694444444444464">
                <text:p>0.00694444444444464</text:p>
              </table:table-cell>
              <table:table-cell office:value-type="float" office:value="-0.0216503267973855">
                <text:p>-0.0216503267973855</text:p>
              </table:table-cell>
              <table:table-cell office:value-type="float" office:value="-0.0563725490196079">
                <text:p>-0.0563725490196079</text:p>
              </table:table-cell>
              <table:table-cell office:value-type="float" office:value="-0.0841503267973855">
                <text:p>-0.0841503267973855</text:p>
              </table:table-cell>
              <table:table-cell office:value-type="float" office:value="-0.107230392156863">
                <text:p>-0.107230392156863</text:p>
              </table:table-cell>
              <table:table-cell office:value-type="float" office:value="-0.104983660130719">
                <text:p>-0.104983660130719</text:p>
              </table:table-cell>
              <table:table-cell office:value-type="float" office:value="0.762254901960784">
                <text:p>0.762254901960784</text:p>
              </table:table-cell>
              <table:table-cell office:value-type="float" office:value="0.968545751633987">
                <text:p>0.968545751633987</text:p>
              </table:table-cell>
              <table:table-cell office:value-type="float" office:value="1.09109477124183">
                <text:p>1.09109477124183</text:p>
              </table:table-cell>
              <table:table-cell office:value-type="float" office:value="1.11764705882353">
                <text:p>1.11764705882353</text:p>
              </table:table-cell>
              <table:table-cell office:value-type="float" office:value="1.09926470588235">
                <text:p>1.09926470588235</text:p>
              </table:table-cell>
              <table:table-cell office:value-type="float" office:value="1.06045751633987">
                <text:p>1.06045751633987</text:p>
              </table:table-cell>
              <table:table-cell office:value-type="float" office:value="0.964460784313726">
                <text:p>0.964460784313726</text:p>
              </table:table-cell>
              <table:table-cell office:value-type="float" office:value="0.770424836601307">
                <text:p>0.770424836601307</text:p>
              </table:table-cell>
              <table:table-cell office:value-type="float" office:value="0.562091503267974">
                <text:p>0.562091503267974</text:p>
              </table:table-cell>
              <table:table-cell office:value-type="float" office:value="0.452818627450981">
                <text:p>0.452818627450981</text:p>
              </table:table-cell>
              <table:table-cell office:value-type="float" office:value="0.493668300653595">
                <text:p>0.493668300653595</text:p>
              </table:table-cell>
              <table:table-cell office:value-type="float" office:value="0.487540849673203">
                <text:p>0.487540849673203</text:p>
              </table:table-cell>
              <table:table-cell office:value-type="float" office:value="0.426266339869281">
                <text:p>0.426266339869281</text:p>
              </table:table-cell>
              <table:table-cell office:value-type="float" office:value="0.346609477124183">
                <text:p>0.346609477124183</text:p>
              </table:table-cell>
              <table:table-cell office:value-type="float" office:value="0.226102941176471">
                <text:p>0.226102941176471</text:p>
              </table:table-cell>
              <table:table-cell office:value-type="float" office:value="0.0808823529411765">
                <text:p>0.0808823529411765</text:p>
              </table:table-cell>
              <table:table-cell office:value-type="float" office:value="-0.130718954248366">
                <text:p>-0.130718954248366</text:p>
              </table:table-cell>
              <table:table-cell office:value-type="float" office:value="-0.316176470588235">
                <text:p>-0.316176470588235</text:p>
              </table:table-cell>
              <table:table-cell office:value-type="float" office:value="1.23202614379085">
                <text:p>1.23202614379085</text:p>
              </table:table-cell>
              <table:table-cell office:value-type="float" office:value="1.52205882352941">
                <text:p>1.52205882352941</text:p>
              </table:table-cell>
              <table:table-cell office:value-type="float" office:value="1.69362745098039">
                <text:p>1.69362745098039</text:p>
              </table:table-cell>
              <table:table-cell office:value-type="float" office:value="1.76919934640523">
                <text:p>1.76919934640523</text:p>
              </table:table-cell>
              <table:table-cell office:value-type="float" office:value="1.77941176470588">
                <text:p>1.77941176470588</text:p>
              </table:table-cell>
              <table:table-cell office:value-type="float" office:value="1.77532679738562">
                <text:p>1.77532679738562</text:p>
              </table:table-cell>
              <table:table-cell office:value-type="float" office:value="1.71303104575163">
                <text:p>1.71303104575163</text:p>
              </table:table-cell>
              <table:table-cell office:value-type="float" office:value="1.53390522875817">
                <text:p>1.53390522875817</text:p>
              </table:table-cell>
              <table:table-cell office:value-type="float" office:value="1.32536764705882">
                <text:p>1.325367647058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53044871794872">
                <text:p>0.653044871794872</text:p>
              </table:table-cell>
              <table:table-cell office:value-type="float" office:value="0.920873397435897">
                <text:p>0.920873397435897</text:p>
              </table:table-cell>
              <table:table-cell office:value-type="float" office:value="1.04507211538462">
                <text:p>1.04507211538462</text:p>
              </table:table-cell>
              <table:table-cell office:value-type="float" office:value="1.08914262820513">
                <text:p>1.08914262820513</text:p>
              </table:table-cell>
              <table:table-cell office:value-type="float" office:value="1.0771233974359">
                <text:p>1.0771233974359</text:p>
              </table:table-cell>
              <table:table-cell office:value-type="float" office:value="1.02504006410256">
                <text:p>1.02504006410256</text:p>
              </table:table-cell>
              <table:table-cell office:value-type="float" office:value="0.938902243589744">
                <text:p>0.938902243589744</text:p>
              </table:table-cell>
              <table:table-cell office:value-type="float" office:value="0.830729166666667">
                <text:p>0.830729166666667</text:p>
              </table:table-cell>
              <table:table-cell office:value-type="float" office:value="0.629607371794872">
                <text:p>0.629607371794872</text:p>
              </table:table-cell>
              <table:table-cell office:value-type="float" office:value="0.447516025641026">
                <text:p>0.447516025641026</text:p>
              </table:table-cell>
              <table:table-cell office:value-type="float" office:value="0.186298076923077">
                <text:p>0.186298076923077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0540865384615386">
                <text:p>0.0540865384615386</text:p>
              </table:table-cell>
              <table:table-cell office:value-type="float" office:value="0.0100160256410256">
                <text:p>0.0100160256410256</text:p>
              </table:table-cell>
              <table:table-cell office:value-type="float" office:value="-0.0220352564102564">
                <text:p>-0.0220352564102564</text:p>
              </table:table-cell>
              <table:table-cell office:value-type="float" office:value="-0.0560897435897436">
                <text:p>-0.0560897435897436</text:p>
              </table:table-cell>
              <table:table-cell office:value-type="float" office:value="-0.0861378205128207">
                <text:p>-0.0861378205128207</text:p>
              </table:table-cell>
              <table:table-cell office:value-type="float" office:value="-0.106971153846154">
                <text:p>-0.106971153846154</text:p>
              </table:table-cell>
              <table:table-cell office:value-type="float" office:value="-0.106770833333333">
                <text:p>-0.106770833333333</text:p>
              </table:table-cell>
              <table:table-cell office:value-type="float" office:value="0.756410256410256">
                <text:p>0.756410256410256</text:p>
              </table:table-cell>
              <table:table-cell office:value-type="float" office:value="0.96474358974359">
                <text:p>0.96474358974359</text:p>
              </table:table-cell>
              <table:table-cell office:value-type="float" office:value="1.09094551282051">
                <text:p>1.09094551282051</text:p>
              </table:table-cell>
              <table:table-cell office:value-type="float" office:value="1.1229967948718">
                <text:p>1.1229967948718</text:p>
              </table:table-cell>
              <table:table-cell office:value-type="float" office:value="1.09895833333333">
                <text:p>1.09895833333333</text:p>
              </table:table-cell>
              <table:table-cell office:value-type="float" office:value="1.05689102564103">
                <text:p>1.05689102564103</text:p>
              </table:table-cell>
              <table:table-cell office:value-type="float" office:value="0.966746794871795">
                <text:p>0.966746794871795</text:p>
              </table:table-cell>
              <table:table-cell office:value-type="float" office:value="0.768429487179487">
                <text:p>0.768429487179487</text:p>
              </table:table-cell>
              <table:table-cell office:value-type="float" office:value="0.562099358974359">
                <text:p>0.562099358974359</text:p>
              </table:table-cell>
              <table:table-cell office:value-type="float" office:value="0.454126602564103">
                <text:p>0.454126602564103</text:p>
              </table:table-cell>
              <table:table-cell office:value-type="float" office:value="0.49619391025641">
                <text:p>0.49619391025641</text:p>
              </table:table-cell>
              <table:table-cell office:value-type="float" office:value="0.490184294871795">
                <text:p>0.490184294871795</text:p>
              </table:table-cell>
              <table:table-cell office:value-type="float" office:value="0.432091346153846">
                <text:p>0.432091346153846</text:p>
              </table:table-cell>
              <table:table-cell office:value-type="float" office:value="0.349959935897436">
                <text:p>0.349959935897436</text:p>
              </table:table-cell>
              <table:table-cell office:value-type="float" office:value="0.229767628205128">
                <text:p>0.229767628205128</text:p>
              </table:table-cell>
              <table:table-cell office:value-type="float" office:value="0.0935496794871794">
                <text:p>0.0935496794871794</text:p>
              </table:table-cell>
              <table:table-cell office:value-type="float" office:value="-0.128205128205128">
                <text:p>-0.128205128205128</text:p>
              </table:table-cell>
              <table:table-cell office:value-type="float" office:value="-0.312099358974359">
                <text:p>-0.312099358974359</text:p>
              </table:table-cell>
              <table:table-cell office:value-type="float" office:value="1.22315705128205">
                <text:p>1.22315705128205</text:p>
              </table:table-cell>
              <table:table-cell office:value-type="float" office:value="1.5136217948718">
                <text:p>1.5136217948718</text:p>
              </table:table-cell>
              <table:table-cell office:value-type="float" office:value="1.68990384615385">
                <text:p>1.68990384615385</text:p>
              </table:table-cell>
              <table:table-cell office:value-type="float" office:value="1.76802884615385">
                <text:p>1.76802884615385</text:p>
              </table:table-cell>
              <table:table-cell office:value-type="float" office:value="1.77403846153846">
                <text:p>1.77403846153846</text:p>
              </table:table-cell>
              <table:table-cell office:value-type="float" office:value="1.76602564102564">
                <text:p>1.76602564102564</text:p>
              </table:table-cell>
              <table:table-cell office:value-type="float" office:value="1.70392628205128">
                <text:p>1.70392628205128</text:p>
              </table:table-cell>
              <table:table-cell office:value-type="float" office:value="1.52624198717949">
                <text:p>1.52624198717949</text:p>
              </table:table-cell>
              <table:table-cell office:value-type="float" office:value="1.32171474358974">
                <text:p>1.321714743589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49567610062893">
                <text:p>0.649567610062893</text:p>
              </table:table-cell>
              <table:table-cell office:value-type="float" office:value="0.921187106918239">
                <text:p>0.921187106918239</text:p>
              </table:table-cell>
              <table:table-cell office:value-type="float" office:value="1.04304245283019">
                <text:p>1.04304245283019</text:p>
              </table:table-cell>
              <table:table-cell office:value-type="float" office:value="1.08824685534591">
                <text:p>1.08824685534591</text:p>
              </table:table-cell>
              <table:table-cell office:value-type="float" office:value="1.07645440251572">
                <text:p>1.07645440251572</text:p>
              </table:table-cell>
              <table:table-cell office:value-type="float" office:value="1.02535377358491">
                <text:p>1.02535377358491</text:p>
              </table:table-cell>
              <table:table-cell office:value-type="float" office:value="0.938875786163522">
                <text:p>0.938875786163522</text:p>
              </table:table-cell>
              <table:table-cell office:value-type="float" office:value="0.828812893081761">
                <text:p>0.828812893081761</text:p>
              </table:table-cell>
              <table:table-cell office:value-type="float" office:value="0.630110062893082">
                <text:p>0.630110062893082</text:p>
              </table:table-cell>
              <table:table-cell office:value-type="float" office:value="0.446147798742138">
                <text:p>0.446147798742138</text:p>
              </table:table-cell>
              <table:table-cell office:value-type="float" office:value="0.185731132075472">
                <text:p>0.185731132075472</text:p>
              </table:table-cell>
              <table:table-cell office:value-type="float" office:value="0.105149371069182">
                <text:p>0.105149371069182</text:p>
              </table:table-cell>
              <table:table-cell office:value-type="float" office:value="0.0579795597484276">
                <text:p>0.0579795597484276</text:p>
              </table:table-cell>
              <table:table-cell office:value-type="float" office:value="0.0127751572327044">
                <text:p>0.0127751572327044</text:p>
              </table:table-cell>
              <table:table-cell office:value-type="float" office:value="-0.0206367924528301">
                <text:p>-0.0206367924528301</text:p>
              </table:table-cell>
              <table:table-cell office:value-type="float" office:value="-0.0540487421383649">
                <text:p>-0.0540487421383649</text:p>
              </table:table-cell>
              <table:table-cell office:value-type="float" office:value="-0.0795990566037736">
                <text:p>-0.0795990566037736</text:p>
              </table:table-cell>
              <table:table-cell office:value-type="float" office:value="-0.107311320754717">
                <text:p>-0.107311320754717</text:p>
              </table:table-cell>
              <table:table-cell office:value-type="float" office:value="-0.102594339622642">
                <text:p>-0.102594339622642</text:p>
              </table:table-cell>
              <table:table-cell office:value-type="float" office:value="0.764740566037736">
                <text:p>0.764740566037736</text:p>
              </table:table-cell>
              <table:table-cell office:value-type="float" office:value="0.963246855345912">
                <text:p>0.963246855345912</text:p>
              </table:table-cell>
              <table:table-cell office:value-type="float" office:value="1.08313679245283">
                <text:p>1.08313679245283</text:p>
              </table:table-cell>
              <table:table-cell office:value-type="float" office:value="1.12047955974843">
                <text:p>1.12047955974843</text:p>
              </table:table-cell>
              <table:table-cell office:value-type="float" office:value="1.10279088050314">
                <text:p>1.10279088050314</text:p>
              </table:table-cell>
              <table:table-cell office:value-type="float" office:value="1.05562106918239">
                <text:p>1.05562106918239</text:p>
              </table:table-cell>
              <table:table-cell office:value-type="float" office:value="0.963246855345912">
                <text:p>0.963246855345912</text:p>
              </table:table-cell>
              <table:table-cell office:value-type="float" office:value="0.766705974842767">
                <text:p>0.766705974842767</text:p>
              </table:table-cell>
              <table:table-cell office:value-type="float" office:value="0.558372641509434">
                <text:p>0.558372641509434</text:p>
              </table:table-cell>
              <table:table-cell office:value-type="float" office:value="0.457350628930818">
                <text:p>0.457350628930818</text:p>
              </table:table-cell>
              <table:table-cell office:value-type="float" office:value="0.498624213836478">
                <text:p>0.498624213836478</text:p>
              </table:table-cell>
              <table:table-cell office:value-type="float" office:value="0.494693396226415">
                <text:p>0.494693396226415</text:p>
              </table:table-cell>
              <table:table-cell office:value-type="float" office:value="0.437696540880503">
                <text:p>0.437696540880503</text:p>
              </table:table-cell>
              <table:table-cell office:value-type="float" office:value="0.353183962264151">
                <text:p>0.353183962264151</text:p>
              </table:table-cell>
              <table:table-cell office:value-type="float" office:value="0.235259433962264">
                <text:p>0.235259433962264</text:p>
              </table:table-cell>
              <table:table-cell office:value-type="float" office:value="0.0996462264150944">
                <text:p>0.0996462264150944</text:p>
              </table:table-cell>
              <table:table-cell office:value-type="float" office:value="-0.122641509433962">
                <text:p>-0.122641509433962</text:p>
              </table:table-cell>
              <table:table-cell office:value-type="float" office:value="-0.307783018867924">
                <text:p>-0.307783018867924</text:p>
              </table:table-cell>
              <table:table-cell office:value-type="float" office:value="1.22857704402516">
                <text:p>1.22857704402516</text:p>
              </table:table-cell>
              <table:table-cell office:value-type="float" office:value="1.50766509433962">
                <text:p>1.50766509433962</text:p>
              </table:table-cell>
              <table:table-cell office:value-type="float" office:value="1.67669025157233">
                <text:p>1.67669025157233</text:p>
              </table:table-cell>
              <table:table-cell office:value-type="float" office:value="1.75923742138365">
                <text:p>1.75923742138365</text:p>
              </table:table-cell>
              <table:table-cell office:value-type="float" office:value="1.7749606918239">
                <text:p>1.7749606918239</text:p>
              </table:table-cell>
              <table:table-cell office:value-type="float" office:value="1.75923742138365">
                <text:p>1.75923742138365</text:p>
              </table:table-cell>
              <table:table-cell office:value-type="float" office:value="1.69241352201258">
                <text:p>1.69241352201258</text:p>
              </table:table-cell>
              <table:table-cell office:value-type="float" office:value="1.51945754716981">
                <text:p>1.51945754716981</text:p>
              </table:table-cell>
              <table:table-cell office:value-type="float" office:value="1.3123034591195">
                <text:p>1.312303459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44483024691358">
                <text:p>0.644483024691358</text:p>
              </table:table-cell>
              <table:table-cell office:value-type="float" office:value="0.917631172839506">
                <text:p>0.917631172839506</text:p>
              </table:table-cell>
              <table:table-cell office:value-type="float" office:value="1.04301697530864">
                <text:p>1.04301697530864</text:p>
              </table:table-cell>
              <table:table-cell office:value-type="float" office:value="1.08545524691358">
                <text:p>1.08545524691358</text:p>
              </table:table-cell>
              <table:table-cell office:value-type="float" office:value="1.07581018518519">
                <text:p>1.07581018518519</text:p>
              </table:table-cell>
              <table:table-cell office:value-type="float" office:value="1.02372685185185">
                <text:p>1.02372685185185</text:p>
              </table:table-cell>
              <table:table-cell office:value-type="float" office:value="0.938850308641975">
                <text:p>0.938850308641975</text:p>
              </table:table-cell>
              <table:table-cell office:value-type="float" office:value="0.830825617283951">
                <text:p>0.830825617283951</text:p>
              </table:table-cell>
              <table:table-cell office:value-type="float" office:value="0.625385802469136">
                <text:p>0.625385802469136</text:p>
              </table:table-cell>
              <table:table-cell office:value-type="float" office:value="0.450038580246914">
                <text:p>0.450038580246914</text:p>
              </table:table-cell>
              <table:table-cell office:value-type="float" office:value="0.183449074074074">
                <text:p>0.183449074074074</text:p>
              </table:table-cell>
              <table:table-cell office:value-type="float" office:value="0.102430555555556">
                <text:p>0.102430555555556</text:p>
              </table:table-cell>
              <table:table-cell office:value-type="float" office:value="0.0561342592592593">
                <text:p>0.0561342592592593</text:p>
              </table:table-cell>
              <table:table-cell office:value-type="float" office:value="0.0117669753086418">
                <text:p>0.0117669753086418</text:p>
              </table:table-cell>
              <table:table-cell office:value-type="float" office:value="-0.0190972222222223">
                <text:p>-0.0190972222222223</text:p>
              </table:table-cell>
              <table:table-cell office:value-type="float" office:value="-0.0538194444444444">
                <text:p>-0.0538194444444444</text:p>
              </table:table-cell>
              <table:table-cell office:value-type="float" office:value="-0.0769675925925928">
                <text:p>-0.0769675925925928</text:p>
              </table:table-cell>
              <table:table-cell office:value-type="float" office:value="-0.106867283950618">
                <text:p>-0.106867283950618</text:p>
              </table:table-cell>
              <table:table-cell office:value-type="float" office:value="-0.102816358024691">
                <text:p>-0.102816358024691</text:p>
              </table:table-cell>
              <table:table-cell office:value-type="float" office:value="0.76099537037037">
                <text:p>0.76099537037037</text:p>
              </table:table-cell>
              <table:table-cell office:value-type="float" office:value="0.959683641975309">
                <text:p>0.959683641975309</text:p>
              </table:table-cell>
              <table:table-cell office:value-type="float" office:value="1.08699845679012">
                <text:p>1.08699845679012</text:p>
              </table:table-cell>
              <table:table-cell office:value-type="float" office:value="1.11979166666667">
                <text:p>1.11979166666667</text:p>
              </table:table-cell>
              <table:table-cell office:value-type="float" office:value="1.10243055555556">
                <text:p>1.10243055555556</text:p>
              </table:table-cell>
              <table:table-cell office:value-type="float" office:value="1.05420524691358">
                <text:p>1.05420524691358</text:p>
              </table:table-cell>
              <table:table-cell office:value-type="float" office:value="0.961612654320988">
                <text:p>0.961612654320988</text:p>
              </table:table-cell>
              <table:table-cell office:value-type="float" office:value="0.76099537037037">
                <text:p>0.76099537037037</text:p>
              </table:table-cell>
              <table:table-cell office:value-type="float" office:value="0.562307098765432">
                <text:p>0.562307098765432</text:p>
              </table:table-cell>
              <table:table-cell office:value-type="float" office:value="0.456597222222222">
                <text:p>0.456597222222222</text:p>
              </table:table-cell>
              <table:table-cell office:value-type="float" office:value="0.50096450617284">
                <text:p>0.50096450617284</text:p>
              </table:table-cell>
              <table:table-cell office:value-type="float" office:value="0.495177469135802">
                <text:p>0.495177469135802</text:p>
              </table:table-cell>
              <table:table-cell office:value-type="float" office:value="0.44116512345679">
                <text:p>0.44116512345679</text:p>
              </table:table-cell>
              <table:table-cell office:value-type="float" office:value="0.358217592592593">
                <text:p>0.358217592592593</text:p>
              </table:table-cell>
              <table:table-cell office:value-type="float" office:value="0.240547839506173">
                <text:p>0.240547839506173</text:p>
              </table:table-cell>
              <table:table-cell office:value-type="float" office:value="0.107445987654321">
                <text:p>0.107445987654321</text:p>
              </table:table-cell>
              <table:table-cell office:value-type="float" office:value="-0.121913580246914">
                <text:p>-0.121913580246914</text:p>
              </table:table-cell>
              <table:table-cell office:value-type="float" office:value="-0.298996913580247">
                <text:p>-0.298996913580247</text:p>
              </table:table-cell>
              <table:table-cell office:value-type="float" office:value="1.22202932098765">
                <text:p>1.22202932098765</text:p>
              </table:table-cell>
              <table:table-cell office:value-type="float" office:value="1.50173611111111">
                <text:p>1.50173611111111</text:p>
              </table:table-cell>
              <table:table-cell office:value-type="float" office:value="1.6772762345679">
                <text:p>1.6772762345679</text:p>
              </table:table-cell>
              <table:table-cell office:value-type="float" office:value="1.75443672839506">
                <text:p>1.75443672839506</text:p>
              </table:table-cell>
              <table:table-cell office:value-type="float" office:value="1.76793981481482">
                <text:p>1.76793981481482</text:p>
              </table:table-cell>
              <table:table-cell office:value-type="float" office:value="1.75250771604938">
                <text:p>1.75250771604938</text:p>
              </table:table-cell>
              <table:table-cell office:value-type="float" office:value="1.68499228395062">
                <text:p>1.68499228395062</text:p>
              </table:table-cell>
              <table:table-cell office:value-type="float" office:value="1.50829475308642">
                <text:p>1.50829475308642</text:p>
              </table:table-cell>
              <table:table-cell office:value-type="float" office:value="1.31134259259259">
                <text:p>1.311342592592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39583333333333">
                <text:p>0.639583333333333</text:p>
              </table:table-cell>
              <table:table-cell office:value-type="float" office:value="0.917992424242424">
                <text:p>0.917992424242424</text:p>
              </table:table-cell>
              <table:table-cell office:value-type="float" office:value="1.03920454545455">
                <text:p>1.03920454545455</text:p>
              </table:table-cell>
              <table:table-cell office:value-type="float" office:value="1.08465909090909">
                <text:p>1.08465909090909</text:p>
              </table:table-cell>
              <table:table-cell office:value-type="float" office:value="1.07329545454545">
                <text:p>1.07329545454545</text:p>
              </table:table-cell>
              <table:table-cell office:value-type="float" office:value="1.02215909090909">
                <text:p>1.02215909090909</text:p>
              </table:table-cell>
              <table:table-cell office:value-type="float" office:value="0.938825757575758">
                <text:p>0.938825757575758</text:p>
              </table:table-cell>
              <table:table-cell office:value-type="float" office:value="0.828977272727273">
                <text:p>0.828977272727273</text:p>
              </table:table-cell>
              <table:table-cell office:value-type="float" office:value="0.62594696969697">
                <text:p>0.62594696969697</text:p>
              </table:table-cell>
              <table:table-cell office:value-type="float" office:value="0.446969696969697">
                <text:p>0.446969696969697</text:p>
              </table:table-cell>
              <table:table-cell office:value-type="float" office:value="0.18125">
                <text:p>0.18125</text:p>
              </table:table-cell>
              <table:table-cell office:value-type="float" office:value="0.105492424242424">
                <text:p>0.105492424242424</text:p>
              </table:table-cell>
              <table:table-cell office:value-type="float" office:value="0.0543560606060605">
                <text:p>0.0543560606060605</text:p>
              </table:table-cell>
              <table:table-cell office:value-type="float" office:value="0.0126893939393939">
                <text:p>0.0126893939393939</text:p>
              </table:table-cell>
              <table:table-cell office:value-type="float" office:value="-0.0195075757575758">
                <text:p>-0.0195075757575758</text:p>
              </table:table-cell>
              <table:table-cell office:value-type="float" office:value="-0.0498106060606061">
                <text:p>-0.0498106060606061</text:p>
              </table:table-cell>
              <table:table-cell office:value-type="float" office:value="-0.0763257575757577">
                <text:p>-0.0763257575757577</text:p>
              </table:table-cell>
              <table:table-cell office:value-type="float" office:value="-0.103219696969697">
                <text:p>-0.103219696969697</text:p>
              </table:table-cell>
              <table:table-cell office:value-type="float" office:value="-0.104166666666667">
                <text:p>-0.104166666666667</text:p>
              </table:table-cell>
              <table:table-cell office:value-type="float" office:value="0.764962121212121">
                <text:p>0.764962121212121</text:p>
              </table:table-cell>
              <table:table-cell office:value-type="float" office:value="0.960037878787879">
                <text:p>0.960037878787879</text:p>
              </table:table-cell>
              <table:table-cell office:value-type="float" office:value="1.08125">
                <text:p>1.08125</text:p>
              </table:table-cell>
              <table:table-cell office:value-type="float" office:value="1.11401515151515">
                <text:p>1.11401515151515</text:p>
              </table:table-cell>
              <table:table-cell office:value-type="float" office:value="1.09829545454545">
                <text:p>1.09829545454545</text:p>
              </table:table-cell>
              <table:table-cell office:value-type="float" office:value="1.04905303030303">
                <text:p>1.04905303030303</text:p>
              </table:table-cell>
              <table:table-cell office:value-type="float" office:value="0.95625">
                <text:p>0.95625</text:p>
              </table:table-cell>
              <table:table-cell office:value-type="float" office:value="0.761174242424243">
                <text:p>0.761174242424243</text:p>
              </table:table-cell>
              <table:table-cell office:value-type="float" office:value="0.558522727272727">
                <text:p>0.558522727272727</text:p>
              </table:table-cell>
              <table:table-cell office:value-type="float" office:value="0.459659090909091">
                <text:p>0.459659090909091</text:p>
              </table:table-cell>
              <table:table-cell office:value-type="float" office:value="0.503219696969697">
                <text:p>0.503219696969697</text:p>
              </table:table-cell>
              <table:table-cell office:value-type="float" office:value="0.499431818181818">
                <text:p>0.499431818181818</text:p>
              </table:table-cell>
              <table:table-cell office:value-type="float" office:value="0.446401515151515">
                <text:p>0.446401515151515</text:p>
              </table:table-cell>
              <table:table-cell office:value-type="float" office:value="0.361174242424242">
                <text:p>0.361174242424242</text:p>
              </table:table-cell>
              <table:table-cell office:value-type="float" office:value="0.245643939393939">
                <text:p>0.245643939393939</text:p>
              </table:table-cell>
              <table:table-cell office:value-type="float" office:value="0.111174242424242">
                <text:p>0.111174242424242</text:p>
              </table:table-cell>
              <table:table-cell office:value-type="float" office:value="-0.116666666666667">
                <text:p>-0.116666666666667</text:p>
              </table:table-cell>
              <table:table-cell office:value-type="float" office:value="-0.296590909090909">
                <text:p>-0.296590909090909</text:p>
              </table:table-cell>
              <table:table-cell office:value-type="float" office:value="1.22329545454545">
                <text:p>1.22329545454545</text:p>
              </table:table-cell>
              <table:table-cell office:value-type="float" office:value="1.49602272727273">
                <text:p>1.49602272727273</text:p>
              </table:table-cell>
              <table:table-cell office:value-type="float" office:value="1.66647727272727">
                <text:p>1.66647727272727</text:p>
              </table:table-cell>
              <table:table-cell office:value-type="float" office:value="1.74090909090909">
                <text:p>1.74090909090909</text:p>
              </table:table-cell>
              <table:table-cell office:value-type="float" office:value="1.7592803030303">
                <text:p>1.7592803030303</text:p>
              </table:table-cell>
              <table:table-cell office:value-type="float" office:value="1.74223484848485">
                <text:p>1.74223484848485</text:p>
              </table:table-cell>
              <table:table-cell office:value-type="float" office:value="1.67405303030303">
                <text:p>1.67405303030303</text:p>
              </table:table-cell>
              <table:table-cell office:value-type="float" office:value="1.50378787878788">
                <text:p>1.50378787878788</text:p>
              </table:table-cell>
              <table:table-cell office:value-type="float" office:value="1.30208333333333">
                <text:p>1.30208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4858630952381">
                <text:p>0.634858630952381</text:p>
              </table:table-cell>
              <table:table-cell office:value-type="float" office:value="0.914620535714286">
                <text:p>0.914620535714286</text:p>
              </table:table-cell>
              <table:table-cell office:value-type="float" office:value="1.03552827380952">
                <text:p>1.03552827380952</text:p>
              </table:table-cell>
              <table:table-cell office:value-type="float" office:value="1.08389136904762">
                <text:p>1.08389136904762</text:p>
              </table:table-cell>
              <table:table-cell office:value-type="float" office:value="1.07459077380952">
                <text:p>1.07459077380952</text:p>
              </table:table-cell>
              <table:table-cell office:value-type="float" office:value="1.02250744047619">
                <text:p>1.02250744047619</text:p>
              </table:table-cell>
              <table:table-cell office:value-type="float" office:value="0.938802083333333">
                <text:p>0.938802083333333</text:p>
              </table:table-cell>
              <table:table-cell office:value-type="float" office:value="0.825334821428571">
                <text:p>0.825334821428571</text:p>
              </table:table-cell>
              <table:table-cell office:value-type="float" office:value="0.624813988095238">
                <text:p>0.624813988095238</text:p>
              </table:table-cell>
              <table:table-cell office:value-type="float" office:value="0.449032738095238">
                <text:p>0.449032738095238</text:p>
              </table:table-cell>
              <table:table-cell office:value-type="float" office:value="0.177269345238095">
                <text:p>0.177269345238095</text:p>
              </table:table-cell>
              <table:table-cell office:value-type="float" office:value="0.101004464285714">
                <text:p>0.101004464285714</text:p>
              </table:table-cell>
              <table:table-cell office:value-type="float" office:value="0.0582217261904763">
                <text:p>0.0582217261904763</text:p>
              </table:table-cell>
              <table:table-cell office:value-type="float" office:value="0.01171875">
                <text:p>0.01171875</text:p>
              </table:table-cell>
              <table:table-cell office:value-type="float" office:value="-0.019903273809524">
                <text:p>-0.019903273809524</text:p>
              </table:table-cell>
              <table:table-cell office:value-type="float" office:value="-0.0496651785714284">
                <text:p>-0.0496651785714284</text:p>
              </table:table-cell>
              <table:table-cell office:value-type="float" office:value="-0.0757068452380953">
                <text:p>-0.0757068452380953</text:p>
              </table:table-cell>
              <table:table-cell office:value-type="float" office:value="-0.103236607142857">
                <text:p>-0.103236607142857</text:p>
              </table:table-cell>
              <table:table-cell office:value-type="float" office:value="-0.104166666666667">
                <text:p>-0.104166666666667</text:p>
              </table:table-cell>
              <table:table-cell office:value-type="float" office:value="0.761346726190476">
                <text:p>0.761346726190476</text:p>
              </table:table-cell>
              <table:table-cell office:value-type="float" office:value="0.956659226190476">
                <text:p>0.956659226190476</text:p>
              </table:table-cell>
              <table:table-cell office:value-type="float" office:value="1.07756696428571">
                <text:p>1.07756696428571</text:p>
              </table:table-cell>
              <table:table-cell office:value-type="float" office:value="1.11811755952381">
                <text:p>1.11811755952381</text:p>
              </table:table-cell>
              <table:table-cell office:value-type="float" office:value="1.09765625">
                <text:p>1.09765625</text:p>
              </table:table-cell>
              <table:table-cell office:value-type="float" office:value="1.04780505952381">
                <text:p>1.04780505952381</text:p>
              </table:table-cell>
              <table:table-cell office:value-type="float" office:value="0.952938988095238">
                <text:p>0.952938988095238</text:p>
              </table:table-cell>
              <table:table-cell office:value-type="float" office:value="0.759486607142857">
                <text:p>0.759486607142857</text:p>
              </table:table-cell>
              <table:table-cell office:value-type="float" office:value="0.55859375">
                <text:p>0.55859375</text:p>
              </table:table-cell>
              <table:table-cell office:value-type="float" office:value="0.45703125">
                <text:p>0.45703125</text:p>
              </table:table-cell>
              <table:table-cell office:value-type="float" office:value="0.501674107142857">
                <text:p>0.501674107142857</text:p>
              </table:table-cell>
              <table:table-cell office:value-type="float" office:value="0.505394345238095">
                <text:p>0.505394345238095</text:p>
              </table:table-cell>
              <table:table-cell office:value-type="float" office:value="0.451450892857143">
                <text:p>0.451450892857143</text:p>
              </table:table-cell>
              <table:table-cell office:value-type="float" office:value="0.367745535714286">
                <text:p>0.367745535714286</text:p>
              </table:table-cell>
              <table:table-cell office:value-type="float" office:value="0.250558035714286">
                <text:p>0.250558035714286</text:p>
              </table:table-cell>
              <table:table-cell office:value-type="float" office:value="0.112909226190476">
                <text:p>0.112909226190476</text:p>
              </table:table-cell>
              <table:table-cell office:value-type="float" office:value="-0.113095238095238">
                <text:p>-0.113095238095238</text:p>
              </table:table-cell>
              <table:table-cell office:value-type="float" office:value="-0.289806547619048">
                <text:p>-0.289806547619048</text:p>
              </table:table-cell>
              <table:table-cell office:value-type="float" office:value="1.21893601190476">
                <text:p>1.21893601190476</text:p>
              </table:table-cell>
              <table:table-cell office:value-type="float" office:value="1.49051339285714">
                <text:p>1.49051339285714</text:p>
              </table:table-cell>
              <table:table-cell office:value-type="float" office:value="1.65606398809524">
                <text:p>1.65606398809524</text:p>
              </table:table-cell>
              <table:table-cell office:value-type="float" office:value="1.74125744047619">
                <text:p>1.74125744047619</text:p>
              </table:table-cell>
              <table:table-cell office:value-type="float" office:value="1.7524181547619">
                <text:p>1.7524181547619</text:p>
              </table:table-cell>
              <table:table-cell office:value-type="float" office:value="1.73604910714286">
                <text:p>1.73604910714286</text:p>
              </table:table-cell>
              <table:table-cell office:value-type="float" office:value="1.66536458333333">
                <text:p>1.66536458333333</text:p>
              </table:table-cell>
              <table:table-cell office:value-type="float" office:value="1.49739583333333">
                <text:p>1.49739583333333</text:p>
              </table:table-cell>
              <table:table-cell office:value-type="float" office:value="1.29743303571429">
                <text:p>1.29743303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30299707602339">
                <text:p>0.630299707602339</text:p>
              </table:table-cell>
              <table:table-cell office:value-type="float" office:value="0.911366959064328">
                <text:p>0.911366959064328</text:p>
              </table:table-cell>
              <table:table-cell office:value-type="float" office:value="1.03380847953216">
                <text:p>1.03380847953216</text:p>
              </table:table-cell>
              <table:table-cell office:value-type="float" office:value="1.08315058479532">
                <text:p>1.08315058479532</text:p>
              </table:table-cell>
              <table:table-cell office:value-type="float" office:value="1.07401315789474">
                <text:p>1.07401315789474</text:p>
              </table:table-cell>
              <table:table-cell office:value-type="float" office:value="1.02284356725146">
                <text:p>1.02284356725146</text:p>
              </table:table-cell>
              <table:table-cell office:value-type="float" office:value="0.938779239766082">
                <text:p>0.938779239766082</text:p>
              </table:table-cell>
              <table:table-cell office:value-type="float" office:value="0.827302631578947">
                <text:p>0.827302631578947</text:p>
              </table:table-cell>
              <table:table-cell office:value-type="float" office:value="0.630299707602339">
                <text:p>0.630299707602339</text:p>
              </table:table-cell>
              <table:table-cell office:value-type="float" office:value="0.44937865497076">
                <text:p>0.44937865497076</text:p>
              </table:table-cell>
              <table:table-cell office:value-type="float" office:value="0.173428362573099">
                <text:p>0.173428362573099</text:p>
              </table:table-cell>
              <table:table-cell office:value-type="float" office:value="0.103983918128655">
                <text:p>0.103983918128655</text:p>
              </table:table-cell>
              <table:table-cell office:value-type="float" office:value="0.0564692982456139">
                <text:p>0.0564692982456139</text:p>
              </table:table-cell>
              <table:table-cell office:value-type="float" office:value="0.00986842105263164">
                <text:p>0.00986842105263164</text:p>
              </table:table-cell>
              <table:table-cell office:value-type="float" office:value="-0.0184576023391814">
                <text:p>-0.0184576023391814</text:p>
              </table:table-cell>
              <table:table-cell office:value-type="float" office:value="-0.0476973684210524">
                <text:p>-0.0476973684210524</text:p>
              </table:table-cell>
              <table:table-cell office:value-type="float" office:value="-0.0751096491228069">
                <text:p>-0.0751096491228069</text:p>
              </table:table-cell>
              <table:table-cell office:value-type="float" office:value="-0.107638888888889">
                <text:p>-0.107638888888889</text:p>
              </table:table-cell>
              <table:table-cell office:value-type="float" office:value="-0.103983918128655">
                <text:p>-0.103983918128655</text:p>
              </table:table-cell>
              <table:table-cell office:value-type="float" office:value="0.757858187134503">
                <text:p>0.757858187134503</text:p>
              </table:table-cell>
              <table:table-cell office:value-type="float" office:value="0.955226608187134">
                <text:p>0.955226608187134</text:p>
              </table:table-cell>
              <table:table-cell office:value-type="float" office:value="1.07986111111111">
                <text:p>1.07986111111111</text:p>
              </table:table-cell>
              <table:table-cell office:value-type="float" office:value="1.12006578947368">
                <text:p>1.12006578947368</text:p>
              </table:table-cell>
              <table:table-cell office:value-type="float" office:value="1.09795321637427">
                <text:p>1.09795321637427</text:p>
              </table:table-cell>
              <table:table-cell office:value-type="float" office:value="1.04477339181287">
                <text:p>1.04477339181287</text:p>
              </table:table-cell>
              <table:table-cell office:value-type="float" office:value="0.9515716374269">
                <text:p>0.9515716374269</text:p>
              </table:table-cell>
              <table:table-cell office:value-type="float" office:value="0.761513157894737">
                <text:p>0.761513157894737</text:p>
              </table:table-cell>
              <table:table-cell office:value-type="float" office:value="0.558662280701754">
                <text:p>0.558662280701754</text:p>
              </table:table-cell>
              <table:table-cell office:value-type="float" office:value="0.454495614035088">
                <text:p>0.454495614035088</text:p>
              </table:table-cell>
              <table:table-cell office:value-type="float" office:value="0.503837719298246">
                <text:p>0.503837719298246</text:p>
              </table:table-cell>
              <table:table-cell office:value-type="float" office:value="0.507492690058479">
                <text:p>0.507492690058479</text:p>
              </table:table-cell>
              <table:table-cell office:value-type="float" office:value="0.453764619883041">
                <text:p>0.453764619883041</text:p>
              </table:table-cell>
              <table:table-cell office:value-type="float" office:value="0.372258771929825">
                <text:p>0.372258771929825</text:p>
              </table:table-cell>
              <table:table-cell office:value-type="float" office:value="0.258954678362573">
                <text:p>0.258954678362573</text:p>
              </table:table-cell>
              <table:table-cell office:value-type="float" office:value="0.120065789473684">
                <text:p>0.120065789473684</text:p>
              </table:table-cell>
              <table:table-cell office:value-type="float" office:value="-0.103801169590643">
                <text:p>-0.103801169590643</text:p>
              </table:table-cell>
              <table:table-cell office:value-type="float" office:value="-0.284722222222222">
                <text:p>-0.284722222222222</text:p>
              </table:table-cell>
              <table:table-cell office:value-type="float" office:value="1.21472953216374">
                <text:p>1.21472953216374</text:p>
              </table:table-cell>
              <table:table-cell office:value-type="float" office:value="1.48519736842105">
                <text:p>1.48519736842105</text:p>
              </table:table-cell>
              <table:table-cell office:value-type="float" office:value="1.65551900584795">
                <text:p>1.65551900584795</text:p>
              </table:table-cell>
              <table:table-cell office:value-type="float" office:value="1.74031432748538">
                <text:p>1.74031432748538</text:p>
              </table:table-cell>
              <table:table-cell office:value-type="float" office:value="1.74853801169591">
                <text:p>1.74853801169591</text:p>
              </table:table-cell>
              <table:table-cell office:value-type="float" office:value="1.72459795321637">
                <text:p>1.72459795321637</text:p>
              </table:table-cell>
              <table:table-cell office:value-type="float" office:value="1.65880847953216">
                <text:p>1.65880847953216</text:p>
              </table:table-cell>
              <table:table-cell office:value-type="float" office:value="1.49561403508772">
                <text:p>1.49561403508772</text:p>
              </table:table-cell>
              <table:table-cell office:value-type="float" office:value="1.29276315789474">
                <text:p>1.292763157894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25897988505747">
                <text:p>0.625897988505747</text:p>
              </table:table-cell>
              <table:table-cell office:value-type="float" office:value="0.911817528735632">
                <text:p>0.911817528735632</text:p>
              </table:table-cell>
              <table:table-cell office:value-type="float" office:value="1.03214798850575">
                <text:p>1.03214798850575</text:p>
              </table:table-cell>
              <table:table-cell office:value-type="float" office:value="1.08243534482759">
                <text:p>1.08243534482759</text:p>
              </table:table-cell>
              <table:table-cell office:value-type="float" office:value="1.07345545977012">
                <text:p>1.07345545977012</text:p>
              </table:table-cell>
              <table:table-cell office:value-type="float" office:value="1.02137212643678">
                <text:p>1.02137212643678</text:p>
              </table:table-cell>
              <table:table-cell office:value-type="float" office:value="0.94055316091954">
                <text:p>0.94055316091954</text:p>
              </table:table-cell>
              <table:table-cell office:value-type="float" office:value="0.825610632183908">
                <text:p>0.825610632183908</text:p>
              </table:table-cell>
              <table:table-cell office:value-type="float" office:value="0.627514367816092">
                <text:p>0.627514367816092</text:p>
              </table:table-cell>
              <table:table-cell office:value-type="float" office:value="0.448096264367816">
                <text:p>0.448096264367816</text:p>
              </table:table-cell>
              <table:table-cell office:value-type="float" office:value="0.171515804597701">
                <text:p>0.171515804597701</text:p>
              </table:table-cell>
              <table:table-cell office:value-type="float" office:value="0.101472701149425">
                <text:p>0.101472701149425</text:p>
              </table:table-cell>
              <table:table-cell office:value-type="float" office:value="0.0529813218390807">
                <text:p>0.0529813218390807</text:p>
              </table:table-cell>
              <table:table-cell office:value-type="float" office:value="0.00844109195402298">
                <text:p>0.00844109195402298</text:p>
              </table:table-cell>
              <table:table-cell office:value-type="float" office:value="-0.0199353448275863">
                <text:p>-0.0199353448275863</text:p>
              </table:table-cell>
              <table:table-cell office:value-type="float" office:value="-0.0475933908045978">
                <text:p>-0.0475933908045978</text:p>
              </table:table-cell>
              <table:table-cell office:value-type="float" office:value="-0.0745330459770115">
                <text:p>-0.0745330459770115</text:p>
              </table:table-cell>
              <table:table-cell office:value-type="float" office:value="-0.103807471264368">
                <text:p>-0.103807471264368</text:p>
              </table:table-cell>
              <table:table-cell office:value-type="float" office:value="-0.103627873563219">
                <text:p>-0.103627873563219</text:p>
              </table:table-cell>
              <table:table-cell office:value-type="float" office:value="0.75628591954023">
                <text:p>0.75628591954023</text:p>
              </table:table-cell>
              <table:table-cell office:value-type="float" office:value="0.953843390804598">
                <text:p>0.953843390804598</text:p>
              </table:table-cell>
              <table:table-cell office:value-type="float" office:value="1.08045977011494">
                <text:p>1.08045977011494</text:p>
              </table:table-cell>
              <table:table-cell office:value-type="float" office:value="1.11997126436782">
                <text:p>1.11997126436782</text:p>
              </table:table-cell>
              <table:table-cell office:value-type="float" office:value="1.09823994252874">
                <text:p>1.09823994252874</text:p>
              </table:table-cell>
              <table:table-cell office:value-type="float" office:value="1.046875">
                <text:p>1.046875</text:p>
              </table:table-cell>
              <table:table-cell office:value-type="float" office:value="0.948455459770115">
                <text:p>0.948455459770115</text:p>
              </table:table-cell>
              <table:table-cell office:value-type="float" office:value="0.759877873563218">
                <text:p>0.759877873563218</text:p>
              </table:table-cell>
              <table:table-cell office:value-type="float" office:value="0.558728448275862">
                <text:p>0.558728448275862</text:p>
              </table:table-cell>
              <table:table-cell office:value-type="float" office:value="0.455639367816092">
                <text:p>0.455639367816092</text:p>
              </table:table-cell>
              <table:table-cell office:value-type="float" office:value="0.505926724137931">
                <text:p>0.505926724137931</text:p>
              </table:table-cell>
              <table:table-cell office:value-type="float" office:value="0.50951867816092">
                <text:p>0.50951867816092</text:p>
              </table:table-cell>
              <table:table-cell office:value-type="float" office:value="0.454202586206897">
                <text:p>0.454202586206897</text:p>
              </table:table-cell>
              <table:table-cell office:value-type="float" office:value="0.373742816091954">
                <text:p>0.373742816091954</text:p>
              </table:table-cell>
              <table:table-cell office:value-type="float" office:value="0.265265804597701">
                <text:p>0.265265804597701</text:p>
              </table:table-cell>
              <table:table-cell office:value-type="float" office:value="0.123383620689655">
                <text:p>0.123383620689655</text:p>
              </table:table-cell>
              <table:table-cell office:value-type="float" office:value="-0.102011494252874">
                <text:p>-0.102011494252874</text:p>
              </table:table-cell>
              <table:table-cell office:value-type="float" office:value="-0.28125">
                <text:p>-0.28125</text:p>
              </table:table-cell>
              <table:table-cell office:value-type="float" office:value="1.21246408045977">
                <text:p>1.21246408045977</text:p>
              </table:table-cell>
              <table:table-cell office:value-type="float" office:value="1.48006465517241">
                <text:p>1.48006465517241</text:p>
              </table:table-cell>
              <table:table-cell office:value-type="float" office:value="1.65337643678161">
                <text:p>1.65337643678161</text:p>
              </table:table-cell>
              <table:table-cell office:value-type="float" office:value="1.73922413793103">
                <text:p>1.73922413793103</text:p>
              </table:table-cell>
              <table:table-cell office:value-type="float" office:value="1.74586925287356">
                <text:p>1.74586925287356</text:p>
              </table:table-cell>
              <table:table-cell office:value-type="float" office:value="1.72216235632184">
                <text:p>1.72216235632184</text:p>
              </table:table-cell>
              <table:table-cell office:value-type="float" office:value="1.65068247126437">
                <text:p>1.65068247126437</text:p>
              </table:table-cell>
              <table:table-cell office:value-type="float" office:value="1.48940373563218">
                <text:p>1.48940373563218</text:p>
              </table:table-cell>
              <table:table-cell office:value-type="float" office:value="1.28807471264368">
                <text:p>1.288074712643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21645480225989">
                <text:p>0.621645480225989</text:p>
              </table:table-cell>
              <table:table-cell office:value-type="float" office:value="0.912252824858757">
                <text:p>0.912252824858757</text:p>
              </table:table-cell>
              <table:table-cell office:value-type="float" office:value="1.03054378531073">
                <text:p>1.03054378531073</text:p>
              </table:table-cell>
              <table:table-cell office:value-type="float" office:value="1.08174435028249">
                <text:p>1.08174435028249</text:p>
              </table:table-cell>
              <table:table-cell office:value-type="float" office:value="1.07291666666667">
                <text:p>1.07291666666667</text:p>
              </table:table-cell>
              <table:table-cell office:value-type="float" office:value="1.01995056497175">
                <text:p>1.01995056497175</text:p>
              </table:table-cell>
              <table:table-cell office:value-type="float" office:value="0.938735875706215">
                <text:p>0.938735875706215</text:p>
              </table:table-cell>
              <table:table-cell office:value-type="float" office:value="0.822210451977401">
                <text:p>0.822210451977401</text:p>
              </table:table-cell>
              <table:table-cell office:value-type="float" office:value="0.628001412429379">
                <text:p>0.628001412429379</text:p>
              </table:table-cell>
              <table:table-cell office:value-type="float" office:value="0.448446327683616">
                <text:p>0.448446327683616</text:p>
              </table:table-cell>
              <table:table-cell office:value-type="float" office:value="0.167902542372881">
                <text:p>0.167902542372881</text:p>
              </table:table-cell>
              <table:table-cell office:value-type="float" office:value="0.100812146892656">
                <text:p>0.100812146892656</text:p>
              </table:table-cell>
              <table:table-cell office:value-type="float" office:value="0.0527895480225991">
                <text:p>0.0527895480225991</text:p>
              </table:table-cell>
              <table:table-cell office:value-type="float" office:value="0.00512005649717518">
                <text:p>0.00512005649717518</text:p>
              </table:table-cell>
              <table:table-cell office:value-type="float" office:value="-0.0245409604519773">
                <text:p>-0.0245409604519773</text:p>
              </table:table-cell>
              <table:table-cell office:value-type="float" office:value="-0.0492584745762712">
                <text:p>-0.0492584745762712</text:p>
              </table:table-cell>
              <table:table-cell office:value-type="float" office:value="-0.0757415254237288">
                <text:p>-0.0757415254237288</text:p>
              </table:table-cell>
              <table:table-cell office:value-type="float" office:value="-0.105755649717514">
                <text:p>-0.105755649717514</text:p>
              </table:table-cell>
              <table:table-cell office:value-type="float" office:value="-0.103460451977401">
                <text:p>-0.103460451977401</text:p>
              </table:table-cell>
              <table:table-cell office:value-type="float" office:value="0.763594632768362">
                <text:p>0.763594632768362</text:p>
              </table:table-cell>
              <table:table-cell office:value-type="float" office:value="0.95603813559322">
                <text:p>0.95603813559322</text:p>
              </table:table-cell>
              <table:table-cell office:value-type="float" office:value="1.0829802259887">
                <text:p>1.0829802259887</text:p>
              </table:table-cell>
              <table:table-cell office:value-type="float" office:value="1.12182203389831">
                <text:p>1.12182203389831</text:p>
              </table:table-cell>
              <table:table-cell office:value-type="float" office:value="1.10045903954802">
                <text:p>1.10045903954802</text:p>
              </table:table-cell>
              <table:table-cell office:value-type="float" office:value="1.04802259887006">
                <text:p>1.04802259887006</text:p>
              </table:table-cell>
              <table:table-cell office:value-type="float" office:value="0.943679378531073">
                <text:p>0.943679378531073</text:p>
              </table:table-cell>
              <table:table-cell office:value-type="float" office:value="0.760063559322034">
                <text:p>0.760063559322034</text:p>
              </table:table-cell>
              <table:table-cell office:value-type="float" office:value="0.557026836158192">
                <text:p>0.557026836158192</text:p>
              </table:table-cell>
              <table:table-cell office:value-type="float" office:value="0.45850988700565">
                <text:p>0.45850988700565</text:p>
              </table:table-cell>
              <table:table-cell office:value-type="float" office:value="0.507944915254237">
                <text:p>0.507944915254237</text:p>
              </table:table-cell>
              <table:table-cell office:value-type="float" office:value="0.511122881355932">
                <text:p>0.511122881355932</text:p>
              </table:table-cell>
              <table:table-cell office:value-type="float" office:value="0.454625706214689">
                <text:p>0.454625706214689</text:p>
              </table:table-cell>
              <table:table-cell office:value-type="float" office:value="0.373940677966102">
                <text:p>0.373940677966102</text:p>
              </table:table-cell>
              <table:table-cell office:value-type="float" office:value="0.267831920903955">
                <text:p>0.267831920903955</text:p>
              </table:table-cell>
              <table:table-cell office:value-type="float" office:value="0.124823446327684">
                <text:p>0.124823446327684</text:p>
              </table:table-cell>
              <table:table-cell office:value-type="float" office:value="-0.0974576271186441">
                <text:p>-0.0974576271186441</text:p>
              </table:table-cell>
              <table:table-cell office:value-type="float" office:value="-0.276483050847458">
                <text:p>-0.276483050847458</text:p>
              </table:table-cell>
              <table:table-cell office:value-type="float" office:value="1.21733757062147">
                <text:p>1.21733757062147</text:p>
              </table:table-cell>
              <table:table-cell office:value-type="float" office:value="1.47863700564972">
                <text:p>1.47863700564972</text:p>
              </table:table-cell>
              <table:table-cell office:value-type="float" office:value="1.65360169491525">
                <text:p>1.65360169491525</text:p>
              </table:table-cell>
              <table:table-cell office:value-type="float" office:value="1.74011299435028">
                <text:p>1.74011299435028</text:p>
              </table:table-cell>
              <table:table-cell office:value-type="float" office:value="1.74646892655367">
                <text:p>1.74646892655367</text:p>
              </table:table-cell>
              <table:table-cell office:value-type="float" office:value="1.71892655367232">
                <text:p>1.71892655367232</text:p>
              </table:table-cell>
              <table:table-cell office:value-type="float" office:value="1.64106638418079">
                <text:p>1.64106638418079</text:p>
              </table:table-cell>
              <table:table-cell office:value-type="float" office:value="1.48552259887006">
                <text:p>1.48552259887006</text:p>
              </table:table-cell>
              <table:table-cell office:value-type="float" office:value="1.28195621468927">
                <text:p>1.281956214689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7534722222222">
                <text:p>0.617534722222222</text:p>
              </table:table-cell>
              <table:table-cell office:value-type="float" office:value="0.909201388888889">
                <text:p>0.909201388888889</text:p>
              </table:table-cell>
              <table:table-cell office:value-type="float" office:value="1.02899305555556">
                <text:p>1.02899305555556</text:p>
              </table:table-cell>
              <table:table-cell office:value-type="float" office:value="1.08107638888889">
                <text:p>1.08107638888889</text:p>
              </table:table-cell>
              <table:table-cell office:value-type="float" office:value="1.07065972222222">
                <text:p>1.07065972222222</text:p>
              </table:table-cell>
              <table:table-cell office:value-type="float" office:value="1.02204861111111">
                <text:p>1.02204861111111</text:p>
              </table:table-cell>
              <table:table-cell office:value-type="float" office:value="0.936979166666667">
                <text:p>0.936979166666667</text:p>
              </table:table-cell>
              <table:table-cell office:value-type="float" office:value="0.822395833333333">
                <text:p>0.822395833333333</text:p>
              </table:table-cell>
              <table:table-cell office:value-type="float" office:value="0.626909722222222">
                <text:p>0.626909722222222</text:p>
              </table:table-cell>
              <table:table-cell office:value-type="float" office:value="0.447222222222222">
                <text:p>0.447222222222222</text:p>
              </table:table-cell>
              <table:table-cell office:value-type="float" office:value="0.167881944444444">
                <text:p>0.167881944444444</text:p>
              </table:table-cell>
              <table:table-cell office:value-type="float" office:value="0.100173611111111">
                <text:p>0.100173611111111</text:p>
              </table:table-cell>
              <table:table-cell office:value-type="float" office:value="0.0487847222222222">
                <text:p>0.0487847222222222</text:p>
              </table:table-cell>
              <table:table-cell office:value-type="float" office:value="0.00208333333333344">
                <text:p>0.00208333333333344</text:p>
              </table:table-cell>
              <table:table-cell office:value-type="float" office:value="-0.0255208333333332">
                <text:p>-0.0255208333333332</text:p>
              </table:table-cell>
              <table:table-cell office:value-type="float" office:value="-0.0473958333333333">
                <text:p>-0.0473958333333333</text:p>
              </table:table-cell>
              <table:table-cell office:value-type="float" office:value="-0.0734374999999998">
                <text:p>-0.0734374999999998</text:p>
              </table:table-cell>
              <table:table-cell office:value-type="float" office:value="-0.102256944444444">
                <text:p>-0.102256944444444</text:p>
              </table:table-cell>
              <table:table-cell office:value-type="float" office:value="-0.103125">
                <text:p>-0.103125</text:p>
              </table:table-cell>
              <table:table-cell office:value-type="float" office:value="0.760243055555556">
                <text:p>0.760243055555556</text:p>
              </table:table-cell>
              <table:table-cell office:value-type="float" office:value="0.949479166666667">
                <text:p>0.949479166666667</text:p>
              </table:table-cell>
              <table:table-cell office:value-type="float" office:value="1.08350694444444">
                <text:p>1.08350694444444</text:p>
              </table:table-cell>
              <table:table-cell office:value-type="float" office:value="1.11979166666667">
                <text:p>1.11979166666667</text:p>
              </table:table-cell>
              <table:table-cell office:value-type="float" office:value="1.10260416666667">
                <text:p>1.10260416666667</text:p>
              </table:table-cell>
              <table:table-cell office:value-type="float" office:value="1.0453125">
                <text:p>1.0453125</text:p>
              </table:table-cell>
              <table:table-cell office:value-type="float" office:value="0.942534722222222">
                <text:p>0.942534722222222</text:p>
              </table:table-cell>
              <table:table-cell office:value-type="float" office:value="0.758506944444444">
                <text:p>0.758506944444444</text:p>
              </table:table-cell>
              <table:table-cell office:value-type="float" office:value="0.555381944444444">
                <text:p>0.555381944444444</text:p>
              </table:table-cell>
              <table:table-cell office:value-type="float" office:value="0.4578125">
                <text:p>0.4578125</text:p>
              </table:table-cell>
              <table:table-cell office:value-type="float" office:value="0.511631944444444">
                <text:p>0.511631944444444</text:p>
              </table:table-cell>
              <table:table-cell office:value-type="float" office:value="0.510590277777778">
                <text:p>0.510590277777778</text:p>
              </table:table-cell>
              <table:table-cell office:value-type="float" office:value="0.453472222222222">
                <text:p>0.453472222222222</text:p>
              </table:table-cell>
              <table:table-cell office:value-type="float" office:value="0.377256944444444">
                <text:p>0.377256944444444</text:p>
              </table:table-cell>
              <table:table-cell office:value-type="float" office:value="0.2703125">
                <text:p>0.2703125</text:p>
              </table:table-cell>
              <table:table-cell office:value-type="float" office:value="0.1296875">
                <text:p>0.1296875</text:p>
              </table:table-cell>
              <table:table-cell office:value-type="float" office:value="-0.0944444444444444">
                <text:p>-0.0944444444444444</text:p>
              </table:table-cell>
              <table:table-cell office:value-type="float" office:value="-0.273263888888889">
                <text:p>-0.273263888888889</text:p>
              </table:table-cell>
              <table:table-cell office:value-type="float" office:value="1.21163194444444">
                <text:p>1.21163194444444</text:p>
              </table:table-cell>
              <table:table-cell office:value-type="float" office:value="1.46684027777778">
                <text:p>1.46684027777778</text:p>
              </table:table-cell>
              <table:table-cell office:value-type="float" office:value="1.65399305555556">
                <text:p>1.65399305555556</text:p>
              </table:table-cell>
              <table:table-cell office:value-type="float" office:value="1.73697916666667">
                <text:p>1.73697916666667</text:p>
              </table:table-cell>
              <table:table-cell office:value-type="float" office:value="1.74739583333333">
                <text:p>1.74739583333333</text:p>
              </table:table-cell>
              <table:table-cell office:value-type="float" office:value="1.71197916666667">
                <text:p>1.71197916666667</text:p>
              </table:table-cell>
              <table:table-cell office:value-type="float" office:value="1.63524305555556">
                <text:p>1.63524305555556</text:p>
              </table:table-cell>
              <table:table-cell office:value-type="float" office:value="1.47986111111111">
                <text:p>1.47986111111111</text:p>
              </table:table-cell>
              <table:table-cell office:value-type="float" office:value="1.27586805555556">
                <text:p>1.275868055555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3558743169399">
                <text:p>0.613558743169399</text:p>
              </table:table-cell>
              <table:table-cell office:value-type="float" office:value="0.90625">
                <text:p>0.90625</text:p>
              </table:table-cell>
              <table:table-cell office:value-type="float" office:value="1.02749316939891">
                <text:p>1.02749316939891</text:p>
              </table:table-cell>
              <table:table-cell office:value-type="float" office:value="1.08043032786885">
                <text:p>1.08043032786885</text:p>
              </table:table-cell>
              <table:table-cell office:value-type="float" office:value="1.06847677595628">
                <text:p>1.06847677595628</text:p>
              </table:table-cell>
              <table:table-cell office:value-type="float" office:value="1.02066256830601">
                <text:p>1.02066256830601</text:p>
              </table:table-cell>
              <table:table-cell office:value-type="float" office:value="0.936987704918033">
                <text:p>0.936987704918033</text:p>
              </table:table-cell>
              <table:table-cell office:value-type="float" office:value="0.82599043715847">
                <text:p>0.82599043715847</text:p>
              </table:table-cell>
              <table:table-cell office:value-type="float" office:value="0.625853825136612">
                <text:p>0.625853825136612</text:p>
              </table:table-cell>
              <table:table-cell office:value-type="float" office:value="0.449112021857923">
                <text:p>0.449112021857923</text:p>
              </table:table-cell>
              <table:table-cell office:value-type="float" office:value="0.167862021857924">
                <text:p>0.167862021857924</text:p>
              </table:table-cell>
              <table:table-cell office:value-type="float" office:value="0.101263661202186">
                <text:p>0.101263661202186</text:p>
              </table:table-cell>
              <table:table-cell office:value-type="float" office:value="0.0449112021857925">
                <text:p>0.0449112021857925</text:p>
              </table:table-cell>
              <table:table-cell office:value-type="float" office:value="0.00290300546448097">
                <text:p>0.00290300546448097</text:p>
              </table:table-cell>
              <table:table-cell office:value-type="float" office:value="-0.0261270491803278">
                <text:p>-0.0261270491803278</text:p>
              </table:table-cell>
              <table:table-cell office:value-type="float" office:value="-0.0496926229508197">
                <text:p>-0.0496926229508197</text:p>
              </table:table-cell>
              <table:table-cell office:value-type="float" office:value="-0.0729166666666665">
                <text:p>-0.0729166666666665</text:p>
              </table:table-cell>
              <table:table-cell office:value-type="float" office:value="-0.103995901639344">
                <text:p>-0.103995901639344</text:p>
              </table:table-cell>
              <table:table-cell office:value-type="float" office:value="-0.103142076502732">
                <text:p>-0.103142076502732</text:p>
              </table:table-cell>
              <table:table-cell office:value-type="float" office:value="0.751878415300546">
                <text:p>0.751878415300546</text:p>
              </table:table-cell>
              <table:table-cell office:value-type="float" office:value="0.946550546448087">
                <text:p>0.946550546448087</text:p>
              </table:table-cell>
              <table:table-cell office:value-type="float" office:value="1.08401639344262">
                <text:p>1.08401639344262</text:p>
              </table:table-cell>
              <table:table-cell office:value-type="float" office:value="1.11970628415301">
                <text:p>1.11970628415301</text:p>
              </table:table-cell>
              <table:table-cell office:value-type="float" office:value="1.10280054644809">
                <text:p>1.10280054644809</text:p>
              </table:table-cell>
              <table:table-cell office:value-type="float" office:value="1.04456967213115">
                <text:p>1.04456967213115</text:p>
              </table:table-cell>
              <table:table-cell office:value-type="float" office:value="0.944842896174863">
                <text:p>0.944842896174863</text:p>
              </table:table-cell>
              <table:table-cell office:value-type="float" office:value="0.757001366120219">
                <text:p>0.757001366120219</text:p>
              </table:table-cell>
              <table:table-cell office:value-type="float" office:value="0.557206284153005">
                <text:p>0.557206284153005</text:p>
              </table:table-cell>
              <table:table-cell office:value-type="float" office:value="0.4588456284153">
                <text:p>0.4588456284153</text:p>
              </table:table-cell>
              <table:table-cell office:value-type="float" office:value="0.516905737704918">
                <text:p>0.516905737704918</text:p>
              </table:table-cell>
              <table:table-cell office:value-type="float" office:value="0.510075136612022">
                <text:p>0.510075136612022</text:p>
              </table:table-cell>
              <table:table-cell office:value-type="float" office:value="0.456113387978142">
                <text:p>0.456113387978142</text:p>
              </table:table-cell>
              <table:table-cell office:value-type="float" office:value="0.37926912568306">
                <text:p>0.37926912568306</text:p>
              </table:table-cell>
              <table:table-cell office:value-type="float" office:value="0.273907103825137">
                <text:p>0.273907103825137</text:p>
              </table:table-cell>
              <table:table-cell office:value-type="float" office:value="0.13780737704918">
                <text:p>0.13780737704918</text:p>
              </table:table-cell>
              <table:table-cell office:value-type="float" office:value="-0.0915300546448088">
                <text:p>-0.0915300546448088</text:p>
              </table:table-cell>
              <table:table-cell office:value-type="float" office:value="-0.267418032786885">
                <text:p>-0.267418032786885</text:p>
              </table:table-cell>
              <table:table-cell office:value-type="float" office:value="1.19928278688525">
                <text:p>1.19928278688525</text:p>
              </table:table-cell>
              <table:table-cell office:value-type="float" office:value="1.45713797814208">
                <text:p>1.45713797814208</text:p>
              </table:table-cell>
              <table:table-cell office:value-type="float" office:value="1.65437158469945">
                <text:p>1.65437158469945</text:p>
              </table:table-cell>
              <table:table-cell office:value-type="float" office:value="1.73206967213115">
                <text:p>1.73206967213115</text:p>
              </table:table-cell>
              <table:table-cell office:value-type="float" office:value="1.74419398907104">
                <text:p>1.74419398907104</text:p>
              </table:table-cell>
              <table:table-cell office:value-type="float" office:value="1.70765027322404">
                <text:p>1.70765027322404</text:p>
              </table:table-cell>
              <table:table-cell office:value-type="float" office:value="1.63302595628415">
                <text:p>1.63302595628415</text:p>
              </table:table-cell>
              <table:table-cell office:value-type="float" office:value="1.47438524590164">
                <text:p>1.47438524590164</text:p>
              </table:table-cell>
              <table:table-cell office:value-type="float" office:value="1.27373633879781">
                <text:p>1.27373633879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09711021505376">
                <text:p>0.609711021505376</text:p>
              </table:table-cell>
              <table:table-cell office:value-type="float" office:value="0.903393817204301">
                <text:p>0.903393817204301</text:p>
              </table:table-cell>
              <table:table-cell office:value-type="float" office:value="1.02604166666667">
                <text:p>1.02604166666667</text:p>
              </table:table-cell>
              <table:table-cell office:value-type="float" office:value="1.07980510752688">
                <text:p>1.07980510752688</text:p>
              </table:table-cell>
              <table:table-cell office:value-type="float" office:value="1.06804435483871">
                <text:p>1.06804435483871</text:p>
              </table:table-cell>
              <table:table-cell office:value-type="float" office:value="1.02100134408602">
                <text:p>1.02100134408602</text:p>
              </table:table-cell>
              <table:table-cell office:value-type="float" office:value="0.936995967741936">
                <text:p>0.936995967741936</text:p>
              </table:table-cell>
              <table:table-cell office:value-type="float" office:value="0.82442876344086">
                <text:p>0.82442876344086</text:p>
              </table:table-cell>
              <table:table-cell office:value-type="float" office:value="0.624831989247312">
                <text:p>0.624831989247312</text:p>
              </table:table-cell>
              <table:table-cell office:value-type="float" office:value="0.44942876344086">
                <text:p>0.44942876344086</text:p>
              </table:table-cell>
              <table:table-cell office:value-type="float" office:value="0.164482526881721">
                <text:p>0.164482526881721</text:p>
              </table:table-cell>
              <table:table-cell office:value-type="float" office:value="0.102318548387097">
                <text:p>0.102318548387097</text:p>
              </table:table-cell>
              <table:table-cell office:value-type="float" office:value="0.041162634408602">
                <text:p>0.041162634408602</text:p>
              </table:table-cell>
              <table:table-cell office:value-type="float" office:value="-0.000168010752688241">
                <text:p>-0.000168010752688241</text:p>
              </table:table-cell>
              <table:table-cell office:value-type="float" office:value="-0.0268817204301075">
                <text:p>-0.0268817204301075</text:p>
              </table:table-cell>
              <table:table-cell office:value-type="float" office:value="-0.049899193548387">
                <text:p>-0.049899193548387</text:p>
              </table:table-cell>
              <table:table-cell office:value-type="float" office:value="-0.0724126344086022">
                <text:p>-0.0724126344086022</text:p>
              </table:table-cell>
              <table:table-cell office:value-type="float" office:value="-0.103998655913979">
                <text:p>-0.103998655913979</text:p>
              </table:table-cell>
              <table:table-cell office:value-type="float" office:value="-0.101310483870968">
                <text:p>-0.101310483870968</text:p>
              </table:table-cell>
              <table:table-cell office:value-type="float" office:value="0.747143817204301">
                <text:p>0.747143817204301</text:p>
              </table:table-cell>
              <table:table-cell office:value-type="float" office:value="0.944052419354839">
                <text:p>0.944052419354839</text:p>
              </table:table-cell>
              <table:table-cell office:value-type="float" office:value="1.08635752688172">
                <text:p>1.08635752688172</text:p>
              </table:table-cell>
              <table:table-cell office:value-type="float" office:value="1.11962365591398">
                <text:p>1.11962365591398</text:p>
              </table:table-cell>
              <table:table-cell office:value-type="float" office:value="1.10299059139785">
                <text:p>1.10299059139785</text:p>
              </table:table-cell>
              <table:table-cell office:value-type="float" office:value="1.04385080645161">
                <text:p>1.04385080645161</text:p>
              </table:table-cell>
              <table:table-cell office:value-type="float" office:value="0.942036290322581">
                <text:p>0.942036290322581</text:p>
              </table:table-cell>
              <table:table-cell office:value-type="float" office:value="0.75554435483871">
                <text:p>0.75554435483871</text:p>
              </table:table-cell>
              <table:table-cell office:value-type="float" office:value="0.557291666666667">
                <text:p>0.557291666666667</text:p>
              </table:table-cell>
              <table:table-cell office:value-type="float" office:value="0.458165322580645">
                <text:p>0.458165322580645</text:p>
              </table:table-cell>
              <table:table-cell office:value-type="float" office:value="0.516969086021506">
                <text:p>0.516969086021506</text:p>
              </table:table-cell>
              <table:table-cell office:value-type="float" office:value="0.511424731182796">
                <text:p>0.511424731182796</text:p>
              </table:table-cell>
              <table:table-cell office:value-type="float" office:value="0.456485215053764">
                <text:p>0.456485215053764</text:p>
              </table:table-cell>
              <table:table-cell office:value-type="float" office:value="0.382728494623656">
                <text:p>0.382728494623656</text:p>
              </table:table-cell>
              <table:table-cell office:value-type="float" office:value="0.27755376344086">
                <text:p>0.27755376344086</text:p>
              </table:table-cell>
              <table:table-cell office:value-type="float" office:value="0.140625">
                <text:p>0.140625</text:p>
              </table:table-cell>
              <table:table-cell office:value-type="float" office:value="-0.0887096774193548">
                <text:p>-0.0887096774193548</text:p>
              </table:table-cell>
              <table:table-cell office:value-type="float" office:value="-0.261424731182796">
                <text:p>-0.261424731182796</text:p>
              </table:table-cell>
              <table:table-cell office:value-type="float" office:value="1.19237231182796">
                <text:p>1.19237231182796</text:p>
              </table:table-cell>
              <table:table-cell office:value-type="float" office:value="1.453125">
                <text:p>1.453125</text:p>
              </table:table-cell>
              <table:table-cell office:value-type="float" office:value="1.65473790322581">
                <text:p>1.65473790322581</text:p>
              </table:table-cell>
              <table:table-cell office:value-type="float" office:value="1.73118279569892">
                <text:p>1.73118279569892</text:p>
              </table:table-cell>
              <table:table-cell office:value-type="float" office:value="1.74126344086022">
                <text:p>1.74126344086022</text:p>
              </table:table-cell>
              <table:table-cell office:value-type="float" office:value="1.70329301075269">
                <text:p>1.70329301075269</text:p>
              </table:table-cell>
              <table:table-cell office:value-type="float" office:value="1.62584005376344">
                <text:p>1.62584005376344</text:p>
              </table:table-cell>
              <table:table-cell office:value-type="float" office:value="1.46908602150538">
                <text:p>1.46908602150538</text:p>
              </table:table-cell>
              <table:table-cell office:value-type="float" office:value="1.26814516129032">
                <text:p>1.268145161290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0598544973545">
                <text:p>0.60598544973545</text:p>
              </table:table-cell>
              <table:table-cell office:value-type="float" office:value="0.902281746031746">
                <text:p>0.902281746031746</text:p>
              </table:table-cell>
              <table:table-cell office:value-type="float" office:value="1.02463624338624">
                <text:p>1.02463624338624</text:p>
              </table:table-cell>
              <table:table-cell office:value-type="float" office:value="1.07919973544974">
                <text:p>1.07919973544974</text:p>
              </table:table-cell>
              <table:table-cell office:value-type="float" office:value="1.06762566137566">
                <text:p>1.06762566137566</text:p>
              </table:table-cell>
              <table:table-cell office:value-type="float" office:value="1.01802248677249">
                <text:p>1.01802248677249</text:p>
              </table:table-cell>
              <table:table-cell office:value-type="float" office:value="0.935350529100529">
                <text:p>0.935350529100529</text:p>
              </table:table-cell>
              <table:table-cell office:value-type="float" office:value="0.824570105820106">
                <text:p>0.824570105820106</text:p>
              </table:table-cell>
              <table:table-cell office:value-type="float" office:value="0.625330687830688">
                <text:p>0.625330687830688</text:p>
              </table:table-cell>
              <table:table-cell office:value-type="float" office:value="0.445271164021164">
                <text:p>0.445271164021164</text:p>
              </table:table-cell>
              <table:table-cell office:value-type="float" office:value="0.162863756613757">
                <text:p>0.162863756613757</text:p>
              </table:table-cell>
              <table:table-cell office:value-type="float" office:value="0.0993716931216932">
                <text:p>0.0993716931216932</text:p>
              </table:table-cell>
              <table:table-cell office:value-type="float" office:value="0.0411706349206349">
                <text:p>0.0411706349206349</text:p>
              </table:table-cell>
              <table:table-cell office:value-type="float" office:value="-0.00314153439153442">
                <text:p>-0.00314153439153442</text:p>
              </table:table-cell>
              <table:table-cell office:value-type="float" office:value="-0.0309193121693121">
                <text:p>-0.0309193121693121</text:p>
              </table:table-cell>
              <table:table-cell office:value-type="float" office:value="-0.0499338624338623">
                <text:p>-0.0499338624338623</text:p>
              </table:table-cell>
              <table:table-cell office:value-type="float" office:value="-0.070271164021164">
                <text:p>-0.070271164021164</text:p>
              </table:table-cell>
              <table:table-cell office:value-type="float" office:value="-0.105820105820106">
                <text:p>-0.105820105820106</text:p>
              </table:table-cell>
              <table:table-cell office:value-type="float" office:value="-0.100694444444444">
                <text:p>-0.100694444444444</text:p>
              </table:table-cell>
              <table:table-cell office:value-type="float" office:value="0.754133597883598">
                <text:p>0.754133597883598</text:p>
              </table:table-cell>
              <table:table-cell office:value-type="float" office:value="0.959490740740741">
                <text:p>0.959490740740741</text:p>
              </table:table-cell>
              <table:table-cell office:value-type="float" office:value="1.08680555555556">
                <text:p>1.08680555555556</text:p>
              </table:table-cell>
              <table:table-cell office:value-type="float" office:value="1.12318121693122">
                <text:p>1.12318121693122</text:p>
              </table:table-cell>
              <table:table-cell office:value-type="float" office:value="1.10135582010582">
                <text:p>1.10135582010582</text:p>
              </table:table-cell>
              <table:table-cell office:value-type="float" office:value="1.04315476190476">
                <text:p>1.04315476190476</text:p>
              </table:table-cell>
              <table:table-cell office:value-type="float" office:value="0.944940476190476">
                <text:p>0.944940476190476</text:p>
              </table:table-cell>
              <table:table-cell office:value-type="float" office:value="0.755787037037037">
                <text:p>0.755787037037037</text:p>
              </table:table-cell>
              <table:table-cell office:value-type="float" office:value="0.552414021164021">
                <text:p>0.552414021164021</text:p>
              </table:table-cell>
              <table:table-cell office:value-type="float" office:value="0.459160052910053">
                <text:p>0.459160052910053</text:p>
              </table:table-cell>
              <table:table-cell office:value-type="float" office:value="0.516369047619048">
                <text:p>0.516369047619048</text:p>
              </table:table-cell>
              <table:table-cell office:value-type="float" office:value="0.512731481481481">
                <text:p>0.512731481481481</text:p>
              </table:table-cell>
              <table:table-cell office:value-type="float" office:value="0.456845238095238">
                <text:p>0.456845238095238</text:p>
              </table:table-cell>
              <table:table-cell office:value-type="float" office:value="0.381283068783069">
                <text:p>0.381283068783069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145006613756614">
                <text:p>0.145006613756614</text:p>
              </table:table-cell>
              <table:table-cell office:value-type="float" office:value="-0.0846560846560847">
                <text:p>-0.0846560846560847</text:p>
              </table:table-cell>
              <table:table-cell office:value-type="float" office:value="-0.261243386243386">
                <text:p>-0.261243386243386</text:p>
              </table:table-cell>
              <table:table-cell office:value-type="float" office:value="1.19725529100529">
                <text:p>1.19725529100529</text:p>
              </table:table-cell>
              <table:table-cell office:value-type="float" office:value="1.46775793650794">
                <text:p>1.46775793650794</text:p>
              </table:table-cell>
              <table:table-cell office:value-type="float" office:value="1.65327380952381">
                <text:p>1.65327380952381</text:p>
              </table:table-cell>
              <table:table-cell office:value-type="float" office:value="1.73396164021164">
                <text:p>1.73396164021164</text:p>
              </table:table-cell>
              <table:table-cell office:value-type="float" office:value="1.73809523809524">
                <text:p>1.73809523809524</text:p>
              </table:table-cell>
              <table:table-cell office:value-type="float" office:value="1.70072751322751">
                <text:p>1.70072751322751</text:p>
              </table:table-cell>
              <table:table-cell office:value-type="float" office:value="1.62450396825397">
                <text:p>1.62450396825397</text:p>
              </table:table-cell>
              <table:table-cell office:value-type="float" office:value="1.46577380952381">
                <text:p>1.46577380952381</text:p>
              </table:table-cell>
              <table:table-cell office:value-type="float" office:value="1.25892857142857">
                <text:p>1.258928571428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02376302083333">
                <text:p>0.602376302083333</text:p>
              </table:table-cell>
              <table:table-cell office:value-type="float" office:value="0.899576822916667">
                <text:p>0.899576822916667</text:p>
              </table:table-cell>
              <table:table-cell office:value-type="float" office:value="1.02327473958333">
                <text:p>1.02327473958333</text:p>
              </table:table-cell>
              <table:table-cell office:value-type="float" office:value="1.07698567708333">
                <text:p>1.07698567708333</text:p>
              </table:table-cell>
              <table:table-cell office:value-type="float" office:value="1.06559244791667">
                <text:p>1.06559244791667</text:p>
              </table:table-cell>
              <table:table-cell office:value-type="float" office:value="1.01513671875">
                <text:p>1.01513671875</text:p>
              </table:table-cell>
              <table:table-cell office:value-type="float" office:value="0.933756510416667">
                <text:p>0.933756510416667</text:p>
              </table:table-cell>
              <table:table-cell office:value-type="float" office:value="0.82470703125">
                <text:p>0.82470703125</text:p>
              </table:table-cell>
              <table:table-cell office:value-type="float" office:value="0.627278645833333">
                <text:p>0.627278645833333</text:p>
              </table:table-cell>
              <table:table-cell office:value-type="float" office:value="0.445638020833333">
                <text:p>0.445638020833333</text:p>
              </table:table-cell>
              <table:table-cell office:value-type="float" office:value="0.162923177083333">
                <text:p>0.162923177083333</text:p>
              </table:table-cell>
              <table:table-cell office:value-type="float" office:value="0.0950520833333333">
                <text:p>0.0950520833333333</text:p>
              </table:table-cell>
              <table:table-cell office:value-type="float" office:value="0.0377604166666665">
                <text:p>0.0377604166666665</text:p>
              </table:table-cell>
              <table:table-cell office:value-type="float" office:value="-0.00406901041666674">
                <text:p>-0.00406901041666674</text:p>
              </table:table-cell>
              <table:table-cell office:value-type="float" office:value="-0.0330403645833333">
                <text:p>-0.0330403645833333</text:p>
              </table:table-cell>
              <table:table-cell office:value-type="float" office:value="-0.0517578125">
                <text:p>-0.0517578125</text:p>
              </table:table-cell>
              <table:table-cell office:value-type="float" office:value="-0.0714518229166665">
                <text:p>-0.0714518229166665</text:p>
              </table:table-cell>
              <table:table-cell office:value-type="float" office:value="-0.102864583333333">
                <text:p>-0.102864583333333</text:p>
              </table:table-cell>
              <table:table-cell office:value-type="float" office:value="-0.1005859375">
                <text:p>-0.1005859375</text:p>
              </table:table-cell>
              <table:table-cell office:value-type="float" office:value="0.73974609375">
                <text:p>0.73974609375</text:p>
              </table:table-cell>
              <table:table-cell office:value-type="float" office:value="0.960123697916667">
                <text:p>0.960123697916667</text:p>
              </table:table-cell>
              <table:table-cell office:value-type="float" office:value="1.08902994791667">
                <text:p>1.08902994791667</text:p>
              </table:table-cell>
              <table:table-cell office:value-type="float" office:value="1.123046875">
                <text:p>1.123046875</text:p>
              </table:table-cell>
              <table:table-cell office:value-type="float" office:value="1.09977213541667">
                <text:p>1.09977213541667</text:p>
              </table:table-cell>
              <table:table-cell office:value-type="float" office:value="1.04248046875">
                <text:p>1.04248046875</text:p>
              </table:table-cell>
              <table:table-cell office:value-type="float" office:value="0.944010416666667">
                <text:p>0.944010416666667</text:p>
              </table:table-cell>
              <table:table-cell office:value-type="float" office:value="0.756022135416667">
                <text:p>0.756022135416667</text:p>
              </table:table-cell>
              <table:table-cell office:value-type="float" office:value="0.55419921875">
                <text:p>0.55419921875</text:p>
              </table:table-cell>
              <table:table-cell office:value-type="float" office:value="0.45849609375">
                <text:p>0.45849609375</text:p>
              </table:table-cell>
              <table:table-cell office:value-type="float" office:value="0.51611328125">
                <text:p>0.51611328125</text:p>
              </table:table-cell>
              <table:table-cell office:value-type="float" office:value="0.512532552083333">
                <text:p>0.512532552083333</text:p>
              </table:table-cell>
              <table:table-cell office:value-type="float" office:value="0.45751953125">
                <text:p>0.45751953125</text:p>
              </table:table-cell>
              <table:table-cell office:value-type="float" office:value="0.3798828125">
                <text:p>0.3798828125</text:p>
              </table:table-cell>
              <table:table-cell office:value-type="float" office:value="0.277994791666667">
                <text:p>0.277994791666667</text:p>
              </table:table-cell>
              <table:table-cell office:value-type="float" office:value="0.147623697916667">
                <text:p>0.147623697916667</text:p>
              </table:table-cell>
              <table:table-cell office:value-type="float" office:value="-0.0826822916666666">
                <text:p>-0.0826822916666666</text:p>
              </table:table-cell>
              <table:table-cell office:value-type="float" office:value="-0.257161458333333">
                <text:p>-0.257161458333333</text:p>
              </table:table-cell>
              <table:table-cell office:value-type="float" office:value="1.18082682291667">
                <text:p>1.18082682291667</text:p>
              </table:table-cell>
              <table:table-cell office:value-type="float" office:value="1.46728515625">
                <text:p>1.46728515625</text:p>
              </table:table-cell>
              <table:table-cell office:value-type="float" office:value="1.65348307291667">
                <text:p>1.65348307291667</text:p>
              </table:table-cell>
              <table:table-cell office:value-type="float" office:value="1.73111979166667">
                <text:p>1.73111979166667</text:p>
              </table:table-cell>
              <table:table-cell office:value-type="float" office:value="1.73502604166667">
                <text:p>1.73502604166667</text:p>
              </table:table-cell>
              <table:table-cell office:value-type="float" office:value="1.6982421875">
                <text:p>1.6982421875</text:p>
              </table:table-cell>
              <table:table-cell office:value-type="float" office:value="1.62109375">
                <text:p>1.62109375</text:p>
              </table:table-cell>
              <table:table-cell office:value-type="float" office:value="1.46598307291667">
                <text:p>1.46598307291667</text:p>
              </table:table-cell>
              <table:table-cell office:value-type="float" office:value="1.25699869791667">
                <text:p>1.25699869791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98878205128205">
                <text:p>0.598878205128205</text:p>
              </table:table-cell>
              <table:table-cell office:value-type="float" office:value="0.895352564102564">
                <text:p>0.895352564102564</text:p>
              </table:table-cell>
              <table:table-cell office:value-type="float" office:value="1.02195512820513">
                <text:p>1.02195512820513</text:p>
              </table:table-cell>
              <table:table-cell office:value-type="float" office:value="1.07483974358974">
                <text:p>1.07483974358974</text:p>
              </table:table-cell>
              <table:table-cell office:value-type="float" office:value="1.06522435897436">
                <text:p>1.06522435897436</text:p>
              </table:table-cell>
              <table:table-cell office:value-type="float" office:value="1.01554487179487">
                <text:p>1.01554487179487</text:p>
              </table:table-cell>
              <table:table-cell office:value-type="float" office:value="0.932211538461538">
                <text:p>0.932211538461538</text:p>
              </table:table-cell>
              <table:table-cell office:value-type="float" office:value="0.823237179487179">
                <text:p>0.823237179487179</text:p>
              </table:table-cell>
              <table:table-cell office:value-type="float" office:value="0.624839743589744">
                <text:p>0.624839743589744</text:p>
              </table:table-cell>
              <table:table-cell office:value-type="float" office:value="0.44599358974359">
                <text:p>0.44599358974359</text:p>
              </table:table-cell>
              <table:table-cell office:value-type="float" office:value="0.161378205128205">
                <text:p>0.161378205128205</text:p>
              </table:table-cell>
              <table:table-cell office:value-type="float" office:value="0.0943910256410257">
                <text:p>0.0943910256410257</text:p>
              </table:table-cell>
              <table:table-cell office:value-type="float" office:value="0.0379807692307692">
                <text:p>0.0379807692307692</text:p>
              </table:table-cell>
              <table:table-cell office:value-type="float" office:value="-0.00512820512820511">
                <text:p>-0.00512820512820511</text:p>
              </table:table-cell>
              <table:table-cell office:value-type="float" office:value="-0.033653846153846">
                <text:p>-0.033653846153846</text:p>
              </table:table-cell>
              <table:table-cell office:value-type="float" office:value="-0.0552884615384615">
                <text:p>-0.0552884615384615</text:p>
              </table:table-cell>
              <table:table-cell office:value-type="float" office:value="-0.0725961538461537">
                <text:p>-0.0725961538461537</text:p>
              </table:table-cell>
              <table:table-cell office:value-type="float" office:value="-0.105929487179487">
                <text:p>-0.105929487179487</text:p>
              </table:table-cell>
              <table:table-cell office:value-type="float" office:value="-0.100480769230769">
                <text:p>-0.100480769230769</text:p>
              </table:table-cell>
              <table:table-cell office:value-type="float" office:value="0.753044871794872">
                <text:p>0.753044871794872</text:p>
              </table:table-cell>
              <table:table-cell office:value-type="float" office:value="0.950160256410256">
                <text:p>0.950160256410256</text:p>
              </table:table-cell>
              <table:table-cell office:value-type="float" office:value="1.08589743589744">
                <text:p>1.08589743589744</text:p>
              </table:table-cell>
              <table:table-cell office:value-type="float" office:value="1.12291666666667">
                <text:p>1.12291666666667</text:p>
              </table:table-cell>
              <table:table-cell office:value-type="float" office:value="1.1">
                <text:p>1.1</text:p>
              </table:table-cell>
              <table:table-cell office:value-type="float" office:value="1.04182692307692">
                <text:p>1.04182692307692</text:p>
              </table:table-cell>
              <table:table-cell office:value-type="float" office:value="0.941346153846154">
                <text:p>0.941346153846154</text:p>
              </table:table-cell>
              <table:table-cell office:value-type="float" office:value="0.753044871794872">
                <text:p>0.753044871794872</text:p>
              </table:table-cell>
              <table:table-cell office:value-type="float" office:value="0.554326923076923">
                <text:p>0.554326923076923</text:p>
              </table:table-cell>
              <table:table-cell office:value-type="float" office:value="0.457852564102564">
                <text:p>0.457852564102564</text:p>
              </table:table-cell>
              <table:table-cell office:value-type="float" office:value="0.515865384615385">
                <text:p>0.515865384615385</text:p>
              </table:table-cell>
              <table:table-cell office:value-type="float" office:value="0.514102564102564">
                <text:p>0.514102564102564</text:p>
              </table:table-cell>
              <table:table-cell office:value-type="float" office:value="0.459615384615385">
                <text:p>0.459615384615385</text:p>
              </table:table-cell>
              <table:table-cell office:value-type="float" office:value="0.381410256410256">
                <text:p>0.381410256410256</text:p>
              </table:table-cell>
              <table:table-cell office:value-type="float" office:value="0.278205128205128">
                <text:p>0.278205128205128</text:p>
              </table:table-cell>
              <table:table-cell office:value-type="float" office:value="0.148397435897436">
                <text:p>0.148397435897436</text:p>
              </table:table-cell>
              <table:table-cell office:value-type="float" office:value="-0.0814102564102565">
                <text:p>-0.0814102564102565</text:p>
              </table:table-cell>
              <table:table-cell office:value-type="float" office:value="-0.251602564102564">
                <text:p>-0.251602564102564</text:p>
              </table:table-cell>
              <table:table-cell office:value-type="float" office:value="1.19054487179487">
                <text:p>1.19054487179487</text:p>
              </table:table-cell>
              <table:table-cell office:value-type="float" office:value="1.45625">
                <text:p>1.45625</text:p>
              </table:table-cell>
              <table:table-cell office:value-type="float" office:value="1.64663461538462">
                <text:p>1.64663461538462</text:p>
              </table:table-cell>
              <table:table-cell office:value-type="float" office:value="1.72852564102564">
                <text:p>1.72852564102564</text:p>
              </table:table-cell>
              <table:table-cell office:value-type="float" office:value="1.73413461538462">
                <text:p>1.73413461538462</text:p>
              </table:table-cell>
              <table:table-cell office:value-type="float" office:value="1.69583333333333">
                <text:p>1.69583333333333</text:p>
              </table:table-cell>
              <table:table-cell office:value-type="float" office:value="1.6161858974359">
                <text:p>1.6161858974359</text:p>
              </table:table-cell>
              <table:table-cell office:value-type="float" office:value="1.45929487179487">
                <text:p>1.45929487179487</text:p>
              </table:table-cell>
              <table:table-cell office:value-type="float" office:value="1.25192307692308">
                <text:p>1.25192307692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95486111111111">
                <text:p>0.595486111111111</text:p>
              </table:table-cell>
              <table:table-cell office:value-type="float" office:value="0.892834595959596">
                <text:p>0.892834595959596</text:p>
              </table:table-cell>
              <table:table-cell office:value-type="float" office:value="1.02067550505051">
                <text:p>1.02067550505051</text:p>
              </table:table-cell>
              <table:table-cell office:value-type="float" office:value="1.07275883838384">
                <text:p>1.07275883838384</text:p>
              </table:table-cell>
              <table:table-cell office:value-type="float" office:value="1.06328914141414">
                <text:p>1.06328914141414</text:p>
              </table:table-cell>
              <table:table-cell office:value-type="float" office:value="1.01594065656566">
                <text:p>1.01594065656566</text:p>
              </table:table-cell>
              <table:table-cell office:value-type="float" office:value="0.930713383838384">
                <text:p>0.930713383838384</text:p>
              </table:table-cell>
              <table:table-cell office:value-type="float" office:value="0.821811868686869">
                <text:p>0.821811868686869</text:p>
              </table:table-cell>
              <table:table-cell office:value-type="float" office:value="0.623895202020202">
                <text:p>0.623895202020202</text:p>
              </table:table-cell>
              <table:table-cell office:value-type="float" office:value="0.449179292929293">
                <text:p>0.449179292929293</text:p>
              </table:table-cell>
              <table:table-cell office:value-type="float" office:value="0.159880050505051">
                <text:p>0.159880050505051</text:p>
              </table:table-cell>
              <table:table-cell office:value-type="float" office:value="0.0902777777777777">
                <text:p>0.0902777777777777</text:p>
              </table:table-cell>
              <table:table-cell office:value-type="float" office:value="0.0364583333333335">
                <text:p>0.0364583333333335</text:p>
              </table:table-cell>
              <table:table-cell office:value-type="float" office:value="-0.00773358585858586">
                <text:p>-0.00773358585858586</text:p>
              </table:table-cell>
              <table:table-cell office:value-type="float" office:value="-0.0359848484848484">
                <text:p>-0.0359848484848484</text:p>
              </table:table-cell>
              <table:table-cell office:value-type="float" office:value="-0.0569760101010099">
                <text:p>-0.0569760101010099</text:p>
              </table:table-cell>
              <table:table-cell office:value-type="float" office:value="-0.0738636363636362">
                <text:p>-0.0738636363636362</text:p>
              </table:table-cell>
              <table:table-cell office:value-type="float" office:value="-0.107481060606061">
                <text:p>-0.107481060606061</text:p>
              </table:table-cell>
              <table:table-cell office:value-type="float" office:value="-0.0975378787878789">
                <text:p>-0.0975378787878789</text:p>
              </table:table-cell>
              <table:table-cell office:value-type="float" office:value="0.739109848484848">
                <text:p>0.739109848484848</text:p>
              </table:table-cell>
              <table:table-cell office:value-type="float" office:value="0.950915404040404">
                <text:p>0.950915404040404</text:p>
              </table:table-cell>
              <table:table-cell office:value-type="float" office:value="1.08459595959596">
                <text:p>1.08459595959596</text:p>
              </table:table-cell>
              <table:table-cell office:value-type="float" office:value="1.12452651515152">
                <text:p>1.12452651515152</text:p>
              </table:table-cell>
              <table:table-cell office:value-type="float" office:value="1.10022095959596">
                <text:p>1.10022095959596</text:p>
              </table:table-cell>
              <table:table-cell office:value-type="float" office:value="1.04119318181818">
                <text:p>1.04119318181818</text:p>
              </table:table-cell>
              <table:table-cell office:value-type="float" office:value="0.938762626262626">
                <text:p>0.938762626262626</text:p>
              </table:table-cell>
              <table:table-cell office:value-type="float" office:value="0.750157828282828">
                <text:p>0.750157828282828</text:p>
              </table:table-cell>
              <table:table-cell office:value-type="float" office:value="0.557607323232323">
                <text:p>0.557607323232323</text:p>
              </table:table-cell>
              <table:table-cell office:value-type="float" office:value="0.458806818181818">
                <text:p>0.458806818181818</text:p>
              </table:table-cell>
              <table:table-cell office:value-type="float" office:value="0.513888888888889">
                <text:p>0.513888888888889</text:p>
              </table:table-cell>
              <table:table-cell office:value-type="float" office:value="0.512152777777778">
                <text:p>0.512152777777778</text:p>
              </table:table-cell>
              <table:table-cell office:value-type="float" office:value="0.458491161616162">
                <text:p>0.458491161616162</text:p>
              </table:table-cell>
              <table:table-cell office:value-type="float" office:value="0.382891414141414">
                <text:p>0.382891414141414</text:p>
              </table:table-cell>
              <table:table-cell office:value-type="float" office:value="0.278409090909091">
                <text:p>0.278409090909091</text:p>
              </table:table-cell>
              <table:table-cell office:value-type="float" office:value="0.149147727272727">
                <text:p>0.149147727272727</text:p>
              </table:table-cell>
              <table:table-cell office:value-type="float" office:value="-0.0789141414141414">
                <text:p>-0.0789141414141414</text:p>
              </table:table-cell>
              <table:table-cell office:value-type="float" office:value="-0.243686868686869">
                <text:p>-0.243686868686869</text:p>
              </table:table-cell>
              <table:table-cell office:value-type="float" office:value="1.17313762626263">
                <text:p>1.17313762626263</text:p>
              </table:table-cell>
              <table:table-cell office:value-type="float" office:value="1.45770202020202">
                <text:p>1.45770202020202</text:p>
              </table:table-cell>
              <table:table-cell office:value-type="float" office:value="1.64520202020202">
                <text:p>1.64520202020202</text:p>
              </table:table-cell>
              <table:table-cell office:value-type="float" office:value="1.7293244949495">
                <text:p>1.7293244949495</text:p>
              </table:table-cell>
              <table:table-cell office:value-type="float" office:value="1.7332702020202">
                <text:p>1.7332702020202</text:p>
              </table:table-cell>
              <table:table-cell office:value-type="float" office:value="1.69349747474747">
                <text:p>1.69349747474747</text:p>
              </table:table-cell>
              <table:table-cell office:value-type="float" office:value="1.61142676767677">
                <text:p>1.61142676767677</text:p>
              </table:table-cell>
              <table:table-cell office:value-type="float" office:value="1.45296717171717">
                <text:p>1.45296717171717</text:p>
              </table:table-cell>
              <table:table-cell office:value-type="float" office:value="1.25047348484848">
                <text:p>1.25047348484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92195273631841">
                <text:p>0.592195273631841</text:p>
              </table:table-cell>
              <table:table-cell office:value-type="float" office:value="0.891946517412935">
                <text:p>0.891946517412935</text:p>
              </table:table-cell>
              <table:table-cell office:value-type="float" office:value="1.01943407960199">
                <text:p>1.01943407960199</text:p>
              </table:table-cell>
              <table:table-cell office:value-type="float" office:value="1.0722947761194">
                <text:p>1.0722947761194</text:p>
              </table:table-cell>
              <table:table-cell office:value-type="float" office:value="1.06141169154229">
                <text:p>1.06141169154229</text:p>
              </table:table-cell>
              <table:table-cell office:value-type="float" office:value="1.01476990049751">
                <text:p>1.01476990049751</text:p>
              </table:table-cell>
              <table:table-cell office:value-type="float" office:value="0.929259950248756">
                <text:p>0.929259950248756</text:p>
              </table:table-cell>
              <table:table-cell office:value-type="float" office:value="0.820429104477612">
                <text:p>0.820429104477612</text:p>
              </table:table-cell>
              <table:table-cell office:value-type="float" office:value="0.622978855721393">
                <text:p>0.622978855721393</text:p>
              </table:table-cell>
              <table:table-cell office:value-type="float" office:value="0.448072139303483">
                <text:p>0.448072139303483</text:p>
              </table:table-cell>
              <table:table-cell office:value-type="float" office:value="0.161536069651741">
                <text:p>0.161536069651741</text:p>
              </table:table-cell>
              <table:table-cell office:value-type="float" office:value="0.0862873134328359">
                <text:p>0.0862873134328359</text:p>
              </table:table-cell>
              <table:table-cell office:value-type="float" office:value="0.0331156716417911">
                <text:p>0.0331156716417911</text:p>
              </table:table-cell>
              <table:table-cell office:value-type="float" office:value="-0.00855099502487566">
                <text:p>-0.00855099502487566</text:p>
              </table:table-cell>
              <table:table-cell office:value-type="float" office:value="-0.0380907960199006">
                <text:p>-0.0380907960199006</text:p>
              </table:table-cell>
              <table:table-cell office:value-type="float" office:value="-0.058613184079602">
                <text:p>-0.058613184079602</text:p>
              </table:table-cell>
              <table:table-cell office:value-type="float" office:value="-0.0750932835820894">
                <text:p>-0.0750932835820894</text:p>
              </table:table-cell>
              <table:table-cell office:value-type="float" office:value="-0.105876865671642">
                <text:p>-0.105876865671642</text:p>
              </table:table-cell>
              <table:table-cell office:value-type="float" office:value="-0.0957711442786071">
                <text:p>-0.0957711442786071</text:p>
              </table:table-cell>
              <table:table-cell office:value-type="float" office:value="0.739583333333333">
                <text:p>0.739583333333333</text:p>
              </table:table-cell>
              <table:table-cell office:value-type="float" office:value="0.951648009950249">
                <text:p>0.951648009950249</text:p>
              </table:table-cell>
              <table:table-cell office:value-type="float" office:value="1.08675373134328">
                <text:p>1.08675373134328</text:p>
              </table:table-cell>
              <table:table-cell office:value-type="float" office:value="1.12437810945274">
                <text:p>1.12437810945274</text:p>
              </table:table-cell>
              <table:table-cell office:value-type="float" office:value="1.10043532338308">
                <text:p>1.10043532338308</text:p>
              </table:table-cell>
              <table:table-cell office:value-type="float" office:value="1.03886815920398">
                <text:p>1.03886815920398</text:p>
              </table:table-cell>
              <table:table-cell office:value-type="float" office:value="0.937966417910448">
                <text:p>0.937966417910448</text:p>
              </table:table-cell>
              <table:table-cell office:value-type="float" office:value="0.750466417910448">
                <text:p>0.750466417910448</text:p>
              </table:table-cell>
              <table:table-cell office:value-type="float" office:value="0.556125621890547">
                <text:p>0.556125621890547</text:p>
              </table:table-cell>
              <table:table-cell office:value-type="float" office:value="0.459732587064677">
                <text:p>0.459732587064677</text:p>
              </table:table-cell>
              <table:table-cell office:value-type="float" office:value="0.513681592039801">
                <text:p>0.513681592039801</text:p>
              </table:table-cell>
              <table:table-cell office:value-type="float" office:value="0.513370646766169">
                <text:p>0.513370646766169</text:p>
              </table:table-cell>
              <table:table-cell office:value-type="float" office:value="0.459110696517413">
                <text:p>0.459110696517413</text:p>
              </table:table-cell>
              <table:table-cell office:value-type="float" office:value="0.382929104477612">
                <text:p>0.382929104477612</text:p>
              </table:table-cell>
              <table:table-cell office:value-type="float" office:value="0.278606965174129">
                <text:p>0.278606965174129</text:p>
              </table:table-cell>
              <table:table-cell office:value-type="float" office:value="0.149875621890547">
                <text:p>0.149875621890547</text:p>
              </table:table-cell>
              <table:table-cell office:value-type="float" office:value="-0.0764925373134329">
                <text:p>-0.0764925373134329</text:p>
              </table:table-cell>
              <table:table-cell office:value-type="float" office:value="-0.241293532338308">
                <text:p>-0.241293532338308</text:p>
              </table:table-cell>
              <table:table-cell office:value-type="float" office:value="1.17179726368159">
                <text:p>1.17179726368159</text:p>
              </table:table-cell>
              <table:table-cell office:value-type="float" office:value="1.45740049751244">
                <text:p>1.45740049751244</text:p>
              </table:table-cell>
              <table:table-cell office:value-type="float" office:value="1.64567786069652">
                <text:p>1.64567786069652</text:p>
              </table:table-cell>
              <table:table-cell office:value-type="float" office:value="1.72667910447761">
                <text:p>1.72667910447761</text:p>
              </table:table-cell>
              <table:table-cell office:value-type="float" office:value="1.73227611940299">
                <text:p>1.73227611940299</text:p>
              </table:table-cell>
              <table:table-cell office:value-type="float" office:value="1.68952114427861">
                <text:p>1.68952114427861</text:p>
              </table:table-cell>
              <table:table-cell office:value-type="float" office:value="1.60851990049751">
                <text:p>1.60851990049751</text:p>
              </table:table-cell>
              <table:table-cell office:value-type="float" office:value="1.44993781094527">
                <text:p>1.44993781094527</text:p>
              </table:table-cell>
              <table:table-cell office:value-type="float" office:value="1.24549129353234">
                <text:p>1.245491293532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89001225490196">
                <text:p>0.589001225490196</text:p>
              </table:table-cell>
              <table:table-cell office:value-type="float" office:value="0.891084558823529">
                <text:p>0.891084558823529</text:p>
              </table:table-cell>
              <table:table-cell office:value-type="float" office:value="1.01822916666667">
                <text:p>1.01822916666667</text:p>
              </table:table-cell>
              <table:table-cell office:value-type="float" office:value="1.0718443627451">
                <text:p>1.0718443627451</text:p>
              </table:table-cell>
              <table:table-cell office:value-type="float" office:value="1.06112132352941">
                <text:p>1.06112132352941</text:p>
              </table:table-cell>
              <table:table-cell office:value-type="float" office:value="1.01210171568627">
                <text:p>1.01210171568627</text:p>
              </table:table-cell>
              <table:table-cell office:value-type="float" office:value="0.92938112745098">
                <text:p>0.92938112745098</text:p>
              </table:table-cell>
              <table:table-cell office:value-type="float" office:value="0.816023284313726">
                <text:p>0.816023284313726</text:p>
              </table:table-cell>
              <table:table-cell office:value-type="float" office:value="0.619332107843137">
                <text:p>0.619332107843137</text:p>
              </table:table-cell>
              <table:table-cell office:value-type="float" office:value="0.446997549019608">
                <text:p>0.446997549019608</text:p>
              </table:table-cell>
              <table:table-cell office:value-type="float" office:value="0.158547794117647">
                <text:p>0.158547794117647</text:p>
              </table:table-cell>
              <table:table-cell office:value-type="float" office:value="0.0840992647058825">
                <text:p>0.0840992647058825</text:p>
              </table:table-cell>
              <table:table-cell office:value-type="float" office:value="0.0298713235294117">
                <text:p>0.0298713235294117</text:p>
              </table:table-cell>
              <table:table-cell office:value-type="float" office:value="-0.00949754901960809">
                <text:p>-0.00949754901960809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-0.0586703431372551">
                <text:p>-0.0586703431372551</text:p>
              </table:table-cell>
              <table:table-cell office:value-type="float" office:value="-0.0793504901960784">
                <text:p>-0.0793504901960784</text:p>
              </table:table-cell>
              <table:table-cell office:value-type="float" office:value="-0.105545343137255">
                <text:p>-0.105545343137255</text:p>
              </table:table-cell>
              <table:table-cell office:value-type="float" office:value="-0.0971200980392155">
                <text:p>-0.0971200980392155</text:p>
              </table:table-cell>
              <table:table-cell office:value-type="float" office:value="0.746170343137255">
                <text:p>0.746170343137255</text:p>
              </table:table-cell>
              <table:table-cell office:value-type="float" office:value="0.959099264705882">
                <text:p>0.959099264705882</text:p>
              </table:table-cell>
              <table:table-cell office:value-type="float" office:value="1.08547794117647">
                <text:p>1.08547794117647</text:p>
              </table:table-cell>
              <table:table-cell office:value-type="float" office:value="1.12423406862745">
                <text:p>1.12423406862745</text:p>
              </table:table-cell>
              <table:table-cell office:value-type="float" office:value="1.09895833333333">
                <text:p>1.09895833333333</text:p>
              </table:table-cell>
              <table:table-cell office:value-type="float" office:value="1.03829656862745">
                <text:p>1.03829656862745</text:p>
              </table:table-cell>
              <table:table-cell office:value-type="float" office:value="0.93719362745098">
                <text:p>0.93719362745098</text:p>
              </table:table-cell>
              <table:table-cell office:value-type="float" office:value="0.746170343137255">
                <text:p>0.746170343137255</text:p>
              </table:table-cell>
              <table:table-cell office:value-type="float" office:value="0.5546875">
                <text:p>0.5546875</text:p>
              </table:table-cell>
              <table:table-cell office:value-type="float" office:value="0.462162990196079">
                <text:p>0.462162990196079</text:p>
              </table:table-cell>
              <table:table-cell office:value-type="float" office:value="0.513480392156863">
                <text:p>0.513480392156863</text:p>
              </table:table-cell>
              <table:table-cell office:value-type="float" office:value="0.512867647058823">
                <text:p>0.512867647058823</text:p>
              </table:table-cell>
              <table:table-cell office:value-type="float" office:value="0.46109068627451">
                <text:p>0.46109068627451</text:p>
              </table:table-cell>
              <table:table-cell office:value-type="float" office:value="0.381587009803922">
                <text:p>0.381587009803922</text:p>
              </table:table-cell>
              <table:table-cell office:value-type="float" office:value="0.280177696078431">
                <text:p>0.280177696078431</text:p>
              </table:table-cell>
              <table:table-cell office:value-type="float" office:value="0.147824754901961">
                <text:p>0.147824754901961</text:p>
              </table:table-cell>
              <table:table-cell office:value-type="float" office:value="-0.0765931372549019">
                <text:p>-0.0765931372549019</text:p>
              </table:table-cell>
              <table:table-cell office:value-type="float" office:value="-0.240502450980392">
                <text:p>-0.240502450980392</text:p>
              </table:table-cell>
              <table:table-cell office:value-type="float" office:value="1.17509191176471">
                <text:p>1.17509191176471</text:p>
              </table:table-cell>
              <table:table-cell office:value-type="float" office:value="1.46384803921569">
                <text:p>1.46384803921569</text:p>
              </table:table-cell>
              <table:table-cell office:value-type="float" office:value="1.64445465686275">
                <text:p>1.64445465686275</text:p>
              </table:table-cell>
              <table:table-cell office:value-type="float" office:value="1.72426470588235">
                <text:p>1.72426470588235</text:p>
              </table:table-cell>
              <table:table-cell office:value-type="float" office:value="1.72947303921569">
                <text:p>1.72947303921569</text:p>
              </table:table-cell>
              <table:table-cell office:value-type="float" office:value="1.6875">
                <text:p>1.6875</text:p>
              </table:table-cell>
              <table:table-cell office:value-type="float" office:value="1.60539215686275">
                <text:p>1.60539215686275</text:p>
              </table:table-cell>
              <table:table-cell office:value-type="float" office:value="1.44209558823529">
                <text:p>1.44209558823529</text:p>
              </table:table-cell>
              <table:table-cell office:value-type="float" office:value="1.2421875">
                <text:p>1.2421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85899758454106">
                <text:p>0.585899758454106</text:p>
              </table:table-cell>
              <table:table-cell office:value-type="float" office:value="0.890247584541063">
                <text:p>0.890247584541063</text:p>
              </table:table-cell>
              <table:table-cell office:value-type="float" office:value="1.01705917874396">
                <text:p>1.01705917874396</text:p>
              </table:table-cell>
              <table:table-cell office:value-type="float" office:value="1.06989734299517">
                <text:p>1.06989734299517</text:p>
              </table:table-cell>
              <table:table-cell office:value-type="float" office:value="1.06083937198068">
                <text:p>1.06083937198068</text:p>
              </table:table-cell>
              <table:table-cell office:value-type="float" office:value="1.01102053140097">
                <text:p>1.01102053140097</text:p>
              </table:table-cell>
              <table:table-cell office:value-type="float" office:value="0.929498792270531">
                <text:p>0.929498792270531</text:p>
              </table:table-cell>
              <table:table-cell office:value-type="float" office:value="0.817783816425121">
                <text:p>0.817783816425121</text:p>
              </table:table-cell>
              <table:table-cell office:value-type="float" office:value="0.617149758454106">
                <text:p>0.617149758454106</text:p>
              </table:table-cell>
              <table:table-cell office:value-type="float" office:value="0.447312801932367">
                <text:p>0.447312801932367</text:p>
              </table:table-cell>
              <table:table-cell office:value-type="float" office:value="0.157155797101449">
                <text:p>0.157155797101449</text:p>
              </table:table-cell>
              <table:table-cell office:value-type="float" office:value="0.0819746376811594">
                <text:p>0.0819746376811594</text:p>
              </table:table-cell>
              <table:table-cell office:value-type="float" office:value="0.030193236714976">
                <text:p>0.030193236714976</text:p>
              </table:table-cell>
              <table:table-cell office:value-type="float" office:value="-0.0104166666666665">
                <text:p>-0.0104166666666665</text:p>
              </table:table-cell>
              <table:table-cell office:value-type="float" office:value="-0.0436292270531402">
                <text:p>-0.0436292270531402</text:p>
              </table:table-cell>
              <table:table-cell office:value-type="float" office:value="-0.0620471014492754">
                <text:p>-0.0620471014492754</text:p>
              </table:table-cell>
              <table:table-cell office:value-type="float" office:value="-0.0774456521739133">
                <text:p>-0.0774456521739133</text:p>
              </table:table-cell>
              <table:table-cell office:value-type="float" office:value="-0.105374396135266">
                <text:p>-0.105374396135266</text:p>
              </table:table-cell>
              <table:table-cell office:value-type="float" office:value="-0.0970712560386473">
                <text:p>-0.0970712560386473</text:p>
              </table:table-cell>
              <table:table-cell office:value-type="float" office:value="0.737469806763285">
                <text:p>0.737469806763285</text:p>
              </table:table-cell>
              <table:table-cell office:value-type="float" office:value="0.958031400966184">
                <text:p>0.958031400966184</text:p>
              </table:table-cell>
              <table:table-cell office:value-type="float" office:value="1.09088164251208">
                <text:p>1.09088164251208</text:p>
              </table:table-cell>
              <table:table-cell office:value-type="float" office:value="1.12409420289855">
                <text:p>1.12409420289855</text:p>
              </table:table-cell>
              <table:table-cell office:value-type="float" office:value="1.10084541062802">
                <text:p>1.10084541062802</text:p>
              </table:table-cell>
              <table:table-cell office:value-type="float" office:value="1.03940217391304">
                <text:p>1.03940217391304</text:p>
              </table:table-cell>
              <table:table-cell office:value-type="float" office:value="0.936443236714976">
                <text:p>0.936443236714976</text:p>
              </table:table-cell>
              <table:table-cell office:value-type="float" office:value="0.741998792270531">
                <text:p>0.741998792270531</text:p>
              </table:table-cell>
              <table:table-cell office:value-type="float" office:value="0.55631038647343">
                <text:p>0.55631038647343</text:p>
              </table:table-cell>
              <table:table-cell office:value-type="float" office:value="0.461503623188406">
                <text:p>0.461503623188406</text:p>
              </table:table-cell>
              <table:table-cell office:value-type="float" office:value="0.513285024154589">
                <text:p>0.513285024154589</text:p>
              </table:table-cell>
              <table:table-cell office:value-type="float" office:value="0.514341787439613">
                <text:p>0.514341787439613</text:p>
              </table:table-cell>
              <table:table-cell office:value-type="float" office:value="0.463013285024155">
                <text:p>0.463013285024155</text:p>
              </table:table-cell>
              <table:table-cell office:value-type="float" office:value="0.381642512077295">
                <text:p>0.381642512077295</text:p>
              </table:table-cell>
              <table:table-cell office:value-type="float" office:value="0.281702898550725">
                <text:p>0.281702898550725</text:p>
              </table:table-cell>
              <table:table-cell office:value-type="float" office:value="0.151268115942029">
                <text:p>0.151268115942029</text:p>
              </table:table-cell>
              <table:table-cell office:value-type="float" office:value="-0.0754830917874396">
                <text:p>-0.0754830917874396</text:p>
              </table:table-cell>
              <table:table-cell office:value-type="float" office:value="-0.235507246376812">
                <text:p>-0.235507246376812</text:p>
              </table:table-cell>
              <table:table-cell office:value-type="float" office:value="1.16621376811594">
                <text:p>1.16621376811594</text:p>
              </table:table-cell>
              <table:table-cell office:value-type="float" office:value="1.46180555555556">
                <text:p>1.46180555555556</text:p>
              </table:table-cell>
              <table:table-cell office:value-type="float" office:value="1.64643719806763">
                <text:p>1.64643719806763</text:p>
              </table:table-cell>
              <table:table-cell office:value-type="float" office:value="1.72192028985507">
                <text:p>1.72192028985507</text:p>
              </table:table-cell>
              <table:table-cell office:value-type="float" office:value="1.73022342995169">
                <text:p>1.73022342995169</text:p>
              </table:table-cell>
              <table:table-cell office:value-type="float" office:value="1.68719806763285">
                <text:p>1.68719806763285</text:p>
              </table:table-cell>
              <table:table-cell office:value-type="float" office:value="1.60295893719807">
                <text:p>1.60295893719807</text:p>
              </table:table-cell>
              <table:table-cell office:value-type="float" office:value="1.43463164251208">
                <text:p>1.43463164251208</text:p>
              </table:table-cell>
              <table:table-cell office:value-type="float" office:value="1.23913043478261">
                <text:p>1.239130434782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82886904761905">
                <text:p>0.582886904761905</text:p>
              </table:table-cell>
              <table:table-cell office:value-type="float" office:value="0.887946428571429">
                <text:p>0.887946428571429</text:p>
              </table:table-cell>
              <table:table-cell office:value-type="float" office:value="1.01592261904762">
                <text:p>1.01592261904762</text:p>
              </table:table-cell>
              <table:table-cell office:value-type="float" office:value="1.06949404761905">
                <text:p>1.06949404761905</text:p>
              </table:table-cell>
              <table:table-cell office:value-type="float" office:value="1.05907738095238">
                <text:p>1.05907738095238</text:p>
              </table:table-cell>
              <table:table-cell office:value-type="float" office:value="1.01145833333333">
                <text:p>1.01145833333333</text:p>
              </table:table-cell>
              <table:table-cell office:value-type="float" office:value="0.929613095238095">
                <text:p>0.929613095238095</text:p>
              </table:table-cell>
              <table:table-cell office:value-type="float" office:value="0.816517857142857">
                <text:p>0.816517857142857</text:p>
              </table:table-cell>
              <table:table-cell office:value-type="float" office:value="0.61860119047619">
                <text:p>0.61860119047619</text:p>
              </table:table-cell>
              <table:table-cell office:value-type="float" office:value="0.448958333333333">
                <text:p>0.448958333333333</text:p>
              </table:table-cell>
              <table:table-cell office:value-type="float" office:value="0.155803571428571">
                <text:p>0.155803571428571</text:p>
              </table:table-cell>
              <table:table-cell office:value-type="float" office:value="0.0815476190476192">
                <text:p>0.0815476190476192</text:p>
              </table:table-cell>
              <table:table-cell office:value-type="float" office:value="0.0270833333333331">
                <text:p>0.0270833333333331</text:p>
              </table:table-cell>
              <table:table-cell office:value-type="float" office:value="-0.0127976190476189">
                <text:p>-0.0127976190476189</text:p>
              </table:table-cell>
              <table:table-cell office:value-type="float" office:value="-0.0456845238095238">
                <text:p>-0.0456845238095238</text:p>
              </table:table-cell>
              <table:table-cell office:value-type="float" office:value="-0.0636904761904762">
                <text:p>-0.0636904761904762</text:p>
              </table:table-cell>
              <table:table-cell office:value-type="float" office:value="-0.0785714285714285">
                <text:p>-0.0785714285714285</text:p>
              </table:table-cell>
              <table:table-cell office:value-type="float" office:value="-0.101636904761905">
                <text:p>-0.101636904761905</text:p>
              </table:table-cell>
              <table:table-cell office:value-type="float" office:value="-0.0956845238095239">
                <text:p>-0.0956845238095239</text:p>
              </table:table-cell>
              <table:table-cell office:value-type="float" office:value="0.740922619047619">
                <text:p>0.740922619047619</text:p>
              </table:table-cell>
              <table:table-cell office:value-type="float" office:value="0.955357142857143">
                <text:p>0.955357142857143</text:p>
              </table:table-cell>
              <table:table-cell office:value-type="float" office:value="1.09122023809524">
                <text:p>1.09122023809524</text:p>
              </table:table-cell>
              <table:table-cell office:value-type="float" office:value="1.12395833333333">
                <text:p>1.12395833333333</text:p>
              </table:table-cell>
              <table:table-cell office:value-type="float" office:value="1.10104166666667">
                <text:p>1.10104166666667</text:p>
              </table:table-cell>
              <table:table-cell office:value-type="float" office:value="1.04047619047619">
                <text:p>1.04047619047619</text:p>
              </table:table-cell>
              <table:table-cell office:value-type="float" office:value="0.93735119047619">
                <text:p>0.93735119047619</text:p>
              </table:table-cell>
              <table:table-cell office:value-type="float" office:value="0.742410714285714">
                <text:p>0.742410714285714</text:p>
              </table:table-cell>
              <table:table-cell office:value-type="float" office:value="0.559375">
                <text:p>0.559375</text:p>
              </table:table-cell>
              <table:table-cell office:value-type="float" office:value="0.460863095238095">
                <text:p>0.460863095238095</text:p>
              </table:table-cell>
              <table:table-cell office:value-type="float" office:value="0.513095238095238">
                <text:p>0.513095238095238</text:p>
              </table:table-cell>
              <table:table-cell office:value-type="float" office:value="0.513839285714286">
                <text:p>0.513839285714286</text:p>
              </table:table-cell>
              <table:table-cell office:value-type="float" office:value="0.461904761904762">
                <text:p>0.461904761904762</text:p>
              </table:table-cell>
              <table:table-cell office:value-type="float" office:value="0.383035714285714">
                <text:p>0.383035714285714</text:p>
              </table:table-cell>
              <table:table-cell office:value-type="float" office:value="0.283184523809524">
                <text:p>0.283184523809524</text:p>
              </table:table-cell>
              <table:table-cell office:value-type="float" office:value="0.155208333333333">
                <text:p>0.155208333333333</text:p>
              </table:table-cell>
              <table:table-cell office:value-type="float" office:value="-0.0703869047619048">
                <text:p>-0.0703869047619048</text:p>
              </table:table-cell>
              <table:table-cell office:value-type="float" office:value="-0.229464285714286">
                <text:p>-0.229464285714286</text:p>
              </table:table-cell>
              <table:table-cell office:value-type="float" office:value="1.16800595238095">
                <text:p>1.16800595238095</text:p>
              </table:table-cell>
              <table:table-cell office:value-type="float" office:value="1.45818452380952">
                <text:p>1.45818452380952</text:p>
              </table:table-cell>
              <table:table-cell office:value-type="float" office:value="1.646875">
                <text:p>1.646875</text:p>
              </table:table-cell>
              <table:table-cell office:value-type="float" office:value="1.72113095238095">
                <text:p>1.72113095238095</text:p>
              </table:table-cell>
              <table:table-cell office:value-type="float" office:value="1.72946428571429">
                <text:p>1.72946428571429</text:p>
              </table:table-cell>
              <table:table-cell office:value-type="float" office:value="1.68690476190476">
                <text:p>1.68690476190476</text:p>
              </table:table-cell>
              <table:table-cell office:value-type="float" office:value="1.59866071428571">
                <text:p>1.59866071428571</text:p>
              </table:table-cell>
              <table:table-cell office:value-type="float" office:value="1.43139880952381">
                <text:p>1.43139880952381</text:p>
              </table:table-cell>
              <table:table-cell office:value-type="float" office:value="1.23779761904762">
                <text:p>1.237797619047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79958920187793">
                <text:p>0.579958920187793</text:p>
              </table:table-cell>
              <table:table-cell office:value-type="float" office:value="0.885710093896714">
                <text:p>0.885710093896714</text:p>
              </table:table-cell>
              <table:table-cell office:value-type="float" office:value="1.01335093896714">
                <text:p>1.01335093896714</text:p>
              </table:table-cell>
              <table:table-cell office:value-type="float" office:value="1.06763497652582">
                <text:p>1.06763497652582</text:p>
              </table:table-cell>
              <table:table-cell office:value-type="float" office:value="1.05883215962441">
                <text:p>1.05883215962441</text:p>
              </table:table-cell>
              <table:table-cell office:value-type="float" office:value="1.01041666666667">
                <text:p>1.01041666666667</text:p>
              </table:table-cell>
              <table:table-cell office:value-type="float" office:value="0.929724178403756">
                <text:p>0.929724178403756</text:p>
              </table:table-cell>
              <table:table-cell office:value-type="float" office:value="0.816754694835681">
                <text:p>0.816754694835681</text:p>
              </table:table-cell>
              <table:table-cell office:value-type="float" office:value="0.620158450704225">
                <text:p>0.620158450704225</text:p>
              </table:table-cell>
              <table:table-cell office:value-type="float" office:value="0.447916666666667">
                <text:p>0.447916666666667</text:p>
              </table:table-cell>
              <table:table-cell office:value-type="float" office:value="0.157423708920188">
                <text:p>0.157423708920188</text:p>
              </table:table-cell>
              <table:table-cell office:value-type="float" office:value="0.07643779342723">
                <text:p>0.07643779342723</text:p>
              </table:table-cell>
              <table:table-cell office:value-type="float" office:value="0.0258215962441315">
                <text:p>0.0258215962441315</text:p>
              </table:table-cell>
              <table:table-cell office:value-type="float" office:value="-0.0152582159624415">
                <text:p>-0.0152582159624415</text:p>
              </table:table-cell>
              <table:table-cell office:value-type="float" office:value="-0.0443075117370893">
                <text:p>-0.0443075117370893</text:p>
              </table:table-cell>
              <table:table-cell office:value-type="float" office:value="-0.0636737089201878">
                <text:p>-0.0636737089201878</text:p>
              </table:table-cell>
              <table:table-cell office:value-type="float" office:value="-0.0798122065727702">
                <text:p>-0.0798122065727702</text:p>
              </table:table-cell>
              <table:table-cell office:value-type="float" office:value="-0.103726525821596">
                <text:p>-0.103726525821596</text:p>
              </table:table-cell>
              <table:table-cell office:value-type="float" office:value="-0.0955105633802817">
                <text:p>-0.0955105633802817</text:p>
              </table:table-cell>
              <table:table-cell office:value-type="float" office:value="0.73987676056338">
                <text:p>0.73987676056338</text:p>
              </table:table-cell>
              <table:table-cell office:value-type="float" office:value="0.951144366197183">
                <text:p>0.951144366197183</text:p>
              </table:table-cell>
              <table:table-cell office:value-type="float" office:value="1.08670774647887">
                <text:p>1.08670774647887</text:p>
              </table:table-cell>
              <table:table-cell office:value-type="float" office:value="1.12382629107981">
                <text:p>1.12382629107981</text:p>
              </table:table-cell>
              <table:table-cell office:value-type="float" office:value="1.1012323943662">
                <text:p>1.1012323943662</text:p>
              </table:table-cell>
              <table:table-cell office:value-type="float" office:value="1.03990610328639">
                <text:p>1.03990610328639</text:p>
              </table:table-cell>
              <table:table-cell office:value-type="float" office:value="0.938233568075117">
                <text:p>0.938233568075117</text:p>
              </table:table-cell>
              <table:table-cell office:value-type="float" office:value="0.744278169014085">
                <text:p>0.744278169014085</text:p>
              </table:table-cell>
              <table:table-cell office:value-type="float" office:value="0.557951877934272">
                <text:p>0.557951877934272</text:p>
              </table:table-cell>
              <table:table-cell office:value-type="float" office:value="0.461707746478873">
                <text:p>0.461707746478873</text:p>
              </table:table-cell>
              <table:table-cell office:value-type="float" office:value="0.509976525821596">
                <text:p>0.509976525821596</text:p>
              </table:table-cell>
              <table:table-cell office:value-type="float" office:value="0.512030516431925">
                <text:p>0.512030516431925</text:p>
              </table:table-cell>
              <table:table-cell office:value-type="float" office:value="0.462147887323944">
                <text:p>0.462147887323944</text:p>
              </table:table-cell>
              <table:table-cell office:value-type="float" office:value="0.384683098591549">
                <text:p>0.384683098591549</text:p>
              </table:table-cell>
              <table:table-cell office:value-type="float" office:value="0.286238262910798">
                <text:p>0.286238262910798</text:p>
              </table:table-cell>
              <table:table-cell office:value-type="float" office:value="0.157130281690141">
                <text:p>0.157130281690141</text:p>
              </table:table-cell>
              <table:table-cell office:value-type="float" office:value="-0.064994131455399">
                <text:p>-0.064994131455399</text:p>
              </table:table-cell>
              <table:table-cell office:value-type="float" office:value="-0.227406103286385">
                <text:p>-0.227406103286385</text:p>
              </table:table-cell>
              <table:table-cell office:value-type="float" office:value="1.16387910798122">
                <text:p>1.16387910798122</text:p>
              </table:table-cell>
              <table:table-cell office:value-type="float" office:value="1.45451877934272">
                <text:p>1.45451877934272</text:p>
              </table:table-cell>
              <table:table-cell office:value-type="float" office:value="1.64231220657277">
                <text:p>1.64231220657277</text:p>
              </table:table-cell>
              <table:table-cell office:value-type="float" office:value="1.72051056338028">
                <text:p>1.72051056338028</text:p>
              </table:table-cell>
              <table:table-cell office:value-type="float" office:value="1.72696596244131">
                <text:p>1.72696596244131</text:p>
              </table:table-cell>
              <table:table-cell office:value-type="float" office:value="1.68339201877934">
                <text:p>1.68339201877934</text:p>
              </table:table-cell>
              <table:table-cell office:value-type="float" office:value="1.59785798122066">
                <text:p>1.59785798122066</text:p>
              </table:table-cell>
              <table:table-cell office:value-type="float" office:value="1.42943075117371">
                <text:p>1.42943075117371</text:p>
              </table:table-cell>
              <table:table-cell office:value-type="float" office:value="1.23327464788732">
                <text:p>1.23327464788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7.175cm" svg:height="18.736cm" xlink:href=".." xlink:type="simple" chart:class="chart:line" chart:style-name="ch1">
        <chart:legend chart:legend-position="end" svg:x="41.836cm" svg:y="6.828cm" style:legend-expansion="high" chart:style-name="ch2"/>
        <chart:plot-area chart:style-name="ch3" table:cell-range-address="Def1_Zipped_Noise_Test_StartwithCHAMP2.B1:Def1_Zipped_Noise_Test_StartwithCHAMP2.K72" chart:data-source-has-labels="row" svg:x="0.943cm" svg:y="0.374cm" svg:width="39.95cm" svg:height="17.988cm">
          <chartooo:coordinate-region svg:x="1.67cm" svg:y="0.573cm" svg:width="39.036cm" svg:height="17.1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f1_Zipped_Noise_Test_StartwithCHAMP2.B2:Def1_Zipped_Noise_Test_StartwithCHAMP2.B72" chart:label-cell-address="Def1_Zipped_Noise_Test_StartwithCHAMP2.B1:Def1_Zipped_Noise_Test_StartwithCHAMP2.B1" chart:class="chart:line">
            <chart:data-point chart:repeated="71"/>
          </chart:series>
          <chart:series chart:style-name="ch7" chart:values-cell-range-address="Def1_Zipped_Noise_Test_StartwithCHAMP2.C2:Def1_Zipped_Noise_Test_StartwithCHAMP2.C72" chart:label-cell-address="Def1_Zipped_Noise_Test_StartwithCHAMP2.C1:Def1_Zipped_Noise_Test_StartwithCHAMP2.C1" chart:class="chart:line">
            <chart:data-point chart:repeated="71"/>
          </chart:series>
          <chart:series chart:style-name="ch8" chart:values-cell-range-address="Def1_Zipped_Noise_Test_StartwithCHAMP2.D2:Def1_Zipped_Noise_Test_StartwithCHAMP2.D72" chart:label-cell-address="Def1_Zipped_Noise_Test_StartwithCHAMP2.D1:Def1_Zipped_Noise_Test_StartwithCHAMP2.D1" chart:class="chart:line">
            <chart:data-point chart:repeated="71"/>
          </chart:series>
          <chart:series chart:style-name="ch9" chart:values-cell-range-address="Def1_Zipped_Noise_Test_StartwithCHAMP2.E2:Def1_Zipped_Noise_Test_StartwithCHAMP2.E72" chart:label-cell-address="Def1_Zipped_Noise_Test_StartwithCHAMP2.E1:Def1_Zipped_Noise_Test_StartwithCHAMP2.E1" chart:class="chart:line">
            <chart:data-point chart:repeated="71"/>
          </chart:series>
          <chart:series chart:style-name="ch10" chart:values-cell-range-address="Def1_Zipped_Noise_Test_StartwithCHAMP2.F2:Def1_Zipped_Noise_Test_StartwithCHAMP2.F72" chart:label-cell-address="Def1_Zipped_Noise_Test_StartwithCHAMP2.F1:Def1_Zipped_Noise_Test_StartwithCHAMP2.F1" chart:class="chart:line">
            <chart:data-point chart:repeated="71"/>
          </chart:series>
          <chart:series chart:style-name="ch11" chart:values-cell-range-address="Def1_Zipped_Noise_Test_StartwithCHAMP2.G2:Def1_Zipped_Noise_Test_StartwithCHAMP2.G72" chart:label-cell-address="Def1_Zipped_Noise_Test_StartwithCHAMP2.G1:Def1_Zipped_Noise_Test_StartwithCHAMP2.G1" chart:class="chart:line">
            <chart:data-point chart:repeated="71"/>
          </chart:series>
          <chart:series chart:style-name="ch12" chart:values-cell-range-address="Def1_Zipped_Noise_Test_StartwithCHAMP2.H2:Def1_Zipped_Noise_Test_StartwithCHAMP2.H72" chart:label-cell-address="Def1_Zipped_Noise_Test_StartwithCHAMP2.H1:Def1_Zipped_Noise_Test_StartwithCHAMP2.H1" chart:class="chart:line">
            <chart:data-point chart:repeated="71"/>
          </chart:series>
          <chart:series chart:style-name="ch13" chart:values-cell-range-address="Def1_Zipped_Noise_Test_StartwithCHAMP2.I2:Def1_Zipped_Noise_Test_StartwithCHAMP2.I72" chart:label-cell-address="Def1_Zipped_Noise_Test_StartwithCHAMP2.I1:Def1_Zipped_Noise_Test_StartwithCHAMP2.I1" chart:class="chart:line">
            <chart:data-point chart:repeated="71"/>
          </chart:series>
          <chart:series chart:style-name="ch14" chart:values-cell-range-address="Def1_Zipped_Noise_Test_StartwithCHAMP2.J2:Def1_Zipped_Noise_Test_StartwithCHAMP2.J72" chart:label-cell-address="Def1_Zipped_Noise_Test_StartwithCHAMP2.J1:Def1_Zipped_Noise_Test_StartwithCHAMP2.J1" chart:class="chart:line">
            <chart:data-point chart:repeated="71"/>
          </chart:series>
          <chart:series chart:style-name="ch15" chart:values-cell-range-address="Def1_Zipped_Noise_Test_StartwithCHAMP2.K2:Def1_Zipped_Noise_Test_StartwithCHAMP2.K72" chart:label-cell-address="Def1_Zipped_Noise_Test_StartwithCHAMP2.K1:Def1_Zipped_Noise_Test_StartwithCHAMP2.K1" chart:class="chart:line">
            <chart:data-point chart:repeated="7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lzCompression_ratio(s)</text:p>
                <draw:g>
                  <svg:desc>Def1_Zipped_Noise_Test_StartwithCHAMP2.B1:Def1_Zipped_Noise_Test_StartwithCHAMP2.B1</svg:desc>
                </draw:g>
              </table:table-cell>
              <table:table-cell office:value-type="string">
                <text:p> lzCompression_ratio(s10)</text:p>
                <draw:g>
                  <svg:desc>Def1_Zipped_Noise_Test_StartwithCHAMP2.C1:Def1_Zipped_Noise_Test_StartwithCHAMP2.C1</svg:desc>
                </draw:g>
              </table:table-cell>
              <table:table-cell office:value-type="string">
                <text:p> lzCompression_ratio(s20)</text:p>
                <draw:g>
                  <svg:desc>Def1_Zipped_Noise_Test_StartwithCHAMP2.D1:Def1_Zipped_Noise_Test_StartwithCHAMP2.D1</svg:desc>
                </draw:g>
              </table:table-cell>
              <table:table-cell office:value-type="string">
                <text:p> lzCompression_ratio(s30)</text:p>
                <draw:g>
                  <svg:desc>Def1_Zipped_Noise_Test_StartwithCHAMP2.E1:Def1_Zipped_Noise_Test_StartwithCHAMP2.E1</svg:desc>
                </draw:g>
              </table:table-cell>
              <table:table-cell office:value-type="string">
                <text:p> lzCompression_ratio(s40)</text:p>
                <draw:g>
                  <svg:desc>Def1_Zipped_Noise_Test_StartwithCHAMP2.F1:Def1_Zipped_Noise_Test_StartwithCHAMP2.F1</svg:desc>
                </draw:g>
              </table:table-cell>
              <table:table-cell office:value-type="string">
                <text:p> lzCompression_ratio(s50)</text:p>
                <draw:g>
                  <svg:desc>Def1_Zipped_Noise_Test_StartwithCHAMP2.G1:Def1_Zipped_Noise_Test_StartwithCHAMP2.G1</svg:desc>
                </draw:g>
              </table:table-cell>
              <table:table-cell office:value-type="string">
                <text:p> lzCompression_ratio(s60)</text:p>
                <draw:g>
                  <svg:desc>Def1_Zipped_Noise_Test_StartwithCHAMP2.H1:Def1_Zipped_Noise_Test_StartwithCHAMP2.H1</svg:desc>
                </draw:g>
              </table:table-cell>
              <table:table-cell office:value-type="string">
                <text:p> lzCompression_ratio(s70)</text:p>
                <draw:g>
                  <svg:desc>Def1_Zipped_Noise_Test_StartwithCHAMP2.I1:Def1_Zipped_Noise_Test_StartwithCHAMP2.I1</svg:desc>
                </draw:g>
              </table:table-cell>
              <table:table-cell office:value-type="string">
                <text:p> lzCompression_ratio(s80)</text:p>
                <draw:g>
                  <svg:desc>Def1_Zipped_Noise_Test_StartwithCHAMP2.J1:Def1_Zipped_Noise_Test_StartwithCHAMP2.J1</svg:desc>
                </draw:g>
              </table:table-cell>
              <table:table-cell office:value-type="string">
                <text:p> lzCompression_ratio(s90)</text:p>
                <draw:g>
                  <svg:desc>Def1_Zipped_Noise_Test_StartwithCHAMP2.K1:Def1_Zipped_Noise_Test_StartwithCHAMP2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3125">
                <text:p>1.53125</text:p>
                <draw:g>
                  <svg:desc>Def1_Zipped_Noise_Test_StartwithCHAMP2.B2:Def1_Zipped_Noise_Test_StartwithCHAMP2.B72</svg:desc>
                </draw:g>
              </table:table-cell>
              <table:table-cell office:value-type="float" office:value="1.46875">
                <text:p>1.46875</text:p>
                <draw:g>
                  <svg:desc>Def1_Zipped_Noise_Test_StartwithCHAMP2.C2:Def1_Zipped_Noise_Test_StartwithCHAMP2.C72</svg:desc>
                </draw:g>
              </table:table-cell>
              <table:table-cell office:value-type="float" office:value="1.39583333333333">
                <text:p>1.39583333333333</text:p>
                <draw:g>
                  <svg:desc>Def1_Zipped_Noise_Test_StartwithCHAMP2.D2:Def1_Zipped_Noise_Test_StartwithCHAMP2.D72</svg:desc>
                </draw:g>
              </table:table-cell>
              <table:table-cell office:value-type="float" office:value="1.39583333333333">
                <text:p>1.39583333333333</text:p>
                <draw:g>
                  <svg:desc>Def1_Zipped_Noise_Test_StartwithCHAMP2.E2:Def1_Zipped_Noise_Test_StartwithCHAMP2.E72</svg:desc>
                </draw:g>
              </table:table-cell>
              <table:table-cell office:value-type="float" office:value="1.46875">
                <text:p>1.46875</text:p>
                <draw:g>
                  <svg:desc>Def1_Zipped_Noise_Test_StartwithCHAMP2.F2:Def1_Zipped_Noise_Test_StartwithCHAMP2.F72</svg:desc>
                </draw:g>
              </table:table-cell>
              <table:table-cell office:value-type="float" office:value="1.34375">
                <text:p>1.34375</text:p>
                <draw:g>
                  <svg:desc>Def1_Zipped_Noise_Test_StartwithCHAMP2.G2:Def1_Zipped_Noise_Test_StartwithCHAMP2.G72</svg:desc>
                </draw:g>
              </table:table-cell>
              <table:table-cell office:value-type="float" office:value="1.29166666666667">
                <text:p>1.29166666666667</text:p>
                <draw:g>
                  <svg:desc>Def1_Zipped_Noise_Test_StartwithCHAMP2.H2:Def1_Zipped_Noise_Test_StartwithCHAMP2.H72</svg:desc>
                </draw:g>
              </table:table-cell>
              <table:table-cell office:value-type="float" office:value="1.03125">
                <text:p>1.03125</text:p>
                <draw:g>
                  <svg:desc>Def1_Zipped_Noise_Test_StartwithCHAMP2.I2:Def1_Zipped_Noise_Test_StartwithCHAMP2.I72</svg:desc>
                </draw:g>
              </table:table-cell>
              <table:table-cell office:value-type="float" office:value="0.770833333333333">
                <text:p>0.770833333333333</text:p>
                <draw:g>
                  <svg:desc>Def1_Zipped_Noise_Test_StartwithCHAMP2.J2:Def1_Zipped_Noise_Test_StartwithCHAMP2.J72</svg:desc>
                </draw:g>
              </table:table-cell>
              <table:table-cell office:value-type="float" office:value="0.822916666666667">
                <text:p>0.822916666666667</text:p>
                <draw:g>
                  <svg:desc>Def1_Zipped_Noise_Test_StartwithCHAMP2.K2:Def1_Zipped_Noise_Test_StartwithCHAMP2.K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28125">
                <text:p>1.328125</text:p>
              </table:table-cell>
              <table:table-cell office:value-type="float" office:value="1.390625">
                <text:p>1.390625</text:p>
              </table:table-cell>
              <table:table-cell office:value-type="float" office:value="1.359375">
                <text:p>1.359375</text:p>
              </table:table-cell>
              <table:table-cell office:value-type="float" office:value="1.296875">
                <text:p>1.296875</text:p>
              </table:table-cell>
              <table:table-cell office:value-type="float" office:value="1.359375">
                <text:p>1.359375</text:p>
              </table:table-cell>
              <table:table-cell office:value-type="float" office:value="1.234375">
                <text:p>1.234375</text:p>
              </table:table-cell>
              <table:table-cell office:value-type="float" office:value="1.234375">
                <text:p>1.234375</text:p>
              </table:table-cell>
              <table:table-cell office:value-type="float" office:value="0.953125">
                <text:p>0.953125</text:p>
              </table:table-cell>
              <table:table-cell office:value-type="float" office:value="0.697916666666667">
                <text:p>0.697916666666667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6319444444444">
                <text:p>1.16319444444444</text:p>
              </table:table-cell>
              <table:table-cell office:value-type="float" office:value="1.35763888888889">
                <text:p>1.35763888888889</text:p>
              </table:table-cell>
              <table:table-cell office:value-type="float" office:value="1.30902777777778">
                <text:p>1.30902777777778</text:p>
              </table:table-cell>
              <table:table-cell office:value-type="float" office:value="1.23611111111111">
                <text:p>1.23611111111111</text:p>
              </table:table-cell>
              <table:table-cell office:value-type="float" office:value="1.30902777777778">
                <text:p>1.30902777777778</text:p>
              </table:table-cell>
              <table:table-cell office:value-type="float" office:value="1.1875">
                <text:p>1.1875</text:p>
              </table:table-cell>
              <table:table-cell office:value-type="float" office:value="1.1875">
                <text:p>1.1875</text:p>
              </table:table-cell>
              <table:table-cell office:value-type="float" office:value="0.947916666666667">
                <text:p>0.947916666666667</text:p>
              </table:table-cell>
              <table:table-cell office:value-type="float" office:value="0.760416666666667">
                <text:p>0.760416666666667</text:p>
              </table:table-cell>
              <table:table-cell office:value-type="float" office:value="0.635416666666667">
                <text:p>0.63541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2760416666667">
                <text:p>1.12760416666667</text:p>
              </table:table-cell>
              <table:table-cell office:value-type="float" office:value="1.30989583333333">
                <text:p>1.30989583333333</text:p>
              </table:table-cell>
              <table:table-cell office:value-type="float" office:value="1.29166666666667">
                <text:p>1.29166666666667</text:p>
              </table:table-cell>
              <table:table-cell office:value-type="float" office:value="1.21875">
                <text:p>1.21875</text:p>
              </table:table-cell>
              <table:table-cell office:value-type="float" office:value="1.29166666666667">
                <text:p>1.29166666666667</text:p>
              </table:table-cell>
              <table:table-cell office:value-type="float" office:value="1.20052083333333">
                <text:p>1.20052083333333</text:p>
              </table:table-cell>
              <table:table-cell office:value-type="float" office:value="1.12760416666667">
                <text:p>1.12760416666667</text:p>
              </table:table-cell>
              <table:table-cell office:value-type="float" office:value="0.963541666666667">
                <text:p>0.963541666666667</text:p>
              </table:table-cell>
              <table:table-cell office:value-type="float" office:value="0.7421875">
                <text:p>0.7421875</text:p>
              </table:table-cell>
              <table:table-cell office:value-type="float" office:value="0.6015625">
                <text:p>0.601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7708333333333">
                <text:p>1.07708333333333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25208333333333">
                <text:p>1.25208333333333</text:p>
              </table:table-cell>
              <table:table-cell office:value-type="float" office:value="1.25208333333333">
                <text:p>1.25208333333333</text:p>
              </table:table-cell>
              <table:table-cell office:value-type="float" office:value="1.2375">
                <text:p>1.2375</text:p>
              </table:table-cell>
              <table:table-cell office:value-type="float" office:value="1.19375">
                <text:p>1.19375</text:p>
              </table:table-cell>
              <table:table-cell office:value-type="float" office:value="1.12083333333333">
                <text:p>1.12083333333333</text:p>
              </table:table-cell>
              <table:table-cell office:value-type="float" office:value="0.945833333333333">
                <text:p>0.945833333333333</text:p>
              </table:table-cell>
              <table:table-cell office:value-type="float" office:value="0.7125">
                <text:p>0.7125</text:p>
              </table:table-cell>
              <table:table-cell office:value-type="float" office:value="0.58125">
                <text:p>0.5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4340277777778">
                <text:p>1.04340277777778</text:p>
              </table:table-cell>
              <table:table-cell office:value-type="float" office:value="1.23784722222222">
                <text:p>1.23784722222222</text:p>
              </table:table-cell>
              <table:table-cell office:value-type="float" office:value="1.23784722222222">
                <text:p>1.23784722222222</text:p>
              </table:table-cell>
              <table:table-cell office:value-type="float" office:value="1.22569444444444">
                <text:p>1.22569444444444</text:p>
              </table:table-cell>
              <table:table-cell office:value-type="float" office:value="1.21354166666667">
                <text:p>1.21354166666667</text:p>
              </table:table-cell>
              <table:table-cell office:value-type="float" office:value="1.15277777777778">
                <text:p>1.15277777777778</text:p>
              </table:table-cell>
              <table:table-cell office:value-type="float" office:value="1.06770833333333">
                <text:p>1.06770833333333</text:p>
              </table:table-cell>
              <table:table-cell office:value-type="float" office:value="0.934027777777778">
                <text:p>0.934027777777778</text:p>
              </table:table-cell>
              <table:table-cell office:value-type="float" office:value="0.703125">
                <text:p>0.703125</text:p>
              </table:table-cell>
              <table:table-cell office:value-type="float" office:value="0.581597222222222">
                <text:p>0.581597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934523809524">
                <text:p>1.01934523809524</text:p>
              </table:table-cell>
              <table:table-cell office:value-type="float" office:value="1.21577380952381">
                <text:p>1.21577380952381</text:p>
              </table:table-cell>
              <table:table-cell office:value-type="float" office:value="1.22767857142857">
                <text:p>1.22767857142857</text:p>
              </table:table-cell>
              <table:table-cell office:value-type="float" office:value="1.21577380952381">
                <text:p>1.21577380952381</text:p>
              </table:table-cell>
              <table:table-cell office:value-type="float" office:value="1.20386904761905">
                <text:p>1.20386904761905</text:p>
              </table:table-cell>
              <table:table-cell office:value-type="float" office:value="1.13392857142857">
                <text:p>1.13392857142857</text:p>
              </table:table-cell>
              <table:table-cell office:value-type="float" office:value="1.05059523809524">
                <text:p>1.05059523809524</text:p>
              </table:table-cell>
              <table:table-cell office:value-type="float" office:value="0.967261904761905">
                <text:p>0.967261904761905</text:p>
              </table:table-cell>
              <table:table-cell office:value-type="float" office:value="0.696428571428571">
                <text:p>0.696428571428571</text:p>
              </table:table-cell>
              <table:table-cell office:value-type="float" office:value="0.561011904761905">
                <text:p>0.561011904761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130208333333">
                <text:p>1.00130208333333</text:p>
              </table:table-cell>
              <table:table-cell office:value-type="float" office:value="1.18880208333333">
                <text:p>1.18880208333333</text:p>
              </table:table-cell>
              <table:table-cell office:value-type="float" office:value="1.23046875">
                <text:p>1.23046875</text:p>
              </table:table-cell>
              <table:table-cell office:value-type="float" office:value="1.22005208333333">
                <text:p>1.22005208333333</text:p>
              </table:table-cell>
              <table:table-cell office:value-type="float" office:value="1.20963541666667">
                <text:p>1.20963541666667</text:p>
              </table:table-cell>
              <table:table-cell office:value-type="float" office:value="1.14713541666667">
                <text:p>1.14713541666667</text:p>
              </table:table-cell>
              <table:table-cell office:value-type="float" office:value="1.06380208333333">
                <text:p>1.06380208333333</text:p>
              </table:table-cell>
              <table:table-cell office:value-type="float" office:value="0.946614583333333">
                <text:p>0.946614583333333</text:p>
              </table:table-cell>
              <table:table-cell office:value-type="float" office:value="0.709635416666667">
                <text:p>0.709635416666667</text:p>
              </table:table-cell>
              <table:table-cell office:value-type="float" office:value="0.563802083333333">
                <text:p>0.563802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412037037037">
                <text:p>0.96412037037037</text:p>
              </table:table-cell>
              <table:table-cell office:value-type="float" office:value="1.16782407407407">
                <text:p>1.16782407407407</text:p>
              </table:table-cell>
              <table:table-cell office:value-type="float" office:value="1.21412037037037">
                <text:p>1.21412037037037</text:p>
              </table:table-cell>
              <table:table-cell office:value-type="float" office:value="1.21412037037037">
                <text:p>1.21412037037037</text:p>
              </table:table-cell>
              <table:table-cell office:value-type="float" office:value="1.20486111111111">
                <text:p>1.20486111111111</text:p>
              </table:table-cell>
              <table:table-cell office:value-type="float" office:value="1.14930555555556">
                <text:p>1.14930555555556</text:p>
              </table:table-cell>
              <table:table-cell office:value-type="float" office:value="1.06597222222222">
                <text:p>1.06597222222222</text:p>
              </table:table-cell>
              <table:table-cell office:value-type="float" office:value="0.927083333333333">
                <text:p>0.927083333333333</text:p>
              </table:table-cell>
              <table:table-cell office:value-type="float" office:value="0.719907407407407">
                <text:p>0.719907407407407</text:p>
              </table:table-cell>
              <table:table-cell office:value-type="float" office:value="0.565972222222222">
                <text:p>0.56597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1041666666667">
                <text:p>0.951041666666667</text:p>
              </table:table-cell>
              <table:table-cell office:value-type="float" office:value="1.16770833333333">
                <text:p>1.16770833333333</text:p>
              </table:table-cell>
              <table:table-cell office:value-type="float" office:value="1.209375">
                <text:p>1.209375</text:p>
              </table:table-cell>
              <table:table-cell office:value-type="float" office:value="1.21770833333333">
                <text:p>1.21770833333333</text:p>
              </table:table-cell>
              <table:table-cell office:value-type="float" office:value="1.20104166666667">
                <text:p>1.20104166666667</text:p>
              </table:table-cell>
              <table:table-cell office:value-type="float" office:value="1.134375">
                <text:p>1.134375</text:p>
              </table:table-cell>
              <table:table-cell office:value-type="float" office:value="1.06770833333333">
                <text:p>1.06770833333333</text:p>
              </table:table-cell>
              <table:table-cell office:value-type="float" office:value="0.917708333333333">
                <text:p>0.917708333333333</text:p>
              </table:table-cell>
              <table:table-cell office:value-type="float" office:value="0.698958333333333">
                <text:p>0.698958333333333</text:p>
              </table:table-cell>
              <table:table-cell office:value-type="float" office:value="0.567708333333333">
                <text:p>0.567708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47916666666667">
                <text:p>0.947916666666667</text:p>
              </table:table-cell>
              <table:table-cell office:value-type="float" office:value="1.14488636363636">
                <text:p>1.14488636363636</text:p>
              </table:table-cell>
              <table:table-cell office:value-type="float" office:value="1.19791666666667">
                <text:p>1.19791666666667</text:p>
              </table:table-cell>
              <table:table-cell office:value-type="float" office:value="1.20549242424242">
                <text:p>1.20549242424242</text:p>
              </table:table-cell>
              <table:table-cell office:value-type="float" office:value="1.19791666666667">
                <text:p>1.19791666666667</text:p>
              </table:table-cell>
              <table:table-cell office:value-type="float" office:value="1.12973484848485">
                <text:p>1.12973484848485</text:p>
              </table:table-cell>
              <table:table-cell office:value-type="float" office:value="1.06155303030303">
                <text:p>1.06155303030303</text:p>
              </table:table-cell>
              <table:table-cell office:value-type="float" office:value="0.910037878787879">
                <text:p>0.910037878787879</text:p>
              </table:table-cell>
              <table:table-cell office:value-type="float" office:value="0.68844696969697">
                <text:p>0.68844696969697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453125">
                <text:p>0.9453125</text:p>
              </table:table-cell>
              <table:table-cell office:value-type="float" office:value="1.1328125">
                <text:p>1.1328125</text:p>
              </table:table-cell>
              <table:table-cell office:value-type="float" office:value="1.18836805555556">
                <text:p>1.18836805555556</text:p>
              </table:table-cell>
              <table:table-cell office:value-type="float" office:value="1.1953125">
                <text:p>1.1953125</text:p>
              </table:table-cell>
              <table:table-cell office:value-type="float" office:value="1.18836805555556">
                <text:p>1.18836805555556</text:p>
              </table:table-cell>
              <table:table-cell office:value-type="float" office:value="1.12586805555556">
                <text:p>1.12586805555556</text:p>
              </table:table-cell>
              <table:table-cell office:value-type="float" office:value="1.05642361111111">
                <text:p>1.05642361111111</text:p>
              </table:table-cell>
              <table:table-cell office:value-type="float" office:value="0.896701388888889">
                <text:p>0.896701388888889</text:p>
              </table:table-cell>
              <table:table-cell office:value-type="float" office:value="0.667534722222222">
                <text:p>0.667534722222222</text:p>
              </table:table-cell>
              <table:table-cell office:value-type="float" office:value="0.552083333333333">
                <text:p>0.552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30288461538462">
                <text:p>0.930288461538462</text:p>
              </table:table-cell>
              <table:table-cell office:value-type="float" office:value="1.12900641025641">
                <text:p>1.12900641025641</text:p>
              </table:table-cell>
              <table:table-cell office:value-type="float" office:value="1.17387820512821">
                <text:p>1.17387820512821</text:p>
              </table:table-cell>
              <table:table-cell office:value-type="float" office:value="1.18028846153846">
                <text:p>1.18028846153846</text:p>
              </table:table-cell>
              <table:table-cell office:value-type="float" office:value="1.17387820512821">
                <text:p>1.17387820512821</text:p>
              </table:table-cell>
              <table:table-cell office:value-type="float" office:value="1.12259615384615">
                <text:p>1.12259615384615</text:p>
              </table:table-cell>
              <table:table-cell office:value-type="float" office:value="1.05208333333333">
                <text:p>1.05208333333333</text:p>
              </table:table-cell>
              <table:table-cell office:value-type="float" office:value="0.891826923076923">
                <text:p>0.891826923076923</text:p>
              </table:table-cell>
              <table:table-cell office:value-type="float" office:value="0.654647435897436">
                <text:p>0.654647435897436</text:p>
              </table:table-cell>
              <table:table-cell office:value-type="float" office:value="0.537660256410256">
                <text:p>0.537660256410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1458333333333">
                <text:p>0.911458333333333</text:p>
              </table:table-cell>
              <table:table-cell office:value-type="float" office:value="1.1078869047619">
                <text:p>1.1078869047619</text:p>
              </table:table-cell>
              <table:table-cell office:value-type="float" office:value="1.16145833333333">
                <text:p>1.16145833333333</text:p>
              </table:table-cell>
              <table:table-cell office:value-type="float" office:value="1.1733630952381">
                <text:p>1.1733630952381</text:p>
              </table:table-cell>
              <table:table-cell office:value-type="float" office:value="1.16741071428571">
                <text:p>1.16741071428571</text:p>
              </table:table-cell>
              <table:table-cell office:value-type="float" office:value="1.11383928571429">
                <text:p>1.11383928571429</text:p>
              </table:table-cell>
              <table:table-cell office:value-type="float" office:value="1.05431547619048">
                <text:p>1.05431547619048</text:p>
              </table:table-cell>
              <table:table-cell office:value-type="float" office:value="0.88764880952381">
                <text:p>0.88764880952381</text:p>
              </table:table-cell>
              <table:table-cell office:value-type="float" office:value="0.667410714285714">
                <text:p>0.667410714285714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5138888888889">
                <text:p>0.895138888888889</text:p>
              </table:table-cell>
              <table:table-cell office:value-type="float" office:value="1.10069444444444">
                <text:p>1.10069444444444</text:p>
              </table:table-cell>
              <table:table-cell office:value-type="float" office:value="1.14513888888889">
                <text:p>1.14513888888889</text:p>
              </table:table-cell>
              <table:table-cell office:value-type="float" office:value="1.17291666666667">
                <text:p>1.17291666666667</text:p>
              </table:table-cell>
              <table:table-cell office:value-type="float" office:value="1.16180555555556">
                <text:p>1.16180555555556</text:p>
              </table:table-cell>
              <table:table-cell office:value-type="float" office:value="1.10625">
                <text:p>1.10625</text:p>
              </table:table-cell>
              <table:table-cell office:value-type="float" office:value="1.03402777777778">
                <text:p>1.03402777777778</text:p>
              </table:table-cell>
              <table:table-cell office:value-type="float" office:value="0.878472222222222">
                <text:p>0.878472222222222</text:p>
              </table:table-cell>
              <table:table-cell office:value-type="float" office:value="0.667361111111111">
                <text:p>0.667361111111111</text:p>
              </table:table-cell>
              <table:table-cell office:value-type="float" office:value="0.529166666666667">
                <text:p>0.5291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0859375">
                <text:p>0.880859375</text:p>
              </table:table-cell>
              <table:table-cell office:value-type="float" office:value="1.083984375">
                <text:p>1.083984375</text:p>
              </table:table-cell>
              <table:table-cell office:value-type="float" office:value="1.130859375">
                <text:p>1.130859375</text:p>
              </table:table-cell>
              <table:table-cell office:value-type="float" office:value="1.162109375">
                <text:p>1.162109375</text:p>
              </table:table-cell>
              <table:table-cell office:value-type="float" office:value="1.15169270833333">
                <text:p>1.15169270833333</text:p>
              </table:table-cell>
              <table:table-cell office:value-type="float" office:value="1.09440104166667">
                <text:p>1.09440104166667</text:p>
              </table:table-cell>
              <table:table-cell office:value-type="float" office:value="1.03190104166667">
                <text:p>1.03190104166667</text:p>
              </table:table-cell>
              <table:table-cell office:value-type="float" office:value="0.870442708333333">
                <text:p>0.870442708333333</text:p>
              </table:table-cell>
              <table:table-cell office:value-type="float" office:value="0.672526041666667">
                <text:p>0.672526041666667</text:p>
              </table:table-cell>
              <table:table-cell office:value-type="float" office:value="0.516276041666667">
                <text:p>0.516276041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8259803921569">
                <text:p>0.868259803921569</text:p>
              </table:table-cell>
              <table:table-cell office:value-type="float" office:value="1.06924019607843">
                <text:p>1.06924019607843</text:p>
              </table:table-cell>
              <table:table-cell office:value-type="float" office:value="1.13174019607843">
                <text:p>1.13174019607843</text:p>
              </table:table-cell>
              <table:table-cell office:value-type="float" office:value="1.16482843137255">
                <text:p>1.16482843137255</text:p>
              </table:table-cell>
              <table:table-cell office:value-type="float" office:value="1.14828431372549">
                <text:p>1.14828431372549</text:p>
              </table:table-cell>
              <table:table-cell office:value-type="float" office:value="1.08394607843137">
                <text:p>1.08394607843137</text:p>
              </table:table-cell>
              <table:table-cell office:value-type="float" office:value="1.03002450980392">
                <text:p>1.03002450980392</text:p>
              </table:table-cell>
              <table:table-cell office:value-type="float" office:value="0.868259803921569">
                <text:p>0.868259803921569</text:p>
              </table:table-cell>
              <table:table-cell office:value-type="float" office:value="0.677083333333333">
                <text:p>0.677083333333333</text:p>
              </table:table-cell>
              <table:table-cell office:value-type="float" office:value="0.520220588235294">
                <text:p>0.520220588235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7060185185185">
                <text:p>0.857060185185185</text:p>
              </table:table-cell>
              <table:table-cell office:value-type="float" office:value="1.05324074074074">
                <text:p>1.05324074074074</text:p>
              </table:table-cell>
              <table:table-cell office:value-type="float" office:value="1.13136574074074">
                <text:p>1.13136574074074</text:p>
              </table:table-cell>
              <table:table-cell office:value-type="float" office:value="1.16261574074074">
                <text:p>1.16261574074074</text:p>
              </table:table-cell>
              <table:table-cell office:value-type="float" office:value="1.14178240740741">
                <text:p>1.14178240740741</text:p>
              </table:table-cell>
              <table:table-cell office:value-type="float" office:value="1.08449074074074">
                <text:p>1.08449074074074</text:p>
              </table:table-cell>
              <table:table-cell office:value-type="float" office:value="1.02835648148148">
                <text:p>1.02835648148148</text:p>
              </table:table-cell>
              <table:table-cell office:value-type="float" office:value="0.870949074074074">
                <text:p>0.870949074074074</text:p>
              </table:table-cell>
              <table:table-cell office:value-type="float" office:value="0.671875">
                <text:p>0.671875</text:p>
              </table:table-cell>
              <table:table-cell office:value-type="float" office:value="0.509837962962963">
                <text:p>0.5098379629629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4265350877193">
                <text:p>0.84265350877193</text:p>
              </table:table-cell>
              <table:table-cell office:value-type="float" office:value="1.04714912280702">
                <text:p>1.04714912280702</text:p>
              </table:table-cell>
              <table:table-cell office:value-type="float" office:value="1.13103070175439">
                <text:p>1.13103070175439</text:p>
              </table:table-cell>
              <table:table-cell office:value-type="float" office:value="1.16063596491228">
                <text:p>1.16063596491228</text:p>
              </table:table-cell>
              <table:table-cell office:value-type="float" office:value="1.14089912280702">
                <text:p>1.14089912280702</text:p>
              </table:table-cell>
              <table:table-cell office:value-type="float" office:value="1.08168859649123">
                <text:p>1.08168859649123</text:p>
              </table:table-cell>
              <table:table-cell office:value-type="float" office:value="1.02741228070175">
                <text:p>1.02741228070175</text:p>
              </table:table-cell>
              <table:table-cell office:value-type="float" office:value="0.873355263157895">
                <text:p>0.873355263157895</text:p>
              </table:table-cell>
              <table:table-cell office:value-type="float" office:value="0.671600877192982">
                <text:p>0.671600877192982</text:p>
              </table:table-cell>
              <table:table-cell office:value-type="float" office:value="0.504934210526316">
                <text:p>0.504934210526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33854166666667">
                <text:p>0.833854166666667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1.12604166666667">
                <text:p>1.12604166666667</text:p>
              </table:table-cell>
              <table:table-cell office:value-type="float" office:value="1.15885416666667">
                <text:p>1.15885416666667</text:p>
              </table:table-cell>
              <table:table-cell office:value-type="float" office:value="1.13541666666667">
                <text:p>1.13541666666667</text:p>
              </table:table-cell>
              <table:table-cell office:value-type="float" office:value="1.08385416666667">
                <text:p>1.08385416666667</text:p>
              </table:table-cell>
              <table:table-cell office:value-type="float" office:value="1.01822916666667">
                <text:p>1.01822916666667</text:p>
              </table:table-cell>
              <table:table-cell office:value-type="float" office:value="0.8671875">
                <text:p>0.8671875</text:p>
              </table:table-cell>
              <table:table-cell office:value-type="float" office:value="0.6671875">
                <text:p>0.6671875</text:p>
              </table:table-cell>
              <table:table-cell office:value-type="float" office:value="0.513020833333333">
                <text:p>0.5130208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25892857142857">
                <text:p>0.825892857142857</text:p>
              </table:table-cell>
              <table:table-cell office:value-type="float" office:value="1.03670634920635">
                <text:p>1.03670634920635</text:p>
              </table:table-cell>
              <table:table-cell office:value-type="float" office:value="1.12599206349206">
                <text:p>1.12599206349206</text:p>
              </table:table-cell>
              <table:table-cell office:value-type="float" office:value="1.15277777777778">
                <text:p>1.15277777777778</text:p>
              </table:table-cell>
              <table:table-cell office:value-type="float" office:value="1.13492063492063">
                <text:p>1.13492063492063</text:p>
              </table:table-cell>
              <table:table-cell office:value-type="float" office:value="1.07688492063492">
                <text:p>1.07688492063492</text:p>
              </table:table-cell>
              <table:table-cell office:value-type="float" office:value="1.01438492063492">
                <text:p>1.01438492063492</text:p>
              </table:table-cell>
              <table:table-cell office:value-type="float" office:value="0.865575396825397">
                <text:p>0.865575396825397</text:p>
              </table:table-cell>
              <table:table-cell office:value-type="float" office:value="0.65922619047619">
                <text:p>0.65922619047619</text:p>
              </table:table-cell>
              <table:table-cell office:value-type="float" office:value="0.512400793650794">
                <text:p>0.5124007936507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18655303030303">
                <text:p>0.818655303030303</text:p>
              </table:table-cell>
              <table:table-cell office:value-type="float" office:value="1.02793560606061">
                <text:p>1.02793560606061</text:p>
              </table:table-cell>
              <table:table-cell office:value-type="float" office:value="1.11742424242424">
                <text:p>1.11742424242424</text:p>
              </table:table-cell>
              <table:table-cell office:value-type="float" office:value="1.15151515151515">
                <text:p>1.15151515151515</text:p>
              </table:table-cell>
              <table:table-cell office:value-type="float" office:value="1.1344696969697">
                <text:p>1.1344696969697</text:p>
              </table:table-cell>
              <table:table-cell office:value-type="float" office:value="1.07481060606061">
                <text:p>1.07481060606061</text:p>
              </table:table-cell>
              <table:table-cell office:value-type="float" office:value="1.01089015151515">
                <text:p>1.01089015151515</text:p>
              </table:table-cell>
              <table:table-cell office:value-type="float" office:value="0.866003787878788">
                <text:p>0.866003787878788</text:p>
              </table:table-cell>
              <table:table-cell office:value-type="float" office:value="0.651988636363636">
                <text:p>0.651988636363636</text:p>
              </table:table-cell>
              <table:table-cell office:value-type="float" office:value="0.508049242424242">
                <text:p>0.5080492424242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12047101449275">
                <text:p>0.812047101449275</text:p>
              </table:table-cell>
              <table:table-cell office:value-type="float" office:value="1.01992753623188">
                <text:p>1.01992753623188</text:p>
              </table:table-cell>
              <table:table-cell office:value-type="float" office:value="1.11367753623188">
                <text:p>1.11367753623188</text:p>
              </table:table-cell>
              <table:table-cell office:value-type="float" office:value="1.15036231884058">
                <text:p>1.15036231884058</text:p>
              </table:table-cell>
              <table:table-cell office:value-type="float" office:value="1.12998188405797">
                <text:p>1.12998188405797</text:p>
              </table:table-cell>
              <table:table-cell office:value-type="float" office:value="1.06884057971015">
                <text:p>1.06884057971015</text:p>
              </table:table-cell>
              <table:table-cell office:value-type="float" office:value="1.01177536231884">
                <text:p>1.01177536231884</text:p>
              </table:table-cell>
              <table:table-cell office:value-type="float" office:value="0.860960144927536">
                <text:p>0.860960144927536</text:p>
              </table:table-cell>
              <table:table-cell office:value-type="float" office:value="0.652626811594203">
                <text:p>0.652626811594203</text:p>
              </table:table-cell>
              <table:table-cell office:value-type="float" office:value="0.511322463768116">
                <text:p>0.5113224637681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05555555555556">
                <text:p>0.805555555555556</text:p>
              </table:table-cell>
              <table:table-cell office:value-type="float" office:value="1.01258680555556">
                <text:p>1.01258680555556</text:p>
              </table:table-cell>
              <table:table-cell office:value-type="float" office:value="1.11414930555556">
                <text:p>1.11414930555556</text:p>
              </table:table-cell>
              <table:table-cell office:value-type="float" office:value="1.14539930555556">
                <text:p>1.14539930555556</text:p>
              </table:table-cell>
              <table:table-cell office:value-type="float" office:value="1.12977430555556">
                <text:p>1.12977430555556</text:p>
              </table:table-cell>
              <table:table-cell office:value-type="float" office:value="1.07508680555556">
                <text:p>1.07508680555556</text:p>
              </table:table-cell>
              <table:table-cell office:value-type="float" office:value="1.01258680555556">
                <text:p>1.01258680555556</text:p>
              </table:table-cell>
              <table:table-cell office:value-type="float" office:value="0.860243055555556">
                <text:p>0.860243055555556</text:p>
              </table:table-cell>
              <table:table-cell office:value-type="float" office:value="0.653211805555556">
                <text:p>0.653211805555556</text:p>
              </table:table-cell>
              <table:table-cell office:value-type="float" office:value="0.50390625">
                <text:p>0.50390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95833333333333">
                <text:p>0.795833333333333</text:p>
              </table:table-cell>
              <table:table-cell office:value-type="float" office:value="1.00958333333333">
                <text:p>1.00958333333333</text:p>
              </table:table-cell>
              <table:table-cell office:value-type="float" office:value="1.10708333333333">
                <text:p>1.10708333333333</text:p>
              </table:table-cell>
              <table:table-cell office:value-type="float" office:value="1.14458333333333">
                <text:p>1.14458333333333</text:p>
              </table:table-cell>
              <table:table-cell office:value-type="float" office:value="1.12958333333333">
                <text:p>1.12958333333333</text:p>
              </table:table-cell>
              <table:table-cell office:value-type="float" office:value="1.06958333333333">
                <text:p>1.06958333333333</text:p>
              </table:table-cell>
              <table:table-cell office:value-type="float" office:value="1.00958333333333">
                <text:p>1.00958333333333</text:p>
              </table:table-cell>
              <table:table-cell office:value-type="float" office:value="0.859583333333333">
                <text:p>0.859583333333333</text:p>
              </table:table-cell>
              <table:table-cell office:value-type="float" office:value="0.65375">
                <text:p>0.65375</text:p>
              </table:table-cell>
              <table:table-cell office:value-type="float" office:value="0.510416666666667">
                <text:p>0.51041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86858974358974">
                <text:p>0.786858974358974</text:p>
              </table:table-cell>
              <table:table-cell office:value-type="float" office:value="1.0068108974359">
                <text:p>1.0068108974359</text:p>
              </table:table-cell>
              <table:table-cell office:value-type="float" office:value="1.10416666666667">
                <text:p>1.10416666666667</text:p>
              </table:table-cell>
              <table:table-cell office:value-type="float" office:value="1.14383012820513">
                <text:p>1.14383012820513</text:p>
              </table:table-cell>
              <table:table-cell office:value-type="float" office:value="1.12580128205128">
                <text:p>1.12580128205128</text:p>
              </table:table-cell>
              <table:table-cell office:value-type="float" office:value="1.06810897435897">
                <text:p>1.06810897435897</text:p>
              </table:table-cell>
              <table:table-cell office:value-type="float" office:value="1.00320512820513">
                <text:p>1.00320512820513</text:p>
              </table:table-cell>
              <table:table-cell office:value-type="float" office:value="0.858974358974359">
                <text:p>0.858974358974359</text:p>
              </table:table-cell>
              <table:table-cell office:value-type="float" office:value="0.654246794871795">
                <text:p>0.654246794871795</text:p>
              </table:table-cell>
              <table:table-cell office:value-type="float" office:value="0.497195512820513">
                <text:p>0.4971955128205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78549382716049">
                <text:p>0.778549382716049</text:p>
              </table:table-cell>
              <table:table-cell office:value-type="float" office:value="1.00424382716049">
                <text:p>1.00424382716049</text:p>
              </table:table-cell>
              <table:table-cell office:value-type="float" office:value="1.10146604938272">
                <text:p>1.10146604938272</text:p>
              </table:table-cell>
              <table:table-cell office:value-type="float" office:value="1.13966049382716">
                <text:p>1.13966049382716</text:p>
              </table:table-cell>
              <table:table-cell office:value-type="float" office:value="1.11882716049383">
                <text:p>1.11882716049383</text:p>
              </table:table-cell>
              <table:table-cell office:value-type="float" office:value="1.06674382716049">
                <text:p>1.06674382716049</text:p>
              </table:table-cell>
              <table:table-cell office:value-type="float" office:value="1.00077160493827">
                <text:p>1.00077160493827</text:p>
              </table:table-cell>
              <table:table-cell office:value-type="float" office:value="0.85841049382716">
                <text:p>0.85841049382716</text:p>
              </table:table-cell>
              <table:table-cell office:value-type="float" office:value="0.654706790123457">
                <text:p>0.654706790123457</text:p>
              </table:table-cell>
              <table:table-cell office:value-type="float" office:value="0.48804012345679">
                <text:p>0.488040123456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74181547619048">
                <text:p>0.774181547619048</text:p>
              </table:table-cell>
              <table:table-cell office:value-type="float" office:value="0.99516369047619">
                <text:p>0.99516369047619</text:p>
              </table:table-cell>
              <table:table-cell office:value-type="float" office:value="1.09561011904762">
                <text:p>1.09561011904762</text:p>
              </table:table-cell>
              <table:table-cell office:value-type="float" office:value="1.13244047619048">
                <text:p>1.13244047619048</text:p>
              </table:table-cell>
              <table:table-cell office:value-type="float" office:value="1.1156994047619">
                <text:p>1.1156994047619</text:p>
              </table:table-cell>
              <table:table-cell office:value-type="float" office:value="1.0688244047619">
                <text:p>1.0688244047619</text:p>
              </table:table-cell>
              <table:table-cell office:value-type="float" office:value="1.00186011904762">
                <text:p>1.00186011904762</text:p>
              </table:table-cell>
              <table:table-cell office:value-type="float" office:value="0.864583333333333">
                <text:p>0.864583333333333</text:p>
              </table:table-cell>
              <table:table-cell office:value-type="float" office:value="0.649181547619048">
                <text:p>0.649181547619048</text:p>
              </table:table-cell>
              <table:table-cell office:value-type="float" office:value="0.482514880952381">
                <text:p>0.4825148809523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66882183908046">
                <text:p>0.766882183908046</text:p>
              </table:table-cell>
              <table:table-cell office:value-type="float" office:value="0.993175287356322">
                <text:p>0.993175287356322</text:p>
              </table:table-cell>
              <table:table-cell office:value-type="float" office:value="1.09015804597701">
                <text:p>1.09015804597701</text:p>
              </table:table-cell>
              <table:table-cell office:value-type="float" office:value="1.12895114942529">
                <text:p>1.12895114942529</text:p>
              </table:table-cell>
              <table:table-cell office:value-type="float" office:value="1.11602011494253">
                <text:p>1.11602011494253</text:p>
              </table:table-cell>
              <table:table-cell office:value-type="float" office:value="1.07076149425287">
                <text:p>1.07076149425287</text:p>
              </table:table-cell>
              <table:table-cell office:value-type="float" office:value="0.999640804597701">
                <text:p>0.999640804597701</text:p>
              </table:table-cell>
              <table:table-cell office:value-type="float" office:value="0.863864942528736">
                <text:p>0.863864942528736</text:p>
              </table:table-cell>
              <table:table-cell office:value-type="float" office:value="0.64691091954023">
                <text:p>0.64691091954023</text:p>
              </table:table-cell>
              <table:table-cell office:value-type="float" office:value="0.477370689655172">
                <text:p>0.4773706896551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60069444444444">
                <text:p>0.760069444444444</text:p>
              </table:table-cell>
              <table:table-cell office:value-type="float" office:value="0.991319444444444">
                <text:p>0.991319444444444</text:p>
              </table:table-cell>
              <table:table-cell office:value-type="float" office:value="1.08819444444444">
                <text:p>1.08819444444444</text:p>
              </table:table-cell>
              <table:table-cell office:value-type="float" office:value="1.12569444444444">
                <text:p>1.12569444444444</text:p>
              </table:table-cell>
              <table:table-cell office:value-type="float" office:value="1.11006944444444">
                <text:p>1.11006944444444</text:p>
              </table:table-cell>
              <table:table-cell office:value-type="float" office:value="1.06631944444444">
                <text:p>1.06631944444444</text:p>
              </table:table-cell>
              <table:table-cell office:value-type="float" office:value="0.997569444444444">
                <text:p>0.997569444444444</text:p>
              </table:table-cell>
              <table:table-cell office:value-type="float" office:value="0.866319444444444">
                <text:p>0.866319444444444</text:p>
              </table:table-cell>
              <table:table-cell office:value-type="float" office:value="0.650694444444444">
                <text:p>0.650694444444444</text:p>
              </table:table-cell>
              <table:table-cell office:value-type="float" office:value="0.472569444444444">
                <text:p>0.472569444444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6720430107527">
                <text:p>0.756720430107527</text:p>
              </table:table-cell>
              <table:table-cell office:value-type="float" office:value="0.983534946236559">
                <text:p>0.983534946236559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.12264784946237">
                <text:p>1.12264784946237</text:p>
              </table:table-cell>
              <table:table-cell office:value-type="float" office:value="1.10752688172043">
                <text:p>1.10752688172043</text:p>
              </table:table-cell>
              <table:table-cell office:value-type="float" office:value="1.06216397849462">
                <text:p>1.06216397849462</text:p>
              </table:table-cell>
              <table:table-cell office:value-type="float" office:value="0.989583333333333">
                <text:p>0.989583333333333</text:p>
              </table:table-cell>
              <table:table-cell office:value-type="float" office:value="0.868615591397849">
                <text:p>0.868615591397849</text:p>
              </table:table-cell>
              <table:table-cell office:value-type="float" office:value="0.650873655913979">
                <text:p>0.650873655913979</text:p>
              </table:table-cell>
              <table:table-cell office:value-type="float" office:value="0.468077956989247">
                <text:p>0.4680779569892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50651041666667">
                <text:p>0.750651041666667</text:p>
              </table:table-cell>
              <table:table-cell office:value-type="float" office:value="0.976236979166667">
                <text:p>0.976236979166667</text:p>
              </table:table-cell>
              <table:table-cell office:value-type="float" office:value="1.08170572916667">
                <text:p>1.08170572916667</text:p>
              </table:table-cell>
              <table:table-cell office:value-type="float" office:value="1.11979166666667">
                <text:p>1.11979166666667</text:p>
              </table:table-cell>
              <table:table-cell office:value-type="float" office:value="1.10221354166667">
                <text:p>1.10221354166667</text:p>
              </table:table-cell>
              <table:table-cell office:value-type="float" office:value="1.05826822916667">
                <text:p>1.05826822916667</text:p>
              </table:table-cell>
              <table:table-cell office:value-type="float" office:value="0.987955729166667">
                <text:p>0.987955729166667</text:p>
              </table:table-cell>
              <table:table-cell office:value-type="float" office:value="0.870768229166667">
                <text:p>0.870768229166667</text:p>
              </table:table-cell>
              <table:table-cell office:value-type="float" office:value="0.651041666666667">
                <text:p>0.651041666666667</text:p>
              </table:table-cell>
              <table:table-cell office:value-type="float" office:value="0.461263020833333">
                <text:p>0.4612630208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4949494949495">
                <text:p>0.744949494949495</text:p>
              </table:table-cell>
              <table:table-cell office:value-type="float" office:value="0.969381313131313">
                <text:p>0.969381313131313</text:p>
              </table:table-cell>
              <table:table-cell office:value-type="float" office:value="1.07733585858586">
                <text:p>1.07733585858586</text:p>
              </table:table-cell>
              <table:table-cell office:value-type="float" office:value="1.11426767676768">
                <text:p>1.11426767676768</text:p>
              </table:table-cell>
              <table:table-cell office:value-type="float" office:value="1.10006313131313">
                <text:p>1.10006313131313</text:p>
              </table:table-cell>
              <table:table-cell office:value-type="float" office:value="1.0574494949495">
                <text:p>1.0574494949495</text:p>
              </table:table-cell>
              <table:table-cell office:value-type="float" office:value="0.983585858585859">
                <text:p>0.983585858585859</text:p>
              </table:table-cell>
              <table:table-cell office:value-type="float" office:value="0.869949494949495">
                <text:p>0.869949494949495</text:p>
              </table:table-cell>
              <table:table-cell office:value-type="float" office:value="0.648358585858586">
                <text:p>0.648358585858586</text:p>
              </table:table-cell>
              <table:table-cell office:value-type="float" office:value="0.464962121212121">
                <text:p>0.4649621212121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39583333333333">
                <text:p>0.739583333333333</text:p>
              </table:table-cell>
              <table:table-cell office:value-type="float" office:value="0.965686274509804">
                <text:p>0.965686274509804</text:p>
              </table:table-cell>
              <table:table-cell office:value-type="float" office:value="1.07598039215686">
                <text:p>1.07598039215686</text:p>
              </table:table-cell>
              <table:table-cell office:value-type="float" office:value="1.11182598039216">
                <text:p>1.11182598039216</text:p>
              </table:table-cell>
              <table:table-cell office:value-type="float" office:value="1.0952818627451">
                <text:p>1.0952818627451</text:p>
              </table:table-cell>
              <table:table-cell office:value-type="float" office:value="1.05392156862745">
                <text:p>1.05392156862745</text:p>
              </table:table-cell>
              <table:table-cell office:value-type="float" office:value="0.973958333333333">
                <text:p>0.973958333333333</text:p>
              </table:table-cell>
              <table:table-cell office:value-type="float" office:value="0.866421568627451">
                <text:p>0.866421568627451</text:p>
              </table:table-cell>
              <table:table-cell office:value-type="float" office:value="0.64859068627451">
                <text:p>0.64859068627451</text:p>
              </table:table-cell>
              <table:table-cell office:value-type="float" office:value="0.463541666666667">
                <text:p>0.463541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3452380952381">
                <text:p>0.73452380952381</text:p>
              </table:table-cell>
              <table:table-cell office:value-type="float" office:value="0.956845238095238">
                <text:p>0.956845238095238</text:p>
              </table:table-cell>
              <table:table-cell office:value-type="float" office:value="1.07470238095238">
                <text:p>1.07470238095238</text:p>
              </table:table-cell>
              <table:table-cell office:value-type="float" office:value="1.10952380952381">
                <text:p>1.10952380952381</text:p>
              </table:table-cell>
              <table:table-cell office:value-type="float" office:value="1.09345238095238">
                <text:p>1.09345238095238</text:p>
              </table:table-cell>
              <table:table-cell office:value-type="float" office:value="1.04791666666667">
                <text:p>1.04791666666667</text:p>
              </table:table-cell>
              <table:table-cell office:value-type="float" office:value="0.970238095238095">
                <text:p>0.970238095238095</text:p>
              </table:table-cell>
              <table:table-cell office:value-type="float" office:value="0.863095238095238">
                <text:p>0.863095238095238</text:p>
              </table:table-cell>
              <table:table-cell office:value-type="float" office:value="0.646130952380952">
                <text:p>0.646130952380952</text:p>
              </table:table-cell>
              <table:table-cell office:value-type="float" office:value="0.462202380952381">
                <text:p>0.4622023809523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2974537037037">
                <text:p>0.72974537037037</text:p>
              </table:table-cell>
              <table:table-cell office:value-type="float" office:value="0.953703703703704">
                <text:p>0.953703703703704</text:p>
              </table:table-cell>
              <table:table-cell office:value-type="float" office:value="1.0708912037037">
                <text:p>1.0708912037037</text:p>
              </table:table-cell>
              <table:table-cell office:value-type="float" office:value="1.10734953703704">
                <text:p>1.10734953703704</text:p>
              </table:table-cell>
              <table:table-cell office:value-type="float" office:value="1.09172453703704">
                <text:p>1.09172453703704</text:p>
              </table:table-cell>
              <table:table-cell office:value-type="float" office:value="1.04484953703704">
                <text:p>1.04484953703704</text:p>
              </table:table-cell>
              <table:table-cell office:value-type="float" office:value="0.966724537037037">
                <text:p>0.966724537037037</text:p>
              </table:table-cell>
              <table:table-cell office:value-type="float" office:value="0.867766203703704">
                <text:p>0.867766203703704</text:p>
              </table:table-cell>
              <table:table-cell office:value-type="float" office:value="0.65162037037037">
                <text:p>0.65162037037037</text:p>
              </table:table-cell>
              <table:table-cell office:value-type="float" office:value="0.458622685185185">
                <text:p>0.458622685185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5225225225225">
                <text:p>0.725225225225225</text:p>
              </table:table-cell>
              <table:table-cell office:value-type="float" office:value="0.948198198198198">
                <text:p>0.948198198198198</text:p>
              </table:table-cell>
              <table:table-cell office:value-type="float" office:value="1.06728603603604">
                <text:p>1.06728603603604</text:p>
              </table:table-cell>
              <table:table-cell office:value-type="float" office:value="1.10782657657658">
                <text:p>1.10782657657658</text:p>
              </table:table-cell>
              <table:table-cell office:value-type="float" office:value="1.08755630630631">
                <text:p>1.08755630630631</text:p>
              </table:table-cell>
              <table:table-cell office:value-type="float" office:value="1.03941441441441">
                <text:p>1.03941441441441</text:p>
              </table:table-cell>
              <table:table-cell office:value-type="float" office:value="0.963400900900901">
                <text:p>0.963400900900901</text:p>
              </table:table-cell>
              <table:table-cell office:value-type="float" office:value="0.867117117117117">
                <text:p>0.867117117117117</text:p>
              </table:table-cell>
              <table:table-cell office:value-type="float" office:value="0.651745495495496">
                <text:p>0.651745495495496</text:p>
              </table:table-cell>
              <table:table-cell office:value-type="float" office:value="0.457488738738739">
                <text:p>0.4574887387387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18475877192982">
                <text:p>0.718475877192982</text:p>
              </table:table-cell>
              <table:table-cell office:value-type="float" office:value="0.945449561403509">
                <text:p>0.945449561403509</text:p>
              </table:table-cell>
              <table:table-cell office:value-type="float" office:value="1.06387061403509">
                <text:p>1.06387061403509</text:p>
              </table:table-cell>
              <table:table-cell office:value-type="float" office:value="1.10334429824561">
                <text:p>1.10334429824561</text:p>
              </table:table-cell>
              <table:table-cell office:value-type="float" office:value="1.08360745614035">
                <text:p>1.08360745614035</text:p>
              </table:table-cell>
              <table:table-cell office:value-type="float" office:value="1.03673245614035">
                <text:p>1.03673245614035</text:p>
              </table:table-cell>
              <table:table-cell office:value-type="float" office:value="0.962719298245614">
                <text:p>0.962719298245614</text:p>
              </table:table-cell>
              <table:table-cell office:value-type="float" office:value="0.868969298245614">
                <text:p>0.868969298245614</text:p>
              </table:table-cell>
              <table:table-cell office:value-type="float" office:value="0.649396929824561">
                <text:p>0.649396929824561</text:p>
              </table:table-cell>
              <table:table-cell office:value-type="float" office:value="0.458607456140351">
                <text:p>0.4586074561403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14476495726496">
                <text:p>0.714476495726496</text:p>
              </table:table-cell>
              <table:table-cell office:value-type="float" office:value="0.945245726495726">
                <text:p>0.945245726495726</text:p>
              </table:table-cell>
              <table:table-cell office:value-type="float" office:value="1.06063034188034">
                <text:p>1.06063034188034</text:p>
              </table:table-cell>
              <table:table-cell office:value-type="float" office:value="1.10229700854701">
                <text:p>1.10229700854701</text:p>
              </table:table-cell>
              <table:table-cell office:value-type="float" office:value="1.08226495726496">
                <text:p>1.08226495726496</text:p>
              </table:table-cell>
              <table:table-cell office:value-type="float" office:value="1.03178418803419">
                <text:p>1.03178418803419</text:p>
              </table:table-cell>
              <table:table-cell office:value-type="float" office:value="0.964476495726496">
                <text:p>0.964476495726496</text:p>
              </table:table-cell>
              <table:table-cell office:value-type="float" office:value="0.863514957264957">
                <text:p>0.863514957264957</text:p>
              </table:table-cell>
              <table:table-cell office:value-type="float" office:value="0.644764957264957">
                <text:p>0.644764957264957</text:p>
              </table:table-cell>
              <table:table-cell office:value-type="float" office:value="0.455395299145299">
                <text:p>0.4553952991452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942708333333333">
                <text:p>0.942708333333333</text:p>
              </table:table-cell>
              <table:table-cell office:value-type="float" office:value="1.05755208333333">
                <text:p>1.05755208333333</text:p>
              </table:table-cell>
              <table:table-cell office:value-type="float" office:value="1.10078125">
                <text:p>1.10078125</text:p>
              </table:table-cell>
              <table:table-cell office:value-type="float" office:value="1.07994791666667">
                <text:p>1.07994791666667</text:p>
              </table:table-cell>
              <table:table-cell office:value-type="float" office:value="1.02942708333333">
                <text:p>1.02942708333333</text:p>
              </table:table-cell>
              <table:table-cell office:value-type="float" office:value="0.959114583333333">
                <text:p>0.959114583333333</text:p>
              </table:table-cell>
              <table:table-cell office:value-type="float" office:value="0.858333333333333">
                <text:p>0.858333333333333</text:p>
              </table:table-cell>
              <table:table-cell office:value-type="float" office:value="0.647395833333333">
                <text:p>0.647395833333333</text:p>
              </table:table-cell>
              <table:table-cell office:value-type="float" office:value="0.45234375">
                <text:p>0.45234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04776422764228">
                <text:p>0.704776422764228</text:p>
              </table:table-cell>
              <table:table-cell office:value-type="float" office:value="0.942581300813008">
                <text:p>0.942581300813008</text:p>
              </table:table-cell>
              <table:table-cell office:value-type="float" office:value="1.05614837398374">
                <text:p>1.05614837398374</text:p>
              </table:table-cell>
              <table:table-cell office:value-type="float" office:value="1.09933943089431">
                <text:p>1.09933943089431</text:p>
              </table:table-cell>
              <table:table-cell office:value-type="float" office:value="1.08155487804878">
                <text:p>1.08155487804878</text:p>
              </table:table-cell>
              <table:table-cell office:value-type="float" office:value="1.02947154471545">
                <text:p>1.02947154471545</text:p>
              </table:table-cell>
              <table:table-cell office:value-type="float" office:value="0.95630081300813">
                <text:p>0.95630081300813</text:p>
              </table:table-cell>
              <table:table-cell office:value-type="float" office:value="0.853404471544715">
                <text:p>0.853404471544715</text:p>
              </table:table-cell>
              <table:table-cell office:value-type="float" office:value="0.64989837398374">
                <text:p>0.64989837398374</text:p>
              </table:table-cell>
              <table:table-cell office:value-type="float" office:value="0.449441056910569">
                <text:p>0.4494410569105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99156746031746">
                <text:p>0.699156746031746</text:p>
              </table:table-cell>
              <table:table-cell office:value-type="float" office:value="0.935763888888889">
                <text:p>0.935763888888889</text:p>
              </table:table-cell>
              <table:table-cell office:value-type="float" office:value="1.06076388888889">
                <text:p>1.06076388888889</text:p>
              </table:table-cell>
              <table:table-cell office:value-type="float" office:value="1.09796626984127">
                <text:p>1.09796626984127</text:p>
              </table:table-cell>
              <table:table-cell office:value-type="float" office:value="1.08060515873016">
                <text:p>1.08060515873016</text:p>
              </table:table-cell>
              <table:table-cell office:value-type="float" office:value="1.02852182539683">
                <text:p>1.02852182539683</text:p>
              </table:table-cell>
              <table:table-cell office:value-type="float" office:value="0.955853174603175">
                <text:p>0.955853174603175</text:p>
              </table:table-cell>
              <table:table-cell office:value-type="float" office:value="0.848710317460317">
                <text:p>0.848710317460317</text:p>
              </table:table-cell>
              <table:table-cell office:value-type="float" office:value="0.650049603174603">
                <text:p>0.650049603174603</text:p>
              </table:table-cell>
              <table:table-cell office:value-type="float" office:value="0.446676587301587">
                <text:p>0.4466765873015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93798449612403">
                <text:p>0.693798449612403</text:p>
              </table:table-cell>
              <table:table-cell office:value-type="float" office:value="0.933624031007752">
                <text:p>0.933624031007752</text:p>
              </table:table-cell>
              <table:table-cell office:value-type="float" office:value="1.06031976744186">
                <text:p>1.06031976744186</text:p>
              </table:table-cell>
              <table:table-cell office:value-type="float" office:value="1.09665697674419">
                <text:p>1.09665697674419</text:p>
              </table:table-cell>
              <table:table-cell office:value-type="float" office:value="1.0796996124031">
                <text:p>1.0796996124031</text:p>
              </table:table-cell>
              <table:table-cell office:value-type="float" office:value="1.03125">
                <text:p>1.03125</text:p>
              </table:table-cell>
              <table:table-cell office:value-type="float" office:value="0.953246124031008">
                <text:p>0.953246124031008</text:p>
              </table:table-cell>
              <table:table-cell office:value-type="float" office:value="0.842054263565892">
                <text:p>0.842054263565892</text:p>
              </table:table-cell>
              <table:table-cell office:value-type="float" office:value="0.650193798449612">
                <text:p>0.650193798449612</text:p>
              </table:table-cell>
              <table:table-cell office:value-type="float" office:value="0.445251937984496">
                <text:p>0.4452519379844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8683712121212">
                <text:p>0.688683712121212</text:p>
              </table:table-cell>
              <table:table-cell office:value-type="float" office:value="0.927320075757576">
                <text:p>0.927320075757576</text:p>
              </table:table-cell>
              <table:table-cell office:value-type="float" office:value="1.05989583333333">
                <text:p>1.05989583333333</text:p>
              </table:table-cell>
              <table:table-cell office:value-type="float" office:value="1.0954071969697">
                <text:p>1.0954071969697</text:p>
              </table:table-cell>
              <table:table-cell office:value-type="float" office:value="1.08357007575758">
                <text:p>1.08357007575758</text:p>
              </table:table-cell>
              <table:table-cell office:value-type="float" office:value="1.03385416666667">
                <text:p>1.03385416666667</text:p>
              </table:table-cell>
              <table:table-cell office:value-type="float" office:value="0.952888257575757">
                <text:p>0.952888257575757</text:p>
              </table:table-cell>
              <table:table-cell office:value-type="float" office:value="0.839962121212121">
                <text:p>0.839962121212121</text:p>
              </table:table-cell>
              <table:table-cell office:value-type="float" office:value="0.650331439393939">
                <text:p>0.650331439393939</text:p>
              </table:table-cell>
              <table:table-cell office:value-type="float" office:value="0.445785984848485">
                <text:p>0.4457859848484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83796296296296">
                <text:p>0.683796296296296</text:p>
              </table:table-cell>
              <table:table-cell office:value-type="float" office:value="0.927546296296296">
                <text:p>0.927546296296296</text:p>
              </table:table-cell>
              <table:table-cell office:value-type="float" office:value="1.05486111111111">
                <text:p>1.05486111111111</text:p>
              </table:table-cell>
              <table:table-cell office:value-type="float" office:value="1.09421296296296">
                <text:p>1.09421296296296</text:p>
              </table:table-cell>
              <table:table-cell office:value-type="float" office:value="1.08263888888889">
                <text:p>1.08263888888889</text:p>
              </table:table-cell>
              <table:table-cell office:value-type="float" office:value="1.03402777777778">
                <text:p>1.03402777777778</text:p>
              </table:table-cell>
              <table:table-cell office:value-type="float" office:value="0.950462962962963">
                <text:p>0.950462962962963</text:p>
              </table:table-cell>
              <table:table-cell office:value-type="float" office:value="0.837962962962963">
                <text:p>0.837962962962963</text:p>
              </table:table-cell>
              <table:table-cell office:value-type="float" office:value="0.64837962962963">
                <text:p>0.64837962962963</text:p>
              </table:table-cell>
              <table:table-cell office:value-type="float" office:value="0.44212962962963">
                <text:p>0.442129629629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79121376811594">
                <text:p>0.679121376811594</text:p>
              </table:table-cell>
              <table:table-cell office:value-type="float" office:value="0.92776268115942">
                <text:p>0.92776268115942</text:p>
              </table:table-cell>
              <table:table-cell office:value-type="float" office:value="1.0523097826087">
                <text:p>1.0523097826087</text:p>
              </table:table-cell>
              <table:table-cell office:value-type="float" office:value="1.09533514492754">
                <text:p>1.09533514492754</text:p>
              </table:table-cell>
              <table:table-cell office:value-type="float" office:value="1.0817481884058">
                <text:p>1.0817481884058</text:p>
              </table:table-cell>
              <table:table-cell office:value-type="float" office:value="1.03192934782609">
                <text:p>1.03192934782609</text:p>
              </table:table-cell>
              <table:table-cell office:value-type="float" office:value="0.948143115942029">
                <text:p>0.948143115942029</text:p>
              </table:table-cell>
              <table:table-cell office:value-type="float" office:value="0.836050724637681">
                <text:p>0.836050724637681</text:p>
              </table:table-cell>
              <table:table-cell office:value-type="float" office:value="0.644474637681159">
                <text:p>0.644474637681159</text:p>
              </table:table-cell>
              <table:table-cell office:value-type="float" office:value="0.446784420289855">
                <text:p>0.4467844202898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4645390070922">
                <text:p>0.674645390070922</text:p>
              </table:table-cell>
              <table:table-cell office:value-type="float" office:value="0.925753546099291">
                <text:p>0.925753546099291</text:p>
              </table:table-cell>
              <table:table-cell office:value-type="float" office:value="1.05208333333333">
                <text:p>1.05208333333333</text:p>
              </table:table-cell>
              <table:table-cell office:value-type="float" office:value="1.09197695035461">
                <text:p>1.09197695035461</text:p>
              </table:table-cell>
              <table:table-cell office:value-type="float" office:value="1.07867907801418">
                <text:p>1.07867907801418</text:p>
              </table:table-cell>
              <table:table-cell office:value-type="float" office:value="1.02992021276596">
                <text:p>1.02992021276596</text:p>
              </table:table-cell>
              <table:table-cell office:value-type="float" office:value="0.947916666666667">
                <text:p>0.947916666666667</text:p>
              </table:table-cell>
              <table:table-cell office:value-type="float" office:value="0.834219858156028">
                <text:p>0.834219858156028</text:p>
              </table:table-cell>
              <table:table-cell office:value-type="float" office:value="0.642730496453901">
                <text:p>0.642730496453901</text:p>
              </table:table-cell>
              <table:table-cell office:value-type="float" office:value="0.449246453900709">
                <text:p>0.4492464539007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70355902777778">
                <text:p>0.670355902777778</text:p>
              </table:table-cell>
              <table:table-cell office:value-type="float" office:value="0.925998263888889">
                <text:p>0.925998263888889</text:p>
              </table:table-cell>
              <table:table-cell office:value-type="float" office:value="1.04752604166667">
                <text:p>1.04752604166667</text:p>
              </table:table-cell>
              <table:table-cell office:value-type="float" office:value="1.09092881944444">
                <text:p>1.09092881944444</text:p>
              </table:table-cell>
              <table:table-cell office:value-type="float" office:value="1.080078125">
                <text:p>1.080078125</text:p>
              </table:table-cell>
              <table:table-cell office:value-type="float" office:value="1.02799479166667">
                <text:p>1.02799479166667</text:p>
              </table:table-cell>
              <table:table-cell office:value-type="float" office:value="0.949869791666667">
                <text:p>0.949869791666667</text:p>
              </table:table-cell>
              <table:table-cell office:value-type="float" office:value="0.830512152777778">
                <text:p>0.830512152777778</text:p>
              </table:table-cell>
              <table:table-cell office:value-type="float" office:value="0.641059027777778">
                <text:p>0.641059027777778</text:p>
              </table:table-cell>
              <table:table-cell office:value-type="float" office:value="0.449652777777778">
                <text:p>0.4496527777777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66241496598639">
                <text:p>0.666241496598639</text:p>
              </table:table-cell>
              <table:table-cell office:value-type="float" office:value="0.924107142857143">
                <text:p>0.924107142857143</text:p>
              </table:table-cell>
              <table:table-cell office:value-type="float" office:value="1.04953231292517">
                <text:p>1.04953231292517</text:p>
              </table:table-cell>
              <table:table-cell office:value-type="float" office:value="1.09204931972789">
                <text:p>1.09204931972789</text:p>
              </table:table-cell>
              <table:table-cell office:value-type="float" office:value="1.07929421768707">
                <text:p>1.07929421768707</text:p>
              </table:table-cell>
              <table:table-cell office:value-type="float" office:value="1.02614795918367">
                <text:p>1.02614795918367</text:p>
              </table:table-cell>
              <table:table-cell office:value-type="float" office:value="0.945365646258503">
                <text:p>0.945365646258503</text:p>
              </table:table-cell>
              <table:table-cell office:value-type="float" office:value="0.828869047619048">
                <text:p>0.828869047619048</text:p>
              </table:table-cell>
              <table:table-cell office:value-type="float" office:value="0.639455782312925">
                <text:p>0.639455782312925</text:p>
              </table:table-cell>
              <table:table-cell office:value-type="float" office:value="0.444302721088435">
                <text:p>0.444302721088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62291666666667">
                <text:p>0.662291666666667</text:p>
              </table:table-cell>
              <table:table-cell office:value-type="float" office:value="0.922291666666667">
                <text:p>0.922291666666667</text:p>
              </table:table-cell>
              <table:table-cell office:value-type="float" office:value="1.04729166666667">
                <text:p>1.04729166666667</text:p>
              </table:table-cell>
              <table:table-cell office:value-type="float" office:value="1.09104166666667">
                <text:p>1.09104166666667</text:p>
              </table:table-cell>
              <table:table-cell office:value-type="float" office:value="1.07854166666667">
                <text:p>1.07854166666667</text:p>
              </table:table-cell>
              <table:table-cell office:value-type="float" office:value="1.02645833333333">
                <text:p>1.02645833333333</text:p>
              </table:table-cell>
              <table:table-cell office:value-type="float" office:value="0.941041666666667">
                <text:p>0.941041666666667</text:p>
              </table:table-cell>
              <table:table-cell office:value-type="float" office:value="0.831041666666667">
                <text:p>0.831041666666667</text:p>
              </table:table-cell>
              <table:table-cell office:value-type="float" office:value="0.636041666666667">
                <text:p>0.636041666666667</text:p>
              </table:table-cell>
              <table:table-cell office:value-type="float" office:value="0.448541666666667">
                <text:p>0.448541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58496732026144">
                <text:p>0.658496732026144</text:p>
              </table:table-cell>
              <table:table-cell office:value-type="float" office:value="0.922589869281046">
                <text:p>0.922589869281046</text:p>
              </table:table-cell>
              <table:table-cell office:value-type="float" office:value="1.04718137254902">
                <text:p>1.04718137254902</text:p>
              </table:table-cell>
              <table:table-cell office:value-type="float" office:value="1.09007352941176">
                <text:p>1.09007352941176</text:p>
              </table:table-cell>
              <table:table-cell office:value-type="float" office:value="1.07781862745098">
                <text:p>1.07781862745098</text:p>
              </table:table-cell>
              <table:table-cell office:value-type="float" office:value="1.02675653594771">
                <text:p>1.02675653594771</text:p>
              </table:table-cell>
              <table:table-cell office:value-type="float" office:value="0.940972222222222">
                <text:p>0.940972222222222</text:p>
              </table:table-cell>
              <table:table-cell office:value-type="float" office:value="0.829452614379085">
                <text:p>0.829452614379085</text:p>
              </table:table-cell>
              <table:table-cell office:value-type="float" office:value="0.632761437908497">
                <text:p>0.632761437908497</text:p>
              </table:table-cell>
              <table:table-cell office:value-type="float" office:value="0.447099673202614">
                <text:p>0.4470996732026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53044871794872">
                <text:p>0.653044871794872</text:p>
              </table:table-cell>
              <table:table-cell office:value-type="float" office:value="0.920873397435897">
                <text:p>0.920873397435897</text:p>
              </table:table-cell>
              <table:table-cell office:value-type="float" office:value="1.04507211538462">
                <text:p>1.04507211538462</text:p>
              </table:table-cell>
              <table:table-cell office:value-type="float" office:value="1.08914262820513">
                <text:p>1.08914262820513</text:p>
              </table:table-cell>
              <table:table-cell office:value-type="float" office:value="1.0771233974359">
                <text:p>1.0771233974359</text:p>
              </table:table-cell>
              <table:table-cell office:value-type="float" office:value="1.02504006410256">
                <text:p>1.02504006410256</text:p>
              </table:table-cell>
              <table:table-cell office:value-type="float" office:value="0.938902243589744">
                <text:p>0.938902243589744</text:p>
              </table:table-cell>
              <table:table-cell office:value-type="float" office:value="0.830729166666667">
                <text:p>0.830729166666667</text:p>
              </table:table-cell>
              <table:table-cell office:value-type="float" office:value="0.629607371794872">
                <text:p>0.629607371794872</text:p>
              </table:table-cell>
              <table:table-cell office:value-type="float" office:value="0.447516025641026">
                <text:p>0.4475160256410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49567610062893">
                <text:p>0.649567610062893</text:p>
              </table:table-cell>
              <table:table-cell office:value-type="float" office:value="0.921187106918239">
                <text:p>0.921187106918239</text:p>
              </table:table-cell>
              <table:table-cell office:value-type="float" office:value="1.04304245283019">
                <text:p>1.04304245283019</text:p>
              </table:table-cell>
              <table:table-cell office:value-type="float" office:value="1.08824685534591">
                <text:p>1.08824685534591</text:p>
              </table:table-cell>
              <table:table-cell office:value-type="float" office:value="1.07645440251572">
                <text:p>1.07645440251572</text:p>
              </table:table-cell>
              <table:table-cell office:value-type="float" office:value="1.02535377358491">
                <text:p>1.02535377358491</text:p>
              </table:table-cell>
              <table:table-cell office:value-type="float" office:value="0.938875786163522">
                <text:p>0.938875786163522</text:p>
              </table:table-cell>
              <table:table-cell office:value-type="float" office:value="0.828812893081761">
                <text:p>0.828812893081761</text:p>
              </table:table-cell>
              <table:table-cell office:value-type="float" office:value="0.630110062893082">
                <text:p>0.630110062893082</text:p>
              </table:table-cell>
              <table:table-cell office:value-type="float" office:value="0.446147798742138">
                <text:p>0.4461477987421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44483024691358">
                <text:p>0.644483024691358</text:p>
              </table:table-cell>
              <table:table-cell office:value-type="float" office:value="0.917631172839506">
                <text:p>0.917631172839506</text:p>
              </table:table-cell>
              <table:table-cell office:value-type="float" office:value="1.04301697530864">
                <text:p>1.04301697530864</text:p>
              </table:table-cell>
              <table:table-cell office:value-type="float" office:value="1.08545524691358">
                <text:p>1.08545524691358</text:p>
              </table:table-cell>
              <table:table-cell office:value-type="float" office:value="1.07581018518519">
                <text:p>1.07581018518519</text:p>
              </table:table-cell>
              <table:table-cell office:value-type="float" office:value="1.02372685185185">
                <text:p>1.02372685185185</text:p>
              </table:table-cell>
              <table:table-cell office:value-type="float" office:value="0.938850308641975">
                <text:p>0.938850308641975</text:p>
              </table:table-cell>
              <table:table-cell office:value-type="float" office:value="0.830825617283951">
                <text:p>0.830825617283951</text:p>
              </table:table-cell>
              <table:table-cell office:value-type="float" office:value="0.625385802469136">
                <text:p>0.625385802469136</text:p>
              </table:table-cell>
              <table:table-cell office:value-type="float" office:value="0.450038580246914">
                <text:p>0.4500385802469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39583333333333">
                <text:p>0.639583333333333</text:p>
              </table:table-cell>
              <table:table-cell office:value-type="float" office:value="0.917992424242424">
                <text:p>0.917992424242424</text:p>
              </table:table-cell>
              <table:table-cell office:value-type="float" office:value="1.03920454545455">
                <text:p>1.03920454545455</text:p>
              </table:table-cell>
              <table:table-cell office:value-type="float" office:value="1.08465909090909">
                <text:p>1.08465909090909</text:p>
              </table:table-cell>
              <table:table-cell office:value-type="float" office:value="1.07329545454545">
                <text:p>1.07329545454545</text:p>
              </table:table-cell>
              <table:table-cell office:value-type="float" office:value="1.02215909090909">
                <text:p>1.02215909090909</text:p>
              </table:table-cell>
              <table:table-cell office:value-type="float" office:value="0.938825757575758">
                <text:p>0.938825757575758</text:p>
              </table:table-cell>
              <table:table-cell office:value-type="float" office:value="0.828977272727273">
                <text:p>0.828977272727273</text:p>
              </table:table-cell>
              <table:table-cell office:value-type="float" office:value="0.62594696969697">
                <text:p>0.62594696969697</text:p>
              </table:table-cell>
              <table:table-cell office:value-type="float" office:value="0.446969696969697">
                <text:p>0.4469696969696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4858630952381">
                <text:p>0.634858630952381</text:p>
              </table:table-cell>
              <table:table-cell office:value-type="float" office:value="0.914620535714286">
                <text:p>0.914620535714286</text:p>
              </table:table-cell>
              <table:table-cell office:value-type="float" office:value="1.03552827380952">
                <text:p>1.03552827380952</text:p>
              </table:table-cell>
              <table:table-cell office:value-type="float" office:value="1.08389136904762">
                <text:p>1.08389136904762</text:p>
              </table:table-cell>
              <table:table-cell office:value-type="float" office:value="1.07459077380952">
                <text:p>1.07459077380952</text:p>
              </table:table-cell>
              <table:table-cell office:value-type="float" office:value="1.02250744047619">
                <text:p>1.02250744047619</text:p>
              </table:table-cell>
              <table:table-cell office:value-type="float" office:value="0.938802083333333">
                <text:p>0.938802083333333</text:p>
              </table:table-cell>
              <table:table-cell office:value-type="float" office:value="0.825334821428571">
                <text:p>0.825334821428571</text:p>
              </table:table-cell>
              <table:table-cell office:value-type="float" office:value="0.624813988095238">
                <text:p>0.624813988095238</text:p>
              </table:table-cell>
              <table:table-cell office:value-type="float" office:value="0.449032738095238">
                <text:p>0.4490327380952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30299707602339">
                <text:p>0.630299707602339</text:p>
              </table:table-cell>
              <table:table-cell office:value-type="float" office:value="0.911366959064328">
                <text:p>0.911366959064328</text:p>
              </table:table-cell>
              <table:table-cell office:value-type="float" office:value="1.03380847953216">
                <text:p>1.03380847953216</text:p>
              </table:table-cell>
              <table:table-cell office:value-type="float" office:value="1.08315058479532">
                <text:p>1.08315058479532</text:p>
              </table:table-cell>
              <table:table-cell office:value-type="float" office:value="1.07401315789474">
                <text:p>1.07401315789474</text:p>
              </table:table-cell>
              <table:table-cell office:value-type="float" office:value="1.02284356725146">
                <text:p>1.02284356725146</text:p>
              </table:table-cell>
              <table:table-cell office:value-type="float" office:value="0.938779239766082">
                <text:p>0.938779239766082</text:p>
              </table:table-cell>
              <table:table-cell office:value-type="float" office:value="0.827302631578947">
                <text:p>0.827302631578947</text:p>
              </table:table-cell>
              <table:table-cell office:value-type="float" office:value="0.630299707602339">
                <text:p>0.630299707602339</text:p>
              </table:table-cell>
              <table:table-cell office:value-type="float" office:value="0.44937865497076">
                <text:p>0.449378654970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25897988505747">
                <text:p>0.625897988505747</text:p>
              </table:table-cell>
              <table:table-cell office:value-type="float" office:value="0.911817528735632">
                <text:p>0.911817528735632</text:p>
              </table:table-cell>
              <table:table-cell office:value-type="float" office:value="1.03214798850575">
                <text:p>1.03214798850575</text:p>
              </table:table-cell>
              <table:table-cell office:value-type="float" office:value="1.08243534482759">
                <text:p>1.08243534482759</text:p>
              </table:table-cell>
              <table:table-cell office:value-type="float" office:value="1.07345545977012">
                <text:p>1.07345545977012</text:p>
              </table:table-cell>
              <table:table-cell office:value-type="float" office:value="1.02137212643678">
                <text:p>1.02137212643678</text:p>
              </table:table-cell>
              <table:table-cell office:value-type="float" office:value="0.94055316091954">
                <text:p>0.94055316091954</text:p>
              </table:table-cell>
              <table:table-cell office:value-type="float" office:value="0.825610632183908">
                <text:p>0.825610632183908</text:p>
              </table:table-cell>
              <table:table-cell office:value-type="float" office:value="0.627514367816092">
                <text:p>0.627514367816092</text:p>
              </table:table-cell>
              <table:table-cell office:value-type="float" office:value="0.448096264367816">
                <text:p>0.4480962643678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21645480225989">
                <text:p>0.621645480225989</text:p>
              </table:table-cell>
              <table:table-cell office:value-type="float" office:value="0.912252824858757">
                <text:p>0.912252824858757</text:p>
              </table:table-cell>
              <table:table-cell office:value-type="float" office:value="1.03054378531073">
                <text:p>1.03054378531073</text:p>
              </table:table-cell>
              <table:table-cell office:value-type="float" office:value="1.08174435028249">
                <text:p>1.08174435028249</text:p>
              </table:table-cell>
              <table:table-cell office:value-type="float" office:value="1.07291666666667">
                <text:p>1.07291666666667</text:p>
              </table:table-cell>
              <table:table-cell office:value-type="float" office:value="1.01995056497175">
                <text:p>1.01995056497175</text:p>
              </table:table-cell>
              <table:table-cell office:value-type="float" office:value="0.938735875706215">
                <text:p>0.938735875706215</text:p>
              </table:table-cell>
              <table:table-cell office:value-type="float" office:value="0.822210451977401">
                <text:p>0.822210451977401</text:p>
              </table:table-cell>
              <table:table-cell office:value-type="float" office:value="0.628001412429379">
                <text:p>0.628001412429379</text:p>
              </table:table-cell>
              <table:table-cell office:value-type="float" office:value="0.448446327683616">
                <text:p>0.4484463276836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7534722222222">
                <text:p>0.617534722222222</text:p>
              </table:table-cell>
              <table:table-cell office:value-type="float" office:value="0.909201388888889">
                <text:p>0.909201388888889</text:p>
              </table:table-cell>
              <table:table-cell office:value-type="float" office:value="1.02899305555556">
                <text:p>1.02899305555556</text:p>
              </table:table-cell>
              <table:table-cell office:value-type="float" office:value="1.08107638888889">
                <text:p>1.08107638888889</text:p>
              </table:table-cell>
              <table:table-cell office:value-type="float" office:value="1.07065972222222">
                <text:p>1.07065972222222</text:p>
              </table:table-cell>
              <table:table-cell office:value-type="float" office:value="1.02204861111111">
                <text:p>1.02204861111111</text:p>
              </table:table-cell>
              <table:table-cell office:value-type="float" office:value="0.936979166666667">
                <text:p>0.936979166666667</text:p>
              </table:table-cell>
              <table:table-cell office:value-type="float" office:value="0.822395833333333">
                <text:p>0.822395833333333</text:p>
              </table:table-cell>
              <table:table-cell office:value-type="float" office:value="0.626909722222222">
                <text:p>0.626909722222222</text:p>
              </table:table-cell>
              <table:table-cell office:value-type="float" office:value="0.447222222222222">
                <text:p>0.4472222222222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3558743169399">
                <text:p>0.613558743169399</text:p>
              </table:table-cell>
              <table:table-cell office:value-type="float" office:value="0.90625">
                <text:p>0.90625</text:p>
              </table:table-cell>
              <table:table-cell office:value-type="float" office:value="1.02749316939891">
                <text:p>1.02749316939891</text:p>
              </table:table-cell>
              <table:table-cell office:value-type="float" office:value="1.08043032786885">
                <text:p>1.08043032786885</text:p>
              </table:table-cell>
              <table:table-cell office:value-type="float" office:value="1.06847677595628">
                <text:p>1.06847677595628</text:p>
              </table:table-cell>
              <table:table-cell office:value-type="float" office:value="1.02066256830601">
                <text:p>1.02066256830601</text:p>
              </table:table-cell>
              <table:table-cell office:value-type="float" office:value="0.936987704918033">
                <text:p>0.936987704918033</text:p>
              </table:table-cell>
              <table:table-cell office:value-type="float" office:value="0.82599043715847">
                <text:p>0.82599043715847</text:p>
              </table:table-cell>
              <table:table-cell office:value-type="float" office:value="0.625853825136612">
                <text:p>0.625853825136612</text:p>
              </table:table-cell>
              <table:table-cell office:value-type="float" office:value="0.449112021857923">
                <text:p>0.4491120218579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09711021505376">
                <text:p>0.609711021505376</text:p>
              </table:table-cell>
              <table:table-cell office:value-type="float" office:value="0.903393817204301">
                <text:p>0.903393817204301</text:p>
              </table:table-cell>
              <table:table-cell office:value-type="float" office:value="1.02604166666667">
                <text:p>1.02604166666667</text:p>
              </table:table-cell>
              <table:table-cell office:value-type="float" office:value="1.07980510752688">
                <text:p>1.07980510752688</text:p>
              </table:table-cell>
              <table:table-cell office:value-type="float" office:value="1.06804435483871">
                <text:p>1.06804435483871</text:p>
              </table:table-cell>
              <table:table-cell office:value-type="float" office:value="1.02100134408602">
                <text:p>1.02100134408602</text:p>
              </table:table-cell>
              <table:table-cell office:value-type="float" office:value="0.936995967741936">
                <text:p>0.936995967741936</text:p>
              </table:table-cell>
              <table:table-cell office:value-type="float" office:value="0.82442876344086">
                <text:p>0.82442876344086</text:p>
              </table:table-cell>
              <table:table-cell office:value-type="float" office:value="0.624831989247312">
                <text:p>0.624831989247312</text:p>
              </table:table-cell>
              <table:table-cell office:value-type="float" office:value="0.44942876344086">
                <text:p>0.449428763440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0598544973545">
                <text:p>0.60598544973545</text:p>
              </table:table-cell>
              <table:table-cell office:value-type="float" office:value="0.902281746031746">
                <text:p>0.902281746031746</text:p>
              </table:table-cell>
              <table:table-cell office:value-type="float" office:value="1.02463624338624">
                <text:p>1.02463624338624</text:p>
              </table:table-cell>
              <table:table-cell office:value-type="float" office:value="1.07919973544974">
                <text:p>1.07919973544974</text:p>
              </table:table-cell>
              <table:table-cell office:value-type="float" office:value="1.06762566137566">
                <text:p>1.06762566137566</text:p>
              </table:table-cell>
              <table:table-cell office:value-type="float" office:value="1.01802248677249">
                <text:p>1.01802248677249</text:p>
              </table:table-cell>
              <table:table-cell office:value-type="float" office:value="0.935350529100529">
                <text:p>0.935350529100529</text:p>
              </table:table-cell>
              <table:table-cell office:value-type="float" office:value="0.824570105820106">
                <text:p>0.824570105820106</text:p>
              </table:table-cell>
              <table:table-cell office:value-type="float" office:value="0.625330687830688">
                <text:p>0.625330687830688</text:p>
              </table:table-cell>
              <table:table-cell office:value-type="float" office:value="0.445271164021164">
                <text:p>0.4452711640211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02376302083333">
                <text:p>0.602376302083333</text:p>
              </table:table-cell>
              <table:table-cell office:value-type="float" office:value="0.899576822916667">
                <text:p>0.899576822916667</text:p>
              </table:table-cell>
              <table:table-cell office:value-type="float" office:value="1.02327473958333">
                <text:p>1.02327473958333</text:p>
              </table:table-cell>
              <table:table-cell office:value-type="float" office:value="1.07698567708333">
                <text:p>1.07698567708333</text:p>
              </table:table-cell>
              <table:table-cell office:value-type="float" office:value="1.06559244791667">
                <text:p>1.06559244791667</text:p>
              </table:table-cell>
              <table:table-cell office:value-type="float" office:value="1.01513671875">
                <text:p>1.01513671875</text:p>
              </table:table-cell>
              <table:table-cell office:value-type="float" office:value="0.933756510416667">
                <text:p>0.933756510416667</text:p>
              </table:table-cell>
              <table:table-cell office:value-type="float" office:value="0.82470703125">
                <text:p>0.82470703125</text:p>
              </table:table-cell>
              <table:table-cell office:value-type="float" office:value="0.627278645833333">
                <text:p>0.627278645833333</text:p>
              </table:table-cell>
              <table:table-cell office:value-type="float" office:value="0.445638020833333">
                <text:p>0.4456380208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98878205128205">
                <text:p>0.598878205128205</text:p>
              </table:table-cell>
              <table:table-cell office:value-type="float" office:value="0.895352564102564">
                <text:p>0.895352564102564</text:p>
              </table:table-cell>
              <table:table-cell office:value-type="float" office:value="1.02195512820513">
                <text:p>1.02195512820513</text:p>
              </table:table-cell>
              <table:table-cell office:value-type="float" office:value="1.07483974358974">
                <text:p>1.07483974358974</text:p>
              </table:table-cell>
              <table:table-cell office:value-type="float" office:value="1.06522435897436">
                <text:p>1.06522435897436</text:p>
              </table:table-cell>
              <table:table-cell office:value-type="float" office:value="1.01554487179487">
                <text:p>1.01554487179487</text:p>
              </table:table-cell>
              <table:table-cell office:value-type="float" office:value="0.932211538461538">
                <text:p>0.932211538461538</text:p>
              </table:table-cell>
              <table:table-cell office:value-type="float" office:value="0.823237179487179">
                <text:p>0.823237179487179</text:p>
              </table:table-cell>
              <table:table-cell office:value-type="float" office:value="0.624839743589744">
                <text:p>0.624839743589744</text:p>
              </table:table-cell>
              <table:table-cell office:value-type="float" office:value="0.44599358974359">
                <text:p>0.445993589743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95486111111111">
                <text:p>0.595486111111111</text:p>
              </table:table-cell>
              <table:table-cell office:value-type="float" office:value="0.892834595959596">
                <text:p>0.892834595959596</text:p>
              </table:table-cell>
              <table:table-cell office:value-type="float" office:value="1.02067550505051">
                <text:p>1.02067550505051</text:p>
              </table:table-cell>
              <table:table-cell office:value-type="float" office:value="1.07275883838384">
                <text:p>1.07275883838384</text:p>
              </table:table-cell>
              <table:table-cell office:value-type="float" office:value="1.06328914141414">
                <text:p>1.06328914141414</text:p>
              </table:table-cell>
              <table:table-cell office:value-type="float" office:value="1.01594065656566">
                <text:p>1.01594065656566</text:p>
              </table:table-cell>
              <table:table-cell office:value-type="float" office:value="0.930713383838384">
                <text:p>0.930713383838384</text:p>
              </table:table-cell>
              <table:table-cell office:value-type="float" office:value="0.821811868686869">
                <text:p>0.821811868686869</text:p>
              </table:table-cell>
              <table:table-cell office:value-type="float" office:value="0.623895202020202">
                <text:p>0.623895202020202</text:p>
              </table:table-cell>
              <table:table-cell office:value-type="float" office:value="0.449179292929293">
                <text:p>0.4491792929292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92195273631841">
                <text:p>0.592195273631841</text:p>
              </table:table-cell>
              <table:table-cell office:value-type="float" office:value="0.891946517412935">
                <text:p>0.891946517412935</text:p>
              </table:table-cell>
              <table:table-cell office:value-type="float" office:value="1.01943407960199">
                <text:p>1.01943407960199</text:p>
              </table:table-cell>
              <table:table-cell office:value-type="float" office:value="1.0722947761194">
                <text:p>1.0722947761194</text:p>
              </table:table-cell>
              <table:table-cell office:value-type="float" office:value="1.06141169154229">
                <text:p>1.06141169154229</text:p>
              </table:table-cell>
              <table:table-cell office:value-type="float" office:value="1.01476990049751">
                <text:p>1.01476990049751</text:p>
              </table:table-cell>
              <table:table-cell office:value-type="float" office:value="0.929259950248756">
                <text:p>0.929259950248756</text:p>
              </table:table-cell>
              <table:table-cell office:value-type="float" office:value="0.820429104477612">
                <text:p>0.820429104477612</text:p>
              </table:table-cell>
              <table:table-cell office:value-type="float" office:value="0.622978855721393">
                <text:p>0.622978855721393</text:p>
              </table:table-cell>
              <table:table-cell office:value-type="float" office:value="0.448072139303483">
                <text:p>0.4480721393034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89001225490196">
                <text:p>0.589001225490196</text:p>
              </table:table-cell>
              <table:table-cell office:value-type="float" office:value="0.891084558823529">
                <text:p>0.891084558823529</text:p>
              </table:table-cell>
              <table:table-cell office:value-type="float" office:value="1.01822916666667">
                <text:p>1.01822916666667</text:p>
              </table:table-cell>
              <table:table-cell office:value-type="float" office:value="1.0718443627451">
                <text:p>1.0718443627451</text:p>
              </table:table-cell>
              <table:table-cell office:value-type="float" office:value="1.06112132352941">
                <text:p>1.06112132352941</text:p>
              </table:table-cell>
              <table:table-cell office:value-type="float" office:value="1.01210171568627">
                <text:p>1.01210171568627</text:p>
              </table:table-cell>
              <table:table-cell office:value-type="float" office:value="0.92938112745098">
                <text:p>0.92938112745098</text:p>
              </table:table-cell>
              <table:table-cell office:value-type="float" office:value="0.816023284313726">
                <text:p>0.816023284313726</text:p>
              </table:table-cell>
              <table:table-cell office:value-type="float" office:value="0.619332107843137">
                <text:p>0.619332107843137</text:p>
              </table:table-cell>
              <table:table-cell office:value-type="float" office:value="0.446997549019608">
                <text:p>0.4469975490196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85899758454106">
                <text:p>0.585899758454106</text:p>
              </table:table-cell>
              <table:table-cell office:value-type="float" office:value="0.890247584541063">
                <text:p>0.890247584541063</text:p>
              </table:table-cell>
              <table:table-cell office:value-type="float" office:value="1.01705917874396">
                <text:p>1.01705917874396</text:p>
              </table:table-cell>
              <table:table-cell office:value-type="float" office:value="1.06989734299517">
                <text:p>1.06989734299517</text:p>
              </table:table-cell>
              <table:table-cell office:value-type="float" office:value="1.06083937198068">
                <text:p>1.06083937198068</text:p>
              </table:table-cell>
              <table:table-cell office:value-type="float" office:value="1.01102053140097">
                <text:p>1.01102053140097</text:p>
              </table:table-cell>
              <table:table-cell office:value-type="float" office:value="0.929498792270531">
                <text:p>0.929498792270531</text:p>
              </table:table-cell>
              <table:table-cell office:value-type="float" office:value="0.817783816425121">
                <text:p>0.817783816425121</text:p>
              </table:table-cell>
              <table:table-cell office:value-type="float" office:value="0.617149758454106">
                <text:p>0.617149758454106</text:p>
              </table:table-cell>
              <table:table-cell office:value-type="float" office:value="0.447312801932367">
                <text:p>0.4473128019323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82886904761905">
                <text:p>0.582886904761905</text:p>
              </table:table-cell>
              <table:table-cell office:value-type="float" office:value="0.887946428571429">
                <text:p>0.887946428571429</text:p>
              </table:table-cell>
              <table:table-cell office:value-type="float" office:value="1.01592261904762">
                <text:p>1.01592261904762</text:p>
              </table:table-cell>
              <table:table-cell office:value-type="float" office:value="1.06949404761905">
                <text:p>1.06949404761905</text:p>
              </table:table-cell>
              <table:table-cell office:value-type="float" office:value="1.05907738095238">
                <text:p>1.05907738095238</text:p>
              </table:table-cell>
              <table:table-cell office:value-type="float" office:value="1.01145833333333">
                <text:p>1.01145833333333</text:p>
              </table:table-cell>
              <table:table-cell office:value-type="float" office:value="0.929613095238095">
                <text:p>0.929613095238095</text:p>
              </table:table-cell>
              <table:table-cell office:value-type="float" office:value="0.816517857142857">
                <text:p>0.816517857142857</text:p>
              </table:table-cell>
              <table:table-cell office:value-type="float" office:value="0.61860119047619">
                <text:p>0.61860119047619</text:p>
              </table:table-cell>
              <table:table-cell office:value-type="float" office:value="0.448958333333333">
                <text:p>0.448958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79958920187793">
                <text:p>0.579958920187793</text:p>
              </table:table-cell>
              <table:table-cell office:value-type="float" office:value="0.885710093896714">
                <text:p>0.885710093896714</text:p>
              </table:table-cell>
              <table:table-cell office:value-type="float" office:value="1.01335093896714">
                <text:p>1.01335093896714</text:p>
              </table:table-cell>
              <table:table-cell office:value-type="float" office:value="1.06763497652582">
                <text:p>1.06763497652582</text:p>
              </table:table-cell>
              <table:table-cell office:value-type="float" office:value="1.05883215962441">
                <text:p>1.05883215962441</text:p>
              </table:table-cell>
              <table:table-cell office:value-type="float" office:value="1.01041666666667">
                <text:p>1.01041666666667</text:p>
              </table:table-cell>
              <table:table-cell office:value-type="float" office:value="0.929724178403756">
                <text:p>0.929724178403756</text:p>
              </table:table-cell>
              <table:table-cell office:value-type="float" office:value="0.816754694835681">
                <text:p>0.816754694835681</text:p>
              </table:table-cell>
              <table:table-cell office:value-type="float" office:value="0.620158450704225">
                <text:p>0.620158450704225</text:p>
              </table:table-cell>
              <table:table-cell office:value-type="float" office:value="0.447916666666667">
                <text:p>0.44791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7.175cm" svg:height="18.736cm" xlink:href=".." xlink:type="simple" chart:class="chart:line" chart:style-name="ch1">
        <chart:legend chart:legend-position="end" svg:x="40.883cm" svg:y="7.077cm" style:legend-expansion="high" chart:style-name="ch2"/>
        <chart:plot-area chart:style-name="ch3" table:cell-range-address="Def1_Zipped_Noise_Test_StartwithCHAMP2.L1:Def1_Zipped_Noise_Test_StartwithCHAMP2.T72" chart:data-source-has-labels="row" svg:x="0.943cm" svg:y="0.374cm" svg:width="38.997cm" svg:height="17.988cm">
          <chartooo:coordinate-region svg:x="1.776cm" svg:y="0.573cm" svg:width="37.977cm" svg:height="17.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f1_Zipped_Noise_Test_StartwithCHAMP2.L2:Def1_Zipped_Noise_Test_StartwithCHAMP2.L72" chart:label-cell-address="Def1_Zipped_Noise_Test_StartwithCHAMP2.L1:Def1_Zipped_Noise_Test_StartwithCHAMP2.L1" chart:class="chart:line">
            <chart:data-point chart:repeated="71"/>
          </chart:series>
          <chart:series chart:style-name="ch7" chart:values-cell-range-address="Def1_Zipped_Noise_Test_StartwithCHAMP2.M2:Def1_Zipped_Noise_Test_StartwithCHAMP2.M72" chart:label-cell-address="Def1_Zipped_Noise_Test_StartwithCHAMP2.M1:Def1_Zipped_Noise_Test_StartwithCHAMP2.M1" chart:class="chart:line">
            <chart:data-point chart:repeated="71"/>
          </chart:series>
          <chart:series chart:style-name="ch8" chart:values-cell-range-address="Def1_Zipped_Noise_Test_StartwithCHAMP2.N2:Def1_Zipped_Noise_Test_StartwithCHAMP2.N72" chart:label-cell-address="Def1_Zipped_Noise_Test_StartwithCHAMP2.N1:Def1_Zipped_Noise_Test_StartwithCHAMP2.N1" chart:class="chart:line">
            <chart:data-point chart:repeated="71"/>
          </chart:series>
          <chart:series chart:style-name="ch9" chart:values-cell-range-address="Def1_Zipped_Noise_Test_StartwithCHAMP2.O2:Def1_Zipped_Noise_Test_StartwithCHAMP2.O72" chart:label-cell-address="Def1_Zipped_Noise_Test_StartwithCHAMP2.O1:Def1_Zipped_Noise_Test_StartwithCHAMP2.O1" chart:class="chart:line">
            <chart:data-point chart:repeated="71"/>
          </chart:series>
          <chart:series chart:style-name="ch10" chart:values-cell-range-address="Def1_Zipped_Noise_Test_StartwithCHAMP2.P2:Def1_Zipped_Noise_Test_StartwithCHAMP2.P72" chart:label-cell-address="Def1_Zipped_Noise_Test_StartwithCHAMP2.P1:Def1_Zipped_Noise_Test_StartwithCHAMP2.P1" chart:class="chart:line">
            <chart:data-point chart:repeated="71"/>
          </chart:series>
          <chart:series chart:style-name="ch11" chart:values-cell-range-address="Def1_Zipped_Noise_Test_StartwithCHAMP2.Q2:Def1_Zipped_Noise_Test_StartwithCHAMP2.Q72" chart:label-cell-address="Def1_Zipped_Noise_Test_StartwithCHAMP2.Q1:Def1_Zipped_Noise_Test_StartwithCHAMP2.Q1" chart:class="chart:line">
            <chart:data-point chart:repeated="71"/>
          </chart:series>
          <chart:series chart:style-name="ch12" chart:values-cell-range-address="Def1_Zipped_Noise_Test_StartwithCHAMP2.R2:Def1_Zipped_Noise_Test_StartwithCHAMP2.R72" chart:label-cell-address="Def1_Zipped_Noise_Test_StartwithCHAMP2.R1:Def1_Zipped_Noise_Test_StartwithCHAMP2.R1" chart:class="chart:line">
            <chart:data-point chart:repeated="71"/>
          </chart:series>
          <chart:series chart:style-name="ch13" chart:values-cell-range-address="Def1_Zipped_Noise_Test_StartwithCHAMP2.S2:Def1_Zipped_Noise_Test_StartwithCHAMP2.S72" chart:label-cell-address="Def1_Zipped_Noise_Test_StartwithCHAMP2.S1:Def1_Zipped_Noise_Test_StartwithCHAMP2.S1" chart:class="chart:line">
            <chart:data-point chart:repeated="71"/>
          </chart:series>
          <chart:series chart:style-name="ch14" chart:values-cell-range-address="Def1_Zipped_Noise_Test_StartwithCHAMP2.T2:Def1_Zipped_Noise_Test_StartwithCHAMP2.T72" chart:label-cell-address="Def1_Zipped_Noise_Test_StartwithCHAMP2.T1:Def1_Zipped_Noise_Test_StartwithCHAMP2.T1" chart:class="chart:line">
            <chart:data-point chart:repeated="7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utual_Compression_ratio(s10)</text:p>
                <draw:g>
                  <svg:desc>Def1_Zipped_Noise_Test_StartwithCHAMP2.L1:Def1_Zipped_Noise_Test_StartwithCHAMP2.L1</svg:desc>
                </draw:g>
              </table:table-cell>
              <table:table-cell office:value-type="string">
                <text:p> Mutual_Compression_ratio(s20)</text:p>
                <draw:g>
                  <svg:desc>Def1_Zipped_Noise_Test_StartwithCHAMP2.M1:Def1_Zipped_Noise_Test_StartwithCHAMP2.M1</svg:desc>
                </draw:g>
              </table:table-cell>
              <table:table-cell office:value-type="string">
                <text:p> Mutual_Compression_ratio(s30)</text:p>
                <draw:g>
                  <svg:desc>Def1_Zipped_Noise_Test_StartwithCHAMP2.N1:Def1_Zipped_Noise_Test_StartwithCHAMP2.N1</svg:desc>
                </draw:g>
              </table:table-cell>
              <table:table-cell office:value-type="string">
                <text:p> Mutual_Compression_ratio(s40)</text:p>
                <draw:g>
                  <svg:desc>Def1_Zipped_Noise_Test_StartwithCHAMP2.O1:Def1_Zipped_Noise_Test_StartwithCHAMP2.O1</svg:desc>
                </draw:g>
              </table:table-cell>
              <table:table-cell office:value-type="string">
                <text:p> Mutual_Compression_ratio(s50)</text:p>
                <draw:g>
                  <svg:desc>Def1_Zipped_Noise_Test_StartwithCHAMP2.P1:Def1_Zipped_Noise_Test_StartwithCHAMP2.P1</svg:desc>
                </draw:g>
              </table:table-cell>
              <table:table-cell office:value-type="string">
                <text:p> Mutual_Compression_ratio(s60)</text:p>
                <draw:g>
                  <svg:desc>Def1_Zipped_Noise_Test_StartwithCHAMP2.Q1:Def1_Zipped_Noise_Test_StartwithCHAMP2.Q1</svg:desc>
                </draw:g>
              </table:table-cell>
              <table:table-cell office:value-type="string">
                <text:p> Mutual_Compression_ratio(s70)</text:p>
                <draw:g>
                  <svg:desc>Def1_Zipped_Noise_Test_StartwithCHAMP2.R1:Def1_Zipped_Noise_Test_StartwithCHAMP2.R1</svg:desc>
                </draw:g>
              </table:table-cell>
              <table:table-cell office:value-type="string">
                <text:p> Mutual_Compression_ratio(s80)</text:p>
                <draw:g>
                  <svg:desc>Def1_Zipped_Noise_Test_StartwithCHAMP2.S1:Def1_Zipped_Noise_Test_StartwithCHAMP2.S1</svg:desc>
                </draw:g>
              </table:table-cell>
              <table:table-cell office:value-type="string">
                <text:p> Mutual_Compression_ratio(s90)</text:p>
                <draw:g>
                  <svg:desc>Def1_Zipped_Noise_Test_StartwithCHAMP2.T1:Def1_Zipped_Noise_Test_StartwithCHAMP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125">
                <text:p>0.28125</text:p>
                <draw:g>
                  <svg:desc>Def1_Zipped_Noise_Test_StartwithCHAMP2.L2:Def1_Zipped_Noise_Test_StartwithCHAMP2.L72</svg:desc>
                </draw:g>
              </table:table-cell>
              <table:table-cell office:value-type="float" office:value="0.270833333333333">
                <text:p>0.270833333333333</text:p>
                <draw:g>
                  <svg:desc>Def1_Zipped_Noise_Test_StartwithCHAMP2.M2:Def1_Zipped_Noise_Test_StartwithCHAMP2.M72</svg:desc>
                </draw:g>
              </table:table-cell>
              <table:table-cell office:value-type="float" office:value="0.208333333333333">
                <text:p>0.208333333333333</text:p>
                <draw:g>
                  <svg:desc>Def1_Zipped_Noise_Test_StartwithCHAMP2.N2:Def1_Zipped_Noise_Test_StartwithCHAMP2.N72</svg:desc>
                </draw:g>
              </table:table-cell>
              <table:table-cell office:value-type="float" office:value="0.21875">
                <text:p>0.21875</text:p>
                <draw:g>
                  <svg:desc>Def1_Zipped_Noise_Test_StartwithCHAMP2.O2:Def1_Zipped_Noise_Test_StartwithCHAMP2.O72</svg:desc>
                </draw:g>
              </table:table-cell>
              <table:table-cell office:value-type="float" office:value="0.15625">
                <text:p>0.15625</text:p>
                <draw:g>
                  <svg:desc>Def1_Zipped_Noise_Test_StartwithCHAMP2.P2:Def1_Zipped_Noise_Test_StartwithCHAMP2.P72</svg:desc>
                </draw:g>
              </table:table-cell>
              <table:table-cell office:value-type="float" office:value="0.104166666666667">
                <text:p>0.104166666666667</text:p>
                <draw:g>
                  <svg:desc>Def1_Zipped_Noise_Test_StartwithCHAMP2.Q2:Def1_Zipped_Noise_Test_StartwithCHAMP2.Q72</svg:desc>
                </draw:g>
              </table:table-cell>
              <table:table-cell office:value-type="float" office:value="0.03125">
                <text:p>0.03125</text:p>
                <draw:g>
                  <svg:desc>Def1_Zipped_Noise_Test_StartwithCHAMP2.R2:Def1_Zipped_Noise_Test_StartwithCHAMP2.R72</svg:desc>
                </draw:g>
              </table:table-cell>
              <table:table-cell office:value-type="float" office:value="-0.0416666666666665">
                <text:p>-0.0416666666666665</text:p>
                <draw:g>
                  <svg:desc>Def1_Zipped_Noise_Test_StartwithCHAMP2.S2:Def1_Zipped_Noise_Test_StartwithCHAMP2.S72</svg:desc>
                </draw:g>
              </table:table-cell>
              <table:table-cell office:value-type="float" office:value="0.0104166666666665">
                <text:p>0.0104166666666665</text:p>
                <draw:g>
                  <svg:desc>Def1_Zipped_Noise_Test_StartwithCHAMP2.T2:Def1_Zipped_Noise_Test_StartwithCHAMP2.T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4791666666666">
                <text:p>0.244791666666666</text:p>
              </table:table-cell>
              <table:table-cell office:value-type="float" office:value="0.177083333333333">
                <text:p>0.177083333333333</text:p>
              </table:table-cell>
              <table:table-cell office:value-type="float" office:value="0.151041666666667">
                <text:p>0.151041666666667</text:p>
              </table:table-cell>
              <table:table-cell office:value-type="float" office:value="0.0677083333333335">
                <text:p>0.0677083333333335</text:p>
              </table:table-cell>
              <table:table-cell office:value-type="float" office:value="-0.0208333333333335">
                <text:p>-0.0208333333333335</text:p>
              </table:table-cell>
              <table:table-cell office:value-type="float" office:value="-0.09375">
                <text:p>-0.09375</text:p>
              </table:table-cell>
              <table:table-cell office:value-type="float" office:value="-0.0833333333333335">
                <text:p>-0.0833333333333335</text:p>
              </table:table-cell>
              <table:table-cell office:value-type="float" office:value="-0.229166666666667">
                <text:p>-0.229166666666667</text:p>
              </table:table-cell>
              <table:table-cell office:value-type="float" office:value="-0.244791666666666">
                <text:p>-0.244791666666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0972222222222">
                <text:p>0.19097222222222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00347222222222232">
                <text:p>-0.00347222222222232</text:p>
              </table:table-cell>
              <table:table-cell office:value-type="float" office:value="0.0451388888888889">
                <text:p>0.0451388888888889</text:p>
              </table:table-cell>
              <table:table-cell office:value-type="float" office:value="-0.100694444444444">
                <text:p>-0.100694444444444</text:p>
              </table:table-cell>
              <table:table-cell office:value-type="float" office:value="-0.052083333333333">
                <text:p>-0.052083333333333</text:p>
              </table:table-cell>
              <table:table-cell office:value-type="float" office:value="-0.21875">
                <text:p>-0.21875</text:p>
              </table:table-cell>
              <table:table-cell office:value-type="float" office:value="-0.236111111111111">
                <text:p>-0.236111111111111</text:p>
              </table:table-cell>
              <table:table-cell office:value-type="float" office:value="-0.239583333333333">
                <text:p>-0.23958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65625">
                <text:p>0.22656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2500000000004">
                <text:p>0.0312500000000004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-0.0078125">
                <text:p>-0.0078125</text:p>
              </table:table-cell>
              <table:table-cell office:value-type="float" office:value="-0.059895833333333">
                <text:p>-0.059895833333333</text:p>
              </table:table-cell>
              <table:table-cell office:value-type="float" office:value="-0.036458333333333">
                <text:p>-0.036458333333333</text:p>
              </table:table-cell>
              <table:table-cell office:value-type="float" office:value="-0.1953125">
                <text:p>-0.1953125</text:p>
              </table:table-cell>
              <table:table-cell office:value-type="float" office:value="-0.145833333333333">
                <text:p>-0.1458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110416666666667">
                <text:p>0.110416666666667</text:p>
              </table:table-cell>
              <table:table-cell office:value-type="float" office:value="0.0437499999999997">
                <text:p>0.0437499999999997</text:p>
              </table:table-cell>
              <table:table-cell office:value-type="float" office:value="0.0625">
                <text:p>0.0625</text:p>
              </table:table-cell>
              <table:table-cell office:value-type="float" office:value="-0.0145833333333334">
                <text:p>-0.0145833333333334</text:p>
              </table:table-cell>
              <table:table-cell office:value-type="float" office:value="-0.0874999999999999">
                <text:p>-0.0874999999999999</text:p>
              </table:table-cell>
              <table:table-cell office:value-type="float" office:value="-0.0791666666666666">
                <text:p>-0.0791666666666666</text:p>
              </table:table-cell>
              <table:table-cell office:value-type="float" office:value="-0.195833333333333">
                <text:p>-0.195833333333333</text:p>
              </table:table-cell>
              <table:table-cell office:value-type="float" office:value="-0.177083333333333">
                <text:p>-0.17708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4513888888889">
                <text:p>0.154513888888889</text:p>
              </table:table-cell>
              <table:table-cell office:value-type="float" office:value="0.0850694444444446">
                <text:p>0.0850694444444446</text:p>
              </table:table-cell>
              <table:table-cell office:value-type="float" office:value="0.00347222222222232">
                <text:p>0.00347222222222232</text:p>
              </table:table-cell>
              <table:table-cell office:value-type="float" office:value="0.0329861111111112">
                <text:p>0.0329861111111112</text:p>
              </table:table-cell>
              <table:table-cell office:value-type="float" office:value="-0.0555555555555558">
                <text:p>-0.0555555555555558</text:p>
              </table:table-cell>
              <table:table-cell office:value-type="float" office:value="-0.057291666666667">
                <text:p>-0.057291666666667</text:p>
              </table:table-cell>
              <table:table-cell office:value-type="float" office:value="-0.107638888888889">
                <text:p>-0.107638888888889</text:p>
              </table:table-cell>
              <table:table-cell office:value-type="float" office:value="-0.199652777777778">
                <text:p>-0.199652777777778</text:p>
              </table:table-cell>
              <table:table-cell office:value-type="float" office:value="-0.168402777777778">
                <text:p>-0.168402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6011904761905">
                <text:p>0.186011904761905</text:p>
              </table:table-cell>
              <table:table-cell office:value-type="float" office:value="0.114583333333333">
                <text:p>0.114583333333333</text:p>
              </table:table-cell>
              <table:table-cell office:value-type="float" office:value="0.00744047619047583">
                <text:p>0.00744047619047583</text:p>
              </table:table-cell>
              <table:table-cell office:value-type="float" office:value="0.0193452380952381">
                <text:p>0.0193452380952381</text:p>
              </table:table-cell>
              <table:table-cell office:value-type="float" office:value="-0.0744047619047623">
                <text:p>-0.0744047619047623</text:p>
              </table:table-cell>
              <table:table-cell office:value-type="float" office:value="-0.0744047619047619">
                <text:p>-0.0744047619047619</text:p>
              </table:table-cell>
              <table:table-cell office:value-type="float" office:value="-0.0625">
                <text:p>-0.0625</text:p>
              </table:table-cell>
              <table:table-cell office:value-type="float" office:value="-0.190476190476191">
                <text:p>-0.190476190476191</text:p>
              </table:table-cell>
              <table:table-cell office:value-type="float" office:value="-0.183035714285714">
                <text:p>-0.18303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9635416666666">
                <text:p>0.209635416666666</text:p>
              </table:table-cell>
              <table:table-cell office:value-type="float" office:value="0.147135416666667">
                <text:p>0.147135416666667</text:p>
              </table:table-cell>
              <table:table-cell office:value-type="float" office:value="0.0221354166666665">
                <text:p>0.0221354166666665</text:p>
              </table:table-cell>
              <table:table-cell office:value-type="float" office:value="0.00130208333333348">
                <text:p>0.00130208333333348</text:p>
              </table:table-cell>
              <table:table-cell office:value-type="float" office:value="-0.01953125">
                <text:p>-0.01953125</text:p>
              </table:table-cell>
              <table:table-cell office:value-type="float" office:value="-0.061197916666667">
                <text:p>-0.061197916666667</text:p>
              </table:table-cell>
              <table:table-cell office:value-type="float" office:value="-0.0950520833333335">
                <text:p>-0.0950520833333335</text:p>
              </table:table-cell>
              <table:table-cell office:value-type="float" office:value="-0.165364583333333">
                <text:p>-0.165364583333333</text:p>
              </table:table-cell>
              <table:table-cell office:value-type="float" office:value="-0.17578125">
                <text:p>-0.175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4861111111111">
                <text:p>0.204861111111111</text:p>
              </table:table-cell>
              <table:table-cell office:value-type="float" office:value="0.140046296296296">
                <text:p>0.140046296296296</text:p>
              </table:table-cell>
              <table:table-cell office:value-type="float" office:value="0.019675925925926">
                <text:p>0.019675925925926</text:p>
              </table:table-cell>
              <table:table-cell office:value-type="float" office:value="0">
                <text:p>0</text:p>
              </table:table-cell>
              <table:table-cell office:value-type="float" office:value="-0.0347222222222223">
                <text:p>-0.0347222222222223</text:p>
              </table:table-cell>
              <table:table-cell office:value-type="float" office:value="-0.0659722222222223">
                <text:p>-0.0659722222222223</text:p>
              </table:table-cell>
              <table:table-cell office:value-type="float" office:value="-0.0914351851851851">
                <text:p>-0.0914351851851851</text:p>
              </table:table-cell>
              <table:table-cell office:value-type="float" office:value="-0.150462962962963">
                <text:p>-0.150462962962963</text:p>
              </table:table-cell>
              <table:table-cell office:value-type="float" office:value="-0.146990740740741">
                <text:p>-0.146990740740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2916666666667">
                <text:p>0.222916666666667</text:p>
              </table:table-cell>
              <table:table-cell office:value-type="float" office:value="0.133333333333334">
                <text:p>0.133333333333334</text:p>
              </table:table-cell>
              <table:table-cell office:value-type="float" office:value="0.0291666666666668">
                <text:p>0.0291666666666668</text:p>
              </table:table-cell>
              <table:table-cell office:value-type="float" office:value="0.0124999999999997">
                <text:p>0.0124999999999997</text:p>
              </table:table-cell>
              <table:table-cell office:value-type="float" office:value="0.00208333333333322">
                <text:p>0.00208333333333322</text:p>
              </table:table-cell>
              <table:table-cell office:value-type="float" office:value="-0.0645833333333337">
                <text:p>-0.0645833333333337</text:p>
              </table:table-cell>
              <table:table-cell office:value-type="float" office:value="-0.111458333333333">
                <text:p>-0.111458333333333</text:p>
              </table:table-cell>
              <table:table-cell office:value-type="float" office:value="-0.142708333333333">
                <text:p>-0.142708333333333</text:p>
              </table:table-cell>
              <table:table-cell office:value-type="float" office:value="-0.140625">
                <text:p>-0.14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7386363636364">
                <text:p>0.207386363636364</text:p>
              </table:table-cell>
              <table:table-cell office:value-type="float" office:value="0.132575757575758">
                <text:p>0.132575757575758</text:p>
              </table:table-cell>
              <table:table-cell office:value-type="float" office:value="0.0293560606060606">
                <text:p>0.0293560606060606</text:p>
              </table:table-cell>
              <table:table-cell office:value-type="float" office:value="0.0217803030303032">
                <text:p>0.0217803030303032</text:p>
              </table:table-cell>
              <table:table-cell office:value-type="float" office:value="-0.0293560606060606">
                <text:p>-0.0293560606060606</text:p>
              </table:table-cell>
              <table:table-cell office:value-type="float" office:value="-0.0208333333333335">
                <text:p>-0.0208333333333335</text:p>
              </table:table-cell>
              <table:table-cell office:value-type="float" office:value="-0.104166666666667">
                <text:p>-0.104166666666667</text:p>
              </table:table-cell>
              <table:table-cell office:value-type="float" office:value="-0.121212121212121">
                <text:p>-0.121212121212121</text:p>
              </table:table-cell>
              <table:table-cell office:value-type="float" office:value="-0.126893939393939">
                <text:p>-0.1268939393939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7013888888889">
                <text:p>0.217013888888889</text:p>
              </table:table-cell>
              <table:table-cell office:value-type="float" office:value="0.147569444444444">
                <text:p>0.147569444444444</text:p>
              </table:table-cell>
              <table:table-cell office:value-type="float" office:value="0.0295138888888888">
                <text:p>0.0295138888888888</text:p>
              </table:table-cell>
              <table:table-cell office:value-type="float" office:value="0.0303819444444442">
                <text:p>0.0303819444444442</text:p>
              </table:table-cell>
              <table:table-cell office:value-type="float" office:value="-0.0164930555555558">
                <text:p>-0.0164930555555558</text:p>
              </table:table-cell>
              <table:table-cell office:value-type="float" office:value="-0.03125">
                <text:p>-0.03125</text:p>
              </table:table-cell>
              <table:table-cell office:value-type="float" office:value="-0.0815972222222223">
                <text:p>-0.0815972222222223</text:p>
              </table:table-cell>
              <table:table-cell office:value-type="float" office:value="-0.115451388888889">
                <text:p>-0.115451388888889</text:p>
              </table:table-cell>
              <table:table-cell office:value-type="float" office:value="-0.0746527777777777">
                <text:p>-0.07465277777777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33814102564102">
                <text:p>0.133814102564102</text:p>
              </table:table-cell>
              <table:table-cell office:value-type="float" office:value="0.0320512820512819">
                <text:p>0.032051282051281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-0.0184294871794872">
                <text:p>-0.0184294871794872</text:p>
              </table:table-cell>
              <table:table-cell office:value-type="float" office:value="-0.03125">
                <text:p>-0.03125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-0.118589743589744">
                <text:p>-0.118589743589744</text:p>
              </table:table-cell>
              <table:table-cell office:value-type="float" office:value="-0.0913461538461537">
                <text:p>-0.09134615384615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16071428571428">
                <text:p>0.116071428571428</text:p>
              </table:table-cell>
              <table:table-cell office:value-type="float" office:value="0.0208333333333335">
                <text:p>0.0208333333333335</text:p>
              </table:table-cell>
              <table:table-cell office:value-type="float" office:value="0.0148809523809521">
                <text:p>0.0148809523809521</text:p>
              </table:table-cell>
              <table:table-cell office:value-type="float" office:value="-0.0319940476190474">
                <text:p>-0.0319940476190474</text:p>
              </table:table-cell>
              <table:table-cell office:value-type="float" office:value="-0.0245535714285712">
                <text:p>-0.0245535714285712</text:p>
              </table:table-cell>
              <table:table-cell office:value-type="float" office:value="-0.0907738095238095">
                <text:p>-0.0907738095238095</text:p>
              </table:table-cell>
              <table:table-cell office:value-type="float" office:value="-0.110119047619048">
                <text:p>-0.110119047619048</text:p>
              </table:table-cell>
              <table:table-cell office:value-type="float" office:value="-0.12797619047619">
                <text:p>-0.12797619047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5694444444444">
                <text:p>0.175694444444444</text:p>
              </table:table-cell>
              <table:table-cell office:value-type="float" office:value="0.113888888888889">
                <text:p>0.113888888888889</text:p>
              </table:table-cell>
              <table:table-cell office:value-type="float" office:value="0.0229166666666667">
                <text:p>0.0229166666666667</text:p>
              </table:table-cell>
              <table:table-cell office:value-type="float" office:value="0.00555555555555554">
                <text:p>0.00555555555555554</text:p>
              </table:table-cell>
              <table:table-cell office:value-type="float" office:value="-0.0437499999999997">
                <text:p>-0.0437499999999997</text:p>
              </table:table-cell>
              <table:table-cell office:value-type="float" office:value="-0.0534722222222221">
                <text:p>-0.0534722222222221</text:p>
              </table:table-cell>
              <table:table-cell office:value-type="float" office:value="-0.0965277777777776">
                <text:p>-0.0965277777777776</text:p>
              </table:table-cell>
              <table:table-cell office:value-type="float" office:value="-0.120138888888889">
                <text:p>-0.120138888888889</text:p>
              </table:table-cell>
              <table:table-cell office:value-type="float" office:value="-0.127083333333333">
                <text:p>-0.12708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0572916666667">
                <text:p>0.170572916666667</text:p>
              </table:table-cell>
              <table:table-cell office:value-type="float" office:value="0.100260416666667">
                <text:p>0.100260416666667</text:p>
              </table:table-cell>
              <table:table-cell office:value-type="float" office:value="0.0143229166666665">
                <text:p>0.0143229166666665</text:p>
              </table:table-cell>
              <table:table-cell office:value-type="float" office:value="-0.00195312500000044">
                <text:p>-0.00195312500000044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-0.0514322916666665">
                <text:p>-0.0514322916666665</text:p>
              </table:table-cell>
              <table:table-cell office:value-type="float" office:value="-0.1015625">
                <text:p>-0.1015625</text:p>
              </table:table-cell>
              <table:table-cell office:value-type="float" office:value="-0.123697916666667">
                <text:p>-0.123697916666667</text:p>
              </table:table-cell>
              <table:table-cell office:value-type="float" office:value="-0.121744791666667">
                <text:p>-0.121744791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6053921568627">
                <text:p>0.166053921568627</text:p>
              </table:table-cell>
              <table:table-cell office:value-type="float" office:value="0.107230392156863">
                <text:p>0.107230392156863</text:p>
              </table:table-cell>
              <table:table-cell office:value-type="float" office:value="0.0134803921568629">
                <text:p>0.0134803921568629</text:p>
              </table:table-cell>
              <table:table-cell office:value-type="float" office:value="-0.014093137254902">
                <text:p>-0.014093137254902</text:p>
              </table:table-cell>
              <table:table-cell office:value-type="float" office:value="-0.0508578431372548">
                <text:p>-0.0508578431372548</text:p>
              </table:table-cell>
              <table:table-cell office:value-type="float" office:value="-0.0551470588235292">
                <text:p>-0.0551470588235292</text:p>
              </table:table-cell>
              <table:table-cell office:value-type="float" office:value="-0.101102941176471">
                <text:p>-0.101102941176471</text:p>
              </table:table-cell>
              <table:table-cell office:value-type="float" office:value="-0.121323529411765">
                <text:p>-0.121323529411765</text:p>
              </table:table-cell>
              <table:table-cell office:value-type="float" office:value="-0.107230392156862">
                <text:p>-0.1072303921568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9560185185185">
                <text:p>0.169560185185185</text:p>
              </table:table-cell>
              <table:table-cell office:value-type="float" office:value="0.117476851851852">
                <text:p>0.117476851851852</text:p>
              </table:table-cell>
              <table:table-cell office:value-type="float" office:value="0.0237268518518519">
                <text:p>0.0237268518518519</text:p>
              </table:table-cell>
              <table:table-cell office:value-type="float" office:value="-0.0127314814814814">
                <text:p>-0.0127314814814814</text:p>
              </table:table-cell>
              <table:table-cell office:value-type="float" office:value="-0.0283564814814814">
                <text:p>-0.0283564814814814</text:p>
              </table:table-cell>
              <table:table-cell office:value-type="float" office:value="-0.0584490740740742">
                <text:p>-0.0584490740740742</text:p>
              </table:table-cell>
              <table:table-cell office:value-type="float" office:value="-0.101273148148148">
                <text:p>-0.101273148148148</text:p>
              </table:table-cell>
              <table:table-cell office:value-type="float" office:value="-0.123263888888889">
                <text:p>-0.123263888888889</text:p>
              </table:table-cell>
              <table:table-cell office:value-type="float" office:value="-0.108217592592593">
                <text:p>-0.108217592592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17324561403509">
                <text:p>0.117324561403509</text:p>
              </table:table-cell>
              <table:table-cell office:value-type="float" office:value="0.0235745614035088">
                <text:p>0.0235745614035088</text:p>
              </table:table-cell>
              <table:table-cell office:value-type="float" office:value="-0.0109649122807018">
                <text:p>-0.0109649122807018</text:p>
              </table:table-cell>
              <table:table-cell office:value-type="float" office:value="-0.050438596491228">
                <text:p>-0.050438596491228</text:p>
              </table:table-cell>
              <table:table-cell office:value-type="float" office:value="-0.0603070175438598">
                <text:p>-0.0603070175438598</text:p>
              </table:table-cell>
              <table:table-cell office:value-type="float" office:value="-0.0959429824561404">
                <text:p>-0.0959429824561404</text:p>
              </table:table-cell>
              <table:table-cell office:value-type="float" office:value="-0.125">
                <text:p>-0.125</text:p>
              </table:table-cell>
              <table:table-cell office:value-type="float" office:value="-0.128837719298246">
                <text:p>-0.128837719298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8229166666667">
                <text:p>0.168229166666667</text:p>
              </table:table-cell>
              <table:table-cell office:value-type="float" office:value="0.121354166666667">
                <text:p>0.121354166666667</text:p>
              </table:table-cell>
              <table:table-cell office:value-type="float" office:value="0.0276041666666666">
                <text:p>0.0276041666666666</text:p>
              </table:table-cell>
              <table:table-cell office:value-type="float" office:value="-0.00989583333333344">
                <text:p>-0.00989583333333344</text:p>
              </table:table-cell>
              <table:table-cell office:value-type="float" office:value="-0.0427083333333336">
                <text:p>-0.0427083333333336</text:p>
              </table:table-cell>
              <table:table-cell office:value-type="float" office:value="-0.0567708333333334">
                <text:p>-0.0567708333333334</text:p>
              </table:table-cell>
              <table:table-cell office:value-type="float" office:value="-0.1046875">
                <text:p>-0.1046875</text:p>
              </table:table-cell>
              <table:table-cell office:value-type="float" office:value="-0.1265625">
                <text:p>-0.1265625</text:p>
              </table:table-cell>
              <table:table-cell office:value-type="float" office:value="-0.130729166666667">
                <text:p>-0.1307291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4107142857143">
                <text:p>0.174107142857143</text:p>
              </table:table-cell>
              <table:table-cell office:value-type="float" office:value="0.120535714285714">
                <text:p>0.120535714285714</text:p>
              </table:table-cell>
              <table:table-cell office:value-type="float" office:value="0.0357142857142856">
                <text:p>0.0357142857142856</text:p>
              </table:table-cell>
              <table:table-cell office:value-type="float" office:value="-0.00446428571428559">
                <text:p>-0.00446428571428559</text:p>
              </table:table-cell>
              <table:table-cell office:value-type="float" office:value="-0.049107142857143">
                <text:p>-0.049107142857143</text:p>
              </table:table-cell>
              <table:table-cell office:value-type="float" office:value="-0.0625">
                <text:p>-0.0625</text:p>
              </table:table-cell>
              <table:table-cell office:value-type="float" office:value="-0.0952380952380953">
                <text:p>-0.0952380952380953</text:p>
              </table:table-cell>
              <table:table-cell office:value-type="float" office:value="-0.123015873015873">
                <text:p>-0.123015873015873</text:p>
              </table:table-cell>
              <table:table-cell office:value-type="float" office:value="-0.131448412698413">
                <text:p>-0.1314484126984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9450757575757">
                <text:p>0.179450757575757</text:p>
              </table:table-cell>
              <table:table-cell office:value-type="float" office:value="0.12405303030303">
                <text:p>0.12405303030303</text:p>
              </table:table-cell>
              <table:table-cell office:value-type="float" office:value="0.0430871212121213">
                <text:p>0.0430871212121213</text:p>
              </table:table-cell>
              <table:table-cell office:value-type="float" office:value="-0.00568181818181812">
                <text:p>-0.00568181818181812</text:p>
              </table:table-cell>
              <table:table-cell office:value-type="float" office:value="-0.0378787878787881">
                <text:p>-0.0378787878787881</text:p>
              </table:table-cell>
              <table:table-cell office:value-type="float" office:value="-0.0549242424242424">
                <text:p>-0.0549242424242424</text:p>
              </table:table-cell>
              <table:table-cell office:value-type="float" office:value="-0.0975378787878789">
                <text:p>-0.0975378787878789</text:p>
              </table:table-cell>
              <table:table-cell office:value-type="float" office:value="-0.12405303030303">
                <text:p>-0.12405303030303</text:p>
              </table:table-cell>
              <table:table-cell office:value-type="float" office:value="-0.127367424242424">
                <text:p>-0.1273674242424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8405797101449">
                <text:p>0.188405797101449</text:p>
              </table:table-cell>
              <table:table-cell office:value-type="float" office:value="0.127264492753623">
                <text:p>0.127264492753623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000452898550724612">
                <text:p>0.000452898550724612</text:p>
              </table:table-cell>
              <table:table-cell office:value-type="float" office:value="-0.0471014492753623">
                <text:p>-0.0471014492753623</text:p>
              </table:table-cell>
              <table:table-cell office:value-type="float" office:value="-0.0543478260869565">
                <text:p>-0.0543478260869565</text:p>
              </table:table-cell>
              <table:table-cell office:value-type="float" office:value="-0.0928442028985508">
                <text:p>-0.0928442028985508</text:p>
              </table:table-cell>
              <table:table-cell office:value-type="float" office:value="-0.125905797101449">
                <text:p>-0.125905797101449</text:p>
              </table:table-cell>
              <table:table-cell office:value-type="float" office:value="-0.11231884057971">
                <text:p>-0.112318840579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8368055555556">
                <text:p>0.188368055555556</text:p>
              </table:table-cell>
              <table:table-cell office:value-type="float" office:value="0.1328125">
                <text:p>0.1328125</text:p>
              </table:table-cell>
              <table:table-cell office:value-type="float" office:value="0.046875">
                <text:p>0.046875</text:p>
              </table:table-cell>
              <table:table-cell office:value-type="float" office:value="0.00086805555555558">
                <text:p>0.00086805555555558</text:p>
              </table:table-cell>
              <table:table-cell office:value-type="float" office:value="-0.0364583333333333">
                <text:p>-0.0364583333333333</text:p>
              </table:table-cell>
              <table:table-cell office:value-type="float" office:value="-0.0512152777777777">
                <text:p>-0.0512152777777777</text:p>
              </table:table-cell>
              <table:table-cell office:value-type="float" office:value="-0.0889756944444444">
                <text:p>-0.0889756944444444</text:p>
              </table:table-cell>
              <table:table-cell office:value-type="float" office:value="-0.116319444444444">
                <text:p>-0.116319444444444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84583333333333">
                <text:p>0.184583333333333</text:p>
              </table:table-cell>
              <table:table-cell office:value-type="float" office:value="0.125">
                <text:p>0.125</text:p>
              </table:table-cell>
              <table:table-cell office:value-type="float" office:value="0.0458333333333334">
                <text:p>0.0458333333333334</text:p>
              </table:table-cell>
              <table:table-cell office:value-type="float" office:value="-0.00666666666666682">
                <text:p>-0.00666666666666682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-0.051666666666667">
                <text:p>-0.051666666666667</text:p>
              </table:table-cell>
              <table:table-cell office:value-type="float" office:value="-0.0891666666666669">
                <text:p>-0.0891666666666669</text:p>
              </table:table-cell>
              <table:table-cell office:value-type="float" office:value="-0.115">
                <text:p>-0.115</text:p>
              </table:table-cell>
              <table:table-cell office:value-type="float" office:value="-0.108333333333333">
                <text:p>-0.108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88301282051282">
                <text:p>0.188301282051282</text:p>
              </table:table-cell>
              <table:table-cell office:value-type="float" office:value="0.121394230769231">
                <text:p>0.121394230769231</text:p>
              </table:table-cell>
              <table:table-cell office:value-type="float" office:value="0.0368589743589744">
                <text:p>0.0368589743589744</text:p>
              </table:table-cell>
              <table:table-cell office:value-type="float" office:value="-0.013221153846154">
                <text:p>-0.013221153846154</text:p>
              </table:table-cell>
              <table:table-cell office:value-type="float" office:value="-0.0428685897435897">
                <text:p>-0.0428685897435897</text:p>
              </table:table-cell>
              <table:table-cell office:value-type="float" office:value="-0.0596955128205128">
                <text:p>-0.0596955128205128</text:p>
              </table:table-cell>
              <table:table-cell office:value-type="float" office:value="-0.0917467948717949">
                <text:p>-0.0917467948717949</text:p>
              </table:table-cell>
              <table:table-cell office:value-type="float" office:value="-0.11738782051282">
                <text:p>-0.11738782051282</text:p>
              </table:table-cell>
              <table:table-cell office:value-type="float" office:value="-0.119391025641026">
                <text:p>-0.1193910256410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0586419753086">
                <text:p>0.190586419753086</text:p>
              </table:table-cell>
              <table:table-cell office:value-type="float" office:value="0.118055555555556">
                <text:p>0.118055555555556</text:p>
              </table:table-cell>
              <table:table-cell office:value-type="float" office:value="0.0327932098765429">
                <text:p>0.0327932098765429</text:p>
              </table:table-cell>
              <table:table-cell office:value-type="float" office:value="-0.0189043209876543">
                <text:p>-0.0189043209876543</text:p>
              </table:table-cell>
              <table:table-cell office:value-type="float" office:value="-0.0362654320987654">
                <text:p>-0.0362654320987654</text:p>
              </table:table-cell>
              <table:table-cell office:value-type="float" office:value="-0.0636574074074077">
                <text:p>-0.0636574074074077</text:p>
              </table:table-cell>
              <table:table-cell office:value-type="float" office:value="-0.0941358024691359">
                <text:p>-0.0941358024691359</text:p>
              </table:table-cell>
              <table:table-cell office:value-type="float" office:value="-0.116126543209877">
                <text:p>-0.116126543209877</text:p>
              </table:table-cell>
              <table:table-cell office:value-type="float" office:value="-0.116126543209877">
                <text:p>-0.116126543209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93080357142857">
                <text:p>0.193080357142857</text:p>
              </table:table-cell>
              <table:table-cell office:value-type="float" office:value="0.118675595238095">
                <text:p>0.118675595238095</text:p>
              </table:table-cell>
              <table:table-cell office:value-type="float" office:value="0.0290178571428572">
                <text:p>0.0290178571428572</text:p>
              </table:table-cell>
              <table:table-cell office:value-type="float" office:value="-0.0174851190476191">
                <text:p>-0.0174851190476191</text:p>
              </table:table-cell>
              <table:table-cell office:value-type="float" office:value="-0.0383184523809523">
                <text:p>-0.0383184523809523</text:p>
              </table:table-cell>
              <table:table-cell office:value-type="float" office:value="-0.0606398809523809">
                <text:p>-0.0606398809523809</text:p>
              </table:table-cell>
              <table:table-cell office:value-type="float" office:value="-0.0900297619047619">
                <text:p>-0.0900297619047619</text:p>
              </table:table-cell>
              <table:table-cell office:value-type="float" office:value="-0.111979166666667">
                <text:p>-0.111979166666667</text:p>
              </table:table-cell>
              <table:table-cell office:value-type="float" office:value="-0.106770833333333">
                <text:p>-0.1067708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5043103448276">
                <text:p>0.195043103448276</text:p>
              </table:table-cell>
              <table:table-cell office:value-type="float" office:value="0.11242816091954">
                <text:p>0.11242816091954</text:p>
              </table:table-cell>
              <table:table-cell office:value-type="float" office:value="0.0326867816091954">
                <text:p>0.0326867816091954</text:p>
              </table:table-cell>
              <table:table-cell office:value-type="float" office:value="-0.0161637931034482">
                <text:p>-0.0161637931034482</text:p>
              </table:table-cell>
              <table:table-cell office:value-type="float" office:value="-0.0398706896551724">
                <text:p>-0.0398706896551724</text:p>
              </table:table-cell>
              <table:table-cell office:value-type="float" office:value="-0.0607040229885056">
                <text:p>-0.0607040229885056</text:p>
              </table:table-cell>
              <table:table-cell office:value-type="float" office:value="-0.0923132183908049">
                <text:p>-0.0923132183908049</text:p>
              </table:table-cell>
              <table:table-cell office:value-type="float" office:value="-0.111709770114943">
                <text:p>-0.111709770114943</text:p>
              </table:table-cell>
              <table:table-cell office:value-type="float" office:value="-0.110991379310345">
                <text:p>-0.1109913793103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9930555555555">
                <text:p>0.189930555555555</text:p>
              </table:table-cell>
              <table:table-cell office:value-type="float" office:value="0.10625">
                <text:p>0.10625</text:p>
              </table:table-cell>
              <table:table-cell office:value-type="float" office:value="0.0291666666666668">
                <text:p>0.0291666666666668</text:p>
              </table:table-cell>
              <table:table-cell office:value-type="float" office:value="-0.0142361111111109">
                <text:p>-0.0142361111111109</text:p>
              </table:table-cell>
              <table:table-cell office:value-type="float" office:value="-0.0406250000000001">
                <text:p>-0.0406250000000001</text:p>
              </table:table-cell>
              <table:table-cell office:value-type="float" office:value="-0.0642361111111112">
                <text:p>-0.0642361111111112</text:p>
              </table:table-cell>
              <table:table-cell office:value-type="float" office:value="-0.0913194444444445">
                <text:p>-0.0913194444444445</text:p>
              </table:table-cell>
              <table:table-cell office:value-type="float" office:value="-0.115972222222222">
                <text:p>-0.115972222222222</text:p>
              </table:table-cell>
              <table:table-cell office:value-type="float" office:value="-0.108680555555556">
                <text:p>-0.1086805555555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8924731182796">
                <text:p>0.198924731182796</text:p>
              </table:table-cell>
              <table:table-cell office:value-type="float" office:value="0.110551075268817">
                <text:p>0.110551075268817</text:p>
              </table:table-cell>
              <table:table-cell office:value-type="float" office:value="0.0288978494623655">
                <text:p>0.0288978494623655</text:p>
              </table:table-cell>
              <table:table-cell office:value-type="float" office:value="-0.0131048387096775">
                <text:p>-0.0131048387096775</text:p>
              </table:table-cell>
              <table:table-cell office:value-type="float" office:value="-0.0383064516129033">
                <text:p>-0.0383064516129033</text:p>
              </table:table-cell>
              <table:table-cell office:value-type="float" office:value="-0.0672043010752688">
                <text:p>-0.0672043010752688</text:p>
              </table:table-cell>
              <table:table-cell office:value-type="float" office:value="-0.0940860215053763">
                <text:p>-0.0940860215053763</text:p>
              </table:table-cell>
              <table:table-cell office:value-type="float" office:value="-0.106854838709677">
                <text:p>-0.106854838709677</text:p>
              </table:table-cell>
              <table:table-cell office:value-type="float" office:value="-0.103494623655914">
                <text:p>-0.1034946236559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4427083333333">
                <text:p>0.204427083333333</text:p>
              </table:table-cell>
              <table:table-cell office:value-type="float" office:value="0.114583333333333">
                <text:p>0.114583333333333</text:p>
              </table:table-cell>
              <table:table-cell office:value-type="float" office:value="0.0257161458333335">
                <text:p>0.0257161458333335</text:p>
              </table:table-cell>
              <table:table-cell office:value-type="float" office:value="-0.0179036458333333">
                <text:p>-0.0179036458333333</text:p>
              </table:table-cell>
              <table:table-cell office:value-type="float" office:value="-0.0423177083333333">
                <text:p>-0.0423177083333333</text:p>
              </table:table-cell>
              <table:table-cell office:value-type="float" office:value="-0.0670572916666667">
                <text:p>-0.0670572916666667</text:p>
              </table:table-cell>
              <table:table-cell office:value-type="float" office:value="-0.0930989583333335">
                <text:p>-0.0930989583333335</text:p>
              </table:table-cell>
              <table:table-cell office:value-type="float" office:value="-0.1142578125">
                <text:p>-0.1142578125</text:p>
              </table:table-cell>
              <table:table-cell office:value-type="float" office:value="-0.101236979166667">
                <text:p>-0.1012369791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3282828282828">
                <text:p>0.203282828282828</text:p>
              </table:table-cell>
              <table:table-cell office:value-type="float" office:value="0.106060606060606">
                <text:p>0.106060606060606</text:p>
              </table:table-cell>
              <table:table-cell office:value-type="float" office:value="0.026199494949495">
                <text:p>0.026199494949495</text:p>
              </table:table-cell>
              <table:table-cell office:value-type="float" office:value="-0.0164141414141414">
                <text:p>-0.0164141414141414</text:p>
              </table:table-cell>
              <table:table-cell office:value-type="float" office:value="-0.0400883838383837">
                <text:p>-0.0400883838383837</text:p>
              </table:table-cell>
              <table:table-cell office:value-type="float" office:value="-0.0666035353535355">
                <text:p>-0.0666035353535355</text:p>
              </table:table-cell>
              <table:table-cell office:value-type="float" office:value="-0.0950126262626263">
                <text:p>-0.0950126262626263</text:p>
              </table:table-cell>
              <table:table-cell office:value-type="float" office:value="-0.114583333333333">
                <text:p>-0.114583333333333</text:p>
              </table:table-cell>
              <table:table-cell office:value-type="float" office:value="-0.102272727272727">
                <text:p>-0.1022727272727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01899509803922">
                <text:p>0.201899509803922</text:p>
              </table:table-cell>
              <table:table-cell office:value-type="float" office:value="0.106924019607843">
                <text:p>0.106924019607843</text:p>
              </table:table-cell>
              <table:table-cell office:value-type="float" office:value="0.0232843137254903">
                <text:p>0.0232843137254903</text:p>
              </table:table-cell>
              <table:table-cell office:value-type="float" office:value="-0.0208333333333333">
                <text:p>-0.0208333333333333</text:p>
              </table:table-cell>
              <table:table-cell office:value-type="float" office:value="-0.0407475490196079">
                <text:p>-0.0407475490196079</text:p>
              </table:table-cell>
              <table:table-cell office:value-type="float" office:value="-0.0716911764705881">
                <text:p>-0.0716911764705881</text:p>
              </table:table-cell>
              <table:table-cell office:value-type="float" office:value="-0.0934436274509804">
                <text:p>-0.0934436274509804</text:p>
              </table:table-cell>
              <table:table-cell office:value-type="float" office:value="-0.115196078431373">
                <text:p>-0.115196078431373</text:p>
              </table:table-cell>
              <table:table-cell office:value-type="float" office:value="-0.0980392156862746">
                <text:p>-0.09803921568627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7142857142857">
                <text:p>0.207142857142857</text:p>
              </table:table-cell>
              <table:table-cell office:value-type="float" office:value="0.104761904761905">
                <text:p>0.104761904761905</text:p>
              </table:table-cell>
              <table:table-cell office:value-type="float" office:value="0.0264880952380953">
                <text:p>0.0264880952380953</text:p>
              </table:table-cell>
              <table:table-cell office:value-type="float" office:value="-0.0223214285714286">
                <text:p>-0.0223214285714286</text:p>
              </table:table-cell>
              <table:table-cell office:value-type="float" office:value="-0.0410714285714287">
                <text:p>-0.0410714285714287</text:p>
              </table:table-cell>
              <table:table-cell office:value-type="float" office:value="-0.0711309523809522">
                <text:p>-0.0711309523809522</text:p>
              </table:table-cell>
              <table:table-cell office:value-type="float" office:value="-0.0919642857142857">
                <text:p>-0.0919642857142857</text:p>
              </table:table-cell>
              <table:table-cell office:value-type="float" office:value="-0.11547619047619">
                <text:p>-0.11547619047619</text:p>
              </table:table-cell>
              <table:table-cell office:value-type="float" office:value="-0.105952380952381">
                <text:p>-0.1059523809523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1516203703703">
                <text:p>0.211516203703703</text:p>
              </table:table-cell>
              <table:table-cell office:value-type="float" office:value="0.103009259259259">
                <text:p>0.103009259259259</text:p>
              </table:table-cell>
              <table:table-cell office:value-type="float" office:value="0.0295138888888888">
                <text:p>0.0295138888888888</text:p>
              </table:table-cell>
              <table:table-cell office:value-type="float" office:value="-0.0179398148148149">
                <text:p>-0.0179398148148149</text:p>
              </table:table-cell>
              <table:table-cell office:value-type="float" office:value="-0.0445601851851851">
                <text:p>-0.0445601851851851</text:p>
              </table:table-cell>
              <table:table-cell office:value-type="float" office:value="-0.0706018518518519">
                <text:p>-0.0706018518518519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110821759259259">
                <text:p>-0.110821759259259</text:p>
              </table:table-cell>
              <table:table-cell office:value-type="float" office:value="-0.104166666666667">
                <text:p>-0.1041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5934684684685">
                <text:p>0.215934684684685</text:p>
              </table:table-cell>
              <table:table-cell office:value-type="float" office:value="0.0985360360360361">
                <text:p>0.0985360360360361</text:p>
              </table:table-cell>
              <table:table-cell office:value-type="float" office:value="0.0292792792792795">
                <text:p>0.0292792792792795</text:p>
              </table:table-cell>
              <table:table-cell office:value-type="float" office:value="-0.0219594594594597">
                <text:p>-0.0219594594594597</text:p>
              </table:table-cell>
              <table:table-cell office:value-type="float" office:value="-0.0447635135135134">
                <text:p>-0.0447635135135134</text:p>
              </table:table-cell>
              <table:table-cell office:value-type="float" office:value="-0.0701013513513513">
                <text:p>-0.0701013513513513</text:p>
              </table:table-cell>
              <table:table-cell office:value-type="float" office:value="-0.0903716216216215">
                <text:p>-0.0903716216216215</text:p>
              </table:table-cell>
              <table:table-cell office:value-type="float" office:value="-0.111486486486486">
                <text:p>-0.111486486486486</text:p>
              </table:table-cell>
              <table:table-cell office:value-type="float" office:value="-0.105855855855856">
                <text:p>-0.1058558558558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1896929824561">
                <text:p>0.211896929824561</text:p>
              </table:table-cell>
              <table:table-cell office:value-type="float" office:value="0.100054824561403">
                <text:p>0.100054824561403</text:p>
              </table:table-cell>
              <table:table-cell office:value-type="float" office:value="0.0326206140350878">
                <text:p>0.0326206140350878</text:p>
              </table:table-cell>
              <table:table-cell office:value-type="float" office:value="-0.0227521929824561">
                <text:p>-0.0227521929824561</text:p>
              </table:table-cell>
              <table:table-cell office:value-type="float" office:value="-0.0476973684210527">
                <text:p>-0.0476973684210527</text:p>
              </table:table-cell>
              <table:table-cell office:value-type="float" office:value="-0.0696271929824561">
                <text:p>-0.0696271929824561</text:p>
              </table:table-cell>
              <table:table-cell office:value-type="float" office:value="-0.0921052631578947">
                <text:p>-0.0921052631578947</text:p>
              </table:table-cell>
              <table:table-cell office:value-type="float" office:value="-0.114309210526316">
                <text:p>-0.114309210526316</text:p>
              </table:table-cell>
              <table:table-cell office:value-type="float" office:value="-0.104989035087719">
                <text:p>-0.1049890350877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10202991452991">
                <text:p>0.210202991452991</text:p>
              </table:table-cell>
              <table:table-cell office:value-type="float" office:value="0.0958867521367521">
                <text:p>0.0958867521367521</text:p>
              </table:table-cell>
              <table:table-cell office:value-type="float" office:value="0.0387286324786325">
                <text:p>0.0387286324786325</text:p>
              </table:table-cell>
              <table:table-cell office:value-type="float" office:value="-0.0213675213675215">
                <text:p>-0.0213675213675215</text:p>
              </table:table-cell>
              <table:table-cell office:value-type="float" office:value="-0.047809829059829">
                <text:p>-0.047809829059829</text:p>
              </table:table-cell>
              <table:table-cell office:value-type="float" office:value="-0.0670405982905982">
                <text:p>-0.0670405982905982</text:p>
              </table:table-cell>
              <table:table-cell office:value-type="float" office:value="-0.0878739316239314">
                <text:p>-0.0878739316239314</text:p>
              </table:table-cell>
              <table:table-cell office:value-type="float" office:value="-0.111645299145299">
                <text:p>-0.111645299145299</text:p>
              </table:table-cell>
              <table:table-cell office:value-type="float" office:value="-0.108707264957265">
                <text:p>-0.1087072649572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6510416666667">
                <text:p>0.206510416666667</text:p>
              </table:table-cell>
              <table:table-cell office:value-type="float" office:value="0.1">
                <text:p>0.1</text:p>
              </table:table-cell>
              <table:table-cell office:value-type="float" office:value="0.0338541666666667">
                <text:p>0.0338541666666667</text:p>
              </table:table-cell>
              <table:table-cell office:value-type="float" office:value="-0.0234375000000002">
                <text:p>-0.0234375000000002</text:p>
              </table:table-cell>
              <table:table-cell office:value-type="float" office:value="-0.0505208333333334">
                <text:p>-0.0505208333333334</text:p>
              </table:table-cell>
              <table:table-cell office:value-type="float" office:value="-0.0687499999999999">
                <text:p>-0.0687499999999999</text:p>
              </table:table-cell>
              <table:table-cell office:value-type="float" office:value="-0.0914062499999999">
                <text:p>-0.0914062499999999</text:p>
              </table:table-cell>
              <table:table-cell office:value-type="float" office:value="-0.112239583333333">
                <text:p>-0.112239583333333</text:p>
              </table:table-cell>
              <table:table-cell office:value-type="float" office:value="-0.109375">
                <text:p>-0.109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2489837398374">
                <text:p>0.202489837398374</text:p>
              </table:table-cell>
              <table:table-cell office:value-type="float" office:value="0.0975609756097562">
                <text:p>0.097560975609756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-0.0167682926829267">
                <text:p>-0.0167682926829267</text:p>
              </table:table-cell>
              <table:table-cell office:value-type="float" office:value="-0.0434451219512193">
                <text:p>-0.0434451219512193</text:p>
              </table:table-cell>
              <table:table-cell office:value-type="float" office:value="-0.0658028455284552">
                <text:p>-0.0658028455284552</text:p>
              </table:table-cell>
              <table:table-cell office:value-type="float" office:value="-0.0899390243902441">
                <text:p>-0.0899390243902441</text:p>
              </table:table-cell>
              <table:table-cell office:value-type="float" office:value="-0.110518292682927">
                <text:p>-0.110518292682927</text:p>
              </table:table-cell>
              <table:table-cell office:value-type="float" office:value="-0.107723577235772">
                <text:p>-0.1077235772357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9652777777778">
                <text:p>0.199652777777778</text:p>
              </table:table-cell>
              <table:table-cell office:value-type="float" office:value="0.0989583333333333">
                <text:p>0.0989583333333333</text:p>
              </table:table-cell>
              <table:table-cell office:value-type="float" office:value="0.0419146825396826">
                <text:p>0.0419146825396826</text:p>
              </table:table-cell>
              <table:table-cell office:value-type="float" office:value="-0.0126488095238093">
                <text:p>-0.0126488095238093</text:p>
              </table:table-cell>
              <table:table-cell office:value-type="float" office:value="-0.044890873015873">
                <text:p>-0.044890873015873</text:p>
              </table:table-cell>
              <table:table-cell office:value-type="float" office:value="-0.0679563492063491">
                <text:p>-0.0679563492063491</text:p>
              </table:table-cell>
              <table:table-cell office:value-type="float" office:value="-0.0907738095238095">
                <text:p>-0.0907738095238095</text:p>
              </table:table-cell>
              <table:table-cell office:value-type="float" office:value="-0.110863095238095">
                <text:p>-0.110863095238095</text:p>
              </table:table-cell>
              <table:table-cell office:value-type="float" office:value="-0.110863095238095">
                <text:p>-0.1108630952380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8885658914729">
                <text:p>0.198885658914729</text:p>
              </table:table-cell>
              <table:table-cell office:value-type="float" office:value="0.0978682170542635">
                <text:p>0.0978682170542635</text:p>
              </table:table-cell>
              <table:table-cell office:value-type="float" office:value="0.0469961240310079">
                <text:p>0.0469961240310079</text:p>
              </table:table-cell>
              <table:table-cell office:value-type="float" office:value="-0.0159883720930232">
                <text:p>-0.0159883720930232</text:p>
              </table:table-cell>
              <table:table-cell office:value-type="float" office:value="-0.0377906976744187">
                <text:p>-0.0377906976744187</text:p>
              </table:table-cell>
              <table:table-cell office:value-type="float" office:value="-0.0697674418604652">
                <text:p>-0.0697674418604652</text:p>
              </table:table-cell>
              <table:table-cell office:value-type="float" office:value="-0.0913275193798448">
                <text:p>-0.0913275193798448</text:p>
              </table:table-cell>
              <table:table-cell office:value-type="float" office:value="-0.111191860465116">
                <text:p>-0.111191860465116</text:p>
              </table:table-cell>
              <table:table-cell office:value-type="float" office:value="-0.110222868217054">
                <text:p>-0.1102228682170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9625946969697">
                <text:p>0.19625946969697</text:p>
              </table:table-cell>
              <table:table-cell office:value-type="float" office:value="0.0991950757575757">
                <text:p>0.0991950757575757</text:p>
              </table:table-cell>
              <table:table-cell office:value-type="float" office:value="0.0471117424242424">
                <text:p>0.0471117424242424</text:p>
              </table:table-cell>
              <table:table-cell office:value-type="float" office:value="-0.00970643939393945">
                <text:p>-0.00970643939393945</text:p>
              </table:table-cell>
              <table:table-cell office:value-type="float" office:value="-0.035748106060606">
                <text:p>-0.035748106060606</text:p>
              </table:table-cell>
              <table:table-cell office:value-type="float" office:value="-0.0646306818181819">
                <text:p>-0.0646306818181819</text:p>
              </table:table-cell>
              <table:table-cell office:value-type="float" office:value="-0.0923295454545454">
                <text:p>-0.0923295454545454</text:p>
              </table:table-cell>
              <table:table-cell office:value-type="float" office:value="-0.111505681818182">
                <text:p>-0.111505681818182</text:p>
              </table:table-cell>
              <table:table-cell office:value-type="float" office:value="-0.110085227272727">
                <text:p>-0.110085227272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93055555555556">
                <text:p>0.193055555555556</text:p>
              </table:table-cell>
              <table:table-cell office:value-type="float" office:value="0.102777777777778">
                <text:p>0.102777777777778</text:p>
              </table:table-cell>
              <table:table-cell office:value-type="float" office:value="0.0472222222222223">
                <text:p>0.0472222222222223</text:p>
              </table:table-cell>
              <table:table-cell office:value-type="float" office:value="-0.00833333333333308">
                <text:p>-0.00833333333333308</text:p>
              </table:table-cell>
              <table:table-cell office:value-type="float" office:value="-0.036111111111111">
                <text:p>-0.036111111111111</text:p>
              </table:table-cell>
              <table:table-cell office:value-type="float" office:value="-0.0664351851851852">
                <text:p>-0.0664351851851852</text:p>
              </table:table-cell>
              <table:table-cell office:value-type="float" office:value="-0.0932870370370371">
                <text:p>-0.0932870370370371</text:p>
              </table:table-cell>
              <table:table-cell office:value-type="float" office:value="-0.109259259259259">
                <text:p>-0.109259259259259</text:p>
              </table:table-cell>
              <table:table-cell office:value-type="float" office:value="-0.109490740740741">
                <text:p>-0.1094907407407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7726449275363">
                <text:p>0.187726449275363</text:p>
              </table:table-cell>
              <table:table-cell office:value-type="float" office:value="0.106204710144928">
                <text:p>0.106204710144928</text:p>
              </table:table-cell>
              <table:table-cell office:value-type="float" office:value="0.0563858695652173">
                <text:p>0.0563858695652173</text:p>
              </table:table-cell>
              <table:table-cell office:value-type="float" office:value="-0.00475543478260865">
                <text:p>-0.00475543478260865</text:p>
              </table:table-cell>
              <table:table-cell office:value-type="float" office:value="-0.0319293478260869">
                <text:p>-0.0319293478260869</text:p>
              </table:table-cell>
              <table:table-cell office:value-type="float" office:value="-0.0636322463768118">
                <text:p>-0.0636322463768118</text:p>
              </table:table-cell>
              <table:table-cell office:value-type="float" office:value="-0.0919384057971013">
                <text:p>-0.0919384057971013</text:p>
              </table:table-cell>
              <table:table-cell office:value-type="float" office:value="-0.111413043478261">
                <text:p>-0.111413043478261</text:p>
              </table:table-cell>
              <table:table-cell office:value-type="float" office:value="-0.107563405797102">
                <text:p>-0.1075634057971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927304964539">
                <text:p>0.18927304964539</text:p>
              </table:table-cell>
              <table:table-cell office:value-type="float" office:value="0.105053191489362">
                <text:p>0.105053191489362</text:p>
              </table:table-cell>
              <table:table-cell office:value-type="float" office:value="0.0562943262411349">
                <text:p>0.0562943262411349</text:p>
              </table:table-cell>
              <table:table-cell office:value-type="float" office:value="-0.00354609929078009">
                <text:p>-0.00354609929078009</text:p>
              </table:table-cell>
              <table:table-cell office:value-type="float" office:value="-0.0301418439716312">
                <text:p>-0.0301418439716312</text:p>
              </table:table-cell>
              <table:table-cell office:value-type="float" office:value="-0.0611702127659575">
                <text:p>-0.0611702127659575</text:p>
              </table:table-cell>
              <table:table-cell office:value-type="float" office:value="-0.0906471631205674">
                <text:p>-0.0906471631205674</text:p>
              </table:table-cell>
              <table:table-cell office:value-type="float" office:value="-0.109264184397163">
                <text:p>-0.109264184397163</text:p>
              </table:table-cell>
              <table:table-cell office:value-type="float" office:value="-0.107712765957447">
                <text:p>-0.1077127659574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0755208333333">
                <text:p>0.190755208333333</text:p>
              </table:table-cell>
              <table:table-cell office:value-type="float" office:value="0.106119791666667">
                <text:p>0.106119791666667</text:p>
              </table:table-cell>
              <table:table-cell office:value-type="float" office:value="0.0540364583333335">
                <text:p>0.0540364583333335</text:p>
              </table:table-cell>
              <table:table-cell office:value-type="float" office:value="-0.000217013888889062">
                <text:p>-0.000217013888889062</text:p>
              </table:table-cell>
              <table:table-cell office:value-type="float" office:value="-0.0284288194444442">
                <text:p>-0.0284288194444442</text:p>
              </table:table-cell>
              <table:table-cell office:value-type="float" office:value="-0.0588107638888889">
                <text:p>-0.0588107638888889</text:p>
              </table:table-cell>
              <table:table-cell office:value-type="float" office:value="-0.0935329861111112">
                <text:p>-0.0935329861111112</text:p>
              </table:table-cell>
              <table:table-cell office:value-type="float" office:value="-0.109375">
                <text:p>-0.109375</text:p>
              </table:table-cell>
              <table:table-cell office:value-type="float" office:value="-0.107638888888889">
                <text:p>-0.10763888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0051020408163">
                <text:p>0.190051020408163</text:p>
              </table:table-cell>
              <table:table-cell office:value-type="float" office:value="0.105017006802721">
                <text:p>0.105017006802721</text:p>
              </table:table-cell>
              <table:table-cell office:value-type="float" office:value="0.0561224489795917">
                <text:p>0.0561224489795917</text:p>
              </table:table-cell>
              <table:table-cell office:value-type="float" office:value="0.00510204081632648">
                <text:p>0.00510204081632648</text:p>
              </table:table-cell>
              <table:table-cell office:value-type="float" office:value="-0.0267857142857142">
                <text:p>-0.0267857142857142</text:p>
              </table:table-cell>
              <table:table-cell office:value-type="float" office:value="-0.0586734693877551">
                <text:p>-0.0586734693877551</text:p>
              </table:table-cell>
              <table:table-cell office:value-type="float" office:value="-0.0901360544217686">
                <text:p>-0.0901360544217686</text:p>
              </table:table-cell>
              <table:table-cell office:value-type="float" office:value="-0.109481292517007">
                <text:p>-0.109481292517007</text:p>
              </table:table-cell>
              <table:table-cell office:value-type="float" office:value="-0.106930272108844">
                <text:p>-0.1069302721088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89375">
                <text:p>0.189375</text:p>
              </table:table-cell>
              <table:table-cell office:value-type="float" office:value="0.103958333333333">
                <text:p>0.103958333333333</text:p>
              </table:table-cell>
              <table:table-cell office:value-type="float" office:value="0.058125">
                <text:p>0.058125</text:p>
              </table:table-cell>
              <table:table-cell office:value-type="float" office:value="0.00812499999999994">
                <text:p>0.00812499999999994</text:p>
              </table:table-cell>
              <table:table-cell office:value-type="float" office:value="-0.0252083333333335">
                <text:p>-0.0252083333333335</text:p>
              </table:table-cell>
              <table:table-cell office:value-type="float" office:value="-0.0585416666666667">
                <text:p>-0.0585416666666667</text:p>
              </table:table-cell>
              <table:table-cell office:value-type="float" office:value="-0.0852083333333336">
                <text:p>-0.0852083333333336</text:p>
              </table:table-cell>
              <table:table-cell office:value-type="float" office:value="-0.107291666666667">
                <text:p>-0.107291666666667</text:p>
              </table:table-cell>
              <table:table-cell office:value-type="float" office:value="-0.105208333333333">
                <text:p>-0.105208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88725490196078">
                <text:p>0.188725490196078</text:p>
              </table:table-cell>
              <table:table-cell office:value-type="float" office:value="0.104983660130719">
                <text:p>0.104983660130719</text:p>
              </table:table-cell>
              <table:table-cell office:value-type="float" office:value="0.0559640522875817">
                <text:p>0.0559640522875817</text:p>
              </table:table-cell>
              <table:table-cell office:value-type="float" office:value="0.00694444444444464">
                <text:p>0.00694444444444464</text:p>
              </table:table-cell>
              <table:table-cell office:value-type="float" office:value="-0.0216503267973855">
                <text:p>-0.0216503267973855</text:p>
              </table:table-cell>
              <table:table-cell office:value-type="float" office:value="-0.0563725490196079">
                <text:p>-0.0563725490196079</text:p>
              </table:table-cell>
              <table:table-cell office:value-type="float" office:value="-0.0841503267973855">
                <text:p>-0.0841503267973855</text:p>
              </table:table-cell>
              <table:table-cell office:value-type="float" office:value="-0.107230392156863">
                <text:p>-0.107230392156863</text:p>
              </table:table-cell>
              <table:table-cell office:value-type="float" office:value="-0.104983660130719">
                <text:p>-0.1049836601307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6298076923077">
                <text:p>0.186298076923077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0540865384615386">
                <text:p>0.0540865384615386</text:p>
              </table:table-cell>
              <table:table-cell office:value-type="float" office:value="0.0100160256410256">
                <text:p>0.0100160256410256</text:p>
              </table:table-cell>
              <table:table-cell office:value-type="float" office:value="-0.0220352564102564">
                <text:p>-0.0220352564102564</text:p>
              </table:table-cell>
              <table:table-cell office:value-type="float" office:value="-0.0560897435897436">
                <text:p>-0.0560897435897436</text:p>
              </table:table-cell>
              <table:table-cell office:value-type="float" office:value="-0.0861378205128207">
                <text:p>-0.0861378205128207</text:p>
              </table:table-cell>
              <table:table-cell office:value-type="float" office:value="-0.106971153846154">
                <text:p>-0.106971153846154</text:p>
              </table:table-cell>
              <table:table-cell office:value-type="float" office:value="-0.106770833333333">
                <text:p>-0.1067708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85731132075472">
                <text:p>0.185731132075472</text:p>
              </table:table-cell>
              <table:table-cell office:value-type="float" office:value="0.105149371069182">
                <text:p>0.105149371069182</text:p>
              </table:table-cell>
              <table:table-cell office:value-type="float" office:value="0.0579795597484276">
                <text:p>0.0579795597484276</text:p>
              </table:table-cell>
              <table:table-cell office:value-type="float" office:value="0.0127751572327044">
                <text:p>0.0127751572327044</text:p>
              </table:table-cell>
              <table:table-cell office:value-type="float" office:value="-0.0206367924528301">
                <text:p>-0.0206367924528301</text:p>
              </table:table-cell>
              <table:table-cell office:value-type="float" office:value="-0.0540487421383649">
                <text:p>-0.0540487421383649</text:p>
              </table:table-cell>
              <table:table-cell office:value-type="float" office:value="-0.0795990566037736">
                <text:p>-0.0795990566037736</text:p>
              </table:table-cell>
              <table:table-cell office:value-type="float" office:value="-0.107311320754717">
                <text:p>-0.107311320754717</text:p>
              </table:table-cell>
              <table:table-cell office:value-type="float" office:value="-0.102594339622642">
                <text:p>-0.1025943396226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83449074074074">
                <text:p>0.183449074074074</text:p>
              </table:table-cell>
              <table:table-cell office:value-type="float" office:value="0.102430555555556">
                <text:p>0.102430555555556</text:p>
              </table:table-cell>
              <table:table-cell office:value-type="float" office:value="0.0561342592592593">
                <text:p>0.0561342592592593</text:p>
              </table:table-cell>
              <table:table-cell office:value-type="float" office:value="0.0117669753086418">
                <text:p>0.0117669753086418</text:p>
              </table:table-cell>
              <table:table-cell office:value-type="float" office:value="-0.0190972222222223">
                <text:p>-0.0190972222222223</text:p>
              </table:table-cell>
              <table:table-cell office:value-type="float" office:value="-0.0538194444444444">
                <text:p>-0.0538194444444444</text:p>
              </table:table-cell>
              <table:table-cell office:value-type="float" office:value="-0.0769675925925928">
                <text:p>-0.0769675925925928</text:p>
              </table:table-cell>
              <table:table-cell office:value-type="float" office:value="-0.106867283950618">
                <text:p>-0.106867283950618</text:p>
              </table:table-cell>
              <table:table-cell office:value-type="float" office:value="-0.102816358024691">
                <text:p>-0.1028163580246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8125">
                <text:p>0.18125</text:p>
              </table:table-cell>
              <table:table-cell office:value-type="float" office:value="0.105492424242424">
                <text:p>0.105492424242424</text:p>
              </table:table-cell>
              <table:table-cell office:value-type="float" office:value="0.0543560606060605">
                <text:p>0.0543560606060605</text:p>
              </table:table-cell>
              <table:table-cell office:value-type="float" office:value="0.0126893939393939">
                <text:p>0.0126893939393939</text:p>
              </table:table-cell>
              <table:table-cell office:value-type="float" office:value="-0.0195075757575758">
                <text:p>-0.0195075757575758</text:p>
              </table:table-cell>
              <table:table-cell office:value-type="float" office:value="-0.0498106060606061">
                <text:p>-0.0498106060606061</text:p>
              </table:table-cell>
              <table:table-cell office:value-type="float" office:value="-0.0763257575757577">
                <text:p>-0.0763257575757577</text:p>
              </table:table-cell>
              <table:table-cell office:value-type="float" office:value="-0.103219696969697">
                <text:p>-0.103219696969697</text:p>
              </table:table-cell>
              <table:table-cell office:value-type="float" office:value="-0.104166666666667">
                <text:p>-0.1041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77269345238095">
                <text:p>0.177269345238095</text:p>
              </table:table-cell>
              <table:table-cell office:value-type="float" office:value="0.101004464285714">
                <text:p>0.101004464285714</text:p>
              </table:table-cell>
              <table:table-cell office:value-type="float" office:value="0.0582217261904763">
                <text:p>0.0582217261904763</text:p>
              </table:table-cell>
              <table:table-cell office:value-type="float" office:value="0.01171875">
                <text:p>0.01171875</text:p>
              </table:table-cell>
              <table:table-cell office:value-type="float" office:value="-0.019903273809524">
                <text:p>-0.019903273809524</text:p>
              </table:table-cell>
              <table:table-cell office:value-type="float" office:value="-0.0496651785714284">
                <text:p>-0.0496651785714284</text:p>
              </table:table-cell>
              <table:table-cell office:value-type="float" office:value="-0.0757068452380953">
                <text:p>-0.0757068452380953</text:p>
              </table:table-cell>
              <table:table-cell office:value-type="float" office:value="-0.103236607142857">
                <text:p>-0.103236607142857</text:p>
              </table:table-cell>
              <table:table-cell office:value-type="float" office:value="-0.104166666666667">
                <text:p>-0.1041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73428362573099">
                <text:p>0.173428362573099</text:p>
              </table:table-cell>
              <table:table-cell office:value-type="float" office:value="0.103983918128655">
                <text:p>0.103983918128655</text:p>
              </table:table-cell>
              <table:table-cell office:value-type="float" office:value="0.0564692982456139">
                <text:p>0.0564692982456139</text:p>
              </table:table-cell>
              <table:table-cell office:value-type="float" office:value="0.00986842105263164">
                <text:p>0.00986842105263164</text:p>
              </table:table-cell>
              <table:table-cell office:value-type="float" office:value="-0.0184576023391814">
                <text:p>-0.0184576023391814</text:p>
              </table:table-cell>
              <table:table-cell office:value-type="float" office:value="-0.0476973684210524">
                <text:p>-0.0476973684210524</text:p>
              </table:table-cell>
              <table:table-cell office:value-type="float" office:value="-0.0751096491228069">
                <text:p>-0.0751096491228069</text:p>
              </table:table-cell>
              <table:table-cell office:value-type="float" office:value="-0.107638888888889">
                <text:p>-0.107638888888889</text:p>
              </table:table-cell>
              <table:table-cell office:value-type="float" office:value="-0.103983918128655">
                <text:p>-0.1039839181286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71515804597701">
                <text:p>0.171515804597701</text:p>
              </table:table-cell>
              <table:table-cell office:value-type="float" office:value="0.101472701149425">
                <text:p>0.101472701149425</text:p>
              </table:table-cell>
              <table:table-cell office:value-type="float" office:value="0.0529813218390807">
                <text:p>0.0529813218390807</text:p>
              </table:table-cell>
              <table:table-cell office:value-type="float" office:value="0.00844109195402298">
                <text:p>0.00844109195402298</text:p>
              </table:table-cell>
              <table:table-cell office:value-type="float" office:value="-0.0199353448275863">
                <text:p>-0.0199353448275863</text:p>
              </table:table-cell>
              <table:table-cell office:value-type="float" office:value="-0.0475933908045978">
                <text:p>-0.0475933908045978</text:p>
              </table:table-cell>
              <table:table-cell office:value-type="float" office:value="-0.0745330459770115">
                <text:p>-0.0745330459770115</text:p>
              </table:table-cell>
              <table:table-cell office:value-type="float" office:value="-0.103807471264368">
                <text:p>-0.103807471264368</text:p>
              </table:table-cell>
              <table:table-cell office:value-type="float" office:value="-0.103627873563219">
                <text:p>-0.1036278735632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7902542372881">
                <text:p>0.167902542372881</text:p>
              </table:table-cell>
              <table:table-cell office:value-type="float" office:value="0.100812146892656">
                <text:p>0.100812146892656</text:p>
              </table:table-cell>
              <table:table-cell office:value-type="float" office:value="0.0527895480225991">
                <text:p>0.0527895480225991</text:p>
              </table:table-cell>
              <table:table-cell office:value-type="float" office:value="0.00512005649717518">
                <text:p>0.00512005649717518</text:p>
              </table:table-cell>
              <table:table-cell office:value-type="float" office:value="-0.0245409604519773">
                <text:p>-0.0245409604519773</text:p>
              </table:table-cell>
              <table:table-cell office:value-type="float" office:value="-0.0492584745762712">
                <text:p>-0.0492584745762712</text:p>
              </table:table-cell>
              <table:table-cell office:value-type="float" office:value="-0.0757415254237288">
                <text:p>-0.0757415254237288</text:p>
              </table:table-cell>
              <table:table-cell office:value-type="float" office:value="-0.105755649717514">
                <text:p>-0.105755649717514</text:p>
              </table:table-cell>
              <table:table-cell office:value-type="float" office:value="-0.103460451977401">
                <text:p>-0.1034604519774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67881944444444">
                <text:p>0.167881944444444</text:p>
              </table:table-cell>
              <table:table-cell office:value-type="float" office:value="0.100173611111111">
                <text:p>0.100173611111111</text:p>
              </table:table-cell>
              <table:table-cell office:value-type="float" office:value="0.0487847222222222">
                <text:p>0.0487847222222222</text:p>
              </table:table-cell>
              <table:table-cell office:value-type="float" office:value="0.00208333333333344">
                <text:p>0.00208333333333344</text:p>
              </table:table-cell>
              <table:table-cell office:value-type="float" office:value="-0.0255208333333332">
                <text:p>-0.0255208333333332</text:p>
              </table:table-cell>
              <table:table-cell office:value-type="float" office:value="-0.0473958333333333">
                <text:p>-0.0473958333333333</text:p>
              </table:table-cell>
              <table:table-cell office:value-type="float" office:value="-0.0734374999999998">
                <text:p>-0.0734374999999998</text:p>
              </table:table-cell>
              <table:table-cell office:value-type="float" office:value="-0.102256944444444">
                <text:p>-0.102256944444444</text:p>
              </table:table-cell>
              <table:table-cell office:value-type="float" office:value="-0.103125">
                <text:p>-0.103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67862021857924">
                <text:p>0.167862021857924</text:p>
              </table:table-cell>
              <table:table-cell office:value-type="float" office:value="0.101263661202186">
                <text:p>0.101263661202186</text:p>
              </table:table-cell>
              <table:table-cell office:value-type="float" office:value="0.0449112021857925">
                <text:p>0.0449112021857925</text:p>
              </table:table-cell>
              <table:table-cell office:value-type="float" office:value="0.00290300546448097">
                <text:p>0.00290300546448097</text:p>
              </table:table-cell>
              <table:table-cell office:value-type="float" office:value="-0.0261270491803278">
                <text:p>-0.0261270491803278</text:p>
              </table:table-cell>
              <table:table-cell office:value-type="float" office:value="-0.0496926229508197">
                <text:p>-0.0496926229508197</text:p>
              </table:table-cell>
              <table:table-cell office:value-type="float" office:value="-0.0729166666666665">
                <text:p>-0.0729166666666665</text:p>
              </table:table-cell>
              <table:table-cell office:value-type="float" office:value="-0.103995901639344">
                <text:p>-0.103995901639344</text:p>
              </table:table-cell>
              <table:table-cell office:value-type="float" office:value="-0.103142076502732">
                <text:p>-0.1031420765027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4482526881721">
                <text:p>0.164482526881721</text:p>
              </table:table-cell>
              <table:table-cell office:value-type="float" office:value="0.102318548387097">
                <text:p>0.102318548387097</text:p>
              </table:table-cell>
              <table:table-cell office:value-type="float" office:value="0.041162634408602">
                <text:p>0.041162634408602</text:p>
              </table:table-cell>
              <table:table-cell office:value-type="float" office:value="-0.000168010752688241">
                <text:p>-0.000168010752688241</text:p>
              </table:table-cell>
              <table:table-cell office:value-type="float" office:value="-0.0268817204301075">
                <text:p>-0.0268817204301075</text:p>
              </table:table-cell>
              <table:table-cell office:value-type="float" office:value="-0.049899193548387">
                <text:p>-0.049899193548387</text:p>
              </table:table-cell>
              <table:table-cell office:value-type="float" office:value="-0.0724126344086022">
                <text:p>-0.0724126344086022</text:p>
              </table:table-cell>
              <table:table-cell office:value-type="float" office:value="-0.103998655913979">
                <text:p>-0.103998655913979</text:p>
              </table:table-cell>
              <table:table-cell office:value-type="float" office:value="-0.101310483870968">
                <text:p>-0.1013104838709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62863756613757">
                <text:p>0.162863756613757</text:p>
              </table:table-cell>
              <table:table-cell office:value-type="float" office:value="0.0993716931216932">
                <text:p>0.0993716931216932</text:p>
              </table:table-cell>
              <table:table-cell office:value-type="float" office:value="0.0411706349206349">
                <text:p>0.0411706349206349</text:p>
              </table:table-cell>
              <table:table-cell office:value-type="float" office:value="-0.00314153439153442">
                <text:p>-0.00314153439153442</text:p>
              </table:table-cell>
              <table:table-cell office:value-type="float" office:value="-0.0309193121693121">
                <text:p>-0.0309193121693121</text:p>
              </table:table-cell>
              <table:table-cell office:value-type="float" office:value="-0.0499338624338623">
                <text:p>-0.0499338624338623</text:p>
              </table:table-cell>
              <table:table-cell office:value-type="float" office:value="-0.070271164021164">
                <text:p>-0.070271164021164</text:p>
              </table:table-cell>
              <table:table-cell office:value-type="float" office:value="-0.105820105820106">
                <text:p>-0.105820105820106</text:p>
              </table:table-cell>
              <table:table-cell office:value-type="float" office:value="-0.100694444444444">
                <text:p>-0.100694444444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62923177083333">
                <text:p>0.162923177083333</text:p>
              </table:table-cell>
              <table:table-cell office:value-type="float" office:value="0.0950520833333333">
                <text:p>0.0950520833333333</text:p>
              </table:table-cell>
              <table:table-cell office:value-type="float" office:value="0.0377604166666665">
                <text:p>0.0377604166666665</text:p>
              </table:table-cell>
              <table:table-cell office:value-type="float" office:value="-0.00406901041666674">
                <text:p>-0.00406901041666674</text:p>
              </table:table-cell>
              <table:table-cell office:value-type="float" office:value="-0.0330403645833333">
                <text:p>-0.0330403645833333</text:p>
              </table:table-cell>
              <table:table-cell office:value-type="float" office:value="-0.0517578125">
                <text:p>-0.0517578125</text:p>
              </table:table-cell>
              <table:table-cell office:value-type="float" office:value="-0.0714518229166665">
                <text:p>-0.0714518229166665</text:p>
              </table:table-cell>
              <table:table-cell office:value-type="float" office:value="-0.102864583333333">
                <text:p>-0.102864583333333</text:p>
              </table:table-cell>
              <table:table-cell office:value-type="float" office:value="-0.1005859375">
                <text:p>-0.1005859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61378205128205">
                <text:p>0.161378205128205</text:p>
              </table:table-cell>
              <table:table-cell office:value-type="float" office:value="0.0943910256410257">
                <text:p>0.0943910256410257</text:p>
              </table:table-cell>
              <table:table-cell office:value-type="float" office:value="0.0379807692307692">
                <text:p>0.0379807692307692</text:p>
              </table:table-cell>
              <table:table-cell office:value-type="float" office:value="-0.00512820512820511">
                <text:p>-0.00512820512820511</text:p>
              </table:table-cell>
              <table:table-cell office:value-type="float" office:value="-0.033653846153846">
                <text:p>-0.033653846153846</text:p>
              </table:table-cell>
              <table:table-cell office:value-type="float" office:value="-0.0552884615384615">
                <text:p>-0.0552884615384615</text:p>
              </table:table-cell>
              <table:table-cell office:value-type="float" office:value="-0.0725961538461537">
                <text:p>-0.0725961538461537</text:p>
              </table:table-cell>
              <table:table-cell office:value-type="float" office:value="-0.105929487179487">
                <text:p>-0.105929487179487</text:p>
              </table:table-cell>
              <table:table-cell office:value-type="float" office:value="-0.100480769230769">
                <text:p>-0.1004807692307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59880050505051">
                <text:p>0.159880050505051</text:p>
              </table:table-cell>
              <table:table-cell office:value-type="float" office:value="0.0902777777777777">
                <text:p>0.0902777777777777</text:p>
              </table:table-cell>
              <table:table-cell office:value-type="float" office:value="0.0364583333333335">
                <text:p>0.0364583333333335</text:p>
              </table:table-cell>
              <table:table-cell office:value-type="float" office:value="-0.00773358585858586">
                <text:p>-0.00773358585858586</text:p>
              </table:table-cell>
              <table:table-cell office:value-type="float" office:value="-0.0359848484848484">
                <text:p>-0.0359848484848484</text:p>
              </table:table-cell>
              <table:table-cell office:value-type="float" office:value="-0.0569760101010099">
                <text:p>-0.0569760101010099</text:p>
              </table:table-cell>
              <table:table-cell office:value-type="float" office:value="-0.0738636363636362">
                <text:p>-0.0738636363636362</text:p>
              </table:table-cell>
              <table:table-cell office:value-type="float" office:value="-0.107481060606061">
                <text:p>-0.107481060606061</text:p>
              </table:table-cell>
              <table:table-cell office:value-type="float" office:value="-0.0975378787878789">
                <text:p>-0.09753787878787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61536069651741">
                <text:p>0.161536069651741</text:p>
              </table:table-cell>
              <table:table-cell office:value-type="float" office:value="0.0862873134328359">
                <text:p>0.0862873134328359</text:p>
              </table:table-cell>
              <table:table-cell office:value-type="float" office:value="0.0331156716417911">
                <text:p>0.0331156716417911</text:p>
              </table:table-cell>
              <table:table-cell office:value-type="float" office:value="-0.00855099502487566">
                <text:p>-0.00855099502487566</text:p>
              </table:table-cell>
              <table:table-cell office:value-type="float" office:value="-0.0380907960199006">
                <text:p>-0.0380907960199006</text:p>
              </table:table-cell>
              <table:table-cell office:value-type="float" office:value="-0.058613184079602">
                <text:p>-0.058613184079602</text:p>
              </table:table-cell>
              <table:table-cell office:value-type="float" office:value="-0.0750932835820894">
                <text:p>-0.0750932835820894</text:p>
              </table:table-cell>
              <table:table-cell office:value-type="float" office:value="-0.105876865671642">
                <text:p>-0.105876865671642</text:p>
              </table:table-cell>
              <table:table-cell office:value-type="float" office:value="-0.0957711442786071">
                <text:p>-0.09577114427860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58547794117647">
                <text:p>0.158547794117647</text:p>
              </table:table-cell>
              <table:table-cell office:value-type="float" office:value="0.0840992647058825">
                <text:p>0.0840992647058825</text:p>
              </table:table-cell>
              <table:table-cell office:value-type="float" office:value="0.0298713235294117">
                <text:p>0.0298713235294117</text:p>
              </table:table-cell>
              <table:table-cell office:value-type="float" office:value="-0.00949754901960809">
                <text:p>-0.00949754901960809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-0.0586703431372551">
                <text:p>-0.0586703431372551</text:p>
              </table:table-cell>
              <table:table-cell office:value-type="float" office:value="-0.0793504901960784">
                <text:p>-0.0793504901960784</text:p>
              </table:table-cell>
              <table:table-cell office:value-type="float" office:value="-0.105545343137255">
                <text:p>-0.105545343137255</text:p>
              </table:table-cell>
              <table:table-cell office:value-type="float" office:value="-0.0971200980392155">
                <text:p>-0.09712009803921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57155797101449">
                <text:p>0.157155797101449</text:p>
              </table:table-cell>
              <table:table-cell office:value-type="float" office:value="0.0819746376811594">
                <text:p>0.0819746376811594</text:p>
              </table:table-cell>
              <table:table-cell office:value-type="float" office:value="0.030193236714976">
                <text:p>0.030193236714976</text:p>
              </table:table-cell>
              <table:table-cell office:value-type="float" office:value="-0.0104166666666665">
                <text:p>-0.0104166666666665</text:p>
              </table:table-cell>
              <table:table-cell office:value-type="float" office:value="-0.0436292270531402">
                <text:p>-0.0436292270531402</text:p>
              </table:table-cell>
              <table:table-cell office:value-type="float" office:value="-0.0620471014492754">
                <text:p>-0.0620471014492754</text:p>
              </table:table-cell>
              <table:table-cell office:value-type="float" office:value="-0.0774456521739133">
                <text:p>-0.0774456521739133</text:p>
              </table:table-cell>
              <table:table-cell office:value-type="float" office:value="-0.105374396135266">
                <text:p>-0.105374396135266</text:p>
              </table:table-cell>
              <table:table-cell office:value-type="float" office:value="-0.0970712560386473">
                <text:p>-0.09707125603864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5803571428571">
                <text:p>0.155803571428571</text:p>
              </table:table-cell>
              <table:table-cell office:value-type="float" office:value="0.0815476190476192">
                <text:p>0.0815476190476192</text:p>
              </table:table-cell>
              <table:table-cell office:value-type="float" office:value="0.0270833333333331">
                <text:p>0.0270833333333331</text:p>
              </table:table-cell>
              <table:table-cell office:value-type="float" office:value="-0.0127976190476189">
                <text:p>-0.0127976190476189</text:p>
              </table:table-cell>
              <table:table-cell office:value-type="float" office:value="-0.0456845238095238">
                <text:p>-0.0456845238095238</text:p>
              </table:table-cell>
              <table:table-cell office:value-type="float" office:value="-0.0636904761904762">
                <text:p>-0.0636904761904762</text:p>
              </table:table-cell>
              <table:table-cell office:value-type="float" office:value="-0.0785714285714285">
                <text:p>-0.0785714285714285</text:p>
              </table:table-cell>
              <table:table-cell office:value-type="float" office:value="-0.101636904761905">
                <text:p>-0.101636904761905</text:p>
              </table:table-cell>
              <table:table-cell office:value-type="float" office:value="-0.0956845238095239">
                <text:p>-0.09568452380952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7423708920188">
                <text:p>0.157423708920188</text:p>
              </table:table-cell>
              <table:table-cell office:value-type="float" office:value="0.07643779342723">
                <text:p>0.07643779342723</text:p>
              </table:table-cell>
              <table:table-cell office:value-type="float" office:value="0.0258215962441315">
                <text:p>0.0258215962441315</text:p>
              </table:table-cell>
              <table:table-cell office:value-type="float" office:value="-0.0152582159624415">
                <text:p>-0.0152582159624415</text:p>
              </table:table-cell>
              <table:table-cell office:value-type="float" office:value="-0.0443075117370893">
                <text:p>-0.0443075117370893</text:p>
              </table:table-cell>
              <table:table-cell office:value-type="float" office:value="-0.0636737089201878">
                <text:p>-0.0636737089201878</text:p>
              </table:table-cell>
              <table:table-cell office:value-type="float" office:value="-0.0798122065727702">
                <text:p>-0.0798122065727702</text:p>
              </table:table-cell>
              <table:table-cell office:value-type="float" office:value="-0.103726525821596">
                <text:p>-0.103726525821596</text:p>
              </table:table-cell>
              <table:table-cell office:value-type="float" office:value="-0.0955105633802817">
                <text:p>-0.09551056338028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7.175cm" svg:height="18.736cm" xlink:href=".." xlink:type="simple" chart:class="chart:line" chart:style-name="ch1">
        <chart:legend chart:legend-position="end" svg:x="41.068cm" svg:y="7.077cm" style:legend-expansion="high" chart:style-name="ch2"/>
        <chart:plot-area chart:style-name="ch3" table:cell-range-address="Def1_Zipped_Noise_Test_StartwithCHAMP2.U1:Def1_Zipped_Noise_Test_StartwithCHAMP2.AC72" chart:data-source-has-labels="row" svg:x="0.943cm" svg:y="0.374cm" svg:width="39.182cm" svg:height="17.988cm">
          <chartooo:coordinate-region svg:x="1.67cm" svg:y="0.573cm" svg:width="38.268cm" svg:height="17.1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f1_Zipped_Noise_Test_StartwithCHAMP2.U2:Def1_Zipped_Noise_Test_StartwithCHAMP2.U72" chart:label-cell-address="Def1_Zipped_Noise_Test_StartwithCHAMP2.U1:Def1_Zipped_Noise_Test_StartwithCHAMP2.U1" chart:class="chart:line">
            <chart:data-point chart:repeated="71"/>
          </chart:series>
          <chart:series chart:style-name="ch7" chart:values-cell-range-address="Def1_Zipped_Noise_Test_StartwithCHAMP2.V2:Def1_Zipped_Noise_Test_StartwithCHAMP2.V72" chart:label-cell-address="Def1_Zipped_Noise_Test_StartwithCHAMP2.V1:Def1_Zipped_Noise_Test_StartwithCHAMP2.V1" chart:class="chart:line">
            <chart:data-point chart:repeated="71"/>
          </chart:series>
          <chart:series chart:style-name="ch8" chart:values-cell-range-address="Def1_Zipped_Noise_Test_StartwithCHAMP2.W2:Def1_Zipped_Noise_Test_StartwithCHAMP2.W72" chart:label-cell-address="Def1_Zipped_Noise_Test_StartwithCHAMP2.W1:Def1_Zipped_Noise_Test_StartwithCHAMP2.W1" chart:class="chart:line">
            <chart:data-point chart:repeated="71"/>
          </chart:series>
          <chart:series chart:style-name="ch9" chart:values-cell-range-address="Def1_Zipped_Noise_Test_StartwithCHAMP2.X2:Def1_Zipped_Noise_Test_StartwithCHAMP2.X72" chart:label-cell-address="Def1_Zipped_Noise_Test_StartwithCHAMP2.X1:Def1_Zipped_Noise_Test_StartwithCHAMP2.X1" chart:class="chart:line">
            <chart:data-point chart:repeated="71"/>
          </chart:series>
          <chart:series chart:style-name="ch10" chart:values-cell-range-address="Def1_Zipped_Noise_Test_StartwithCHAMP2.Y2:Def1_Zipped_Noise_Test_StartwithCHAMP2.Y72" chart:label-cell-address="Def1_Zipped_Noise_Test_StartwithCHAMP2.Y1:Def1_Zipped_Noise_Test_StartwithCHAMP2.Y1" chart:class="chart:line">
            <chart:data-point chart:repeated="71"/>
          </chart:series>
          <chart:series chart:style-name="ch11" chart:values-cell-range-address="Def1_Zipped_Noise_Test_StartwithCHAMP2.Z2:Def1_Zipped_Noise_Test_StartwithCHAMP2.Z72" chart:label-cell-address="Def1_Zipped_Noise_Test_StartwithCHAMP2.Z1:Def1_Zipped_Noise_Test_StartwithCHAMP2.Z1" chart:class="chart:line">
            <chart:data-point chart:repeated="71"/>
          </chart:series>
          <chart:series chart:style-name="ch12" chart:values-cell-range-address="Def1_Zipped_Noise_Test_StartwithCHAMP2.AA2:Def1_Zipped_Noise_Test_StartwithCHAMP2.AA72" chart:label-cell-address="Def1_Zipped_Noise_Test_StartwithCHAMP2.AA1:Def1_Zipped_Noise_Test_StartwithCHAMP2.AA1" chart:class="chart:line">
            <chart:data-point chart:repeated="71"/>
          </chart:series>
          <chart:series chart:style-name="ch13" chart:values-cell-range-address="Def1_Zipped_Noise_Test_StartwithCHAMP2.AB2:Def1_Zipped_Noise_Test_StartwithCHAMP2.AB72" chart:label-cell-address="Def1_Zipped_Noise_Test_StartwithCHAMP2.AB1:Def1_Zipped_Noise_Test_StartwithCHAMP2.AB1" chart:class="chart:line">
            <chart:data-point chart:repeated="71"/>
          </chart:series>
          <chart:series chart:style-name="ch14" chart:values-cell-range-address="Def1_Zipped_Noise_Test_StartwithCHAMP2.AC2:Def1_Zipped_Noise_Test_StartwithCHAMP2.AC72" chart:label-cell-address="Def1_Zipped_Noise_Test_StartwithCHAMP2.AC1:Def1_Zipped_Noise_Test_StartwithCHAMP2.AC1" chart:class="chart:line">
            <chart:data-point chart:repeated="7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nditional_Comrpession(s10)</text:p>
                <draw:g>
                  <svg:desc>Def1_Zipped_Noise_Test_StartwithCHAMP2.U1:Def1_Zipped_Noise_Test_StartwithCHAMP2.U1</svg:desc>
                </draw:g>
              </table:table-cell>
              <table:table-cell office:value-type="string">
                <text:p> Conditional_Comrpession(s20)</text:p>
                <draw:g>
                  <svg:desc>Def1_Zipped_Noise_Test_StartwithCHAMP2.V1:Def1_Zipped_Noise_Test_StartwithCHAMP2.V1</svg:desc>
                </draw:g>
              </table:table-cell>
              <table:table-cell office:value-type="string">
                <text:p> Conditional_Comrpession(s30)</text:p>
                <draw:g>
                  <svg:desc>Def1_Zipped_Noise_Test_StartwithCHAMP2.W1:Def1_Zipped_Noise_Test_StartwithCHAMP2.W1</svg:desc>
                </draw:g>
              </table:table-cell>
              <table:table-cell office:value-type="string">
                <text:p> Conditional_Comrpession(s40)</text:p>
                <draw:g>
                  <svg:desc>Def1_Zipped_Noise_Test_StartwithCHAMP2.X1:Def1_Zipped_Noise_Test_StartwithCHAMP2.X1</svg:desc>
                </draw:g>
              </table:table-cell>
              <table:table-cell office:value-type="string">
                <text:p> Conditional_Comrpession(s50)</text:p>
                <draw:g>
                  <svg:desc>Def1_Zipped_Noise_Test_StartwithCHAMP2.Y1:Def1_Zipped_Noise_Test_StartwithCHAMP2.Y1</svg:desc>
                </draw:g>
              </table:table-cell>
              <table:table-cell office:value-type="string">
                <text:p> Conditional_Comrpession(s60)</text:p>
                <draw:g>
                  <svg:desc>Def1_Zipped_Noise_Test_StartwithCHAMP2.Z1:Def1_Zipped_Noise_Test_StartwithCHAMP2.Z1</svg:desc>
                </draw:g>
              </table:table-cell>
              <table:table-cell office:value-type="string">
                <text:p> Conditional_Comrpession(s70)</text:p>
                <draw:g>
                  <svg:desc>Def1_Zipped_Noise_Test_StartwithCHAMP2.AA1:Def1_Zipped_Noise_Test_StartwithCHAMP2.AA1</svg:desc>
                </draw:g>
              </table:table-cell>
              <table:table-cell office:value-type="string">
                <text:p> Conditional_Comrpession(s80)</text:p>
                <draw:g>
                  <svg:desc>Def1_Zipped_Noise_Test_StartwithCHAMP2.AB1:Def1_Zipped_Noise_Test_StartwithCHAMP2.AB1</svg:desc>
                </draw:g>
              </table:table-cell>
              <table:table-cell office:value-type="string">
                <text:p> Conditional_Comrpession(s90)</text:p>
                <draw:g>
                  <svg:desc>Def1_Zipped_Noise_Test_StartwithCHAMP2.AC1:Def1_Zipped_Noise_Test_StartwithCHAMP2.A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5">
                <text:p>1.25</text:p>
                <draw:g>
                  <svg:desc>Def1_Zipped_Noise_Test_StartwithCHAMP2.U2:Def1_Zipped_Noise_Test_StartwithCHAMP2.U72</svg:desc>
                </draw:g>
              </table:table-cell>
              <table:table-cell office:value-type="float" office:value="1.375">
                <text:p>1.375</text:p>
                <draw:g>
                  <svg:desc>Def1_Zipped_Noise_Test_StartwithCHAMP2.V2:Def1_Zipped_Noise_Test_StartwithCHAMP2.V72</svg:desc>
                </draw:g>
              </table:table-cell>
              <table:table-cell office:value-type="float" office:value="1.375">
                <text:p>1.375</text:p>
                <draw:g>
                  <svg:desc>Def1_Zipped_Noise_Test_StartwithCHAMP2.W2:Def1_Zipped_Noise_Test_StartwithCHAMP2.W72</svg:desc>
                </draw:g>
              </table:table-cell>
              <table:table-cell office:value-type="float" office:value="1.3125">
                <text:p>1.3125</text:p>
                <draw:g>
                  <svg:desc>Def1_Zipped_Noise_Test_StartwithCHAMP2.X2:Def1_Zipped_Noise_Test_StartwithCHAMP2.X72</svg:desc>
                </draw:g>
              </table:table-cell>
              <table:table-cell office:value-type="float" office:value="1.3125">
                <text:p>1.3125</text:p>
                <draw:g>
                  <svg:desc>Def1_Zipped_Noise_Test_StartwithCHAMP2.Y2:Def1_Zipped_Noise_Test_StartwithCHAMP2.Y72</svg:desc>
                </draw:g>
              </table:table-cell>
              <table:table-cell office:value-type="float" office:value="1.25">
                <text:p>1.25</text:p>
                <draw:g>
                  <svg:desc>Def1_Zipped_Noise_Test_StartwithCHAMP2.Z2:Def1_Zipped_Noise_Test_StartwithCHAMP2.Z72</svg:desc>
                </draw:g>
              </table:table-cell>
              <table:table-cell office:value-type="float" office:value="1.125">
                <text:p>1.125</text:p>
                <draw:g>
                  <svg:desc>Def1_Zipped_Noise_Test_StartwithCHAMP2.AA2:Def1_Zipped_Noise_Test_StartwithCHAMP2.AA72</svg:desc>
                </draw:g>
              </table:table-cell>
              <table:table-cell office:value-type="float" office:value="0.9375">
                <text:p>0.9375</text:p>
                <draw:g>
                  <svg:desc>Def1_Zipped_Noise_Test_StartwithCHAMP2.AB2:Def1_Zipped_Noise_Test_StartwithCHAMP2.AB72</svg:desc>
                </draw:g>
              </table:table-cell>
              <table:table-cell office:value-type="float" office:value="1">
                <text:p>1</text:p>
                <draw:g>
                  <svg:desc>Def1_Zipped_Noise_Test_StartwithCHAMP2.AC2:Def1_Zipped_Noise_Test_StartwithCHAMP2.AC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8645833333333">
                <text:p>1.28645833333333</text:p>
              </table:table-cell>
              <table:table-cell office:value-type="float" office:value="1.32291666666667">
                <text:p>1.32291666666667</text:p>
              </table:table-cell>
              <table:table-cell office:value-type="float" office:value="1.28645833333333">
                <text:p>1.28645833333333</text:p>
              </table:table-cell>
              <table:table-cell office:value-type="float" office:value="1.25">
                <text:p>1.25</text:p>
              </table:table-cell>
              <table:table-cell office:value-type="float" office:value="1.17708333333333">
                <text:p>1.17708333333333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9375">
                <text:p>1.09375</text:p>
              </table:table-cell>
              <table:table-cell office:value-type="float" office:value="1.21527777777778">
                <text:p>1.21527777777778</text:p>
              </table:table-cell>
              <table:table-cell office:value-type="float" office:value="1.3125">
                <text:p>1.3125</text:p>
              </table:table-cell>
              <table:table-cell office:value-type="float" office:value="1.28819444444444">
                <text:p>1.28819444444444</text:p>
              </table:table-cell>
              <table:table-cell office:value-type="float" office:value="1.26388888888889">
                <text:p>1.26388888888889</text:p>
              </table:table-cell>
              <table:table-cell office:value-type="float" office:value="1.23958333333333">
                <text:p>1.23958333333333</text:p>
              </table:table-cell>
              <table:table-cell office:value-type="float" office:value="1.14236111111111">
                <text:p>1.14236111111111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826388888888889">
                <text:p>0.82638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5989583333333">
                <text:p>1.05989583333333</text:p>
              </table:table-cell>
              <table:table-cell office:value-type="float" office:value="1.14322916666667">
                <text:p>1.14322916666667</text:p>
              </table:table-cell>
              <table:table-cell office:value-type="float" office:value="1.2890625">
                <text:p>1.2890625</text:p>
              </table:table-cell>
              <table:table-cell office:value-type="float" office:value="1.26822916666667">
                <text:p>1.26822916666667</text:p>
              </table:table-cell>
              <table:table-cell office:value-type="float" office:value="1.2265625">
                <text:p>1.2265625</text:p>
              </table:table-cell>
              <table:table-cell office:value-type="float" office:value="1.20572916666667">
                <text:p>1.20572916666667</text:p>
              </table:table-cell>
              <table:table-cell office:value-type="float" office:value="1.08072916666667">
                <text:p>1.08072916666667</text:p>
              </table:table-cell>
              <table:table-cell office:value-type="float" office:value="0.934895833333333">
                <text:p>0.934895833333333</text:p>
              </table:table-cell>
              <table:table-cell office:value-type="float" office:value="0.747395833333333">
                <text:p>0.7473958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7291666666667">
                <text:p>1.07291666666667</text:p>
              </table:table-cell>
              <table:table-cell office:value-type="float" office:value="1.13958333333333">
                <text:p>1.13958333333333</text:p>
              </table:table-cell>
              <table:table-cell office:value-type="float" office:value="1.25625">
                <text:p>1.25625</text:p>
              </table:table-cell>
              <table:table-cell office:value-type="float" office:value="1.25625">
                <text:p>1.25625</text:p>
              </table:table-cell>
              <table:table-cell office:value-type="float" office:value="1.25625">
                <text:p>1.25625</text:p>
              </table:table-cell>
              <table:table-cell office:value-type="float" office:value="1.20625">
                <text:p>1.20625</text:p>
              </table:table-cell>
              <table:table-cell office:value-type="float" office:value="1.10625">
                <text:p>1.10625</text:p>
              </table:table-cell>
              <table:table-cell office:value-type="float" office:value="0.922916666666667">
                <text:p>0.922916666666667</text:p>
              </table:table-cell>
              <table:table-cell office:value-type="float" office:value="0.722916666666667">
                <text:p>0.72291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2604166666667">
                <text:p>1.02604166666667</text:p>
              </table:table-cell>
              <table:table-cell office:value-type="float" office:value="1.08159722222222">
                <text:p>1.08159722222222</text:p>
              </table:table-cell>
              <table:table-cell office:value-type="float" office:value="1.24826388888889">
                <text:p>1.24826388888889</text:p>
              </table:table-cell>
              <table:table-cell office:value-type="float" office:value="1.26215277777778">
                <text:p>1.26215277777778</text:p>
              </table:table-cell>
              <table:table-cell office:value-type="float" office:value="1.22048611111111">
                <text:p>1.22048611111111</text:p>
              </table:table-cell>
              <table:table-cell office:value-type="float" office:value="1.19270833333333">
                <text:p>1.19270833333333</text:p>
              </table:table-cell>
              <table:table-cell office:value-type="float" office:value="1.09548611111111">
                <text:p>1.09548611111111</text:p>
              </table:table-cell>
              <table:table-cell office:value-type="float" office:value="0.914930555555556">
                <text:p>0.914930555555556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2559523809524">
                <text:p>0.992559523809524</text:p>
              </table:table-cell>
              <table:table-cell office:value-type="float" office:value="1.0639880952381">
                <text:p>1.0639880952381</text:p>
              </table:table-cell>
              <table:table-cell office:value-type="float" office:value="1.23065476190476">
                <text:p>1.23065476190476</text:p>
              </table:table-cell>
              <table:table-cell office:value-type="float" office:value="1.25446428571429">
                <text:p>1.25446428571429</text:p>
              </table:table-cell>
              <table:table-cell office:value-type="float" office:value="1.24255952380952">
                <text:p>1.24255952380952</text:p>
              </table:table-cell>
              <table:table-cell office:value-type="float" office:value="1.19494047619048">
                <text:p>1.19494047619048</text:p>
              </table:table-cell>
              <table:table-cell office:value-type="float" office:value="1.09970238095238">
                <text:p>1.09970238095238</text:p>
              </table:table-cell>
              <table:table-cell office:value-type="float" office:value="0.897321428571429">
                <text:p>0.897321428571429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828125">
                <text:p>0.98828125</text:p>
              </table:table-cell>
              <table:table-cell office:value-type="float" office:value="1.06119791666667">
                <text:p>1.06119791666667</text:p>
              </table:table-cell>
              <table:table-cell office:value-type="float" office:value="1.23828125">
                <text:p>1.23828125</text:p>
              </table:table-cell>
              <table:table-cell office:value-type="float" office:value="1.22786458333333">
                <text:p>1.22786458333333</text:p>
              </table:table-cell>
              <table:table-cell office:value-type="float" office:value="1.20703125">
                <text:p>1.20703125</text:p>
              </table:table-cell>
              <table:table-cell office:value-type="float" office:value="1.17578125">
                <text:p>1.17578125</text:p>
              </table:table-cell>
              <table:table-cell office:value-type="float" office:value="1.09244791666667">
                <text:p>1.09244791666667</text:p>
              </table:table-cell>
              <table:table-cell office:value-type="float" office:value="0.904947916666667">
                <text:p>0.904947916666667</text:p>
              </table:table-cell>
              <table:table-cell office:value-type="float" office:value="0.727864583333333">
                <text:p>0.7278645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1481481481482">
                <text:p>0.981481481481482</text:p>
              </table:table-cell>
              <table:table-cell office:value-type="float" office:value="1.09259259259259">
                <text:p>1.09259259259259</text:p>
              </table:table-cell>
              <table:table-cell office:value-type="float" office:value="1.21412037037037">
                <text:p>1.21412037037037</text:p>
              </table:table-cell>
              <table:table-cell office:value-type="float" office:value="1.22453703703704">
                <text:p>1.22453703703704</text:p>
              </table:table-cell>
              <table:table-cell office:value-type="float" office:value="1.19328703703704">
                <text:p>1.19328703703704</text:p>
              </table:table-cell>
              <table:table-cell office:value-type="float" office:value="1.1724537037037">
                <text:p>1.1724537037037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898148148148148">
                <text:p>0.898148148148148</text:p>
              </table:table-cell>
              <table:table-cell office:value-type="float" office:value="0.712962962962963">
                <text:p>0.712962962962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25">
                <text:p>0.9625</text:p>
              </table:table-cell>
              <table:table-cell office:value-type="float" office:value="1.09375">
                <text:p>1.09375</text:p>
              </table:table-cell>
              <table:table-cell office:value-type="float" office:value="1.215625">
                <text:p>1.215625</text:p>
              </table:table-cell>
              <table:table-cell office:value-type="float" office:value="1.253125">
                <text:p>1.253125</text:p>
              </table:table-cell>
              <table:table-cell office:value-type="float" office:value="1.1875">
                <text:p>1.1875</text:p>
              </table:table-cell>
              <table:table-cell office:value-type="float" office:value="1.16875">
                <text:p>1.16875</text:p>
              </table:table-cell>
              <table:table-cell office:value-type="float" office:value="1.075">
                <text:p>1.075</text:p>
              </table:table-cell>
              <table:table-cell office:value-type="float" office:value="0.875">
                <text:p>0.875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70643939393939">
                <text:p>0.970643939393939</text:p>
              </table:table-cell>
              <table:table-cell office:value-type="float" office:value="1.08143939393939">
                <text:p>1.08143939393939</text:p>
              </table:table-cell>
              <table:table-cell office:value-type="float" office:value="1.20075757575758">
                <text:p>1.20075757575758</text:p>
              </table:table-cell>
              <table:table-cell office:value-type="float" office:value="1.21780303030303">
                <text:p>1.21780303030303</text:p>
              </table:table-cell>
              <table:table-cell office:value-type="float" office:value="1.20075757575758">
                <text:p>1.20075757575758</text:p>
              </table:table-cell>
              <table:table-cell office:value-type="float" office:value="1.14962121212121">
                <text:p>1.14962121212121</text:p>
              </table:table-cell>
              <table:table-cell office:value-type="float" office:value="1.05587121212121">
                <text:p>1.05587121212121</text:p>
              </table:table-cell>
              <table:table-cell office:value-type="float" office:value="0.868371212121212">
                <text:p>0.868371212121212</text:p>
              </table:table-cell>
              <table:table-cell office:value-type="float" office:value="0.696969696969697">
                <text:p>0.6969696969696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2743055555556">
                <text:p>0.922743055555556</text:p>
              </table:table-cell>
              <table:table-cell office:value-type="float" office:value="1.07118055555556">
                <text:p>1.07118055555556</text:p>
              </table:table-cell>
              <table:table-cell office:value-type="float" office:value="1.20399305555556">
                <text:p>1.20399305555556</text:p>
              </table:table-cell>
              <table:table-cell office:value-type="float" office:value="1.21180555555556">
                <text:p>1.21180555555556</text:p>
              </table:table-cell>
              <table:table-cell office:value-type="float" office:value="1.18836805555556">
                <text:p>1.18836805555556</text:p>
              </table:table-cell>
              <table:table-cell office:value-type="float" office:value="1.14930555555556">
                <text:p>1.14930555555556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0.852430555555556">
                <text:p>0.852430555555556</text:p>
              </table:table-cell>
              <table:table-cell office:value-type="float" office:value="0.680555555555556">
                <text:p>0.680555555555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23878205128205">
                <text:p>0.923878205128205</text:p>
              </table:table-cell>
              <table:table-cell office:value-type="float" office:value="1.06810897435897">
                <text:p>1.06810897435897</text:p>
              </table:table-cell>
              <table:table-cell office:value-type="float" office:value="1.21233974358974">
                <text:p>1.21233974358974</text:p>
              </table:table-cell>
              <table:table-cell office:value-type="float" office:value="1.20512820512821">
                <text:p>1.20512820512821</text:p>
              </table:table-cell>
              <table:table-cell office:value-type="float" office:value="1.18349358974359">
                <text:p>1.18349358974359</text:p>
              </table:table-cell>
              <table:table-cell office:value-type="float" office:value="1.15464743589744">
                <text:p>1.15464743589744</text:p>
              </table:table-cell>
              <table:table-cell office:value-type="float" office:value="1.0536858974359">
                <text:p>1.0536858974359</text:p>
              </table:table-cell>
              <table:table-cell office:value-type="float" office:value="0.844551282051282">
                <text:p>0.844551282051282</text:p>
              </table:table-cell>
              <table:table-cell office:value-type="float" office:value="0.678685897435897">
                <text:p>0.6786858974358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30803571428571">
                <text:p>0.930803571428571</text:p>
              </table:table-cell>
              <table:table-cell office:value-type="float" office:value="1.03794642857143">
                <text:p>1.03794642857143</text:p>
              </table:table-cell>
              <table:table-cell office:value-type="float" office:value="1.20535714285714">
                <text:p>1.20535714285714</text:p>
              </table:table-cell>
              <table:table-cell office:value-type="float" office:value="1.19866071428571">
                <text:p>1.19866071428571</text:p>
              </table:table-cell>
              <table:table-cell office:value-type="float" office:value="1.17857142857143">
                <text:p>1.17857142857143</text:p>
              </table:table-cell>
              <table:table-cell office:value-type="float" office:value="1.15848214285714">
                <text:p>1.15848214285714</text:p>
              </table:table-cell>
              <table:table-cell office:value-type="float" office:value="1.03125">
                <text:p>1.03125</text:p>
              </table:table-cell>
              <table:table-cell office:value-type="float" office:value="0.850446428571429">
                <text:p>0.850446428571429</text:p>
              </table:table-cell>
              <table:table-cell office:value-type="float" office:value="0.676339285714286">
                <text:p>0.676339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4305555555556">
                <text:p>0.924305555555556</text:p>
              </table:table-cell>
              <table:table-cell office:value-type="float" office:value="1.02430555555556">
                <text:p>1.02430555555556</text:p>
              </table:table-cell>
              <table:table-cell office:value-type="float" office:value="1.18680555555556">
                <text:p>1.18680555555556</text:p>
              </table:table-cell>
              <table:table-cell office:value-type="float" office:value="1.18680555555556">
                <text:p>1.18680555555556</text:p>
              </table:table-cell>
              <table:table-cell office:value-type="float" office:value="1.18055555555556">
                <text:p>1.18055555555556</text:p>
              </table:table-cell>
              <table:table-cell office:value-type="float" office:value="1.14930555555556">
                <text:p>1.14930555555556</text:p>
              </table:table-cell>
              <table:table-cell office:value-type="float" office:value="1.02430555555556">
                <text:p>1.02430555555556</text:p>
              </table:table-cell>
              <table:table-cell office:value-type="float" office:value="0.849305555555556">
                <text:p>0.849305555555556</text:p>
              </table:table-cell>
              <table:table-cell office:value-type="float" office:value="0.674305555555556">
                <text:p>0.67430555555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01041666666667">
                <text:p>0.901041666666667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1.19401041666667">
                <text:p>1.19401041666667</text:p>
              </table:table-cell>
              <table:table-cell office:value-type="float" office:value="1.18229166666667">
                <text:p>1.18229166666667</text:p>
              </table:table-cell>
              <table:table-cell office:value-type="float" office:value="1.18229166666667">
                <text:p>1.18229166666667</text:p>
              </table:table-cell>
              <table:table-cell office:value-type="float" office:value="1.14713541666667">
                <text:p>1.14713541666667</text:p>
              </table:table-cell>
              <table:table-cell office:value-type="float" office:value="1.01822916666667">
                <text:p>1.01822916666667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660807291666667">
                <text:p>0.660807291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02573529411765">
                <text:p>0.902573529411765</text:p>
              </table:table-cell>
              <table:table-cell office:value-type="float" office:value="1.02941176470588">
                <text:p>1.02941176470588</text:p>
              </table:table-cell>
              <table:table-cell office:value-type="float" office:value="1.16176470588235">
                <text:p>1.16176470588235</text:p>
              </table:table-cell>
              <table:table-cell office:value-type="float" office:value="1.17279411764706">
                <text:p>1.17279411764706</text:p>
              </table:table-cell>
              <table:table-cell office:value-type="float" office:value="1.15625">
                <text:p>1.15625</text:p>
              </table:table-cell>
              <table:table-cell office:value-type="float" office:value="1.13970588235294">
                <text:p>1.13970588235294</text:p>
              </table:table-cell>
              <table:table-cell office:value-type="float" office:value="1.01838235294118">
                <text:p>1.01838235294118</text:p>
              </table:table-cell>
              <table:table-cell office:value-type="float" office:value="0.847426470588235">
                <text:p>0.847426470588235</text:p>
              </table:table-cell>
              <table:table-cell office:value-type="float" office:value="0.648897058823529">
                <text:p>0.6488970588235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88310185185185">
                <text:p>0.888310185185185</text:p>
              </table:table-cell>
              <table:table-cell office:value-type="float" office:value="1.03935185185185">
                <text:p>1.03935185185185</text:p>
              </table:table-cell>
              <table:table-cell office:value-type="float" office:value="1.15393518518519">
                <text:p>1.15393518518519</text:p>
              </table:table-cell>
              <table:table-cell office:value-type="float" office:value="1.17476851851852">
                <text:p>1.17476851851852</text:p>
              </table:table-cell>
              <table:table-cell office:value-type="float" office:value="1.17997685185185">
                <text:p>1.17997685185185</text:p>
              </table:table-cell>
              <table:table-cell office:value-type="float" office:value="1.13310185185185">
                <text:p>1.13310185185185</text:p>
              </table:table-cell>
              <table:table-cell office:value-type="float" office:value="1.01331018518519">
                <text:p>1.01331018518519</text:p>
              </table:table-cell>
              <table:table-cell office:value-type="float" office:value="0.841435185185185">
                <text:p>0.841435185185185</text:p>
              </table:table-cell>
              <table:table-cell office:value-type="float" office:value="0.638310185185185">
                <text:p>0.6383101851851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5">
                <text:p>0.875</text:p>
              </table:table-cell>
              <table:table-cell office:value-type="float" office:value="1.02302631578947">
                <text:p>1.02302631578947</text:p>
              </table:table-cell>
              <table:table-cell office:value-type="float" office:value="1.14144736842105">
                <text:p>1.14144736842105</text:p>
              </table:table-cell>
              <table:table-cell office:value-type="float" office:value="1.17105263157895">
                <text:p>1.17105263157895</text:p>
              </table:table-cell>
              <table:table-cell office:value-type="float" office:value="1.16611842105263">
                <text:p>1.16611842105263</text:p>
              </table:table-cell>
              <table:table-cell office:value-type="float" office:value="1.12664473684211">
                <text:p>1.12664473684211</text:p>
              </table:table-cell>
              <table:table-cell office:value-type="float" office:value="1.01315789473684">
                <text:p>1.01315789473684</text:p>
              </table:table-cell>
              <table:table-cell office:value-type="float" office:value="0.835526315789474">
                <text:p>0.835526315789474</text:p>
              </table:table-cell>
              <table:table-cell office:value-type="float" office:value="0.633223684210526">
                <text:p>0.633223684210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72916666666667">
                <text:p>0.872916666666667</text:p>
              </table:table-cell>
              <table:table-cell office:value-type="float" office:value="1.02760416666667">
                <text:p>1.02760416666667</text:p>
              </table:table-cell>
              <table:table-cell office:value-type="float" office:value="1.14010416666667">
                <text:p>1.14010416666667</text:p>
              </table:table-cell>
              <table:table-cell office:value-type="float" office:value="1.16822916666667">
                <text:p>1.16822916666667</text:p>
              </table:table-cell>
              <table:table-cell office:value-type="float" office:value="1.15416666666667">
                <text:p>1.15416666666667</text:p>
              </table:table-cell>
              <table:table-cell office:value-type="float" office:value="1.11666666666667">
                <text:p>1.11666666666667</text:p>
              </table:table-cell>
              <table:table-cell office:value-type="float" office:value="1.01354166666667">
                <text:p>1.01354166666667</text:p>
              </table:table-cell>
              <table:table-cell office:value-type="float" office:value="0.830729166666667">
                <text:p>0.830729166666667</text:p>
              </table:table-cell>
              <table:table-cell office:value-type="float" office:value="0.638541666666667">
                <text:p>0.638541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71031746031746">
                <text:p>0.871031746031746</text:p>
              </table:table-cell>
              <table:table-cell office:value-type="float" office:value="1.01835317460317">
                <text:p>1.01835317460317</text:p>
              </table:table-cell>
              <table:table-cell office:value-type="float" office:value="1.12996031746032">
                <text:p>1.12996031746032</text:p>
              </table:table-cell>
              <table:table-cell office:value-type="float" office:value="1.1656746031746">
                <text:p>1.1656746031746</text:p>
              </table:table-cell>
              <table:table-cell office:value-type="float" office:value="1.16121031746032">
                <text:p>1.16121031746032</text:p>
              </table:table-cell>
              <table:table-cell office:value-type="float" office:value="1.11210317460317">
                <text:p>1.11210317460317</text:p>
              </table:table-cell>
              <table:table-cell office:value-type="float" office:value="1.0094246031746">
                <text:p>1.0094246031746</text:p>
              </table:table-cell>
              <table:table-cell office:value-type="float" office:value="0.821924603174603">
                <text:p>0.821924603174603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6534090909091">
                <text:p>0.856534090909091</text:p>
              </table:table-cell>
              <table:table-cell office:value-type="float" office:value="1.01846590909091">
                <text:p>1.01846590909091</text:p>
              </table:table-cell>
              <table:table-cell office:value-type="float" office:value="1.1344696969697">
                <text:p>1.1344696969697</text:p>
              </table:table-cell>
              <table:table-cell office:value-type="float" office:value="1.16761363636364">
                <text:p>1.16761363636364</text:p>
              </table:table-cell>
              <table:table-cell office:value-type="float" office:value="1.16287878787879">
                <text:p>1.16287878787879</text:p>
              </table:table-cell>
              <table:table-cell office:value-type="float" office:value="1.11221590909091">
                <text:p>1.11221590909091</text:p>
              </table:table-cell>
              <table:table-cell office:value-type="float" office:value="1.00994318181818">
                <text:p>1.00994318181818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630681818181818">
                <text:p>0.630681818181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3297101449275">
                <text:p>0.843297101449275</text:p>
              </table:table-cell>
              <table:table-cell office:value-type="float" office:value="1.03079710144928">
                <text:p>1.03079710144928</text:p>
              </table:table-cell>
              <table:table-cell office:value-type="float" office:value="1.12409420289855">
                <text:p>1.12409420289855</text:p>
              </table:table-cell>
              <table:table-cell office:value-type="float" office:value="1.17391304347826">
                <text:p>1.17391304347826</text:p>
              </table:table-cell>
              <table:table-cell office:value-type="float" office:value="1.15126811594203">
                <text:p>1.15126811594203</text:p>
              </table:table-cell>
              <table:table-cell office:value-type="float" office:value="1.1286231884058">
                <text:p>1.1286231884058</text:p>
              </table:table-cell>
              <table:table-cell office:value-type="float" office:value="1.00226449275362">
                <text:p>1.00226449275362</text:p>
              </table:table-cell>
              <table:table-cell office:value-type="float" office:value="0.822916666666667">
                <text:p>0.822916666666667</text:p>
              </table:table-cell>
              <table:table-cell office:value-type="float" office:value="0.631340579710145">
                <text:p>0.6313405797101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28125">
                <text:p>0.828125</text:p>
              </table:table-cell>
              <table:table-cell office:value-type="float" office:value="1.02430555555556">
                <text:p>1.02430555555556</text:p>
              </table:table-cell>
              <table:table-cell office:value-type="float" office:value="1.11545138888889">
                <text:p>1.11545138888889</text:p>
              </table:table-cell>
              <table:table-cell office:value-type="float" office:value="1.16753472222222">
                <text:p>1.16753472222222</text:p>
              </table:table-cell>
              <table:table-cell office:value-type="float" office:value="1.15017361111111">
                <text:p>1.15017361111111</text:p>
              </table:table-cell>
              <table:table-cell office:value-type="float" office:value="1.12847222222222">
                <text:p>1.12847222222222</text:p>
              </table:table-cell>
              <table:table-cell office:value-type="float" office:value="0.998263888888889">
                <text:p>0.998263888888889</text:p>
              </table:table-cell>
              <table:table-cell office:value-type="float" office:value="0.8203125">
                <text:p>0.82031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625">
                <text:p>0.83625</text:p>
              </table:table-cell>
              <table:table-cell office:value-type="float" office:value="1.01083333333333">
                <text:p>1.01083333333333</text:p>
              </table:table-cell>
              <table:table-cell office:value-type="float" office:value="1.11916666666667">
                <text:p>1.11916666666667</text:p>
              </table:table-cell>
              <table:table-cell office:value-type="float" office:value="1.16916666666667">
                <text:p>1.16916666666667</text:p>
              </table:table-cell>
              <table:table-cell office:value-type="float" office:value="1.14416666666667">
                <text:p>1.14416666666667</text:p>
              </table:table-cell>
              <table:table-cell office:value-type="float" office:value="1.1275">
                <text:p>1.1275</text:p>
              </table:table-cell>
              <table:table-cell office:value-type="float" office:value="0.998333333333333">
                <text:p>0.998333333333333</text:p>
              </table:table-cell>
              <table:table-cell office:value-type="float" office:value="0.8175">
                <text:p>0.817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36538461538462">
                <text:p>0.836538461538462</text:p>
              </table:table-cell>
              <table:table-cell office:value-type="float" office:value="1.01442307692308">
                <text:p>1.01442307692308</text:p>
              </table:table-cell>
              <table:table-cell office:value-type="float" office:value="1.13060897435897">
                <text:p>1.13060897435897</text:p>
              </table:table-cell>
              <table:table-cell office:value-type="float" office:value="1.15865384615385">
                <text:p>1.15865384615385</text:p>
              </table:table-cell>
              <table:table-cell office:value-type="float" office:value="1.14663461538462">
                <text:p>1.14663461538462</text:p>
              </table:table-cell>
              <table:table-cell office:value-type="float" office:value="1.12259615384615">
                <text:p>1.12259615384615</text:p>
              </table:table-cell>
              <table:table-cell office:value-type="float" office:value="0.994391025641026">
                <text:p>0.994391025641026</text:p>
              </table:table-cell>
              <table:table-cell office:value-type="float" office:value="0.811298076923077">
                <text:p>0.811298076923077</text:p>
              </table:table-cell>
              <table:table-cell office:value-type="float" office:value="0.612980769230769">
                <text:p>0.612980769230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1712962962963">
                <text:p>0.81712962962963</text:p>
              </table:table-cell>
              <table:table-cell office:value-type="float" office:value="1.01774691358025">
                <text:p>1.01774691358025</text:p>
              </table:table-cell>
              <table:table-cell office:value-type="float" office:value="1.12962962962963">
                <text:p>1.12962962962963</text:p>
              </table:table-cell>
              <table:table-cell office:value-type="float" office:value="1.16049382716049">
                <text:p>1.16049382716049</text:p>
              </table:table-cell>
              <table:table-cell office:value-type="float" office:value="1.14891975308642">
                <text:p>1.14891975308642</text:p>
              </table:table-cell>
              <table:table-cell office:value-type="float" office:value="1.12191358024691">
                <text:p>1.12191358024691</text:p>
              </table:table-cell>
              <table:table-cell office:value-type="float" office:value="0.990740740740741">
                <text:p>0.990740740740741</text:p>
              </table:table-cell>
              <table:table-cell office:value-type="float" office:value="0.809027777777778">
                <text:p>0.809027777777778</text:p>
              </table:table-cell>
              <table:table-cell office:value-type="float" office:value="0.600694444444444">
                <text:p>0.600694444444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27752976190476">
                <text:p>0.827752976190476</text:p>
              </table:table-cell>
              <table:table-cell office:value-type="float" office:value="1.01376488095238">
                <text:p>1.01376488095238</text:p>
              </table:table-cell>
              <table:table-cell office:value-type="float" office:value="1.15141369047619">
                <text:p>1.15141369047619</text:p>
              </table:table-cell>
              <table:table-cell office:value-type="float" office:value="1.15885416666667">
                <text:p>1.15885416666667</text:p>
              </table:table-cell>
              <table:table-cell office:value-type="float" office:value="1.14769345238095">
                <text:p>1.14769345238095</text:p>
              </table:table-cell>
              <table:table-cell office:value-type="float" office:value="1.12537202380952">
                <text:p>1.12537202380952</text:p>
              </table:table-cell>
              <table:table-cell office:value-type="float" office:value="0.99516369047619">
                <text:p>0.99516369047619</text:p>
              </table:table-cell>
              <table:table-cell office:value-type="float" office:value="0.809151785714286">
                <text:p>0.809151785714286</text:p>
              </table:table-cell>
              <table:table-cell office:value-type="float" office:value="0.595982142857143">
                <text:p>0.595982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08548850574713">
                <text:p>0.808548850574713</text:p>
              </table:table-cell>
              <table:table-cell office:value-type="float" office:value="1.01329022988506">
                <text:p>1.01329022988506</text:p>
              </table:table-cell>
              <table:table-cell office:value-type="float" office:value="1.14260057471264">
                <text:p>1.14260057471264</text:p>
              </table:table-cell>
              <table:table-cell office:value-type="float" office:value="1.1569683908046">
                <text:p>1.1569683908046</text:p>
              </table:table-cell>
              <table:table-cell office:value-type="float" office:value="1.14619252873563">
                <text:p>1.14619252873563</text:p>
              </table:table-cell>
              <table:table-cell office:value-type="float" office:value="1.1246408045977">
                <text:p>1.1246408045977</text:p>
              </table:table-cell>
              <table:table-cell office:value-type="float" office:value="0.995330459770115">
                <text:p>0.995330459770115</text:p>
              </table:table-cell>
              <table:table-cell office:value-type="float" office:value="0.804956896551724">
                <text:p>0.804956896551724</text:p>
              </table:table-cell>
              <table:table-cell office:value-type="float" office:value="0.588362068965517">
                <text:p>0.5883620689655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18402777777778">
                <text:p>0.818402777777778</text:p>
              </table:table-cell>
              <table:table-cell office:value-type="float" office:value="1.009375">
                <text:p>1.009375</text:p>
              </table:table-cell>
              <table:table-cell office:value-type="float" office:value="1.13090277777778">
                <text:p>1.13090277777778</text:p>
              </table:table-cell>
              <table:table-cell office:value-type="float" office:value="1.16215277777778">
                <text:p>1.16215277777778</text:p>
              </table:table-cell>
              <table:table-cell office:value-type="float" office:value="1.14131944444444">
                <text:p>1.14131944444444</text:p>
              </table:table-cell>
              <table:table-cell office:value-type="float" office:value="1.12048611111111">
                <text:p>1.12048611111111</text:p>
              </table:table-cell>
              <table:table-cell office:value-type="float" office:value="0.995486111111111">
                <text:p>0.995486111111111</text:p>
              </table:table-cell>
              <table:table-cell office:value-type="float" office:value="0.807986111111111">
                <text:p>0.807986111111111</text:p>
              </table:table-cell>
              <table:table-cell office:value-type="float" office:value="0.58125">
                <text:p>0.58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17876344086021">
                <text:p>0.817876344086021</text:p>
              </table:table-cell>
              <table:table-cell office:value-type="float" office:value="1.00604838709677">
                <text:p>1.00604838709677</text:p>
              </table:table-cell>
              <table:table-cell office:value-type="float" office:value="1.12365591397849">
                <text:p>1.12365591397849</text:p>
              </table:table-cell>
              <table:table-cell office:value-type="float" office:value="1.1505376344086">
                <text:p>1.1505376344086</text:p>
              </table:table-cell>
              <table:table-cell office:value-type="float" office:value="1.14381720430108">
                <text:p>1.14381720430108</text:p>
              </table:table-cell>
              <table:table-cell office:value-type="float" office:value="1.11693548387097">
                <text:p>1.11693548387097</text:p>
              </table:table-cell>
              <table:table-cell office:value-type="float" office:value="0.999327956989247">
                <text:p>0.999327956989247</text:p>
              </table:table-cell>
              <table:table-cell office:value-type="float" office:value="0.807795698924731">
                <text:p>0.807795698924731</text:p>
              </table:table-cell>
              <table:table-cell office:value-type="float" office:value="0.574596774193548">
                <text:p>0.5745967741935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17057291666667">
                <text:p>0.817057291666667</text:p>
              </table:table-cell>
              <table:table-cell office:value-type="float" office:value="1.025390625">
                <text:p>1.025390625</text:p>
              </table:table-cell>
              <table:table-cell office:value-type="float" office:value="1.1328125">
                <text:p>1.1328125</text:p>
              </table:table-cell>
              <table:table-cell office:value-type="float" office:value="1.15234375">
                <text:p>1.15234375</text:p>
              </table:table-cell>
              <table:table-cell office:value-type="float" office:value="1.142578125">
                <text:p>1.142578125</text:p>
              </table:table-cell>
              <table:table-cell office:value-type="float" office:value="1.11328125">
                <text:p>1.11328125</text:p>
              </table:table-cell>
              <table:table-cell office:value-type="float" office:value="0.999348958333333">
                <text:p>0.999348958333333</text:p>
              </table:table-cell>
              <table:table-cell office:value-type="float" office:value="0.807291666666667">
                <text:p>0.807291666666667</text:p>
              </table:table-cell>
              <table:table-cell office:value-type="float" office:value="0.5654296875">
                <text:p>0.5654296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3661616161616">
                <text:p>0.803661616161616</text:p>
              </table:table-cell>
              <table:table-cell office:value-type="float" office:value="1.00252525252525">
                <text:p>1.00252525252525</text:p>
              </table:table-cell>
              <table:table-cell office:value-type="float" office:value="1.11931818181818">
                <text:p>1.11931818181818</text:p>
              </table:table-cell>
              <table:table-cell office:value-type="float" office:value="1.1635101010101">
                <text:p>1.1635101010101</text:p>
              </table:table-cell>
              <table:table-cell office:value-type="float" office:value="1.13825757575758">
                <text:p>1.13825757575758</text:p>
              </table:table-cell>
              <table:table-cell office:value-type="float" office:value="1.11300505050505">
                <text:p>1.11300505050505</text:p>
              </table:table-cell>
              <table:table-cell office:value-type="float" office:value="0.996212121212121">
                <text:p>0.996212121212121</text:p>
              </table:table-cell>
              <table:table-cell office:value-type="float" office:value="0.806818181818182">
                <text:p>0.806818181818182</text:p>
              </table:table-cell>
              <table:table-cell office:value-type="float" office:value="0.570075757575758">
                <text:p>0.5700757575757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03308823529412">
                <text:p>0.803308823529412</text:p>
              </table:table-cell>
              <table:table-cell office:value-type="float" office:value="0.996323529411765">
                <text:p>0.996323529411765</text:p>
              </table:table-cell>
              <table:table-cell office:value-type="float" office:value="1.11887254901961">
                <text:p>1.11887254901961</text:p>
              </table:table-cell>
              <table:table-cell office:value-type="float" office:value="1.16176470588235">
                <text:p>1.16176470588235</text:p>
              </table:table-cell>
              <table:table-cell office:value-type="float" office:value="1.13725490196078">
                <text:p>1.13725490196078</text:p>
              </table:table-cell>
              <table:table-cell office:value-type="float" office:value="1.10661764705882">
                <text:p>1.10661764705882</text:p>
              </table:table-cell>
              <table:table-cell office:value-type="float" office:value="0.993259803921569">
                <text:p>0.993259803921569</text:p>
              </table:table-cell>
              <table:table-cell office:value-type="float" office:value="0.806372549019608">
                <text:p>0.806372549019608</text:p>
              </table:table-cell>
              <table:table-cell office:value-type="float" office:value="0.57046568627451">
                <text:p>0.570465686274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1071428571429">
                <text:p>0.791071428571429</text:p>
              </table:table-cell>
              <table:table-cell office:value-type="float" office:value="0.999404761904762">
                <text:p>0.999404761904762</text:p>
              </table:table-cell>
              <table:table-cell office:value-type="float" office:value="1.12440476190476">
                <text:p>1.12440476190476</text:p>
              </table:table-cell>
              <table:table-cell office:value-type="float" office:value="1.16011904761905">
                <text:p>1.16011904761905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10357142857143">
                <text:p>1.10357142857143</text:p>
              </table:table-cell>
              <table:table-cell office:value-type="float" office:value="0.993452380952381">
                <text:p>0.993452380952381</text:p>
              </table:table-cell>
              <table:table-cell office:value-type="float" office:value="0.802976190476191">
                <text:p>0.802976190476191</text:p>
              </table:table-cell>
              <table:table-cell office:value-type="float" office:value="0.570833333333333">
                <text:p>0.5708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79513888888889">
                <text:p>0.779513888888889</text:p>
              </table:table-cell>
              <table:table-cell office:value-type="float" office:value="0.999421296296296">
                <text:p>0.999421296296296</text:p>
              </table:table-cell>
              <table:table-cell office:value-type="float" office:value="1.11805555555556">
                <text:p>1.11805555555556</text:p>
              </table:table-cell>
              <table:table-cell office:value-type="float" office:value="1.16145833333333">
                <text:p>1.16145833333333</text:p>
              </table:table-cell>
              <table:table-cell office:value-type="float" office:value="1.1412037037037">
                <text:p>1.1412037037037</text:p>
              </table:table-cell>
              <table:table-cell office:value-type="float" office:value="1.10069444444444">
                <text:p>1.10069444444444</text:p>
              </table:table-cell>
              <table:table-cell office:value-type="float" office:value="0.996527777777778">
                <text:p>0.996527777777778</text:p>
              </table:table-cell>
              <table:table-cell office:value-type="float" office:value="0.802662037037037">
                <text:p>0.802662037037037</text:p>
              </table:table-cell>
              <table:table-cell office:value-type="float" office:value="0.565393518518518">
                <text:p>0.5653935185185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85472972972973">
                <text:p>0.785472972972973</text:p>
              </table:table-cell>
              <table:table-cell office:value-type="float" office:value="0.996621621621622">
                <text:p>0.996621621621622</text:p>
              </table:table-cell>
              <table:table-cell office:value-type="float" office:value="1.11486486486487">
                <text:p>1.11486486486487</text:p>
              </table:table-cell>
              <table:table-cell office:value-type="float" office:value="1.14864864864865">
                <text:p>1.14864864864865</text:p>
              </table:table-cell>
              <table:table-cell office:value-type="float" office:value="1.12612612612613">
                <text:p>1.12612612612613</text:p>
              </table:table-cell>
              <table:table-cell office:value-type="float" office:value="1.09797297297297">
                <text:p>1.09797297297297</text:p>
              </table:table-cell>
              <table:table-cell office:value-type="float" office:value="0.993806306306306">
                <text:p>0.993806306306306</text:p>
              </table:table-cell>
              <table:table-cell office:value-type="float" office:value="0.802364864864865">
                <text:p>0.802364864864865</text:p>
              </table:table-cell>
              <table:table-cell office:value-type="float" office:value="0.565878378378378">
                <text:p>0.5658783783783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7138157894737">
                <text:p>0.777138157894737</text:p>
              </table:table-cell>
              <table:table-cell office:value-type="float" office:value="0.993695175438596">
                <text:p>0.993695175438596</text:p>
              </table:table-cell>
              <table:table-cell office:value-type="float" office:value="1.10882675438597">
                <text:p>1.10882675438597</text:p>
              </table:table-cell>
              <table:table-cell office:value-type="float" office:value="1.1499451754386">
                <text:p>1.1499451754386</text:p>
              </table:table-cell>
              <table:table-cell office:value-type="float" office:value="1.12801535087719">
                <text:p>1.12801535087719</text:p>
              </table:table-cell>
              <table:table-cell office:value-type="float" office:value="1.09786184210526">
                <text:p>1.09786184210526</text:p>
              </table:table-cell>
              <table:table-cell office:value-type="float" office:value="0.996436403508772">
                <text:p>0.996436403508772</text:p>
              </table:table-cell>
              <table:table-cell office:value-type="float" office:value="0.79906798245614">
                <text:p>0.79906798245614</text:p>
              </table:table-cell>
              <table:table-cell office:value-type="float" office:value="0.568804824561403">
                <text:p>0.5688048245614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88194444444444">
                <text:p>0.788194444444444</text:p>
              </table:table-cell>
              <table:table-cell office:value-type="float" office:value="0.985844017094017">
                <text:p>0.985844017094017</text:p>
              </table:table-cell>
              <table:table-cell office:value-type="float" office:value="1.11404914529915">
                <text:p>1.11404914529915</text:p>
              </table:table-cell>
              <table:table-cell office:value-type="float" office:value="1.15411324786325">
                <text:p>1.15411324786325</text:p>
              </table:table-cell>
              <table:table-cell office:value-type="float" office:value="1.12473290598291">
                <text:p>1.12473290598291</text:p>
              </table:table-cell>
              <table:table-cell office:value-type="float" office:value="1.09535256410256">
                <text:p>1.09535256410256</text:p>
              </table:table-cell>
              <table:table-cell office:value-type="float" office:value="0.993856837606838">
                <text:p>0.993856837606838</text:p>
              </table:table-cell>
              <table:table-cell office:value-type="float" office:value="0.793536324786325">
                <text:p>0.793536324786325</text:p>
              </table:table-cell>
              <table:table-cell office:value-type="float" office:value="0.56917735042735">
                <text:p>0.569177350427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0208333333333">
                <text:p>0.780208333333333</text:p>
              </table:table-cell>
              <table:table-cell office:value-type="float" office:value="0.980729166666667">
                <text:p>0.980729166666667</text:p>
              </table:table-cell>
              <table:table-cell office:value-type="float" office:value="1.11614583333333">
                <text:p>1.11614583333333</text:p>
              </table:table-cell>
              <table:table-cell office:value-type="float" office:value="1.1421875">
                <text:p>1.1421875</text:p>
              </table:table-cell>
              <table:table-cell office:value-type="float" office:value="1.12395833333333">
                <text:p>1.12395833333333</text:p>
              </table:table-cell>
              <table:table-cell office:value-type="float" office:value="1.09010416666667">
                <text:p>1.09010416666667</text:p>
              </table:table-cell>
              <table:table-cell office:value-type="float" office:value="0.988541666666667">
                <text:p>0.988541666666667</text:p>
              </table:table-cell>
              <table:table-cell office:value-type="float" office:value="0.793229166666667">
                <text:p>0.793229166666667</text:p>
              </table:table-cell>
              <table:table-cell office:value-type="float" office:value="0.569270833333333">
                <text:p>0.5692708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77947154471545">
                <text:p>0.777947154471545</text:p>
              </table:table-cell>
              <table:table-cell office:value-type="float" office:value="0.986280487804878">
                <text:p>0.986280487804878</text:p>
              </table:table-cell>
              <table:table-cell office:value-type="float" office:value="1.09552845528455">
                <text:p>1.09552845528455</text:p>
              </table:table-cell>
              <table:table-cell office:value-type="float" office:value="1.13109756097561">
                <text:p>1.13109756097561</text:p>
              </table:table-cell>
              <table:table-cell office:value-type="float" office:value="1.11839430894309">
                <text:p>1.11839430894309</text:p>
              </table:table-cell>
              <table:table-cell office:value-type="float" office:value="1.08790650406504">
                <text:p>1.08790650406504</text:p>
              </table:table-cell>
              <table:table-cell office:value-type="float" office:value="0.986280487804878">
                <text:p>0.986280487804878</text:p>
              </table:table-cell>
              <table:table-cell office:value-type="float" office:value="0.795731707317073">
                <text:p>0.795731707317073</text:p>
              </table:table-cell>
              <table:table-cell office:value-type="float" office:value="0.564532520325203">
                <text:p>0.5645325203252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73065476190476">
                <text:p>0.773065476190476</text:p>
              </table:table-cell>
              <table:table-cell office:value-type="float" office:value="0.986359126984127">
                <text:p>0.986359126984127</text:p>
              </table:table-cell>
              <table:table-cell office:value-type="float" office:value="1.10292658730159">
                <text:p>1.10292658730159</text:p>
              </table:table-cell>
              <table:table-cell office:value-type="float" office:value="1.13764880952381">
                <text:p>1.13764880952381</text:p>
              </table:table-cell>
              <table:table-cell office:value-type="float" office:value="1.11532738095238">
                <text:p>1.11532738095238</text:p>
              </table:table-cell>
              <table:table-cell office:value-type="float" office:value="1.08556547619048">
                <text:p>1.08556547619048</text:p>
              </table:table-cell>
              <table:table-cell office:value-type="float" office:value="0.98139880952381">
                <text:p>0.98139880952381</text:p>
              </table:table-cell>
              <table:table-cell office:value-type="float" office:value="0.792906746031746">
                <text:p>0.792906746031746</text:p>
              </table:table-cell>
              <table:table-cell office:value-type="float" office:value="0.562251984126984">
                <text:p>0.5622519841269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65988372093023">
                <text:p>0.765988372093023</text:p>
              </table:table-cell>
              <table:table-cell office:value-type="float" office:value="0.986434108527132">
                <text:p>0.986434108527132</text:p>
              </table:table-cell>
              <table:table-cell office:value-type="float" office:value="1.10271317829457">
                <text:p>1.10271317829457</text:p>
              </table:table-cell>
              <table:table-cell office:value-type="float" office:value="1.14389534883721">
                <text:p>1.14389534883721</text:p>
              </table:table-cell>
              <table:table-cell office:value-type="float" office:value="1.11482558139535">
                <text:p>1.11482558139535</text:p>
              </table:table-cell>
              <table:table-cell office:value-type="float" office:value="1.08091085271318">
                <text:p>1.08091085271318</text:p>
              </table:table-cell>
              <table:table-cell office:value-type="float" office:value="0.976744186046512">
                <text:p>0.976744186046512</text:p>
              </table:table-cell>
              <table:table-cell office:value-type="float" office:value="0.792635658914729">
                <text:p>0.792635658914729</text:p>
              </table:table-cell>
              <table:table-cell office:value-type="float" office:value="0.560077519379845">
                <text:p>0.5600775193798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61600378787879">
                <text:p>0.761600378787879</text:p>
              </table:table-cell>
              <table:table-cell office:value-type="float" office:value="0.986505681818182">
                <text:p>0.986505681818182</text:p>
              </table:table-cell>
              <table:table-cell office:value-type="float" office:value="1.09777462121212">
                <text:p>1.09777462121212</text:p>
              </table:table-cell>
              <table:table-cell office:value-type="float" office:value="1.14038825757576">
                <text:p>1.14038825757576</text:p>
              </table:table-cell>
              <table:table-cell office:value-type="float" office:value="1.11671401515152">
                <text:p>1.11671401515152</text:p>
              </table:table-cell>
              <table:table-cell office:value-type="float" office:value="1.08120265151515">
                <text:p>1.08120265151515</text:p>
              </table:table-cell>
              <table:table-cell office:value-type="float" office:value="0.977035984848485">
                <text:p>0.977035984848485</text:p>
              </table:table-cell>
              <table:table-cell office:value-type="float" office:value="0.792376893939394">
                <text:p>0.792376893939394</text:p>
              </table:table-cell>
              <table:table-cell office:value-type="float" office:value="0.560369318181818">
                <text:p>0.560369318181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73611111111111">
                <text:p>0.773611111111111</text:p>
              </table:table-cell>
              <table:table-cell office:value-type="float" office:value="0.977314814814815">
                <text:p>0.977314814814815</text:p>
              </table:table-cell>
              <table:table-cell office:value-type="float" office:value="1.09305555555556">
                <text:p>1.09305555555556</text:p>
              </table:table-cell>
              <table:table-cell office:value-type="float" office:value="1.1462962962963">
                <text:p>1.1462962962963</text:p>
              </table:table-cell>
              <table:table-cell office:value-type="float" office:value="1.11388888888889">
                <text:p>1.11388888888889</text:p>
              </table:table-cell>
              <table:table-cell office:value-type="float" office:value="1.07916666666667">
                <text:p>1.07916666666667</text:p>
              </table:table-cell>
              <table:table-cell office:value-type="float" office:value="0.975">
                <text:p>0.975</text:p>
              </table:table-cell>
              <table:table-cell office:value-type="float" office:value="0.789814814814815">
                <text:p>0.789814814814815</text:p>
              </table:table-cell>
              <table:table-cell office:value-type="float" office:value="0.556018518518518">
                <text:p>0.5560185185185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7151268115942">
                <text:p>0.77151268115942</text:p>
              </table:table-cell>
              <table:table-cell office:value-type="float" office:value="0.968523550724638">
                <text:p>0.968523550724638</text:p>
              </table:table-cell>
              <table:table-cell office:value-type="float" office:value="1.09759963768116">
                <text:p>1.09759963768116</text:p>
              </table:table-cell>
              <table:table-cell office:value-type="float" office:value="1.14288949275362">
                <text:p>1.14288949275362</text:p>
              </table:table-cell>
              <table:table-cell office:value-type="float" office:value="1.11345108695652">
                <text:p>1.11345108695652</text:p>
              </table:table-cell>
              <table:table-cell office:value-type="float" office:value="1.07495471014493">
                <text:p>1.07495471014493</text:p>
              </table:table-cell>
              <table:table-cell office:value-type="float" office:value="0.973052536231884">
                <text:p>0.973052536231884</text:p>
              </table:table-cell>
              <table:table-cell office:value-type="float" office:value="0.785099637681159">
                <text:p>0.785099637681159</text:p>
              </table:table-cell>
              <table:table-cell office:value-type="float" office:value="0.560914855072464">
                <text:p>0.5609148550724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71719858156028">
                <text:p>0.771719858156028</text:p>
              </table:table-cell>
              <table:table-cell office:value-type="float" office:value="0.971187943262411">
                <text:p>0.971187943262411</text:p>
              </table:table-cell>
              <table:table-cell office:value-type="float" office:value="1.09751773049645">
                <text:p>1.09751773049645</text:p>
              </table:table-cell>
              <table:table-cell office:value-type="float" office:value="1.13962765957447">
                <text:p>1.13962765957447</text:p>
              </table:table-cell>
              <table:table-cell office:value-type="float" office:value="1.11081560283688">
                <text:p>1.11081560283688</text:p>
              </table:table-cell>
              <table:table-cell office:value-type="float" office:value="1.07313829787234">
                <text:p>1.07313829787234</text:p>
              </table:table-cell>
              <table:table-cell office:value-type="float" office:value="0.971187943262411">
                <text:p>0.971187943262411</text:p>
              </table:table-cell>
              <table:table-cell office:value-type="float" office:value="0.782801418439716">
                <text:p>0.782801418439716</text:p>
              </table:table-cell>
              <table:table-cell office:value-type="float" office:value="0.563386524822695">
                <text:p>0.5633865248226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69748263888889">
                <text:p>0.769748263888889</text:p>
              </table:table-cell>
              <table:table-cell office:value-type="float" office:value="0.971571180555556">
                <text:p>0.971571180555556</text:p>
              </table:table-cell>
              <table:table-cell office:value-type="float" office:value="1.09743923611111">
                <text:p>1.09743923611111</text:p>
              </table:table-cell>
              <table:table-cell office:value-type="float" office:value="1.12782118055556">
                <text:p>1.12782118055556</text:p>
              </table:table-cell>
              <table:table-cell office:value-type="float" office:value="1.10394965277778">
                <text:p>1.10394965277778</text:p>
              </table:table-cell>
              <table:table-cell office:value-type="float" office:value="1.07139756944444">
                <text:p>1.07139756944444</text:p>
              </table:table-cell>
              <table:table-cell office:value-type="float" office:value="0.969401041666667">
                <text:p>0.969401041666667</text:p>
              </table:table-cell>
              <table:table-cell office:value-type="float" office:value="0.780598958333333">
                <text:p>0.780598958333333</text:p>
              </table:table-cell>
              <table:table-cell office:value-type="float" office:value="0.563585069444444">
                <text:p>0.5635850694444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65731292517007">
                <text:p>0.765731292517007</text:p>
              </table:table-cell>
              <table:table-cell office:value-type="float" office:value="0.976190476190476">
                <text:p>0.976190476190476</text:p>
              </table:table-cell>
              <table:table-cell office:value-type="float" office:value="1.1016156462585">
                <text:p>1.1016156462585</text:p>
              </table:table-cell>
              <table:table-cell office:value-type="float" office:value="1.11649659863946">
                <text:p>1.11649659863946</text:p>
              </table:table-cell>
              <table:table-cell office:value-type="float" office:value="1.10374149659864">
                <text:p>1.10374149659864</text:p>
              </table:table-cell>
              <table:table-cell office:value-type="float" office:value="1.06760204081633">
                <text:p>1.06760204081633</text:p>
              </table:table-cell>
              <table:table-cell office:value-type="float" office:value="0.969812925170068">
                <text:p>0.969812925170068</text:p>
              </table:table-cell>
              <table:table-cell office:value-type="float" office:value="0.778486394557823">
                <text:p>0.778486394557823</text:p>
              </table:table-cell>
              <table:table-cell office:value-type="float" office:value="0.557397959183674">
                <text:p>0.5573979591836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63958333333333">
                <text:p>0.763958333333333</text:p>
              </table:table-cell>
              <table:table-cell office:value-type="float" office:value="0.972291666666667">
                <text:p>0.972291666666667</text:p>
              </table:table-cell>
              <table:table-cell office:value-type="float" office:value="1.10145833333333">
                <text:p>1.10145833333333</text:p>
              </table:table-cell>
              <table:table-cell office:value-type="float" office:value="1.11395833333333">
                <text:p>1.11395833333333</text:p>
              </table:table-cell>
              <table:table-cell office:value-type="float" office:value="1.10145833333333">
                <text:p>1.10145833333333</text:p>
              </table:table-cell>
              <table:table-cell office:value-type="float" office:value="1.06395833333333">
                <text:p>1.06395833333333</text:p>
              </table:table-cell>
              <table:table-cell office:value-type="float" office:value="0.968125">
                <text:p>0.968125</text:p>
              </table:table-cell>
              <table:table-cell office:value-type="float" office:value="0.774375">
                <text:p>0.774375</text:p>
              </table:table-cell>
              <table:table-cell office:value-type="float" office:value="0.563958333333333">
                <text:p>0.563958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62254901960784">
                <text:p>0.762254901960784</text:p>
              </table:table-cell>
              <table:table-cell office:value-type="float" office:value="0.968545751633987">
                <text:p>0.968545751633987</text:p>
              </table:table-cell>
              <table:table-cell office:value-type="float" office:value="1.09109477124183">
                <text:p>1.09109477124183</text:p>
              </table:table-cell>
              <table:table-cell office:value-type="float" office:value="1.11764705882353">
                <text:p>1.11764705882353</text:p>
              </table:table-cell>
              <table:table-cell office:value-type="float" office:value="1.09926470588235">
                <text:p>1.09926470588235</text:p>
              </table:table-cell>
              <table:table-cell office:value-type="float" office:value="1.06045751633987">
                <text:p>1.06045751633987</text:p>
              </table:table-cell>
              <table:table-cell office:value-type="float" office:value="0.964460784313726">
                <text:p>0.964460784313726</text:p>
              </table:table-cell>
              <table:table-cell office:value-type="float" office:value="0.770424836601307">
                <text:p>0.770424836601307</text:p>
              </table:table-cell>
              <table:table-cell office:value-type="float" office:value="0.562091503267974">
                <text:p>0.5620915032679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56410256410256">
                <text:p>0.756410256410256</text:p>
              </table:table-cell>
              <table:table-cell office:value-type="float" office:value="0.96474358974359">
                <text:p>0.96474358974359</text:p>
              </table:table-cell>
              <table:table-cell office:value-type="float" office:value="1.09094551282051">
                <text:p>1.09094551282051</text:p>
              </table:table-cell>
              <table:table-cell office:value-type="float" office:value="1.1229967948718">
                <text:p>1.1229967948718</text:p>
              </table:table-cell>
              <table:table-cell office:value-type="float" office:value="1.09895833333333">
                <text:p>1.09895833333333</text:p>
              </table:table-cell>
              <table:table-cell office:value-type="float" office:value="1.05689102564103">
                <text:p>1.05689102564103</text:p>
              </table:table-cell>
              <table:table-cell office:value-type="float" office:value="0.966746794871795">
                <text:p>0.966746794871795</text:p>
              </table:table-cell>
              <table:table-cell office:value-type="float" office:value="0.768429487179487">
                <text:p>0.768429487179487</text:p>
              </table:table-cell>
              <table:table-cell office:value-type="float" office:value="0.562099358974359">
                <text:p>0.5620993589743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64740566037736">
                <text:p>0.764740566037736</text:p>
              </table:table-cell>
              <table:table-cell office:value-type="float" office:value="0.963246855345912">
                <text:p>0.963246855345912</text:p>
              </table:table-cell>
              <table:table-cell office:value-type="float" office:value="1.08313679245283">
                <text:p>1.08313679245283</text:p>
              </table:table-cell>
              <table:table-cell office:value-type="float" office:value="1.12047955974843">
                <text:p>1.12047955974843</text:p>
              </table:table-cell>
              <table:table-cell office:value-type="float" office:value="1.10279088050314">
                <text:p>1.10279088050314</text:p>
              </table:table-cell>
              <table:table-cell office:value-type="float" office:value="1.05562106918239">
                <text:p>1.05562106918239</text:p>
              </table:table-cell>
              <table:table-cell office:value-type="float" office:value="0.963246855345912">
                <text:p>0.963246855345912</text:p>
              </table:table-cell>
              <table:table-cell office:value-type="float" office:value="0.766705974842767">
                <text:p>0.766705974842767</text:p>
              </table:table-cell>
              <table:table-cell office:value-type="float" office:value="0.558372641509434">
                <text:p>0.5583726415094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6099537037037">
                <text:p>0.76099537037037</text:p>
              </table:table-cell>
              <table:table-cell office:value-type="float" office:value="0.959683641975309">
                <text:p>0.959683641975309</text:p>
              </table:table-cell>
              <table:table-cell office:value-type="float" office:value="1.08699845679012">
                <text:p>1.08699845679012</text:p>
              </table:table-cell>
              <table:table-cell office:value-type="float" office:value="1.11979166666667">
                <text:p>1.11979166666667</text:p>
              </table:table-cell>
              <table:table-cell office:value-type="float" office:value="1.10243055555556">
                <text:p>1.10243055555556</text:p>
              </table:table-cell>
              <table:table-cell office:value-type="float" office:value="1.05420524691358">
                <text:p>1.05420524691358</text:p>
              </table:table-cell>
              <table:table-cell office:value-type="float" office:value="0.961612654320988">
                <text:p>0.961612654320988</text:p>
              </table:table-cell>
              <table:table-cell office:value-type="float" office:value="0.76099537037037">
                <text:p>0.76099537037037</text:p>
              </table:table-cell>
              <table:table-cell office:value-type="float" office:value="0.562307098765432">
                <text:p>0.5623070987654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64962121212121">
                <text:p>0.764962121212121</text:p>
              </table:table-cell>
              <table:table-cell office:value-type="float" office:value="0.960037878787879">
                <text:p>0.960037878787879</text:p>
              </table:table-cell>
              <table:table-cell office:value-type="float" office:value="1.08125">
                <text:p>1.08125</text:p>
              </table:table-cell>
              <table:table-cell office:value-type="float" office:value="1.11401515151515">
                <text:p>1.11401515151515</text:p>
              </table:table-cell>
              <table:table-cell office:value-type="float" office:value="1.09829545454545">
                <text:p>1.09829545454545</text:p>
              </table:table-cell>
              <table:table-cell office:value-type="float" office:value="1.04905303030303">
                <text:p>1.04905303030303</text:p>
              </table:table-cell>
              <table:table-cell office:value-type="float" office:value="0.95625">
                <text:p>0.95625</text:p>
              </table:table-cell>
              <table:table-cell office:value-type="float" office:value="0.761174242424243">
                <text:p>0.761174242424243</text:p>
              </table:table-cell>
              <table:table-cell office:value-type="float" office:value="0.558522727272727">
                <text:p>0.5585227272727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61346726190476">
                <text:p>0.761346726190476</text:p>
              </table:table-cell>
              <table:table-cell office:value-type="float" office:value="0.956659226190476">
                <text:p>0.956659226190476</text:p>
              </table:table-cell>
              <table:table-cell office:value-type="float" office:value="1.07756696428571">
                <text:p>1.07756696428571</text:p>
              </table:table-cell>
              <table:table-cell office:value-type="float" office:value="1.11811755952381">
                <text:p>1.11811755952381</text:p>
              </table:table-cell>
              <table:table-cell office:value-type="float" office:value="1.09765625">
                <text:p>1.09765625</text:p>
              </table:table-cell>
              <table:table-cell office:value-type="float" office:value="1.04780505952381">
                <text:p>1.04780505952381</text:p>
              </table:table-cell>
              <table:table-cell office:value-type="float" office:value="0.952938988095238">
                <text:p>0.952938988095238</text:p>
              </table:table-cell>
              <table:table-cell office:value-type="float" office:value="0.759486607142857">
                <text:p>0.759486607142857</text:p>
              </table:table-cell>
              <table:table-cell office:value-type="float" office:value="0.55859375">
                <text:p>0.55859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57858187134503">
                <text:p>0.757858187134503</text:p>
              </table:table-cell>
              <table:table-cell office:value-type="float" office:value="0.955226608187134">
                <text:p>0.955226608187134</text:p>
              </table:table-cell>
              <table:table-cell office:value-type="float" office:value="1.07986111111111">
                <text:p>1.07986111111111</text:p>
              </table:table-cell>
              <table:table-cell office:value-type="float" office:value="1.12006578947368">
                <text:p>1.12006578947368</text:p>
              </table:table-cell>
              <table:table-cell office:value-type="float" office:value="1.09795321637427">
                <text:p>1.09795321637427</text:p>
              </table:table-cell>
              <table:table-cell office:value-type="float" office:value="1.04477339181287">
                <text:p>1.04477339181287</text:p>
              </table:table-cell>
              <table:table-cell office:value-type="float" office:value="0.9515716374269">
                <text:p>0.9515716374269</text:p>
              </table:table-cell>
              <table:table-cell office:value-type="float" office:value="0.761513157894737">
                <text:p>0.761513157894737</text:p>
              </table:table-cell>
              <table:table-cell office:value-type="float" office:value="0.558662280701754">
                <text:p>0.5586622807017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5628591954023">
                <text:p>0.75628591954023</text:p>
              </table:table-cell>
              <table:table-cell office:value-type="float" office:value="0.953843390804598">
                <text:p>0.953843390804598</text:p>
              </table:table-cell>
              <table:table-cell office:value-type="float" office:value="1.08045977011494">
                <text:p>1.08045977011494</text:p>
              </table:table-cell>
              <table:table-cell office:value-type="float" office:value="1.11997126436782">
                <text:p>1.11997126436782</text:p>
              </table:table-cell>
              <table:table-cell office:value-type="float" office:value="1.09823994252874">
                <text:p>1.09823994252874</text:p>
              </table:table-cell>
              <table:table-cell office:value-type="float" office:value="1.046875">
                <text:p>1.046875</text:p>
              </table:table-cell>
              <table:table-cell office:value-type="float" office:value="0.948455459770115">
                <text:p>0.948455459770115</text:p>
              </table:table-cell>
              <table:table-cell office:value-type="float" office:value="0.759877873563218">
                <text:p>0.759877873563218</text:p>
              </table:table-cell>
              <table:table-cell office:value-type="float" office:value="0.558728448275862">
                <text:p>0.558728448275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63594632768362">
                <text:p>0.763594632768362</text:p>
              </table:table-cell>
              <table:table-cell office:value-type="float" office:value="0.95603813559322">
                <text:p>0.95603813559322</text:p>
              </table:table-cell>
              <table:table-cell office:value-type="float" office:value="1.0829802259887">
                <text:p>1.0829802259887</text:p>
              </table:table-cell>
              <table:table-cell office:value-type="float" office:value="1.12182203389831">
                <text:p>1.12182203389831</text:p>
              </table:table-cell>
              <table:table-cell office:value-type="float" office:value="1.10045903954802">
                <text:p>1.10045903954802</text:p>
              </table:table-cell>
              <table:table-cell office:value-type="float" office:value="1.04802259887006">
                <text:p>1.04802259887006</text:p>
              </table:table-cell>
              <table:table-cell office:value-type="float" office:value="0.943679378531073">
                <text:p>0.943679378531073</text:p>
              </table:table-cell>
              <table:table-cell office:value-type="float" office:value="0.760063559322034">
                <text:p>0.760063559322034</text:p>
              </table:table-cell>
              <table:table-cell office:value-type="float" office:value="0.557026836158192">
                <text:p>0.557026836158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60243055555556">
                <text:p>0.760243055555556</text:p>
              </table:table-cell>
              <table:table-cell office:value-type="float" office:value="0.949479166666667">
                <text:p>0.949479166666667</text:p>
              </table:table-cell>
              <table:table-cell office:value-type="float" office:value="1.08350694444444">
                <text:p>1.08350694444444</text:p>
              </table:table-cell>
              <table:table-cell office:value-type="float" office:value="1.11979166666667">
                <text:p>1.11979166666667</text:p>
              </table:table-cell>
              <table:table-cell office:value-type="float" office:value="1.10260416666667">
                <text:p>1.10260416666667</text:p>
              </table:table-cell>
              <table:table-cell office:value-type="float" office:value="1.0453125">
                <text:p>1.0453125</text:p>
              </table:table-cell>
              <table:table-cell office:value-type="float" office:value="0.942534722222222">
                <text:p>0.942534722222222</text:p>
              </table:table-cell>
              <table:table-cell office:value-type="float" office:value="0.758506944444444">
                <text:p>0.758506944444444</text:p>
              </table:table-cell>
              <table:table-cell office:value-type="float" office:value="0.555381944444444">
                <text:p>0.5553819444444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51878415300546">
                <text:p>0.751878415300546</text:p>
              </table:table-cell>
              <table:table-cell office:value-type="float" office:value="0.946550546448087">
                <text:p>0.946550546448087</text:p>
              </table:table-cell>
              <table:table-cell office:value-type="float" office:value="1.08401639344262">
                <text:p>1.08401639344262</text:p>
              </table:table-cell>
              <table:table-cell office:value-type="float" office:value="1.11970628415301">
                <text:p>1.11970628415301</text:p>
              </table:table-cell>
              <table:table-cell office:value-type="float" office:value="1.10280054644809">
                <text:p>1.10280054644809</text:p>
              </table:table-cell>
              <table:table-cell office:value-type="float" office:value="1.04456967213115">
                <text:p>1.04456967213115</text:p>
              </table:table-cell>
              <table:table-cell office:value-type="float" office:value="0.944842896174863">
                <text:p>0.944842896174863</text:p>
              </table:table-cell>
              <table:table-cell office:value-type="float" office:value="0.757001366120219">
                <text:p>0.757001366120219</text:p>
              </table:table-cell>
              <table:table-cell office:value-type="float" office:value="0.557206284153005">
                <text:p>0.5572062841530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47143817204301">
                <text:p>0.747143817204301</text:p>
              </table:table-cell>
              <table:table-cell office:value-type="float" office:value="0.944052419354839">
                <text:p>0.944052419354839</text:p>
              </table:table-cell>
              <table:table-cell office:value-type="float" office:value="1.08635752688172">
                <text:p>1.08635752688172</text:p>
              </table:table-cell>
              <table:table-cell office:value-type="float" office:value="1.11962365591398">
                <text:p>1.11962365591398</text:p>
              </table:table-cell>
              <table:table-cell office:value-type="float" office:value="1.10299059139785">
                <text:p>1.10299059139785</text:p>
              </table:table-cell>
              <table:table-cell office:value-type="float" office:value="1.04385080645161">
                <text:p>1.04385080645161</text:p>
              </table:table-cell>
              <table:table-cell office:value-type="float" office:value="0.942036290322581">
                <text:p>0.942036290322581</text:p>
              </table:table-cell>
              <table:table-cell office:value-type="float" office:value="0.75554435483871">
                <text:p>0.75554435483871</text:p>
              </table:table-cell>
              <table:table-cell office:value-type="float" office:value="0.557291666666667">
                <text:p>0.557291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54133597883598">
                <text:p>0.754133597883598</text:p>
              </table:table-cell>
              <table:table-cell office:value-type="float" office:value="0.959490740740741">
                <text:p>0.959490740740741</text:p>
              </table:table-cell>
              <table:table-cell office:value-type="float" office:value="1.08680555555556">
                <text:p>1.08680555555556</text:p>
              </table:table-cell>
              <table:table-cell office:value-type="float" office:value="1.12318121693122">
                <text:p>1.12318121693122</text:p>
              </table:table-cell>
              <table:table-cell office:value-type="float" office:value="1.10135582010582">
                <text:p>1.10135582010582</text:p>
              </table:table-cell>
              <table:table-cell office:value-type="float" office:value="1.04315476190476">
                <text:p>1.04315476190476</text:p>
              </table:table-cell>
              <table:table-cell office:value-type="float" office:value="0.944940476190476">
                <text:p>0.944940476190476</text:p>
              </table:table-cell>
              <table:table-cell office:value-type="float" office:value="0.755787037037037">
                <text:p>0.755787037037037</text:p>
              </table:table-cell>
              <table:table-cell office:value-type="float" office:value="0.552414021164021">
                <text:p>0.5524140211640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3974609375">
                <text:p>0.73974609375</text:p>
              </table:table-cell>
              <table:table-cell office:value-type="float" office:value="0.960123697916667">
                <text:p>0.960123697916667</text:p>
              </table:table-cell>
              <table:table-cell office:value-type="float" office:value="1.08902994791667">
                <text:p>1.08902994791667</text:p>
              </table:table-cell>
              <table:table-cell office:value-type="float" office:value="1.123046875">
                <text:p>1.123046875</text:p>
              </table:table-cell>
              <table:table-cell office:value-type="float" office:value="1.09977213541667">
                <text:p>1.09977213541667</text:p>
              </table:table-cell>
              <table:table-cell office:value-type="float" office:value="1.04248046875">
                <text:p>1.04248046875</text:p>
              </table:table-cell>
              <table:table-cell office:value-type="float" office:value="0.944010416666667">
                <text:p>0.944010416666667</text:p>
              </table:table-cell>
              <table:table-cell office:value-type="float" office:value="0.756022135416667">
                <text:p>0.756022135416667</text:p>
              </table:table-cell>
              <table:table-cell office:value-type="float" office:value="0.55419921875">
                <text:p>0.55419921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53044871794872">
                <text:p>0.753044871794872</text:p>
              </table:table-cell>
              <table:table-cell office:value-type="float" office:value="0.950160256410256">
                <text:p>0.950160256410256</text:p>
              </table:table-cell>
              <table:table-cell office:value-type="float" office:value="1.08589743589744">
                <text:p>1.08589743589744</text:p>
              </table:table-cell>
              <table:table-cell office:value-type="float" office:value="1.12291666666667">
                <text:p>1.12291666666667</text:p>
              </table:table-cell>
              <table:table-cell office:value-type="float" office:value="1.1">
                <text:p>1.1</text:p>
              </table:table-cell>
              <table:table-cell office:value-type="float" office:value="1.04182692307692">
                <text:p>1.04182692307692</text:p>
              </table:table-cell>
              <table:table-cell office:value-type="float" office:value="0.941346153846154">
                <text:p>0.941346153846154</text:p>
              </table:table-cell>
              <table:table-cell office:value-type="float" office:value="0.753044871794872">
                <text:p>0.753044871794872</text:p>
              </table:table-cell>
              <table:table-cell office:value-type="float" office:value="0.554326923076923">
                <text:p>0.5543269230769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39109848484848">
                <text:p>0.739109848484848</text:p>
              </table:table-cell>
              <table:table-cell office:value-type="float" office:value="0.950915404040404">
                <text:p>0.950915404040404</text:p>
              </table:table-cell>
              <table:table-cell office:value-type="float" office:value="1.08459595959596">
                <text:p>1.08459595959596</text:p>
              </table:table-cell>
              <table:table-cell office:value-type="float" office:value="1.12452651515152">
                <text:p>1.12452651515152</text:p>
              </table:table-cell>
              <table:table-cell office:value-type="float" office:value="1.10022095959596">
                <text:p>1.10022095959596</text:p>
              </table:table-cell>
              <table:table-cell office:value-type="float" office:value="1.04119318181818">
                <text:p>1.04119318181818</text:p>
              </table:table-cell>
              <table:table-cell office:value-type="float" office:value="0.938762626262626">
                <text:p>0.938762626262626</text:p>
              </table:table-cell>
              <table:table-cell office:value-type="float" office:value="0.750157828282828">
                <text:p>0.750157828282828</text:p>
              </table:table-cell>
              <table:table-cell office:value-type="float" office:value="0.557607323232323">
                <text:p>0.5576073232323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39583333333333">
                <text:p>0.739583333333333</text:p>
              </table:table-cell>
              <table:table-cell office:value-type="float" office:value="0.951648009950249">
                <text:p>0.951648009950249</text:p>
              </table:table-cell>
              <table:table-cell office:value-type="float" office:value="1.08675373134328">
                <text:p>1.08675373134328</text:p>
              </table:table-cell>
              <table:table-cell office:value-type="float" office:value="1.12437810945274">
                <text:p>1.12437810945274</text:p>
              </table:table-cell>
              <table:table-cell office:value-type="float" office:value="1.10043532338308">
                <text:p>1.10043532338308</text:p>
              </table:table-cell>
              <table:table-cell office:value-type="float" office:value="1.03886815920398">
                <text:p>1.03886815920398</text:p>
              </table:table-cell>
              <table:table-cell office:value-type="float" office:value="0.937966417910448">
                <text:p>0.937966417910448</text:p>
              </table:table-cell>
              <table:table-cell office:value-type="float" office:value="0.750466417910448">
                <text:p>0.750466417910448</text:p>
              </table:table-cell>
              <table:table-cell office:value-type="float" office:value="0.556125621890547">
                <text:p>0.5561256218905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46170343137255">
                <text:p>0.746170343137255</text:p>
              </table:table-cell>
              <table:table-cell office:value-type="float" office:value="0.959099264705882">
                <text:p>0.959099264705882</text:p>
              </table:table-cell>
              <table:table-cell office:value-type="float" office:value="1.08547794117647">
                <text:p>1.08547794117647</text:p>
              </table:table-cell>
              <table:table-cell office:value-type="float" office:value="1.12423406862745">
                <text:p>1.12423406862745</text:p>
              </table:table-cell>
              <table:table-cell office:value-type="float" office:value="1.09895833333333">
                <text:p>1.09895833333333</text:p>
              </table:table-cell>
              <table:table-cell office:value-type="float" office:value="1.03829656862745">
                <text:p>1.03829656862745</text:p>
              </table:table-cell>
              <table:table-cell office:value-type="float" office:value="0.93719362745098">
                <text:p>0.93719362745098</text:p>
              </table:table-cell>
              <table:table-cell office:value-type="float" office:value="0.746170343137255">
                <text:p>0.746170343137255</text:p>
              </table:table-cell>
              <table:table-cell office:value-type="float" office:value="0.5546875">
                <text:p>0.5546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37469806763285">
                <text:p>0.737469806763285</text:p>
              </table:table-cell>
              <table:table-cell office:value-type="float" office:value="0.958031400966184">
                <text:p>0.958031400966184</text:p>
              </table:table-cell>
              <table:table-cell office:value-type="float" office:value="1.09088164251208">
                <text:p>1.09088164251208</text:p>
              </table:table-cell>
              <table:table-cell office:value-type="float" office:value="1.12409420289855">
                <text:p>1.12409420289855</text:p>
              </table:table-cell>
              <table:table-cell office:value-type="float" office:value="1.10084541062802">
                <text:p>1.10084541062802</text:p>
              </table:table-cell>
              <table:table-cell office:value-type="float" office:value="1.03940217391304">
                <text:p>1.03940217391304</text:p>
              </table:table-cell>
              <table:table-cell office:value-type="float" office:value="0.936443236714976">
                <text:p>0.936443236714976</text:p>
              </table:table-cell>
              <table:table-cell office:value-type="float" office:value="0.741998792270531">
                <text:p>0.741998792270531</text:p>
              </table:table-cell>
              <table:table-cell office:value-type="float" office:value="0.55631038647343">
                <text:p>0.556310386473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40922619047619">
                <text:p>0.740922619047619</text:p>
              </table:table-cell>
              <table:table-cell office:value-type="float" office:value="0.955357142857143">
                <text:p>0.955357142857143</text:p>
              </table:table-cell>
              <table:table-cell office:value-type="float" office:value="1.09122023809524">
                <text:p>1.09122023809524</text:p>
              </table:table-cell>
              <table:table-cell office:value-type="float" office:value="1.12395833333333">
                <text:p>1.12395833333333</text:p>
              </table:table-cell>
              <table:table-cell office:value-type="float" office:value="1.10104166666667">
                <text:p>1.10104166666667</text:p>
              </table:table-cell>
              <table:table-cell office:value-type="float" office:value="1.04047619047619">
                <text:p>1.04047619047619</text:p>
              </table:table-cell>
              <table:table-cell office:value-type="float" office:value="0.93735119047619">
                <text:p>0.93735119047619</text:p>
              </table:table-cell>
              <table:table-cell office:value-type="float" office:value="0.742410714285714">
                <text:p>0.742410714285714</text:p>
              </table:table-cell>
              <table:table-cell office:value-type="float" office:value="0.559375">
                <text:p>0.559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3987676056338">
                <text:p>0.73987676056338</text:p>
              </table:table-cell>
              <table:table-cell office:value-type="float" office:value="0.951144366197183">
                <text:p>0.951144366197183</text:p>
              </table:table-cell>
              <table:table-cell office:value-type="float" office:value="1.08670774647887">
                <text:p>1.08670774647887</text:p>
              </table:table-cell>
              <table:table-cell office:value-type="float" office:value="1.12382629107981">
                <text:p>1.12382629107981</text:p>
              </table:table-cell>
              <table:table-cell office:value-type="float" office:value="1.1012323943662">
                <text:p>1.1012323943662</text:p>
              </table:table-cell>
              <table:table-cell office:value-type="float" office:value="1.03990610328639">
                <text:p>1.03990610328639</text:p>
              </table:table-cell>
              <table:table-cell office:value-type="float" office:value="0.938233568075117">
                <text:p>0.938233568075117</text:p>
              </table:table-cell>
              <table:table-cell office:value-type="float" office:value="0.744278169014085">
                <text:p>0.744278169014085</text:p>
              </table:table-cell>
              <table:table-cell office:value-type="float" office:value="0.557951877934272">
                <text:p>0.5579518779342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7.175cm" svg:height="18.736cm" xlink:href=".." xlink:type="simple" chart:class="chart:line" chart:style-name="ch1">
        <chart:legend chart:legend-position="end" svg:x="40.698cm" svg:y="7.077cm" style:legend-expansion="high" chart:style-name="ch2"/>
        <chart:plot-area chart:style-name="ch3" table:cell-range-address="Def1_Zipped_Noise_Test_StartwithCHAMP2.AD1:Def1_Zipped_Noise_Test_StartwithCHAMP2.AL72" chart:data-source-has-labels="row" svg:x="0.943cm" svg:y="0.374cm" svg:width="38.812cm" svg:height="17.988cm">
          <chartooo:coordinate-region svg:x="1.776cm" svg:y="0.573cm" svg:width="37.792cm" svg:height="17.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f1_Zipped_Noise_Test_StartwithCHAMP2.AD2:Def1_Zipped_Noise_Test_StartwithCHAMP2.AD72" chart:label-cell-address="Def1_Zipped_Noise_Test_StartwithCHAMP2.AD1:Def1_Zipped_Noise_Test_StartwithCHAMP2.AD1" chart:class="chart:line">
            <chart:data-point chart:repeated="71"/>
          </chart:series>
          <chart:series chart:style-name="ch7" chart:values-cell-range-address="Def1_Zipped_Noise_Test_StartwithCHAMP2.AE2:Def1_Zipped_Noise_Test_StartwithCHAMP2.AE72" chart:label-cell-address="Def1_Zipped_Noise_Test_StartwithCHAMP2.AE1:Def1_Zipped_Noise_Test_StartwithCHAMP2.AE1" chart:class="chart:line">
            <chart:data-point chart:repeated="71"/>
          </chart:series>
          <chart:series chart:style-name="ch8" chart:values-cell-range-address="Def1_Zipped_Noise_Test_StartwithCHAMP2.AF2:Def1_Zipped_Noise_Test_StartwithCHAMP2.AF72" chart:label-cell-address="Def1_Zipped_Noise_Test_StartwithCHAMP2.AF1:Def1_Zipped_Noise_Test_StartwithCHAMP2.AF1" chart:class="chart:line">
            <chart:data-point chart:repeated="71"/>
          </chart:series>
          <chart:series chart:style-name="ch9" chart:values-cell-range-address="Def1_Zipped_Noise_Test_StartwithCHAMP2.AG2:Def1_Zipped_Noise_Test_StartwithCHAMP2.AG72" chart:label-cell-address="Def1_Zipped_Noise_Test_StartwithCHAMP2.AG1:Def1_Zipped_Noise_Test_StartwithCHAMP2.AG1" chart:class="chart:line">
            <chart:data-point chart:repeated="71"/>
          </chart:series>
          <chart:series chart:style-name="ch10" chart:values-cell-range-address="Def1_Zipped_Noise_Test_StartwithCHAMP2.AH2:Def1_Zipped_Noise_Test_StartwithCHAMP2.AH72" chart:label-cell-address="Def1_Zipped_Noise_Test_StartwithCHAMP2.AH1:Def1_Zipped_Noise_Test_StartwithCHAMP2.AH1" chart:class="chart:line">
            <chart:data-point chart:repeated="71"/>
          </chart:series>
          <chart:series chart:style-name="ch11" chart:values-cell-range-address="Def1_Zipped_Noise_Test_StartwithCHAMP2.AI2:Def1_Zipped_Noise_Test_StartwithCHAMP2.AI72" chart:label-cell-address="Def1_Zipped_Noise_Test_StartwithCHAMP2.AI1:Def1_Zipped_Noise_Test_StartwithCHAMP2.AI1" chart:class="chart:line">
            <chart:data-point chart:repeated="71"/>
          </chart:series>
          <chart:series chart:style-name="ch12" chart:values-cell-range-address="Def1_Zipped_Noise_Test_StartwithCHAMP2.AJ2:Def1_Zipped_Noise_Test_StartwithCHAMP2.AJ72" chart:label-cell-address="Def1_Zipped_Noise_Test_StartwithCHAMP2.AJ1:Def1_Zipped_Noise_Test_StartwithCHAMP2.AJ1" chart:class="chart:line">
            <chart:data-point chart:repeated="71"/>
          </chart:series>
          <chart:series chart:style-name="ch13" chart:values-cell-range-address="Def1_Zipped_Noise_Test_StartwithCHAMP2.AK2:Def1_Zipped_Noise_Test_StartwithCHAMP2.AK72" chart:label-cell-address="Def1_Zipped_Noise_Test_StartwithCHAMP2.AK1:Def1_Zipped_Noise_Test_StartwithCHAMP2.AK1" chart:class="chart:line">
            <chart:data-point chart:repeated="71"/>
          </chart:series>
          <chart:series chart:style-name="ch14" chart:values-cell-range-address="Def1_Zipped_Noise_Test_StartwithCHAMP2.AL2:Def1_Zipped_Noise_Test_StartwithCHAMP2.AL72" chart:label-cell-address="Def1_Zipped_Noise_Test_StartwithCHAMP2.AL1:Def1_Zipped_Noise_Test_StartwithCHAMP2.AL1" chart:class="chart:line">
            <chart:data-point chart:repeated="7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utual_Compression_ratio2(s10)</text:p>
                <draw:g>
                  <svg:desc>Def1_Zipped_Noise_Test_StartwithCHAMP2.AD1:Def1_Zipped_Noise_Test_StartwithCHAMP2.AD1</svg:desc>
                </draw:g>
              </table:table-cell>
              <table:table-cell office:value-type="string">
                <text:p> Mutual_Compression_ratio2(s20)</text:p>
                <draw:g>
                  <svg:desc>Def1_Zipped_Noise_Test_StartwithCHAMP2.AE1:Def1_Zipped_Noise_Test_StartwithCHAMP2.AE1</svg:desc>
                </draw:g>
              </table:table-cell>
              <table:table-cell office:value-type="string">
                <text:p> Mutual_Compression_ratio2(s30)</text:p>
                <draw:g>
                  <svg:desc>Def1_Zipped_Noise_Test_StartwithCHAMP2.AF1:Def1_Zipped_Noise_Test_StartwithCHAMP2.AF1</svg:desc>
                </draw:g>
              </table:table-cell>
              <table:table-cell office:value-type="string">
                <text:p> Mutual_Compression_ratio2(s40)</text:p>
                <draw:g>
                  <svg:desc>Def1_Zipped_Noise_Test_StartwithCHAMP2.AG1:Def1_Zipped_Noise_Test_StartwithCHAMP2.AG1</svg:desc>
                </draw:g>
              </table:table-cell>
              <table:table-cell office:value-type="string">
                <text:p> Mutual_Compression_ratio2(s50)</text:p>
                <draw:g>
                  <svg:desc>Def1_Zipped_Noise_Test_StartwithCHAMP2.AH1:Def1_Zipped_Noise_Test_StartwithCHAMP2.AH1</svg:desc>
                </draw:g>
              </table:table-cell>
              <table:table-cell office:value-type="string">
                <text:p> Mutual_Compression_ratio2(s60)</text:p>
                <draw:g>
                  <svg:desc>Def1_Zipped_Noise_Test_StartwithCHAMP2.AI1:Def1_Zipped_Noise_Test_StartwithCHAMP2.AI1</svg:desc>
                </draw:g>
              </table:table-cell>
              <table:table-cell office:value-type="string">
                <text:p> Mutual_Compression_ratio2(s70)</text:p>
                <draw:g>
                  <svg:desc>Def1_Zipped_Noise_Test_StartwithCHAMP2.AJ1:Def1_Zipped_Noise_Test_StartwithCHAMP2.AJ1</svg:desc>
                </draw:g>
              </table:table-cell>
              <table:table-cell office:value-type="string">
                <text:p> Mutual_Compression_ratio2(s80)</text:p>
                <draw:g>
                  <svg:desc>Def1_Zipped_Noise_Test_StartwithCHAMP2.AK1:Def1_Zipped_Noise_Test_StartwithCHAMP2.AK1</svg:desc>
                </draw:g>
              </table:table-cell>
              <table:table-cell office:value-type="string">
                <text:p> Mutual_Compression_ratio2(s90)</text:p>
                <draw:g>
                  <svg:desc>Def1_Zipped_Noise_Test_StartwithCHAMP2.AL1:Def1_Zipped_Noise_Test_StartwithCHAMP2.A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875">
                <text:p>0.21875</text:p>
                <draw:g>
                  <svg:desc>Def1_Zipped_Noise_Test_StartwithCHAMP2.AD2:Def1_Zipped_Noise_Test_StartwithCHAMP2.AD72</svg:desc>
                </draw:g>
              </table:table-cell>
              <table:table-cell office:value-type="float" office:value="0.145833333333333">
                <text:p>0.145833333333333</text:p>
                <draw:g>
                  <svg:desc>Def1_Zipped_Noise_Test_StartwithCHAMP2.AE2:Def1_Zipped_Noise_Test_StartwithCHAMP2.AE72</svg:desc>
                </draw:g>
              </table:table-cell>
              <table:table-cell office:value-type="float" office:value="0.0833333333333333">
                <text:p>0.0833333333333333</text:p>
                <draw:g>
                  <svg:desc>Def1_Zipped_Noise_Test_StartwithCHAMP2.AF2:Def1_Zipped_Noise_Test_StartwithCHAMP2.AF72</svg:desc>
                </draw:g>
              </table:table-cell>
              <table:table-cell office:value-type="float" office:value="0.15625">
                <text:p>0.15625</text:p>
                <draw:g>
                  <svg:desc>Def1_Zipped_Noise_Test_StartwithCHAMP2.AG2:Def1_Zipped_Noise_Test_StartwithCHAMP2.AG72</svg:desc>
                </draw:g>
              </table:table-cell>
              <table:table-cell office:value-type="float" office:value="-0.0208333333333333">
                <text:p>-0.0208333333333333</text:p>
                <draw:g>
                  <svg:desc>Def1_Zipped_Noise_Test_StartwithCHAMP2.AH2:Def1_Zipped_Noise_Test_StartwithCHAMP2.AH72</svg:desc>
                </draw:g>
              </table:table-cell>
              <table:table-cell office:value-type="float" office:value="-0.125">
                <text:p>-0.125</text:p>
                <draw:g>
                  <svg:desc>Def1_Zipped_Noise_Test_StartwithCHAMP2.AI2:Def1_Zipped_Noise_Test_StartwithCHAMP2.AI72</svg:desc>
                </draw:g>
              </table:table-cell>
              <table:table-cell office:value-type="float" office:value="-0.583333333333333">
                <text:p>-0.583333333333333</text:p>
                <draw:g>
                  <svg:desc>Def1_Zipped_Noise_Test_StartwithCHAMP2.AJ2:Def1_Zipped_Noise_Test_StartwithCHAMP2.AJ72</svg:desc>
                </draw:g>
              </table:table-cell>
              <table:table-cell office:value-type="float" office:value="-0.791666666666667">
                <text:p>-0.791666666666667</text:p>
                <draw:g>
                  <svg:desc>Def1_Zipped_Noise_Test_StartwithCHAMP2.AK2:Def1_Zipped_Noise_Test_StartwithCHAMP2.AK72</svg:desc>
                </draw:g>
              </table:table-cell>
              <table:table-cell office:value-type="float" office:value="-0.75">
                <text:p>-0.75</text:p>
                <draw:g>
                  <svg:desc>Def1_Zipped_Noise_Test_StartwithCHAMP2.AL2:Def1_Zipped_Noise_Test_StartwithCHAMP2.AL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6041666666667">
                <text:p>0.276041666666667</text:p>
              </table:table-cell>
              <table:table-cell office:value-type="float" office:value="0.213541666666667">
                <text:p>0.213541666666667</text:p>
              </table:table-cell>
              <table:table-cell office:value-type="float" office:value="0.125">
                <text:p>0.125</text:p>
              </table:table-cell>
              <table:table-cell office:value-type="float" office:value="0.0677083333333333">
                <text:p>0.0677083333333333</text:p>
              </table:table-cell>
              <table:table-cell office:value-type="float" office:value="-0.109375">
                <text:p>-0.109375</text:p>
              </table:table-cell>
              <table:table-cell office:value-type="float" office:value="-0.182291666666667">
                <text:p>-0.182291666666667</text:p>
              </table:table-cell>
              <table:table-cell office:value-type="float" office:value="-0.489583333333333">
                <text:p>-0.489583333333333</text:p>
              </table:table-cell>
              <table:table-cell office:value-type="float" office:value="-0.848958333333333">
                <text:p>-0.848958333333333</text:p>
              </table:table-cell>
              <table:table-cell office:value-type="float" office:value="-0.916666666666667">
                <text:p>-0.91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0.09375">
                <text:p>0.09375</text:p>
              </table:table-cell>
              <table:table-cell office:value-type="float" office:value="0.190972222222222">
                <text:p>0.190972222222222</text:p>
              </table:table-cell>
              <table:table-cell office:value-type="float" office:value="-0.0763888888888888">
                <text:p>-0.0763888888888888</text:p>
              </table:table-cell>
              <table:table-cell office:value-type="float" office:value="-0.0520833333333333">
                <text:p>-0.0520833333333333</text:p>
              </table:table-cell>
              <table:table-cell office:value-type="float" office:value="-0.430555555555556">
                <text:p>-0.430555555555556</text:p>
              </table:table-cell>
              <table:table-cell office:value-type="float" office:value="-0.684027777777778">
                <text:p>-0.684027777777778</text:p>
              </table:table-cell>
              <table:table-cell office:value-type="float" office:value="-0.8125">
                <text:p>-0.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0625">
                <text:p>0.390625</text:p>
              </table:table-cell>
              <table:table-cell office:value-type="float" office:value="0.3125">
                <text:p>0.312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046875">
                <text:p>0.046875</text:p>
              </table:table-cell>
              <table:table-cell office:value-type="float" office:value="-0.0572916666666665">
                <text:p>-0.0572916666666665</text:p>
              </table:table-cell>
              <table:table-cell office:value-type="float" office:value="-0.239583333333333">
                <text:p>-0.239583333333333</text:p>
              </table:table-cell>
              <table:table-cell office:value-type="float" office:value="-0.575520833333333">
                <text:p>-0.575520833333333</text:p>
              </table:table-cell>
              <table:table-cell office:value-type="float" office:value="-0.669270833333333">
                <text:p>-0.6692708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-0.0249999999999999">
                <text:p>-0.0249999999999999</text:p>
              </table:table-cell>
              <table:table-cell office:value-type="float" office:value="-0.208333333333333">
                <text:p>-0.208333333333333</text:p>
              </table:table-cell>
              <table:table-cell office:value-type="float" office:value="-0.541666666666667">
                <text:p>-0.541666666666667</text:p>
              </table:table-cell>
              <table:table-cell office:value-type="float" office:value="-0.652083333333333">
                <text:p>-0.65208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0.295138888888889">
                <text:p>0.295138888888889</text:p>
              </table:table-cell>
              <table:table-cell office:value-type="float" office:value="0.173611111111111">
                <text:p>0.173611111111111</text:p>
              </table:table-cell>
              <table:table-cell office:value-type="float" office:value="0.190972222222222">
                <text:p>0.190972222222222</text:p>
              </table:table-cell>
              <table:table-cell office:value-type="float" office:value="0.0555555555555554">
                <text:p>0.0555555555555554</text:p>
              </table:table-cell>
              <table:table-cell office:value-type="float" office:value="-0.0451388888888891">
                <text:p>-0.0451388888888891</text:p>
              </table:table-cell>
              <table:table-cell office:value-type="float" office:value="-0.201388888888889">
                <text:p>-0.201388888888889</text:p>
              </table:table-cell>
              <table:table-cell office:value-type="float" office:value="-0.524305555555556">
                <text:p>-0.524305555555556</text:p>
              </table:table-cell>
              <table:table-cell office:value-type="float" office:value="-0.628472222222222">
                <text:p>-0.62847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8630952380952">
                <text:p>0.358630952380952</text:p>
              </table:table-cell>
              <table:table-cell office:value-type="float" office:value="0.311011904761905">
                <text:p>0.311011904761905</text:p>
              </table:table-cell>
              <table:table-cell office:value-type="float" office:value="0.203869047619048">
                <text:p>0.203869047619048</text:p>
              </table:table-cell>
              <table:table-cell office:value-type="float" office:value="0.203869047619048">
                <text:p>0.203869047619048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-0.0416666666666665">
                <text:p>-0.0416666666666665</text:p>
              </table:table-cell>
              <table:table-cell office:value-type="float" office:value="-0.136904761904762">
                <text:p>-0.136904761904762</text:p>
              </table:table-cell>
              <table:table-cell office:value-type="float" office:value="-0.511904761904762">
                <text:p>-0.511904761904762</text:p>
              </table:table-cell>
              <table:table-cell office:value-type="float" office:value="-0.639880952380952">
                <text:p>-0.639880952380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6302083333333">
                <text:p>0.376302083333333</text:p>
              </table:table-cell>
              <table:table-cell office:value-type="float" office:value="0.365885416666667">
                <text:p>0.365885416666667</text:p>
              </table:table-cell>
              <table:table-cell office:value-type="float" office:value="0.240885416666667">
                <text:p>0.240885416666667</text:p>
              </table:table-cell>
              <table:table-cell office:value-type="float" office:value="0.209635416666667">
                <text:p>0.209635416666667</text:p>
              </table:table-cell>
              <table:table-cell office:value-type="float" office:value="0.157552083333333">
                <text:p>0.157552083333333</text:p>
              </table:table-cell>
              <table:table-cell office:value-type="float" office:value="0.00130208333333326">
                <text:p>0.00130208333333326</text:p>
              </table:table-cell>
              <table:table-cell office:value-type="float" office:value="-0.1484375">
                <text:p>-0.1484375</text:p>
              </table:table-cell>
              <table:table-cell office:value-type="float" office:value="-0.455729166666667">
                <text:p>-0.455729166666667</text:p>
              </table:table-cell>
              <table:table-cell office:value-type="float" office:value="-0.591145833333333">
                <text:p>-0.5911458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9305555555556">
                <text:p>0.399305555555556</text:p>
              </table:table-cell>
              <table:table-cell office:value-type="float" office:value="0.380787037037037">
                <text:p>0.380787037037037</text:p>
              </table:table-cell>
              <table:table-cell office:value-type="float" office:value="0.28125">
                <text:p>0.28125</text:p>
              </table:table-cell>
              <table:table-cell office:value-type="float" office:value="0.231481481481481">
                <text:p>0.231481481481481</text:p>
              </table:table-cell>
              <table:table-cell office:value-type="float" office:value="0.15162037037037">
                <text:p>0.15162037037037</text:p>
              </table:table-cell>
              <table:table-cell office:value-type="float" office:value="0.0381944444444446">
                <text:p>0.0381944444444446</text:p>
              </table:table-cell>
              <table:table-cell office:value-type="float" office:value="-0.15625">
                <text:p>-0.15625</text:p>
              </table:table-cell>
              <table:table-cell office:value-type="float" office:value="-0.402777777777778">
                <text:p>-0.402777777777778</text:p>
              </table:table-cell>
              <table:table-cell office:value-type="float" office:value="-0.543981481481482">
                <text:p>-0.5439814814814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125">
                <text:p>0.43125</text:p>
              </table:table-cell>
              <table:table-cell office:value-type="float" office:value="0.373958333333333">
                <text:p>0.373958333333333</text:p>
              </table:table-cell>
              <table:table-cell office:value-type="float" office:value="0.30625">
                <text:p>0.30625</text:p>
              </table:table-cell>
              <table:table-cell office:value-type="float" office:value="0.263541666666667">
                <text:p>0.263541666666667</text:p>
              </table:table-cell>
              <table:table-cell office:value-type="float" office:value="0.177083333333333">
                <text:p>0.177083333333333</text:p>
              </table:table-cell>
              <table:table-cell office:value-type="float" office:value="0.0531249999999999">
                <text:p>0.0531249999999999</text:p>
              </table:table-cell>
              <table:table-cell office:value-type="float" office:value="-0.14375">
                <text:p>-0.14375</text:p>
              </table:table-cell>
              <table:table-cell office:value-type="float" office:value="-0.39375">
                <text:p>-0.39375</text:p>
              </table:table-cell>
              <table:table-cell office:value-type="float" office:value="-0.522916666666667">
                <text:p>-0.52291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530303030303">
                <text:p>0.40530303030303</text:p>
              </table:table-cell>
              <table:table-cell office:value-type="float" office:value="0.383522727272727">
                <text:p>0.383522727272727</text:p>
              </table:table-cell>
              <table:table-cell office:value-type="float" office:value="0.287878787878788">
                <text:p>0.287878787878788</text:p>
              </table:table-cell>
              <table:table-cell office:value-type="float" office:value="0.264204545454545">
                <text:p>0.264204545454545</text:p>
              </table:table-cell>
              <table:table-cell office:value-type="float" office:value="0.153409090909091">
                <text:p>0.153409090909091</text:p>
              </table:table-cell>
              <table:table-cell office:value-type="float" office:value="0.0596590909090908">
                <text:p>0.0596590909090908</text:p>
              </table:table-cell>
              <table:table-cell office:value-type="float" office:value="-0.141098484848485">
                <text:p>-0.141098484848485</text:p>
              </table:table-cell>
              <table:table-cell office:value-type="float" office:value="-0.404356060606061">
                <text:p>-0.404356060606061</text:p>
              </table:table-cell>
              <table:table-cell office:value-type="float" office:value="-0.488636363636364">
                <text:p>-0.488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13194444444444">
                <text:p>0.413194444444444</text:p>
              </table:table-cell>
              <table:table-cell office:value-type="float" office:value="0.383680555555556">
                <text:p>0.383680555555556</text:p>
              </table:table-cell>
              <table:table-cell office:value-type="float" office:value="0.280381944444444">
                <text:p>0.280381944444444</text:p>
              </table:table-cell>
              <table:table-cell office:value-type="float" office:value="0.274305555555556">
                <text:p>0.274305555555556</text:p>
              </table:table-cell>
              <table:table-cell office:value-type="float" office:value="0.164930555555556">
                <text:p>0.164930555555556</text:p>
              </table:table-cell>
              <table:table-cell office:value-type="float" office:value="0.0651041666666667">
                <text:p>0.0651041666666667</text:p>
              </table:table-cell>
              <table:table-cell office:value-type="float" office:value="-0.137152777777778">
                <text:p>-0.137152777777778</text:p>
              </table:table-cell>
              <table:table-cell office:value-type="float" office:value="-0.391493055555555">
                <text:p>-0.391493055555555</text:p>
              </table:table-cell>
              <table:table-cell office:value-type="float" office:value="-0.481770833333333">
                <text:p>-0.4817708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03846153846154">
                <text:p>0.403846153846154</text:p>
              </table:table-cell>
              <table:table-cell office:value-type="float" office:value="0.37099358974359">
                <text:p>0.37099358974359</text:p>
              </table:table-cell>
              <table:table-cell office:value-type="float" office:value="0.282852564102564">
                <text:p>0.282852564102564</text:p>
              </table:table-cell>
              <table:table-cell office:value-type="float" office:value="0.270032051282051">
                <text:p>0.270032051282051</text:p>
              </table:table-cell>
              <table:table-cell office:value-type="float" office:value="0.181891025641026">
                <text:p>0.181891025641026</text:p>
              </table:table-cell>
              <table:table-cell office:value-type="float" office:value="0.0985576923076922">
                <text:p>0.0985576923076922</text:p>
              </table:table-cell>
              <table:table-cell office:value-type="float" office:value="-0.128205128205128">
                <text:p>-0.128205128205128</text:p>
              </table:table-cell>
              <table:table-cell office:value-type="float" office:value="-0.386217948717949">
                <text:p>-0.386217948717949</text:p>
              </table:table-cell>
              <table:table-cell office:value-type="float" office:value="-0.482371794871795">
                <text:p>-0.4823717948717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9360119047619">
                <text:p>0.39360119047619</text:p>
              </table:table-cell>
              <table:table-cell office:value-type="float" office:value="0.360119047619048">
                <text:p>0.360119047619048</text:p>
              </table:table-cell>
              <table:table-cell office:value-type="float" office:value="0.283482142857143">
                <text:p>0.283482142857143</text:p>
              </table:table-cell>
              <table:table-cell office:value-type="float" office:value="0.271577380952381">
                <text:p>0.271577380952381</text:p>
              </table:table-cell>
              <table:table-cell office:value-type="float" office:value="0.177827380952381">
                <text:p>0.177827380952381</text:p>
              </table:table-cell>
              <table:table-cell office:value-type="float" office:value="0.0989583333333334">
                <text:p>0.0989583333333334</text:p>
              </table:table-cell>
              <table:table-cell office:value-type="float" office:value="-0.120535714285714">
                <text:p>-0.120535714285714</text:p>
              </table:table-cell>
              <table:table-cell office:value-type="float" office:value="-0.353422619047619">
                <text:p>-0.353422619047619</text:p>
              </table:table-cell>
              <table:table-cell office:value-type="float" office:value="-0.482142857142857">
                <text:p>-0.482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81944444444444">
                <text:p>0.381944444444444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0.295138888888889">
                <text:p>0.295138888888889</text:p>
              </table:table-cell>
              <table:table-cell office:value-type="float" office:value="0.272916666666667">
                <text:p>0.272916666666667</text:p>
              </table:table-cell>
              <table:table-cell office:value-type="float" office:value="0.180555555555555">
                <text:p>0.180555555555555</text:p>
              </table:table-cell>
              <table:table-cell office:value-type="float" office:value="0.0861111111111111">
                <text:p>0.0861111111111111</text:p>
              </table:table-cell>
              <table:table-cell office:value-type="float" office:value="-0.1125">
                <text:p>-0.1125</text:p>
              </table:table-cell>
              <table:table-cell office:value-type="float" office:value="-0.340972222222222">
                <text:p>-0.340972222222222</text:p>
              </table:table-cell>
              <table:table-cell office:value-type="float" office:value="-0.497916666666667">
                <text:p>-0.49791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4348958333333">
                <text:p>0.374348958333333</text:p>
              </table:table-cell>
              <table:table-cell office:value-type="float" office:value="0.350911458333333">
                <text:p>0.350911458333333</text:p>
              </table:table-cell>
              <table:table-cell office:value-type="float" office:value="0.302083333333333">
                <text:p>0.302083333333333</text:p>
              </table:table-cell>
              <table:table-cell office:value-type="float" office:value="0.26953125">
                <text:p>0.26953125</text:p>
              </table:table-cell>
              <table:table-cell office:value-type="float" office:value="0.172526041666667">
                <text:p>0.172526041666667</text:p>
              </table:table-cell>
              <table:table-cell office:value-type="float" office:value="0.0885416666666667">
                <text:p>0.0885416666666667</text:p>
              </table:table-cell>
              <table:table-cell office:value-type="float" office:value="-0.1171875">
                <text:p>-0.1171875</text:p>
              </table:table-cell>
              <table:table-cell office:value-type="float" office:value="-0.325520833333333">
                <text:p>-0.325520833333333</text:p>
              </table:table-cell>
              <table:table-cell office:value-type="float" office:value="-0.485677083333333">
                <text:p>-0.48567708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2132352941176">
                <text:p>0.362132352941176</text:p>
              </table:table-cell>
              <table:table-cell office:value-type="float" office:value="0.365196078431373">
                <text:p>0.365196078431373</text:p>
              </table:table-cell>
              <table:table-cell office:value-type="float" office:value="0.310049019607843">
                <text:p>0.310049019607843</text:p>
              </table:table-cell>
              <table:table-cell office:value-type="float" office:value="0.271446078431372">
                <text:p>0.271446078431372</text:p>
              </table:table-cell>
              <table:table-cell office:value-type="float" office:value="0.165441176470588">
                <text:p>0.165441176470588</text:p>
              </table:table-cell>
              <table:table-cell office:value-type="float" office:value="0.0906862745098039">
                <text:p>0.0906862745098039</text:p>
              </table:table-cell>
              <table:table-cell office:value-type="float" office:value="-0.106004901960784">
                <text:p>-0.106004901960784</text:p>
              </table:table-cell>
              <table:table-cell office:value-type="float" office:value="-0.311887254901961">
                <text:p>-0.311887254901961</text:p>
              </table:table-cell>
              <table:table-cell office:value-type="float" office:value="-0.471200980392157">
                <text:p>-0.4712009803921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0532407407407">
                <text:p>0.360532407407407</text:p>
              </table:table-cell>
              <table:table-cell office:value-type="float" office:value="0.386574074074074">
                <text:p>0.386574074074074</text:p>
              </table:table-cell>
              <table:table-cell office:value-type="float" office:value="0.329282407407407">
                <text:p>0.329282407407407</text:p>
              </table:table-cell>
              <table:table-cell office:value-type="float" office:value="0.282407407407407">
                <text:p>0.282407407407407</text:p>
              </table:table-cell>
              <table:table-cell office:value-type="float" office:value="0.188657407407407">
                <text:p>0.188657407407407</text:p>
              </table:table-cell>
              <table:table-cell office:value-type="float" office:value="0.108217592592593">
                <text:p>0.108217592592593</text:p>
              </table:table-cell>
              <table:table-cell office:value-type="float" office:value="-0.0815972222222222">
                <text:p>-0.0815972222222222</text:p>
              </table:table-cell>
              <table:table-cell office:value-type="float" office:value="-0.30787037037037">
                <text:p>-0.30787037037037</text:p>
              </table:table-cell>
              <table:table-cell office:value-type="float" office:value="-0.470486111111111">
                <text:p>-0.470486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6228070175439">
                <text:p>0.366228070175439</text:p>
              </table:table-cell>
              <table:table-cell office:value-type="float" office:value="0.405701754385965">
                <text:p>0.405701754385965</text:p>
              </table:table-cell>
              <table:table-cell office:value-type="float" office:value="0.34155701754386">
                <text:p>0.34155701754386</text:p>
              </table:table-cell>
              <table:table-cell office:value-type="float" office:value="0.287280701754386">
                <text:p>0.287280701754386</text:p>
              </table:table-cell>
              <table:table-cell office:value-type="float" office:value="0.198464912280702">
                <text:p>0.198464912280702</text:p>
              </table:table-cell>
              <table:table-cell office:value-type="float" office:value="0.119517543859649">
                <text:p>0.119517543859649</text:p>
              </table:table-cell>
              <table:table-cell office:value-type="float" office:value="-0.0696271929824562">
                <text:p>-0.0696271929824562</text:p>
              </table:table-cell>
              <table:table-cell office:value-type="float" office:value="-0.305372807017544">
                <text:p>-0.305372807017544</text:p>
              </table:table-cell>
              <table:table-cell office:value-type="float" office:value="-0.466008771929825">
                <text:p>-0.4660087719298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1354166666667">
                <text:p>0.371354166666667</text:p>
              </table:table-cell>
              <table:table-cell office:value-type="float" office:value="0.408854166666667">
                <text:p>0.408854166666667</text:p>
              </table:table-cell>
              <table:table-cell office:value-type="float" office:value="0.352604166666667">
                <text:p>0.352604166666667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11979166666667">
                <text:p>0.211979166666667</text:p>
              </table:table-cell>
              <table:table-cell office:value-type="float" office:value="0.118229166666667">
                <text:p>0.118229166666667</text:p>
              </table:table-cell>
              <table:table-cell office:value-type="float" office:value="-0.0755208333333334">
                <text:p>-0.0755208333333334</text:p>
              </table:table-cell>
              <table:table-cell office:value-type="float" office:value="-0.292708333333333">
                <text:p>-0.292708333333333</text:p>
              </table:table-cell>
              <table:table-cell office:value-type="float" office:value="-0.451041666666667">
                <text:p>-0.451041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4920634920635">
                <text:p>0.384920634920635</text:p>
              </table:table-cell>
              <table:table-cell office:value-type="float" office:value="0.420634920634921">
                <text:p>0.420634920634921</text:p>
              </table:table-cell>
              <table:table-cell office:value-type="float" office:value="0.362599206349206">
                <text:p>0.362599206349206</text:p>
              </table:table-cell>
              <table:table-cell office:value-type="float" office:value="0.300099206349206">
                <text:p>0.300099206349206</text:p>
              </table:table-cell>
              <table:table-cell office:value-type="float" office:value="0.210813492063492">
                <text:p>0.210813492063492</text:p>
              </table:table-cell>
              <table:table-cell office:value-type="float" office:value="0.121527777777778">
                <text:p>0.121527777777778</text:p>
              </table:table-cell>
              <table:table-cell office:value-type="float" office:value="-0.0684523809523809">
                <text:p>-0.0684523809523809</text:p>
              </table:table-cell>
              <table:table-cell office:value-type="float" office:value="-0.289186507936508">
                <text:p>-0.289186507936508</text:p>
              </table:table-cell>
              <table:table-cell office:value-type="float" office:value="-0.444444444444444">
                <text:p>-0.444444444444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88731060606061">
                <text:p>0.388731060606061</text:p>
              </table:table-cell>
              <table:table-cell office:value-type="float" office:value="0.42282196969697">
                <text:p>0.42282196969697</text:p>
              </table:table-cell>
              <table:table-cell office:value-type="float" office:value="0.37594696969697">
                <text:p>0.37594696969697</text:p>
              </table:table-cell>
              <table:table-cell office:value-type="float" office:value="0.310606060606061">
                <text:p>0.310606060606061</text:p>
              </table:table-cell>
              <table:table-cell office:value-type="float" office:value="0.214015151515151">
                <text:p>0.214015151515151</text:p>
              </table:table-cell>
              <table:table-cell office:value-type="float" office:value="0.133049242424243">
                <text:p>0.133049242424243</text:p>
              </table:table-cell>
              <table:table-cell office:value-type="float" office:value="-0.0544507575757576">
                <text:p>-0.0544507575757576</text:p>
              </table:table-cell>
              <table:table-cell office:value-type="float" office:value="-0.290246212121212">
                <text:p>-0.290246212121212</text:p>
              </table:table-cell>
              <table:table-cell office:value-type="float" office:value="-0.441761363636364">
                <text:p>-0.441761363636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92210144927536">
                <text:p>0.392210144927536</text:p>
              </table:table-cell>
              <table:table-cell office:value-type="float" office:value="0.428894927536232">
                <text:p>0.428894927536232</text:p>
              </table:table-cell>
              <table:table-cell office:value-type="float" office:value="0.382246376811594">
                <text:p>0.382246376811594</text:p>
              </table:table-cell>
              <table:table-cell office:value-type="float" office:value="0.314311594202898">
                <text:p>0.314311594202898</text:p>
              </table:table-cell>
              <table:table-cell office:value-type="float" office:value="0.210144927536232">
                <text:p>0.210144927536232</text:p>
              </table:table-cell>
              <table:table-cell office:value-type="float" office:value="0.141304347826087">
                <text:p>0.141304347826087</text:p>
              </table:table-cell>
              <table:table-cell office:value-type="float" office:value="-0.0480072463768115">
                <text:p>-0.0480072463768115</text:p>
              </table:table-cell>
              <table:table-cell office:value-type="float" office:value="-0.280797101449275">
                <text:p>-0.280797101449275</text:p>
              </table:table-cell>
              <table:table-cell office:value-type="float" office:value="-0.428894927536232">
                <text:p>-0.428894927536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91493055555556">
                <text:p>0.391493055555556</text:p>
              </table:table-cell>
              <table:table-cell office:value-type="float" office:value="0.4375">
                <text:p>0.4375</text:p>
              </table:table-cell>
              <table:table-cell office:value-type="float" office:value="0.3828125">
                <text:p>0.3828125</text:p>
              </table:table-cell>
              <table:table-cell office:value-type="float" office:value="0.321180555555556">
                <text:p>0.321180555555556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0.15625">
                <text:p>0.15625</text:p>
              </table:table-cell>
              <table:table-cell office:value-type="float" office:value="-0.0342881944444444">
                <text:p>-0.0342881944444444</text:p>
              </table:table-cell>
              <table:table-cell office:value-type="float" office:value="-0.272135416666667">
                <text:p>-0.272135416666667</text:p>
              </table:table-cell>
              <table:table-cell office:value-type="float" office:value="-0.426215277777778">
                <text:p>-0.426215277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8333333333333">
                <text:p>0.398333333333333</text:p>
              </table:table-cell>
              <table:table-cell office:value-type="float" office:value="0.436666666666667">
                <text:p>0.436666666666667</text:p>
              </table:table-cell>
              <table:table-cell office:value-type="float" office:value="0.395">
                <text:p>0.395</text:p>
              </table:table-cell>
              <table:table-cell office:value-type="float" office:value="0.323333333333333">
                <text:p>0.323333333333333</text:p>
              </table:table-cell>
              <table:table-cell office:value-type="float" office:value="0.2325">
                <text:p>0.2325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-0.025">
                <text:p>-0.025</text:p>
              </table:table-cell>
              <table:table-cell office:value-type="float" office:value="-0.260416666666667">
                <text:p>-0.260416666666667</text:p>
              </table:table-cell>
              <table:table-cell office:value-type="float" office:value="-0.408333333333333">
                <text:p>-0.408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08253205128205">
                <text:p>0.408253205128205</text:p>
              </table:table-cell>
              <table:table-cell office:value-type="float" office:value="0.439102564102564">
                <text:p>0.439102564102564</text:p>
              </table:table-cell>
              <table:table-cell office:value-type="float" office:value="0.394230769230769">
                <text:p>0.394230769230769</text:p>
              </table:table-cell>
              <table:table-cell office:value-type="float" office:value="0.326121794871795">
                <text:p>0.326121794871795</text:p>
              </table:table-cell>
              <table:table-cell office:value-type="float" office:value="0.238782051282051">
                <text:p>0.238782051282051</text:p>
              </table:table-cell>
              <table:table-cell office:value-type="float" office:value="0.157051282051282">
                <text:p>0.157051282051282</text:p>
              </table:table-cell>
              <table:table-cell office:value-type="float" office:value="-0.0192307692307693">
                <text:p>-0.0192307692307693</text:p>
              </table:table-cell>
              <table:table-cell office:value-type="float" office:value="-0.249599358974359">
                <text:p>-0.249599358974359</text:p>
              </table:table-cell>
              <table:table-cell office:value-type="float" office:value="-0.408653846153846">
                <text:p>-0.408653846153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375">
                <text:p>0.4375</text:p>
              </table:table-cell>
              <table:table-cell office:value-type="float" office:value="0.39429012345679">
                <text:p>0.39429012345679</text:p>
              </table:table-cell>
              <table:table-cell office:value-type="float" office:value="0.321759259259259">
                <text:p>0.321759259259259</text:p>
              </table:table-cell>
              <table:table-cell office:value-type="float" office:value="0.248456790123457">
                <text:p>0.248456790123457</text:p>
              </table:table-cell>
              <table:table-cell office:value-type="float" office:value="0.158950617283951">
                <text:p>0.158950617283951</text:p>
              </table:table-cell>
              <table:table-cell office:value-type="float" office:value="-0.0177469135802469">
                <text:p>-0.0177469135802469</text:p>
              </table:table-cell>
              <table:table-cell office:value-type="float" office:value="-0.239583333333333">
                <text:p>-0.239583333333333</text:p>
              </table:table-cell>
              <table:table-cell office:value-type="float" office:value="-0.40625">
                <text:p>-0.40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4434523809524">
                <text:p>0.414434523809524</text:p>
              </table:table-cell>
              <table:table-cell office:value-type="float" office:value="0.440476190476191">
                <text:p>0.440476190476191</text:p>
              </table:table-cell>
              <table:table-cell office:value-type="float" office:value="0.38764880952381">
                <text:p>0.38764880952381</text:p>
              </table:table-cell>
              <table:table-cell office:value-type="float" office:value="0.320684523809524">
                <text:p>0.320684523809524</text:p>
              </table:table-cell>
              <table:table-cell office:value-type="float" office:value="0.256696428571428">
                <text:p>0.256696428571428</text:p>
              </table:table-cell>
              <table:table-cell office:value-type="float" office:value="0.167410714285714">
                <text:p>0.167410714285714</text:p>
              </table:table-cell>
              <table:table-cell office:value-type="float" office:value="-0.00297619047619047">
                <text:p>-0.00297619047619047</text:p>
              </table:table-cell>
              <table:table-cell office:value-type="float" office:value="-0.236235119047619">
                <text:p>-0.236235119047619</text:p>
              </table:table-cell>
              <table:table-cell office:value-type="float" office:value="-0.404761904761905">
                <text:p>-0.404761904761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8103448275862">
                <text:p>0.418103448275862</text:p>
              </table:table-cell>
              <table:table-cell office:value-type="float" office:value="0.436063218390805">
                <text:p>0.436063218390805</text:p>
              </table:table-cell>
              <table:table-cell office:value-type="float" office:value="0.391522988505747">
                <text:p>0.391522988505747</text:p>
              </table:table-cell>
              <table:table-cell office:value-type="float" office:value="0.329741379310345">
                <text:p>0.329741379310345</text:p>
              </table:table-cell>
              <table:table-cell office:value-type="float" office:value="0.260775862068965">
                <text:p>0.260775862068965</text:p>
              </table:table-cell>
              <table:table-cell office:value-type="float" office:value="0.16882183908046">
                <text:p>0.16882183908046</text:p>
              </table:table-cell>
              <table:table-cell office:value-type="float" office:value="0.00143678160919536">
                <text:p>0.00143678160919536</text:p>
              </table:table-cell>
              <table:table-cell office:value-type="float" office:value="-0.234554597701149">
                <text:p>-0.234554597701149</text:p>
              </table:table-cell>
              <table:table-cell office:value-type="float" office:value="-0.40014367816092">
                <text:p>-0.400143678160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21527777777778">
                <text:p>0.421527777777778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0.332638888888889">
                <text:p>0.332638888888889</text:p>
              </table:table-cell>
              <table:table-cell office:value-type="float" office:value="0.2625">
                <text:p>0.2625</text:p>
              </table:table-cell>
              <table:table-cell office:value-type="float" office:value="0.170138888888889">
                <text:p>0.170138888888889</text:p>
              </table:table-cell>
              <table:table-cell office:value-type="float" office:value="0.0118055555555555">
                <text:p>0.0118055555555555</text:p>
              </table:table-cell>
              <table:table-cell office:value-type="float" office:value="-0.225">
                <text:p>-0.225</text:p>
              </table:table-cell>
              <table:table-cell office:value-type="float" office:value="-0.395833333333333">
                <text:p>-0.3958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22715053763441">
                <text:p>0.422715053763441</text:p>
              </table:table-cell>
              <table:table-cell office:value-type="float" office:value="0.434139784946237">
                <text:p>0.434139784946237</text:p>
              </table:table-cell>
              <table:table-cell office:value-type="float" office:value="0.39516129032258">
                <text:p>0.39516129032258</text:p>
              </table:table-cell>
              <table:table-cell office:value-type="float" office:value="0.338037634408602">
                <text:p>0.338037634408602</text:p>
              </table:table-cell>
              <table:table-cell office:value-type="float" office:value="0.26747311827957">
                <text:p>0.26747311827957</text:p>
              </table:table-cell>
              <table:table-cell office:value-type="float" office:value="0.165994623655914">
                <text:p>0.165994623655914</text:p>
              </table:table-cell>
              <table:table-cell office:value-type="float" office:value="0.0181451612903226">
                <text:p>0.0181451612903226</text:p>
              </table:table-cell>
              <table:table-cell office:value-type="float" office:value="-0.219086021505376">
                <text:p>-0.219086021505376</text:p>
              </table:table-cell>
              <table:table-cell office:value-type="float" office:value="-0.391801075268817">
                <text:p>-0.391801075268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0.442708333333333">
                <text:p>0.442708333333333</text:p>
              </table:table-cell>
              <table:table-cell office:value-type="float" office:value="0.391927083333333">
                <text:p>0.391927083333333</text:p>
              </table:table-cell>
              <table:table-cell office:value-type="float" office:value="0.333984375">
                <text:p>0.333984375</text:p>
              </table:table-cell>
              <table:table-cell office:value-type="float" office:value="0.265625">
                <text:p>0.265625</text:p>
              </table:table-cell>
              <table:table-cell office:value-type="float" office:value="0.167317708333333">
                <text:p>0.167317708333333</text:p>
              </table:table-cell>
              <table:table-cell office:value-type="float" office:value="0.0240885416666666">
                <text:p>0.0240885416666666</text:p>
              </table:table-cell>
              <table:table-cell office:value-type="float" office:value="-0.213541666666667">
                <text:p>-0.213541666666667</text:p>
              </table:table-cell>
              <table:table-cell office:value-type="float" office:value="-0.390299479166667">
                <text:p>-0.3902994791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8030303030303">
                <text:p>0.428030303030303</text:p>
              </table:table-cell>
              <table:table-cell office:value-type="float" office:value="0.438762626262626">
                <text:p>0.438762626262626</text:p>
              </table:table-cell>
              <table:table-cell office:value-type="float" office:value="0.392676767676768">
                <text:p>0.392676767676768</text:p>
              </table:table-cell>
              <table:table-cell office:value-type="float" office:value="0.335858585858586">
                <text:p>0.335858585858586</text:p>
              </table:table-cell>
              <table:table-cell office:value-type="float" office:value="0.275883838383838">
                <text:p>0.275883838383838</text:p>
              </table:table-cell>
              <table:table-cell office:value-type="float" office:value="0.169191919191919">
                <text:p>0.169191919191919</text:p>
              </table:table-cell>
              <table:table-cell office:value-type="float" office:value="0.0271464646464646">
                <text:p>0.0271464646464646</text:p>
              </table:table-cell>
              <table:table-cell office:value-type="float" office:value="-0.210858585858586">
                <text:p>-0.210858585858586</text:p>
              </table:table-cell>
              <table:table-cell office:value-type="float" office:value="-0.381628787878788">
                <text:p>-0.3816287878787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28308823529412">
                <text:p>0.428308823529412</text:p>
              </table:table-cell>
              <table:table-cell office:value-type="float" office:value="0.440563725490196">
                <text:p>0.440563725490196</text:p>
              </table:table-cell>
              <table:table-cell office:value-type="float" office:value="0.395833333333333">
                <text:p>0.395833333333333</text:p>
              </table:table-cell>
              <table:table-cell office:value-type="float" office:value="0.335171568627451">
                <text:p>0.335171568627451</text:p>
              </table:table-cell>
              <table:table-cell office:value-type="float" office:value="0.273897058823529">
                <text:p>0.273897058823529</text:p>
              </table:table-cell>
              <table:table-cell office:value-type="float" office:value="0.162990196078431">
                <text:p>0.162990196078431</text:p>
              </table:table-cell>
              <table:table-cell office:value-type="float" office:value="0.0337009803921569">
                <text:p>0.0337009803921569</text:p>
              </table:table-cell>
              <table:table-cell office:value-type="float" office:value="-0.205882352941176">
                <text:p>-0.205882352941176</text:p>
              </table:table-cell>
              <table:table-cell office:value-type="float" office:value="-0.379595588235294">
                <text:p>-0.3795955882352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9761904761905">
                <text:p>0.429761904761905</text:p>
              </table:table-cell>
              <table:table-cell office:value-type="float" office:value="0.442261904761905">
                <text:p>0.442261904761905</text:p>
              </table:table-cell>
              <table:table-cell office:value-type="float" office:value="0.398809523809524">
                <text:p>0.398809523809524</text:p>
              </table:table-cell>
              <table:table-cell office:value-type="float" office:value="0.336904761904762">
                <text:p>0.336904761904762</text:p>
              </table:table-cell>
              <table:table-cell office:value-type="float" office:value="0.272619047619048">
                <text:p>0.272619047619048</text:p>
              </table:table-cell>
              <table:table-cell office:value-type="float" office:value="0.164880952380952">
                <text:p>0.164880952380952</text:p>
              </table:table-cell>
              <table:table-cell office:value-type="float" office:value="0.036904761904762">
                <text:p>0.036904761904762</text:p>
              </table:table-cell>
              <table:table-cell office:value-type="float" office:value="-0.203571428571428">
                <text:p>-0.203571428571428</text:p>
              </table:table-cell>
              <table:table-cell office:value-type="float" office:value="-0.377678571428571">
                <text:p>-0.37767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35763888888889">
                <text:p>0.435763888888889</text:p>
              </table:table-cell>
              <table:table-cell office:value-type="float" office:value="0.441550925925926">
                <text:p>0.441550925925926</text:p>
              </table:table-cell>
              <table:table-cell office:value-type="float" office:value="0.404513888888889">
                <text:p>0.404513888888889</text:p>
              </table:table-cell>
              <table:table-cell office:value-type="float" office:value="0.341435185185185">
                <text:p>0.341435185185185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6875">
                <text:p>0.046875</text:p>
              </table:table-cell>
              <table:table-cell office:value-type="float" office:value="-0.188657407407407">
                <text:p>-0.188657407407407</text:p>
              </table:table-cell>
              <table:table-cell office:value-type="float" office:value="-0.377604166666667">
                <text:p>-0.3776041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9189189189189">
                <text:p>0.439189189189189</text:p>
              </table:table-cell>
              <table:table-cell office:value-type="float" office:value="0.440878378378378">
                <text:p>0.440878378378378</text:p>
              </table:table-cell>
              <table:table-cell office:value-type="float" office:value="0.412162162162162">
                <text:p>0.412162162162162</text:p>
              </table:table-cell>
              <table:table-cell office:value-type="float" office:value="0.340653153153153">
                <text:p>0.340653153153153</text:p>
              </table:table-cell>
              <table:table-cell office:value-type="float" office:value="0.269707207207207">
                <text:p>0.269707207207207</text:p>
              </table:table-cell>
              <table:table-cell office:value-type="float" office:value="0.168355855855856">
                <text:p>0.168355855855856</text:p>
              </table:table-cell>
              <table:table-cell office:value-type="float" office:value="0.0489864864864865">
                <text:p>0.0489864864864865</text:p>
              </table:table-cell>
              <table:table-cell office:value-type="float" office:value="-0.184684684684685">
                <text:p>-0.184684684684685</text:p>
              </table:table-cell>
              <table:table-cell office:value-type="float" office:value="-0.373029279279279">
                <text:p>-0.3730292792792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39144736842105">
                <text:p>0.439144736842105</text:p>
              </table:table-cell>
              <table:table-cell office:value-type="float" office:value="0.442982456140351">
                <text:p>0.442982456140351</text:p>
              </table:table-cell>
              <table:table-cell office:value-type="float" office:value="0.417763157894737">
                <text:p>0.417763157894737</text:p>
              </table:table-cell>
              <table:table-cell office:value-type="float" office:value="0.34265350877193">
                <text:p>0.34265350877193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174890350877193">
                <text:p>0.174890350877193</text:p>
              </table:table-cell>
              <table:table-cell office:value-type="float" office:value="0.0586622807017544">
                <text:p>0.0586622807017544</text:p>
              </table:table-cell>
              <table:table-cell office:value-type="float" office:value="-0.183114035087719">
                <text:p>-0.183114035087719</text:p>
              </table:table-cell>
              <table:table-cell office:value-type="float" office:value="-0.369791666666667">
                <text:p>-0.369791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41239316239316">
                <text:p>0.441239316239316</text:p>
              </table:table-cell>
              <table:table-cell office:value-type="float" office:value="0.442307692307692">
                <text:p>0.442307692307692</text:p>
              </table:table-cell>
              <table:table-cell office:value-type="float" office:value="0.423878205128205">
                <text:p>0.423878205128205</text:p>
              </table:table-cell>
              <table:table-cell office:value-type="float" office:value="0.344017094017094">
                <text:p>0.344017094017094</text:p>
              </table:table-cell>
              <table:table-cell office:value-type="float" office:value="0.269764957264957">
                <text:p>0.269764957264957</text:p>
              </table:table-cell>
              <table:table-cell office:value-type="float" office:value="0.183226495726496">
                <text:p>0.183226495726496</text:p>
              </table:table-cell>
              <table:table-cell office:value-type="float" office:value="0.0587606837606838">
                <text:p>0.0587606837606838</text:p>
              </table:table-cell>
              <table:table-cell office:value-type="float" office:value="-0.181089743589744">
                <text:p>-0.181089743589744</text:p>
              </table:table-cell>
              <table:table-cell office:value-type="float" office:value="-0.367254273504273">
                <text:p>-0.3672542735042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41145833333333">
                <text:p>0.441145833333333</text:p>
              </table:table-cell>
              <table:table-cell office:value-type="float" office:value="0.446875">
                <text:p>0.446875</text:p>
              </table:table-cell>
              <table:table-cell office:value-type="float" office:value="0.426302083333333">
                <text:p>0.426302083333333</text:p>
              </table:table-cell>
              <table:table-cell office:value-type="float" office:value="0.348177083333333">
                <text:p>0.348177083333333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182291666666667">
                <text:p>0.182291666666667</text:p>
              </table:table-cell>
              <table:table-cell office:value-type="float" office:value="0.0588541666666667">
                <text:p>0.0588541666666667</text:p>
              </table:table-cell>
              <table:table-cell office:value-type="float" office:value="-0.175520833333333">
                <text:p>-0.175520833333333</text:p>
              </table:table-cell>
              <table:table-cell office:value-type="float" office:value="-0.36484375">
                <text:p>-0.36484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40548780487805">
                <text:p>0.440548780487805</text:p>
              </table:table-cell>
              <table:table-cell office:value-type="float" office:value="0.448932926829268">
                <text:p>0.448932926829268</text:p>
              </table:table-cell>
              <table:table-cell office:value-type="float" office:value="0.436229674796748">
                <text:p>0.436229674796748</text:p>
              </table:table-cell>
              <table:table-cell office:value-type="float" office:value="0.360010162601626">
                <text:p>0.360010162601626</text:p>
              </table:table-cell>
              <table:table-cell office:value-type="float" office:value="0.278963414634146">
                <text:p>0.278963414634146</text:p>
              </table:table-cell>
              <table:table-cell office:value-type="float" office:value="0.185975609756098">
                <text:p>0.185975609756098</text:p>
              </table:table-cell>
              <table:table-cell office:value-type="float" office:value="0.0589430894308943">
                <text:p>0.0589430894308943</text:p>
              </table:table-cell>
              <table:table-cell office:value-type="float" office:value="-0.167682926829268">
                <text:p>-0.167682926829268</text:p>
              </table:table-cell>
              <table:table-cell office:value-type="float" office:value="-0.365091463414634">
                <text:p>-0.3650914634146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6507936507936">
                <text:p>0.436507936507936</text:p>
              </table:table-cell>
              <table:table-cell office:value-type="float" office:value="0.460565476190476">
                <text:p>0.460565476190476</text:p>
              </table:table-cell>
              <table:table-cell office:value-type="float" office:value="0.440724206349206">
                <text:p>0.440724206349206</text:p>
              </table:table-cell>
              <table:table-cell office:value-type="float" office:value="0.366319444444444">
                <text:p>0.366319444444444</text:p>
              </table:table-cell>
              <table:table-cell office:value-type="float" office:value="0.281994047619048">
                <text:p>0.281994047619048</text:p>
              </table:table-cell>
              <table:table-cell office:value-type="float" office:value="0.188988095238095">
                <text:p>0.188988095238095</text:p>
              </table:table-cell>
              <table:table-cell office:value-type="float" office:value="0.0590277777777778">
                <text:p>0.0590277777777778</text:p>
              </table:table-cell>
              <table:table-cell office:value-type="float" office:value="-0.162202380952381">
                <text:p>-0.162202380952381</text:p>
              </table:table-cell>
              <table:table-cell office:value-type="float" office:value="-0.362847222222222">
                <text:p>-0.3628472222222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8953488372093">
                <text:p>0.438953488372093</text:p>
              </table:table-cell>
              <table:table-cell office:value-type="float" office:value="0.464389534883721">
                <text:p>0.464389534883721</text:p>
              </table:table-cell>
              <table:table-cell office:value-type="float" office:value="0.447432170542636">
                <text:p>0.447432170542636</text:p>
              </table:table-cell>
              <table:table-cell office:value-type="float" office:value="0.369912790697674">
                <text:p>0.369912790697674</text:p>
              </table:table-cell>
              <table:table-cell office:value-type="float" office:value="0.297238372093023">
                <text:p>0.297238372093023</text:p>
              </table:table-cell>
              <table:table-cell office:value-type="float" office:value="0.189922480620155">
                <text:p>0.189922480620155</text:p>
              </table:table-cell>
              <table:table-cell office:value-type="float" office:value="0.057170542635659">
                <text:p>0.057170542635659</text:p>
              </table:table-cell>
              <table:table-cell office:value-type="float" office:value="-0.154554263565891">
                <text:p>-0.154554263565891</text:p>
              </table:table-cell>
              <table:table-cell office:value-type="float" office:value="-0.358527131782946">
                <text:p>-0.358527131782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5132575757576">
                <text:p>0.435132575757576</text:p>
              </table:table-cell>
              <table:table-cell office:value-type="float" office:value="0.470407196969697">
                <text:p>0.470407196969697</text:p>
              </table:table-cell>
              <table:table-cell office:value-type="float" office:value="0.451467803030303">
                <text:p>0.451467803030303</text:p>
              </table:table-cell>
              <table:table-cell office:value-type="float" office:value="0.3828125">
                <text:p>0.3828125</text:p>
              </table:table-cell>
              <table:table-cell office:value-type="float" office:value="0.307054924242424">
                <text:p>0.307054924242424</text:p>
              </table:table-cell>
              <table:table-cell office:value-type="float" office:value="0.197443181818182">
                <text:p>0.197443181818182</text:p>
              </table:table-cell>
              <table:table-cell office:value-type="float" office:value="0.0591856060606061">
                <text:p>0.0591856060606061</text:p>
              </table:table-cell>
              <table:table-cell office:value-type="float" office:value="-0.149621212121212">
                <text:p>-0.149621212121212</text:p>
              </table:table-cell>
              <table:table-cell office:value-type="float" office:value="-0.352746212121212">
                <text:p>-0.3527462121212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37037037037037">
                <text:p>0.437037037037037</text:p>
              </table:table-cell>
              <table:table-cell office:value-type="float" office:value="0.473842592592593">
                <text:p>0.473842592592593</text:p>
              </table:table-cell>
              <table:table-cell office:value-type="float" office:value="0.457638888888889">
                <text:p>0.457638888888889</text:p>
              </table:table-cell>
              <table:table-cell office:value-type="float" office:value="0.390509259259259">
                <text:p>0.390509259259259</text:p>
              </table:table-cell>
              <table:table-cell office:value-type="float" office:value="0.31412037037037">
                <text:p>0.31412037037037</text:p>
              </table:table-cell>
              <table:table-cell office:value-type="float" office:value="0.200462962962963">
                <text:p>0.200462962962963</text:p>
              </table:table-cell>
              <table:table-cell office:value-type="float" office:value="0.061111111111111">
                <text:p>0.061111111111111</text:p>
              </table:table-cell>
              <table:table-cell office:value-type="float" office:value="-0.146759259259259">
                <text:p>-0.146759259259259</text:p>
              </table:table-cell>
              <table:table-cell office:value-type="float" office:value="-0.350925925925926">
                <text:p>-0.3509259259259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6594202898551">
                <text:p>0.436594202898551</text:p>
              </table:table-cell>
              <table:table-cell office:value-type="float" office:value="0.479393115942029">
                <text:p>0.479393115942029</text:p>
              </table:table-cell>
              <table:table-cell office:value-type="float" office:value="0.470335144927536">
                <text:p>0.470335144927536</text:p>
              </table:table-cell>
              <table:table-cell office:value-type="float" office:value="0.395606884057971">
                <text:p>0.395606884057971</text:p>
              </table:table-cell>
              <table:table-cell office:value-type="float" office:value="0.320878623188406">
                <text:p>0.320878623188406</text:p>
              </table:table-cell>
              <table:table-cell office:value-type="float" office:value="0.205389492753623">
                <text:p>0.205389492753623</text:p>
              </table:table-cell>
              <table:table-cell office:value-type="float" office:value="0.0652173913043478">
                <text:p>0.0652173913043478</text:p>
              </table:table-cell>
              <table:table-cell office:value-type="float" office:value="-0.145833333333333">
                <text:p>-0.145833333333333</text:p>
              </table:table-cell>
              <table:table-cell office:value-type="float" office:value="-0.341938405797101">
                <text:p>-0.3419384057971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40381205673759">
                <text:p>0.440381205673759</text:p>
              </table:table-cell>
              <table:table-cell office:value-type="float" office:value="0.482491134751773">
                <text:p>0.482491134751773</text:p>
              </table:table-cell>
              <table:table-cell office:value-type="float" office:value="0.471409574468085">
                <text:p>0.471409574468085</text:p>
              </table:table-cell>
              <table:table-cell office:value-type="float" office:value="0.398271276595745">
                <text:p>0.398271276595745</text:p>
              </table:table-cell>
              <table:table-cell office:value-type="float" office:value="0.325132978723404">
                <text:p>0.325132978723404</text:p>
              </table:table-cell>
              <table:table-cell office:value-type="float" office:value="0.20988475177305">
                <text:p>0.20988475177305</text:p>
              </table:table-cell>
              <table:table-cell office:value-type="float" office:value="0.0669326241134752">
                <text:p>0.0669326241134752</text:p>
              </table:table-cell>
              <table:table-cell office:value-type="float" office:value="-0.140957446808511">
                <text:p>-0.140957446808511</text:p>
              </table:table-cell>
              <table:table-cell office:value-type="float" office:value="-0.332890070921986">
                <text:p>-0.3328900709219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46397569444444">
                <text:p>0.446397569444444</text:p>
              </table:table-cell>
              <table:table-cell office:value-type="float" office:value="0.483289930555556">
                <text:p>0.483289930555556</text:p>
              </table:table-cell>
              <table:table-cell office:value-type="float" office:value="0.474609375">
                <text:p>0.474609375</text:p>
              </table:table-cell>
              <table:table-cell office:value-type="float" office:value="0.407335069444444">
                <text:p>0.407335069444444</text:p>
              </table:table-cell>
              <table:table-cell office:value-type="float" office:value="0.329210069444444">
                <text:p>0.329210069444444</text:p>
              </table:table-cell>
              <table:table-cell office:value-type="float" office:value="0.218532986111111">
                <text:p>0.218532986111111</text:p>
              </table:table-cell>
              <table:table-cell office:value-type="float" office:value="0.0668402777777778">
                <text:p>0.0668402777777778</text:p>
              </table:table-cell>
              <table:table-cell office:value-type="float" office:value="-0.138454861111111">
                <text:p>-0.138454861111111</text:p>
              </table:table-cell>
              <table:table-cell office:value-type="float" office:value="-0.328125">
                <text:p>-0.328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7916666666667">
                <text:p>0.447916666666667</text:p>
              </table:table-cell>
              <table:table-cell office:value-type="float" office:value="0.488307823129252">
                <text:p>0.488307823129252</text:p>
              </table:table-cell>
              <table:table-cell office:value-type="float" office:value="0.479804421768707">
                <text:p>0.479804421768707</text:p>
              </table:table-cell>
              <table:table-cell office:value-type="float" office:value="0.416028911564626">
                <text:p>0.416028911564626</text:p>
              </table:table-cell>
              <table:table-cell office:value-type="float" office:value="0.33312074829932">
                <text:p>0.33312074829932</text:p>
              </table:table-cell>
              <table:table-cell office:value-type="float" office:value="0.220450680272109">
                <text:p>0.220450680272109</text:p>
              </table:table-cell>
              <table:table-cell office:value-type="float" office:value="0.0727040816326531">
                <text:p>0.0727040816326531</text:p>
              </table:table-cell>
              <table:table-cell office:value-type="float" office:value="-0.136054421768707">
                <text:p>-0.136054421768707</text:p>
              </table:table-cell>
              <table:table-cell office:value-type="float" office:value="-0.328656462585034">
                <text:p>-0.3286564625850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49375">
                <text:p>0.449375</text:p>
              </table:table-cell>
              <table:table-cell office:value-type="float" office:value="0.488958333333333">
                <text:p>0.488958333333333</text:p>
              </table:table-cell>
              <table:table-cell office:value-type="float" office:value="0.484791666666667">
                <text:p>0.484791666666667</text:p>
              </table:table-cell>
              <table:table-cell office:value-type="float" office:value="0.422291666666667">
                <text:p>0.422291666666667</text:p>
              </table:table-cell>
              <table:table-cell office:value-type="float" office:value="0.338958333333333">
                <text:p>0.338958333333333</text:p>
              </table:table-cell>
              <table:table-cell office:value-type="float" office:value="0.220208333333333">
                <text:p>0.220208333333333</text:p>
              </table:table-cell>
              <table:table-cell office:value-type="float" office:value="0.0795833333333333">
                <text:p>0.0795833333333333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-0.320833333333333">
                <text:p>-0.3208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52818627450981">
                <text:p>0.452818627450981</text:p>
              </table:table-cell>
              <table:table-cell office:value-type="float" office:value="0.493668300653595">
                <text:p>0.493668300653595</text:p>
              </table:table-cell>
              <table:table-cell office:value-type="float" office:value="0.487540849673203">
                <text:p>0.487540849673203</text:p>
              </table:table-cell>
              <table:table-cell office:value-type="float" office:value="0.426266339869281">
                <text:p>0.426266339869281</text:p>
              </table:table-cell>
              <table:table-cell office:value-type="float" office:value="0.346609477124183">
                <text:p>0.346609477124183</text:p>
              </table:table-cell>
              <table:table-cell office:value-type="float" office:value="0.226102941176471">
                <text:p>0.226102941176471</text:p>
              </table:table-cell>
              <table:table-cell office:value-type="float" office:value="0.0808823529411765">
                <text:p>0.0808823529411765</text:p>
              </table:table-cell>
              <table:table-cell office:value-type="float" office:value="-0.130718954248366">
                <text:p>-0.130718954248366</text:p>
              </table:table-cell>
              <table:table-cell office:value-type="float" office:value="-0.316176470588235">
                <text:p>-0.3161764705882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54126602564103">
                <text:p>0.454126602564103</text:p>
              </table:table-cell>
              <table:table-cell office:value-type="float" office:value="0.49619391025641">
                <text:p>0.49619391025641</text:p>
              </table:table-cell>
              <table:table-cell office:value-type="float" office:value="0.490184294871795">
                <text:p>0.490184294871795</text:p>
              </table:table-cell>
              <table:table-cell office:value-type="float" office:value="0.432091346153846">
                <text:p>0.432091346153846</text:p>
              </table:table-cell>
              <table:table-cell office:value-type="float" office:value="0.349959935897436">
                <text:p>0.349959935897436</text:p>
              </table:table-cell>
              <table:table-cell office:value-type="float" office:value="0.229767628205128">
                <text:p>0.229767628205128</text:p>
              </table:table-cell>
              <table:table-cell office:value-type="float" office:value="0.0935496794871794">
                <text:p>0.0935496794871794</text:p>
              </table:table-cell>
              <table:table-cell office:value-type="float" office:value="-0.128205128205128">
                <text:p>-0.128205128205128</text:p>
              </table:table-cell>
              <table:table-cell office:value-type="float" office:value="-0.312099358974359">
                <text:p>-0.3120993589743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57350628930818">
                <text:p>0.457350628930818</text:p>
              </table:table-cell>
              <table:table-cell office:value-type="float" office:value="0.498624213836478">
                <text:p>0.498624213836478</text:p>
              </table:table-cell>
              <table:table-cell office:value-type="float" office:value="0.494693396226415">
                <text:p>0.494693396226415</text:p>
              </table:table-cell>
              <table:table-cell office:value-type="float" office:value="0.437696540880503">
                <text:p>0.437696540880503</text:p>
              </table:table-cell>
              <table:table-cell office:value-type="float" office:value="0.353183962264151">
                <text:p>0.353183962264151</text:p>
              </table:table-cell>
              <table:table-cell office:value-type="float" office:value="0.235259433962264">
                <text:p>0.235259433962264</text:p>
              </table:table-cell>
              <table:table-cell office:value-type="float" office:value="0.0996462264150944">
                <text:p>0.0996462264150944</text:p>
              </table:table-cell>
              <table:table-cell office:value-type="float" office:value="-0.122641509433962">
                <text:p>-0.122641509433962</text:p>
              </table:table-cell>
              <table:table-cell office:value-type="float" office:value="-0.307783018867924">
                <text:p>-0.3077830188679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56597222222222">
                <text:p>0.456597222222222</text:p>
              </table:table-cell>
              <table:table-cell office:value-type="float" office:value="0.50096450617284">
                <text:p>0.50096450617284</text:p>
              </table:table-cell>
              <table:table-cell office:value-type="float" office:value="0.495177469135802">
                <text:p>0.495177469135802</text:p>
              </table:table-cell>
              <table:table-cell office:value-type="float" office:value="0.44116512345679">
                <text:p>0.44116512345679</text:p>
              </table:table-cell>
              <table:table-cell office:value-type="float" office:value="0.358217592592593">
                <text:p>0.358217592592593</text:p>
              </table:table-cell>
              <table:table-cell office:value-type="float" office:value="0.240547839506173">
                <text:p>0.240547839506173</text:p>
              </table:table-cell>
              <table:table-cell office:value-type="float" office:value="0.107445987654321">
                <text:p>0.107445987654321</text:p>
              </table:table-cell>
              <table:table-cell office:value-type="float" office:value="-0.121913580246914">
                <text:p>-0.121913580246914</text:p>
              </table:table-cell>
              <table:table-cell office:value-type="float" office:value="-0.298996913580247">
                <text:p>-0.2989969135802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59659090909091">
                <text:p>0.459659090909091</text:p>
              </table:table-cell>
              <table:table-cell office:value-type="float" office:value="0.503219696969697">
                <text:p>0.503219696969697</text:p>
              </table:table-cell>
              <table:table-cell office:value-type="float" office:value="0.499431818181818">
                <text:p>0.499431818181818</text:p>
              </table:table-cell>
              <table:table-cell office:value-type="float" office:value="0.446401515151515">
                <text:p>0.446401515151515</text:p>
              </table:table-cell>
              <table:table-cell office:value-type="float" office:value="0.361174242424242">
                <text:p>0.361174242424242</text:p>
              </table:table-cell>
              <table:table-cell office:value-type="float" office:value="0.245643939393939">
                <text:p>0.245643939393939</text:p>
              </table:table-cell>
              <table:table-cell office:value-type="float" office:value="0.111174242424242">
                <text:p>0.111174242424242</text:p>
              </table:table-cell>
              <table:table-cell office:value-type="float" office:value="-0.116666666666667">
                <text:p>-0.116666666666667</text:p>
              </table:table-cell>
              <table:table-cell office:value-type="float" office:value="-0.296590909090909">
                <text:p>-0.29659090909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5703125">
                <text:p>0.45703125</text:p>
              </table:table-cell>
              <table:table-cell office:value-type="float" office:value="0.501674107142857">
                <text:p>0.501674107142857</text:p>
              </table:table-cell>
              <table:table-cell office:value-type="float" office:value="0.505394345238095">
                <text:p>0.505394345238095</text:p>
              </table:table-cell>
              <table:table-cell office:value-type="float" office:value="0.451450892857143">
                <text:p>0.451450892857143</text:p>
              </table:table-cell>
              <table:table-cell office:value-type="float" office:value="0.367745535714286">
                <text:p>0.367745535714286</text:p>
              </table:table-cell>
              <table:table-cell office:value-type="float" office:value="0.250558035714286">
                <text:p>0.250558035714286</text:p>
              </table:table-cell>
              <table:table-cell office:value-type="float" office:value="0.112909226190476">
                <text:p>0.112909226190476</text:p>
              </table:table-cell>
              <table:table-cell office:value-type="float" office:value="-0.113095238095238">
                <text:p>-0.113095238095238</text:p>
              </table:table-cell>
              <table:table-cell office:value-type="float" office:value="-0.289806547619048">
                <text:p>-0.2898065476190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54495614035088">
                <text:p>0.454495614035088</text:p>
              </table:table-cell>
              <table:table-cell office:value-type="float" office:value="0.503837719298246">
                <text:p>0.503837719298246</text:p>
              </table:table-cell>
              <table:table-cell office:value-type="float" office:value="0.507492690058479">
                <text:p>0.507492690058479</text:p>
              </table:table-cell>
              <table:table-cell office:value-type="float" office:value="0.453764619883041">
                <text:p>0.453764619883041</text:p>
              </table:table-cell>
              <table:table-cell office:value-type="float" office:value="0.372258771929825">
                <text:p>0.372258771929825</text:p>
              </table:table-cell>
              <table:table-cell office:value-type="float" office:value="0.258954678362573">
                <text:p>0.258954678362573</text:p>
              </table:table-cell>
              <table:table-cell office:value-type="float" office:value="0.120065789473684">
                <text:p>0.120065789473684</text:p>
              </table:table-cell>
              <table:table-cell office:value-type="float" office:value="-0.103801169590643">
                <text:p>-0.103801169590643</text:p>
              </table:table-cell>
              <table:table-cell office:value-type="float" office:value="-0.284722222222222">
                <text:p>-0.2847222222222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55639367816092">
                <text:p>0.455639367816092</text:p>
              </table:table-cell>
              <table:table-cell office:value-type="float" office:value="0.505926724137931">
                <text:p>0.505926724137931</text:p>
              </table:table-cell>
              <table:table-cell office:value-type="float" office:value="0.50951867816092">
                <text:p>0.50951867816092</text:p>
              </table:table-cell>
              <table:table-cell office:value-type="float" office:value="0.454202586206897">
                <text:p>0.454202586206897</text:p>
              </table:table-cell>
              <table:table-cell office:value-type="float" office:value="0.373742816091954">
                <text:p>0.373742816091954</text:p>
              </table:table-cell>
              <table:table-cell office:value-type="float" office:value="0.265265804597701">
                <text:p>0.265265804597701</text:p>
              </table:table-cell>
              <table:table-cell office:value-type="float" office:value="0.123383620689655">
                <text:p>0.123383620689655</text:p>
              </table:table-cell>
              <table:table-cell office:value-type="float" office:value="-0.102011494252874">
                <text:p>-0.102011494252874</text:p>
              </table:table-cell>
              <table:table-cell office:value-type="float" office:value="-0.28125">
                <text:p>-0.28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5850988700565">
                <text:p>0.45850988700565</text:p>
              </table:table-cell>
              <table:table-cell office:value-type="float" office:value="0.507944915254237">
                <text:p>0.507944915254237</text:p>
              </table:table-cell>
              <table:table-cell office:value-type="float" office:value="0.511122881355932">
                <text:p>0.511122881355932</text:p>
              </table:table-cell>
              <table:table-cell office:value-type="float" office:value="0.454625706214689">
                <text:p>0.454625706214689</text:p>
              </table:table-cell>
              <table:table-cell office:value-type="float" office:value="0.373940677966102">
                <text:p>0.373940677966102</text:p>
              </table:table-cell>
              <table:table-cell office:value-type="float" office:value="0.267831920903955">
                <text:p>0.267831920903955</text:p>
              </table:table-cell>
              <table:table-cell office:value-type="float" office:value="0.124823446327684">
                <text:p>0.124823446327684</text:p>
              </table:table-cell>
              <table:table-cell office:value-type="float" office:value="-0.0974576271186441">
                <text:p>-0.0974576271186441</text:p>
              </table:table-cell>
              <table:table-cell office:value-type="float" office:value="-0.276483050847458">
                <text:p>-0.2764830508474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578125">
                <text:p>0.4578125</text:p>
              </table:table-cell>
              <table:table-cell office:value-type="float" office:value="0.511631944444444">
                <text:p>0.511631944444444</text:p>
              </table:table-cell>
              <table:table-cell office:value-type="float" office:value="0.510590277777778">
                <text:p>0.510590277777778</text:p>
              </table:table-cell>
              <table:table-cell office:value-type="float" office:value="0.453472222222222">
                <text:p>0.453472222222222</text:p>
              </table:table-cell>
              <table:table-cell office:value-type="float" office:value="0.377256944444444">
                <text:p>0.377256944444444</text:p>
              </table:table-cell>
              <table:table-cell office:value-type="float" office:value="0.2703125">
                <text:p>0.2703125</text:p>
              </table:table-cell>
              <table:table-cell office:value-type="float" office:value="0.1296875">
                <text:p>0.1296875</text:p>
              </table:table-cell>
              <table:table-cell office:value-type="float" office:value="-0.0944444444444444">
                <text:p>-0.0944444444444444</text:p>
              </table:table-cell>
              <table:table-cell office:value-type="float" office:value="-0.273263888888889">
                <text:p>-0.2732638888888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588456284153">
                <text:p>0.4588456284153</text:p>
              </table:table-cell>
              <table:table-cell office:value-type="float" office:value="0.516905737704918">
                <text:p>0.516905737704918</text:p>
              </table:table-cell>
              <table:table-cell office:value-type="float" office:value="0.510075136612022">
                <text:p>0.510075136612022</text:p>
              </table:table-cell>
              <table:table-cell office:value-type="float" office:value="0.456113387978142">
                <text:p>0.456113387978142</text:p>
              </table:table-cell>
              <table:table-cell office:value-type="float" office:value="0.37926912568306">
                <text:p>0.37926912568306</text:p>
              </table:table-cell>
              <table:table-cell office:value-type="float" office:value="0.273907103825137">
                <text:p>0.273907103825137</text:p>
              </table:table-cell>
              <table:table-cell office:value-type="float" office:value="0.13780737704918">
                <text:p>0.13780737704918</text:p>
              </table:table-cell>
              <table:table-cell office:value-type="float" office:value="-0.0915300546448088">
                <text:p>-0.0915300546448088</text:p>
              </table:table-cell>
              <table:table-cell office:value-type="float" office:value="-0.267418032786885">
                <text:p>-0.2674180327868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58165322580645">
                <text:p>0.458165322580645</text:p>
              </table:table-cell>
              <table:table-cell office:value-type="float" office:value="0.516969086021506">
                <text:p>0.516969086021506</text:p>
              </table:table-cell>
              <table:table-cell office:value-type="float" office:value="0.511424731182796">
                <text:p>0.511424731182796</text:p>
              </table:table-cell>
              <table:table-cell office:value-type="float" office:value="0.456485215053764">
                <text:p>0.456485215053764</text:p>
              </table:table-cell>
              <table:table-cell office:value-type="float" office:value="0.382728494623656">
                <text:p>0.382728494623656</text:p>
              </table:table-cell>
              <table:table-cell office:value-type="float" office:value="0.27755376344086">
                <text:p>0.27755376344086</text:p>
              </table:table-cell>
              <table:table-cell office:value-type="float" office:value="0.140625">
                <text:p>0.140625</text:p>
              </table:table-cell>
              <table:table-cell office:value-type="float" office:value="-0.0887096774193548">
                <text:p>-0.0887096774193548</text:p>
              </table:table-cell>
              <table:table-cell office:value-type="float" office:value="-0.261424731182796">
                <text:p>-0.2614247311827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59160052910053">
                <text:p>0.459160052910053</text:p>
              </table:table-cell>
              <table:table-cell office:value-type="float" office:value="0.516369047619048">
                <text:p>0.516369047619048</text:p>
              </table:table-cell>
              <table:table-cell office:value-type="float" office:value="0.512731481481481">
                <text:p>0.512731481481481</text:p>
              </table:table-cell>
              <table:table-cell office:value-type="float" office:value="0.456845238095238">
                <text:p>0.456845238095238</text:p>
              </table:table-cell>
              <table:table-cell office:value-type="float" office:value="0.381283068783069">
                <text:p>0.381283068783069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145006613756614">
                <text:p>0.145006613756614</text:p>
              </table:table-cell>
              <table:table-cell office:value-type="float" office:value="-0.0846560846560847">
                <text:p>-0.0846560846560847</text:p>
              </table:table-cell>
              <table:table-cell office:value-type="float" office:value="-0.261243386243386">
                <text:p>-0.2612433862433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5849609375">
                <text:p>0.45849609375</text:p>
              </table:table-cell>
              <table:table-cell office:value-type="float" office:value="0.51611328125">
                <text:p>0.51611328125</text:p>
              </table:table-cell>
              <table:table-cell office:value-type="float" office:value="0.512532552083333">
                <text:p>0.512532552083333</text:p>
              </table:table-cell>
              <table:table-cell office:value-type="float" office:value="0.45751953125">
                <text:p>0.45751953125</text:p>
              </table:table-cell>
              <table:table-cell office:value-type="float" office:value="0.3798828125">
                <text:p>0.3798828125</text:p>
              </table:table-cell>
              <table:table-cell office:value-type="float" office:value="0.277994791666667">
                <text:p>0.277994791666667</text:p>
              </table:table-cell>
              <table:table-cell office:value-type="float" office:value="0.147623697916667">
                <text:p>0.147623697916667</text:p>
              </table:table-cell>
              <table:table-cell office:value-type="float" office:value="-0.0826822916666666">
                <text:p>-0.0826822916666666</text:p>
              </table:table-cell>
              <table:table-cell office:value-type="float" office:value="-0.257161458333333">
                <text:p>-0.257161458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57852564102564">
                <text:p>0.457852564102564</text:p>
              </table:table-cell>
              <table:table-cell office:value-type="float" office:value="0.515865384615385">
                <text:p>0.515865384615385</text:p>
              </table:table-cell>
              <table:table-cell office:value-type="float" office:value="0.514102564102564">
                <text:p>0.514102564102564</text:p>
              </table:table-cell>
              <table:table-cell office:value-type="float" office:value="0.459615384615385">
                <text:p>0.459615384615385</text:p>
              </table:table-cell>
              <table:table-cell office:value-type="float" office:value="0.381410256410256">
                <text:p>0.381410256410256</text:p>
              </table:table-cell>
              <table:table-cell office:value-type="float" office:value="0.278205128205128">
                <text:p>0.278205128205128</text:p>
              </table:table-cell>
              <table:table-cell office:value-type="float" office:value="0.148397435897436">
                <text:p>0.148397435897436</text:p>
              </table:table-cell>
              <table:table-cell office:value-type="float" office:value="-0.0814102564102565">
                <text:p>-0.0814102564102565</text:p>
              </table:table-cell>
              <table:table-cell office:value-type="float" office:value="-0.251602564102564">
                <text:p>-0.2516025641025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58806818181818">
                <text:p>0.458806818181818</text:p>
              </table:table-cell>
              <table:table-cell office:value-type="float" office:value="0.513888888888889">
                <text:p>0.513888888888889</text:p>
              </table:table-cell>
              <table:table-cell office:value-type="float" office:value="0.512152777777778">
                <text:p>0.512152777777778</text:p>
              </table:table-cell>
              <table:table-cell office:value-type="float" office:value="0.458491161616162">
                <text:p>0.458491161616162</text:p>
              </table:table-cell>
              <table:table-cell office:value-type="float" office:value="0.382891414141414">
                <text:p>0.382891414141414</text:p>
              </table:table-cell>
              <table:table-cell office:value-type="float" office:value="0.278409090909091">
                <text:p>0.278409090909091</text:p>
              </table:table-cell>
              <table:table-cell office:value-type="float" office:value="0.149147727272727">
                <text:p>0.149147727272727</text:p>
              </table:table-cell>
              <table:table-cell office:value-type="float" office:value="-0.0789141414141414">
                <text:p>-0.0789141414141414</text:p>
              </table:table-cell>
              <table:table-cell office:value-type="float" office:value="-0.243686868686869">
                <text:p>-0.2436868686868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59732587064677">
                <text:p>0.459732587064677</text:p>
              </table:table-cell>
              <table:table-cell office:value-type="float" office:value="0.513681592039801">
                <text:p>0.513681592039801</text:p>
              </table:table-cell>
              <table:table-cell office:value-type="float" office:value="0.513370646766169">
                <text:p>0.513370646766169</text:p>
              </table:table-cell>
              <table:table-cell office:value-type="float" office:value="0.459110696517413">
                <text:p>0.459110696517413</text:p>
              </table:table-cell>
              <table:table-cell office:value-type="float" office:value="0.382929104477612">
                <text:p>0.382929104477612</text:p>
              </table:table-cell>
              <table:table-cell office:value-type="float" office:value="0.278606965174129">
                <text:p>0.278606965174129</text:p>
              </table:table-cell>
              <table:table-cell office:value-type="float" office:value="0.149875621890547">
                <text:p>0.149875621890547</text:p>
              </table:table-cell>
              <table:table-cell office:value-type="float" office:value="-0.0764925373134329">
                <text:p>-0.0764925373134329</text:p>
              </table:table-cell>
              <table:table-cell office:value-type="float" office:value="-0.241293532338308">
                <text:p>-0.241293532338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62162990196079">
                <text:p>0.462162990196079</text:p>
              </table:table-cell>
              <table:table-cell office:value-type="float" office:value="0.513480392156863">
                <text:p>0.513480392156863</text:p>
              </table:table-cell>
              <table:table-cell office:value-type="float" office:value="0.512867647058823">
                <text:p>0.512867647058823</text:p>
              </table:table-cell>
              <table:table-cell office:value-type="float" office:value="0.46109068627451">
                <text:p>0.46109068627451</text:p>
              </table:table-cell>
              <table:table-cell office:value-type="float" office:value="0.381587009803922">
                <text:p>0.381587009803922</text:p>
              </table:table-cell>
              <table:table-cell office:value-type="float" office:value="0.280177696078431">
                <text:p>0.280177696078431</text:p>
              </table:table-cell>
              <table:table-cell office:value-type="float" office:value="0.147824754901961">
                <text:p>0.147824754901961</text:p>
              </table:table-cell>
              <table:table-cell office:value-type="float" office:value="-0.0765931372549019">
                <text:p>-0.0765931372549019</text:p>
              </table:table-cell>
              <table:table-cell office:value-type="float" office:value="-0.240502450980392">
                <text:p>-0.2405024509803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1503623188406">
                <text:p>0.461503623188406</text:p>
              </table:table-cell>
              <table:table-cell office:value-type="float" office:value="0.513285024154589">
                <text:p>0.513285024154589</text:p>
              </table:table-cell>
              <table:table-cell office:value-type="float" office:value="0.514341787439613">
                <text:p>0.514341787439613</text:p>
              </table:table-cell>
              <table:table-cell office:value-type="float" office:value="0.463013285024155">
                <text:p>0.463013285024155</text:p>
              </table:table-cell>
              <table:table-cell office:value-type="float" office:value="0.381642512077295">
                <text:p>0.381642512077295</text:p>
              </table:table-cell>
              <table:table-cell office:value-type="float" office:value="0.281702898550725">
                <text:p>0.281702898550725</text:p>
              </table:table-cell>
              <table:table-cell office:value-type="float" office:value="0.151268115942029">
                <text:p>0.151268115942029</text:p>
              </table:table-cell>
              <table:table-cell office:value-type="float" office:value="-0.0754830917874396">
                <text:p>-0.0754830917874396</text:p>
              </table:table-cell>
              <table:table-cell office:value-type="float" office:value="-0.235507246376812">
                <text:p>-0.2355072463768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60863095238095">
                <text:p>0.460863095238095</text:p>
              </table:table-cell>
              <table:table-cell office:value-type="float" office:value="0.513095238095238">
                <text:p>0.513095238095238</text:p>
              </table:table-cell>
              <table:table-cell office:value-type="float" office:value="0.513839285714286">
                <text:p>0.513839285714286</text:p>
              </table:table-cell>
              <table:table-cell office:value-type="float" office:value="0.461904761904762">
                <text:p>0.461904761904762</text:p>
              </table:table-cell>
              <table:table-cell office:value-type="float" office:value="0.383035714285714">
                <text:p>0.383035714285714</text:p>
              </table:table-cell>
              <table:table-cell office:value-type="float" office:value="0.283184523809524">
                <text:p>0.283184523809524</text:p>
              </table:table-cell>
              <table:table-cell office:value-type="float" office:value="0.155208333333333">
                <text:p>0.155208333333333</text:p>
              </table:table-cell>
              <table:table-cell office:value-type="float" office:value="-0.0703869047619048">
                <text:p>-0.0703869047619048</text:p>
              </table:table-cell>
              <table:table-cell office:value-type="float" office:value="-0.229464285714286">
                <text:p>-0.2294642857142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61707746478873">
                <text:p>0.461707746478873</text:p>
              </table:table-cell>
              <table:table-cell office:value-type="float" office:value="0.509976525821596">
                <text:p>0.509976525821596</text:p>
              </table:table-cell>
              <table:table-cell office:value-type="float" office:value="0.512030516431925">
                <text:p>0.512030516431925</text:p>
              </table:table-cell>
              <table:table-cell office:value-type="float" office:value="0.462147887323944">
                <text:p>0.462147887323944</text:p>
              </table:table-cell>
              <table:table-cell office:value-type="float" office:value="0.384683098591549">
                <text:p>0.384683098591549</text:p>
              </table:table-cell>
              <table:table-cell office:value-type="float" office:value="0.286238262910798">
                <text:p>0.286238262910798</text:p>
              </table:table-cell>
              <table:table-cell office:value-type="float" office:value="0.157130281690141">
                <text:p>0.157130281690141</text:p>
              </table:table-cell>
              <table:table-cell office:value-type="float" office:value="-0.064994131455399">
                <text:p>-0.064994131455399</text:p>
              </table:table-cell>
              <table:table-cell office:value-type="float" office:value="-0.227406103286385">
                <text:p>-0.2274061032863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7.175cm" svg:height="18.736cm" xlink:href=".." xlink:type="simple" chart:class="chart:line" chart:style-name="ch1">
        <chart:legend chart:legend-position="end" svg:x="40.275cm" svg:y="7.077cm" style:legend-expansion="high" chart:style-name="ch2"/>
        <chart:plot-area chart:style-name="ch3" table:cell-range-address="Def1_Zipped_Noise_Test_StartwithCHAMP2.AM1:Def1_Zipped_Noise_Test_StartwithCHAMP2.AU72" chart:data-source-has-labels="row" svg:x="0.943cm" svg:y="0.374cm" svg:width="38.389cm" svg:height="17.988cm">
          <chartooo:coordinate-region svg:x="1.67cm" svg:y="0.573cm" svg:width="37.475cm" svg:height="17.1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f1_Zipped_Noise_Test_StartwithCHAMP2.AM2:Def1_Zipped_Noise_Test_StartwithCHAMP2.AM72" chart:label-cell-address="Def1_Zipped_Noise_Test_StartwithCHAMP2.AM1:Def1_Zipped_Noise_Test_StartwithCHAMP2.AM1" chart:class="chart:line">
            <chart:data-point chart:repeated="71"/>
          </chart:series>
          <chart:series chart:style-name="ch7" chart:values-cell-range-address="Def1_Zipped_Noise_Test_StartwithCHAMP2.AN2:Def1_Zipped_Noise_Test_StartwithCHAMP2.AN72" chart:label-cell-address="Def1_Zipped_Noise_Test_StartwithCHAMP2.AN1:Def1_Zipped_Noise_Test_StartwithCHAMP2.AN1" chart:class="chart:line">
            <chart:data-point chart:repeated="71"/>
          </chart:series>
          <chart:series chart:style-name="ch8" chart:values-cell-range-address="Def1_Zipped_Noise_Test_StartwithCHAMP2.AO2:Def1_Zipped_Noise_Test_StartwithCHAMP2.AO72" chart:label-cell-address="Def1_Zipped_Noise_Test_StartwithCHAMP2.AO1:Def1_Zipped_Noise_Test_StartwithCHAMP2.AO1" chart:class="chart:line">
            <chart:data-point chart:repeated="71"/>
          </chart:series>
          <chart:series chart:style-name="ch9" chart:values-cell-range-address="Def1_Zipped_Noise_Test_StartwithCHAMP2.AP2:Def1_Zipped_Noise_Test_StartwithCHAMP2.AP72" chart:label-cell-address="Def1_Zipped_Noise_Test_StartwithCHAMP2.AP1:Def1_Zipped_Noise_Test_StartwithCHAMP2.AP1" chart:class="chart:line">
            <chart:data-point chart:repeated="71"/>
          </chart:series>
          <chart:series chart:style-name="ch10" chart:values-cell-range-address="Def1_Zipped_Noise_Test_StartwithCHAMP2.AQ2:Def1_Zipped_Noise_Test_StartwithCHAMP2.AQ72" chart:label-cell-address="Def1_Zipped_Noise_Test_StartwithCHAMP2.AQ1:Def1_Zipped_Noise_Test_StartwithCHAMP2.AQ1" chart:class="chart:line">
            <chart:data-point chart:repeated="71"/>
          </chart:series>
          <chart:series chart:style-name="ch11" chart:values-cell-range-address="Def1_Zipped_Noise_Test_StartwithCHAMP2.AR2:Def1_Zipped_Noise_Test_StartwithCHAMP2.AR72" chart:label-cell-address="Def1_Zipped_Noise_Test_StartwithCHAMP2.AR1:Def1_Zipped_Noise_Test_StartwithCHAMP2.AR1" chart:class="chart:line">
            <chart:data-point chart:repeated="71"/>
          </chart:series>
          <chart:series chart:style-name="ch12" chart:values-cell-range-address="Def1_Zipped_Noise_Test_StartwithCHAMP2.AS2:Def1_Zipped_Noise_Test_StartwithCHAMP2.AS72" chart:label-cell-address="Def1_Zipped_Noise_Test_StartwithCHAMP2.AS1:Def1_Zipped_Noise_Test_StartwithCHAMP2.AS1" chart:class="chart:line">
            <chart:data-point chart:repeated="71"/>
          </chart:series>
          <chart:series chart:style-name="ch13" chart:values-cell-range-address="Def1_Zipped_Noise_Test_StartwithCHAMP2.AT2:Def1_Zipped_Noise_Test_StartwithCHAMP2.AT72" chart:label-cell-address="Def1_Zipped_Noise_Test_StartwithCHAMP2.AT1:Def1_Zipped_Noise_Test_StartwithCHAMP2.AT1" chart:class="chart:line">
            <chart:data-point chart:repeated="71"/>
          </chart:series>
          <chart:series chart:style-name="ch14" chart:values-cell-range-address="Def1_Zipped_Noise_Test_StartwithCHAMP2.AU2:Def1_Zipped_Noise_Test_StartwithCHAMP2.AU72" chart:label-cell-address="Def1_Zipped_Noise_Test_StartwithCHAMP2.AU1:Def1_Zipped_Noise_Test_StartwithCHAMP2.AU1" chart:class="chart:line">
            <chart:data-point chart:repeated="7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utual_Compression_Crossed(s10)</text:p>
                <draw:g>
                  <svg:desc>Def1_Zipped_Noise_Test_StartwithCHAMP2.AM1:Def1_Zipped_Noise_Test_StartwithCHAMP2.AM1</svg:desc>
                </draw:g>
              </table:table-cell>
              <table:table-cell office:value-type="string">
                <text:p> Mutual_Compression_Crossed(s20)</text:p>
                <draw:g>
                  <svg:desc>Def1_Zipped_Noise_Test_StartwithCHAMP2.AN1:Def1_Zipped_Noise_Test_StartwithCHAMP2.AN1</svg:desc>
                </draw:g>
              </table:table-cell>
              <table:table-cell office:value-type="string">
                <text:p> Mutual_Compression_Crossed(s30)</text:p>
                <draw:g>
                  <svg:desc>Def1_Zipped_Noise_Test_StartwithCHAMP2.AO1:Def1_Zipped_Noise_Test_StartwithCHAMP2.AO1</svg:desc>
                </draw:g>
              </table:table-cell>
              <table:table-cell office:value-type="string">
                <text:p> Mutual_Compression_Crossed(s40)</text:p>
                <draw:g>
                  <svg:desc>Def1_Zipped_Noise_Test_StartwithCHAMP2.AP1:Def1_Zipped_Noise_Test_StartwithCHAMP2.AP1</svg:desc>
                </draw:g>
              </table:table-cell>
              <table:table-cell office:value-type="string">
                <text:p> Mutual_Compression_Crossed(s50)</text:p>
                <draw:g>
                  <svg:desc>Def1_Zipped_Noise_Test_StartwithCHAMP2.AQ1:Def1_Zipped_Noise_Test_StartwithCHAMP2.AQ1</svg:desc>
                </draw:g>
              </table:table-cell>
              <table:table-cell office:value-type="string">
                <text:p> Mutual_Compression_Crossed(s60)</text:p>
                <draw:g>
                  <svg:desc>Def1_Zipped_Noise_Test_StartwithCHAMP2.AR1:Def1_Zipped_Noise_Test_StartwithCHAMP2.AR1</svg:desc>
                </draw:g>
              </table:table-cell>
              <table:table-cell office:value-type="string">
                <text:p> Mutual_Compression_Crossed(s70)</text:p>
                <draw:g>
                  <svg:desc>Def1_Zipped_Noise_Test_StartwithCHAMP2.AS1:Def1_Zipped_Noise_Test_StartwithCHAMP2.AS1</svg:desc>
                </draw:g>
              </table:table-cell>
              <table:table-cell office:value-type="string">
                <text:p> Mutual_Compression_Crossed(s80)</text:p>
                <draw:g>
                  <svg:desc>Def1_Zipped_Noise_Test_StartwithCHAMP2.AT1:Def1_Zipped_Noise_Test_StartwithCHAMP2.AT1</svg:desc>
                </draw:g>
              </table:table-cell>
              <table:table-cell office:value-type="string">
                <text:p> Mutual_Compression_Crossed(s90)</text:p>
                <draw:g>
                  <svg:desc>Def1_Zipped_Noise_Test_StartwithCHAMP2.AU1:Def1_Zipped_Noise_Test_StartwithCHAMP2.A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Def1_Zipped_Noise_Test_StartwithCHAMP2.AM2:Def1_Zipped_Noise_Test_StartwithCHAMP2.AM72</svg:desc>
                </draw:g>
              </table:table-cell>
              <table:table-cell office:value-type="float" office:value="2.625">
                <text:p>2.625</text:p>
                <draw:g>
                  <svg:desc>Def1_Zipped_Noise_Test_StartwithCHAMP2.AN2:Def1_Zipped_Noise_Test_StartwithCHAMP2.AN72</svg:desc>
                </draw:g>
              </table:table-cell>
              <table:table-cell office:value-type="float" office:value="2.6875">
                <text:p>2.6875</text:p>
                <draw:g>
                  <svg:desc>Def1_Zipped_Noise_Test_StartwithCHAMP2.AO2:Def1_Zipped_Noise_Test_StartwithCHAMP2.AO72</svg:desc>
                </draw:g>
              </table:table-cell>
              <table:table-cell office:value-type="float" office:value="2.625">
                <text:p>2.625</text:p>
                <draw:g>
                  <svg:desc>Def1_Zipped_Noise_Test_StartwithCHAMP2.AP2:Def1_Zipped_Noise_Test_StartwithCHAMP2.AP72</svg:desc>
                </draw:g>
              </table:table-cell>
              <table:table-cell office:value-type="float" office:value="2.67708333333333">
                <text:p>2.67708333333333</text:p>
                <draw:g>
                  <svg:desc>Def1_Zipped_Noise_Test_StartwithCHAMP2.AQ2:Def1_Zipped_Noise_Test_StartwithCHAMP2.AQ72</svg:desc>
                </draw:g>
              </table:table-cell>
              <table:table-cell office:value-type="float" office:value="2.66666666666667">
                <text:p>2.66666666666667</text:p>
                <draw:g>
                  <svg:desc>Def1_Zipped_Noise_Test_StartwithCHAMP2.AR2:Def1_Zipped_Noise_Test_StartwithCHAMP2.AR72</svg:desc>
                </draw:g>
              </table:table-cell>
              <table:table-cell office:value-type="float" office:value="2.73958333333333">
                <text:p>2.73958333333333</text:p>
                <draw:g>
                  <svg:desc>Def1_Zipped_Noise_Test_StartwithCHAMP2.AS2:Def1_Zipped_Noise_Test_StartwithCHAMP2.AS72</svg:desc>
                </draw:g>
              </table:table-cell>
              <table:table-cell office:value-type="float" office:value="2.5">
                <text:p>2.5</text:p>
                <draw:g>
                  <svg:desc>Def1_Zipped_Noise_Test_StartwithCHAMP2.AT2:Def1_Zipped_Noise_Test_StartwithCHAMP2.AT72</svg:desc>
                </draw:g>
              </table:table-cell>
              <table:table-cell office:value-type="float" office:value="2.57291666666667">
                <text:p>2.57291666666667</text:p>
                <draw:g>
                  <svg:desc>Def1_Zipped_Noise_Test_StartwithCHAMP2.AU2:Def1_Zipped_Noise_Test_StartwithCHAMP2.AU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6458333333333">
                <text:p>2.36458333333333</text:p>
              </table:table-cell>
              <table:table-cell office:value-type="float" office:value="2.39583333333333">
                <text:p>2.39583333333333</text:p>
              </table:table-cell>
              <table:table-cell office:value-type="float" office:value="2.45833333333333">
                <text:p>2.45833333333333</text:p>
              </table:table-cell>
              <table:table-cell office:value-type="float" office:value="2.61458333333333">
                <text:p>2.61458333333333</text:p>
              </table:table-cell>
              <table:table-cell office:value-type="float" office:value="2.63020833333333">
                <text:p>2.6302083333333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61979166666667">
                <text:p>2.61979166666667</text:p>
              </table:table-cell>
              <table:table-cell office:value-type="float" office:value="2.50520833333333">
                <text:p>2.50520833333333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9027777777778">
                <text:p>2.09027777777778</text:p>
              </table:table-cell>
              <table:table-cell office:value-type="float" office:value="2.26041666666667">
                <text:p>2.26041666666667</text:p>
              </table:table-cell>
              <table:table-cell office:value-type="float" office:value="2.45486111111111">
                <text:p>2.45486111111111</text:p>
              </table:table-cell>
              <table:table-cell office:value-type="float" office:value="2.40625">
                <text:p>2.40625</text:p>
              </table:table-cell>
              <table:table-cell office:value-type="float" office:value="2.52777777777778">
                <text:p>2.52777777777778</text:p>
              </table:table-cell>
              <table:table-cell office:value-type="float" office:value="2.47916666666667">
                <text:p>2.47916666666667</text:p>
              </table:table-cell>
              <table:table-cell office:value-type="float" office:value="2.52083333333333">
                <text:p>2.52083333333333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2.27430555555556">
                <text:p>2.27430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7916666666667">
                <text:p>1.97916666666667</text:p>
              </table:table-cell>
              <table:table-cell office:value-type="float" office:value="2.12239583333333">
                <text:p>2.12239583333333</text:p>
              </table:table-cell>
              <table:table-cell office:value-type="float" office:value="2.36197916666667">
                <text:p>2.36197916666667</text:p>
              </table:table-cell>
              <table:table-cell office:value-type="float" office:value="2.26822916666667">
                <text:p>2.26822916666667</text:p>
              </table:table-cell>
              <table:table-cell office:value-type="float" office:value="2.38020833333333">
                <text:p>2.38020833333333</text:p>
              </table:table-cell>
              <table:table-cell office:value-type="float" office:value="2.390625">
                <text:p>2.390625</text:p>
              </table:table-cell>
              <table:table-cell office:value-type="float" office:value="2.28385416666667">
                <text:p>2.28385416666667</text:p>
              </table:table-cell>
              <table:table-cell office:value-type="float" office:value="2.25260416666667">
                <text:p>2.25260416666667</text:p>
              </table:table-cell>
              <table:table-cell office:value-type="float" office:value="2.01822916666667">
                <text:p>2.0182291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8958333333333">
                <text:p>1.98958333333333</text:p>
              </table:table-cell>
              <table:table-cell office:value-type="float" office:value="2.12083333333333">
                <text:p>2.12083333333333</text:p>
              </table:table-cell>
              <table:table-cell office:value-type="float" office:value="2.30416666666667">
                <text:p>2.30416666666667</text:p>
              </table:table-cell>
              <table:table-cell office:value-type="float" office:value="2.30208333333333">
                <text:p>2.30208333333333</text:p>
              </table:table-cell>
              <table:table-cell office:value-type="float" office:value="2.34583333333333">
                <text:p>2.34583333333333</text:p>
              </table:table-cell>
              <table:table-cell office:value-type="float" office:value="2.35208333333333">
                <text:p>2.35208333333333</text:p>
              </table:table-cell>
              <table:table-cell office:value-type="float" office:value="2.26041666666667">
                <text:p>2.26041666666667</text:p>
              </table:table-cell>
              <table:table-cell office:value-type="float" office:value="2.17708333333333">
                <text:p>2.17708333333333</text:p>
              </table:table-cell>
              <table:table-cell office:value-type="float" office:value="1.95625">
                <text:p>1.9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1319444444444">
                <text:p>1.91319444444444</text:p>
              </table:table-cell>
              <table:table-cell office:value-type="float" office:value="2.02430555555556">
                <text:p>2.02430555555556</text:p>
              </table:table-cell>
              <table:table-cell office:value-type="float" office:value="2.30034722222222">
                <text:p>2.30034722222222</text:p>
              </table:table-cell>
              <table:table-cell office:value-type="float" office:value="2.28472222222222">
                <text:p>2.28472222222222</text:p>
              </table:table-cell>
              <table:table-cell office:value-type="float" office:value="2.31770833333333">
                <text:p>2.31770833333333</text:p>
              </table:table-cell>
              <table:table-cell office:value-type="float" office:value="2.30555555555556">
                <text:p>2.30555555555556</text:p>
              </table:table-cell>
              <table:table-cell office:value-type="float" office:value="2.23090277777778">
                <text:p>2.23090277777778</text:p>
              </table:table-cell>
              <table:table-cell office:value-type="float" office:value="2.14236111111111">
                <text:p>2.14236111111111</text:p>
              </table:table-cell>
              <table:table-cell office:value-type="float" office:value="1.94444444444444">
                <text:p>1.9444444444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4970238095238">
                <text:p>1.84970238095238</text:p>
              </table:table-cell>
              <table:table-cell office:value-type="float" office:value="1.98065476190476">
                <text:p>1.98065476190476</text:p>
              </table:table-cell>
              <table:table-cell office:value-type="float" office:value="2.24255952380952">
                <text:p>2.24255952380952</text:p>
              </table:table-cell>
              <table:table-cell office:value-type="float" office:value="2.25446428571429">
                <text:p>2.25446428571429</text:p>
              </table:table-cell>
              <table:table-cell office:value-type="float" office:value="2.33482142857143">
                <text:p>2.33482142857143</text:p>
              </table:table-cell>
              <table:table-cell office:value-type="float" office:value="2.28720238095238">
                <text:p>2.28720238095238</text:p>
              </table:table-cell>
              <table:table-cell office:value-type="float" office:value="2.20386904761905">
                <text:p>2.20386904761905</text:p>
              </table:table-cell>
              <table:table-cell office:value-type="float" office:value="2.10565476190476">
                <text:p>2.10565476190476</text:p>
              </table:table-cell>
              <table:table-cell office:value-type="float" office:value="1.91964285714286">
                <text:p>1.9196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0078125">
                <text:p>1.80078125</text:p>
              </table:table-cell>
              <table:table-cell office:value-type="float" office:value="1.92578125">
                <text:p>1.92578125</text:p>
              </table:table-cell>
              <table:table-cell office:value-type="float" office:value="2.21744791666667">
                <text:p>2.21744791666667</text:p>
              </table:table-cell>
              <table:table-cell office:value-type="float" office:value="2.22786458333333">
                <text:p>2.22786458333333</text:p>
              </table:table-cell>
              <table:table-cell office:value-type="float" office:value="2.19661458333333">
                <text:p>2.19661458333333</text:p>
              </table:table-cell>
              <table:table-cell office:value-type="float" office:value="2.23828125">
                <text:p>2.23828125</text:p>
              </table:table-cell>
              <table:table-cell office:value-type="float" office:value="2.1875">
                <text:p>2.1875</text:p>
              </table:table-cell>
              <table:table-cell office:value-type="float" office:value="2.0703125">
                <text:p>2.0703125</text:p>
              </table:table-cell>
              <table:table-cell office:value-type="float" office:value="1.8828125">
                <text:p>1.882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5">
                <text:p>1.75</text:p>
              </table:table-cell>
              <table:table-cell office:value-type="float" office:value="1.92592592592593">
                <text:p>1.92592592592593</text:p>
              </table:table-cell>
              <table:table-cell office:value-type="float" office:value="2.14699074074074">
                <text:p>2.14699074074074</text:p>
              </table:table-cell>
              <table:table-cell office:value-type="float" office:value="2.19791666666667">
                <text:p>2.19791666666667</text:p>
              </table:table-cell>
              <table:table-cell office:value-type="float" office:value="2.19097222222222">
                <text:p>2.19097222222222</text:p>
              </table:table-cell>
              <table:table-cell office:value-type="float" office:value="2.20023148148148">
                <text:p>2.20023148148148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02083333333333">
                <text:p>2.02083333333333</text:p>
              </table:table-cell>
              <table:table-cell office:value-type="float" office:value="1.82291666666667">
                <text:p>1.82291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9895833333333">
                <text:p>1.69895833333333</text:p>
              </table:table-cell>
              <table:table-cell office:value-type="float" office:value="1.92916666666667">
                <text:p>1.92916666666667</text:p>
              </table:table-cell>
              <table:table-cell office:value-type="float" office:value="2.12708333333333">
                <text:p>2.12708333333333</text:p>
              </table:table-cell>
              <table:table-cell office:value-type="float" office:value="2.190625">
                <text:p>2.190625</text:p>
              </table:table-cell>
              <table:table-cell office:value-type="float" office:value="2.14479166666667">
                <text:p>2.14479166666667</text:p>
              </table:table-cell>
              <table:table-cell office:value-type="float" office:value="2.18333333333333">
                <text:p>2.18333333333333</text:p>
              </table:table-cell>
              <table:table-cell office:value-type="float" office:value="2.13645833333333">
                <text:p>2.13645833333333</text:p>
              </table:table-cell>
              <table:table-cell office:value-type="float" office:value="1.96770833333333">
                <text:p>1.96770833333333</text:p>
              </table:table-cell>
              <table:table-cell office:value-type="float" office:value="1.79895833333333">
                <text:p>1.798958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1022727272727">
                <text:p>1.71022727272727</text:p>
              </table:table-cell>
              <table:table-cell office:value-type="float" office:value="1.89583333333333">
                <text:p>1.89583333333333</text:p>
              </table:table-cell>
              <table:table-cell office:value-type="float" office:value="2.11837121212121">
                <text:p>2.11837121212121</text:p>
              </table:table-cell>
              <table:table-cell office:value-type="float" office:value="2.15151515151515">
                <text:p>2.15151515151515</text:p>
              </table:table-cell>
              <table:table-cell office:value-type="float" office:value="2.17708333333333">
                <text:p>2.17708333333333</text:p>
              </table:table-cell>
              <table:table-cell office:value-type="float" office:value="2.15151515151515">
                <text:p>2.15151515151515</text:p>
              </table:table-cell>
              <table:table-cell office:value-type="float" office:value="2.10700757575758">
                <text:p>2.10700757575758</text:p>
              </table:table-cell>
              <table:table-cell office:value-type="float" office:value="1.96117424242424">
                <text:p>1.96117424242424</text:p>
              </table:table-cell>
              <table:table-cell office:value-type="float" office:value="1.74810606060606">
                <text:p>1.74810606060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4236111111111">
                <text:p>1.64236111111111</text:p>
              </table:table-cell>
              <table:table-cell office:value-type="float" office:value="1.87586805555556">
                <text:p>1.87586805555556</text:p>
              </table:table-cell>
              <table:table-cell office:value-type="float" office:value="2.11892361111111">
                <text:p>2.11892361111111</text:p>
              </table:table-cell>
              <table:table-cell office:value-type="float" office:value="2.12586805555556">
                <text:p>2.12586805555556</text:p>
              </table:table-cell>
              <table:table-cell office:value-type="float" office:value="2.14930555555556">
                <text:p>2.14930555555556</text:p>
              </table:table-cell>
              <table:table-cell office:value-type="float" office:value="2.140625">
                <text:p>2.140625</text:p>
              </table:table-cell>
              <table:table-cell office:value-type="float" office:value="2.08940972222222">
                <text:p>2.08940972222222</text:p>
              </table:table-cell>
              <table:table-cell office:value-type="float" office:value="1.91145833333333">
                <text:p>1.91145833333333</text:p>
              </table:table-cell>
              <table:table-cell office:value-type="float" office:value="1.71440972222222">
                <text:p>1.71440972222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4903846153846">
                <text:p>1.64903846153846</text:p>
              </table:table-cell>
              <table:table-cell office:value-type="float" office:value="1.87099358974359">
                <text:p>1.87099358974359</text:p>
              </table:table-cell>
              <table:table-cell office:value-type="float" office:value="2.10977564102564">
                <text:p>2.10977564102564</text:p>
              </table:table-cell>
              <table:table-cell office:value-type="float" office:value="2.10897435897436">
                <text:p>2.10897435897436</text:p>
              </table:table-cell>
              <table:table-cell office:value-type="float" office:value="2.12419871794872">
                <text:p>2.12419871794872</text:p>
              </table:table-cell>
              <table:table-cell office:value-type="float" office:value="2.10817307692308">
                <text:p>2.10817307692308</text:p>
              </table:table-cell>
              <table:table-cell office:value-type="float" office:value="2.07371794871795">
                <text:p>2.07371794871795</text:p>
              </table:table-cell>
              <table:table-cell office:value-type="float" office:value="1.88541666666667">
                <text:p>1.88541666666667</text:p>
              </table:table-cell>
              <table:table-cell office:value-type="float" office:value="1.69871794871795">
                <text:p>1.698717948717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4508928571429">
                <text:p>1.64508928571429</text:p>
              </table:table-cell>
              <table:table-cell office:value-type="float" office:value="1.83928571428571">
                <text:p>1.83928571428571</text:p>
              </table:table-cell>
              <table:table-cell office:value-type="float" office:value="2.0952380952381">
                <text:p>2.0952380952381</text:p>
              </table:table-cell>
              <table:table-cell office:value-type="float" office:value="2.09449404761905">
                <text:p>2.09449404761905</text:p>
              </table:table-cell>
              <table:table-cell office:value-type="float" office:value="2.11458333333333">
                <text:p>2.11458333333333</text:p>
              </table:table-cell>
              <table:table-cell office:value-type="float" office:value="2.11383928571429">
                <text:p>2.11383928571429</text:p>
              </table:table-cell>
              <table:table-cell office:value-type="float" office:value="2.03943452380952">
                <text:p>2.03943452380952</text:p>
              </table:table-cell>
              <table:table-cell office:value-type="float" office:value="1.87127976190476">
                <text:p>1.87127976190476</text:p>
              </table:table-cell>
              <table:table-cell office:value-type="float" office:value="1.69419642857143">
                <text:p>1.694196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4305555555556">
                <text:p>1.64305555555556</text:p>
              </table:table-cell>
              <table:table-cell office:value-type="float" office:value="1.80486111111111">
                <text:p>1.80486111111111</text:p>
              </table:table-cell>
              <table:table-cell office:value-type="float" office:value="2.06458333333333">
                <text:p>2.06458333333333</text:p>
              </table:table-cell>
              <table:table-cell office:value-type="float" office:value="2.07569444444444">
                <text:p>2.07569444444444</text:p>
              </table:table-cell>
              <table:table-cell office:value-type="float" office:value="2.10625">
                <text:p>2.10625</text:p>
              </table:table-cell>
              <table:table-cell office:value-type="float" office:value="2.09722222222222">
                <text:p>2.09722222222222</text:p>
              </table:table-cell>
              <table:table-cell office:value-type="float" office:value="2.01527777777778">
                <text:p>2.01527777777778</text:p>
              </table:table-cell>
              <table:table-cell office:value-type="float" office:value="1.85763888888889">
                <text:p>1.85763888888889</text:p>
              </table:table-cell>
              <table:table-cell office:value-type="float" office:value="1.70138888888889">
                <text:p>1.7013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1067708333333">
                <text:p>1.61067708333333</text:p>
              </table:table-cell>
              <table:table-cell office:value-type="float" office:value="1.82161458333333">
                <text:p>1.82161458333333</text:p>
              </table:table-cell>
              <table:table-cell office:value-type="float" office:value="2.05403645833333">
                <text:p>2.05403645833333</text:p>
              </table:table-cell>
              <table:table-cell office:value-type="float" office:value="2.064453125">
                <text:p>2.064453125</text:p>
              </table:table-cell>
              <table:table-cell office:value-type="float" office:value="2.10416666666667">
                <text:p>2.10416666666667</text:p>
              </table:table-cell>
              <table:table-cell office:value-type="float" office:value="2.09049479166667">
                <text:p>2.09049479166667</text:p>
              </table:table-cell>
              <table:table-cell office:value-type="float" office:value="2.005859375">
                <text:p>2.005859375</text:p>
              </table:table-cell>
              <table:table-cell office:value-type="float" office:value="1.85221354166667">
                <text:p>1.85221354166667</text:p>
              </table:table-cell>
              <table:table-cell office:value-type="float" office:value="1.66276041666667">
                <text:p>1.66276041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0968137254902">
                <text:p>1.60968137254902</text:p>
              </table:table-cell>
              <table:table-cell office:value-type="float" office:value="1.79595588235294">
                <text:p>1.79595588235294</text:p>
              </table:table-cell>
              <table:table-cell office:value-type="float" office:value="2.01654411764706">
                <text:p>2.01654411764706</text:p>
              </table:table-cell>
              <table:table-cell office:value-type="float" office:value="2.04963235294118">
                <text:p>2.04963235294118</text:p>
              </table:table-cell>
              <table:table-cell office:value-type="float" office:value="2.07475490196078">
                <text:p>2.07475490196078</text:p>
              </table:table-cell>
              <table:table-cell office:value-type="float" office:value="2.07904411764706">
                <text:p>2.07904411764706</text:p>
              </table:table-cell>
              <table:table-cell office:value-type="float" office:value="1.99264705882353">
                <text:p>1.99264705882353</text:p>
              </table:table-cell>
              <table:table-cell office:value-type="float" office:value="1.83639705882353">
                <text:p>1.83639705882353</text:p>
              </table:table-cell>
              <table:table-cell office:value-type="float" office:value="1.64031862745098">
                <text:p>1.640318627450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8101851851852">
                <text:p>1.58101851851852</text:p>
              </table:table-cell>
              <table:table-cell office:value-type="float" office:value="1.78414351851852">
                <text:p>1.78414351851852</text:p>
              </table:table-cell>
              <table:table-cell office:value-type="float" office:value="1.98726851851852">
                <text:p>1.98726851851852</text:p>
              </table:table-cell>
              <table:table-cell office:value-type="float" office:value="2.03414351851852">
                <text:p>2.03414351851852</text:p>
              </table:table-cell>
              <table:table-cell office:value-type="float" office:value="2.07581018518519">
                <text:p>2.07581018518519</text:p>
              </table:table-cell>
              <table:table-cell office:value-type="float" office:value="2.05324074074074">
                <text:p>2.05324074074074</text:p>
              </table:table-cell>
              <table:table-cell office:value-type="float" office:value="1.96585648148148">
                <text:p>1.96585648148148</text:p>
              </table:table-cell>
              <table:table-cell office:value-type="float" office:value="1.82118055555556">
                <text:p>1.82118055555556</text:p>
              </table:table-cell>
              <table:table-cell office:value-type="float" office:value="1.61863425925926">
                <text:p>1.618634259259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5592105263158">
                <text:p>1.55592105263158</text:p>
              </table:table-cell>
              <table:table-cell office:value-type="float" office:value="1.74835526315789">
                <text:p>1.74835526315789</text:p>
              </table:table-cell>
              <table:table-cell office:value-type="float" office:value="1.96052631578947">
                <text:p>1.96052631578947</text:p>
              </table:table-cell>
              <table:table-cell office:value-type="float" office:value="2.02467105263158">
                <text:p>2.02467105263158</text:p>
              </table:table-cell>
              <table:table-cell office:value-type="float" office:value="2.04934210526316">
                <text:p>2.04934210526316</text:p>
              </table:table-cell>
              <table:table-cell office:value-type="float" office:value="2.03453947368421">
                <text:p>2.03453947368421</text:p>
              </table:table-cell>
              <table:table-cell office:value-type="float" office:value="1.95614035087719">
                <text:p>1.95614035087719</text:p>
              </table:table-cell>
              <table:table-cell office:value-type="float" office:value="1.8125">
                <text:p>1.8125</text:p>
              </table:table-cell>
              <table:table-cell office:value-type="float" office:value="1.60416666666667">
                <text:p>1.6041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4322916666667">
                <text:p>1.54322916666667</text:p>
              </table:table-cell>
              <table:table-cell office:value-type="float" office:value="1.74479166666667">
                <text:p>1.74479166666667</text:p>
              </table:table-cell>
              <table:table-cell office:value-type="float" office:value="1.94635416666667">
                <text:p>1.94635416666667</text:p>
              </table:table-cell>
              <table:table-cell office:value-type="float" office:value="2.01197916666667">
                <text:p>2.01197916666667</text:p>
              </table:table-cell>
              <table:table-cell office:value-type="float" office:value="2.02604166666667">
                <text:p>2.02604166666667</text:p>
              </table:table-cell>
              <table:table-cell office:value-type="float" office:value="2.01666666666667">
                <text:p>2.01666666666667</text:p>
              </table:table-cell>
              <table:table-cell office:value-type="float" office:value="1.95625">
                <text:p>1.95625</text:p>
              </table:table-cell>
              <table:table-cell office:value-type="float" office:value="1.790625">
                <text:p>1.790625</text:p>
              </table:table-cell>
              <table:table-cell office:value-type="float" office:value="1.60260416666667">
                <text:p>1.6026041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2281746031746">
                <text:p>1.52281746031746</text:p>
              </table:table-cell>
              <table:table-cell office:value-type="float" office:value="1.72371031746032">
                <text:p>1.72371031746032</text:p>
              </table:table-cell>
              <table:table-cell office:value-type="float" office:value="1.92013888888889">
                <text:p>1.92013888888889</text:p>
              </table:table-cell>
              <table:table-cell office:value-type="float" office:value="2.00049603174603">
                <text:p>2.00049603174603</text:p>
              </table:table-cell>
              <table:table-cell office:value-type="float" office:value="2.02728174603175">
                <text:p>2.02728174603175</text:p>
              </table:table-cell>
              <table:table-cell office:value-type="float" office:value="2.00496031746032">
                <text:p>2.00496031746032</text:p>
              </table:table-cell>
              <table:table-cell office:value-type="float" office:value="1.94345238095238">
                <text:p>1.94345238095238</text:p>
              </table:table-cell>
              <table:table-cell office:value-type="float" office:value="1.7703373015873">
                <text:p>1.7703373015873</text:p>
              </table:table-cell>
              <table:table-cell office:value-type="float" office:value="1.59573412698413">
                <text:p>1.595734126984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9573863636364">
                <text:p>1.49573863636364</text:p>
              </table:table-cell>
              <table:table-cell office:value-type="float" office:value="1.71306818181818">
                <text:p>1.71306818181818</text:p>
              </table:table-cell>
              <table:table-cell office:value-type="float" office:value="1.91003787878788">
                <text:p>1.91003787878788</text:p>
              </table:table-cell>
              <table:table-cell office:value-type="float" office:value="1.99147727272727">
                <text:p>1.99147727272727</text:p>
              </table:table-cell>
              <table:table-cell office:value-type="float" office:value="2.02367424242424">
                <text:p>2.02367424242424</text:p>
              </table:table-cell>
              <table:table-cell office:value-type="float" office:value="1.99005681818182">
                <text:p>1.99005681818182</text:p>
              </table:table-cell>
              <table:table-cell office:value-type="float" office:value="1.93039772727273">
                <text:p>1.93039772727273</text:p>
              </table:table-cell>
              <table:table-cell office:value-type="float" office:value="1.76041666666667">
                <text:p>1.76041666666667</text:p>
              </table:table-cell>
              <table:table-cell office:value-type="float" office:value="1.58049242424242">
                <text:p>1.580492424242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7101449275362">
                <text:p>1.47101449275362</text:p>
              </table:table-cell>
              <table:table-cell office:value-type="float" office:value="1.71557971014493">
                <text:p>1.71557971014493</text:p>
              </table:table-cell>
              <table:table-cell office:value-type="float" office:value="1.89221014492754">
                <text:p>1.89221014492754</text:p>
              </table:table-cell>
              <table:table-cell office:value-type="float" office:value="1.98958333333333">
                <text:p>1.98958333333333</text:p>
              </table:table-cell>
              <table:table-cell office:value-type="float" office:value="2.00996376811594">
                <text:p>2.00996376811594</text:p>
              </table:table-cell>
              <table:table-cell office:value-type="float" office:value="1.99909420289855">
                <text:p>1.99909420289855</text:p>
              </table:table-cell>
              <table:table-cell office:value-type="float" office:value="1.91123188405797">
                <text:p>1.91123188405797</text:p>
              </table:table-cell>
              <table:table-cell office:value-type="float" office:value="1.75634057971015">
                <text:p>1.75634057971015</text:p>
              </table:table-cell>
              <table:table-cell office:value-type="float" office:value="1.57155797101449">
                <text:p>1.57155797101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4921875">
                <text:p>1.44921875</text:p>
              </table:table-cell>
              <table:table-cell office:value-type="float" office:value="1.70095486111111">
                <text:p>1.70095486111111</text:p>
              </table:table-cell>
              <table:table-cell office:value-type="float" office:value="1.87803819444444">
                <text:p>1.87803819444444</text:p>
              </table:table-cell>
              <table:table-cell office:value-type="float" office:value="1.97612847222222">
                <text:p>1.97612847222222</text:p>
              </table:table-cell>
              <table:table-cell office:value-type="float" office:value="1.99609375">
                <text:p>1.99609375</text:p>
              </table:table-cell>
              <table:table-cell office:value-type="float" office:value="1.98480902777778">
                <text:p>1.98480902777778</text:p>
              </table:table-cell>
              <table:table-cell office:value-type="float" office:value="1.89279513888889">
                <text:p>1.89279513888889</text:p>
              </table:table-cell>
              <table:table-cell office:value-type="float" office:value="1.74565972222222">
                <text:p>1.74565972222222</text:p>
              </table:table-cell>
              <table:table-cell office:value-type="float" office:value="1.55512152777778">
                <text:p>1.55512152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475">
                <text:p>1.4475</text:p>
              </table:table-cell>
              <table:table-cell office:value-type="float" office:value="1.68125">
                <text:p>1.68125</text:p>
              </table:table-cell>
              <table:table-cell office:value-type="float" office:value="1.86875">
                <text:p>1.86875</text:p>
              </table:table-cell>
              <table:table-cell office:value-type="float" office:value="1.97541666666667">
                <text:p>1.97541666666667</text:p>
              </table:table-cell>
              <table:table-cell office:value-type="float" office:value="1.98125">
                <text:p>1.98125</text:p>
              </table:table-cell>
              <table:table-cell office:value-type="float" office:value="1.97875">
                <text:p>1.97875</text:p>
              </table:table-cell>
              <table:table-cell office:value-type="float" office:value="1.88291666666667">
                <text:p>1.88291666666667</text:p>
              </table:table-cell>
              <table:table-cell office:value-type="float" office:value="1.73166666666667">
                <text:p>1.73166666666667</text:p>
              </table:table-cell>
              <table:table-cell office:value-type="float" office:value="1.54875">
                <text:p>1.54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3509615384615">
                <text:p>1.43509615384615</text:p>
              </table:table-cell>
              <table:table-cell office:value-type="float" office:value="1.67948717948718">
                <text:p>1.67948717948718</text:p>
              </table:table-cell>
              <table:table-cell office:value-type="float" office:value="1.88020833333333">
                <text:p>1.88020833333333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1.97596153846154">
                <text:p>1.97596153846154</text:p>
              </table:table-cell>
              <table:table-cell office:value-type="float" office:value="1.96875">
                <text:p>1.96875</text:p>
              </table:table-cell>
              <table:table-cell office:value-type="float" office:value="1.87259615384615">
                <text:p>1.87259615384615</text:p>
              </table:table-cell>
              <table:table-cell office:value-type="float" office:value="1.71514423076923">
                <text:p>1.71514423076923</text:p>
              </table:table-cell>
              <table:table-cell office:value-type="float" office:value="1.51883012820513">
                <text:p>1.518830128205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0470679012346">
                <text:p>1.40470679012346</text:p>
              </table:table-cell>
              <table:table-cell office:value-type="float" office:value="1.68171296296296">
                <text:p>1.68171296296296</text:p>
              </table:table-cell>
              <table:table-cell office:value-type="float" office:value="1.875">
                <text:p>1.875</text:p>
              </table:table-cell>
              <table:table-cell office:value-type="float" office:value="1.95756172839506">
                <text:p>1.95756172839506</text:p>
              </table:table-cell>
              <table:table-cell office:value-type="float" office:value="1.96720679012346">
                <text:p>1.96720679012346</text:p>
              </table:table-cell>
              <table:table-cell office:value-type="float" office:value="1.96373456790123">
                <text:p>1.96373456790123</text:p>
              </table:table-cell>
              <table:table-cell office:value-type="float" office:value="1.86689814814815">
                <text:p>1.86689814814815</text:p>
              </table:table-cell>
              <table:table-cell office:value-type="float" office:value="1.70331790123457">
                <text:p>1.70331790123457</text:p>
              </table:table-cell>
              <table:table-cell office:value-type="float" office:value="1.49498456790123">
                <text:p>1.494984567901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0848214285714">
                <text:p>1.40848214285714</text:p>
              </table:table-cell>
              <table:table-cell office:value-type="float" office:value="1.66889880952381">
                <text:p>1.66889880952381</text:p>
              </table:table-cell>
              <table:table-cell office:value-type="float" office:value="1.89620535714286">
                <text:p>1.89620535714286</text:p>
              </table:table-cell>
              <table:table-cell office:value-type="float" office:value="1.95386904761905">
                <text:p>1.95386904761905</text:p>
              </table:table-cell>
              <table:table-cell office:value-type="float" office:value="1.95982142857143">
                <text:p>1.95982142857143</text:p>
              </table:table-cell>
              <table:table-cell office:value-type="float" office:value="1.95982142857143">
                <text:p>1.95982142857143</text:p>
              </table:table-cell>
              <table:table-cell office:value-type="float" office:value="1.86272321428571">
                <text:p>1.86272321428571</text:p>
              </table:table-cell>
              <table:table-cell office:value-type="float" office:value="1.69456845238095">
                <text:p>1.69456845238095</text:p>
              </table:table-cell>
              <table:table-cell office:value-type="float" office:value="1.48325892857143">
                <text:p>1.4832589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8362068965517">
                <text:p>1.38362068965517</text:p>
              </table:table-cell>
              <table:table-cell office:value-type="float" office:value="1.66738505747126">
                <text:p>1.66738505747126</text:p>
              </table:table-cell>
              <table:table-cell office:value-type="float" office:value="1.88002873563218">
                <text:p>1.88002873563218</text:p>
              </table:table-cell>
              <table:table-cell office:value-type="float" office:value="1.94324712643678">
                <text:p>1.94324712643678</text:p>
              </table:table-cell>
              <table:table-cell office:value-type="float" office:value="1.95617816091954">
                <text:p>1.95617816091954</text:p>
              </table:table-cell>
              <table:table-cell office:value-type="float" office:value="1.95545977011494">
                <text:p>1.95545977011494</text:p>
              </table:table-cell>
              <table:table-cell office:value-type="float" office:value="1.85775862068966">
                <text:p>1.85775862068966</text:p>
              </table:table-cell>
              <table:table-cell office:value-type="float" office:value="1.6864224137931">
                <text:p>1.6864224137931</text:p>
              </table:table-cell>
              <table:table-cell office:value-type="float" office:value="1.46587643678161">
                <text:p>1.465876436781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8819444444444">
                <text:p>1.38819444444444</text:p>
              </table:table-cell>
              <table:table-cell office:value-type="float" office:value="1.66284722222222">
                <text:p>1.66284722222222</text:p>
              </table:table-cell>
              <table:table-cell office:value-type="float" office:value="1.86145833333333">
                <text:p>1.86145833333333</text:p>
              </table:table-cell>
              <table:table-cell office:value-type="float" office:value="1.93958333333333">
                <text:p>1.93958333333333</text:p>
              </table:table-cell>
              <table:table-cell office:value-type="float" office:value="1.94513888888889">
                <text:p>1.94513888888889</text:p>
              </table:table-cell>
              <table:table-cell office:value-type="float" office:value="1.94791666666667">
                <text:p>1.94791666666667</text:p>
              </table:table-cell>
              <table:table-cell office:value-type="float" office:value="1.85">
                <text:p>1.85</text:p>
              </table:table-cell>
              <table:table-cell office:value-type="float" office:value="1.68368055555556">
                <text:p>1.68368055555556</text:p>
              </table:table-cell>
              <table:table-cell office:value-type="float" office:value="1.44965277777778">
                <text:p>1.44965277777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7869623655914">
                <text:p>1.37869623655914</text:p>
              </table:table-cell>
              <table:table-cell office:value-type="float" office:value="1.65524193548387">
                <text:p>1.65524193548387</text:p>
              </table:table-cell>
              <table:table-cell office:value-type="float" office:value="1.85114247311828">
                <text:p>1.85114247311828</text:p>
              </table:table-cell>
              <table:table-cell office:value-type="float" office:value="1.92002688172043">
                <text:p>1.92002688172043</text:p>
              </table:table-cell>
              <table:table-cell office:value-type="float" office:value="1.93850806451613">
                <text:p>1.93850806451613</text:p>
              </table:table-cell>
              <table:table-cell office:value-type="float" office:value="1.94052419354839">
                <text:p>1.94052419354839</text:p>
              </table:table-cell>
              <table:table-cell office:value-type="float" office:value="1.84979838709677">
                <text:p>1.84979838709677</text:p>
              </table:table-cell>
              <table:table-cell office:value-type="float" office:value="1.67775537634409">
                <text:p>1.67775537634409</text:p>
              </table:table-cell>
              <table:table-cell office:value-type="float" office:value="1.43447580645161">
                <text:p>1.43447580645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662109375">
                <text:p>1.3662109375</text:p>
              </table:table-cell>
              <table:table-cell office:value-type="float" office:value="1.66438802083333">
                <text:p>1.66438802083333</text:p>
              </table:table-cell>
              <table:table-cell office:value-type="float" office:value="1.86067708333333">
                <text:p>1.86067708333333</text:p>
              </table:table-cell>
              <table:table-cell office:value-type="float" office:value="1.92057291666667">
                <text:p>1.92057291666667</text:p>
              </table:table-cell>
              <table:table-cell office:value-type="float" office:value="1.93522135416667">
                <text:p>1.93522135416667</text:p>
              </table:table-cell>
              <table:table-cell office:value-type="float" office:value="1.93391927083333">
                <text:p>1.93391927083333</text:p>
              </table:table-cell>
              <table:table-cell office:value-type="float" office:value="1.84602864583333">
                <text:p>1.84602864583333</text:p>
              </table:table-cell>
              <table:table-cell office:value-type="float" office:value="1.671875">
                <text:p>1.671875</text:p>
              </table:table-cell>
              <table:table-cell office:value-type="float" office:value="1.4169921875">
                <text:p>1.416992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4501262626263">
                <text:p>1.34501262626263</text:p>
              </table:table-cell>
              <table:table-cell office:value-type="float" office:value="1.64109848484848">
                <text:p>1.64109848484848</text:p>
              </table:table-cell>
              <table:table-cell office:value-type="float" office:value="1.84090909090909">
                <text:p>1.84090909090909</text:p>
              </table:table-cell>
              <table:table-cell office:value-type="float" office:value="1.92771464646465">
                <text:p>1.92771464646465</text:p>
              </table:table-cell>
              <table:table-cell office:value-type="float" office:value="1.91982323232323">
                <text:p>1.91982323232323</text:p>
              </table:table-cell>
              <table:table-cell office:value-type="float" office:value="1.92739898989899">
                <text:p>1.92739898989899</text:p>
              </table:table-cell>
              <table:table-cell office:value-type="float" office:value="1.83901515151515">
                <text:p>1.83901515151515</text:p>
              </table:table-cell>
              <table:table-cell office:value-type="float" office:value="1.66603535353535">
                <text:p>1.66603535353535</text:p>
              </table:table-cell>
              <table:table-cell office:value-type="float" office:value="1.41666666666667">
                <text:p>1.41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406862745098">
                <text:p>1.3406862745098</text:p>
              </table:table-cell>
              <table:table-cell office:value-type="float" office:value="1.63174019607843">
                <text:p>1.63174019607843</text:p>
              </table:table-cell>
              <table:table-cell office:value-type="float" office:value="1.83486519607843">
                <text:p>1.83486519607843</text:p>
              </table:table-cell>
              <table:table-cell office:value-type="float" office:value="1.921875">
                <text:p>1.921875</text:p>
              </table:table-cell>
              <table:table-cell office:value-type="float" office:value="1.91727941176471">
                <text:p>1.91727941176471</text:p>
              </table:table-cell>
              <table:table-cell office:value-type="float" office:value="1.91758578431373">
                <text:p>1.91758578431373</text:p>
              </table:table-cell>
              <table:table-cell office:value-type="float" office:value="1.82598039215686">
                <text:p>1.82598039215686</text:p>
              </table:table-cell>
              <table:table-cell office:value-type="float" office:value="1.66084558823529">
                <text:p>1.66084558823529</text:p>
              </table:table-cell>
              <table:table-cell office:value-type="float" office:value="1.41360294117647">
                <text:p>1.413602941176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1815476190476">
                <text:p>1.31815476190476</text:p>
              </table:table-cell>
              <table:table-cell office:value-type="float" office:value="1.63184523809524">
                <text:p>1.63184523809524</text:p>
              </table:table-cell>
              <table:table-cell office:value-type="float" office:value="1.83511904761905">
                <text:p>1.83511904761905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1.90863095238095">
                <text:p>1.90863095238095</text:p>
              </table:table-cell>
              <table:table-cell office:value-type="float" office:value="1.90892857142857">
                <text:p>1.90892857142857</text:p>
              </table:table-cell>
              <table:table-cell office:value-type="float" office:value="1.81964285714286">
                <text:p>1.81964285714286</text:p>
              </table:table-cell>
              <table:table-cell office:value-type="float" office:value="1.65267857142857">
                <text:p>1.65267857142857</text:p>
              </table:table-cell>
              <table:table-cell office:value-type="float" office:value="1.41071428571429">
                <text:p>1.41071428571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974537037037">
                <text:p>1.2974537037037</text:p>
              </table:table-cell>
              <table:table-cell office:value-type="float" office:value="1.62876157407407">
                <text:p>1.62876157407407</text:p>
              </table:table-cell>
              <table:table-cell office:value-type="float" office:value="1.8208912037037">
                <text:p>1.8208912037037</text:p>
              </table:table-cell>
              <table:table-cell office:value-type="float" office:value="1.91174768518519">
                <text:p>1.91174768518519</text:p>
              </table:table-cell>
              <table:table-cell office:value-type="float" office:value="1.91521990740741">
                <text:p>1.91521990740741</text:p>
              </table:table-cell>
              <table:table-cell office:value-type="float" office:value="1.90075231481482">
                <text:p>1.90075231481482</text:p>
              </table:table-cell>
              <table:table-cell office:value-type="float" office:value="1.81741898148148">
                <text:p>1.81741898148148</text:p>
              </table:table-cell>
              <table:table-cell office:value-type="float" office:value="1.64293981481482">
                <text:p>1.64293981481482</text:p>
              </table:table-cell>
              <table:table-cell office:value-type="float" office:value="1.40162037037037">
                <text:p>1.401620370370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9448198198198">
                <text:p>1.29448198198198</text:p>
              </table:table-cell>
              <table:table-cell office:value-type="float" office:value="1.62302927927928">
                <text:p>1.62302927927928</text:p>
              </table:table-cell>
              <table:table-cell office:value-type="float" office:value="1.81052927927928">
                <text:p>1.81052927927928</text:p>
              </table:table-cell>
              <table:table-cell office:value-type="float" office:value="1.8955518018018">
                <text:p>1.8955518018018</text:p>
              </table:table-cell>
              <table:table-cell office:value-type="float" office:value="1.89583333333333">
                <text:p>1.89583333333333</text:p>
              </table:table-cell>
              <table:table-cell office:value-type="float" office:value="1.89301801801802">
                <text:p>1.89301801801802</text:p>
              </table:table-cell>
              <table:table-cell office:value-type="float" office:value="1.81193693693694">
                <text:p>1.81193693693694</text:p>
              </table:table-cell>
              <table:table-cell office:value-type="float" office:value="1.63879504504505">
                <text:p>1.63879504504505</text:p>
              </table:table-cell>
              <table:table-cell office:value-type="float" office:value="1.3963963963964">
                <text:p>1.39639639639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8344298245614">
                <text:p>1.28344298245614</text:p>
              </table:table-cell>
              <table:table-cell office:value-type="float" office:value="1.61458333333333">
                <text:p>1.61458333333333</text:p>
              </table:table-cell>
              <table:table-cell office:value-type="float" office:value="1.79440789473684">
                <text:p>1.79440789473684</text:p>
              </table:table-cell>
              <table:table-cell office:value-type="float" office:value="1.89089912280702">
                <text:p>1.89089912280702</text:p>
              </table:table-cell>
              <table:table-cell office:value-type="float" office:value="1.89391447368421">
                <text:p>1.89391447368421</text:p>
              </table:table-cell>
              <table:table-cell office:value-type="float" office:value="1.88569078947368">
                <text:p>1.88569078947368</text:p>
              </table:table-cell>
              <table:table-cell office:value-type="float" office:value="1.80674342105263">
                <text:p>1.80674342105263</text:p>
              </table:table-cell>
              <table:table-cell office:value-type="float" office:value="1.63157894736842">
                <text:p>1.63157894736842</text:p>
              </table:table-cell>
              <table:table-cell office:value-type="float" office:value="1.39720394736842">
                <text:p>1.397203947368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9220085470085">
                <text:p>1.29220085470085</text:p>
              </table:table-cell>
              <table:table-cell office:value-type="float" office:value="1.60416666666667">
                <text:p>1.60416666666667</text:p>
              </table:table-cell>
              <table:table-cell office:value-type="float" office:value="1.79246794871795">
                <text:p>1.79246794871795</text:p>
              </table:table-cell>
              <table:table-cell office:value-type="float" office:value="1.89236111111111">
                <text:p>1.89236111111111</text:p>
              </table:table-cell>
              <table:table-cell office:value-type="float" office:value="1.88675213675214">
                <text:p>1.88675213675214</text:p>
              </table:table-cell>
              <table:table-cell office:value-type="float" office:value="1.87660256410256">
                <text:p>1.87660256410256</text:p>
              </table:table-cell>
              <table:table-cell office:value-type="float" office:value="1.79861111111111">
                <text:p>1.79861111111111</text:p>
              </table:table-cell>
              <table:table-cell office:value-type="float" office:value="1.61939102564103">
                <text:p>1.61939102564103</text:p>
              </table:table-cell>
              <table:table-cell office:value-type="float" office:value="1.39182692307692">
                <text:p>1.391826923076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8177083333333">
                <text:p>1.28177083333333</text:p>
              </table:table-cell>
              <table:table-cell office:value-type="float" office:value="1.59140625">
                <text:p>1.59140625</text:p>
              </table:table-cell>
              <table:table-cell office:value-type="float" office:value="1.790625">
                <text:p>1.790625</text:p>
              </table:table-cell>
              <table:table-cell office:value-type="float" office:value="1.87395833333333">
                <text:p>1.87395833333333</text:p>
              </table:table-cell>
              <table:table-cell office:value-type="float" office:value="1.88255208333333">
                <text:p>1.88255208333333</text:p>
              </table:table-cell>
              <table:table-cell office:value-type="float" office:value="1.86692708333333">
                <text:p>1.86692708333333</text:p>
              </table:table-cell>
              <table:table-cell office:value-type="float" office:value="1.78802083333333">
                <text:p>1.78802083333333</text:p>
              </table:table-cell>
              <table:table-cell office:value-type="float" office:value="1.61614583333333">
                <text:p>1.61614583333333</text:p>
              </table:table-cell>
              <table:table-cell office:value-type="float" office:value="1.38645833333333">
                <text:p>1.386458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7997967479675">
                <text:p>1.27997967479675</text:p>
              </table:table-cell>
              <table:table-cell office:value-type="float" office:value="1.59349593495935">
                <text:p>1.59349593495935</text:p>
              </table:table-cell>
              <table:table-cell office:value-type="float" office:value="1.75863821138211">
                <text:p>1.75863821138211</text:p>
              </table:table-cell>
              <table:table-cell office:value-type="float" office:value="1.85264227642276">
                <text:p>1.85264227642276</text:p>
              </table:table-cell>
              <table:table-cell office:value-type="float" office:value="1.86890243902439">
                <text:p>1.86890243902439</text:p>
              </table:table-cell>
              <table:table-cell office:value-type="float" office:value="1.85823170731707">
                <text:p>1.85823170731707</text:p>
              </table:table-cell>
              <table:table-cell office:value-type="float" office:value="1.7807418699187">
                <text:p>1.7807418699187</text:p>
              </table:table-cell>
              <table:table-cell office:value-type="float" office:value="1.61331300813008">
                <text:p>1.61331300813008</text:p>
              </table:table-cell>
              <table:table-cell office:value-type="float" office:value="1.37906504065041">
                <text:p>1.379065040650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7232142857143">
                <text:p>1.27232142857143</text:p>
              </table:table-cell>
              <table:table-cell office:value-type="float" office:value="1.58655753968254">
                <text:p>1.58655753968254</text:p>
              </table:table-cell>
              <table:table-cell office:value-type="float" office:value="1.76016865079365">
                <text:p>1.76016865079365</text:p>
              </table:table-cell>
              <table:table-cell office:value-type="float" office:value="1.85193452380952">
                <text:p>1.85193452380952</text:p>
              </table:table-cell>
              <table:table-cell office:value-type="float" office:value="1.86185515873016">
                <text:p>1.86185515873016</text:p>
              </table:table-cell>
              <table:table-cell office:value-type="float" office:value="1.85243055555556">
                <text:p>1.85243055555556</text:p>
              </table:table-cell>
              <table:table-cell office:value-type="float" office:value="1.77108134920635">
                <text:p>1.77108134920635</text:p>
              </table:table-cell>
              <table:table-cell office:value-type="float" office:value="1.60515873015873">
                <text:p>1.60515873015873</text:p>
              </table:table-cell>
              <table:table-cell office:value-type="float" office:value="1.37177579365079">
                <text:p>1.371775793650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6065891472868">
                <text:p>1.26065891472868</text:p>
              </table:table-cell>
              <table:table-cell office:value-type="float" office:value="1.58236434108527">
                <text:p>1.58236434108527</text:p>
              </table:table-cell>
              <table:table-cell office:value-type="float" office:value="1.75193798449612">
                <text:p>1.75193798449612</text:p>
              </table:table-cell>
              <table:table-cell office:value-type="float" office:value="1.85368217054264">
                <text:p>1.85368217054264</text:p>
              </table:table-cell>
              <table:table-cell office:value-type="float" office:value="1.84883720930233">
                <text:p>1.84883720930233</text:p>
              </table:table-cell>
              <table:table-cell office:value-type="float" office:value="1.84423449612403">
                <text:p>1.84423449612403</text:p>
              </table:table-cell>
              <table:table-cell office:value-type="float" office:value="1.76162790697674">
                <text:p>1.76162790697674</text:p>
              </table:table-cell>
              <table:table-cell office:value-type="float" office:value="1.59738372093023">
                <text:p>1.59738372093023</text:p>
              </table:table-cell>
              <table:table-cell office:value-type="float" office:value="1.36385658914729">
                <text:p>1.36385658914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5378787878788">
                <text:p>1.25378787878788</text:p>
              </table:table-cell>
              <table:table-cell office:value-type="float" office:value="1.57599431818182">
                <text:p>1.57599431818182</text:p>
              </table:table-cell>
              <table:table-cell office:value-type="float" office:value="1.74171401515152">
                <text:p>1.74171401515152</text:p>
              </table:table-cell>
              <table:table-cell office:value-type="float" office:value="1.84114583333333">
                <text:p>1.84114583333333</text:p>
              </table:table-cell>
              <table:table-cell office:value-type="float" office:value="1.84351325757576">
                <text:p>1.84351325757576</text:p>
              </table:table-cell>
              <table:table-cell office:value-type="float" office:value="1.83664772727273">
                <text:p>1.83664772727273</text:p>
              </table:table-cell>
              <table:table-cell office:value-type="float" office:value="1.7578125">
                <text:p>1.7578125</text:p>
              </table:table-cell>
              <table:table-cell office:value-type="float" office:value="1.59232954545455">
                <text:p>1.59232954545455</text:p>
              </table:table-cell>
              <table:table-cell office:value-type="float" office:value="1.35890151515152">
                <text:p>1.358901515151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6412037037037">
                <text:p>1.26412037037037</text:p>
              </table:table-cell>
              <table:table-cell office:value-type="float" office:value="1.55833333333333">
                <text:p>1.55833333333333</text:p>
              </table:table-cell>
              <table:table-cell office:value-type="float" office:value="1.72962962962963">
                <text:p>1.72962962962963</text:p>
              </table:table-cell>
              <table:table-cell office:value-type="float" office:value="1.83842592592593">
                <text:p>1.83842592592593</text:p>
              </table:table-cell>
              <table:table-cell office:value-type="float" office:value="1.8337962962963">
                <text:p>1.8337962962963</text:p>
              </table:table-cell>
              <table:table-cell office:value-type="float" office:value="1.82916666666667">
                <text:p>1.82916666666667</text:p>
              </table:table-cell>
              <table:table-cell office:value-type="float" office:value="1.75185185185185">
                <text:p>1.75185185185185</text:p>
              </table:table-cell>
              <table:table-cell office:value-type="float" office:value="1.5849537037037">
                <text:p>1.5849537037037</text:p>
              </table:table-cell>
              <table:table-cell office:value-type="float" office:value="1.34907407407407">
                <text:p>1.349074074074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6268115942029">
                <text:p>1.26268115942029</text:p>
              </table:table-cell>
              <table:table-cell office:value-type="float" office:value="1.5414402173913">
                <text:p>1.5414402173913</text:p>
              </table:table-cell>
              <table:table-cell office:value-type="float" office:value="1.72259963768116">
                <text:p>1.72259963768116</text:p>
              </table:table-cell>
              <table:table-cell office:value-type="float" office:value="1.82903079710145">
                <text:p>1.82903079710145</text:p>
              </table:table-cell>
              <table:table-cell office:value-type="float" office:value="1.8245018115942">
                <text:p>1.8245018115942</text:p>
              </table:table-cell>
              <table:table-cell office:value-type="float" office:value="1.81770833333333">
                <text:p>1.81770833333333</text:p>
              </table:table-cell>
              <table:table-cell office:value-type="float" office:value="1.74388586956522">
                <text:p>1.74388586956522</text:p>
              </table:table-cell>
              <table:table-cell office:value-type="float" office:value="1.57540760869565">
                <text:p>1.57540760869565</text:p>
              </table:table-cell>
              <table:table-cell office:value-type="float" office:value="1.34963768115942">
                <text:p>1.349637681159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5709219858156">
                <text:p>1.25709219858156</text:p>
              </table:table-cell>
              <table:table-cell office:value-type="float" office:value="1.54078014184397">
                <text:p>1.54078014184397</text:p>
              </table:table-cell>
              <table:table-cell office:value-type="float" office:value="1.71808510638298">
                <text:p>1.71808510638298</text:p>
              </table:table-cell>
              <table:table-cell office:value-type="float" office:value="1.82003546099291">
                <text:p>1.82003546099291</text:p>
              </table:table-cell>
              <table:table-cell office:value-type="float" office:value="1.81560283687943">
                <text:p>1.81560283687943</text:p>
              </table:table-cell>
              <table:table-cell office:value-type="float" office:value="1.81117021276596">
                <text:p>1.81117021276596</text:p>
              </table:table-cell>
              <table:table-cell office:value-type="float" office:value="1.73847517730496">
                <text:p>1.73847517730496</text:p>
              </table:table-cell>
              <table:table-cell office:value-type="float" office:value="1.56648936170213">
                <text:p>1.56648936170213</text:p>
              </table:table-cell>
              <table:table-cell office:value-type="float" office:value="1.34552304964539">
                <text:p>1.345523049645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4934895833333">
                <text:p>1.24934895833333</text:p>
              </table:table-cell>
              <table:table-cell office:value-type="float" office:value="1.53580729166667">
                <text:p>1.53580729166667</text:p>
              </table:table-cell>
              <table:table-cell office:value-type="float" office:value="1.71375868055556">
                <text:p>1.71375868055556</text:p>
              </table:table-cell>
              <table:table-cell office:value-type="float" office:value="1.80056423611111">
                <text:p>1.80056423611111</text:p>
              </table:table-cell>
              <table:table-cell office:value-type="float" office:value="1.802734375">
                <text:p>1.802734375</text:p>
              </table:table-cell>
              <table:table-cell office:value-type="float" office:value="1.802734375">
                <text:p>1.802734375</text:p>
              </table:table-cell>
              <table:table-cell office:value-type="float" office:value="1.73307291666667">
                <text:p>1.73307291666667</text:p>
              </table:table-cell>
              <table:table-cell office:value-type="float" office:value="1.56011284722222">
                <text:p>1.56011284722222</text:p>
              </table:table-cell>
              <table:table-cell office:value-type="float" office:value="1.34136284722222">
                <text:p>1.341362847222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4192176870748">
                <text:p>1.24192176870748</text:p>
              </table:table-cell>
              <table:table-cell office:value-type="float" office:value="1.53741496598639">
                <text:p>1.53741496598639</text:p>
              </table:table-cell>
              <table:table-cell office:value-type="float" office:value="1.71386054421769">
                <text:p>1.71386054421769</text:p>
              </table:table-cell>
              <table:table-cell office:value-type="float" office:value="1.7797619047619">
                <text:p>1.7797619047619</text:p>
              </table:table-cell>
              <table:table-cell office:value-type="float" office:value="1.79676870748299">
                <text:p>1.79676870748299</text:p>
              </table:table-cell>
              <table:table-cell office:value-type="float" office:value="1.79251700680272">
                <text:p>1.79251700680272</text:p>
              </table:table-cell>
              <table:table-cell office:value-type="float" office:value="1.72597789115646">
                <text:p>1.72597789115646</text:p>
              </table:table-cell>
              <table:table-cell office:value-type="float" office:value="1.55399659863946">
                <text:p>1.55399659863946</text:p>
              </table:table-cell>
              <table:table-cell office:value-type="float" office:value="1.33035714285714">
                <text:p>1.330357142857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36875">
                <text:p>1.236875</text:p>
              </table:table-cell>
              <table:table-cell office:value-type="float" office:value="1.530625">
                <text:p>1.530625</text:p>
              </table:table-cell>
              <table:table-cell office:value-type="float" office:value="1.70770833333333">
                <text:p>1.70770833333333</text:p>
              </table:table-cell>
              <table:table-cell office:value-type="float" office:value="1.77020833333333">
                <text:p>1.77020833333333</text:p>
              </table:table-cell>
              <table:table-cell office:value-type="float" office:value="1.78895833333333">
                <text:p>1.78895833333333</text:p>
              </table:table-cell>
              <table:table-cell office:value-type="float" office:value="1.78479166666667">
                <text:p>1.78479166666667</text:p>
              </table:table-cell>
              <table:table-cell office:value-type="float" office:value="1.71958333333333">
                <text:p>1.71958333333333</text:p>
              </table:table-cell>
              <table:table-cell office:value-type="float" office:value="1.54375">
                <text:p>1.54375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3202614379085">
                <text:p>1.23202614379085</text:p>
              </table:table-cell>
              <table:table-cell office:value-type="float" office:value="1.52205882352941">
                <text:p>1.52205882352941</text:p>
              </table:table-cell>
              <table:table-cell office:value-type="float" office:value="1.69362745098039">
                <text:p>1.69362745098039</text:p>
              </table:table-cell>
              <table:table-cell office:value-type="float" office:value="1.76919934640523">
                <text:p>1.76919934640523</text:p>
              </table:table-cell>
              <table:table-cell office:value-type="float" office:value="1.77941176470588">
                <text:p>1.77941176470588</text:p>
              </table:table-cell>
              <table:table-cell office:value-type="float" office:value="1.77532679738562">
                <text:p>1.77532679738562</text:p>
              </table:table-cell>
              <table:table-cell office:value-type="float" office:value="1.71303104575163">
                <text:p>1.71303104575163</text:p>
              </table:table-cell>
              <table:table-cell office:value-type="float" office:value="1.53390522875817">
                <text:p>1.53390522875817</text:p>
              </table:table-cell>
              <table:table-cell office:value-type="float" office:value="1.32536764705882">
                <text:p>1.325367647058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2315705128205">
                <text:p>1.22315705128205</text:p>
              </table:table-cell>
              <table:table-cell office:value-type="float" office:value="1.5136217948718">
                <text:p>1.5136217948718</text:p>
              </table:table-cell>
              <table:table-cell office:value-type="float" office:value="1.68990384615385">
                <text:p>1.68990384615385</text:p>
              </table:table-cell>
              <table:table-cell office:value-type="float" office:value="1.76802884615385">
                <text:p>1.76802884615385</text:p>
              </table:table-cell>
              <table:table-cell office:value-type="float" office:value="1.77403846153846">
                <text:p>1.77403846153846</text:p>
              </table:table-cell>
              <table:table-cell office:value-type="float" office:value="1.76602564102564">
                <text:p>1.76602564102564</text:p>
              </table:table-cell>
              <table:table-cell office:value-type="float" office:value="1.70392628205128">
                <text:p>1.70392628205128</text:p>
              </table:table-cell>
              <table:table-cell office:value-type="float" office:value="1.52624198717949">
                <text:p>1.52624198717949</text:p>
              </table:table-cell>
              <table:table-cell office:value-type="float" office:value="1.32171474358974">
                <text:p>1.321714743589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2857704402516">
                <text:p>1.22857704402516</text:p>
              </table:table-cell>
              <table:table-cell office:value-type="float" office:value="1.50766509433962">
                <text:p>1.50766509433962</text:p>
              </table:table-cell>
              <table:table-cell office:value-type="float" office:value="1.67669025157233">
                <text:p>1.67669025157233</text:p>
              </table:table-cell>
              <table:table-cell office:value-type="float" office:value="1.75923742138365">
                <text:p>1.75923742138365</text:p>
              </table:table-cell>
              <table:table-cell office:value-type="float" office:value="1.7749606918239">
                <text:p>1.7749606918239</text:p>
              </table:table-cell>
              <table:table-cell office:value-type="float" office:value="1.75923742138365">
                <text:p>1.75923742138365</text:p>
              </table:table-cell>
              <table:table-cell office:value-type="float" office:value="1.69241352201258">
                <text:p>1.69241352201258</text:p>
              </table:table-cell>
              <table:table-cell office:value-type="float" office:value="1.51945754716981">
                <text:p>1.51945754716981</text:p>
              </table:table-cell>
              <table:table-cell office:value-type="float" office:value="1.3123034591195">
                <text:p>1.312303459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2202932098765">
                <text:p>1.22202932098765</text:p>
              </table:table-cell>
              <table:table-cell office:value-type="float" office:value="1.50173611111111">
                <text:p>1.50173611111111</text:p>
              </table:table-cell>
              <table:table-cell office:value-type="float" office:value="1.6772762345679">
                <text:p>1.6772762345679</text:p>
              </table:table-cell>
              <table:table-cell office:value-type="float" office:value="1.75443672839506">
                <text:p>1.75443672839506</text:p>
              </table:table-cell>
              <table:table-cell office:value-type="float" office:value="1.76793981481482">
                <text:p>1.76793981481482</text:p>
              </table:table-cell>
              <table:table-cell office:value-type="float" office:value="1.75250771604938">
                <text:p>1.75250771604938</text:p>
              </table:table-cell>
              <table:table-cell office:value-type="float" office:value="1.68499228395062">
                <text:p>1.68499228395062</text:p>
              </table:table-cell>
              <table:table-cell office:value-type="float" office:value="1.50829475308642">
                <text:p>1.50829475308642</text:p>
              </table:table-cell>
              <table:table-cell office:value-type="float" office:value="1.31134259259259">
                <text:p>1.311342592592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2329545454545">
                <text:p>1.22329545454545</text:p>
              </table:table-cell>
              <table:table-cell office:value-type="float" office:value="1.49602272727273">
                <text:p>1.49602272727273</text:p>
              </table:table-cell>
              <table:table-cell office:value-type="float" office:value="1.66647727272727">
                <text:p>1.66647727272727</text:p>
              </table:table-cell>
              <table:table-cell office:value-type="float" office:value="1.74090909090909">
                <text:p>1.74090909090909</text:p>
              </table:table-cell>
              <table:table-cell office:value-type="float" office:value="1.7592803030303">
                <text:p>1.7592803030303</text:p>
              </table:table-cell>
              <table:table-cell office:value-type="float" office:value="1.74223484848485">
                <text:p>1.74223484848485</text:p>
              </table:table-cell>
              <table:table-cell office:value-type="float" office:value="1.67405303030303">
                <text:p>1.67405303030303</text:p>
              </table:table-cell>
              <table:table-cell office:value-type="float" office:value="1.50378787878788">
                <text:p>1.50378787878788</text:p>
              </table:table-cell>
              <table:table-cell office:value-type="float" office:value="1.30208333333333">
                <text:p>1.30208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1893601190476">
                <text:p>1.21893601190476</text:p>
              </table:table-cell>
              <table:table-cell office:value-type="float" office:value="1.49051339285714">
                <text:p>1.49051339285714</text:p>
              </table:table-cell>
              <table:table-cell office:value-type="float" office:value="1.65606398809524">
                <text:p>1.65606398809524</text:p>
              </table:table-cell>
              <table:table-cell office:value-type="float" office:value="1.74125744047619">
                <text:p>1.74125744047619</text:p>
              </table:table-cell>
              <table:table-cell office:value-type="float" office:value="1.7524181547619">
                <text:p>1.7524181547619</text:p>
              </table:table-cell>
              <table:table-cell office:value-type="float" office:value="1.73604910714286">
                <text:p>1.73604910714286</text:p>
              </table:table-cell>
              <table:table-cell office:value-type="float" office:value="1.66536458333333">
                <text:p>1.66536458333333</text:p>
              </table:table-cell>
              <table:table-cell office:value-type="float" office:value="1.49739583333333">
                <text:p>1.49739583333333</text:p>
              </table:table-cell>
              <table:table-cell office:value-type="float" office:value="1.29743303571429">
                <text:p>1.29743303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1472953216374">
                <text:p>1.21472953216374</text:p>
              </table:table-cell>
              <table:table-cell office:value-type="float" office:value="1.48519736842105">
                <text:p>1.48519736842105</text:p>
              </table:table-cell>
              <table:table-cell office:value-type="float" office:value="1.65551900584795">
                <text:p>1.65551900584795</text:p>
              </table:table-cell>
              <table:table-cell office:value-type="float" office:value="1.74031432748538">
                <text:p>1.74031432748538</text:p>
              </table:table-cell>
              <table:table-cell office:value-type="float" office:value="1.74853801169591">
                <text:p>1.74853801169591</text:p>
              </table:table-cell>
              <table:table-cell office:value-type="float" office:value="1.72459795321637">
                <text:p>1.72459795321637</text:p>
              </table:table-cell>
              <table:table-cell office:value-type="float" office:value="1.65880847953216">
                <text:p>1.65880847953216</text:p>
              </table:table-cell>
              <table:table-cell office:value-type="float" office:value="1.49561403508772">
                <text:p>1.49561403508772</text:p>
              </table:table-cell>
              <table:table-cell office:value-type="float" office:value="1.29276315789474">
                <text:p>1.292763157894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1246408045977">
                <text:p>1.21246408045977</text:p>
              </table:table-cell>
              <table:table-cell office:value-type="float" office:value="1.48006465517241">
                <text:p>1.48006465517241</text:p>
              </table:table-cell>
              <table:table-cell office:value-type="float" office:value="1.65337643678161">
                <text:p>1.65337643678161</text:p>
              </table:table-cell>
              <table:table-cell office:value-type="float" office:value="1.73922413793103">
                <text:p>1.73922413793103</text:p>
              </table:table-cell>
              <table:table-cell office:value-type="float" office:value="1.74586925287356">
                <text:p>1.74586925287356</text:p>
              </table:table-cell>
              <table:table-cell office:value-type="float" office:value="1.72216235632184">
                <text:p>1.72216235632184</text:p>
              </table:table-cell>
              <table:table-cell office:value-type="float" office:value="1.65068247126437">
                <text:p>1.65068247126437</text:p>
              </table:table-cell>
              <table:table-cell office:value-type="float" office:value="1.48940373563218">
                <text:p>1.48940373563218</text:p>
              </table:table-cell>
              <table:table-cell office:value-type="float" office:value="1.28807471264368">
                <text:p>1.288074712643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1733757062147">
                <text:p>1.21733757062147</text:p>
              </table:table-cell>
              <table:table-cell office:value-type="float" office:value="1.47863700564972">
                <text:p>1.47863700564972</text:p>
              </table:table-cell>
              <table:table-cell office:value-type="float" office:value="1.65360169491525">
                <text:p>1.65360169491525</text:p>
              </table:table-cell>
              <table:table-cell office:value-type="float" office:value="1.74011299435028">
                <text:p>1.74011299435028</text:p>
              </table:table-cell>
              <table:table-cell office:value-type="float" office:value="1.74646892655367">
                <text:p>1.74646892655367</text:p>
              </table:table-cell>
              <table:table-cell office:value-type="float" office:value="1.71892655367232">
                <text:p>1.71892655367232</text:p>
              </table:table-cell>
              <table:table-cell office:value-type="float" office:value="1.64106638418079">
                <text:p>1.64106638418079</text:p>
              </table:table-cell>
              <table:table-cell office:value-type="float" office:value="1.48552259887006">
                <text:p>1.48552259887006</text:p>
              </table:table-cell>
              <table:table-cell office:value-type="float" office:value="1.28195621468927">
                <text:p>1.281956214689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1163194444444">
                <text:p>1.21163194444444</text:p>
              </table:table-cell>
              <table:table-cell office:value-type="float" office:value="1.46684027777778">
                <text:p>1.46684027777778</text:p>
              </table:table-cell>
              <table:table-cell office:value-type="float" office:value="1.65399305555556">
                <text:p>1.65399305555556</text:p>
              </table:table-cell>
              <table:table-cell office:value-type="float" office:value="1.73697916666667">
                <text:p>1.73697916666667</text:p>
              </table:table-cell>
              <table:table-cell office:value-type="float" office:value="1.74739583333333">
                <text:p>1.74739583333333</text:p>
              </table:table-cell>
              <table:table-cell office:value-type="float" office:value="1.71197916666667">
                <text:p>1.71197916666667</text:p>
              </table:table-cell>
              <table:table-cell office:value-type="float" office:value="1.63524305555556">
                <text:p>1.63524305555556</text:p>
              </table:table-cell>
              <table:table-cell office:value-type="float" office:value="1.47986111111111">
                <text:p>1.47986111111111</text:p>
              </table:table-cell>
              <table:table-cell office:value-type="float" office:value="1.27586805555556">
                <text:p>1.275868055555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9928278688525">
                <text:p>1.19928278688525</text:p>
              </table:table-cell>
              <table:table-cell office:value-type="float" office:value="1.45713797814208">
                <text:p>1.45713797814208</text:p>
              </table:table-cell>
              <table:table-cell office:value-type="float" office:value="1.65437158469945">
                <text:p>1.65437158469945</text:p>
              </table:table-cell>
              <table:table-cell office:value-type="float" office:value="1.73206967213115">
                <text:p>1.73206967213115</text:p>
              </table:table-cell>
              <table:table-cell office:value-type="float" office:value="1.74419398907104">
                <text:p>1.74419398907104</text:p>
              </table:table-cell>
              <table:table-cell office:value-type="float" office:value="1.70765027322404">
                <text:p>1.70765027322404</text:p>
              </table:table-cell>
              <table:table-cell office:value-type="float" office:value="1.63302595628415">
                <text:p>1.63302595628415</text:p>
              </table:table-cell>
              <table:table-cell office:value-type="float" office:value="1.47438524590164">
                <text:p>1.47438524590164</text:p>
              </table:table-cell>
              <table:table-cell office:value-type="float" office:value="1.27373633879781">
                <text:p>1.27373633879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9237231182796">
                <text:p>1.19237231182796</text:p>
              </table:table-cell>
              <table:table-cell office:value-type="float" office:value="1.453125">
                <text:p>1.453125</text:p>
              </table:table-cell>
              <table:table-cell office:value-type="float" office:value="1.65473790322581">
                <text:p>1.65473790322581</text:p>
              </table:table-cell>
              <table:table-cell office:value-type="float" office:value="1.73118279569892">
                <text:p>1.73118279569892</text:p>
              </table:table-cell>
              <table:table-cell office:value-type="float" office:value="1.74126344086022">
                <text:p>1.74126344086022</text:p>
              </table:table-cell>
              <table:table-cell office:value-type="float" office:value="1.70329301075269">
                <text:p>1.70329301075269</text:p>
              </table:table-cell>
              <table:table-cell office:value-type="float" office:value="1.62584005376344">
                <text:p>1.62584005376344</text:p>
              </table:table-cell>
              <table:table-cell office:value-type="float" office:value="1.46908602150538">
                <text:p>1.46908602150538</text:p>
              </table:table-cell>
              <table:table-cell office:value-type="float" office:value="1.26814516129032">
                <text:p>1.268145161290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725529100529">
                <text:p>1.19725529100529</text:p>
              </table:table-cell>
              <table:table-cell office:value-type="float" office:value="1.46775793650794">
                <text:p>1.46775793650794</text:p>
              </table:table-cell>
              <table:table-cell office:value-type="float" office:value="1.65327380952381">
                <text:p>1.65327380952381</text:p>
              </table:table-cell>
              <table:table-cell office:value-type="float" office:value="1.73396164021164">
                <text:p>1.73396164021164</text:p>
              </table:table-cell>
              <table:table-cell office:value-type="float" office:value="1.73809523809524">
                <text:p>1.73809523809524</text:p>
              </table:table-cell>
              <table:table-cell office:value-type="float" office:value="1.70072751322751">
                <text:p>1.70072751322751</text:p>
              </table:table-cell>
              <table:table-cell office:value-type="float" office:value="1.62450396825397">
                <text:p>1.62450396825397</text:p>
              </table:table-cell>
              <table:table-cell office:value-type="float" office:value="1.46577380952381">
                <text:p>1.46577380952381</text:p>
              </table:table-cell>
              <table:table-cell office:value-type="float" office:value="1.25892857142857">
                <text:p>1.258928571428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8082682291667">
                <text:p>1.18082682291667</text:p>
              </table:table-cell>
              <table:table-cell office:value-type="float" office:value="1.46728515625">
                <text:p>1.46728515625</text:p>
              </table:table-cell>
              <table:table-cell office:value-type="float" office:value="1.65348307291667">
                <text:p>1.65348307291667</text:p>
              </table:table-cell>
              <table:table-cell office:value-type="float" office:value="1.73111979166667">
                <text:p>1.73111979166667</text:p>
              </table:table-cell>
              <table:table-cell office:value-type="float" office:value="1.73502604166667">
                <text:p>1.73502604166667</text:p>
              </table:table-cell>
              <table:table-cell office:value-type="float" office:value="1.6982421875">
                <text:p>1.6982421875</text:p>
              </table:table-cell>
              <table:table-cell office:value-type="float" office:value="1.62109375">
                <text:p>1.62109375</text:p>
              </table:table-cell>
              <table:table-cell office:value-type="float" office:value="1.46598307291667">
                <text:p>1.46598307291667</text:p>
              </table:table-cell>
              <table:table-cell office:value-type="float" office:value="1.25699869791667">
                <text:p>1.25699869791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9054487179487">
                <text:p>1.19054487179487</text:p>
              </table:table-cell>
              <table:table-cell office:value-type="float" office:value="1.45625">
                <text:p>1.45625</text:p>
              </table:table-cell>
              <table:table-cell office:value-type="float" office:value="1.64663461538462">
                <text:p>1.64663461538462</text:p>
              </table:table-cell>
              <table:table-cell office:value-type="float" office:value="1.72852564102564">
                <text:p>1.72852564102564</text:p>
              </table:table-cell>
              <table:table-cell office:value-type="float" office:value="1.73413461538462">
                <text:p>1.73413461538462</text:p>
              </table:table-cell>
              <table:table-cell office:value-type="float" office:value="1.69583333333333">
                <text:p>1.69583333333333</text:p>
              </table:table-cell>
              <table:table-cell office:value-type="float" office:value="1.6161858974359">
                <text:p>1.6161858974359</text:p>
              </table:table-cell>
              <table:table-cell office:value-type="float" office:value="1.45929487179487">
                <text:p>1.45929487179487</text:p>
              </table:table-cell>
              <table:table-cell office:value-type="float" office:value="1.25192307692308">
                <text:p>1.25192307692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7313762626263">
                <text:p>1.17313762626263</text:p>
              </table:table-cell>
              <table:table-cell office:value-type="float" office:value="1.45770202020202">
                <text:p>1.45770202020202</text:p>
              </table:table-cell>
              <table:table-cell office:value-type="float" office:value="1.64520202020202">
                <text:p>1.64520202020202</text:p>
              </table:table-cell>
              <table:table-cell office:value-type="float" office:value="1.7293244949495">
                <text:p>1.7293244949495</text:p>
              </table:table-cell>
              <table:table-cell office:value-type="float" office:value="1.7332702020202">
                <text:p>1.7332702020202</text:p>
              </table:table-cell>
              <table:table-cell office:value-type="float" office:value="1.69349747474747">
                <text:p>1.69349747474747</text:p>
              </table:table-cell>
              <table:table-cell office:value-type="float" office:value="1.61142676767677">
                <text:p>1.61142676767677</text:p>
              </table:table-cell>
              <table:table-cell office:value-type="float" office:value="1.45296717171717">
                <text:p>1.45296717171717</text:p>
              </table:table-cell>
              <table:table-cell office:value-type="float" office:value="1.25047348484848">
                <text:p>1.25047348484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7179726368159">
                <text:p>1.17179726368159</text:p>
              </table:table-cell>
              <table:table-cell office:value-type="float" office:value="1.45740049751244">
                <text:p>1.45740049751244</text:p>
              </table:table-cell>
              <table:table-cell office:value-type="float" office:value="1.64567786069652">
                <text:p>1.64567786069652</text:p>
              </table:table-cell>
              <table:table-cell office:value-type="float" office:value="1.72667910447761">
                <text:p>1.72667910447761</text:p>
              </table:table-cell>
              <table:table-cell office:value-type="float" office:value="1.73227611940299">
                <text:p>1.73227611940299</text:p>
              </table:table-cell>
              <table:table-cell office:value-type="float" office:value="1.68952114427861">
                <text:p>1.68952114427861</text:p>
              </table:table-cell>
              <table:table-cell office:value-type="float" office:value="1.60851990049751">
                <text:p>1.60851990049751</text:p>
              </table:table-cell>
              <table:table-cell office:value-type="float" office:value="1.44993781094527">
                <text:p>1.44993781094527</text:p>
              </table:table-cell>
              <table:table-cell office:value-type="float" office:value="1.24549129353234">
                <text:p>1.245491293532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7509191176471">
                <text:p>1.17509191176471</text:p>
              </table:table-cell>
              <table:table-cell office:value-type="float" office:value="1.46384803921569">
                <text:p>1.46384803921569</text:p>
              </table:table-cell>
              <table:table-cell office:value-type="float" office:value="1.64445465686275">
                <text:p>1.64445465686275</text:p>
              </table:table-cell>
              <table:table-cell office:value-type="float" office:value="1.72426470588235">
                <text:p>1.72426470588235</text:p>
              </table:table-cell>
              <table:table-cell office:value-type="float" office:value="1.72947303921569">
                <text:p>1.72947303921569</text:p>
              </table:table-cell>
              <table:table-cell office:value-type="float" office:value="1.6875">
                <text:p>1.6875</text:p>
              </table:table-cell>
              <table:table-cell office:value-type="float" office:value="1.60539215686275">
                <text:p>1.60539215686275</text:p>
              </table:table-cell>
              <table:table-cell office:value-type="float" office:value="1.44209558823529">
                <text:p>1.44209558823529</text:p>
              </table:table-cell>
              <table:table-cell office:value-type="float" office:value="1.2421875">
                <text:p>1.2421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6621376811594">
                <text:p>1.16621376811594</text:p>
              </table:table-cell>
              <table:table-cell office:value-type="float" office:value="1.46180555555556">
                <text:p>1.46180555555556</text:p>
              </table:table-cell>
              <table:table-cell office:value-type="float" office:value="1.64643719806763">
                <text:p>1.64643719806763</text:p>
              </table:table-cell>
              <table:table-cell office:value-type="float" office:value="1.72192028985507">
                <text:p>1.72192028985507</text:p>
              </table:table-cell>
              <table:table-cell office:value-type="float" office:value="1.73022342995169">
                <text:p>1.73022342995169</text:p>
              </table:table-cell>
              <table:table-cell office:value-type="float" office:value="1.68719806763285">
                <text:p>1.68719806763285</text:p>
              </table:table-cell>
              <table:table-cell office:value-type="float" office:value="1.60295893719807">
                <text:p>1.60295893719807</text:p>
              </table:table-cell>
              <table:table-cell office:value-type="float" office:value="1.43463164251208">
                <text:p>1.43463164251208</text:p>
              </table:table-cell>
              <table:table-cell office:value-type="float" office:value="1.23913043478261">
                <text:p>1.239130434782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6800595238095">
                <text:p>1.16800595238095</text:p>
              </table:table-cell>
              <table:table-cell office:value-type="float" office:value="1.45818452380952">
                <text:p>1.45818452380952</text:p>
              </table:table-cell>
              <table:table-cell office:value-type="float" office:value="1.646875">
                <text:p>1.646875</text:p>
              </table:table-cell>
              <table:table-cell office:value-type="float" office:value="1.72113095238095">
                <text:p>1.72113095238095</text:p>
              </table:table-cell>
              <table:table-cell office:value-type="float" office:value="1.72946428571429">
                <text:p>1.72946428571429</text:p>
              </table:table-cell>
              <table:table-cell office:value-type="float" office:value="1.68690476190476">
                <text:p>1.68690476190476</text:p>
              </table:table-cell>
              <table:table-cell office:value-type="float" office:value="1.59866071428571">
                <text:p>1.59866071428571</text:p>
              </table:table-cell>
              <table:table-cell office:value-type="float" office:value="1.43139880952381">
                <text:p>1.43139880952381</text:p>
              </table:table-cell>
              <table:table-cell office:value-type="float" office:value="1.23779761904762">
                <text:p>1.237797619047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6387910798122">
                <text:p>1.16387910798122</text:p>
              </table:table-cell>
              <table:table-cell office:value-type="float" office:value="1.45451877934272">
                <text:p>1.45451877934272</text:p>
              </table:table-cell>
              <table:table-cell office:value-type="float" office:value="1.64231220657277">
                <text:p>1.64231220657277</text:p>
              </table:table-cell>
              <table:table-cell office:value-type="float" office:value="1.72051056338028">
                <text:p>1.72051056338028</text:p>
              </table:table-cell>
              <table:table-cell office:value-type="float" office:value="1.72696596244131">
                <text:p>1.72696596244131</text:p>
              </table:table-cell>
              <table:table-cell office:value-type="float" office:value="1.68339201877934">
                <text:p>1.68339201877934</text:p>
              </table:table-cell>
              <table:table-cell office:value-type="float" office:value="1.59785798122066">
                <text:p>1.59785798122066</text:p>
              </table:table-cell>
              <table:table-cell office:value-type="float" office:value="1.42943075117371">
                <text:p>1.42943075117371</text:p>
              </table:table-cell>
              <table:table-cell office:value-type="float" office:value="1.23327464788732">
                <text:p>1.233274647887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